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officeooo:rsid="0028486b" style:text-blinking="false" fo:background-color="transparent" loext:char-shading-value="0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4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a xlink:type="simple" xlink:href="https://app.pluralsight.com/course-player?clipId=53c9ecda-722d-4cad-8a4f-5e9c0a9db0fc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53c9ecda-722d-4cad-8a4f-5e9c0a9db0fc&amp;startTime=4.34" office:target-frame-name="psplayer" xlink:show="replace" text:style-name="Internet_20_link" text:visited-style-name="Visited_20_Internet_20_Link"><text:span text:style-name="T11">Hi, my name's Mark Heath, and welcome to my course, Dapr 1 Fundamentals.</text:span></text:a><text:span text:style-name="T13"> </text:span><text:a xlink:type="simple" xlink:href="https://app.pluralsight.com/course-player?clipId=53c9ecda-722d-4cad-8a4f-5e9c0a9db0fc&amp;startTime=11.29" office:target-frame-name="psplayer" xlink:show="replace" text:style-name="Internet_20_link" text:visited-style-name="Visited_20_Internet_20_Link"><text:span text:style-name="T11">I'm a software architect working at NICE.</text:span></text:a><text:span text:style-name="T13"> </text:span><text:a xlink:type="simple" xlink:href="https://app.pluralsight.com/course-player?clipId=53c9ecda-722d-4cad-8a4f-5e9c0a9db0fc&amp;startTime=14.54" office:target-frame-name="psplayer" xlink:show="replace" text:style-name="Internet_20_link" text:visited-style-name="Visited_20_Internet_20_Link"><text:span text:style-name="T11">One of the things I really like about Dapr is that it has</text:span></text:a><text:span text:style-name="T13"> </text:span><text:a xlink:type="simple" xlink:href="https://app.pluralsight.com/course-player?clipId=53c9ecda-722d-4cad-8a4f-5e9c0a9db0fc&amp;startTime=18.4" office:target-frame-name="psplayer" xlink:show="replace" text:style-name="Internet_20_link" text:visited-style-name="Visited_20_Internet_20_Link"><text:span text:style-name="T11">the potential to greatly accelerate and simplify the</text:span></text:a><text:span text:style-name="T13"> </text:span><text:a xlink:type="simple" xlink:href="https://app.pluralsight.com/course-player?clipId=53c9ecda-722d-4cad-8a4f-5e9c0a9db0fc&amp;startTime=22.11" office:target-frame-name="psplayer" xlink:show="replace" text:style-name="Internet_20_link" text:visited-style-name="Visited_20_Internet_20_Link"><text:span text:style-name="T11">process of developing microservices.</text:span></text:a><text:span text:style-name="T13"> </text:span><text:a xlink:type="simple" xlink:href="https://app.pluralsight.com/course-player?clipId=53c9ecda-722d-4cad-8a4f-5e9c0a9db0fc&amp;startTime=25.61" office:target-frame-name="psplayer" xlink:show="replace" text:style-name="Internet_20_link" text:visited-style-name="Visited_20_Internet_20_Link"><text:span text:style-name="T11">In this course,</text:span></text:a><text:span text:style-name="T13"> </text:span><text:a xlink:type="simple" xlink:href="https://app.pluralsight.com/course-player?clipId=53c9ecda-722d-4cad-8a4f-5e9c0a9db0fc&amp;startTime=26.42" office:target-frame-name="psplayer" xlink:show="replace" text:style-name="Internet_20_link" text:visited-style-name="Visited_20_Internet_20_Link"><text:span text:style-name="T11">we're going to learn about several of the key</text:span></text:a><text:span text:style-name="T13"> </text:span><text:a xlink:type="simple" xlink:href="https://app.pluralsight.com/course-player?clipId=53c9ecda-722d-4cad-8a4f-5e9c0a9db0fc&amp;startTime=29.01" office:target-frame-name="psplayer" xlink:show="replace" text:style-name="Internet_20_link" text:visited-style-name="Visited_20_Internet_20_Link"><text:span text:style-name="T11">building blocks that Dapr provides.</text:span></text:a><text:span text:style-name="T13"> </text:span><text:a xlink:type="simple" xlink:href="https://app.pluralsight.com/course-player?clipId=53c9ecda-722d-4cad-8a4f-5e9c0a9db0fc&amp;startTime=31.94" office:target-frame-name="psplayer" xlink:show="replace" text:style-name="Internet_20_link" text:visited-style-name="Visited_20_Internet_20_Link"><text:span text:style-name="T11">We'll see how Dapr helps us with state management, service invocation,</text:span></text:a><text:span text:style-name="T13"> </text:span><text:a xlink:type="simple" xlink:href="https://app.pluralsight.com/course-player?clipId=53c9ecda-722d-4cad-8a4f-5e9c0a9db0fc&amp;startTime=36.94" office:target-frame-name="psplayer" xlink:show="replace" text:style-name="Internet_20_link" text:visited-style-name="Visited_20_Internet_20_Link"><text:span text:style-name="T11">pub sub messaging,</text:span></text:a><text:span text:style-name="T13"> </text:span><text:a xlink:type="simple" xlink:href="https://app.pluralsight.com/course-player?clipId=53c9ecda-722d-4cad-8a4f-5e9c0a9db0fc&amp;startTime=38.54" office:target-frame-name="psplayer" xlink:show="replace" text:style-name="Internet_20_link" text:visited-style-name="Visited_20_Internet_20_Link"><text:span text:style-name="T11">managing secrets, and dealing with the challenge of</text:span></text:a><text:span text:style-name="T13"> </text:span><text:a xlink:type="simple" xlink:href="https://app.pluralsight.com/course-player?clipId=53c9ecda-722d-4cad-8a4f-5e9c0a9db0fc&amp;startTime=41.96" office:target-frame-name="psplayer" xlink:show="replace" text:style-name="Internet_20_link" text:visited-style-name="Visited_20_Internet_20_Link"><text:span text:style-name="T11">observability in a microservices application.</text:span></text:a><text:span text:style-name="T13"> </text:span><text:a xlink:type="simple" xlink:href="https://app.pluralsight.com/course-player?clipId=53c9ecda-722d-4cad-8a4f-5e9c0a9db0fc&amp;startTime=46.44" office:target-frame-name="psplayer" xlink:show="replace" text:style-name="Internet_20_link" text:visited-style-name="Visited_20_Internet_20_Link"><text:span text:style-name="T11">By the end of this course,</text:span></text:a><text:span text:style-name="T13"> </text:span><text:a xlink:type="simple" xlink:href="https://app.pluralsight.com/course-player?clipId=53c9ecda-722d-4cad-8a4f-5e9c0a9db0fc&amp;startTime=47.65" office:target-frame-name="psplayer" xlink:show="replace" text:style-name="Internet_20_link" text:visited-style-name="Visited_20_Internet_20_Link"><text:span text:style-name="T11">you'll know how to add the Dapr building blocks to your own microservices.</text:span></text:a><text:span text:style-name="T13"> </text:span><text:a xlink:type="simple" xlink:href="https://app.pluralsight.com/course-player?clipId=53c9ecda-722d-4cad-8a4f-5e9c0a9db0fc&amp;startTime=52.84" office:target-frame-name="psplayer" xlink:show="replace" text:style-name="Internet_20_link" text:visited-style-name="Visited_20_Internet_20_Link"><text:span text:style-name="T11">As part of this course,</text:span></text:a><text:span text:style-name="T13"> </text:span><text:a xlink:type="simple" xlink:href="https://app.pluralsight.com/course-player?clipId=53c9ecda-722d-4cad-8a4f-5e9c0a9db0fc&amp;startTime=54.05" office:target-frame-name="psplayer" xlink:show="replace" text:style-name="Internet_20_link" text:visited-style-name="Visited_20_Internet_20_Link"><text:span text:style-name="T11">I'll be demonstrating how to install a Dapr application onto</text:span></text:a><text:span text:style-name="T13"> </text:span><text:a xlink:type="simple" xlink:href="https://app.pluralsight.com/course-player?clipId=53c9ecda-722d-4cad-8a4f-5e9c0a9db0fc&amp;startTime=58.3" office:target-frame-name="psplayer" xlink:show="replace" text:style-name="Internet_20_link" text:visited-style-name="Visited_20_Internet_20_Link"><text:span text:style-name="T11">Kubernetes, and so if you have some prior experience with</text:span></text:a><text:span text:style-name="T13"> </text:span><text:a xlink:type="simple" xlink:href="https://app.pluralsight.com/course-player?clipId=53c9ecda-722d-4cad-8a4f-5e9c0a9db0fc&amp;startTime=61.81" office:target-frame-name="psplayer" xlink:show="replace" text:style-name="Internet_20_link" text:visited-style-name="Visited_20_Internet_20_Link"><text:span text:style-name="T11">Kubernetes, that will be useful,</text:span></text:a><text:span text:style-name="T13"> </text:span><text:a xlink:type="simple" xlink:href="https://app.pluralsight.com/course-player?clipId=53c9ecda-722d-4cad-8a4f-5e9c0a9db0fc&amp;startTime=64.54" office:target-frame-name="psplayer" xlink:show="replace" text:style-name="Internet_20_link" text:visited-style-name="Visited_20_Internet_20_Link"><text:span text:style-name="T11">but I'll also be showing you how to use Dapr without Kubernetes. I</text:span></text:a><text:span text:style-name="T13"> </text:span><text:a xlink:type="simple" xlink:href="https://app.pluralsight.com/course-player?clipId=53c9ecda-722d-4cad-8a4f-5e9c0a9db0fc&amp;startTime=69.57" office:target-frame-name="psplayer" xlink:show="replace" text:style-name="Internet_20_link" text:visited-style-name="Visited_20_Internet_20_Link"><text:span text:style-name="T11">hope you'll join me in this journey to learn about Dapr with the Dapr 1 Fundamentals course, here at Pluralsight.</text:span></text:a></text:p>
      <text:h text:style-name="P1" text:outline-level="2"><text:a xlink:type="simple" xlink:href="https://app.pluralsight.com/course-player?clipId=a59cd054-bfc0-4792-87dc-48a95bf48c07" office:target-frame-name="psplayer" xlink:show="replace" text:style-name="Internet_20_link" text:visited-style-name="Visited_20_Internet_20_Link"><text:span text:style-name="T11">Getting Started with Dapr</text:span></text:a></text:h>
      <text:h text:style-name="P2" text:outline-level="3"><text:a xlink:type="simple" xlink:href="https://app.pluralsight.com/course-player?clipId=a59cd054-bfc0-4792-87dc-48a95bf48c07" office:target-frame-name="psplayer" xlink:show="replace" text:style-name="Internet_20_link" text:visited-style-name="Visited_20_Internet_20_Link"><text:span text:style-name="T11">Course Introduction</text:span></text:a></text:h>
      <text:p text:style-name="P5"><text:a xlink:type="simple" xlink:href="https://app.pluralsight.com/course-player?clipId=a59cd054-bfc0-4792-87dc-48a95bf48c07&amp;startTime=1.14" office:target-frame-name="psplayer" xlink:show="replace" text:style-name="Internet_20_link" text:visited-style-name="Visited_20_Internet_20_Link"><text:span text:style-name="T11">Hi, my name's Mark Heath, and welcome to the Dapr 1 Fundamentals course.</text:span></text:a><text:span text:style-name="T13"> </text:span><text:a xlink:type="simple" xlink:href="https://app.pluralsight.com/course-player?clipId=a59cd054-bfc0-4792-87dc-48a95bf48c07&amp;startTime=6.39" office:target-frame-name="psplayer" xlink:show="replace" text:style-name="Internet_20_link" text:visited-style-name="Visited_20_Internet_20_Link"><text:span text:style-name="T11">In this course,</text:span></text:a><text:span text:style-name="T13"> </text:span><text:a xlink:type="simple" xlink:href="https://app.pluralsight.com/course-player?clipId=a59cd054-bfc0-4792-87dc-48a95bf48c07&amp;startTime=7.7" office:target-frame-name="psplayer" xlink:show="replace" text:style-name="Internet_20_link" text:visited-style-name="Visited_20_Internet_20_Link"><text:span text:style-name="T11">we'll learn about how Dapr can help us to build distributed applications.</text:span></text:a><text:span text:style-name="T13"> </text:span><text:a xlink:type="simple" xlink:href="https://app.pluralsight.com/course-player?clipId=a59cd054-bfc0-4792-87dc-48a95bf48c07&amp;startTime=13.32" office:target-frame-name="psplayer" xlink:show="replace" text:style-name="Internet_20_link" text:visited-style-name="Visited_20_Internet_20_Link"><text:span text:style-name="T11">Over recent years,</text:span></text:a><text:span text:style-name="T13"> </text:span><text:a xlink:type="simple" xlink:href="https://app.pluralsight.com/course-player?clipId=a59cd054-bfc0-4792-87dc-48a95bf48c07&amp;startTime=15.25" office:target-frame-name="psplayer" xlink:show="replace" text:style-name="Internet_20_link" text:visited-style-name="Visited_20_Internet_20_Link"><text:span text:style-name="T11">microservice architectures have established themselves as one of</text:span></text:a><text:span text:style-name="T13"> </text:span><text:a xlink:type="simple" xlink:href="https://app.pluralsight.com/course-player?clipId=a59cd054-bfc0-4792-87dc-48a95bf48c07&amp;startTime=19.63" office:target-frame-name="psplayer" xlink:show="replace" text:style-name="Internet_20_link" text:visited-style-name="Visited_20_Internet_20_Link"><text:span text:style-name="T11">the primary approaches to building modern,</text:span></text:a><text:span text:style-name="T13"> </text:span><text:a xlink:type="simple" xlink:href="https://app.pluralsight.com/course-player?clipId=a59cd054-bfc0-4792-87dc-48a95bf48c07&amp;startTime=22.85" office:target-frame-name="psplayer" xlink:show="replace" text:style-name="Internet_20_link" text:visited-style-name="Visited_20_Internet_20_Link"><text:span text:style-name="T11">scalable, cloud‑native applications.</text:span></text:a><text:span text:style-name="T13"> </text:span><text:a xlink:type="simple" xlink:href="https://app.pluralsight.com/course-player?clipId=a59cd054-bfc0-4792-87dc-48a95bf48c07&amp;startTime=26.24" office:target-frame-name="psplayer" xlink:show="replace" text:style-name="Internet_20_link" text:visited-style-name="Visited_20_Internet_20_Link"><text:span text:style-name="T11">They provide an elegant solution to the problems of scale and maintainability</text:span></text:a><text:span text:style-name="T13"> </text:span><text:a xlink:type="simple" xlink:href="https://app.pluralsight.com/course-player?clipId=a59cd054-bfc0-4792-87dc-48a95bf48c07&amp;startTime=30.78" office:target-frame-name="psplayer" xlink:show="replace" text:style-name="Internet_20_link" text:visited-style-name="Visited_20_Internet_20_Link"><text:span text:style-name="T11">that a more traditional monolithic architecture can run into.</text:span></text:a><text:span text:style-name="T13"> </text:span><text:a xlink:type="simple" xlink:href="https://app.pluralsight.com/course-player?clipId=a59cd054-bfc0-4792-87dc-48a95bf48c07&amp;startTime=35.94" office:target-frame-name="psplayer" xlink:show="replace" text:style-name="Internet_20_link" text:visited-style-name="Visited_20_Internet_20_Link"><text:span text:style-name="T11">But adopting microservices comes with some considerable challenges,</text:span></text:a><text:span text:style-name="T13"> </text:span><text:a xlink:type="simple" xlink:href="https://app.pluralsight.com/course-player?clipId=a59cd054-bfc0-4792-87dc-48a95bf48c07&amp;startTime=40.24" office:target-frame-name="psplayer" xlink:show="replace" text:style-name="Internet_20_link" text:visited-style-name="Visited_20_Internet_20_Link"><text:span text:style-name="T11">as there's a lot of capabilities and infrastructure requirements</text:span></text:a><text:span text:style-name="T13"> </text:span><text:a xlink:type="simple" xlink:href="https://app.pluralsight.com/course-player?clipId=a59cd054-bfc0-4792-87dc-48a95bf48c07&amp;startTime=44.79" office:target-frame-name="psplayer" xlink:show="replace" text:style-name="Internet_20_link" text:visited-style-name="Visited_20_Internet_20_Link"><text:span text:style-name="T11">that you're going to need to implement in order to successfully</text:span></text:a><text:span text:style-name="T13"> </text:span><text:a xlink:type="simple" xlink:href="https://app.pluralsight.com/course-player?clipId=a59cd054-bfc0-4792-87dc-48a95bf48c07&amp;startTime=48.14" office:target-frame-name="psplayer" xlink:show="replace" text:style-name="Internet_20_link" text:visited-style-name="Visited_20_Internet_20_Link"><text:span text:style-name="T11">build and run a microservices application.</text:span></text:a><text:span text:style-name="T13"> </text:span><text:a xlink:type="simple" xlink:href="https://app.pluralsight.com/course-player?clipId=a59cd054-bfc0-4792-87dc-48a95bf48c07&amp;startTime=52.24" office:target-frame-name="psplayer" xlink:show="replace" text:style-name="Internet_20_link" text:visited-style-name="Visited_20_Internet_20_Link"><text:span text:style-name="T11">And although there are many excellent existing runtimes and</text:span></text:a><text:span text:style-name="T13"> </text:span><text:a xlink:type="simple" xlink:href="https://app.pluralsight.com/course-player?clipId=a59cd054-bfc0-4792-87dc-48a95bf48c07&amp;startTime=55.94" office:target-frame-name="psplayer" xlink:show="replace" text:style-name="Internet_20_link" text:visited-style-name="Visited_20_Internet_20_Link"><text:span text:style-name="T11">frameworks specifically designed to help simplify the</text:span></text:a><text:span text:style-name="T13"> </text:span><text:a xlink:type="simple" xlink:href="https://app.pluralsight.com/course-player?clipId=a59cd054-bfc0-4792-87dc-48a95bf48c07&amp;startTime=59.62" office:target-frame-name="psplayer" xlink:show="replace" text:style-name="Internet_20_link" text:visited-style-name="Visited_20_Internet_20_Link"><text:span text:style-name="T11">process of microservice development,</text:span></text:a><text:span text:style-name="T13"> </text:span><text:a xlink:type="simple" xlink:href="https://app.pluralsight.com/course-player?clipId=a59cd054-bfc0-4792-87dc-48a95bf48c07&amp;startTime=62.64" office:target-frame-name="psplayer" xlink:show="replace" text:style-name="Internet_20_link" text:visited-style-name="Visited_20_Internet_20_Link"><text:span text:style-name="T11">there's still plenty of room for improvement.</text:span></text:a><text:span text:style-name="T13"> </text:span><text:a xlink:type="simple" xlink:href="https://app.pluralsight.com/course-player?clipId=a59cd054-bfc0-4792-87dc-48a95bf48c07&amp;startTime=65.43" office:target-frame-name="psplayer" xlink:show="replace" text:style-name="Internet_20_link" text:visited-style-name="Visited_20_Internet_20_Link"><text:span text:style-name="T11">And that's where Dapr comes in.</text:span></text:a><text:span text:style-name="T13"> </text:span><text:a xlink:type="simple" xlink:href="https://app.pluralsight.com/course-player?clipId=a59cd054-bfc0-4792-87dc-48a95bf48c07&amp;startTime=68.54" office:target-frame-name="psplayer" xlink:show="replace" text:style-name="Internet_20_link" text:visited-style-name="Visited_20_Internet_20_Link"><text:span text:style-name="T11">Dapr is an abbreviation of the phrase distributed application runtime,</text:span></text:a><text:span text:style-name="T13"> </text:span><text:a xlink:type="simple" xlink:href="https://app.pluralsight.com/course-player?clipId=a59cd054-bfc0-4792-87dc-48a95bf48c07&amp;startTime=73.71" office:target-frame-name="psplayer" xlink:show="replace" text:style-name="Internet_20_link" text:visited-style-name="Visited_20_Internet_20_Link"><text:span text:style-name="T11">and it takes an innovative approach to provide many of the building blocks</text:span></text:a><text:span text:style-name="T13"> </text:span><text:a xlink:type="simple" xlink:href="https://app.pluralsight.com/course-player?clipId=a59cd054-bfc0-4792-87dc-48a95bf48c07&amp;startTime=78.84" office:target-frame-name="psplayer" xlink:show="replace" text:style-name="Internet_20_link" text:visited-style-name="Visited_20_Internet_20_Link"><text:span text:style-name="T11">that you need to create a microservices application.</text:span></text:a><text:span text:style-name="T13"> </text:span><text:a xlink:type="simple" xlink:href="https://app.pluralsight.com/course-player?clipId=a59cd054-bfc0-4792-87dc-48a95bf48c07&amp;startTime=82.59" office:target-frame-name="psplayer" xlink:show="replace" text:style-name="Internet_20_link" text:visited-style-name="Visited_20_Internet_20_Link"><text:span text:style-name="T11">On its official website, which you can find at dapr.io,</text:span></text:a><text:span text:style-name="T13"> </text:span><text:a xlink:type="simple" xlink:href="https://app.pluralsight.com/course-player?clipId=a59cd054-bfc0-4792-87dc-48a95bf48c07&amp;startTime=87.94" office:target-frame-name="psplayer" xlink:show="replace" text:style-name="Internet_20_link" text:visited-style-name="Visited_20_Internet_20_Link"><text:span text:style-name="T11">Dapr describes itself as "APIs for building portable and reliable</text:span></text:a><text:span text:style-name="T13"> </text:span><text:a xlink:type="simple" xlink:href="https://app.pluralsight.com/course-player?clipId=a59cd054-bfc0-4792-87dc-48a95bf48c07&amp;startTime=94.02" office:target-frame-name="psplayer" xlink:show="replace" text:style-name="Internet_20_link" text:visited-style-name="Visited_20_Internet_20_Link"><text:span text:style-name="T11">microservices." Dapr isn't intended as a replacement for other</text:span></text:a><text:span text:style-name="T13"> </text:span><text:a xlink:type="simple" xlink:href="https://app.pluralsight.com/course-player?clipId=a59cd054-bfc0-4792-87dc-48a95bf48c07&amp;startTime=99.02" office:target-frame-name="psplayer" xlink:show="replace" text:style-name="Internet_20_link" text:visited-style-name="Visited_20_Internet_20_Link"><text:span text:style-name="T11">frameworks and runtimes that you might already be using.</text:span></text:a><text:span text:style-name="T13"> </text:span><text:a xlink:type="simple" xlink:href="https://app.pluralsight.com/course-player?clipId=a59cd054-bfc0-4792-87dc-48a95bf48c07&amp;startTime=102.78" office:target-frame-name="psplayer" xlink:show="replace" text:style-name="Internet_20_link" text:visited-style-name="Visited_20_Internet_20_Link"><text:span text:style-name="T11">In fact, it can work well alongside them.</text:span></text:a><text:span text:style-name="T13"> </text:span><text:a xlink:type="simple" xlink:href="https://app.pluralsight.com/course-player?clipId=a59cd054-bfc0-4792-87dc-48a95bf48c07&amp;startTime=105.78" office:target-frame-name="psplayer" xlink:show="replace" text:style-name="Internet_20_link" text:visited-style-name="Visited_20_Internet_20_Link"><text:span text:style-name="T11">And Dapr is not language specific, so whatever programming language you use,</text:span></text:a><text:span text:style-name="T13"> </text:span><text:a xlink:type="simple" xlink:href="https://app.pluralsight.com/course-player?clipId=a59cd054-bfc0-4792-87dc-48a95bf48c07&amp;startTime=111.69" office:target-frame-name="psplayer" xlink:show="replace" text:style-name="Internet_20_link" text:visited-style-name="Visited_20_Internet_20_Link"><text:span text:style-name="T11">you can make use of Dapr.</text:span></text:a><text:span text:style-name="T13"> </text:span><text:a xlink:type="simple" xlink:href="https://app.pluralsight.com/course-player?clipId=a59cd054-bfc0-4792-87dc-48a95bf48c07&amp;startTime=113.78" office:target-frame-name="psplayer" xlink:show="replace" text:style-name="Internet_20_link" text:visited-style-name="Visited_20_Internet_20_Link"><text:span text:style-name="T11">In this course, I will be using C#, which is the language I'm most familiar with,</text:span></text:a><text:span text:style-name="T13"> </text:span><text:a xlink:type="simple" xlink:href="https://app.pluralsight.com/course-player?clipId=a59cd054-bfc0-4792-87dc-48a95bf48c07&amp;startTime=119.84" office:target-frame-name="psplayer" xlink:show="replace" text:style-name="Internet_20_link" text:visited-style-name="Visited_20_Internet_20_Link"><text:span text:style-name="T11">but we're going to be mostly focusing on the capabilities of</text:span></text:a><text:span text:style-name="T13"> </text:span><text:a xlink:type="simple" xlink:href="https://app.pluralsight.com/course-player?clipId=a59cd054-bfc0-4792-87dc-48a95bf48c07&amp;startTime=122.81" office:target-frame-name="psplayer" xlink:show="replace" text:style-name="Internet_20_link" text:visited-style-name="Visited_20_Internet_20_Link"><text:span text:style-name="T11">Dapr that you can apply to any language.</text:span></text:a><text:span text:style-name="T13"> </text:span><text:a xlink:type="simple" xlink:href="https://app.pluralsight.com/course-player?clipId=a59cd054-bfc0-4792-87dc-48a95bf48c07&amp;startTime=126.54" office:target-frame-name="psplayer" xlink:show="replace" text:style-name="Internet_20_link" text:visited-style-name="Visited_20_Internet_20_Link"><text:span text:style-name="T11">Now,</text:span></text:a><text:span text:style-name="T13"> </text:span><text:a xlink:type="simple" xlink:href="https://app.pluralsight.com/course-player?clipId=a59cd054-bfc0-4792-87dc-48a95bf48c07&amp;startTime=126.92" office:target-frame-name="psplayer" xlink:show="replace" text:style-name="Internet_20_link" text:visited-style-name="Visited_20_Internet_20_Link"><text:span text:style-name="T11">I'm not going to spend any time in this course</text:span></text:a><text:span text:style-name="T13"> </text:span><text:a xlink:type="simple" xlink:href="https://app.pluralsight.com/course-player?clipId=a59cd054-bfc0-4792-87dc-48a95bf48c07&amp;startTime=129.25" office:target-frame-name="psplayer" xlink:show="replace" text:style-name="Internet_20_link" text:visited-style-name="Visited_20_Internet_20_Link"><text:span text:style-name="T11">arguing for why you should use Dapr,</text:span></text:a><text:span text:style-name="T13"> </text:span><text:a xlink:type="simple" xlink:href="https://app.pluralsight.com/course-player?clipId=a59cd054-bfc0-4792-87dc-48a95bf48c07&amp;startTime=132.44" office:target-frame-name="psplayer" xlink:show="replace" text:style-name="Internet_20_link" text:visited-style-name="Visited_20_Internet_20_Link"><text:span text:style-name="T11">and that's because there's also a Dapr 1 big picture course here</text:span></text:a><text:span text:style-name="T13"> </text:span><text:a xlink:type="simple" xlink:href="https://app.pluralsight.com/course-player?clipId=a59cd054-bfc0-4792-87dc-48a95bf48c07&amp;startTime=136.59" office:target-frame-name="psplayer" xlink:show="replace" text:style-name="Internet_20_link" text:visited-style-name="Visited_20_Internet_20_Link"><text:span text:style-name="T11">on Pluralsight that gives a high‑level introduction to what Dapr</text:span></text:a><text:span text:style-name="T13"> </text:span><text:a xlink:type="simple" xlink:href="https://app.pluralsight.com/course-player?clipId=a59cd054-bfc0-4792-87dc-48a95bf48c07&amp;startTime=140.86" office:target-frame-name="psplayer" xlink:show="replace" text:style-name="Internet_20_link" text:visited-style-name="Visited_20_Internet_20_Link"><text:span text:style-name="T11">is and why you want to use it.</text:span></text:a><text:span text:style-name="T13"> </text:span><text:a xlink:type="simple" xlink:href="https://app.pluralsight.com/course-player?clipId=a59cd054-bfc0-4792-87dc-48a95bf48c07&amp;startTime=143.94" office:target-frame-name="psplayer" xlink:show="replace" text:style-name="Internet_20_link" text:visited-style-name="Visited_20_Internet_20_Link"><text:span text:style-name="T11">And I can highly recommend that you watch that course in order to</text:span></text:a><text:span text:style-name="T13"> </text:span><text:a xlink:type="simple" xlink:href="https://app.pluralsight.com/course-player?clipId=a59cd054-bfc0-4792-87dc-48a95bf48c07&amp;startTime=147.04" office:target-frame-name="psplayer" xlink:show="replace" text:style-name="Internet_20_link" text:visited-style-name="Visited_20_Internet_20_Link"><text:span text:style-name="T11">get the background that you need to fully understand everything</text:span></text:a><text:span text:style-name="T13"> </text:span><text:a xlink:type="simple" xlink:href="https://app.pluralsight.com/course-player?clipId=a59cd054-bfc0-4792-87dc-48a95bf48c07&amp;startTime=150.3" office:target-frame-name="psplayer" xlink:show="replace" text:style-name="Internet_20_link" text:visited-style-name="Visited_20_Internet_20_Link"><text:span text:style-name="T11">that we'll be doing in this course.</text:span></text:a><text:span text:style-name="T13"> </text:span><text:a xlink:type="simple" xlink:href="https://app.pluralsight.com/course-player?clipId=a59cd054-bfc0-4792-87dc-48a95bf48c07&amp;startTime=153.24" office:target-frame-name="psplayer" xlink:show="replace" text:style-name="Internet_20_link" text:visited-style-name="Visited_20_Internet_20_Link"><text:span text:style-name="T11">But I also think that the demos you're going to see in</text:span></text:a><text:span text:style-name="T13"> </text:span><text:a xlink:type="simple" xlink:href="https://app.pluralsight.com/course-player?clipId=a59cd054-bfc0-4792-87dc-48a95bf48c07&amp;startTime=155.77" office:target-frame-name="psplayer" xlink:show="replace" text:style-name="Internet_20_link" text:visited-style-name="Visited_20_Internet_20_Link"><text:span text:style-name="T11">this course will speak for themselves, and as you see Dapr in action,</text:span></text:a><text:span text:style-name="T13"> </text:span><text:a xlink:type="simple" xlink:href="https://app.pluralsight.com/course-player?clipId=a59cd054-bfc0-4792-87dc-48a95bf48c07&amp;startTime=160.3" office:target-frame-name="psplayer" xlink:show="replace" text:style-name="Internet_20_link" text:visited-style-name="Visited_20_Internet_20_Link"><text:span text:style-name="T11">you'll begin to understand the value that it could add to</text:span></text:a><text:span text:style-name="T13"> </text:span><text:a xlink:type="simple" xlink:href="https://app.pluralsight.com/course-player?clipId=a59cd054-bfc0-4792-87dc-48a95bf48c07&amp;startTime=163.49" office:target-frame-name="psplayer" xlink:show="replace" text:style-name="Internet_20_link" text:visited-style-name="Visited_20_Internet_20_Link"><text:span text:style-name="T11">your own microservice applications.</text:span></text:a><text:span text:style-name="T13"> </text:span><text:a xlink:type="simple" xlink:href="https://app.pluralsight.com/course-player?clipId=a59cd054-bfc0-4792-87dc-48a95bf48c07&amp;startTime=165.8" office:target-frame-name="psplayer" xlink:show="replace" text:style-name="Internet_20_link" text:visited-style-name="Visited_20_Internet_20_Link"><text:span text:style-name="T11">In this module, you'll learn how to get started with Dapr.</text:span></text:a><text:span text:style-name="T13"> </text:span><text:a xlink:type="simple" xlink:href="https://app.pluralsight.com/course-player?clipId=a59cd054-bfc0-4792-87dc-48a95bf48c07&amp;startTime=170.43" office:target-frame-name="psplayer" xlink:show="replace" text:style-name="Internet_20_link" text:visited-style-name="Visited_20_Internet_20_Link"><text:span text:style-name="T11">At its heart,</text:span></text:a><text:span text:style-name="T13"> </text:span><text:a xlink:type="simple" xlink:href="https://app.pluralsight.com/course-player?clipId=a59cd054-bfc0-4792-87dc-48a95bf48c07&amp;startTime=171.87" office:target-frame-name="psplayer" xlink:show="replace" text:style-name="Internet_20_link" text:visited-style-name="Visited_20_Internet_20_Link"><text:span text:style-name="T11">Dapr is a collection of building blocks that help you</text:span></text:a><text:span text:style-name="T13"> </text:span><text:a xlink:type="simple" xlink:href="https://app.pluralsight.com/course-player?clipId=a59cd054-bfc0-4792-87dc-48a95bf48c07&amp;startTime=175.5" office:target-frame-name="psplayer" xlink:show="replace" text:style-name="Internet_20_link" text:visited-style-name="Visited_20_Internet_20_Link"><text:span text:style-name="T11">to build distributed applications,</text:span></text:a><text:span text:style-name="T13"> </text:span><text:a xlink:type="simple" xlink:href="https://app.pluralsight.com/course-player?clipId=a59cd054-bfc0-4792-87dc-48a95bf48c07&amp;startTime=177.79" office:target-frame-name="psplayer" xlink:show="replace" text:style-name="Internet_20_link" text:visited-style-name="Visited_20_Internet_20_Link"><text:span text:style-name="T11">and Dapr makes </text:span></text:a><text:soft-page-break/><text:a xlink:type="simple" xlink:href="https://app.pluralsight.com/course-player?clipId=a59cd054-bfc0-4792-87dc-48a95bf48c07&amp;startTime=177.79" office:target-frame-name="psplayer" xlink:show="replace" text:style-name="Internet_20_link" text:visited-style-name="Visited_20_Internet_20_Link"><text:span text:style-name="T11">use of what it calls sidecars to implement those building blocks.</text:span></text:a><text:span text:style-name="T13"> </text:span><text:a xlink:type="simple" xlink:href="https://app.pluralsight.com/course-player?clipId=a59cd054-bfc0-4792-87dc-48a95bf48c07&amp;startTime=184.24" office:target-frame-name="psplayer" xlink:show="replace" text:style-name="Internet_20_link" text:visited-style-name="Visited_20_Internet_20_Link"><text:span text:style-name="T11">So I'll explain what Dapr sidecars are,</text:span></text:a><text:span text:style-name="T13"> </text:span><text:a xlink:type="simple" xlink:href="https://app.pluralsight.com/course-player?clipId=a59cd054-bfc0-4792-87dc-48a95bf48c07&amp;startTime=186.88" office:target-frame-name="psplayer" xlink:show="replace" text:style-name="Internet_20_link" text:visited-style-name="Visited_20_Internet_20_Link"><text:span text:style-name="T11">and we'll also learn about the two modes in which Dapr can run in,</text:span></text:a><text:span text:style-name="T13"> </text:span><text:a xlink:type="simple" xlink:href="https://app.pluralsight.com/course-player?clipId=a59cd054-bfc0-4792-87dc-48a95bf48c07&amp;startTime=191.24" office:target-frame-name="psplayer" xlink:show="replace" text:style-name="Internet_20_link" text:visited-style-name="Visited_20_Internet_20_Link"><text:span text:style-name="T11">self‑hosted and Kubernetes, both of which we'll be using in this course.</text:span></text:a><text:span text:style-name="T13"> </text:span><text:a xlink:type="simple" xlink:href="https://app.pluralsight.com/course-player?clipId=a59cd054-bfc0-4792-87dc-48a95bf48c07&amp;startTime=196.63" office:target-frame-name="psplayer" xlink:show="replace" text:style-name="Internet_20_link" text:visited-style-name="Visited_20_Internet_20_Link"><text:span text:style-name="T11">I'll also show you how to install the Dapr CLI and the Dapr</text:span></text:a><text:span text:style-name="T13"> </text:span><text:a xlink:type="simple" xlink:href="https://app.pluralsight.com/course-player?clipId=a59cd054-bfc0-4792-87dc-48a95bf48c07&amp;startTime=201.62" office:target-frame-name="psplayer" xlink:show="replace" text:style-name="Internet_20_link" text:visited-style-name="Visited_20_Internet_20_Link"><text:span text:style-name="T11">runtime, and you'll want to do this if you're planning to</text:span></text:a><text:span text:style-name="T13"> </text:span><text:a xlink:type="simple" xlink:href="https://app.pluralsight.com/course-player?clipId=a59cd054-bfc0-4792-87dc-48a95bf48c07&amp;startTime=204.44" office:target-frame-name="psplayer" xlink:show="replace" text:style-name="Internet_20_link" text:visited-style-name="Visited_20_Internet_20_Link"><text:span text:style-name="T11">follow along with the demos. And finally,</text:span></text:a><text:span text:style-name="T13"> </text:span><text:a xlink:type="simple" xlink:href="https://app.pluralsight.com/course-player?clipId=a59cd054-bfc0-4792-87dc-48a95bf48c07&amp;startTime=207.58" office:target-frame-name="psplayer" xlink:show="replace" text:style-name="Internet_20_link" text:visited-style-name="Visited_20_Internet_20_Link"><text:span text:style-name="T11">I'll introduce you to the GloboTicket demo application,</text:span></text:a><text:span text:style-name="T13"> </text:span><text:a xlink:type="simple" xlink:href="https://app.pluralsight.com/course-player?clipId=a59cd054-bfc0-4792-87dc-48a95bf48c07&amp;startTime=211.25" office:target-frame-name="psplayer" xlink:show="replace" text:style-name="Internet_20_link" text:visited-style-name="Visited_20_Internet_20_Link"><text:span text:style-name="T11">which we're going to be using to illustrate the benefits of</text:span></text:a><text:span text:style-name="T13"> </text:span><text:a xlink:type="simple" xlink:href="https://app.pluralsight.com/course-player?clipId=a59cd054-bfc0-4792-87dc-48a95bf48c07&amp;startTime=214.5" office:target-frame-name="psplayer" xlink:show="replace" text:style-name="Internet_20_link" text:visited-style-name="Visited_20_Internet_20_Link"><text:span text:style-name="T11">using Dapr in a microservices application.</text:span></text:a><text:span text:style-name="T13"> </text:span><text:a xlink:type="simple" xlink:href="https://app.pluralsight.com/course-player?clipId=a59cd054-bfc0-4792-87dc-48a95bf48c07&amp;startTime=218.44" office:target-frame-name="psplayer" xlink:show="replace" text:style-name="Internet_20_link" text:visited-style-name="Visited_20_Internet_20_Link"><text:span text:style-name="T11">Later on in the rest of this course,</text:span></text:a><text:span text:style-name="T13"> </text:span><text:a xlink:type="simple" xlink:href="https://app.pluralsight.com/course-player?clipId=a59cd054-bfc0-4792-87dc-48a95bf48c07&amp;startTime=220.56" office:target-frame-name="psplayer" xlink:show="replace" text:style-name="Internet_20_link" text:visited-style-name="Visited_20_Internet_20_Link"><text:span text:style-name="T11">we're going to be making use of several of the Dapr building</text:span></text:a><text:span text:style-name="T13"> </text:span><text:a xlink:type="simple" xlink:href="https://app.pluralsight.com/course-player?clipId=a59cd054-bfc0-4792-87dc-48a95bf48c07&amp;startTime=223.7" office:target-frame-name="psplayer" xlink:show="replace" text:style-name="Internet_20_link" text:visited-style-name="Visited_20_Internet_20_Link"><text:span text:style-name="T11">blocks within our GloboTicket demo application.</text:span></text:a><text:span text:style-name="T13"> </text:span><text:a xlink:type="simple" xlink:href="https://app.pluralsight.com/course-player?clipId=a59cd054-bfc0-4792-87dc-48a95bf48c07&amp;startTime=227.84" office:target-frame-name="psplayer" xlink:show="replace" text:style-name="Internet_20_link" text:visited-style-name="Visited_20_Internet_20_Link"><text:span text:style-name="T11">We'll see how to store state, how to perform service‑to‑service invocation,</text:span></text:a><text:span text:style-name="T13"> </text:span><text:a xlink:type="simple" xlink:href="https://app.pluralsight.com/course-player?clipId=a59cd054-bfc0-4792-87dc-48a95bf48c07&amp;startTime=233.64" office:target-frame-name="psplayer" xlink:show="replace" text:style-name="Internet_20_link" text:visited-style-name="Visited_20_Internet_20_Link"><text:span text:style-name="T11">how to communicate asynchronously with pub‑sub messaging,</text:span></text:a><text:span text:style-name="T13"> </text:span><text:a xlink:type="simple" xlink:href="https://app.pluralsight.com/course-player?clipId=a59cd054-bfc0-4792-87dc-48a95bf48c07&amp;startTime=237.84" office:target-frame-name="psplayer" xlink:show="replace" text:style-name="Internet_20_link" text:visited-style-name="Visited_20_Internet_20_Link"><text:span text:style-name="T11">how to access secrets securely, how bindings can simplify integration with</text:span></text:a><text:span text:style-name="T13"> </text:span><text:a xlink:type="simple" xlink:href="https://app.pluralsight.com/course-player?clipId=a59cd054-bfc0-4792-87dc-48a95bf48c07&amp;startTime=243.23" office:target-frame-name="psplayer" xlink:show="replace" text:style-name="Internet_20_link" text:visited-style-name="Visited_20_Internet_20_Link"><text:span text:style-name="T11">external services, and how the observability capabilities that are built</text:span></text:a><text:span text:style-name="T13"> </text:span><text:a xlink:type="simple" xlink:href="https://app.pluralsight.com/course-player?clipId=a59cd054-bfc0-4792-87dc-48a95bf48c07&amp;startTime=248.35" office:target-frame-name="psplayer" xlink:show="replace" text:style-name="Internet_20_link" text:visited-style-name="Visited_20_Internet_20_Link"><text:span text:style-name="T11">into Dapr can give us powerful insights into what's going on in our</text:span></text:a><text:span text:style-name="T13"> </text:span><text:a xlink:type="simple" xlink:href="https://app.pluralsight.com/course-player?clipId=a59cd054-bfc0-4792-87dc-48a95bf48c07&amp;startTime=253.13" office:target-frame-name="psplayer" xlink:show="replace" text:style-name="Internet_20_link" text:visited-style-name="Visited_20_Internet_20_Link"><text:span text:style-name="T11">microservices application. And I'll also show you how to run a Dapr‑enabled application on Kubernetes.</text:span></text:a></text:p>
      <text:h text:style-name="P2" text:outline-level="3"><text:a xlink:type="simple" xlink:href="https://app.pluralsight.com/course-player?clipId=a38ff2d9-249b-4b47-acdc-9e61a7585e57" office:target-frame-name="psplayer" xlink:show="replace" text:style-name="Internet_20_link" text:visited-style-name="Visited_20_Internet_20_Link"><text:span text:style-name="T11">Version Check</text:span></text:a></text:h>
      <text:p text:style-name="P5"><text:a xlink:type="simple" xlink:href="https://app.pluralsight.com/course-player?clipId=a38ff2d9-249b-4b47-acdc-9e61a7585e57&amp;startTime=1.24" office:target-frame-name="psplayer" xlink:show="replace" text:style-name="Internet_20_link" text:visited-style-name="Visited_20_Internet_20_Link"><text:span text:style-name="T11">Let's quickly take a look at the versions of software</text:span></text:a><text:span text:style-name="T13"> </text:span><text:a xlink:type="simple" xlink:href="https://app.pluralsight.com/course-player?clipId=a38ff2d9-249b-4b47-acdc-9e61a7585e57&amp;startTime=4.6" office:target-frame-name="psplayer" xlink:show="replace" text:style-name="Internet_20_link" text:visited-style-name="Visited_20_Internet_20_Link"><text:span text:style-name="T11">that this course is applicable.</text:span></text:a><text:span text:style-name="T13"> </text:span><text:a xlink:type="simple" xlink:href="https://app.pluralsight.com/course-player?clipId=a38ff2d9-249b-4b47-acdc-9e61a7585e57&amp;startTime=5.96" office:target-frame-name="psplayer" xlink:show="replace" text:style-name="Internet_20_link" text:visited-style-name="Visited_20_Internet_20_Link"><text:span text:style-name="T11">To this course was made using this version of Dapr, version 1.5,</text:span></text:a><text:span text:style-name="T13"> </text:span><text:a xlink:type="simple" xlink:href="https://app.pluralsight.com/course-player?clipId=a38ff2d9-249b-4b47-acdc-9e61a7585e57&amp;startTime=11.99" office:target-frame-name="psplayer" xlink:show="replace" text:style-name="Internet_20_link" text:visited-style-name="Visited_20_Internet_20_Link"><text:span text:style-name="T11">which was the latest version at the time of recording, and the</text:span></text:a><text:span text:style-name="T13"> </text:span><text:a xlink:type="simple" xlink:href="https://app.pluralsight.com/course-player?clipId=a38ff2d9-249b-4b47-acdc-9e61a7585e57&amp;startTime=15.73" office:target-frame-name="psplayer" xlink:show="replace" text:style-name="Internet_20_link" text:visited-style-name="Visited_20_Internet_20_Link"><text:span text:style-name="T11">demo application is using .NET version 6.</text:span></text:a><text:span text:style-name="T13"> </text:span><text:a xlink:type="simple" xlink:href="https://app.pluralsight.com/course-player?clipId=a38ff2d9-249b-4b47-acdc-9e61a7585e57&amp;startTime=19.64" office:target-frame-name="psplayer" xlink:show="replace" text:style-name="Internet_20_link" text:visited-style-name="Visited_20_Internet_20_Link"><text:span text:style-name="T11">So if you'd like to build and run the demo code, then you will</text:span></text:a><text:span text:style-name="T13"> </text:span><text:a xlink:type="simple" xlink:href="https://app.pluralsight.com/course-player?clipId=a38ff2d9-249b-4b47-acdc-9e61a7585e57&amp;startTime=23.15" office:target-frame-name="psplayer" xlink:show="replace" text:style-name="Internet_20_link" text:visited-style-name="Visited_20_Internet_20_Link"><text:span text:style-name="T11">need to have version 6 of the .NET SDK installed.</text:span></text:a><text:span text:style-name="T13"> </text:span><text:a xlink:type="simple" xlink:href="https://app.pluralsight.com/course-player?clipId=a38ff2d9-249b-4b47-acdc-9e61a7585e57&amp;startTime=27.44" office:target-frame-name="psplayer" xlink:show="replace" text:style-name="Internet_20_link" text:visited-style-name="Visited_20_Internet_20_Link"><text:span text:style-name="T11">Of course, Dapr itself doesn't require .NET 6.</text:span></text:a><text:span text:style-name="T13"> </text:span><text:a xlink:type="simple" xlink:href="https://app.pluralsight.com/course-player?clipId=a38ff2d9-249b-4b47-acdc-9e61a7585e57&amp;startTime=31.17" office:target-frame-name="psplayer" xlink:show="replace" text:style-name="Internet_20_link" text:visited-style-name="Visited_20_Internet_20_Link"><text:span text:style-name="T11">You can use any version of .NET with Dapr. And in fact,</text:span></text:a><text:span text:style-name="T13"> </text:span><text:a xlink:type="simple" xlink:href="https://app.pluralsight.com/course-player?clipId=a38ff2d9-249b-4b47-acdc-9e61a7585e57&amp;startTime=34.92" office:target-frame-name="psplayer" xlink:show="replace" text:style-name="Internet_20_link" text:visited-style-name="Visited_20_Internet_20_Link"><text:span text:style-name="T11">Dapr isn't a .NET‑specific technology. It's actually written in Go,</text:span></text:a><text:span text:style-name="T13"> </text:span><text:a xlink:type="simple" xlink:href="https://app.pluralsight.com/course-player?clipId=a38ff2d9-249b-4b47-acdc-9e61a7585e57&amp;startTime=39.58" office:target-frame-name="psplayer" xlink:show="replace" text:style-name="Internet_20_link" text:visited-style-name="Visited_20_Internet_20_Link"><text:span text:style-name="T11">and you can use it from any programming language.</text:span></text:a><text:span text:style-name="T13"> </text:span><text:a xlink:type="simple" xlink:href="https://app.pluralsight.com/course-player?clipId=a38ff2d9-249b-4b47-acdc-9e61a7585e57&amp;startTime=43.54" office:target-frame-name="psplayer" xlink:show="replace" text:style-name="Internet_20_link" text:visited-style-name="Visited_20_Internet_20_Link"><text:span text:style-name="T11">New versions of Dapr are released fairly regularly, and here you</text:span></text:a><text:span text:style-name="T13"> </text:span><text:a xlink:type="simple" xlink:href="https://app.pluralsight.com/course-player?clipId=a38ff2d9-249b-4b47-acdc-9e61a7585e57&amp;startTime=47.87" office:target-frame-name="psplayer" xlink:show="replace" text:style-name="Internet_20_link" text:visited-style-name="Visited_20_Internet_20_Link"><text:span text:style-name="T11">can see the versions of Dapr that the material in this course</text:span></text:a><text:span text:style-name="T13"> </text:span><text:a xlink:type="simple" xlink:href="https://app.pluralsight.com/course-player?clipId=a38ff2d9-249b-4b47-acdc-9e61a7585e57&amp;startTime=51.23" office:target-frame-name="psplayer" xlink:show="replace" text:style-name="Internet_20_link" text:visited-style-name="Visited_20_Internet_20_Link"><text:span text:style-name="T11">applies to. And if at the time that you're watching this there's a</text:span></text:a><text:span text:style-name="T13"> </text:span><text:a xlink:type="simple" xlink:href="https://app.pluralsight.com/course-player?clipId=a38ff2d9-249b-4b47-acdc-9e61a7585e57&amp;startTime=55.53" office:target-frame-name="psplayer" xlink:show="replace" text:style-name="Internet_20_link" text:visited-style-name="Visited_20_Internet_20_Link"><text:span text:style-name="T11">newer version of Dapr available,</text:span></text:a><text:span text:style-name="T13"> </text:span><text:a xlink:type="simple" xlink:href="https://app.pluralsight.com/course-player?clipId=a38ff2d9-249b-4b47-acdc-9e61a7585e57&amp;startTime=57.73" office:target-frame-name="psplayer" xlink:show="replace" text:style-name="Internet_20_link" text:visited-style-name="Visited_20_Internet_20_Link"><text:span text:style-name="T11">then it's very likely that the demo application will be</text:span></text:a><text:span text:style-name="T13"> </text:span><text:a xlink:type="simple" xlink:href="https://app.pluralsight.com/course-player?clipId=a38ff2d9-249b-4b47-acdc-9e61a7585e57&amp;startTime=60.63" office:target-frame-name="psplayer" xlink:show="replace" text:style-name="Internet_20_link" text:visited-style-name="Visited_20_Internet_20_Link"><text:span text:style-name="T11">able to work on that version as well.</text:span></text:a><text:span text:style-name="T13"> </text:span><text:a xlink:type="simple" xlink:href="https://app.pluralsight.com/course-player?clipId=a38ff2d9-249b-4b47-acdc-9e61a7585e57&amp;startTime=63.44" office:target-frame-name="psplayer" xlink:show="replace" text:style-name="Internet_20_link" text:visited-style-name="Visited_20_Internet_20_Link"><text:span text:style-name="T11">And the reason I say that is because the Dapr development team take</text:span></text:a><text:span text:style-name="T13"> </text:span><text:a xlink:type="simple" xlink:href="https://app.pluralsight.com/course-player?clipId=a38ff2d9-249b-4b47-acdc-9e61a7585e57&amp;startTime=67.25" office:target-frame-name="psplayer" xlink:show="replace" text:style-name="Internet_20_link" text:visited-style-name="Visited_20_Internet_20_Link"><text:span text:style-name="T11">great care to avoid making breaking API changes when they release new</text:span></text:a><text:span text:style-name="T13"> </text:span><text:a xlink:type="simple" xlink:href="https://app.pluralsight.com/course-player?clipId=a38ff2d9-249b-4b47-acdc-9e61a7585e57&amp;startTime=71.95" office:target-frame-name="psplayer" xlink:show="replace" text:style-name="Internet_20_link" text:visited-style-name="Visited_20_Internet_20_Link"><text:span text:style-name="T11">versions, and this means that all of the techniques that I'm showing</text:span></text:a><text:span text:style-name="T13"> </text:span><text:a xlink:type="simple" xlink:href="https://app.pluralsight.com/course-player?clipId=a38ff2d9-249b-4b47-acdc-9e61a7585e57&amp;startTime=75.51" office:target-frame-name="psplayer" xlink:show="replace" text:style-name="Internet_20_link" text:visited-style-name="Visited_20_Internet_20_Link"><text:span text:style-name="T11">in this course should continue to work even when new capabilities are added to Dapr.</text:span></text:a></text:p>
      <text:h text:style-name="P2" text:outline-level="3"><text:a xlink:type="simple" xlink:href="https://app.pluralsight.com/course-player?clipId=78813c42-cc21-4907-938f-6cfac1de5642" office:target-frame-name="psplayer" xlink:show="replace" text:style-name="Internet_20_link" text:visited-style-name="Visited_20_Internet_20_Link"><text:span text:style-name="T11">Dapr Building Blocks</text:span></text:a></text:h>
      <text:p text:style-name="P5"><text:a xlink:type="simple" xlink:href="https://app.pluralsight.com/course-player?clipId=78813c42-cc21-4907-938f-6cfac1de5642&amp;startTime=1.04" office:target-frame-name="psplayer" xlink:show="replace" text:style-name="Internet_20_link" text:visited-style-name="Visited_20_Internet_20_Link"><text:span text:style-name="T11">In essence, Dapr is a collection of what it calls building blocks,</text:span></text:a><text:span text:style-name="T13"> </text:span><text:a xlink:type="simple" xlink:href="https://app.pluralsight.com/course-player?clipId=78813c42-cc21-4907-938f-6cfac1de5642&amp;startTime=5.88" office:target-frame-name="psplayer" xlink:show="replace" text:style-name="Internet_20_link" text:visited-style-name="Visited_20_Internet_20_Link"><text:span text:style-name="T11">and each of these building blocks implements a capability that is commonly</text:span></text:a><text:span text:style-name="T13"> </text:span><text:a xlink:type="simple" xlink:href="https://app.pluralsight.com/course-player?clipId=78813c42-cc21-4907-938f-6cfac1de5642&amp;startTime=11.14" office:target-frame-name="psplayer" xlink:show="replace" text:style-name="Internet_20_link" text:visited-style-name="Visited_20_Internet_20_Link"><text:span text:style-name="T11">needed when you're building a distributed application.</text:span></text:a><text:span text:style-name="T13"> </text:span><text:a xlink:type="simple" xlink:href="https://app.pluralsight.com/course-player?clipId=78813c42-cc21-4907-938f-6cfac1de5642&amp;startTime=14.76" office:target-frame-name="psplayer" xlink:show="replace" text:style-name="Internet_20_link" text:visited-style-name="Visited_20_Internet_20_Link"><text:span text:style-name="T11">And you can see the current list of Dapr building</text:span></text:a><text:span text:style-name="T13"> </text:span><text:a xlink:type="simple" xlink:href="https://app.pluralsight.com/course-player?clipId=78813c42-cc21-4907-938f-6cfac1de5642&amp;startTime=17.95" office:target-frame-name="psplayer" xlink:show="replace" text:style-name="Internet_20_link" text:visited-style-name="Visited_20_Internet_20_Link"><text:span text:style-name="T11">blocks here at the docs.dapr.io website.</text:span></text:a><text:span text:style-name="T13"> </text:span><text:a xlink:type="simple" xlink:href="https://app.pluralsight.com/course-player?clipId=78813c42-cc21-4907-938f-6cfac1de5642&amp;startTime=22.84" office:target-frame-name="psplayer" xlink:show="replace" text:style-name="Internet_20_link" text:visited-style-name="Visited_20_Internet_20_Link"><text:span text:style-name="T11">And this is the official Dapr documentation site,</text:span></text:a><text:span text:style-name="T13"> </text:span><text:a xlink:type="simple" xlink:href="https://app.pluralsight.com/course-player?clipId=78813c42-cc21-4907-938f-6cfac1de5642&amp;startTime=26.12" office:target-frame-name="psplayer" xlink:show="replace" text:style-name="Internet_20_link" text:visited-style-name="Visited_20_Internet_20_Link"><text:span text:style-name="T11">and this site will be extremely valuable to you as you build Dapr applications,</text:span></text:a><text:span text:style-name="T13"> </text:span><text:a xlink:type="simple" xlink:href="https://app.pluralsight.com/course-player?clipId=78813c42-cc21-4907-938f-6cfac1de5642&amp;startTime=31.32" office:target-frame-name="psplayer" xlink:show="replace" text:style-name="Internet_20_link" text:visited-style-name="Visited_20_Internet_20_Link"><text:span text:style-name="T11">so make sure you bookmark this and take some time exploring it.</text:span></text:a><text:span text:style-name="T13"> </text:span><text:a xlink:type="simple" xlink:href="https://app.pluralsight.com/course-player?clipId=78813c42-cc21-4907-938f-6cfac1de5642&amp;startTime=36.38" office:target-frame-name="psplayer" xlink:show="replace" text:style-name="Internet_20_link" text:visited-style-name="Visited_20_Internet_20_Link"><text:span text:style-name="T11">The building blocks that we're going to be using in this course are</text:span></text:a><text:span text:style-name="T13"> </text:span><text:a xlink:type="simple" xlink:href="https://app.pluralsight.com/course-player?clipId=78813c42-cc21-4907-938f-6cfac1de5642&amp;startTime=39.95" office:target-frame-name="psplayer" xlink:show="replace" text:style-name="Internet_20_link" text:visited-style-name="Visited_20_Internet_20_Link"><text:span text:style-name="T11">the service‑to‑service invocation, state management,</text:span></text:a><text:span text:style-name="T13"> </text:span><text:a xlink:type="simple" xlink:href="https://app.pluralsight.com/course-player?clipId=78813c42-cc21-4907-938f-6cfac1de5642&amp;startTime=43.74" office:target-frame-name="psplayer" xlink:show="replace" text:style-name="Internet_20_link" text:visited-style-name="Visited_20_Internet_20_Link"><text:span text:style-name="T11">publish and subscribe, resource bindings,</text:span></text:a><text:span text:style-name="T13"> </text:span><text:a xlink:type="simple" xlink:href="https://app.pluralsight.com/course-player?clipId=78813c42-cc21-4907-938f-6cfac1de5642&amp;startTime=47.14" office:target-frame-name="psplayer" xlink:show="replace" text:style-name="Internet_20_link" text:visited-style-name="Visited_20_Internet_20_Link"><text:span text:style-name="T11">observability, and secrets building blocks. And these building</text:span></text:a><text:span text:style-name="T13"> </text:span><text:a xlink:type="simple" xlink:href="https://app.pluralsight.com/course-player?clipId=78813c42-cc21-4907-938f-6cfac1de5642&amp;startTime=51.97" office:target-frame-name="psplayer" xlink:show="replace" text:style-name="Internet_20_link" text:visited-style-name="Visited_20_Internet_20_Link"><text:span text:style-name="T11">blocks greatly simplify several of the most common tasks involved</text:span></text:a><text:span text:style-name="T13"> </text:span><text:a xlink:type="simple" xlink:href="https://app.pluralsight.com/course-player?clipId=78813c42-cc21-4907-938f-6cfac1de5642&amp;startTime=56.9" office:target-frame-name="psplayer" xlink:show="replace" text:style-name="Internet_20_link" text:visited-style-name="Visited_20_Internet_20_Link"><text:span text:style-name="T11">with creating a microservices application.</text:span></text:a><text:span text:style-name="T13"> </text:span><text:a xlink:type="simple" xlink:href="https://app.pluralsight.com/course-player?clipId=78813c42-cc21-4907-938f-6cfac1de5642&amp;startTime=60.74" office:target-frame-name="psplayer" xlink:show="replace" text:style-name="Internet_20_link" text:visited-style-name="Visited_20_Internet_20_Link"><text:span text:style-name="T11">And you can also see here that there are other building blocks,</text:span></text:a><text:span text:style-name="T13"> </text:span><text:a xlink:type="simple" xlink:href="https://app.pluralsight.com/course-player?clipId=78813c42-cc21-4907-938f-6cfac1de5642&amp;startTime=63.57" office:target-frame-name="psplayer" xlink:show="replace" text:style-name="Internet_20_link" text:visited-style-name="Visited_20_Internet_20_Link"><text:span text:style-name="T11">such as one that lets you use a virtual actor programming model, and</text:span></text:a><text:span text:style-name="T13"> </text:span><text:a xlink:type="simple" xlink:href="https://app.pluralsight.com/course-player?clipId=78813c42-cc21-4907-938f-6cfac1de5642&amp;startTime=67.94" office:target-frame-name="psplayer" xlink:show="replace" text:style-name="Internet_20_link" text:visited-style-name="Visited_20_Internet_20_Link"><text:span text:style-name="T11">there's a configuration building block, which, at the time I'm</text:span></text:a><text:span text:style-name="T13"> </text:span><text:a xlink:type="simple" xlink:href="https://app.pluralsight.com/course-player?clipId=78813c42-cc21-4907-938f-6cfac1de5642&amp;startTime=70.92" office:target-frame-name="psplayer" xlink:show="replace" text:style-name="Internet_20_link" text:visited-style-name="Visited_20_Internet_20_Link"><text:span text:style-name="T11">recording this, is still in a preview state.</text:span></text:a><text:span text:style-name="T13"> </text:span><text:a xlink:type="simple" xlink:href="https://app.pluralsight.com/course-player?clipId=78813c42-cc21-4907-938f-6cfac1de5642&amp;startTime=74.34" office:target-frame-name="psplayer" xlink:show="replace" text:style-name="Internet_20_link" text:visited-style-name="Visited_20_Internet_20_Link"><text:span text:style-name="T11">Now,</text:span></text:a><text:span text:style-name="T13"> </text:span><text:a xlink:type="simple" xlink:href="https://app.pluralsight.com/course-player?clipId=78813c42-cc21-4907-938f-6cfac1de5642&amp;startTime=74.58" office:target-frame-name="psplayer" xlink:show="replace" text:style-name="Internet_20_link" text:visited-style-name="Visited_20_Internet_20_Link"><text:span text:style-name="T11">the great thing about Dapr building blocks is that</text:span></text:a><text:span text:style-name="T13"> </text:span><text:a xlink:type="simple" xlink:href="https://app.pluralsight.com/course-player?clipId=78813c42-cc21-4907-938f-6cfac1de5642&amp;startTime=76.84" office:target-frame-name="psplayer" xlink:show="replace" text:style-name="Internet_20_link" text:visited-style-name="Visited_20_Internet_20_Link"><text:span text:style-name="T11">they're all completely optional.</text:span></text:a><text:span text:style-name="T13"> </text:span><text:a xlink:type="simple" xlink:href="https://app.pluralsight.com/course-player?clipId=78813c42-cc21-4907-938f-6cfac1de5642&amp;startTime=79.06" office:target-frame-name="psplayer" xlink:show="replace" text:style-name="Internet_20_link" text:visited-style-name="Visited_20_Internet_20_Link"><text:span text:style-name="T11">If you've already got something that implements state management or</text:span></text:a><text:span text:style-name="T13"> </text:span><text:a xlink:type="simple" xlink:href="https://app.pluralsight.com/course-player?clipId=78813c42-cc21-4907-938f-6cfac1de5642&amp;startTime=82.79" office:target-frame-name="psplayer" xlink:show="replace" text:style-name="Internet_20_link" text:visited-style-name="Visited_20_Internet_20_Link"><text:span text:style-name="T11">pub‑sub messaging and you prefer to use that,</text:span></text:a><text:span text:style-name="T13"> </text:span><text:a xlink:type="simple" xlink:href="https://app.pluralsight.com/course-player?clipId=78813c42-cc21-4907-938f-6cfac1de5642&amp;startTime=85.75" office:target-frame-name="psplayer" xlink:show="replace" text:style-name="Internet_20_link" text:visited-style-name="Visited_20_Internet_20_Link"><text:span text:style-name="T11">then that's absolutely </text:span></text:a><text:soft-page-break/><text:a xlink:type="simple" xlink:href="https://app.pluralsight.com/course-player?clipId=78813c42-cc21-4907-938f-6cfac1de5642&amp;startTime=85.75" office:target-frame-name="psplayer" xlink:show="replace" text:style-name="Internet_20_link" text:visited-style-name="Visited_20_Internet_20_Link"><text:span text:style-name="T11">fine.</text:span></text:a><text:span text:style-name="T13"> </text:span><text:a xlink:type="simple" xlink:href="https://app.pluralsight.com/course-player?clipId=78813c42-cc21-4907-938f-6cfac1de5642&amp;startTime=87.87" office:target-frame-name="psplayer" xlink:show="replace" text:style-name="Internet_20_link" text:visited-style-name="Visited_20_Internet_20_Link"><text:span text:style-name="T11">With Dapr,</text:span></text:a><text:span text:style-name="T13"> </text:span><text:a xlink:type="simple" xlink:href="https://app.pluralsight.com/course-player?clipId=78813c42-cc21-4907-938f-6cfac1de5642&amp;startTime=88.68" office:target-frame-name="psplayer" xlink:show="replace" text:style-name="Internet_20_link" text:visited-style-name="Visited_20_Internet_20_Link"><text:span text:style-name="T11">you can simply choose the building blocks that are going</text:span></text:a><text:span text:style-name="T13"> </text:span><text:a xlink:type="simple" xlink:href="https://app.pluralsight.com/course-player?clipId=78813c42-cc21-4907-938f-6cfac1de5642&amp;startTime=91.59" office:target-frame-name="psplayer" xlink:show="replace" text:style-name="Internet_20_link" text:visited-style-name="Visited_20_Internet_20_Link"><text:span text:style-name="T11">to be most useful for your application.</text:span></text:a><text:span text:style-name="T13"> </text:span><text:a xlink:type="simple" xlink:href="https://app.pluralsight.com/course-player?clipId=78813c42-cc21-4907-938f-6cfac1de5642&amp;startTime=94.64" office:target-frame-name="psplayer" xlink:show="replace" text:style-name="Internet_20_link" text:visited-style-name="Visited_20_Internet_20_Link"><text:span text:style-name="T11">And this means that Dapr can be very easily introduced into an</text:span></text:a><text:span text:style-name="T13"> </text:span><text:a xlink:type="simple" xlink:href="https://app.pluralsight.com/course-player?clipId=78813c42-cc21-4907-938f-6cfac1de5642&amp;startTime=98.01" office:target-frame-name="psplayer" xlink:show="replace" text:style-name="Internet_20_link" text:visited-style-name="Visited_20_Internet_20_Link"><text:span text:style-name="T11">existing microservices application, as well as being a great way to</text:span></text:a><text:span text:style-name="T13"> </text:span><text:a xlink:type="simple" xlink:href="https://app.pluralsight.com/course-player?clipId=78813c42-cc21-4907-938f-6cfac1de5642&amp;startTime=103.17" office:target-frame-name="psplayer" xlink:show="replace" text:style-name="Internet_20_link" text:visited-style-name="Visited_20_Internet_20_Link"><text:span text:style-name="T11">significantly reduce the amount of work involved in creating a</text:span></text:a><text:span text:style-name="T13"> </text:span><text:a xlink:type="simple" xlink:href="https://app.pluralsight.com/course-player?clipId=78813c42-cc21-4907-938f-6cfac1de5642&amp;startTime=107.12" office:target-frame-name="psplayer" xlink:show="replace" text:style-name="Internet_20_link" text:visited-style-name="Visited_20_Internet_20_Link"><text:span text:style-name="T11">brand‑new microservices application.</text:span></text:a><text:span text:style-name="T13"> </text:span><text:a xlink:type="simple" xlink:href="https://app.pluralsight.com/course-player?clipId=78813c42-cc21-4907-938f-6cfac1de5642&amp;startTime=110.94" office:target-frame-name="psplayer" xlink:show="replace" text:style-name="Internet_20_link" text:visited-style-name="Visited_20_Internet_20_Link"><text:span text:style-name="T11">Many of the Dapr building blocks take advantage of</text:span></text:a><text:span text:style-name="T13"> </text:span><text:a xlink:type="simple" xlink:href="https://app.pluralsight.com/course-player?clipId=78813c42-cc21-4907-938f-6cfac1de5642&amp;startTime=113.72" office:target-frame-name="psplayer" xlink:show="replace" text:style-name="Internet_20_link" text:visited-style-name="Visited_20_Internet_20_Link"><text:span text:style-name="T11">third‑party services, and by that,</text:span></text:a><text:span text:style-name="T13"> </text:span><text:a xlink:type="simple" xlink:href="https://app.pluralsight.com/course-player?clipId=78813c42-cc21-4907-938f-6cfac1de5642&amp;startTime=116.83" office:target-frame-name="psplayer" xlink:show="replace" text:style-name="Internet_20_link" text:visited-style-name="Visited_20_Internet_20_Link"><text:span text:style-name="T11">I mean that the Dapr building blocks are exposing capabilities of very</text:span></text:a><text:span text:style-name="T13"> </text:span><text:a xlink:type="simple" xlink:href="https://app.pluralsight.com/course-player?clipId=78813c42-cc21-4907-938f-6cfac1de5642&amp;startTime=122.12" office:target-frame-name="psplayer" xlink:show="replace" text:style-name="Internet_20_link" text:visited-style-name="Visited_20_Internet_20_Link"><text:span text:style-name="T11">popular industry‑standard services such as Redis,</text:span></text:a><text:span text:style-name="T13"> </text:span><text:a xlink:type="simple" xlink:href="https://app.pluralsight.com/course-player?clipId=78813c42-cc21-4907-938f-6cfac1de5642&amp;startTime=125.51" office:target-frame-name="psplayer" xlink:show="replace" text:style-name="Internet_20_link" text:visited-style-name="Visited_20_Internet_20_Link"><text:span text:style-name="T11">for example. And Dapr actually gives you the freedom to pick between</text:span></text:a><text:span text:style-name="T13"> </text:span><text:a xlink:type="simple" xlink:href="https://app.pluralsight.com/course-player?clipId=78813c42-cc21-4907-938f-6cfac1de5642&amp;startTime=130.11" office:target-frame-name="psplayer" xlink:show="replace" text:style-name="Internet_20_link" text:visited-style-name="Visited_20_Internet_20_Link"><text:span text:style-name="T11">different underlying implementations of each building block, and you</text:span></text:a><text:span text:style-name="T13"> </text:span><text:a xlink:type="simple" xlink:href="https://app.pluralsight.com/course-player?clipId=78813c42-cc21-4907-938f-6cfac1de5642&amp;startTime=134.42" office:target-frame-name="psplayer" xlink:show="replace" text:style-name="Internet_20_link" text:visited-style-name="Visited_20_Internet_20_Link"><text:span text:style-name="T11">can even switch between them easily.</text:span></text:a><text:span text:style-name="T13"> </text:span><text:a xlink:type="simple" xlink:href="https://app.pluralsight.com/course-player?clipId=78813c42-cc21-4907-938f-6cfac1de5642&amp;startTime=136.74" office:target-frame-name="psplayer" xlink:show="replace" text:style-name="Internet_20_link" text:visited-style-name="Visited_20_Internet_20_Link"><text:span text:style-name="T11">We're going to be taking advantage of this capability in our demo</text:span></text:a><text:span text:style-name="T13"> </text:span><text:a xlink:type="simple" xlink:href="https://app.pluralsight.com/course-player?clipId=78813c42-cc21-4907-938f-6cfac1de5642&amp;startTime=139.98" office:target-frame-name="psplayer" xlink:show="replace" text:style-name="Internet_20_link" text:visited-style-name="Visited_20_Internet_20_Link"><text:span text:style-name="T11">application to use different building block implementations, depending on whether we're running locally or in production.</text:span></text:a></text:p>
      <text:h text:style-name="P2" text:outline-level="3"><text:a xlink:type="simple" xlink:href="https://app.pluralsight.com/course-player?clipId=6f5f384f-d262-4b2d-ad9d-e33ad068192b" office:target-frame-name="psplayer" xlink:show="replace" text:style-name="Internet_20_link" text:visited-style-name="Visited_20_Internet_20_Link"><text:span text:style-name="T11">Dapr Sidecars</text:span></text:a></text:h>
      <text:p text:style-name="P5"><text:a xlink:type="simple" xlink:href="https://app.pluralsight.com/course-player?clipId=6f5f384f-d262-4b2d-ad9d-e33ad068192b&amp;startTime=0.94" office:target-frame-name="psplayer" xlink:show="replace" text:style-name="Internet_20_link" text:visited-style-name="Visited_20_Internet_20_Link"><text:span text:style-name="T11">I've said that Dapr consists of a number of building blocks,</text:span></text:a><text:span text:style-name="T13"> </text:span><text:a xlink:type="simple" xlink:href="https://app.pluralsight.com/course-player?clipId=6f5f384f-d262-4b2d-ad9d-e33ad068192b&amp;startTime=5.05" office:target-frame-name="psplayer" xlink:show="replace" text:style-name="Internet_20_link" text:visited-style-name="Visited_20_Internet_20_Link"><text:span text:style-name="T11">but let's talk a bit now about how those building blocks are implemented,</text:span></text:a><text:span text:style-name="T13"> </text:span><text:a xlink:type="simple" xlink:href="https://app.pluralsight.com/course-player?clipId=6f5f384f-d262-4b2d-ad9d-e33ad068192b&amp;startTime=9.64" office:target-frame-name="psplayer" xlink:show="replace" text:style-name="Internet_20_link" text:visited-style-name="Visited_20_Internet_20_Link"><text:span text:style-name="T11">because Dapr takes quite an innovative approach,</text:span></text:a><text:span text:style-name="T13"> </text:span><text:a xlink:type="simple" xlink:href="https://app.pluralsight.com/course-player?clipId=6f5f384f-d262-4b2d-ad9d-e33ad068192b&amp;startTime=12.61" office:target-frame-name="psplayer" xlink:show="replace" text:style-name="Internet_20_link" text:visited-style-name="Visited_20_Internet_20_Link"><text:span text:style-name="T11">compared to many of the other frameworks that you might be used to.</text:span></text:a><text:span text:style-name="T13"> </text:span><text:a xlink:type="simple" xlink:href="https://app.pluralsight.com/course-player?clipId=6f5f384f-d262-4b2d-ad9d-e33ad068192b&amp;startTime=17.04" office:target-frame-name="psplayer" xlink:show="replace" text:style-name="Internet_20_link" text:visited-style-name="Visited_20_Internet_20_Link"><text:span text:style-name="T11">Dapr isn't actually implemented as a component or a library</text:span></text:a><text:span text:style-name="T13"> </text:span><text:a xlink:type="simple" xlink:href="https://app.pluralsight.com/course-player?clipId=6f5f384f-d262-4b2d-ad9d-e33ad068192b&amp;startTime=21.1" office:target-frame-name="psplayer" xlink:show="replace" text:style-name="Internet_20_link" text:visited-style-name="Visited_20_Internet_20_Link"><text:span text:style-name="T11">that you load into your microservice process.</text:span></text:a><text:span text:style-name="T13"> </text:span><text:a xlink:type="simple" xlink:href="https://app.pluralsight.com/course-player?clipId=6f5f384f-d262-4b2d-ad9d-e33ad068192b&amp;startTime=24.57" office:target-frame-name="psplayer" xlink:show="replace" text:style-name="Internet_20_link" text:visited-style-name="Visited_20_Internet_20_Link"><text:span text:style-name="T11">Instead,</text:span></text:a><text:span text:style-name="T13"> </text:span><text:a xlink:type="simple" xlink:href="https://app.pluralsight.com/course-player?clipId=6f5f384f-d262-4b2d-ad9d-e33ad068192b&amp;startTime=25.43" office:target-frame-name="psplayer" xlink:show="replace" text:style-name="Internet_20_link" text:visited-style-name="Visited_20_Internet_20_Link"><text:span text:style-name="T11">Dapr actually runs alongside your microservice as what's called a sidecar,</text:span></text:a><text:span text:style-name="T13"> </text:span><text:a xlink:type="simple" xlink:href="https://app.pluralsight.com/course-player?clipId=6f5f384f-d262-4b2d-ad9d-e33ad068192b&amp;startTime=31.64" office:target-frame-name="psplayer" xlink:show="replace" text:style-name="Internet_20_link" text:visited-style-name="Visited_20_Internet_20_Link"><text:span text:style-name="T11">and this sidecar is a separate process.</text:span></text:a><text:span text:style-name="T13"> </text:span><text:a xlink:type="simple" xlink:href="https://app.pluralsight.com/course-player?clipId=6f5f384f-d262-4b2d-ad9d-e33ad068192b&amp;startTime=34.54" office:target-frame-name="psplayer" xlink:show="replace" text:style-name="Internet_20_link" text:visited-style-name="Visited_20_Internet_20_Link"><text:span text:style-name="T11">There's one Dapr sidecar for each one of your microservices.</text:span></text:a><text:span text:style-name="T13"> </text:span><text:a xlink:type="simple" xlink:href="https://app.pluralsight.com/course-player?clipId=6f5f384f-d262-4b2d-ad9d-e33ad068192b&amp;startTime=38.38" office:target-frame-name="psplayer" xlink:show="replace" text:style-name="Internet_20_link" text:visited-style-name="Visited_20_Internet_20_Link"><text:span text:style-name="T11">And when your application wants to make use of any of the Dapr building blocks,</text:span></text:a><text:span text:style-name="T13"> </text:span><text:a xlink:type="simple" xlink:href="https://app.pluralsight.com/course-player?clipId=6f5f384f-d262-4b2d-ad9d-e33ad068192b&amp;startTime=44.14" office:target-frame-name="psplayer" xlink:show="replace" text:style-name="Internet_20_link" text:visited-style-name="Visited_20_Internet_20_Link"><text:span text:style-name="T11">it does so by making a straightforward network request to its sidecar.</text:span></text:a><text:span text:style-name="T13"> </text:span><text:a xlink:type="simple" xlink:href="https://app.pluralsight.com/course-player?clipId=6f5f384f-d262-4b2d-ad9d-e33ad068192b&amp;startTime=49.84" office:target-frame-name="psplayer" xlink:show="replace" text:style-name="Internet_20_link" text:visited-style-name="Visited_20_Internet_20_Link"><text:span text:style-name="T11">Let me explain this with a couple of simple examples.</text:span></text:a><text:span text:style-name="T13"> </text:span><text:a xlink:type="simple" xlink:href="https://app.pluralsight.com/course-player?clipId=6f5f384f-d262-4b2d-ad9d-e33ad068192b&amp;startTime=52.98" office:target-frame-name="psplayer" xlink:show="replace" text:style-name="Internet_20_link" text:visited-style-name="Visited_20_Internet_20_Link"><text:span text:style-name="T11">In this diagram, I've got a simple microservice,</text:span></text:a><text:span text:style-name="T13"> </text:span><text:a xlink:type="simple" xlink:href="https://app.pluralsight.com/course-player?clipId=6f5f384f-d262-4b2d-ad9d-e33ad068192b&amp;startTime=56.4" office:target-frame-name="psplayer" xlink:show="replace" text:style-name="Internet_20_link" text:visited-style-name="Visited_20_Internet_20_Link"><text:span text:style-name="T11">and it wants to make use of the Dapr state store</text:span></text:a><text:span text:style-name="T13"> </text:span><text:a xlink:type="simple" xlink:href="https://app.pluralsight.com/course-player?clipId=6f5f384f-d262-4b2d-ad9d-e33ad068192b&amp;startTime=60.21" office:target-frame-name="psplayer" xlink:show="replace" text:style-name="Internet_20_link" text:visited-style-name="Visited_20_Internet_20_Link"><text:span text:style-name="T11">building block to store some state.</text:span></text:a><text:span text:style-name="T13"> </text:span><text:a xlink:type="simple" xlink:href="https://app.pluralsight.com/course-player?clipId=6f5f384f-d262-4b2d-ad9d-e33ad068192b&amp;startTime=62.84" office:target-frame-name="psplayer" xlink:show="replace" text:style-name="Internet_20_link" text:visited-style-name="Visited_20_Internet_20_Link"><text:span text:style-name="T11">And the way our microservice does that is it makes a</text:span></text:a><text:span text:style-name="T13"> </text:span><text:a xlink:type="simple" xlink:href="https://app.pluralsight.com/course-player?clipId=6f5f384f-d262-4b2d-ad9d-e33ad068192b&amp;startTime=66.6" office:target-frame-name="psplayer" xlink:show="replace" text:style-name="Internet_20_link" text:visited-style-name="Visited_20_Internet_20_Link"><text:span text:style-name="T11">network call to the Dapr sidecar process,</text:span></text:a><text:span text:style-name="T13"> </text:span><text:a xlink:type="simple" xlink:href="https://app.pluralsight.com/course-player?clipId=6f5f384f-d262-4b2d-ad9d-e33ad068192b&amp;startTime=70.24" office:target-frame-name="psplayer" xlink:show="replace" text:style-name="Internet_20_link" text:visited-style-name="Visited_20_Internet_20_Link"><text:span text:style-name="T11">and then the Dapr sidecar uses a component definition file</text:span></text:a><text:span text:style-name="T13"> </text:span><text:a xlink:type="simple" xlink:href="https://app.pluralsight.com/course-player?clipId=6f5f384f-d262-4b2d-ad9d-e33ad068192b&amp;startTime=73.99" office:target-frame-name="psplayer" xlink:show="replace" text:style-name="Internet_20_link" text:visited-style-name="Visited_20_Internet_20_Link"><text:span text:style-name="T11">which tells it where it's actually going to go in order to</text:span></text:a><text:span text:style-name="T13"> </text:span><text:a xlink:type="simple" xlink:href="https://app.pluralsight.com/course-player?clipId=6f5f384f-d262-4b2d-ad9d-e33ad068192b&amp;startTime=77.53" office:target-frame-name="psplayer" xlink:show="replace" text:style-name="Internet_20_link" text:visited-style-name="Visited_20_Internet_20_Link"><text:span text:style-name="T11">store and retrieve the state.</text:span></text:a><text:span text:style-name="T13"> </text:span><text:a xlink:type="simple" xlink:href="https://app.pluralsight.com/course-player?clipId=6f5f384f-d262-4b2d-ad9d-e33ad068192b&amp;startTime=79.94" office:target-frame-name="psplayer" xlink:show="replace" text:style-name="Internet_20_link" text:visited-style-name="Visited_20_Internet_20_Link"><text:span text:style-name="T11">And in this example,</text:span></text:a><text:span text:style-name="T13"> </text:span><text:a xlink:type="simple" xlink:href="https://app.pluralsight.com/course-player?clipId=6f5f384f-d262-4b2d-ad9d-e33ad068192b&amp;startTime=81.21" office:target-frame-name="psplayer" xlink:show="replace" text:style-name="Internet_20_link" text:visited-style-name="Visited_20_Internet_20_Link"><text:span text:style-name="T11">the Dapr building block is configured to store the state in Redis.</text:span></text:a><text:span text:style-name="T13"> </text:span><text:a xlink:type="simple" xlink:href="https://app.pluralsight.com/course-player?clipId=6f5f384f-d262-4b2d-ad9d-e33ad068192b&amp;startTime=86.54" office:target-frame-name="psplayer" xlink:show="replace" text:style-name="Internet_20_link" text:visited-style-name="Visited_20_Internet_20_Link"><text:span text:style-name="T11">Or let's consider a slightly more complicated example</text:span></text:a><text:span text:style-name="T13"> </text:span><text:a xlink:type="simple" xlink:href="https://app.pluralsight.com/course-player?clipId=6f5f384f-d262-4b2d-ad9d-e33ad068192b&amp;startTime=89.57" office:target-frame-name="psplayer" xlink:show="replace" text:style-name="Internet_20_link" text:visited-style-name="Visited_20_Internet_20_Link"><text:span text:style-name="T11">of service‑to‑service invocation.</text:span></text:a><text:span text:style-name="T13"> </text:span><text:a xlink:type="simple" xlink:href="https://app.pluralsight.com/course-player?clipId=6f5f384f-d262-4b2d-ad9d-e33ad068192b&amp;startTime=92.64" office:target-frame-name="psplayer" xlink:show="replace" text:style-name="Internet_20_link" text:visited-style-name="Visited_20_Internet_20_Link"><text:span text:style-name="T11">Imagine that we have two microservices,</text:span></text:a><text:span text:style-name="T13"> </text:span><text:a xlink:type="simple" xlink:href="https://app.pluralsight.com/course-player?clipId=6f5f384f-d262-4b2d-ad9d-e33ad068192b&amp;startTime=94.74" office:target-frame-name="psplayer" xlink:show="replace" text:style-name="Internet_20_link" text:visited-style-name="Visited_20_Internet_20_Link"><text:span text:style-name="T11">and Service A wants to talk to Service B. How Dapr allows us to do</text:span></text:a><text:span text:style-name="T13"> </text:span><text:a xlink:type="simple" xlink:href="https://app.pluralsight.com/course-player?clipId=6f5f384f-d262-4b2d-ad9d-e33ad068192b&amp;startTime=100.84" office:target-frame-name="psplayer" xlink:show="replace" text:style-name="Internet_20_link" text:visited-style-name="Visited_20_Internet_20_Link"><text:span text:style-name="T11">this is that Service A simply talks to its sidecar and tells it that</text:span></text:a><text:span text:style-name="T13"> </text:span><text:a xlink:type="simple" xlink:href="https://app.pluralsight.com/course-player?clipId=6f5f384f-d262-4b2d-ad9d-e33ad068192b&amp;startTime=106.01" office:target-frame-name="psplayer" xlink:show="replace" text:style-name="Internet_20_link" text:visited-style-name="Visited_20_Internet_20_Link"><text:span text:style-name="T11">it wants to invoke a method on Service B.</text:span></text:a><text:span text:style-name="T13"> </text:span><text:a xlink:type="simple" xlink:href="https://app.pluralsight.com/course-player?clipId=6f5f384f-d262-4b2d-ad9d-e33ad068192b&amp;startTime=109.64" office:target-frame-name="psplayer" xlink:show="replace" text:style-name="Internet_20_link" text:visited-style-name="Visited_20_Internet_20_Link"><text:span text:style-name="T11">And then the sidecar from Service A talks to the sidecar for Service B,</text:span></text:a><text:span text:style-name="T13"> </text:span><text:a xlink:type="simple" xlink:href="https://app.pluralsight.com/course-player?clipId=6f5f384f-d262-4b2d-ad9d-e33ad068192b&amp;startTime=114.84" office:target-frame-name="psplayer" xlink:show="replace" text:style-name="Internet_20_link" text:visited-style-name="Visited_20_Internet_20_Link"><text:span text:style-name="T11">which then forwards the request onto Service B. And then the response from</text:span></text:a><text:span text:style-name="T13"> </text:span><text:a xlink:type="simple" xlink:href="https://app.pluralsight.com/course-player?clipId=6f5f384f-d262-4b2d-ad9d-e33ad068192b&amp;startTime=120.49" office:target-frame-name="psplayer" xlink:show="replace" text:style-name="Internet_20_link" text:visited-style-name="Visited_20_Internet_20_Link"><text:span text:style-name="T11">Service B flows all the way back through the sidecars to Service A. And there's</text:span></text:a><text:span text:style-name="T13"> </text:span><text:a xlink:type="simple" xlink:href="https://app.pluralsight.com/course-player?clipId=6f5f384f-d262-4b2d-ad9d-e33ad068192b&amp;startTime=125.97" office:target-frame-name="psplayer" xlink:show="replace" text:style-name="Internet_20_link" text:visited-style-name="Visited_20_Internet_20_Link"><text:span text:style-name="T11">actually several benefits to this approach, because the Dapr sidecars are able</text:span></text:a><text:span text:style-name="T13"> </text:span><text:a xlink:type="simple" xlink:href="https://app.pluralsight.com/course-player?clipId=6f5f384f-d262-4b2d-ad9d-e33ad068192b&amp;startTime=130.6" office:target-frame-name="psplayer" xlink:show="replace" text:style-name="Internet_20_link" text:visited-style-name="Visited_20_Internet_20_Link"><text:span text:style-name="T11">to implement additional capabilities for us.</text:span></text:a><text:span text:style-name="T13"> </text:span><text:a xlink:type="simple" xlink:href="https://app.pluralsight.com/course-player?clipId=6f5f384f-d262-4b2d-ad9d-e33ad068192b&amp;startTime=134.84" office:target-frame-name="psplayer" xlink:show="replace" text:style-name="Internet_20_link" text:visited-style-name="Visited_20_Internet_20_Link"><text:span text:style-name="T11">First of all,</text:span></text:a><text:span text:style-name="T13"> </text:span><text:a xlink:type="simple" xlink:href="https://app.pluralsight.com/course-player?clipId=6f5f384f-d262-4b2d-ad9d-e33ad068192b&amp;startTime=135.68" office:target-frame-name="psplayer" xlink:show="replace" text:style-name="Internet_20_link" text:visited-style-name="Visited_20_Internet_20_Link"><text:span text:style-name="T11">the Dapr building block can automatically retry if it</text:span></text:a><text:span text:style-name="T13"> </text:span><text:a xlink:type="simple" xlink:href="https://app.pluralsight.com/course-player?clipId=6f5f384f-d262-4b2d-ad9d-e33ad068192b&amp;startTime=139.32" office:target-frame-name="psplayer" xlink:show="replace" text:style-name="Internet_20_link" text:visited-style-name="Visited_20_Internet_20_Link"><text:span text:style-name="T11">encounters any transient network issues.</text:span></text:a><text:span text:style-name="T13"> </text:span><text:a xlink:type="simple" xlink:href="https://app.pluralsight.com/course-player?clipId=6f5f384f-d262-4b2d-ad9d-e33ad068192b&amp;startTime=142.74" office:target-frame-name="psplayer" xlink:show="replace" text:style-name="Internet_20_link" text:visited-style-name="Visited_20_Internet_20_Link"><text:span text:style-name="T11">Second,</text:span></text:a><text:span text:style-name="T13"> </text:span><text:a xlink:type="simple" xlink:href="https://app.pluralsight.com/course-player?clipId=6f5f384f-d262-4b2d-ad9d-e33ad068192b&amp;startTime=143.41" office:target-frame-name="psplayer" xlink:show="replace" text:style-name="Internet_20_link" text:visited-style-name="Visited_20_Internet_20_Link"><text:span text:style-name="T11">it can also automatically encrypt the traffic between</text:span></text:a><text:span text:style-name="T13"> </text:span><text:a xlink:type="simple" xlink:href="https://app.pluralsight.com/course-player?clipId=6f5f384f-d262-4b2d-ad9d-e33ad068192b&amp;startTime=146.81" office:target-frame-name="psplayer" xlink:show="replace" text:style-name="Internet_20_link" text:visited-style-name="Visited_20_Internet_20_Link"><text:span text:style-name="T11">the microservices using mutual TLS, including automatic certificate rollover,</text:span></text:a><text:span text:style-name="T13"> </text:span><text:a xlink:type="simple" xlink:href="https://app.pluralsight.com/course-player?clipId=6f5f384f-d262-4b2d-ad9d-e33ad068192b&amp;startTime=153.07" office:target-frame-name="psplayer" xlink:show="replace" text:style-name="Internet_20_link" text:visited-style-name="Visited_20_Internet_20_Link"><text:span text:style-name="T11">which is something that can be very challenging if</text:span></text:a><text:span text:style-name="T13"> </text:span><text:a xlink:type="simple" xlink:href="https://app.pluralsight.com/course-player?clipId=6f5f384f-d262-4b2d-ad9d-e33ad068192b&amp;startTime=155.54" office:target-frame-name="psplayer" xlink:show="replace" text:style-name="Internet_20_link" text:visited-style-name="Visited_20_Internet_20_Link"><text:span text:style-name="T11">you try to implement it yourself.</text:span></text:a><text:span text:style-name="T13"> </text:span><text:a xlink:type="simple" xlink:href="https://app.pluralsight.com/course-player?clipId=6f5f384f-d262-4b2d-ad9d-e33ad068192b&amp;startTime=158.34" office:target-frame-name="psplayer" xlink:show="replace" text:style-name="Internet_20_link" text:visited-style-name="Visited_20_Internet_20_Link"><text:span text:style-name="T11">Another security benefit is that Dapr can enforce access control</text:span></text:a><text:span text:style-name="T13"> </text:span><text:a xlink:type="simple" xlink:href="https://app.pluralsight.com/course-player?clipId=6f5f384f-d262-4b2d-ad9d-e33ad068192b&amp;startTime=162.78" office:target-frame-name="psplayer" xlink:show="replace" text:style-name="Internet_20_link" text:visited-style-name="Visited_20_Internet_20_Link"><text:span text:style-name="T11">policies that ensure that only the services that are allowed to</text:span></text:a><text:span text:style-name="T13"> </text:span><text:a xlink:type="simple" xlink:href="https://app.pluralsight.com/course-player?clipId=6f5f384f-d262-4b2d-ad9d-e33ad068192b&amp;startTime=166.39" office:target-frame-name="psplayer" xlink:show="replace" text:style-name="Internet_20_link" text:visited-style-name="Visited_20_Internet_20_Link"><text:span text:style-name="T11">talk to each other can actually do so.</text:span></text:a><text:span text:style-name="T13"> </text:span><text:a xlink:type="simple" xlink:href="https://app.pluralsight.com/course-player?clipId=6f5f384f-d262-4b2d-ad9d-e33ad068192b&amp;startTime=169.34" office:target-frame-name="psplayer" xlink:show="replace" text:style-name="Internet_20_link" text:visited-style-name="Visited_20_Internet_20_Link"><text:span text:style-name="T11">And this approach also allows the Dapr sidecar to capture traces and metrics,</text:span></text:a><text:span text:style-name="T13"> </text:span><text:a xlink:type="simple" xlink:href="https://app.pluralsight.com/course-player?clipId=6f5f384f-d262-4b2d-ad9d-e33ad068192b&amp;startTime=174.88" office:target-frame-name="psplayer" xlink:show="replace" text:style-name="Internet_20_link" text:visited-style-name="Visited_20_Internet_20_Link"><text:span text:style-name="T11">which can provide us additional insights and diagnostics</text:span></text:a><text:span text:style-name="T13"> </text:span><text:a xlink:type="simple" xlink:href="https://app.pluralsight.com/course-player?clipId=6f5f384f-d262-4b2d-ad9d-e33ad068192b&amp;startTime=178.59" office:target-frame-name="psplayer" xlink:show="replace" text:style-name="Internet_20_link" text:visited-style-name="Visited_20_Internet_20_Link"><text:span text:style-name="T11">about what's going on with our microservices.</text:span></text:a><text:span text:style-name="T13"> </text:span><text:a xlink:type="simple" xlink:href="https://app.pluralsight.com/course-player?clipId=6f5f384f-d262-4b2d-ad9d-e33ad068192b&amp;startTime=182.54" office:target-frame-name="psplayer" xlink:show="replace" text:style-name="Internet_20_link" text:visited-style-name="Visited_20_Internet_20_Link"><text:span text:style-name="T11">And because all of these benefits are implemented inside the sidecar,</text:span></text:a><text:span text:style-name="T13"> </text:span><text:a xlink:type="simple" xlink:href="https://app.pluralsight.com/course-player?clipId=6f5f384f-d262-4b2d-ad9d-e33ad068192b&amp;startTime=186.73" office:target-frame-name="psplayer" xlink:show="replace" text:style-name="Internet_20_link" text:visited-style-name="Visited_20_Internet_20_Link"><text:span text:style-name="T11">it keeps your microservice code very simple and straightforward.</text:span></text:a><text:span text:style-name="T13"> </text:span><text:a xlink:type="simple" xlink:href="https://app.pluralsight.com/course-player?clipId=6f5f384f-d262-4b2d-ad9d-e33ad068192b&amp;startTime=191.34" office:target-frame-name="psplayer" xlink:show="replace" text:style-name="Internet_20_link" text:visited-style-name="Visited_20_Internet_20_Link"><text:span text:style-name="T11">And one of the key benefits of this sidecar approach is that it</text:span></text:a><text:span text:style-name="T13"> </text:span><text:a xlink:type="simple" xlink:href="https://app.pluralsight.com/course-player?clipId=6f5f384f-d262-4b2d-ad9d-e33ad068192b&amp;startTime=195.04" office:target-frame-name="psplayer" xlink:show="replace" text:style-name="Internet_20_link" text:visited-style-name="Visited_20_Internet_20_Link"><text:span text:style-name="T11">means that Dapr can be language agnostic.</text:span></text:a><text:span text:style-name="T13"> </text:span><text:a xlink:type="simple" xlink:href="https://app.pluralsight.com/course-player?clipId=6f5f384f-d262-4b2d-ad9d-e33ad068192b&amp;startTime=198.02" office:target-frame-name="psplayer" xlink:show="replace" text:style-name="Internet_20_link" text:visited-style-name="Visited_20_Internet_20_Link"><text:span text:style-name="T11">It really doesn't matter at all what language your</text:span></text:a><text:span text:style-name="T13"> </text:span><text:a xlink:type="simple" xlink:href="https://app.pluralsight.com/course-player?clipId=6f5f384f-d262-4b2d-ad9d-e33ad068192b&amp;startTime=200.56" office:target-frame-name="psplayer" xlink:show="replace" text:style-name="Internet_20_link" text:visited-style-name="Visited_20_Internet_20_Link"><text:span text:style-name="T11">microservice is written in; as long as you can call the</text:span></text:a><text:span text:style-name="T13"> </text:span><text:a xlink:type="simple" xlink:href="https://app.pluralsight.com/course-player?clipId=6f5f384f-d262-4b2d-ad9d-e33ad068192b&amp;startTime=204.04" office:target-frame-name="psplayer" xlink:show="replace" text:style-name="Internet_20_link" text:visited-style-name="Visited_20_Internet_20_Link"><text:span text:style-name="T11">Dapr sidecar with an HTTP request,</text:span></text:a><text:span text:style-name="T13"> </text:span><text:a xlink:type="simple" xlink:href="https://app.pluralsight.com/course-player?clipId=6f5f384f-d262-4b2d-ad9d-e33ad068192b&amp;startTime=207.14" office:target-frame-name="psplayer" xlink:show="replace" text:style-name="Internet_20_link" text:visited-style-name="Visited_20_Internet_20_Link"><text:span text:style-name="T11">you're able to take advantage of all of the Dapr building blocks.</text:span></text:a><text:span text:style-name="T13"> </text:span><text:a xlink:type="simple" xlink:href="https://app.pluralsight.com/course-player?clipId=6f5f384f-d262-4b2d-ad9d-e33ad068192b&amp;startTime=211.44" office:target-frame-name="psplayer" xlink:show="replace" text:style-name="Internet_20_link" text:visited-style-name="Visited_20_Internet_20_Link"><text:span text:style-name="T11">Now, you might be a little bit concerned about the performance</text:span></text:a><text:span text:style-name="T13"> </text:span><text:a xlink:type="simple" xlink:href="https://app.pluralsight.com/course-player?clipId=6f5f384f-d262-4b2d-ad9d-e33ad068192b&amp;startTime=214.24" office:target-frame-name="psplayer" xlink:show="replace" text:style-name="Internet_20_link" text:visited-style-name="Visited_20_Internet_20_Link"><text:span text:style-name="T11">implications of inserting sidecars </text:span></text:a><text:soft-page-break/><text:a xlink:type="simple" xlink:href="https://app.pluralsight.com/course-player?clipId=6f5f384f-d262-4b2d-ad9d-e33ad068192b&amp;startTime=214.24" office:target-frame-name="psplayer" xlink:show="replace" text:style-name="Internet_20_link" text:visited-style-name="Visited_20_Internet_20_Link"><text:span text:style-name="T11">into the communication between</text:span></text:a><text:span text:style-name="T13"> </text:span><text:a xlink:type="simple" xlink:href="https://app.pluralsight.com/course-player?clipId=6f5f384f-d262-4b2d-ad9d-e33ad068192b&amp;startTime=218.32" office:target-frame-name="psplayer" xlink:show="replace" text:style-name="Internet_20_link" text:visited-style-name="Visited_20_Internet_20_Link"><text:span text:style-name="T11">services, and the good news is that Dapr has been extensively optimized</text:span></text:a><text:span text:style-name="T13"> </text:span><text:a xlink:type="simple" xlink:href="https://app.pluralsight.com/course-player?clipId=6f5f384f-d262-4b2d-ad9d-e33ad068192b&amp;startTime=223.25" office:target-frame-name="psplayer" xlink:show="replace" text:style-name="Internet_20_link" text:visited-style-name="Visited_20_Internet_20_Link"><text:span text:style-name="T11">to keep any performance impact to a minimum.</text:span></text:a><text:span text:style-name="T13"> </text:span><text:a xlink:type="simple" xlink:href="https://app.pluralsight.com/course-player?clipId=6f5f384f-d262-4b2d-ad9d-e33ad068192b&amp;startTime=226.44" office:target-frame-name="psplayer" xlink:show="replace" text:style-name="Internet_20_link" text:visited-style-name="Visited_20_Internet_20_Link"><text:span text:style-name="T11">And it's also worth noting that Dapr makes use of gRPC,</text:span></text:a><text:span text:style-name="T13"> </text:span><text:a xlink:type="simple" xlink:href="https://app.pluralsight.com/course-player?clipId=6f5f384f-d262-4b2d-ad9d-e33ad068192b&amp;startTime=230.28" office:target-frame-name="psplayer" xlink:show="replace" text:style-name="Internet_20_link" text:visited-style-name="Visited_20_Internet_20_Link"><text:span text:style-name="T11">which is a protocol that's been optimized for performance. And the Dapr sidecars use gRPC for their communications between each other.</text:span></text:a></text:p>
      <text:h text:style-name="P2" text:outline-level="3"><text:a xlink:type="simple" xlink:href="https://app.pluralsight.com/course-player?clipId=31bea28d-29e9-4d59-8b81-d76a27125d4d" office:target-frame-name="psplayer" xlink:show="replace" text:style-name="Internet_20_link" text:visited-style-name="Visited_20_Internet_20_Link"><text:span text:style-name="T11">Self Hosted and Kubernetes Modes</text:span></text:a></text:h>
      <text:p text:style-name="P5"><text:a xlink:type="simple" xlink:href="https://app.pluralsight.com/course-player?clipId=31bea28d-29e9-4d59-8b81-d76a27125d4d&amp;startTime=1.24" office:target-frame-name="psplayer" xlink:show="replace" text:style-name="Internet_20_link" text:visited-style-name="Visited_20_Internet_20_Link"><text:span text:style-name="T11">There are two main ways in which you can run Dapr distributed applications.</text:span></text:a><text:span text:style-name="T13"> </text:span><text:a xlink:type="simple" xlink:href="https://app.pluralsight.com/course-player?clipId=31bea28d-29e9-4d59-8b81-d76a27125d4d&amp;startTime=6.84" office:target-frame-name="psplayer" xlink:show="replace" text:style-name="Internet_20_link" text:visited-style-name="Visited_20_Internet_20_Link"><text:span text:style-name="T11">The first is known as self‑hosted.</text:span></text:a><text:span text:style-name="T13"> </text:span><text:a xlink:type="simple" xlink:href="https://app.pluralsight.com/course-player?clipId=31bea28d-29e9-4d59-8b81-d76a27125d4d&amp;startTime=10.04" office:target-frame-name="psplayer" xlink:show="replace" text:style-name="Internet_20_link" text:visited-style-name="Visited_20_Internet_20_Link"><text:span text:style-name="T11">In self‑hosted mode,</text:span></text:a><text:span text:style-name="T13"> </text:span><text:a xlink:type="simple" xlink:href="https://app.pluralsight.com/course-player?clipId=31bea28d-29e9-4d59-8b81-d76a27125d4d&amp;startTime=11.36" office:target-frame-name="psplayer" xlink:show="replace" text:style-name="Internet_20_link" text:visited-style-name="Visited_20_Internet_20_Link"><text:span text:style-name="T11">you take responsibility for running a Dapr sidecar process</text:span></text:a><text:span text:style-name="T13"> </text:span><text:a xlink:type="simple" xlink:href="https://app.pluralsight.com/course-player?clipId=31bea28d-29e9-4d59-8b81-d76a27125d4d&amp;startTime=15.75" office:target-frame-name="psplayer" xlink:show="replace" text:style-name="Internet_20_link" text:visited-style-name="Visited_20_Internet_20_Link"><text:span text:style-name="T11">alongside each of your microservices,</text:span></text:a><text:span text:style-name="T13"> </text:span><text:a xlink:type="simple" xlink:href="https://app.pluralsight.com/course-player?clipId=31bea28d-29e9-4d59-8b81-d76a27125d4d&amp;startTime=18.32" office:target-frame-name="psplayer" xlink:show="replace" text:style-name="Internet_20_link" text:visited-style-name="Visited_20_Internet_20_Link"><text:span text:style-name="T11">and the sidecar runs on the same machine as the microservice.</text:span></text:a><text:span text:style-name="T13"> </text:span><text:a xlink:type="simple" xlink:href="https://app.pluralsight.com/course-player?clipId=31bea28d-29e9-4d59-8b81-d76a27125d4d&amp;startTime=22.6" office:target-frame-name="psplayer" xlink:show="replace" text:style-name="Internet_20_link" text:visited-style-name="Visited_20_Internet_20_Link"><text:span text:style-name="T11">And the Dapr command‑line tool includes the dapr run command that you can use</text:span></text:a><text:span text:style-name="T13"> </text:span><text:a xlink:type="simple" xlink:href="https://app.pluralsight.com/course-player?clipId=31bea28d-29e9-4d59-8b81-d76a27125d4d&amp;startTime=28.71" office:target-frame-name="psplayer" xlink:show="replace" text:style-name="Internet_20_link" text:visited-style-name="Visited_20_Internet_20_Link"><text:span text:style-name="T11">to easily launch your application along with a sidecar.</text:span></text:a><text:span text:style-name="T13"> </text:span><text:a xlink:type="simple" xlink:href="https://app.pluralsight.com/course-player?clipId=31bea28d-29e9-4d59-8b81-d76a27125d4d&amp;startTime=33.54" office:target-frame-name="psplayer" xlink:show="replace" text:style-name="Internet_20_link" text:visited-style-name="Visited_20_Internet_20_Link"><text:span text:style-name="T11">Now, obviously, any dependencies for the building blocks, such as Redis,</text:span></text:a><text:span text:style-name="T13"> </text:span><text:a xlink:type="simple" xlink:href="https://app.pluralsight.com/course-player?clipId=31bea28d-29e9-4d59-8b81-d76a27125d4d&amp;startTime=37.9" office:target-frame-name="psplayer" xlink:show="replace" text:style-name="Internet_20_link" text:visited-style-name="Visited_20_Internet_20_Link"><text:span text:style-name="T11">for example,</text:span></text:a><text:span text:style-name="T13"> </text:span><text:a xlink:type="simple" xlink:href="https://app.pluralsight.com/course-player?clipId=31bea28d-29e9-4d59-8b81-d76a27125d4d&amp;startTime=38.96" office:target-frame-name="psplayer" xlink:show="replace" text:style-name="Internet_20_link" text:visited-style-name="Visited_20_Internet_20_Link"><text:span text:style-name="T11">to support the state store or pub‑sub building blocks do need to be running</text:span></text:a><text:span text:style-name="T13"> </text:span><text:a xlink:type="simple" xlink:href="https://app.pluralsight.com/course-player?clipId=31bea28d-29e9-4d59-8b81-d76a27125d4d&amp;startTime=43.5" office:target-frame-name="psplayer" xlink:show="replace" text:style-name="Internet_20_link" text:visited-style-name="Visited_20_Internet_20_Link"><text:span text:style-name="T11">somewhere and available for the Dapr sidecar to access.</text:span></text:a><text:span text:style-name="T13"> </text:span><text:a xlink:type="simple" xlink:href="https://app.pluralsight.com/course-player?clipId=31bea28d-29e9-4d59-8b81-d76a27125d4d&amp;startTime=47.2" office:target-frame-name="psplayer" xlink:show="replace" text:style-name="Internet_20_link" text:visited-style-name="Visited_20_Internet_20_Link"><text:span text:style-name="T11">And for local development,</text:span></text:a><text:span text:style-name="T13"> </text:span><text:a xlink:type="simple" xlink:href="https://app.pluralsight.com/course-player?clipId=31bea28d-29e9-4d59-8b81-d76a27125d4d&amp;startTime=49.15" office:target-frame-name="psplayer" xlink:show="replace" text:style-name="Internet_20_link" text:visited-style-name="Visited_20_Internet_20_Link"><text:span text:style-name="T11">it's quite common for those dependencies to be run as Docker containers,</text:span></text:a><text:span text:style-name="T13"> </text:span><text:a xlink:type="simple" xlink:href="https://app.pluralsight.com/course-player?clipId=31bea28d-29e9-4d59-8b81-d76a27125d4d&amp;startTime=53.23" office:target-frame-name="psplayer" xlink:show="replace" text:style-name="Internet_20_link" text:visited-style-name="Visited_20_Internet_20_Link"><text:span text:style-name="T11">and I'll be showing a demo of how to set that up later on.</text:span></text:a><text:span text:style-name="T13"> </text:span><text:a xlink:type="simple" xlink:href="https://app.pluralsight.com/course-player?clipId=31bea28d-29e9-4d59-8b81-d76a27125d4d&amp;startTime=57.74" office:target-frame-name="psplayer" xlink:show="replace" text:style-name="Internet_20_link" text:visited-style-name="Visited_20_Internet_20_Link"><text:span text:style-name="T11">And self‑hosted mode is very often used for local development,</text:span></text:a><text:span text:style-name="T13"> </text:span><text:a xlink:type="simple" xlink:href="https://app.pluralsight.com/course-player?clipId=31bea28d-29e9-4d59-8b81-d76a27125d4d&amp;startTime=62.04" office:target-frame-name="psplayer" xlink:show="replace" text:style-name="Internet_20_link" text:visited-style-name="Visited_20_Internet_20_Link"><text:span text:style-name="T11">although it's perfectly valid to use it in production,</text:span></text:a><text:span text:style-name="T13"> </text:span><text:a xlink:type="simple" xlink:href="https://app.pluralsight.com/course-player?clipId=31bea28d-29e9-4d59-8b81-d76a27125d4d&amp;startTime=64.87" office:target-frame-name="psplayer" xlink:show="replace" text:style-name="Internet_20_link" text:visited-style-name="Visited_20_Internet_20_Link"><text:span text:style-name="T11">for example, if you've chosen not to containerize your microservices.</text:span></text:a><text:span text:style-name="T13"> </text:span><text:a xlink:type="simple" xlink:href="https://app.pluralsight.com/course-player?clipId=31bea28d-29e9-4d59-8b81-d76a27125d4d&amp;startTime=69.19" office:target-frame-name="psplayer" xlink:show="replace" text:style-name="Internet_20_link" text:visited-style-name="Visited_20_Internet_20_Link"><text:span text:style-name="T11">The second way to run your Dapr application is on a Kubernetes cluster,</text:span></text:a><text:span text:style-name="T13"> </text:span><text:a xlink:type="simple" xlink:href="https://app.pluralsight.com/course-player?clipId=31bea28d-29e9-4d59-8b81-d76a27125d4d&amp;startTime=75.34" office:target-frame-name="psplayer" xlink:show="replace" text:style-name="Internet_20_link" text:visited-style-name="Visited_20_Internet_20_Link"><text:span text:style-name="T11">and this would be a very common choice for production scenarios,</text:span></text:a><text:span text:style-name="T13"> </text:span><text:a xlink:type="simple" xlink:href="https://app.pluralsight.com/course-player?clipId=31bea28d-29e9-4d59-8b81-d76a27125d4d&amp;startTime=79.24" office:target-frame-name="psplayer" xlink:show="replace" text:style-name="Internet_20_link" text:visited-style-name="Visited_20_Internet_20_Link"><text:span text:style-name="T11">but again,</text:span></text:a><text:span text:style-name="T13"> </text:span><text:a xlink:type="simple" xlink:href="https://app.pluralsight.com/course-player?clipId=31bea28d-29e9-4d59-8b81-d76a27125d4d&amp;startTime=79.73" office:target-frame-name="psplayer" xlink:show="replace" text:style-name="Internet_20_link" text:visited-style-name="Visited_20_Internet_20_Link"><text:span text:style-name="T11">there's no reason why you can't also use this as an option for</text:span></text:a><text:span text:style-name="T13"> </text:span><text:a xlink:type="simple" xlink:href="https://app.pluralsight.com/course-player?clipId=31bea28d-29e9-4d59-8b81-d76a27125d4d&amp;startTime=83.24" office:target-frame-name="psplayer" xlink:show="replace" text:style-name="Internet_20_link" text:visited-style-name="Visited_20_Internet_20_Link"><text:span text:style-name="T11">local development and testing if your development team are</text:span></text:a><text:span text:style-name="T13"> </text:span><text:a xlink:type="simple" xlink:href="https://app.pluralsight.com/course-player?clipId=31bea28d-29e9-4d59-8b81-d76a27125d4d&amp;startTime=86.43" office:target-frame-name="psplayer" xlink:show="replace" text:style-name="Internet_20_link" text:visited-style-name="Visited_20_Internet_20_Link"><text:span text:style-name="T11">comfortable with working with Kubernetes.</text:span></text:a><text:span text:style-name="T13"> </text:span><text:a xlink:type="simple" xlink:href="https://app.pluralsight.com/course-player?clipId=31bea28d-29e9-4d59-8b81-d76a27125d4d&amp;startTime=89.12" office:target-frame-name="psplayer" xlink:show="replace" text:style-name="Internet_20_link" text:visited-style-name="Visited_20_Internet_20_Link"><text:span text:style-name="T11">When you deploy a Dapr application to Kubernetes,</text:span></text:a><text:span text:style-name="T13"> </text:span><text:a xlink:type="simple" xlink:href="https://app.pluralsight.com/course-player?clipId=31bea28d-29e9-4d59-8b81-d76a27125d4d&amp;startTime=93.09" office:target-frame-name="psplayer" xlink:show="replace" text:style-name="Internet_20_link" text:visited-style-name="Visited_20_Internet_20_Link"><text:span text:style-name="T11">you first install Dapr onto the cluster.</text:span></text:a><text:span text:style-name="T13"> </text:span><text:a xlink:type="simple" xlink:href="https://app.pluralsight.com/course-player?clipId=31bea28d-29e9-4d59-8b81-d76a27125d4d&amp;startTime=96.64" office:target-frame-name="psplayer" xlink:show="replace" text:style-name="Internet_20_link" text:visited-style-name="Visited_20_Internet_20_Link"><text:span text:style-name="T11">Once you've done this,</text:span></text:a><text:span text:style-name="T13"> </text:span><text:a xlink:type="simple" xlink:href="https://app.pluralsight.com/course-player?clipId=31bea28d-29e9-4d59-8b81-d76a27125d4d&amp;startTime=97.79" office:target-frame-name="psplayer" xlink:show="replace" text:style-name="Internet_20_link" text:visited-style-name="Visited_20_Internet_20_Link"><text:span text:style-name="T11">any microservices that you install need to be annotated in a special</text:span></text:a><text:span text:style-name="T13"> </text:span><text:a xlink:type="simple" xlink:href="https://app.pluralsight.com/course-player?clipId=31bea28d-29e9-4d59-8b81-d76a27125d4d&amp;startTime=102.27" office:target-frame-name="psplayer" xlink:show="replace" text:style-name="Internet_20_link" text:visited-style-name="Visited_20_Internet_20_Link"><text:span text:style-name="T11">way that causes the Dapr runtime to automatically create a Dapr sidecar</text:span></text:a><text:span text:style-name="T13"> </text:span><text:a xlink:type="simple" xlink:href="https://app.pluralsight.com/course-player?clipId=31bea28d-29e9-4d59-8b81-d76a27125d4d&amp;startTime=108.64" office:target-frame-name="psplayer" xlink:show="replace" text:style-name="Internet_20_link" text:visited-style-name="Visited_20_Internet_20_Link"><text:span text:style-name="T11">alongside each of your microservice containers, and this means that</text:span></text:a><text:span text:style-name="T13"> </text:span><text:a xlink:type="simple" xlink:href="https://app.pluralsight.com/course-player?clipId=31bea28d-29e9-4d59-8b81-d76a27125d4d&amp;startTime=113.46" office:target-frame-name="psplayer" xlink:show="replace" text:style-name="Internet_20_link" text:visited-style-name="Visited_20_Internet_20_Link"><text:span text:style-name="T11">your Kubernetes Pod will contain both your microservice container and a</text:span></text:a><text:span text:style-name="T13"> </text:span><text:a xlink:type="simple" xlink:href="https://app.pluralsight.com/course-player?clipId=31bea28d-29e9-4d59-8b81-d76a27125d4d&amp;startTime=118.85" office:target-frame-name="psplayer" xlink:show="replace" text:style-name="Internet_20_link" text:visited-style-name="Visited_20_Internet_20_Link"><text:span text:style-name="T11">Dapr sidecar container.</text:span></text:a><text:span text:style-name="T13"> </text:span><text:a xlink:type="simple" xlink:href="https://app.pluralsight.com/course-player?clipId=31bea28d-29e9-4d59-8b81-d76a27125d4d&amp;startTime=121.14" office:target-frame-name="psplayer" xlink:show="replace" text:style-name="Internet_20_link" text:visited-style-name="Visited_20_Internet_20_Link"><text:span text:style-name="T11">And if you've used service meshes in Kubernetes before, you'll recognize this</text:span></text:a><text:span text:style-name="T13"> </text:span><text:a xlink:type="simple" xlink:href="https://app.pluralsight.com/course-player?clipId=31bea28d-29e9-4d59-8b81-d76a27125d4d&amp;startTime=125.91" office:target-frame-name="psplayer" xlink:show="replace" text:style-name="Internet_20_link" text:visited-style-name="Visited_20_Internet_20_Link"><text:span text:style-name="T11">kind of approach of using sidecars. And in this course,</text:span></text:a><text:span text:style-name="T13"> </text:span><text:a xlink:type="simple" xlink:href="https://app.pluralsight.com/course-player?clipId=31bea28d-29e9-4d59-8b81-d76a27125d4d&amp;startTime=130.4" office:target-frame-name="psplayer" xlink:show="replace" text:style-name="Internet_20_link" text:visited-style-name="Visited_20_Internet_20_Link"><text:span text:style-name="T11">I'm going to be showing you how we can run the demo application in both modes, self‑hosted and on Kubernetes.</text:span></text:a></text:p>
      <text:h text:style-name="P2" text:outline-level="3"><text:a xlink:type="simple" xlink:href="https://app.pluralsight.com/course-player?clipId=ab55564b-5735-462d-b35d-092fabda97a2" office:target-frame-name="psplayer" xlink:show="replace" text:style-name="Internet_20_link" text:visited-style-name="Visited_20_Internet_20_Link"><text:span text:style-name="T11">Demo: Installing the Dapr CLI</text:span></text:a></text:h>
      <text:p text:style-name="P5"><text:a xlink:type="simple" xlink:href="https://app.pluralsight.com/course-player?clipId=ab55564b-5735-462d-b35d-092fabda97a2&amp;startTime=1.24" office:target-frame-name="psplayer" xlink:show="replace" text:style-name="Internet_20_link" text:visited-style-name="Visited_20_Internet_20_Link"><text:span text:style-name="T11">In this demo, we'll see how to install the Dapr CLI.</text:span></text:a><text:span text:style-name="T13"> </text:span><text:a xlink:type="simple" xlink:href="https://app.pluralsight.com/course-player?clipId=ab55564b-5735-462d-b35d-092fabda97a2&amp;startTime=6.33" office:target-frame-name="psplayer" xlink:show="replace" text:style-name="Internet_20_link" text:visited-style-name="Visited_20_Internet_20_Link"><text:span text:style-name="T11">Here we are on the official Dapr website at dapr.io,</text:span></text:a><text:span text:style-name="T13"> </text:span><text:a xlink:type="simple" xlink:href="https://app.pluralsight.com/course-player?clipId=ab55564b-5735-462d-b35d-092fabda97a2&amp;startTime=10.54" office:target-frame-name="psplayer" xlink:show="replace" text:style-name="Internet_20_link" text:visited-style-name="Visited_20_Internet_20_Link"><text:span text:style-name="T11">and if I follow the Get Started link, it takes us to the documentation,</text:span></text:a><text:span text:style-name="T13"> </text:span><text:a xlink:type="simple" xlink:href="https://app.pluralsight.com/course-player?clipId=ab55564b-5735-462d-b35d-092fabda97a2&amp;startTime=15.2" office:target-frame-name="psplayer" xlink:show="replace" text:style-name="Internet_20_link" text:visited-style-name="Visited_20_Internet_20_Link"><text:span text:style-name="T11">which includes up‑to‑date installation instructions for a variety of platforms.</text:span></text:a><text:span text:style-name="T13"> </text:span><text:a xlink:type="simple" xlink:href="https://app.pluralsight.com/course-player?clipId=ab55564b-5735-462d-b35d-092fabda97a2&amp;startTime=22.14" office:target-frame-name="psplayer" xlink:show="replace" text:style-name="Internet_20_link" text:visited-style-name="Visited_20_Internet_20_Link"><text:span text:style-name="T11">If I look at the instructions for installing the Dapr CLI,</text:span></text:a><text:span text:style-name="T13"> </text:span><text:a xlink:type="simple" xlink:href="https://app.pluralsight.com/course-player?clipId=ab55564b-5735-462d-b35d-092fabda97a2&amp;startTime=25.58" office:target-frame-name="psplayer" xlink:show="replace" text:style-name="Internet_20_link" text:visited-style-name="Visited_20_Internet_20_Link"><text:span text:style-name="T11">it shows me the commands necessary for Linux,</text:span></text:a><text:span text:style-name="T13"> </text:span><text:a xlink:type="simple" xlink:href="https://app.pluralsight.com/course-player?clipId=ab55564b-5735-462d-b35d-092fabda97a2&amp;startTime=28.92" office:target-frame-name="psplayer" xlink:show="replace" text:style-name="Internet_20_link" text:visited-style-name="Visited_20_Internet_20_Link"><text:span text:style-name="T11">Windows, or macOS.</text:span></text:a><text:span text:style-name="T13"> </text:span><text:a xlink:type="simple" xlink:href="https://app.pluralsight.com/course-player?clipId=ab55564b-5735-462d-b35d-092fabda97a2&amp;startTime=31.54" office:target-frame-name="psplayer" xlink:show="replace" text:style-name="Internet_20_link" text:visited-style-name="Visited_20_Internet_20_Link"><text:span text:style-name="T11">I'm on Windows,</text:span></text:a><text:span text:style-name="T13"> </text:span><text:a xlink:type="simple" xlink:href="https://app.pluralsight.com/course-player?clipId=ab55564b-5735-462d-b35d-092fabda97a2&amp;startTime=32.56" office:target-frame-name="psplayer" xlink:show="replace" text:style-name="Internet_20_link" text:visited-style-name="Visited_20_Internet_20_Link"><text:span text:style-name="T11">so I'm going to copy the Windows install command to my clipboard, and I'm</text:span></text:a><text:span text:style-name="T13"> </text:span><text:a xlink:type="simple" xlink:href="https://app.pluralsight.com/course-player?clipId=ab55564b-5735-462d-b35d-092fabda97a2&amp;startTime=37.6" office:target-frame-name="psplayer" xlink:show="replace" text:style-name="Internet_20_link" text:visited-style-name="Visited_20_Internet_20_Link"><text:span text:style-name="T11">going to run it inside an administrative command prompt.</text:span></text:a><text:span text:style-name="T13"> </text:span><text:a xlink:type="simple" xlink:href="https://app.pluralsight.com/course-player?clipId=ab55564b-5735-462d-b35d-092fabda97a2&amp;startTime=41.94" office:target-frame-name="psplayer" xlink:show="replace" text:style-name="Internet_20_link" text:visited-style-name="Visited_20_Internet_20_Link"><text:span text:style-name="T11">When I run this,</text:span></text:a><text:span text:style-name="T13"> </text:span><text:a xlink:type="simple" xlink:href="https://app.pluralsight.com/course-player?clipId=ab55564b-5735-462d-b35d-092fabda97a2&amp;startTime=42.77" office:target-frame-name="psplayer" xlink:show="replace" text:style-name="Internet_20_link" text:visited-style-name="Visited_20_Internet_20_Link"><text:span text:style-name="T11">it downloads the Dapr CLI tool and updates my path to make that tool available.</text:span></text:a><text:span text:style-name="T13"> </text:span><text:a xlink:type="simple" xlink:href="https://app.pluralsight.com/course-player?clipId=ab55564b-5735-462d-b35d-092fabda97a2&amp;startTime=49.14" office:target-frame-name="psplayer" xlink:show="replace" text:style-name="Internet_20_link" text:visited-style-name="Visited_20_Internet_20_Link"><text:span text:style-name="T11">And so if I open a new command prompt and enter the dapr ‑v command, here I</text:span></text:a><text:span text:style-name="T13"> </text:span><text:a xlink:type="simple" xlink:href="https://app.pluralsight.com/course-player?clipId=ab55564b-5735-462d-b35d-092fabda97a2&amp;startTime=55.65" office:target-frame-name="psplayer" xlink:show="replace" text:style-name="Internet_20_link" text:visited-style-name="Visited_20_Internet_20_Link"><text:span text:style-name="T11">can see the version that I've got currently installed, and it's showing that</text:span></text:a><text:span text:style-name="T13"> </text:span><text:a xlink:type="simple" xlink:href="https://app.pluralsight.com/course-player?clipId=ab55564b-5735-462d-b35d-092fabda97a2&amp;startTime=60.34" office:target-frame-name="psplayer" xlink:show="replace" text:style-name="Internet_20_link" text:visited-style-name="Visited_20_Internet_20_Link"><text:span text:style-name="T11">the runtime version is not applicable because we haven't yet installed the</text:span></text:a><text:span text:style-name="T13"> </text:span><text:a xlink:type="simple" xlink:href="https://app.pluralsight.com/course-player?clipId=ab55564b-5735-462d-b35d-092fabda97a2&amp;startTime=64.6" office:target-frame-name="psplayer" xlink:show="replace" text:style-name="Internet_20_link" text:visited-style-name="Visited_20_Internet_20_Link"><text:span text:style-name="T11">Dapr runtime. We're going to be doing that in a moment. And if I just enter</text:span></text:a><text:span text:style-name="T13"> </text:span><text:a xlink:type="simple" xlink:href="https://app.pluralsight.com/course-player?clipId=ab55564b-5735-462d-b35d-092fabda97a2&amp;startTime=69.49" office:target-frame-name="psplayer" xlink:show="replace" text:style-name="Internet_20_link" text:visited-style-name="Visited_20_Internet_20_Link"><text:span text:style-name="T11">the dapr command on its own,</text:span></text:a><text:span text:style-name="T13"> </text:span><text:a xlink:type="simple" xlink:href="https://app.pluralsight.com/course-player?clipId=ab55564b-5735-462d-b35d-092fabda97a2&amp;startTime=71.53" office:target-frame-name="psplayer" xlink:show="replace" text:style-name="Internet_20_link" text:visited-style-name="Visited_20_Internet_20_Link"><text:span text:style-name="T11">this is going to give me a summary of the</text:span></text:a><text:span text:style-name="T13"> </text:span><text:a xlink:type="simple" xlink:href="https://app.pluralsight.com/course-player?clipId=ab55564b-5735-462d-b35d-092fabda97a2&amp;startTime=73.59" office:target-frame-name="psplayer" xlink:show="replace" text:style-name="Internet_20_link" text:visited-style-name="Visited_20_Internet_20_Link"><text:span text:style-name="T11">subcommands that we have at our disposal.</text:span></text:a><text:span text:style-name="T13"> </text:span><text:a xlink:type="simple" xlink:href="https://app.pluralsight.com/course-player?clipId=ab55564b-5735-462d-b35d-092fabda97a2&amp;startTime=76.74" office:target-frame-name="psplayer" xlink:show="replace" text:style-name="Internet_20_link" text:visited-style-name="Visited_20_Internet_20_Link"><text:span text:style-name="T11">Now, one quick note for Windows users,</text:span></text:a><text:span text:style-name="T13"> </text:span><text:a xlink:type="simple" xlink:href="https://app.pluralsight.com/course-player?clipId=ab55564b-5735-462d-b35d-092fabda97a2&amp;startTime=78.97" office:target-frame-name="psplayer" xlink:show="replace" text:style-name="Internet_20_link" text:visited-style-name="Visited_20_Internet_20_Link"><text:span text:style-name="T11">if you're trying to install the Dapr CLI, you may need to run</text:span></text:a><text:span text:style-name="T13"> </text:span><text:a xlink:type="simple" xlink:href="https://app.pluralsight.com/course-player?clipId=ab55564b-5735-462d-b35d-092fabda97a2&amp;startTime=82.82" office:target-frame-name="psplayer" xlink:show="replace" text:style-name="Internet_20_link" text:visited-style-name="Visited_20_Internet_20_Link"><text:span text:style-name="T11">Set‑ExecutionPolicy RemoteSigned with the scope of CurrentUser in order to</text:span></text:a><text:span text:style-name="T13"> </text:span><text:a xlink:type="simple" xlink:href="https://app.pluralsight.com/course-player?clipId=ab55564b-5735-462d-b35d-092fabda97a2&amp;startTime=88.79" office:target-frame-name="psplayer" xlink:show="replace" text:style-name="Internet_20_link" text:visited-style-name="Visited_20_Internet_20_Link"><text:span text:style-name="T11">allow PowerShell to actually run the installation script. And another </text:span></text:a><text:soft-page-break/><text:a xlink:type="simple" xlink:href="https://app.pluralsight.com/course-player?clipId=ab55564b-5735-462d-b35d-092fabda97a2&amp;startTime=88.79" office:target-frame-name="psplayer" xlink:show="replace" text:style-name="Internet_20_link" text:visited-style-name="Visited_20_Internet_20_Link"><text:span text:style-name="T11">quick</text:span></text:a><text:span text:style-name="T13"> </text:span><text:a xlink:type="simple" xlink:href="https://app.pluralsight.com/course-player?clipId=ab55564b-5735-462d-b35d-092fabda97a2&amp;startTime=93.87" office:target-frame-name="psplayer" xlink:show="replace" text:style-name="Internet_20_link" text:visited-style-name="Visited_20_Internet_20_Link"><text:span text:style-name="T11">tip for you, if you've already installed an earlier version of the Dapr CLI</text:span></text:a><text:span text:style-name="T13"> </text:span><text:a xlink:type="simple" xlink:href="https://app.pluralsight.com/course-player?clipId=ab55564b-5735-462d-b35d-092fabda97a2&amp;startTime=98.34" office:target-frame-name="psplayer" xlink:show="replace" text:style-name="Internet_20_link" text:visited-style-name="Visited_20_Internet_20_Link"><text:span text:style-name="T11">and you'd like to upgrade, then the approach I tend to take to do that is</text:span></text:a><text:span text:style-name="T13"> </text:span><text:a xlink:type="simple" xlink:href="https://app.pluralsight.com/course-player?clipId=ab55564b-5735-462d-b35d-092fabda97a2&amp;startTime=102.35" office:target-frame-name="psplayer" xlink:show="replace" text:style-name="Internet_20_link" text:visited-style-name="Visited_20_Internet_20_Link"><text:span text:style-name="T11">just to run the install script again, and that upgrades you to the latest version.</text:span></text:a></text:p>
      <text:h text:style-name="P2" text:outline-level="3"><text:a xlink:type="simple" xlink:href="https://app.pluralsight.com/course-player?clipId=55c8ec96-101f-463a-a6e9-a0ca2ba17fb8" office:target-frame-name="psplayer" xlink:show="replace" text:style-name="Internet_20_link" text:visited-style-name="Visited_20_Internet_20_Link"><text:span text:style-name="T11">Installing the Dapr Runtime in Self-hosted Mode</text:span></text:a></text:h>
      <text:p text:style-name="P5"><text:a xlink:type="simple" xlink:href="https://app.pluralsight.com/course-player?clipId=55c8ec96-101f-463a-a6e9-a0ca2ba17fb8&amp;startTime=1.44" office:target-frame-name="psplayer" xlink:show="replace" text:style-name="Internet_20_link" text:visited-style-name="Visited_20_Internet_20_Link"><text:span text:style-name="T11">In this demo, we'll install the Dapr runtime in self‑hosted mode.</text:span></text:a><text:span text:style-name="T13"> </text:span><text:a xlink:type="simple" xlink:href="https://app.pluralsight.com/course-player?clipId=55c8ec96-101f-463a-a6e9-a0ca2ba17fb8&amp;startTime=6.84" office:target-frame-name="psplayer" xlink:show="replace" text:style-name="Internet_20_link" text:visited-style-name="Visited_20_Internet_20_Link"><text:span text:style-name="T11">Again,</text:span></text:a><text:span text:style-name="T13"> </text:span><text:a xlink:type="simple" xlink:href="https://app.pluralsight.com/course-player?clipId=55c8ec96-101f-463a-a6e9-a0ca2ba17fb8&amp;startTime=7.48" office:target-frame-name="psplayer" xlink:show="replace" text:style-name="Internet_20_link" text:visited-style-name="Visited_20_Internet_20_Link"><text:span text:style-name="T11">the most up‑to‑date instructions for this can be</text:span></text:a><text:span text:style-name="T13"> </text:span><text:a xlink:type="simple" xlink:href="https://app.pluralsight.com/course-player?clipId=55c8ec96-101f-463a-a6e9-a0ca2ba17fb8&amp;startTime=10.24" office:target-frame-name="psplayer" xlink:show="replace" text:style-name="Internet_20_link" text:visited-style-name="Visited_20_Internet_20_Link"><text:span text:style-name="T11">found on the official Dapr website, which I'm showing here.</text:span></text:a><text:span text:style-name="T13"> </text:span><text:a xlink:type="simple" xlink:href="https://app.pluralsight.com/course-player?clipId=55c8ec96-101f-463a-a6e9-a0ca2ba17fb8&amp;startTime=14.64" office:target-frame-name="psplayer" xlink:show="replace" text:style-name="Internet_20_link" text:visited-style-name="Visited_20_Internet_20_Link"><text:span text:style-name="T11">And one important thing to note is that by default, installing</text:span></text:a><text:span text:style-name="T13"> </text:span><text:a xlink:type="simple" xlink:href="https://app.pluralsight.com/course-player?clipId=55c8ec96-101f-463a-a6e9-a0ca2ba17fb8&amp;startTime=18.75" office:target-frame-name="psplayer" xlink:show="replace" text:style-name="Internet_20_link" text:visited-style-name="Visited_20_Internet_20_Link"><text:span text:style-name="T11">the Dapr runtime locally does expect that you've got Docker</text:span></text:a><text:span text:style-name="T13"> </text:span><text:a xlink:type="simple" xlink:href="https://app.pluralsight.com/course-player?clipId=55c8ec96-101f-463a-a6e9-a0ca2ba17fb8&amp;startTime=22.62" office:target-frame-name="psplayer" xlink:show="replace" text:style-name="Internet_20_link" text:visited-style-name="Visited_20_Internet_20_Link"><text:span text:style-name="T11">already installed on your machine.</text:span></text:a><text:span text:style-name="T13"> </text:span><text:a xlink:type="simple" xlink:href="https://app.pluralsight.com/course-player?clipId=55c8ec96-101f-463a-a6e9-a0ca2ba17fb8&amp;startTime=25.24" office:target-frame-name="psplayer" xlink:show="replace" text:style-name="Internet_20_link" text:visited-style-name="Visited_20_Internet_20_Link"><text:span text:style-name="T11">If you don't have Docker installed,</text:span></text:a><text:span text:style-name="T13"> </text:span><text:a xlink:type="simple" xlink:href="https://app.pluralsight.com/course-player?clipId=55c8ec96-101f-463a-a6e9-a0ca2ba17fb8&amp;startTime=27.02" office:target-frame-name="psplayer" xlink:show="replace" text:style-name="Internet_20_link" text:visited-style-name="Visited_20_Internet_20_Link"><text:span text:style-name="T11">then I recommend downloading Docker Desktop for Windows or Mac,</text:span></text:a><text:span text:style-name="T13"> </text:span><text:a xlink:type="simple" xlink:href="https://app.pluralsight.com/course-player?clipId=55c8ec96-101f-463a-a6e9-a0ca2ba17fb8&amp;startTime=31.06" office:target-frame-name="psplayer" xlink:show="replace" text:style-name="Internet_20_link" text:visited-style-name="Visited_20_Internet_20_Link"><text:span text:style-name="T11">although, please note that you may need to purchase a license for Docker Desktop,</text:span></text:a><text:span text:style-name="T13"> </text:span><text:a xlink:type="simple" xlink:href="https://app.pluralsight.com/course-player?clipId=55c8ec96-101f-463a-a6e9-a0ca2ba17fb8&amp;startTime=35.86" office:target-frame-name="psplayer" xlink:show="replace" text:style-name="Internet_20_link" text:visited-style-name="Visited_20_Internet_20_Link"><text:span text:style-name="T11">depending on the size of your company.</text:span></text:a><text:span text:style-name="T13"> </text:span><text:a xlink:type="simple" xlink:href="https://app.pluralsight.com/course-player?clipId=55c8ec96-101f-463a-a6e9-a0ca2ba17fb8&amp;startTime=38.44" office:target-frame-name="psplayer" xlink:show="replace" text:style-name="Internet_20_link" text:visited-style-name="Visited_20_Internet_20_Link"><text:span text:style-name="T11">Now, on my machine, I've got Docker Desktop for Windows installed,</text:span></text:a><text:span text:style-name="T13"> </text:span><text:a xlink:type="simple" xlink:href="https://app.pluralsight.com/course-player?clipId=55c8ec96-101f-463a-a6e9-a0ca2ba17fb8&amp;startTime=42.07" office:target-frame-name="psplayer" xlink:show="replace" text:style-name="Internet_20_link" text:visited-style-name="Visited_20_Internet_20_Link"><text:span text:style-name="T11">and I've set it to the Linux container mode,</text:span></text:a><text:span text:style-name="T13"> </text:span><text:a xlink:type="simple" xlink:href="https://app.pluralsight.com/course-player?clipId=55c8ec96-101f-463a-a6e9-a0ca2ba17fb8&amp;startTime=45.19" office:target-frame-name="psplayer" xlink:show="replace" text:style-name="Internet_20_link" text:visited-style-name="Visited_20_Internet_20_Link"><text:span text:style-name="T11">so I'm ready to install the Dapr runtime.</text:span></text:a><text:span text:style-name="T13"> </text:span><text:a xlink:type="simple" xlink:href="https://app.pluralsight.com/course-player?clipId=55c8ec96-101f-463a-a6e9-a0ca2ba17fb8&amp;startTime=48.26" office:target-frame-name="psplayer" xlink:show="replace" text:style-name="Internet_20_link" text:visited-style-name="Visited_20_Internet_20_Link"><text:span text:style-name="T11">Here I'm in an elevated command prompt, and I'll enter the dapr init command,</text:span></text:a><text:span text:style-name="T13"> </text:span><text:a xlink:type="simple" xlink:href="https://app.pluralsight.com/course-player?clipId=55c8ec96-101f-463a-a6e9-a0ca2ba17fb8&amp;startTime=55.04" office:target-frame-name="psplayer" xlink:show="replace" text:style-name="Internet_20_link" text:visited-style-name="Visited_20_Internet_20_Link"><text:span text:style-name="T11">and this might take a couple of minutes,</text:span></text:a><text:span text:style-name="T13"> </text:span><text:a xlink:type="simple" xlink:href="https://app.pluralsight.com/course-player?clipId=55c8ec96-101f-463a-a6e9-a0ca2ba17fb8&amp;startTime=56.86" office:target-frame-name="psplayer" xlink:show="replace" text:style-name="Internet_20_link" text:visited-style-name="Visited_20_Internet_20_Link"><text:span text:style-name="T11">as it needs to download some container images.</text:span></text:a><text:span text:style-name="T13"> </text:span><text:a xlink:type="simple" xlink:href="https://app.pluralsight.com/course-player?clipId=55c8ec96-101f-463a-a6e9-a0ca2ba17fb8&amp;startTime=60.12" office:target-frame-name="psplayer" xlink:show="replace" text:style-name="Internet_20_link" text:visited-style-name="Visited_20_Internet_20_Link"><text:span text:style-name="T11">But once it's completed,</text:span></text:a><text:span text:style-name="T13"> </text:span><text:a xlink:type="simple" xlink:href="https://app.pluralsight.com/course-player?clipId=55c8ec96-101f-463a-a6e9-a0ca2ba17fb8&amp;startTime=62.02" office:target-frame-name="psplayer" xlink:show="replace" text:style-name="Internet_20_link" text:visited-style-name="Visited_20_Internet_20_Link"><text:span text:style-name="T11">our machine is ready to run Dapr applications in</text:span></text:a><text:span text:style-name="T13"> </text:span><text:a xlink:type="simple" xlink:href="https://app.pluralsight.com/course-player?clipId=55c8ec96-101f-463a-a6e9-a0ca2ba17fb8&amp;startTime=66.24" office:target-frame-name="psplayer" xlink:show="replace" text:style-name="Internet_20_link" text:visited-style-name="Visited_20_Internet_20_Link"><text:span text:style-name="T11">self‑hosted mode. There are three Docker containers that</text:span></text:a><text:span text:style-name="T13"> </text:span><text:a xlink:type="simple" xlink:href="https://app.pluralsight.com/course-player?clipId=55c8ec96-101f-463a-a6e9-a0ca2ba17fb8&amp;startTime=70.15" office:target-frame-name="psplayer" xlink:show="replace" text:style-name="Internet_20_link" text:visited-style-name="Visited_20_Internet_20_Link"><text:span text:style-name="T11">will have been started by this command,</text:span></text:a><text:span text:style-name="T13"> </text:span><text:a xlink:type="simple" xlink:href="https://app.pluralsight.com/course-player?clipId=55c8ec96-101f-463a-a6e9-a0ca2ba17fb8&amp;startTime=72.15" office:target-frame-name="psplayer" xlink:show="replace" text:style-name="Internet_20_link" text:visited-style-name="Visited_20_Internet_20_Link"><text:span text:style-name="T11">and we can see them if we run the docker ps command.</text:span></text:a><text:span text:style-name="T13"> </text:span><text:a xlink:type="simple" xlink:href="https://app.pluralsight.com/course-player?clipId=55c8ec96-101f-463a-a6e9-a0ca2ba17fb8&amp;startTime=76.74" office:target-frame-name="psplayer" xlink:show="replace" text:style-name="Internet_20_link" text:visited-style-name="Visited_20_Internet_20_Link"><text:span text:style-name="T11">There's a Redis container, which is used for the state store and pub‑sub</text:span></text:a><text:span text:style-name="T13"> </text:span><text:a xlink:type="simple" xlink:href="https://app.pluralsight.com/course-player?clipId=55c8ec96-101f-463a-a6e9-a0ca2ba17fb8&amp;startTime=81.14" office:target-frame-name="psplayer" xlink:show="replace" text:style-name="Internet_20_link" text:visited-style-name="Visited_20_Internet_20_Link"><text:span text:style-name="T11">messaging Dapr building blocks; there's a Zipkin container, which is used for</text:span></text:a><text:span text:style-name="T13"> </text:span><text:a xlink:type="simple" xlink:href="https://app.pluralsight.com/course-player?clipId=55c8ec96-101f-463a-a6e9-a0ca2ba17fb8&amp;startTime=86.3" office:target-frame-name="psplayer" xlink:show="replace" text:style-name="Internet_20_link" text:visited-style-name="Visited_20_Internet_20_Link"><text:span text:style-name="T11">observability; and there's also a dapr_placement container,</text:span></text:a><text:span text:style-name="T13"> </text:span><text:a xlink:type="simple" xlink:href="https://app.pluralsight.com/course-player?clipId=55c8ec96-101f-463a-a6e9-a0ca2ba17fb8&amp;startTime=90.86" office:target-frame-name="psplayer" xlink:show="replace" text:style-name="Internet_20_link" text:visited-style-name="Visited_20_Internet_20_Link"><text:span text:style-name="T11">which is there in case you want to use the actor building block. By the way,</text:span></text:a><text:span text:style-name="T13"> </text:span><text:a xlink:type="simple" xlink:href="https://app.pluralsight.com/course-player?clipId=55c8ec96-101f-463a-a6e9-a0ca2ba17fb8&amp;startTime=95.76" office:target-frame-name="psplayer" xlink:show="replace" text:style-name="Internet_20_link" text:visited-style-name="Visited_20_Internet_20_Link"><text:span text:style-name="T11">it's not essential that you have these containers running to use</text:span></text:a><text:span text:style-name="T13"> </text:span><text:a xlink:type="simple" xlink:href="https://app.pluralsight.com/course-player?clipId=55c8ec96-101f-463a-a6e9-a0ca2ba17fb8&amp;startTime=99.24" office:target-frame-name="psplayer" xlink:show="replace" text:style-name="Internet_20_link" text:visited-style-name="Visited_20_Internet_20_Link"><text:span text:style-name="T11">Dapr in self‑hosted mode. You're completely free to define your</text:span></text:a><text:span text:style-name="T13"> </text:span><text:a xlink:type="simple" xlink:href="https://app.pluralsight.com/course-player?clipId=55c8ec96-101f-463a-a6e9-a0ca2ba17fb8&amp;startTime=103.14" office:target-frame-name="psplayer" xlink:show="replace" text:style-name="Internet_20_link" text:visited-style-name="Visited_20_Internet_20_Link"><text:span text:style-name="T11">own Dapr components that point to services that aren't running</text:span></text:a><text:span text:style-name="T13"> </text:span><text:a xlink:type="simple" xlink:href="https://app.pluralsight.com/course-player?clipId=55c8ec96-101f-463a-a6e9-a0ca2ba17fb8&amp;startTime=106.7" office:target-frame-name="psplayer" xlink:show="replace" text:style-name="Internet_20_link" text:visited-style-name="Visited_20_Internet_20_Link"><text:span text:style-name="T11">locally as Docker containers.</text:span></text:a><text:span text:style-name="T13"> </text:span><text:a xlink:type="simple" xlink:href="https://app.pluralsight.com/course-player?clipId=55c8ec96-101f-463a-a6e9-a0ca2ba17fb8&amp;startTime=109.34" office:target-frame-name="psplayer" xlink:show="replace" text:style-name="Internet_20_link" text:visited-style-name="Visited_20_Internet_20_Link"><text:span text:style-name="T11">Another thing that happened when we ran dapr init is that</text:span></text:a><text:span text:style-name="T13"> </text:span><text:a xlink:type="simple" xlink:href="https://app.pluralsight.com/course-player?clipId=55c8ec96-101f-463a-a6e9-a0ca2ba17fb8&amp;startTime=112.76" office:target-frame-name="psplayer" xlink:show="replace" text:style-name="Internet_20_link" text:visited-style-name="Visited_20_Internet_20_Link"><text:span text:style-name="T11">it created a default components folder,</text:span></text:a><text:span text:style-name="T13"> </text:span><text:a xlink:type="simple" xlink:href="https://app.pluralsight.com/course-player?clipId=55c8ec96-101f-463a-a6e9-a0ca2ba17fb8&amp;startTime=115.73" office:target-frame-name="psplayer" xlink:show="replace" text:style-name="Internet_20_link" text:visited-style-name="Visited_20_Internet_20_Link"><text:span text:style-name="T11">which can be found in the .dapr folder in my user profile.</text:span></text:a><text:span text:style-name="T13"> </text:span><text:a xlink:type="simple" xlink:href="https://app.pluralsight.com/course-player?clipId=55c8ec96-101f-463a-a6e9-a0ca2ba17fb8&amp;startTime=120.84" office:target-frame-name="psplayer" xlink:show="replace" text:style-name="Internet_20_link" text:visited-style-name="Visited_20_Internet_20_Link"><text:span text:style-name="T11">So if I look inside that folder on my computer,</text:span></text:a><text:span text:style-name="T13"> </text:span><text:a xlink:type="simple" xlink:href="https://app.pluralsight.com/course-player?clipId=55c8ec96-101f-463a-a6e9-a0ca2ba17fb8&amp;startTime=123.8" office:target-frame-name="psplayer" xlink:show="replace" text:style-name="Internet_20_link" text:visited-style-name="Visited_20_Internet_20_Link"><text:span text:style-name="T11">you can see that there are two YAML files, and these define</text:span></text:a><text:span text:style-name="T13"> </text:span><text:a xlink:type="simple" xlink:href="https://app.pluralsight.com/course-player?clipId=55c8ec96-101f-463a-a6e9-a0ca2ba17fb8&amp;startTime=128.19" office:target-frame-name="psplayer" xlink:show="replace" text:style-name="Internet_20_link" text:visited-style-name="Visited_20_Internet_20_Link"><text:span text:style-name="T11">the state and pub‑sub Dapr building blocks.</text:span></text:a><text:span text:style-name="T13"> </text:span><text:a xlink:type="simple" xlink:href="https://app.pluralsight.com/course-player?clipId=55c8ec96-101f-463a-a6e9-a0ca2ba17fb8&amp;startTime=132.14" office:target-frame-name="psplayer" xlink:show="replace" text:style-name="Internet_20_link" text:visited-style-name="Visited_20_Internet_20_Link"><text:span text:style-name="T11">And these default components make it even easier for us</text:span></text:a><text:span text:style-name="T13"> </text:span><text:a xlink:type="simple" xlink:href="https://app.pluralsight.com/course-player?clipId=55c8ec96-101f-463a-a6e9-a0ca2ba17fb8&amp;startTime=135.5" office:target-frame-name="psplayer" xlink:show="replace" text:style-name="Internet_20_link" text:visited-style-name="Visited_20_Internet_20_Link"><text:span text:style-name="T11">to get started with local development.</text:span></text:a><text:span text:style-name="T13"> </text:span><text:a xlink:type="simple" xlink:href="https://app.pluralsight.com/course-player?clipId=55c8ec96-101f-463a-a6e9-a0ca2ba17fb8&amp;startTime=138.84" office:target-frame-name="psplayer" xlink:show="replace" text:style-name="Internet_20_link" text:visited-style-name="Visited_20_Internet_20_Link"><text:span text:style-name="T11">And both of these components make use of that Dapr Redis container that got created for us with the dapr init command.</text:span></text:a></text:p>
      <text:h text:style-name="P2" text:outline-level="3"><text:a xlink:type="simple" xlink:href="https://app.pluralsight.com/course-player?clipId=f2f2ad59-369b-4932-940a-10f7e6dda6d0" office:target-frame-name="psplayer" xlink:show="replace" text:style-name="Internet_20_link" text:visited-style-name="Visited_20_Internet_20_Link"><text:span text:style-name="T11">Demo: Installing the Dapr Runtime on Kubernetes</text:span></text:a></text:h>
      <text:p text:style-name="P5"><text:a xlink:type="simple" xlink:href="https://app.pluralsight.com/course-player?clipId=f2f2ad59-369b-4932-940a-10f7e6dda6d0&amp;startTime=1.34" office:target-frame-name="psplayer" xlink:show="replace" text:style-name="Internet_20_link" text:visited-style-name="Visited_20_Internet_20_Link"><text:span text:style-name="T11">Let me also quickly show you how we can install the Dapr</text:span></text:a><text:span text:style-name="T13"> </text:span><text:a xlink:type="simple" xlink:href="https://app.pluralsight.com/course-player?clipId=f2f2ad59-369b-4932-940a-10f7e6dda6d0&amp;startTime=4.82" office:target-frame-name="psplayer" xlink:show="replace" text:style-name="Internet_20_link" text:visited-style-name="Visited_20_Internet_20_Link"><text:span text:style-name="T11">runtime onto a Kubernetes cluster.</text:span></text:a><text:span text:style-name="T13"> </text:span><text:a xlink:type="simple" xlink:href="https://app.pluralsight.com/course-player?clipId=f2f2ad59-369b-4932-940a-10f7e6dda6d0&amp;startTime=7.94" office:target-frame-name="psplayer" xlink:show="replace" text:style-name="Internet_20_link" text:visited-style-name="Visited_20_Internet_20_Link"><text:span text:style-name="T11">Now, before you do this,</text:span></text:a><text:span text:style-name="T13"> </text:span><text:a xlink:type="simple" xlink:href="https://app.pluralsight.com/course-player?clipId=f2f2ad59-369b-4932-940a-10f7e6dda6d0&amp;startTime=9.18" office:target-frame-name="psplayer" xlink:show="replace" text:style-name="Internet_20_link" text:visited-style-name="Visited_20_Internet_20_Link"><text:span text:style-name="T11">you do need to have set your kubectl context to point to the</text:span></text:a><text:span text:style-name="T13"> </text:span><text:a xlink:type="simple" xlink:href="https://app.pluralsight.com/course-player?clipId=f2f2ad59-369b-4932-940a-10f7e6dda6d0&amp;startTime=13.63" office:target-frame-name="psplayer" xlink:show="replace" text:style-name="Internet_20_link" text:visited-style-name="Visited_20_Internet_20_Link"><text:span text:style-name="T11">Kubernetes cluster that you want to install Dapr onto.</text:span></text:a><text:span text:style-name="T13"> </text:span><text:a xlink:type="simple" xlink:href="https://app.pluralsight.com/course-player?clipId=f2f2ad59-369b-4932-940a-10f7e6dda6d0&amp;startTime=17.18" office:target-frame-name="psplayer" xlink:show="replace" text:style-name="Internet_20_link" text:visited-style-name="Visited_20_Internet_20_Link"><text:span text:style-name="T11">And assuming that you're familiar with Kubernetes</text:span></text:a><text:span text:style-name="T13"> </text:span><text:a xlink:type="simple" xlink:href="https://app.pluralsight.com/course-player?clipId=f2f2ad59-369b-4932-940a-10f7e6dda6d0&amp;startTime=20.13" office:target-frame-name="psplayer" xlink:show="replace" text:style-name="Internet_20_link" text:visited-style-name="Visited_20_Internet_20_Link"><text:span text:style-name="T11">and the kubectl command‑line tool, then you will know how to do that.</text:span></text:a><text:span text:style-name="T13"> </text:span><text:a xlink:type="simple" xlink:href="https://app.pluralsight.com/course-player?clipId=f2f2ad59-369b-4932-940a-10f7e6dda6d0&amp;startTime=24.36" office:target-frame-name="psplayer" xlink:show="replace" text:style-name="Internet_20_link" text:visited-style-name="Visited_20_Internet_20_Link"><text:span text:style-name="T11">But once you've done that,</text:span></text:a><text:span text:style-name="T13"> </text:span><text:a xlink:type="simple" xlink:href="https://app.pluralsight.com/course-player?clipId=f2f2ad59-369b-4932-940a-10f7e6dda6d0&amp;startTime=26.19" office:target-frame-name="psplayer" xlink:show="replace" text:style-name="Internet_20_link" text:visited-style-name="Visited_20_Internet_20_Link"><text:span text:style-name="T11">you can install the Dapr runtime with the dapr init ‑k command.</text:span></text:a><text:span text:style-name="T13"> </text:span><text:a xlink:type="simple" xlink:href="https://app.pluralsight.com/course-player?clipId=f2f2ad59-369b-4932-940a-10f7e6dda6d0&amp;startTime=32.34" office:target-frame-name="psplayer" xlink:show="replace" text:style-name="Internet_20_link" text:visited-style-name="Visited_20_Internet_20_Link"><text:span text:style-name="T11">So here I am at a command prompt, and I've currently got a</text:span></text:a><text:span text:style-name="T13"> </text:span><text:a xlink:type="simple" xlink:href="https://app.pluralsight.com/course-player?clipId=f2f2ad59-369b-4932-940a-10f7e6dda6d0&amp;startTime=35.99" office:target-frame-name="psplayer" xlink:show="replace" text:style-name="Internet_20_link" text:visited-style-name="Visited_20_Internet_20_Link"><text:span text:style-name="T11">Kubernetes cluster that's running in Azure that my kubectl context</text:span></text:a><text:span text:style-name="T13"> </text:span><text:a xlink:type="simple" xlink:href="https://app.pluralsight.com/course-player?clipId=f2f2ad59-369b-4932-940a-10f7e6dda6d0&amp;startTime=40.68" office:target-frame-name="psplayer" xlink:show="replace" text:style-name="Internet_20_link" text:visited-style-name="Visited_20_Internet_20_Link"><text:span text:style-name="T11">is pointing at, and so if I run dapr init ‑k,</text:span></text:a><text:span text:style-name="T13"> </text:span><text:a xlink:type="simple" xlink:href="https://app.pluralsight.com/course-player?clipId=f2f2ad59-369b-4932-940a-10f7e6dda6d0&amp;startTime=45.84" office:target-frame-name="psplayer" xlink:show="replace" text:style-name="Internet_20_link" text:visited-style-name="Visited_20_Internet_20_Link"><text:span text:style-name="T11">then we can see that it deploys the Dapr runtime into my</text:span></text:a><text:span text:style-name="T13"> </text:span><text:a xlink:type="simple" xlink:href="https://app.pluralsight.com/course-player?clipId=f2f2ad59-369b-4932-940a-10f7e6dda6d0&amp;startTime=49.84" office:target-frame-name="psplayer" xlink:show="replace" text:style-name="Internet_20_link" text:visited-style-name="Visited_20_Internet_20_Link"><text:span text:style-name="T11">Kubernetes cluster. And once that's completed, it prompts me to</text:span></text:a><text:span text:style-name="T13"> </text:span><text:a xlink:type="simple" xlink:href="https://app.pluralsight.com/course-player?clipId=f2f2ad59-369b-4932-940a-10f7e6dda6d0&amp;startTime=54.42" office:target-frame-name="psplayer" xlink:show="replace" text:style-name="Internet_20_link" text:visited-style-name="Visited_20_Internet_20_Link"><text:span text:style-name="T11">verify it with the dapr status ‑k command.</text:span></text:a><text:span text:style-name="T13"> </text:span><text:a xlink:type="simple" xlink:href="https://app.pluralsight.com/course-player?clipId=f2f2ad59-369b-4932-940a-10f7e6dda6d0&amp;startTime=58.94" office:target-frame-name="psplayer" xlink:show="replace" text:style-name="Internet_20_link" text:visited-style-name="Visited_20_Internet_20_Link"><text:span text:style-name="T11">And so here we can see that it lists all the containers that have</text:span></text:a><text:span text:style-name="T13"> </text:span><text:a xlink:type="simple" xlink:href="https://app.pluralsight.com/course-player?clipId=f2f2ad59-369b-4932-940a-10f7e6dda6d0&amp;startTime=62.3" office:target-frame-name="psplayer" xlink:show="replace" text:style-name="Internet_20_link" text:visited-style-name="Visited_20_Internet_20_Link"><text:span text:style-name="T11">been created as part of the Dapr control plane installation on</text:span></text:a><text:span text:style-name="T13"> </text:span><text:a xlink:type="simple" xlink:href="https://app.pluralsight.com/course-player?clipId=f2f2ad59-369b-4932-940a-10f7e6dda6d0&amp;startTime=67.18" office:target-frame-name="psplayer" xlink:show="replace" text:style-name="Internet_20_link" text:visited-style-name="Visited_20_Internet_20_Link"><text:span text:style-name="T11">Kubernetes. Now, they've not all started up yet,</text:span></text:a><text:span text:style-name="T13"> </text:span><text:a xlink:type="simple" xlink:href="https://app.pluralsight.com/course-player?clipId=f2f2ad59-369b-4932-940a-10f7e6dda6d0&amp;startTime=71.05" office:target-frame-name="psplayer" xlink:show="replace" text:style-name="Internet_20_link" text:visited-style-name="Visited_20_Internet_20_Link"><text:span text:style-name="T11">but if I wait a while and issue this command again,</text:span></text:a><text:span text:style-name="T13"> </text:span><text:a xlink:type="simple" xlink:href="https://app.pluralsight.com/course-player?clipId=f2f2ad59-369b-4932-940a-10f7e6dda6d0&amp;startTime=74.59" office:target-frame-name="psplayer" xlink:show="replace" text:style-name="Internet_20_link" text:visited-style-name="Visited_20_Internet_20_Link"><text:span text:style-name="T11">we can see that all of these containers are up and running on my</text:span></text:a><text:span text:style-name="T13"> </text:span><text:a xlink:type="simple" xlink:href="https://app.pluralsight.com/course-player?clipId=f2f2ad59-369b-4932-940a-10f7e6dda6d0&amp;startTime=77.82" office:target-frame-name="psplayer" xlink:show="replace" text:style-name="Internet_20_link" text:visited-style-name="Visited_20_Internet_20_Link"><text:span text:style-name="T11">Kubernetes cluster. By the way, if you've already initialized a previous</text:span></text:a><text:span text:style-name="T13"> </text:span><text:a xlink:type="simple" xlink:href="https://app.pluralsight.com/course-player?clipId=f2f2ad59-369b-4932-940a-10f7e6dda6d0&amp;startTime=83.23" office:target-frame-name="psplayer" xlink:show="replace" text:style-name="Internet_20_link" text:visited-style-name="Visited_20_Internet_20_Link"><text:span text:style-name="T11">version of Dapr and you want to </text:span></text:a><text:soft-page-break/><text:a xlink:type="simple" xlink:href="https://app.pluralsight.com/course-player?clipId=f2f2ad59-369b-4932-940a-10f7e6dda6d0&amp;startTime=83.23" office:target-frame-name="psplayer" xlink:show="replace" text:style-name="Internet_20_link" text:visited-style-name="Visited_20_Internet_20_Link"><text:span text:style-name="T11">upgrade to the latest version, then, in</text:span></text:a><text:span text:style-name="T13"> </text:span><text:a xlink:type="simple" xlink:href="https://app.pluralsight.com/course-player?clipId=f2f2ad59-369b-4932-940a-10f7e6dda6d0&amp;startTime=88.46" office:target-frame-name="psplayer" xlink:show="replace" text:style-name="Internet_20_link" text:visited-style-name="Visited_20_Internet_20_Link"><text:span text:style-name="T11">self‑hosted mode you run dapr uninstall ‑‑all and then follow that with</text:span></text:a><text:span text:style-name="T13"> </text:span><text:a xlink:type="simple" xlink:href="https://app.pluralsight.com/course-player?clipId=f2f2ad59-369b-4932-940a-10f7e6dda6d0&amp;startTime=95.16" office:target-frame-name="psplayer" xlink:show="replace" text:style-name="Internet_20_link" text:visited-style-name="Visited_20_Internet_20_Link"><text:span text:style-name="T11">another call to dapr init.</text:span></text:a><text:span text:style-name="T13"> </text:span><text:a xlink:type="simple" xlink:href="https://app.pluralsight.com/course-player?clipId=f2f2ad59-369b-4932-940a-10f7e6dda6d0&amp;startTime=98.24" office:target-frame-name="psplayer" xlink:show="replace" text:style-name="Internet_20_link" text:visited-style-name="Visited_20_Internet_20_Link"><text:span text:style-name="T11">And in Kubernetes, you can use the dapr upgrade ‑k command, passing in the</text:span></text:a><text:span text:style-name="T13"> </text:span><text:a xlink:type="simple" xlink:href="https://app.pluralsight.com/course-player?clipId=f2f2ad59-369b-4932-940a-10f7e6dda6d0&amp;startTime=103.95" office:target-frame-name="psplayer" xlink:show="replace" text:style-name="Internet_20_link" text:visited-style-name="Visited_20_Internet_20_Link"><text:span text:style-name="T11">desired runtime version with the ‑‑runtime‑version flag, as you can see with this example here.</text:span></text:a></text:p>
      <text:h text:style-name="P2" text:outline-level="3"><text:a xlink:type="simple" xlink:href="https://app.pluralsight.com/course-player?clipId=fe947745-624d-439a-84ea-d9b520e90ca8" office:target-frame-name="psplayer" xlink:show="replace" text:style-name="Internet_20_link" text:visited-style-name="Visited_20_Internet_20_Link"><text:span text:style-name="T11">GloboTicket Demo Application</text:span></text:a></text:h>
      <text:p text:style-name="P5"><text:a xlink:type="simple" xlink:href="https://app.pluralsight.com/course-player?clipId=fe947745-624d-439a-84ea-d9b520e90ca8&amp;startTime=0.94" office:target-frame-name="psplayer" xlink:show="replace" text:style-name="Internet_20_link" text:visited-style-name="Visited_20_Internet_20_Link"><text:span text:style-name="T11">Let's take a quick look at the demo application we'll</text:span></text:a><text:span text:style-name="T13"> </text:span><text:a xlink:type="simple" xlink:href="https://app.pluralsight.com/course-player?clipId=fe947745-624d-439a-84ea-d9b520e90ca8&amp;startTime=4.36" office:target-frame-name="psplayer" xlink:show="replace" text:style-name="Internet_20_link" text:visited-style-name="Visited_20_Internet_20_Link"><text:span text:style-name="T11">be working with in this course.</text:span></text:a><text:span text:style-name="T13"> </text:span><text:a xlink:type="simple" xlink:href="https://app.pluralsight.com/course-player?clipId=fe947745-624d-439a-84ea-d9b520e90ca8&amp;startTime=6.46" office:target-frame-name="psplayer" xlink:show="replace" text:style-name="Internet_20_link" text:visited-style-name="Visited_20_Internet_20_Link"><text:span text:style-name="T11">The code is available both in the Pluralsight course download materials,</text:span></text:a><text:span text:style-name="T13"> </text:span><text:a xlink:type="simple" xlink:href="https://app.pluralsight.com/course-player?clipId=fe947745-624d-439a-84ea-d9b520e90ca8&amp;startTime=11.52" office:target-frame-name="psplayer" xlink:show="replace" text:style-name="Internet_20_link" text:visited-style-name="Visited_20_Internet_20_Link"><text:span text:style-name="T11">but you can also find it on GitHub at the markheath/globoticket‑dapr repository.</text:span></text:a><text:span text:style-name="T13"> </text:span><text:a xlink:type="simple" xlink:href="https://app.pluralsight.com/course-player?clipId=fe947745-624d-439a-84ea-d9b520e90ca8&amp;startTime=19.54" office:target-frame-name="psplayer" xlink:show="replace" text:style-name="Internet_20_link" text:visited-style-name="Visited_20_Internet_20_Link"><text:span text:style-name="T11">GloboTicket is a company that sells tickets for music and theater events.</text:span></text:a><text:span text:style-name="T13"> </text:span><text:a xlink:type="simple" xlink:href="https://app.pluralsight.com/course-player?clipId=fe947745-624d-439a-84ea-d9b520e90ca8&amp;startTime=25.04" office:target-frame-name="psplayer" xlink:show="replace" text:style-name="Internet_20_link" text:visited-style-name="Visited_20_Internet_20_Link"><text:span text:style-name="T11">They have an online website which allows customers to browse</text:span></text:a><text:span text:style-name="T13"> </text:span><text:a xlink:type="simple" xlink:href="https://app.pluralsight.com/course-player?clipId=fe947745-624d-439a-84ea-d9b520e90ca8&amp;startTime=28.43" office:target-frame-name="psplayer" xlink:show="replace" text:style-name="Internet_20_link" text:visited-style-name="Visited_20_Internet_20_Link"><text:span text:style-name="T11">the available tickets and to place orders.</text:span></text:a><text:span text:style-name="T13"> </text:span><text:a xlink:type="simple" xlink:href="https://app.pluralsight.com/course-player?clipId=fe947745-624d-439a-84ea-d9b520e90ca8&amp;startTime=31.3" office:target-frame-name="psplayer" xlink:show="replace" text:style-name="Internet_20_link" text:visited-style-name="Visited_20_Internet_20_Link"><text:span text:style-name="T11">And they've adopted a microservices architecture,</text:span></text:a><text:span text:style-name="T13"> </text:span><text:a xlink:type="simple" xlink:href="https://app.pluralsight.com/course-player?clipId=fe947745-624d-439a-84ea-d9b520e90ca8&amp;startTime=35.13" office:target-frame-name="psplayer" xlink:show="replace" text:style-name="Internet_20_link" text:visited-style-name="Visited_20_Internet_20_Link"><text:span text:style-name="T11">enabling several software development teams to work</text:span></text:a><text:span text:style-name="T13"> </text:span><text:a xlink:type="simple" xlink:href="https://app.pluralsight.com/course-player?clipId=fe947745-624d-439a-84ea-d9b520e90ca8&amp;startTime=38.29" office:target-frame-name="psplayer" xlink:show="replace" text:style-name="Internet_20_link" text:visited-style-name="Visited_20_Internet_20_Link"><text:span text:style-name="T11">independently on different areas of the application.</text:span></text:a><text:span text:style-name="T13"> </text:span><text:a xlink:type="simple" xlink:href="https://app.pluralsight.com/course-player?clipId=fe947745-624d-439a-84ea-d9b520e90ca8&amp;startTime=42.44" office:target-frame-name="psplayer" xlink:show="replace" text:style-name="Internet_20_link" text:visited-style-name="Visited_20_Internet_20_Link"><text:span text:style-name="T11">In this course,</text:span></text:a><text:span text:style-name="T13"> </text:span><text:a xlink:type="simple" xlink:href="https://app.pluralsight.com/course-player?clipId=fe947745-624d-439a-84ea-d9b520e90ca8&amp;startTime=43.28" office:target-frame-name="psplayer" xlink:show="replace" text:style-name="Internet_20_link" text:visited-style-name="Visited_20_Internet_20_Link"><text:span text:style-name="T11">we're going to see how Dapr building blocks can be used to</text:span></text:a><text:span text:style-name="T13"> </text:span><text:a xlink:type="simple" xlink:href="https://app.pluralsight.com/course-player?clipId=fe947745-624d-439a-84ea-d9b520e90ca8&amp;startTime=47.03" office:target-frame-name="psplayer" xlink:show="replace" text:style-name="Internet_20_link" text:visited-style-name="Visited_20_Internet_20_Link"><text:span text:style-name="T11">simplify many of the microservices development tasks that the</text:span></text:a><text:span text:style-name="T13"> </text:span><text:a xlink:type="simple" xlink:href="https://app.pluralsight.com/course-player?clipId=fe947745-624d-439a-84ea-d9b520e90ca8&amp;startTime=51.14" office:target-frame-name="psplayer" xlink:show="replace" text:style-name="Internet_20_link" text:visited-style-name="Visited_20_Internet_20_Link"><text:span text:style-name="T11">GloboTicket development team are going to need.</text:span></text:a><text:span text:style-name="T13"> </text:span><text:a xlink:type="simple" xlink:href="https://app.pluralsight.com/course-player?clipId=fe947745-624d-439a-84ea-d9b520e90ca8&amp;startTime=54.94" office:target-frame-name="psplayer" xlink:show="replace" text:style-name="Internet_20_link" text:visited-style-name="Visited_20_Internet_20_Link"><text:span text:style-name="T11">We'll see how Dapr can be added to the existing GloboTicket microservices,</text:span></text:a><text:span text:style-name="T13"> </text:span><text:a xlink:type="simple" xlink:href="https://app.pluralsight.com/course-player?clipId=fe947745-624d-439a-84ea-d9b520e90ca8&amp;startTime=60.41" office:target-frame-name="psplayer" xlink:show="replace" text:style-name="Internet_20_link" text:visited-style-name="Visited_20_Internet_20_Link"><text:span text:style-name="T11">allowing them to take advantage of Dapr's capabilities incrementally.</text:span></text:a><text:span text:style-name="T13"> </text:span><text:a xlink:type="simple" xlink:href="https://app.pluralsight.com/course-player?clipId=fe947745-624d-439a-84ea-d9b520e90ca8&amp;startTime=64.86" office:target-frame-name="psplayer" xlink:show="replace" text:style-name="Internet_20_link" text:visited-style-name="Visited_20_Internet_20_Link"><text:span text:style-name="T11">And to keep things as simple as possible,</text:span></text:a><text:span text:style-name="T13"> </text:span><text:a xlink:type="simple" xlink:href="https://app.pluralsight.com/course-player?clipId=fe947745-624d-439a-84ea-d9b520e90ca8&amp;startTime=67.65" office:target-frame-name="psplayer" xlink:show="replace" text:style-name="Internet_20_link" text:visited-style-name="Visited_20_Internet_20_Link"><text:span text:style-name="T11">our demo scenario is just going to have three microservices.</text:span></text:a><text:span text:style-name="T13"> </text:span><text:a xlink:type="simple" xlink:href="https://app.pluralsight.com/course-player?clipId=fe947745-624d-439a-84ea-d9b520e90ca8&amp;startTime=71.85" office:target-frame-name="psplayer" xlink:show="replace" text:style-name="Internet_20_link" text:visited-style-name="Visited_20_Internet_20_Link"><text:span text:style-name="T11">By the way, although I'll talk a lot about microservices in this course,</text:span></text:a><text:span text:style-name="T13"> </text:span><text:a xlink:type="simple" xlink:href="https://app.pluralsight.com/course-player?clipId=fe947745-624d-439a-84ea-d9b520e90ca8&amp;startTime=77.72" office:target-frame-name="psplayer" xlink:show="replace" text:style-name="Internet_20_link" text:visited-style-name="Visited_20_Internet_20_Link"><text:span text:style-name="T11">Dapr doesn't assume that you're necessarily using a microservices architecture,</text:span></text:a><text:span text:style-name="T13"> </text:span><text:a xlink:type="simple" xlink:href="https://app.pluralsight.com/course-player?clipId=fe947745-624d-439a-84ea-d9b520e90ca8&amp;startTime=83.04" office:target-frame-name="psplayer" xlink:show="replace" text:style-name="Internet_20_link" text:visited-style-name="Visited_20_Internet_20_Link"><text:span text:style-name="T11">so it calls the services applications,</text:span></text:a><text:span text:style-name="T13"> </text:span><text:a xlink:type="simple" xlink:href="https://app.pluralsight.com/course-player?clipId=fe947745-624d-439a-84ea-d9b520e90ca8&amp;startTime=86.35" office:target-frame-name="psplayer" xlink:show="replace" text:style-name="Internet_20_link" text:visited-style-name="Visited_20_Internet_20_Link"><text:span text:style-name="T11">with each application having its own sidecar and having a</text:span></text:a><text:span text:style-name="T13"> </text:span><text:a xlink:type="simple" xlink:href="https://app.pluralsight.com/course-player?clipId=fe947745-624d-439a-84ea-d9b520e90ca8&amp;startTime=90.73" office:target-frame-name="psplayer" xlink:show="replace" text:style-name="Internet_20_link" text:visited-style-name="Visited_20_Internet_20_Link"><text:span text:style-name="T11">unique name, which is known as the app id.</text:span></text:a><text:span text:style-name="T13"> </text:span><text:a xlink:type="simple" xlink:href="https://app.pluralsight.com/course-player?clipId=fe947745-624d-439a-84ea-d9b520e90ca8&amp;startTime=94.54" office:target-frame-name="psplayer" xlink:show="replace" text:style-name="Internet_20_link" text:visited-style-name="Visited_20_Internet_20_Link"><text:span text:style-name="T11">Let's look at the GloboTicket microservices.</text:span></text:a><text:span text:style-name="T13"> </text:span><text:a xlink:type="simple" xlink:href="https://app.pluralsight.com/course-player?clipId=fe947745-624d-439a-84ea-d9b520e90ca8&amp;startTime=97.64" office:target-frame-name="psplayer" xlink:show="replace" text:style-name="Internet_20_link" text:visited-style-name="Visited_20_Internet_20_Link"><text:span text:style-name="T11">First is the front‑end shop website.</text:span></text:a><text:span text:style-name="T13"> </text:span><text:a xlink:type="simple" xlink:href="https://app.pluralsight.com/course-player?clipId=fe947745-624d-439a-84ea-d9b520e90ca8&amp;startTime=101.64" office:target-frame-name="psplayer" xlink:show="replace" text:style-name="Internet_20_link" text:visited-style-name="Visited_20_Internet_20_Link"><text:span text:style-name="T11">This is an ASP.NET Core website,</text:span></text:a><text:span text:style-name="T13"> </text:span><text:a xlink:type="simple" xlink:href="https://app.pluralsight.com/course-player?clipId=fe947745-624d-439a-84ea-d9b520e90ca8&amp;startTime=104.46" office:target-frame-name="psplayer" xlink:show="replace" text:style-name="Internet_20_link" text:visited-style-name="Visited_20_Internet_20_Link"><text:span text:style-name="T11">and this is the website that GloboTicket customers visit to</text:span></text:a><text:span text:style-name="T13"> </text:span><text:a xlink:type="simple" xlink:href="https://app.pluralsight.com/course-player?clipId=fe947745-624d-439a-84ea-d9b520e90ca8&amp;startTime=108.79" office:target-frame-name="psplayer" xlink:show="replace" text:style-name="Internet_20_link" text:visited-style-name="Visited_20_Internet_20_Link"><text:span text:style-name="T11">browse the available tickets and place orders.</text:span></text:a><text:span text:style-name="T13"> </text:span><text:a xlink:type="simple" xlink:href="https://app.pluralsight.com/course-player?clipId=fe947745-624d-439a-84ea-d9b520e90ca8&amp;startTime=113.14" office:target-frame-name="psplayer" xlink:show="replace" text:style-name="Internet_20_link" text:visited-style-name="Visited_20_Internet_20_Link"><text:span text:style-name="T11">The second is the event catalog microservice.</text:span></text:a><text:span text:style-name="T13"> </text:span><text:a xlink:type="simple" xlink:href="https://app.pluralsight.com/course-player?clipId=fe947745-624d-439a-84ea-d9b520e90ca8&amp;startTime=115.92" office:target-frame-name="psplayer" xlink:show="replace" text:style-name="Internet_20_link" text:visited-style-name="Visited_20_Internet_20_Link"><text:span text:style-name="T11">The front‑end microservice calls the catalog microservice whenever it</text:span></text:a><text:span text:style-name="T13"> </text:span><text:a xlink:type="simple" xlink:href="https://app.pluralsight.com/course-player?clipId=fe947745-624d-439a-84ea-d9b520e90ca8&amp;startTime=121.03" office:target-frame-name="psplayer" xlink:show="replace" text:style-name="Internet_20_link" text:visited-style-name="Visited_20_Internet_20_Link"><text:span text:style-name="T11">needs to retrieve the list of available tickets.</text:span></text:a><text:span text:style-name="T13"> </text:span><text:a xlink:type="simple" xlink:href="https://app.pluralsight.com/course-player?clipId=fe947745-624d-439a-84ea-d9b520e90ca8&amp;startTime=124.75" office:target-frame-name="psplayer" xlink:show="replace" text:style-name="Internet_20_link" text:visited-style-name="Visited_20_Internet_20_Link"><text:span text:style-name="T11">Third is the ordering microservice.</text:span></text:a><text:span text:style-name="T13"> </text:span><text:a xlink:type="simple" xlink:href="https://app.pluralsight.com/course-player?clipId=fe947745-624d-439a-84ea-d9b520e90ca8&amp;startTime=127.48" office:target-frame-name="psplayer" xlink:show="replace" text:style-name="Internet_20_link" text:visited-style-name="Visited_20_Internet_20_Link"><text:span text:style-name="T11">This service has the responsibility of performing the tasks</text:span></text:a><text:span text:style-name="T13"> </text:span><text:a xlink:type="simple" xlink:href="https://app.pluralsight.com/course-player?clipId=fe947745-624d-439a-84ea-d9b520e90ca8&amp;startTime=131.73" office:target-frame-name="psplayer" xlink:show="replace" text:style-name="Internet_20_link" text:visited-style-name="Visited_20_Internet_20_Link"><text:span text:style-name="T11">that need to be done after an order is placed,</text:span></text:a><text:span text:style-name="T13"> </text:span><text:a xlink:type="simple" xlink:href="https://app.pluralsight.com/course-player?clipId=fe947745-624d-439a-84ea-d9b520e90ca8&amp;startTime=135.04" office:target-frame-name="psplayer" xlink:show="replace" text:style-name="Internet_20_link" text:visited-style-name="Visited_20_Internet_20_Link"><text:span text:style-name="T11">such as emailing the customer with an order confirmation message.</text:span></text:a><text:span text:style-name="T13"> </text:span><text:a xlink:type="simple" xlink:href="https://app.pluralsight.com/course-player?clipId=fe947745-624d-439a-84ea-d9b520e90ca8&amp;startTime=140.44" office:target-frame-name="psplayer" xlink:show="replace" text:style-name="Internet_20_link" text:visited-style-name="Visited_20_Internet_20_Link"><text:span text:style-name="T11">Let's see how we'll be introducing the Dapr building blocks into</text:span></text:a><text:span text:style-name="T13"> </text:span><text:a xlink:type="simple" xlink:href="https://app.pluralsight.com/course-player?clipId=fe947745-624d-439a-84ea-d9b520e90ca8&amp;startTime=144.6" office:target-frame-name="psplayer" xlink:show="replace" text:style-name="Internet_20_link" text:visited-style-name="Visited_20_Internet_20_Link"><text:span text:style-name="T11">the GloboTicket architecture in this course.</text:span></text:a><text:span text:style-name="T13"> </text:span><text:a xlink:type="simple" xlink:href="https://app.pluralsight.com/course-player?clipId=fe947745-624d-439a-84ea-d9b520e90ca8&amp;startTime=147.64" office:target-frame-name="psplayer" xlink:show="replace" text:style-name="Internet_20_link" text:visited-style-name="Visited_20_Internet_20_Link"><text:span text:style-name="T11">For the communications between the front‑end website</text:span></text:a><text:span text:style-name="T13"> </text:span><text:a xlink:type="simple" xlink:href="https://app.pluralsight.com/course-player?clipId=fe947745-624d-439a-84ea-d9b520e90ca8&amp;startTime=151.37" office:target-frame-name="psplayer" xlink:show="replace" text:style-name="Internet_20_link" text:visited-style-name="Visited_20_Internet_20_Link"><text:span text:style-name="T11">and the event catalog microservice,</text:span></text:a><text:span text:style-name="T13"> </text:span><text:a xlink:type="simple" xlink:href="https://app.pluralsight.com/course-player?clipId=fe947745-624d-439a-84ea-d9b520e90ca8&amp;startTime=153.95" office:target-frame-name="psplayer" xlink:show="replace" text:style-name="Internet_20_link" text:visited-style-name="Visited_20_Internet_20_Link"><text:span text:style-name="T11">we'll be using the service‑to‑service invocation building block,</text:span></text:a><text:span text:style-name="T13"> </text:span><text:a xlink:type="simple" xlink:href="https://app.pluralsight.com/course-player?clipId=fe947745-624d-439a-84ea-d9b520e90ca8&amp;startTime=158.14" office:target-frame-name="psplayer" xlink:show="replace" text:style-name="Internet_20_link" text:visited-style-name="Visited_20_Internet_20_Link"><text:span text:style-name="T11">which gives us service discovery, retries,</text:span></text:a><text:span text:style-name="T13"> </text:span><text:a xlink:type="simple" xlink:href="https://app.pluralsight.com/course-player?clipId=fe947745-624d-439a-84ea-d9b520e90ca8&amp;startTime=161.37" office:target-frame-name="psplayer" xlink:show="replace" text:style-name="Internet_20_link" text:visited-style-name="Visited_20_Internet_20_Link"><text:span text:style-name="T11">and encrypted communication.</text:span></text:a><text:span text:style-name="T13"> </text:span><text:a xlink:type="simple" xlink:href="https://app.pluralsight.com/course-player?clipId=fe947745-624d-439a-84ea-d9b520e90ca8&amp;startTime=164.14" office:target-frame-name="psplayer" xlink:show="replace" text:style-name="Internet_20_link" text:visited-style-name="Visited_20_Internet_20_Link"><text:span text:style-name="T11">The event catalog microservice needs a connection</text:span></text:a><text:span text:style-name="T13"> </text:span><text:a xlink:type="simple" xlink:href="https://app.pluralsight.com/course-player?clipId=fe947745-624d-439a-84ea-d9b520e90ca8&amp;startTime=167.21" office:target-frame-name="psplayer" xlink:show="replace" text:style-name="Internet_20_link" text:visited-style-name="Visited_20_Internet_20_Link"><text:span text:style-name="T11">string in order to access a database,</text:span></text:a><text:span text:style-name="T13"> </text:span><text:a xlink:type="simple" xlink:href="https://app.pluralsight.com/course-player?clipId=fe947745-624d-439a-84ea-d9b520e90ca8&amp;startTime=169.71" office:target-frame-name="psplayer" xlink:show="replace" text:style-name="Internet_20_link" text:visited-style-name="Visited_20_Internet_20_Link"><text:span text:style-name="T11">and so we'll see how the secret building block enables</text:span></text:a><text:span text:style-name="T13"> </text:span><text:a xlink:type="simple" xlink:href="https://app.pluralsight.com/course-player?clipId=fe947745-624d-439a-84ea-d9b520e90ca8&amp;startTime=173.76" office:target-frame-name="psplayer" xlink:show="replace" text:style-name="Internet_20_link" text:visited-style-name="Visited_20_Internet_20_Link"><text:span text:style-name="T11">us to fetch that connection string.</text:span></text:a><text:span text:style-name="T13"> </text:span><text:a xlink:type="simple" xlink:href="https://app.pluralsight.com/course-player?clipId=fe947745-624d-439a-84ea-d9b520e90ca8&amp;startTime=176.64" office:target-frame-name="psplayer" xlink:show="replace" text:style-name="Internet_20_link" text:visited-style-name="Visited_20_Internet_20_Link"><text:span text:style-name="T11">The front‑end website allows customers to put items into a shopping basket.</text:span></text:a><text:span text:style-name="T13"> </text:span><text:a xlink:type="simple" xlink:href="https://app.pluralsight.com/course-player?clipId=fe947745-624d-439a-84ea-d9b520e90ca8&amp;startTime=182.06" office:target-frame-name="psplayer" xlink:show="replace" text:style-name="Internet_20_link" text:visited-style-name="Visited_20_Internet_20_Link"><text:span text:style-name="T11">In the future,</text:span></text:a><text:span text:style-name="T13"> </text:span><text:a xlink:type="simple" xlink:href="https://app.pluralsight.com/course-player?clipId=fe947745-624d-439a-84ea-d9b520e90ca8&amp;startTime=183.54" office:target-frame-name="psplayer" xlink:show="replace" text:style-name="Internet_20_link" text:visited-style-name="Visited_20_Internet_20_Link"><text:span text:style-name="T11">GloboTicket would like to create a dedicated shopping basket microservice,</text:span></text:a><text:span text:style-name="T13"> </text:span><text:a xlink:type="simple" xlink:href="https://app.pluralsight.com/course-player?clipId=fe947745-624d-439a-84ea-d9b520e90ca8&amp;startTime=188.15" office:target-frame-name="psplayer" xlink:show="replace" text:style-name="Internet_20_link" text:visited-style-name="Visited_20_Internet_20_Link"><text:span text:style-name="T11">but for this first version,</text:span></text:a><text:span text:style-name="T13"> </text:span><text:a xlink:type="simple" xlink:href="https://app.pluralsight.com/course-player?clipId=fe947745-624d-439a-84ea-d9b520e90ca8&amp;startTime=190.2" office:target-frame-name="psplayer" xlink:show="replace" text:style-name="Internet_20_link" text:visited-style-name="Visited_20_Internet_20_Link"><text:span text:style-name="T11">we're simply going to use the Dapr state store building block directly,</text:span></text:a><text:span text:style-name="T13"> </text:span><text:a xlink:type="simple" xlink:href="https://app.pluralsight.com/course-player?clipId=fe947745-624d-439a-84ea-d9b520e90ca8&amp;startTime=194.86" office:target-frame-name="psplayer" xlink:show="replace" text:style-name="Internet_20_link" text:visited-style-name="Visited_20_Internet_20_Link"><text:span text:style-name="T11">which gives us a really easy way to save and load the</text:span></text:a><text:span text:style-name="T13"> </text:span><text:a xlink:type="simple" xlink:href="https://app.pluralsight.com/course-player?clipId=fe947745-624d-439a-84ea-d9b520e90ca8&amp;startTime=197.92" office:target-frame-name="psplayer" xlink:show="replace" text:style-name="Internet_20_link" text:visited-style-name="Visited_20_Internet_20_Link"><text:span text:style-name="T11">contents of users' shopping baskets.</text:span></text:a><text:span text:style-name="T13"> </text:span><text:a xlink:type="simple" xlink:href="https://app.pluralsight.com/course-player?clipId=fe947745-624d-439a-84ea-d9b520e90ca8&amp;startTime=200.97" office:target-frame-name="psplayer" xlink:show="replace" text:style-name="Internet_20_link" text:visited-style-name="Visited_20_Internet_20_Link"><text:span text:style-name="T11">When an order is placed, we're going to use the pub‑sub messaging building block,</text:span></text:a><text:span text:style-name="T13"> </text:span><text:a xlink:type="simple" xlink:href="https://app.pluralsight.com/course-player?clipId=fe947745-624d-439a-84ea-d9b520e90ca8&amp;startTime=206.86" office:target-frame-name="psplayer" xlink:show="replace" text:style-name="Internet_20_link" text:visited-style-name="Visited_20_Internet_20_Link"><text:span text:style-name="T11">which will allow the front‑end website to publish a message and the</text:span></text:a><text:span text:style-name="T13"> </text:span><text:a xlink:type="simple" xlink:href="https://app.pluralsight.com/course-player?clipId=fe947745-624d-439a-84ea-d9b520e90ca8&amp;startTime=211.03" office:target-frame-name="psplayer" xlink:show="replace" text:style-name="Internet_20_link" text:visited-style-name="Visited_20_Internet_20_Link"><text:span text:style-name="T11">ordering microservice to subscribe to it. And this keeps the</text:span></text:a><text:span text:style-name="T13"> </text:span><text:a xlink:type="simple" xlink:href="https://app.pluralsight.com/course-player?clipId=fe947745-624d-439a-84ea-d9b520e90ca8&amp;startTime=215.56" office:target-frame-name="psplayer" xlink:show="replace" text:style-name="Internet_20_link" text:visited-style-name="Visited_20_Internet_20_Link"><text:span text:style-name="T11">ordering microservice decoupled, making for a more resilient</text:span></text:a><text:span text:style-name="T13"> </text:span><text:a xlink:type="simple" xlink:href="https://app.pluralsight.com/course-player?clipId=fe947745-624d-439a-84ea-d9b520e90ca8&amp;startTime=219.27" office:target-frame-name="psplayer" xlink:show="replace" text:style-name="Internet_20_link" text:visited-style-name="Visited_20_Internet_20_Link"><text:span text:style-name="T11">architecture, and it also keeps the customers' online shopping</text:span></text:a><text:span text:style-name="T13"> </text:span><text:a xlink:type="simple" xlink:href="https://app.pluralsight.com/course-player?clipId=fe947745-624d-439a-84ea-d9b520e90ca8&amp;startTime=223.17" office:target-frame-name="psplayer" xlink:show="replace" text:style-name="Internet_20_link" text:visited-style-name="Visited_20_Internet_20_Link"><text:span text:style-name="T11">experience as responsive as possible.</text:span></text:a><text:span text:style-name="T13"> </text:span><text:a xlink:type="simple" xlink:href="https://app.pluralsight.com/course-player?clipId=fe947745-624d-439a-84ea-d9b520e90ca8&amp;startTime=227.04" office:target-frame-name="psplayer" xlink:show="replace" text:style-name="Internet_20_link" text:visited-style-name="Visited_20_Internet_20_Link"><text:span text:style-name="T11">We also have a scheduled task that we want to run periodically</text:span></text:a><text:span text:style-name="T13"> </text:span><text:a xlink:type="simple" xlink:href="https://app.pluralsight.com/course-player?clipId=fe947745-624d-439a-84ea-d9b520e90ca8&amp;startTime=230.95" office:target-frame-name="psplayer" xlink:show="replace" text:style-name="Internet_20_link" text:visited-style-name="Visited_20_Internet_20_Link"><text:span text:style-name="T11">against the catalog microservice, and we're going to use the cron</text:span></text:a><text:span text:style-name="T13"> </text:span><text:a xlink:type="simple" xlink:href="https://app.pluralsight.com/course-player?clipId=fe947745-624d-439a-84ea-d9b520e90ca8&amp;startTime=235.26" office:target-frame-name="psplayer" xlink:show="replace" text:style-name="Internet_20_link" text:visited-style-name="Visited_20_Internet_20_Link"><text:span text:style-name="T11">input binding to call an endpoint on a schedule. And the ordering</text:span></text:a><text:span text:style-name="T13"> </text:span><text:a xlink:type="simple" xlink:href="https://app.pluralsight.com/course-player?clipId=fe947745-624d-439a-84ea-d9b520e90ca8&amp;startTime=240.76" office:target-frame-name="psplayer" xlink:show="replace" text:style-name="Internet_20_link" text:visited-style-name="Visited_20_Internet_20_Link"><text:span text:style-name="T11">microservice needs to send an email,</text:span></text:a><text:span text:style-name="T13"> </text:span><text:a xlink:type="simple" xlink:href="https://app.pluralsight.com/course-player?clipId=fe947745-624d-439a-84ea-d9b520e90ca8&amp;startTime=243.34" office:target-frame-name="psplayer" xlink:show="replace" text:style-name="Internet_20_link" text:visited-style-name="Visited_20_Internet_20_Link"><text:span text:style-name="T11">so we'll use a Dapr output binding to send an email to an SMTP server.</text:span></text:a><text:span text:style-name="T13"> </text:span><text:a xlink:type="simple" xlink:href="https://app.pluralsight.com/course-player?clipId=fe947745-624d-439a-84ea-d9b520e90ca8&amp;startTime=249.54" office:target-frame-name="psplayer" xlink:show="replace" text:style-name="Internet_20_link" text:visited-style-name="Visited_20_Internet_20_Link"><text:span text:style-name="T11">Finally,</text:span></text:a><text:span text:style-name="T13"> </text:span><text:a xlink:type="simple" xlink:href="https://app.pluralsight.com/course-player?clipId=fe947745-624d-439a-84ea-d9b520e90ca8&amp;startTime=250.14" office:target-frame-name="psplayer" xlink:show="replace" text:style-name="Internet_20_link" text:visited-style-name="Visited_20_Internet_20_Link"><text:span text:style-name="T11">we'll see how the Dapr observability features enable us to</text:span></text:a><text:span text:style-name="T13"> </text:span><text:a xlink:type="simple" xlink:href="https://app.pluralsight.com/course-player?clipId=fe947745-624d-439a-84ea-d9b520e90ca8&amp;startTime=254.12" office:target-frame-name="psplayer" xlink:show="replace" text:style-name="Internet_20_link" text:visited-style-name="Visited_20_Internet_20_Link"><text:span text:style-name="T11">understand the flow of calls between our microservices.</text:span></text:a><text:span text:style-name="T13"> </text:span><text:a xlink:type="simple" xlink:href="https://app.pluralsight.com/course-player?clipId=fe947745-624d-439a-84ea-d9b520e90ca8&amp;startTime=259.04" office:target-frame-name="psplayer" xlink:show="replace" text:style-name="Internet_20_link" text:visited-style-name="Visited_20_Internet_20_Link"><text:span text:style-name="T11">We'll be making use of the C# </text:span></text:a><text:soft-page-break/><text:a xlink:type="simple" xlink:href="https://app.pluralsight.com/course-player?clipId=fe947745-624d-439a-84ea-d9b520e90ca8&amp;startTime=259.04" office:target-frame-name="psplayer" xlink:show="replace" text:style-name="Internet_20_link" text:visited-style-name="Visited_20_Internet_20_Link"><text:span text:style-name="T11">Dapr SDK to implement these features.</text:span></text:a><text:span text:style-name="T13"> </text:span><text:a xlink:type="simple" xlink:href="https://app.pluralsight.com/course-player?clipId=fe947745-624d-439a-84ea-d9b520e90ca8&amp;startTime=264.13" office:target-frame-name="psplayer" xlink:show="replace" text:style-name="Internet_20_link" text:visited-style-name="Visited_20_Internet_20_Link"><text:span text:style-name="T11">Although you don't need to use the Dapr SDK, since you can</text:span></text:a><text:span text:style-name="T13"> </text:span><text:a xlink:type="simple" xlink:href="https://app.pluralsight.com/course-player?clipId=fe947745-624d-439a-84ea-d9b520e90ca8&amp;startTime=268.31" office:target-frame-name="psplayer" xlink:show="replace" text:style-name="Internet_20_link" text:visited-style-name="Visited_20_Internet_20_Link"><text:span text:style-name="T11">communicate with the Dapr sidecars by just using regular HTTP</text:span></text:a><text:span text:style-name="T13"> </text:span><text:a xlink:type="simple" xlink:href="https://app.pluralsight.com/course-player?clipId=fe947745-624d-439a-84ea-d9b520e90ca8&amp;startTime=272.72" office:target-frame-name="psplayer" xlink:show="replace" text:style-name="Internet_20_link" text:visited-style-name="Visited_20_Internet_20_Link"><text:span text:style-name="T11">requests, the Dapr SDKs simplify this task and ensure that we get the</text:span></text:a><text:span text:style-name="T13"> </text:span><text:a xlink:type="simple" xlink:href="https://app.pluralsight.com/course-player?clipId=fe947745-624d-439a-84ea-d9b520e90ca8&amp;startTime=278.19" office:target-frame-name="psplayer" xlink:show="replace" text:style-name="Internet_20_link" text:visited-style-name="Visited_20_Internet_20_Link"><text:span text:style-name="T11">URLs and the request payloads right.</text:span></text:a><text:span text:style-name="T13"> </text:span><text:a xlink:type="simple" xlink:href="https://app.pluralsight.com/course-player?clipId=fe947745-624d-439a-84ea-d9b520e90ca8&amp;startTime=281.94" office:target-frame-name="psplayer" xlink:show="replace" text:style-name="Internet_20_link" text:visited-style-name="Visited_20_Internet_20_Link"><text:span text:style-name="T11">If you download the demo code,</text:span></text:a><text:span text:style-name="T13"> </text:span><text:a xlink:type="simple" xlink:href="https://app.pluralsight.com/course-player?clipId=fe947745-624d-439a-84ea-d9b520e90ca8&amp;startTime=283.62" office:target-frame-name="psplayer" xlink:show="replace" text:style-name="Internet_20_link" text:visited-style-name="Visited_20_Internet_20_Link"><text:span text:style-name="T11">you'll be able to build and run the GloboTicket demo application, either in</text:span></text:a><text:span text:style-name="T13"> </text:span><text:a xlink:type="simple" xlink:href="https://app.pluralsight.com/course-player?clipId=fe947745-624d-439a-84ea-d9b520e90ca8&amp;startTime=288.59" office:target-frame-name="psplayer" xlink:show="replace" text:style-name="Internet_20_link" text:visited-style-name="Visited_20_Internet_20_Link"><text:span text:style-name="T11">self‑hosted mode or on Kubernetes, so feel free to do that.</text:span></text:a><text:span text:style-name="T13"> </text:span><text:a xlink:type="simple" xlink:href="https://app.pluralsight.com/course-player?clipId=fe947745-624d-439a-84ea-d9b520e90ca8&amp;startTime=294.1" office:target-frame-name="psplayer" xlink:show="replace" text:style-name="Internet_20_link" text:visited-style-name="Visited_20_Internet_20_Link"><text:span text:style-name="T11">Or you might actually prefer instead to take a microservices application</text:span></text:a><text:span text:style-name="T13"> </text:span><text:a xlink:type="simple" xlink:href="https://app.pluralsight.com/course-player?clipId=fe947745-624d-439a-84ea-d9b520e90ca8&amp;startTime=298.86" office:target-frame-name="psplayer" xlink:show="replace" text:style-name="Internet_20_link" text:visited-style-name="Visited_20_Internet_20_Link"><text:span text:style-name="T11">of your own, and as you follow along with this course, try to add each of the Dapr building blocks into that application.</text:span></text:a></text:p>
      <text:h text:style-name="P2" text:outline-level="3"><text:a xlink:type="simple" xlink:href="https://app.pluralsight.com/course-player?clipId=14bb4309-12ea-484d-a741-80fd84f7d6b6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14bb4309-12ea-484d-a741-80fd84f7d6b6&amp;startTime=0.94" office:target-frame-name="psplayer" xlink:show="replace" text:style-name="Internet_20_link" text:visited-style-name="Visited_20_Internet_20_Link"><text:span text:style-name="T11">In this module,</text:span></text:a><text:span text:style-name="T13"> </text:span><text:a xlink:type="simple" xlink:href="https://app.pluralsight.com/course-player?clipId=14bb4309-12ea-484d-a741-80fd84f7d6b6&amp;startTime=1.76" office:target-frame-name="psplayer" xlink:show="replace" text:style-name="Internet_20_link" text:visited-style-name="Visited_20_Internet_20_Link"><text:span text:style-name="T11">we've learned about some of the key concepts in Dapr and seen how we can</text:span></text:a><text:span text:style-name="T13"> </text:span><text:a xlink:type="simple" xlink:href="https://app.pluralsight.com/course-player?clipId=14bb4309-12ea-484d-a741-80fd84f7d6b6&amp;startTime=6.26" office:target-frame-name="psplayer" xlink:show="replace" text:style-name="Internet_20_link" text:visited-style-name="Visited_20_Internet_20_Link"><text:span text:style-name="T11">set up a development machine in order to start using it, by installing the</text:span></text:a><text:span text:style-name="T13"> </text:span><text:a xlink:type="simple" xlink:href="https://app.pluralsight.com/course-player?clipId=14bb4309-12ea-484d-a741-80fd84f7d6b6&amp;startTime=10.99" office:target-frame-name="psplayer" xlink:show="replace" text:style-name="Internet_20_link" text:visited-style-name="Visited_20_Internet_20_Link"><text:span text:style-name="T11">Dapr CLI and initializing the runtime. We've learned about many of the key</text:span></text:a><text:span text:style-name="T13"> </text:span><text:a xlink:type="simple" xlink:href="https://app.pluralsight.com/course-player?clipId=14bb4309-12ea-484d-a741-80fd84f7d6b6&amp;startTime=17.07" office:target-frame-name="psplayer" xlink:show="replace" text:style-name="Internet_20_link" text:visited-style-name="Visited_20_Internet_20_Link"><text:span text:style-name="T11">building blocks that Dapr provides, including service‑to‑service invocation,</text:span></text:a><text:span text:style-name="T13"> </text:span><text:a xlink:type="simple" xlink:href="https://app.pluralsight.com/course-player?clipId=14bb4309-12ea-484d-a741-80fd84f7d6b6&amp;startTime=22.1" office:target-frame-name="psplayer" xlink:show="replace" text:style-name="Internet_20_link" text:visited-style-name="Visited_20_Internet_20_Link"><text:span text:style-name="T11">state management, and pub‑sub messaging.</text:span></text:a><text:span text:style-name="T13"> </text:span><text:a xlink:type="simple" xlink:href="https://app.pluralsight.com/course-player?clipId=14bb4309-12ea-484d-a741-80fd84f7d6b6&amp;startTime=25.64" office:target-frame-name="psplayer" xlink:show="replace" text:style-name="Internet_20_link" text:visited-style-name="Visited_20_Internet_20_Link"><text:span text:style-name="T11">And each of the upcoming modules in this course is going to</text:span></text:a><text:span text:style-name="T13"> </text:span><text:a xlink:type="simple" xlink:href="https://app.pluralsight.com/course-player?clipId=14bb4309-12ea-484d-a741-80fd84f7d6b6&amp;startTime=28.84" office:target-frame-name="psplayer" xlink:show="replace" text:style-name="Internet_20_link" text:visited-style-name="Visited_20_Internet_20_Link"><text:span text:style-name="T11">demonstrate the use of one of those building blocks.</text:span></text:a><text:span text:style-name="T13"> </text:span><text:a xlink:type="simple" xlink:href="https://app.pluralsight.com/course-player?clipId=14bb4309-12ea-484d-a741-80fd84f7d6b6&amp;startTime=32.94" office:target-frame-name="psplayer" xlink:show="replace" text:style-name="Internet_20_link" text:visited-style-name="Visited_20_Internet_20_Link"><text:span text:style-name="T11">We saw that the Dapr architecture makes use of sidecars,</text:span></text:a><text:span text:style-name="T13"> </text:span><text:a xlink:type="simple" xlink:href="https://app.pluralsight.com/course-player?clipId=14bb4309-12ea-484d-a741-80fd84f7d6b6&amp;startTime=37.03" office:target-frame-name="psplayer" xlink:show="replace" text:style-name="Internet_20_link" text:visited-style-name="Visited_20_Internet_20_Link"><text:span text:style-name="T11">which are processes that sit alongside each microservice. And we also</text:span></text:a><text:span text:style-name="T13"> </text:span><text:a xlink:type="simple" xlink:href="https://app.pluralsight.com/course-player?clipId=14bb4309-12ea-484d-a741-80fd84f7d6b6&amp;startTime=42.03" office:target-frame-name="psplayer" xlink:show="replace" text:style-name="Internet_20_link" text:visited-style-name="Visited_20_Internet_20_Link"><text:span text:style-name="T11">learned about the two modes that Dapr can run in,</text:span></text:a><text:span text:style-name="T13"> </text:span><text:a xlink:type="simple" xlink:href="https://app.pluralsight.com/course-player?clipId=14bb4309-12ea-484d-a741-80fd84f7d6b6&amp;startTime=44.93" office:target-frame-name="psplayer" xlink:show="replace" text:style-name="Internet_20_link" text:visited-style-name="Visited_20_Internet_20_Link"><text:span text:style-name="T11">known as self‑hosted,</text:span></text:a><text:span text:style-name="T13"> </text:span><text:a xlink:type="simple" xlink:href="https://app.pluralsight.com/course-player?clipId=14bb4309-12ea-484d-a741-80fd84f7d6b6&amp;startTime=46.67" office:target-frame-name="psplayer" xlink:show="replace" text:style-name="Internet_20_link" text:visited-style-name="Visited_20_Internet_20_Link"><text:span text:style-name="T11">which is quite commonly used for local development, and also running on</text:span></text:a><text:span text:style-name="T13"> </text:span><text:a xlink:type="simple" xlink:href="https://app.pluralsight.com/course-player?clipId=14bb4309-12ea-484d-a741-80fd84f7d6b6&amp;startTime=50.83" office:target-frame-name="psplayer" xlink:show="replace" text:style-name="Internet_20_link" text:visited-style-name="Visited_20_Internet_20_Link"><text:span text:style-name="T11">Kubernetes. And I introduced the GloboTicket demo application that we'll be</text:span></text:a><text:span text:style-name="T13"> </text:span><text:a xlink:type="simple" xlink:href="https://app.pluralsight.com/course-player?clipId=14bb4309-12ea-484d-a741-80fd84f7d6b6&amp;startTime=56.65" office:target-frame-name="psplayer" xlink:show="replace" text:style-name="Internet_20_link" text:visited-style-name="Visited_20_Internet_20_Link"><text:span text:style-name="T11">using throughout this course to put into practice the Dapr concepts we're</text:span></text:a><text:span text:style-name="T13"> </text:span><text:a xlink:type="simple" xlink:href="https://app.pluralsight.com/course-player?clipId=14bb4309-12ea-484d-a741-80fd84f7d6b6&amp;startTime=61.27" office:target-frame-name="psplayer" xlink:show="replace" text:style-name="Internet_20_link" text:visited-style-name="Visited_20_Internet_20_Link"><text:span text:style-name="T11">learning about. In the next module,</text:span></text:a><text:span text:style-name="T13"> </text:span><text:a xlink:type="simple" xlink:href="https://app.pluralsight.com/course-player?clipId=14bb4309-12ea-484d-a741-80fd84f7d6b6&amp;startTime=63.84" office:target-frame-name="psplayer" xlink:show="replace" text:style-name="Internet_20_link" text:visited-style-name="Visited_20_Internet_20_Link"><text:span text:style-name="T11">we'll actually get started using Dapr by using the state management building block to implement the shopping basket feature.</text:span></text:a></text:p>
      <text:h text:style-name="P1" text:outline-level="2"><text:a xlink:type="simple" xlink:href="https://app.pluralsight.com/course-player?clipId=d53ff7c7-44b0-476f-a430-e35949bbebe8" office:target-frame-name="psplayer" xlink:show="replace" text:style-name="Internet_20_link" text:visited-style-name="Visited_20_Internet_20_Link"><text:span text:style-name="T11">Implementing State Management</text:span></text:a></text:h>
      <text:h text:style-name="P2" text:outline-level="3"><text:a xlink:type="simple" xlink:href="https://app.pluralsight.com/course-player?clipId=d53ff7c7-44b0-476f-a430-e35949bbebe8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d53ff7c7-44b0-476f-a430-e35949bbebe8&amp;startTime=1.14" office:target-frame-name="psplayer" xlink:show="replace" text:style-name="Internet_20_link" text:visited-style-name="Visited_20_Internet_20_Link"><text:span text:style-name="T11">Hi, my name's Mark Heath, and in this module,</text:span></text:a><text:span text:style-name="T13"> </text:span><text:a xlink:type="simple" xlink:href="https://app.pluralsight.com/course-player?clipId=d53ff7c7-44b0-476f-a430-e35949bbebe8&amp;startTime=4.24" office:target-frame-name="psplayer" xlink:show="replace" text:style-name="Internet_20_link" text:visited-style-name="Visited_20_Internet_20_Link"><text:span text:style-name="T11">we're going to use our first Dapr building block and see how Dapr can help us</text:span></text:a><text:span text:style-name="T13"> </text:span><text:a xlink:type="simple" xlink:href="https://app.pluralsight.com/course-player?clipId=d53ff7c7-44b0-476f-a430-e35949bbebe8&amp;startTime=9.64" office:target-frame-name="psplayer" xlink:show="replace" text:style-name="Internet_20_link" text:visited-style-name="Visited_20_Internet_20_Link"><text:span text:style-name="T11">implement state management for our microservices in a simple and elegant way.</text:span></text:a><text:span text:style-name="T13"> </text:span><text:a xlink:type="simple" xlink:href="https://app.pluralsight.com/course-player?clipId=d53ff7c7-44b0-476f-a430-e35949bbebe8&amp;startTime=15.33" office:target-frame-name="psplayer" xlink:show="replace" text:style-name="Internet_20_link" text:visited-style-name="Visited_20_Internet_20_Link"><text:span text:style-name="T11">We're going to see what capabilities the Dapr state management building block</text:span></text:a><text:span text:style-name="T13"> </text:span><text:a xlink:type="simple" xlink:href="https://app.pluralsight.com/course-player?clipId=d53ff7c7-44b0-476f-a430-e35949bbebe8&amp;startTime=20.35" office:target-frame-name="psplayer" xlink:show="replace" text:style-name="Internet_20_link" text:visited-style-name="Visited_20_Internet_20_Link"><text:span text:style-name="T11">has to offer and why we might want to use it, instead of some of the other</text:span></text:a><text:span text:style-name="T13"> </text:span><text:a xlink:type="simple" xlink:href="https://app.pluralsight.com/course-player?clipId=d53ff7c7-44b0-476f-a430-e35949bbebe8&amp;startTime=24.82" office:target-frame-name="psplayer" xlink:show="replace" text:style-name="Internet_20_link" text:visited-style-name="Visited_20_Internet_20_Link"><text:span text:style-name="T11">options available to us.</text:span></text:a><text:span text:style-name="T13"> </text:span><text:a xlink:type="simple" xlink:href="https://app.pluralsight.com/course-player?clipId=d53ff7c7-44b0-476f-a430-e35949bbebe8&amp;startTime=26.94" office:target-frame-name="psplayer" xlink:show="replace" text:style-name="Internet_20_link" text:visited-style-name="Visited_20_Internet_20_Link"><text:span text:style-name="T11">As this is the first Dapr building block that we're going to cover,</text:span></text:a><text:span text:style-name="T13"> </text:span><text:a xlink:type="simple" xlink:href="https://app.pluralsight.com/course-player?clipId=d53ff7c7-44b0-476f-a430-e35949bbebe8&amp;startTime=30.3" office:target-frame-name="psplayer" xlink:show="replace" text:style-name="Internet_20_link" text:visited-style-name="Visited_20_Internet_20_Link"><text:span text:style-name="T11">we'll also look at the concept of Dapr components. We'll see how to</text:span></text:a><text:span text:style-name="T13"> </text:span><text:a xlink:type="simple" xlink:href="https://app.pluralsight.com/course-player?clipId=d53ff7c7-44b0-476f-a430-e35949bbebe8&amp;startTime=35.66" office:target-frame-name="psplayer" xlink:show="replace" text:style-name="Internet_20_link" text:visited-style-name="Visited_20_Internet_20_Link"><text:span text:style-name="T11">configure a state store and how the Dapr components model allows us to</text:span></text:a><text:span text:style-name="T13"> </text:span><text:a xlink:type="simple" xlink:href="https://app.pluralsight.com/course-player?clipId=d53ff7c7-44b0-476f-a430-e35949bbebe8&amp;startTime=40.58" office:target-frame-name="psplayer" xlink:show="replace" text:style-name="Internet_20_link" text:visited-style-name="Visited_20_Internet_20_Link"><text:span text:style-name="T11">seamlessly switch out the underlying back‑end store, depending on what</text:span></text:a><text:span text:style-name="T13"> </text:span><text:a xlink:type="simple" xlink:href="https://app.pluralsight.com/course-player?clipId=d53ff7c7-44b0-476f-a430-e35949bbebe8&amp;startTime=45.81" office:target-frame-name="psplayer" xlink:show="replace" text:style-name="Internet_20_link" text:visited-style-name="Visited_20_Internet_20_Link"><text:span text:style-name="T11">environment we're running in.</text:span></text:a><text:span text:style-name="T13"> </text:span><text:a xlink:type="simple" xlink:href="https://app.pluralsight.com/course-player?clipId=d53ff7c7-44b0-476f-a430-e35949bbebe8&amp;startTime=48.14" office:target-frame-name="psplayer" xlink:show="replace" text:style-name="Internet_20_link" text:visited-style-name="Visited_20_Internet_20_Link"><text:span text:style-name="T11">We'll look at the URLs that we can call on the Dapr sidecar to</text:span></text:a><text:span text:style-name="T13"> </text:span><text:a xlink:type="simple" xlink:href="https://app.pluralsight.com/course-player?clipId=d53ff7c7-44b0-476f-a430-e35949bbebe8&amp;startTime=52.33" office:target-frame-name="psplayer" xlink:show="replace" text:style-name="Internet_20_link" text:visited-style-name="Visited_20_Internet_20_Link"><text:span text:style-name="T11">access the state management building block easily,</text:span></text:a><text:span text:style-name="T13"> </text:span><text:a xlink:type="simple" xlink:href="https://app.pluralsight.com/course-player?clipId=d53ff7c7-44b0-476f-a430-e35949bbebe8&amp;startTime=55.7" office:target-frame-name="psplayer" xlink:show="replace" text:style-name="Internet_20_link" text:visited-style-name="Visited_20_Internet_20_Link"><text:span text:style-name="T11">no matter what programming language we're using. I</text:span></text:a><text:span text:style-name="T13"> </text:span><text:a xlink:type="simple" xlink:href="https://app.pluralsight.com/course-player?clipId=d53ff7c7-44b0-476f-a430-e35949bbebe8&amp;startTime=59.3" office:target-frame-name="psplayer" xlink:show="replace" text:style-name="Internet_20_link" text:visited-style-name="Visited_20_Internet_20_Link"><text:span text:style-name="T11">also want to introduce the Dapr SDKs,</text:span></text:a><text:span text:style-name="T13"> </text:span><text:a xlink:type="simple" xlink:href="https://app.pluralsight.com/course-player?clipId=d53ff7c7-44b0-476f-a430-e35949bbebe8&amp;startTime=62.44" office:target-frame-name="psplayer" xlink:show="replace" text:style-name="Internet_20_link" text:visited-style-name="Visited_20_Internet_20_Link"><text:span text:style-name="T11">which make it even easier to access the Dapr building</text:span></text:a><text:span text:style-name="T13"> </text:span><text:a xlink:type="simple" xlink:href="https://app.pluralsight.com/course-player?clipId=d53ff7c7-44b0-476f-a430-e35949bbebe8&amp;startTime=65.63" office:target-frame-name="psplayer" xlink:show="replace" text:style-name="Internet_20_link" text:visited-style-name="Visited_20_Internet_20_Link"><text:span text:style-name="T11">blocks from your language of choice.</text:span></text:a><text:span text:style-name="T13"> </text:span><text:a xlink:type="simple" xlink:href="https://app.pluralsight.com/course-player?clipId=d53ff7c7-44b0-476f-a430-e35949bbebe8&amp;startTime=68.44" office:target-frame-name="psplayer" xlink:show="replace" text:style-name="Internet_20_link" text:visited-style-name="Visited_20_Internet_20_Link"><text:span text:style-name="T11">And in this course, we're going to be using the .NET Dapr SDK. And we'll see</text:span></text:a><text:span text:style-name="T13"> </text:span><text:a xlink:type="simple" xlink:href="https://app.pluralsight.com/course-player?clipId=d53ff7c7-44b0-476f-a430-e35949bbebe8&amp;startTime=74.1" office:target-frame-name="psplayer" xlink:show="replace" text:style-name="Internet_20_link" text:visited-style-name="Visited_20_Internet_20_Link"><text:span text:style-name="T11">the Dapr state store building block in action as we implement a shopping basket feature in our GloboTicket demo application.</text:span></text:a></text:p>
      <text:h text:style-name="P2" text:outline-level="3"><text:soft-page-break/><text:a xlink:type="simple" xlink:href="https://app.pluralsight.com/course-player?clipId=a1f0e297-5e13-46ec-a98a-23ccbd0f9621" office:target-frame-name="psplayer" xlink:show="replace" text:style-name="Internet_20_link" text:visited-style-name="Visited_20_Internet_20_Link"><text:span text:style-name="T11">The Dapr State Management Building Block</text:span></text:a></text:h>
      <text:p text:style-name="P5"><text:a xlink:type="simple" xlink:href="https://app.pluralsight.com/course-player?clipId=a1f0e297-5e13-46ec-a98a-23ccbd0f9621&amp;startTime=1.24" office:target-frame-name="psplayer" xlink:show="replace" text:style-name="Internet_20_link" text:visited-style-name="Visited_20_Internet_20_Link"><text:span text:style-name="T11">The Dapr state management building block is designed for those situations where</text:span></text:a><text:span text:style-name="T13"> </text:span><text:a xlink:type="simple" xlink:href="https://app.pluralsight.com/course-player?clipId=a1f0e297-5e13-46ec-a98a-23ccbd0f9621&amp;startTime=6.45" office:target-frame-name="psplayer" xlink:show="replace" text:style-name="Internet_20_link" text:visited-style-name="Visited_20_Internet_20_Link"><text:span text:style-name="T11">your microservices need to store state as key‑value pairs.</text:span></text:a><text:span text:style-name="T13"> </text:span><text:a xlink:type="simple" xlink:href="https://app.pluralsight.com/course-player?clipId=a1f0e297-5e13-46ec-a98a-23ccbd0f9621&amp;startTime=11.84" office:target-frame-name="psplayer" xlink:show="replace" text:style-name="Internet_20_link" text:visited-style-name="Visited_20_Internet_20_Link"><text:span text:style-name="T11">It's extremely common for services in a distributed application</text:span></text:a><text:span text:style-name="T13"> </text:span><text:a xlink:type="simple" xlink:href="https://app.pluralsight.com/course-player?clipId=a1f0e297-5e13-46ec-a98a-23ccbd0f9621&amp;startTime=15.69" office:target-frame-name="psplayer" xlink:show="replace" text:style-name="Internet_20_link" text:visited-style-name="Visited_20_Internet_20_Link"><text:span text:style-name="T11">to have some state that they need to store,</text:span></text:a><text:span text:style-name="T13"> </text:span><text:a xlink:type="simple" xlink:href="https://app.pluralsight.com/course-player?clipId=a1f0e297-5e13-46ec-a98a-23ccbd0f9621&amp;startTime=18.11" office:target-frame-name="psplayer" xlink:show="replace" text:style-name="Internet_20_link" text:visited-style-name="Visited_20_Internet_20_Link"><text:span text:style-name="T11">and often,</text:span></text:a><text:span text:style-name="T13"> </text:span><text:a xlink:type="simple" xlink:href="https://app.pluralsight.com/course-player?clipId=a1f0e297-5e13-46ec-a98a-23ccbd0f9621&amp;startTime=19.31" office:target-frame-name="psplayer" xlink:show="replace" text:style-name="Internet_20_link" text:visited-style-name="Visited_20_Internet_20_Link"><text:span text:style-name="T11">you need to share that state between multiple instances of the</text:span></text:a><text:span text:style-name="T13"> </text:span><text:a xlink:type="simple" xlink:href="https://app.pluralsight.com/course-player?clipId=a1f0e297-5e13-46ec-a98a-23ccbd0f9621&amp;startTime=23.28" office:target-frame-name="psplayer" xlink:show="replace" text:style-name="Internet_20_link" text:visited-style-name="Visited_20_Internet_20_Link"><text:span text:style-name="T11">same service running on different machines.</text:span></text:a><text:span text:style-name="T13"> </text:span><text:a xlink:type="simple" xlink:href="https://app.pluralsight.com/course-player?clipId=a1f0e297-5e13-46ec-a98a-23ccbd0f9621&amp;startTime=26.84" office:target-frame-name="psplayer" xlink:show="replace" text:style-name="Internet_20_link" text:visited-style-name="Visited_20_Internet_20_Link"><text:span text:style-name="T11">And this means that you need a shared store that</text:span></text:a><text:span text:style-name="T13"> </text:span><text:a xlink:type="simple" xlink:href="https://app.pluralsight.com/course-player?clipId=a1f0e297-5e13-46ec-a98a-23ccbd0f9621&amp;startTime=29.78" office:target-frame-name="psplayer" xlink:show="replace" text:style-name="Internet_20_link" text:visited-style-name="Visited_20_Internet_20_Link"><text:span text:style-name="T11">all of the instances can access.</text:span></text:a><text:span text:style-name="T13"> </text:span><text:a xlink:type="simple" xlink:href="https://app.pluralsight.com/course-player?clipId=a1f0e297-5e13-46ec-a98a-23ccbd0f9621&amp;startTime=32.74" office:target-frame-name="psplayer" xlink:show="replace" text:style-name="Internet_20_link" text:visited-style-name="Visited_20_Internet_20_Link"><text:span text:style-name="T11">Now, of course, many microservices will already have a database,</text:span></text:a><text:span text:style-name="T13"> </text:span><text:a xlink:type="simple" xlink:href="https://app.pluralsight.com/course-player?clipId=a1f0e297-5e13-46ec-a98a-23ccbd0f9621&amp;startTime=37.26" office:target-frame-name="psplayer" xlink:show="replace" text:style-name="Internet_20_link" text:visited-style-name="Visited_20_Internet_20_Link"><text:span text:style-name="T11">perhaps a relational or a document database,</text:span></text:a><text:span text:style-name="T13"> </text:span><text:a xlink:type="simple" xlink:href="https://app.pluralsight.com/course-player?clipId=a1f0e297-5e13-46ec-a98a-23ccbd0f9621&amp;startTime=39.79" office:target-frame-name="psplayer" xlink:show="replace" text:style-name="Internet_20_link" text:visited-style-name="Visited_20_Internet_20_Link"><text:span text:style-name="T11">that they can use to store state, and if that's the case,</text:span></text:a><text:span text:style-name="T13"> </text:span><text:a xlink:type="simple" xlink:href="https://app.pluralsight.com/course-player?clipId=a1f0e297-5e13-46ec-a98a-23ccbd0f9621&amp;startTime=43.85" office:target-frame-name="psplayer" xlink:show="replace" text:style-name="Internet_20_link" text:visited-style-name="Visited_20_Internet_20_Link"><text:span text:style-name="T11">then, of course, you can use that.</text:span></text:a><text:span text:style-name="T13"> </text:span><text:a xlink:type="simple" xlink:href="https://app.pluralsight.com/course-player?clipId=a1f0e297-5e13-46ec-a98a-23ccbd0f9621&amp;startTime=46.2" office:target-frame-name="psplayer" xlink:show="replace" text:style-name="Internet_20_link" text:visited-style-name="Visited_20_Internet_20_Link"><text:span text:style-name="T11">Dapr doesn't force any of its building blocks on you,</text:span></text:a><text:span text:style-name="T13"> </text:span><text:a xlink:type="simple" xlink:href="https://app.pluralsight.com/course-player?clipId=a1f0e297-5e13-46ec-a98a-23ccbd0f9621&amp;startTime=49.77" office:target-frame-name="psplayer" xlink:show="replace" text:style-name="Internet_20_link" text:visited-style-name="Visited_20_Internet_20_Link"><text:span text:style-name="T11">and if you've already got a solution that you're happy with,</text:span></text:a><text:span text:style-name="T13"> </text:span><text:a xlink:type="simple" xlink:href="https://app.pluralsight.com/course-player?clipId=a1f0e297-5e13-46ec-a98a-23ccbd0f9621&amp;startTime=52.6" office:target-frame-name="psplayer" xlink:show="replace" text:style-name="Internet_20_link" text:visited-style-name="Visited_20_Internet_20_Link"><text:span text:style-name="T11">then that's fine.</text:span></text:a><text:span text:style-name="T13"> </text:span><text:a xlink:type="simple" xlink:href="https://app.pluralsight.com/course-player?clipId=a1f0e297-5e13-46ec-a98a-23ccbd0f9621&amp;startTime=54.74" office:target-frame-name="psplayer" xlink:show="replace" text:style-name="Internet_20_link" text:visited-style-name="Visited_20_Internet_20_Link"><text:span text:style-name="T11">But the particular type of data that the Dapr state management</text:span></text:a><text:span text:style-name="T13"> </text:span><text:a xlink:type="simple" xlink:href="https://app.pluralsight.com/course-player?clipId=a1f0e297-5e13-46ec-a98a-23ccbd0f9621&amp;startTime=58.06" office:target-frame-name="psplayer" xlink:show="replace" text:style-name="Internet_20_link" text:visited-style-name="Visited_20_Internet_20_Link"><text:span text:style-name="T11">building block helps you to manage is key‑value pairs,</text:span></text:a><text:span text:style-name="T13"> </text:span><text:a xlink:type="simple" xlink:href="https://app.pluralsight.com/course-player?clipId=a1f0e297-5e13-46ec-a98a-23ccbd0f9621&amp;startTime=61.78" office:target-frame-name="psplayer" xlink:show="replace" text:style-name="Internet_20_link" text:visited-style-name="Visited_20_Internet_20_Link"><text:span text:style-name="T11">and this might include things like temporary data,</text:span></text:a><text:span text:style-name="T13"> </text:span><text:a xlink:type="simple" xlink:href="https://app.pluralsight.com/course-player?clipId=a1f0e297-5e13-46ec-a98a-23ccbd0f9621&amp;startTime=65.05" office:target-frame-name="psplayer" xlink:show="replace" text:style-name="Internet_20_link" text:visited-style-name="Visited_20_Internet_20_Link"><text:span text:style-name="T11">user preferences, configuration settings,</text:span></text:a><text:span text:style-name="T13"> </text:span><text:a xlink:type="simple" xlink:href="https://app.pluralsight.com/course-player?clipId=a1f0e297-5e13-46ec-a98a-23ccbd0f9621&amp;startTime=68.36" office:target-frame-name="psplayer" xlink:show="replace" text:style-name="Internet_20_link" text:visited-style-name="Visited_20_Internet_20_Link"><text:span text:style-name="T11">or the status of currently logged‑in users.</text:span></text:a><text:span text:style-name="T13"> </text:span><text:a xlink:type="simple" xlink:href="https://app.pluralsight.com/course-player?clipId=a1f0e297-5e13-46ec-a98a-23ccbd0f9621&amp;startTime=72.44" office:target-frame-name="psplayer" xlink:show="replace" text:style-name="Internet_20_link" text:visited-style-name="Visited_20_Internet_20_Link"><text:span text:style-name="T11">And this sort of data often doesn't warrant the additional cost and</text:span></text:a><text:span text:style-name="T13"> </text:span><text:a xlink:type="simple" xlink:href="https://app.pluralsight.com/course-player?clipId=a1f0e297-5e13-46ec-a98a-23ccbd0f9621&amp;startTime=76.19" office:target-frame-name="psplayer" xlink:show="replace" text:style-name="Internet_20_link" text:visited-style-name="Visited_20_Internet_20_Link"><text:span text:style-name="T11">complexity of being stored in a traditional database.</text:span></text:a><text:span text:style-name="T13"> </text:span><text:a xlink:type="simple" xlink:href="https://app.pluralsight.com/course-player?clipId=a1f0e297-5e13-46ec-a98a-23ccbd0f9621&amp;startTime=80.05" office:target-frame-name="psplayer" xlink:show="replace" text:style-name="Internet_20_link" text:visited-style-name="Visited_20_Internet_20_Link"><text:span text:style-name="T11">And a better choice might be to store it in a cache like Redis.</text:span></text:a><text:span text:style-name="T13"> </text:span><text:a xlink:type="simple" xlink:href="https://app.pluralsight.com/course-player?clipId=a1f0e297-5e13-46ec-a98a-23ccbd0f9621&amp;startTime=84.72" office:target-frame-name="psplayer" xlink:show="replace" text:style-name="Internet_20_link" text:visited-style-name="Visited_20_Internet_20_Link"><text:span text:style-name="T11">And what we want for this sort of data store is for it to be as simple,</text:span></text:a><text:span text:style-name="T13"> </text:span><text:a xlink:type="simple" xlink:href="https://app.pluralsight.com/course-player?clipId=a1f0e297-5e13-46ec-a98a-23ccbd0f9621&amp;startTime=89.33" office:target-frame-name="psplayer" xlink:show="replace" text:style-name="Internet_20_link" text:visited-style-name="Visited_20_Internet_20_Link"><text:span text:style-name="T11">cheap, and fast as possible.</text:span></text:a><text:span text:style-name="T13"> </text:span><text:a xlink:type="simple" xlink:href="https://app.pluralsight.com/course-player?clipId=a1f0e297-5e13-46ec-a98a-23ccbd0f9621&amp;startTime=92.44" office:target-frame-name="psplayer" xlink:show="replace" text:style-name="Internet_20_link" text:visited-style-name="Visited_20_Internet_20_Link"><text:span text:style-name="T11">The example we're going to be using in this module is to store the contents</text:span></text:a><text:span text:style-name="T13"> </text:span><text:a xlink:type="simple" xlink:href="https://app.pluralsight.com/course-player?clipId=a1f0e297-5e13-46ec-a98a-23ccbd0f9621&amp;startTime=96.75" office:target-frame-name="psplayer" xlink:show="replace" text:style-name="Internet_20_link" text:visited-style-name="Visited_20_Internet_20_Link"><text:span text:style-name="T11">of the users' shopping basket for our GloboTicket store.</text:span></text:a><text:span text:style-name="T13"> </text:span><text:a xlink:type="simple" xlink:href="https://app.pluralsight.com/course-player?clipId=a1f0e297-5e13-46ec-a98a-23ccbd0f9621&amp;startTime=100.94" office:target-frame-name="psplayer" xlink:show="replace" text:style-name="Internet_20_link" text:visited-style-name="Visited_20_Internet_20_Link"><text:span text:style-name="T11">Shopping baskets do need to be persisted short term,</text:span></text:a><text:span text:style-name="T13"> </text:span><text:a xlink:type="simple" xlink:href="https://app.pluralsight.com/course-player?clipId=a1f0e297-5e13-46ec-a98a-23ccbd0f9621&amp;startTime=104.54" office:target-frame-name="psplayer" xlink:show="replace" text:style-name="Internet_20_link" text:visited-style-name="Visited_20_Internet_20_Link"><text:span text:style-name="T11">but they don't necessarily have the same high business value as the</text:span></text:a><text:span text:style-name="T13"> </text:span><text:a xlink:type="simple" xlink:href="https://app.pluralsight.com/course-player?clipId=a1f0e297-5e13-46ec-a98a-23ccbd0f9621&amp;startTime=108.6" office:target-frame-name="psplayer" xlink:show="replace" text:style-name="Internet_20_link" text:visited-style-name="Visited_20_Internet_20_Link"><text:span text:style-name="T11">actual orders that are placed in the GloboTicket store,</text:span></text:a><text:span text:style-name="T13"> </text:span><text:a xlink:type="simple" xlink:href="https://app.pluralsight.com/course-player?clipId=a1f0e297-5e13-46ec-a98a-23ccbd0f9621&amp;startTime=111.8" office:target-frame-name="psplayer" xlink:show="replace" text:style-name="Internet_20_link" text:visited-style-name="Visited_20_Internet_20_Link"><text:span text:style-name="T11">and so having a nice,</text:span></text:a><text:span text:style-name="T13"> </text:span><text:a xlink:type="simple" xlink:href="https://app.pluralsight.com/course-player?clipId=a1f0e297-5e13-46ec-a98a-23ccbd0f9621&amp;startTime=113.37" office:target-frame-name="psplayer" xlink:show="replace" text:style-name="Internet_20_link" text:visited-style-name="Visited_20_Internet_20_Link"><text:span text:style-name="T11">easy to use key‑value state store to keep those shopping baskets in is quite an attractive option.</text:span></text:a></text:p>
      <text:h text:style-name="P2" text:outline-level="3"><text:a xlink:type="simple" xlink:href="https://app.pluralsight.com/course-player?clipId=93a488d9-de0b-41ae-861a-1ec575e52537" office:target-frame-name="psplayer" xlink:show="replace" text:style-name="Internet_20_link" text:visited-style-name="Visited_20_Internet_20_Link"><text:span text:style-name="T11">Benefits of Dapr State Management</text:span></text:a></text:h>
      <text:p text:style-name="P5"><text:a xlink:type="simple" xlink:href="https://app.pluralsight.com/course-player?clipId=93a488d9-de0b-41ae-861a-1ec575e52537&amp;startTime=1.14" office:target-frame-name="psplayer" xlink:show="replace" text:style-name="Internet_20_link" text:visited-style-name="Visited_20_Internet_20_Link"><text:span text:style-name="T11">You might be thinking, well,</text:span></text:a><text:span text:style-name="T13"> </text:span><text:a xlink:type="simple" xlink:href="https://app.pluralsight.com/course-player?clipId=93a488d9-de0b-41ae-861a-1ec575e52537&amp;startTime=2.79" office:target-frame-name="psplayer" xlink:show="replace" text:style-name="Internet_20_link" text:visited-style-name="Visited_20_Internet_20_Link"><text:span text:style-name="T11">I understand why I might want to use a key‑value state store like Redis,</text:span></text:a><text:span text:style-name="T13"> </text:span><text:a xlink:type="simple" xlink:href="https://app.pluralsight.com/course-player?clipId=93a488d9-de0b-41ae-861a-1ec575e52537&amp;startTime=7.73" office:target-frame-name="psplayer" xlink:show="replace" text:style-name="Internet_20_link" text:visited-style-name="Visited_20_Internet_20_Link"><text:span text:style-name="T11">but why don't I just use it directly?</text:span></text:a><text:span text:style-name="T13"> </text:span><text:a xlink:type="simple" xlink:href="https://app.pluralsight.com/course-player?clipId=93a488d9-de0b-41ae-861a-1ec575e52537&amp;startTime=10.24" office:target-frame-name="psplayer" xlink:show="replace" text:style-name="Internet_20_link" text:visited-style-name="Visited_20_Internet_20_Link"><text:span text:style-name="T11">And of course you're free to do that,</text:span></text:a><text:span text:style-name="T13"> </text:span><text:a xlink:type="simple" xlink:href="https://app.pluralsight.com/course-player?clipId=93a488d9-de0b-41ae-861a-1ec575e52537&amp;startTime=12.03" office:target-frame-name="psplayer" xlink:show="replace" text:style-name="Internet_20_link" text:visited-style-name="Visited_20_Internet_20_Link"><text:span text:style-name="T11">but let me mention a few of the benefits of using the Dapr</text:span></text:a><text:span text:style-name="T13"> </text:span><text:a xlink:type="simple" xlink:href="https://app.pluralsight.com/course-player?clipId=93a488d9-de0b-41ae-861a-1ec575e52537&amp;startTime=15.87" office:target-frame-name="psplayer" xlink:show="replace" text:style-name="Internet_20_link" text:visited-style-name="Visited_20_Internet_20_Link"><text:span text:style-name="T11">state management building block in order to take advantage</text:span></text:a><text:span text:style-name="T13"> </text:span><text:a xlink:type="simple" xlink:href="https://app.pluralsight.com/course-player?clipId=93a488d9-de0b-41ae-861a-1ec575e52537&amp;startTime=19.61" office:target-frame-name="psplayer" xlink:show="replace" text:style-name="Internet_20_link" text:visited-style-name="Visited_20_Internet_20_Link"><text:span text:style-name="T11">of a key‑value store like Redis.</text:span></text:a><text:span text:style-name="T13"> </text:span><text:a xlink:type="simple" xlink:href="https://app.pluralsight.com/course-player?clipId=93a488d9-de0b-41ae-861a-1ec575e52537&amp;startTime=22.33" office:target-frame-name="psplayer" xlink:show="replace" text:style-name="Internet_20_link" text:visited-style-name="Visited_20_Internet_20_Link"><text:span text:style-name="T11">First,</text:span></text:a><text:span text:style-name="T13"> </text:span><text:a xlink:type="simple" xlink:href="https://app.pluralsight.com/course-player?clipId=93a488d9-de0b-41ae-861a-1ec575e52537&amp;startTime=22.98" office:target-frame-name="psplayer" xlink:show="replace" text:style-name="Internet_20_link" text:visited-style-name="Visited_20_Internet_20_Link"><text:span text:style-name="T11">the Dapr state management building block supports swappable back‑end stores.</text:span></text:a><text:span text:style-name="T13"> </text:span><text:a xlink:type="simple" xlink:href="https://app.pluralsight.com/course-player?clipId=93a488d9-de0b-41ae-861a-1ec575e52537&amp;startTime=29.44" office:target-frame-name="psplayer" xlink:show="replace" text:style-name="Internet_20_link" text:visited-style-name="Visited_20_Internet_20_Link"><text:span text:style-name="T11">The actual state can be stored in not just Redis,</text:span></text:a><text:span text:style-name="T13"> </text:span><text:a xlink:type="simple" xlink:href="https://app.pluralsight.com/course-player?clipId=93a488d9-de0b-41ae-861a-1ec575e52537&amp;startTime=32.76" office:target-frame-name="psplayer" xlink:show="replace" text:style-name="Internet_20_link" text:visited-style-name="Visited_20_Internet_20_Link"><text:span text:style-name="T11">but MongoDB or Azure Blob Storage or AWS DynamoDB.</text:span></text:a><text:span text:style-name="T13"> </text:span><text:a xlink:type="simple" xlink:href="https://app.pluralsight.com/course-player?clipId=93a488d9-de0b-41ae-861a-1ec575e52537&amp;startTime=38.74" office:target-frame-name="psplayer" xlink:show="replace" text:style-name="Internet_20_link" text:visited-style-name="Visited_20_Internet_20_Link"><text:span text:style-name="T11">There's a whole host of supported state stores. And</text:span></text:a><text:span text:style-name="T13"> </text:span><text:a xlink:type="simple" xlink:href="https://app.pluralsight.com/course-player?clipId=93a488d9-de0b-41ae-861a-1ec575e52537&amp;startTime=42.02" office:target-frame-name="psplayer" xlink:show="replace" text:style-name="Internet_20_link" text:visited-style-name="Visited_20_Internet_20_Link"><text:span text:style-name="T11">here on the Dapr docs website, there's a list of all of the available options,</text:span></text:a><text:span text:style-name="T13"> </text:span><text:a xlink:type="simple" xlink:href="https://app.pluralsight.com/course-player?clipId=93a488d9-de0b-41ae-861a-1ec575e52537&amp;startTime=46.65" office:target-frame-name="psplayer" xlink:show="replace" text:style-name="Internet_20_link" text:visited-style-name="Visited_20_Internet_20_Link"><text:span text:style-name="T11">and as you can see there's a really good amount of choice.</text:span></text:a><text:span text:style-name="T13"> </text:span><text:a xlink:type="simple" xlink:href="https://app.pluralsight.com/course-player?clipId=93a488d9-de0b-41ae-861a-1ec575e52537&amp;startTime=50.88" office:target-frame-name="psplayer" xlink:show="replace" text:style-name="Internet_20_link" text:visited-style-name="Visited_20_Internet_20_Link"><text:span text:style-name="T11">The ability to switch between back‑end stores is particularly</text:span></text:a><text:span text:style-name="T13"> </text:span><text:a xlink:type="simple" xlink:href="https://app.pluralsight.com/course-player?clipId=93a488d9-de0b-41ae-861a-1ec575e52537&amp;startTime=54.45" office:target-frame-name="psplayer" xlink:show="replace" text:style-name="Internet_20_link" text:visited-style-name="Visited_20_Internet_20_Link"><text:span text:style-name="T11">useful if you want to use one back‑end store for local development</text:span></text:a><text:span text:style-name="T13"> </text:span><text:a xlink:type="simple" xlink:href="https://app.pluralsight.com/course-player?clipId=93a488d9-de0b-41ae-861a-1ec575e52537&amp;startTime=58.42" office:target-frame-name="psplayer" xlink:show="replace" text:style-name="Internet_20_link" text:visited-style-name="Visited_20_Internet_20_Link"><text:span text:style-name="T11">but a different one when you're in production. You can also</text:span></text:a><text:span text:style-name="T13"> </text:span><text:a xlink:type="simple" xlink:href="https://app.pluralsight.com/course-player?clipId=93a488d9-de0b-41ae-861a-1ec575e52537&amp;startTime=62.54" office:target-frame-name="psplayer" xlink:show="replace" text:style-name="Internet_20_link" text:visited-style-name="Visited_20_Internet_20_Link"><text:span text:style-name="T11">configure multiple state stores.</text:span></text:a><text:span text:style-name="T13"> </text:span><text:a xlink:type="simple" xlink:href="https://app.pluralsight.com/course-player?clipId=93a488d9-de0b-41ae-861a-1ec575e52537&amp;startTime=64.9" office:target-frame-name="psplayer" xlink:show="replace" text:style-name="Internet_20_link" text:visited-style-name="Visited_20_Internet_20_Link"><text:span text:style-name="T11">This allows different types of state to be stored in the most</text:span></text:a><text:span text:style-name="T13"> </text:span><text:a xlink:type="simple" xlink:href="https://app.pluralsight.com/course-player?clipId=93a488d9-de0b-41ae-861a-1ec575e52537&amp;startTime=68.32" office:target-frame-name="psplayer" xlink:show="replace" text:style-name="Internet_20_link" text:visited-style-name="Visited_20_Internet_20_Link"><text:span text:style-name="T11">appropriate back‑end store but doesn't require the application</text:span></text:a><text:span text:style-name="T13"> </text:span><text:a xlink:type="simple" xlink:href="https://app.pluralsight.com/course-player?clipId=93a488d9-de0b-41ae-861a-1ec575e52537&amp;startTime=71.98" office:target-frame-name="psplayer" xlink:show="replace" text:style-name="Internet_20_link" text:visited-style-name="Visited_20_Internet_20_Link"><text:span text:style-name="T11">developer to have to learn how to use the SDKs of each one of</text:span></text:a><text:span text:style-name="T13"> </text:span><text:a xlink:type="simple" xlink:href="https://app.pluralsight.com/course-player?clipId=93a488d9-de0b-41ae-861a-1ec575e52537&amp;startTime=76.56" office:target-frame-name="psplayer" xlink:show="replace" text:style-name="Internet_20_link" text:visited-style-name="Visited_20_Internet_20_Link"><text:span text:style-name="T11">those different back‑end stores.</text:span></text:a><text:span text:style-name="T13"> </text:span><text:a xlink:type="simple" xlink:href="https://app.pluralsight.com/course-player?clipId=93a488d9-de0b-41ae-861a-1ec575e52537&amp;startTime=79.14" office:target-frame-name="psplayer" xlink:show="replace" text:style-name="Internet_20_link" text:visited-style-name="Visited_20_Internet_20_Link"><text:span text:style-name="T11">It's also very easy to use, thanks to a simple API. You just issue HTTP</text:span></text:a><text:span text:style-name="T13"> </text:span><text:a xlink:type="simple" xlink:href="https://app.pluralsight.com/course-player?clipId=93a488d9-de0b-41ae-861a-1ec575e52537&amp;startTime=85.12" office:target-frame-name="psplayer" xlink:show="replace" text:style-name="Internet_20_link" text:visited-style-name="Visited_20_Internet_20_Link"><text:span text:style-name="T11">requests to the Dapr sidecar in order to get and set state. By default,</text:span></text:a><text:span text:style-name="T13"> </text:span><text:a xlink:type="simple" xlink:href="https://app.pluralsight.com/course-player?clipId=93a488d9-de0b-41ae-861a-1ec575e52537&amp;startTime=90.69" office:target-frame-name="psplayer" xlink:show="replace" text:style-name="Internet_20_link" text:visited-style-name="Visited_20_Internet_20_Link"><text:span text:style-name="T11">the state is isolated to the microservice, or what Dapr calls the</text:span></text:a><text:span text:style-name="T13"> </text:span><text:a xlink:type="simple" xlink:href="https://app.pluralsight.com/course-player?clipId=93a488d9-de0b-41ae-861a-1ec575e52537&amp;startTime=96.01" office:target-frame-name="psplayer" xlink:show="replace" text:style-name="Internet_20_link" text:visited-style-name="Visited_20_Internet_20_Link"><text:span text:style-name="T11">application, that sets the state. But you can also configure a Dapr</text:span></text:a><text:span text:style-name="T13"> </text:span><text:a xlink:type="simple" xlink:href="https://app.pluralsight.com/course-player?clipId=93a488d9-de0b-41ae-861a-1ec575e52537&amp;startTime=101.04" office:target-frame-name="psplayer" xlink:show="replace" text:style-name="Internet_20_link" text:visited-style-name="Visited_20_Internet_20_Link"><text:span text:style-name="T11">state store that can share state between multiple applications. And in</text:span></text:a><text:span text:style-name="T13"> </text:span><text:a xlink:type="simple" xlink:href="https://app.pluralsight.com/course-player?clipId=93a488d9-de0b-41ae-861a-1ec575e52537&amp;startTime=107.45" office:target-frame-name="psplayer" xlink:show="replace" text:style-name="Internet_20_link" text:visited-style-name="Visited_20_Internet_20_Link"><text:span text:style-name="T11">addition to basic getting and setting of state by key, the Dapr state</text:span></text:a><text:span text:style-name="T13"> </text:span><text:a xlink:type="simple" xlink:href="https://app.pluralsight.com/course-player?clipId=93a488d9-de0b-41ae-861a-1ec575e52537&amp;startTime=112.72" office:target-frame-name="psplayer" xlink:show="replace" text:style-name="Internet_20_link" text:visited-style-name="Visited_20_Internet_20_Link"><text:span text:style-name="T11">management building block offers several useful added value capabilities,</text:span></text:a><text:span text:style-name="T13"> </text:span><text:a xlink:type="simple" xlink:href="https://app.pluralsight.com/course-player?clipId=93a488d9-de0b-41ae-861a-1ec575e52537&amp;startTime=117.94" office:target-frame-name="psplayer" xlink:show="replace" text:style-name="Internet_20_link" text:visited-style-name="Visited_20_Internet_20_Link"><text:span text:style-name="T11">such as control over the time to live, concurrency control using</text:span></text:a><text:span text:style-name="T13"> </text:span><text:a xlink:type="simple" xlink:href="https://app.pluralsight.com/course-player?clipId=93a488d9-de0b-41ae-861a-1ec575e52537&amp;startTime=122.6" office:target-frame-name="psplayer" xlink:show="replace" text:style-name="Internet_20_link" text:visited-style-name="Visited_20_Internet_20_Link"><text:span text:style-name="T11">ETags, support for querying and bulk operations,</text:span></text:a><text:span text:style-name="T13"> </text:span><text:a xlink:type="simple" xlink:href="https://app.pluralsight.com/course-player?clipId=93a488d9-de0b-41ae-861a-1ec575e52537&amp;startTime=127.16" office:target-frame-name="psplayer" xlink:show="replace" text:style-name="Internet_20_link" text:visited-style-name="Visited_20_Internet_20_Link"><text:span text:style-name="T11">and automatic state encryption with key rotation.</text:span></text:a><text:span text:style-name="T13"> </text:span><text:a xlink:type="simple" xlink:href="https://app.pluralsight.com/course-player?clipId=93a488d9-de0b-41ae-861a-1ec575e52537&amp;startTime=131.94" office:target-frame-name="psplayer" xlink:show="replace" text:style-name="Internet_20_link" text:visited-style-name="Visited_20_Internet_20_Link"><text:span text:style-name="T11">So as you can see,</text:span></text:a><text:span text:style-name="T13"> </text:span><text:a xlink:type="simple" xlink:href="https://app.pluralsight.com/course-player?clipId=93a488d9-de0b-41ae-861a-1ec575e52537&amp;startTime=132.99" office:target-frame-name="psplayer" xlink:show="replace" text:style-name="Internet_20_link" text:visited-style-name="Visited_20_Internet_20_Link"><text:span text:style-name="T11">Dapr offers a very powerful and flexible state management capability that's easy to use.</text:span></text:a></text:p>
      <text:h text:style-name="P2" text:outline-level="3"><text:soft-page-break/><text:a xlink:type="simple" xlink:href="https://app.pluralsight.com/course-player?clipId=398b5ccf-54ca-46de-83fd-dbc586be671a" office:target-frame-name="psplayer" xlink:show="replace" text:style-name="Internet_20_link" text:visited-style-name="Visited_20_Internet_20_Link"><text:span text:style-name="T11">Demo: Using the State Management Building Block</text:span></text:a></text:h>
      <text:p text:style-name="P5"><text:a xlink:type="simple" xlink:href="https://app.pluralsight.com/course-player?clipId=398b5ccf-54ca-46de-83fd-dbc586be671a&amp;startTime=1.24" office:target-frame-name="psplayer" xlink:show="replace" text:style-name="Internet_20_link" text:visited-style-name="Visited_20_Internet_20_Link"><text:span text:style-name="T11">Let's actually see the Dapr state management building block in</text:span></text:a><text:span text:style-name="T13"> </text:span><text:a xlink:type="simple" xlink:href="https://app.pluralsight.com/course-player?clipId=398b5ccf-54ca-46de-83fd-dbc586be671a&amp;startTime=5.11" office:target-frame-name="psplayer" xlink:show="replace" text:style-name="Internet_20_link" text:visited-style-name="Visited_20_Internet_20_Link"><text:span text:style-name="T11">action by accessing it directly with HTTP requests.</text:span></text:a><text:span text:style-name="T13"> </text:span><text:a xlink:type="simple" xlink:href="https://app.pluralsight.com/course-player?clipId=398b5ccf-54ca-46de-83fd-dbc586be671a&amp;startTime=9.9" office:target-frame-name="psplayer" xlink:show="replace" text:style-name="Internet_20_link" text:visited-style-name="Visited_20_Internet_20_Link"><text:span text:style-name="T11">Here I am in a command prompt,</text:span></text:a><text:span text:style-name="T13"> </text:span><text:a xlink:type="simple" xlink:href="https://app.pluralsight.com/course-player?clipId=398b5ccf-54ca-46de-83fd-dbc586be671a&amp;startTime=12.7" office:target-frame-name="psplayer" xlink:show="replace" text:style-name="Internet_20_link" text:visited-style-name="Visited_20_Internet_20_Link"><text:span text:style-name="T11">and because I've installed the Dapr CLI and I've initialized</text:span></text:a><text:span text:style-name="T13"> </text:span><text:a xlink:type="simple" xlink:href="https://app.pluralsight.com/course-player?clipId=398b5ccf-54ca-46de-83fd-dbc586be671a&amp;startTime=17.17" office:target-frame-name="psplayer" xlink:show="replace" text:style-name="Internet_20_link" text:visited-style-name="Visited_20_Internet_20_Link"><text:span text:style-name="T11">Dapr in self‑hosted mode on this computer,</text:span></text:a><text:span text:style-name="T13"> </text:span><text:a xlink:type="simple" xlink:href="https://app.pluralsight.com/course-player?clipId=398b5ccf-54ca-46de-83fd-dbc586be671a&amp;startTime=20.74" office:target-frame-name="psplayer" xlink:show="replace" text:style-name="Internet_20_link" text:visited-style-name="Visited_20_Internet_20_Link"><text:span text:style-name="T11">I can start a Dapr sidecar with the dapr run command,</text:span></text:a><text:span text:style-name="T13"> </text:span><text:a xlink:type="simple" xlink:href="https://app.pluralsight.com/course-player?clipId=398b5ccf-54ca-46de-83fd-dbc586be671a&amp;startTime=24.91" office:target-frame-name="psplayer" xlink:show="replace" text:style-name="Internet_20_link" text:visited-style-name="Visited_20_Internet_20_Link"><text:span text:style-name="T11">and I'm using the dapr‑http‑port switch to say that we want</text:span></text:a><text:span text:style-name="T13"> </text:span><text:a xlink:type="simple" xlink:href="https://app.pluralsight.com/course-player?clipId=398b5ccf-54ca-46de-83fd-dbc586be671a&amp;startTime=30.42" office:target-frame-name="psplayer" xlink:show="replace" text:style-name="Internet_20_link" text:visited-style-name="Visited_20_Internet_20_Link"><text:span text:style-name="T11">the Dapr sidecar to listen on port 3500.</text:span></text:a><text:span text:style-name="T13"> </text:span><text:a xlink:type="simple" xlink:href="https://app.pluralsight.com/course-player?clipId=398b5ccf-54ca-46de-83fd-dbc586be671a&amp;startTime=35.34" office:target-frame-name="psplayer" xlink:show="replace" text:style-name="Internet_20_link" text:visited-style-name="Visited_20_Internet_20_Link"><text:span text:style-name="T11">Normally, we'd pass several additional arguments to dapr run,</text:span></text:a><text:span text:style-name="T13"> </text:span><text:a xlink:type="simple" xlink:href="https://app.pluralsight.com/course-player?clipId=398b5ccf-54ca-46de-83fd-dbc586be671a&amp;startTime=38.87" office:target-frame-name="psplayer" xlink:show="replace" text:style-name="Internet_20_link" text:visited-style-name="Visited_20_Internet_20_Link"><text:span text:style-name="T11">and we're going to be seeing those later,</text:span></text:a><text:span text:style-name="T13"> </text:span><text:a xlink:type="simple" xlink:href="https://app.pluralsight.com/course-player?clipId=398b5ccf-54ca-46de-83fd-dbc586be671a&amp;startTime=40.79" office:target-frame-name="psplayer" xlink:show="replace" text:style-name="Internet_20_link" text:visited-style-name="Visited_20_Internet_20_Link"><text:span text:style-name="T11">but for now, we're simply running a Dapr sidecar on its own.</text:span></text:a><text:span text:style-name="T13"> </text:span><text:a xlink:type="simple" xlink:href="https://app.pluralsight.com/course-player?clipId=398b5ccf-54ca-46de-83fd-dbc586be671a&amp;startTime=46.04" office:target-frame-name="psplayer" xlink:show="replace" text:style-name="Internet_20_link" text:visited-style-name="Visited_20_Internet_20_Link"><text:span text:style-name="T11">You can see here that there's a log message saying that</text:span></text:a><text:span text:style-name="T13"> </text:span><text:a xlink:type="simple" xlink:href="https://app.pluralsight.com/course-player?clipId=398b5ccf-54ca-46de-83fd-dbc586be671a&amp;startTime=48.53" office:target-frame-name="psplayer" xlink:show="replace" text:style-name="Internet_20_link" text:visited-style-name="Visited_20_Internet_20_Link"><text:span text:style-name="T11">the Dapr sidecar is up and running.</text:span></text:a><text:span text:style-name="T13"> </text:span><text:a xlink:type="simple" xlink:href="https://app.pluralsight.com/course-player?clipId=398b5ccf-54ca-46de-83fd-dbc586be671a&amp;startTime=51.94" office:target-frame-name="psplayer" xlink:show="replace" text:style-name="Internet_20_link" text:visited-style-name="Visited_20_Internet_20_Link"><text:span text:style-name="T11">Let's make some HTTP requests to this Dapr sidecar.</text:span></text:a><text:span text:style-name="T13"> </text:span><text:a xlink:type="simple" xlink:href="https://app.pluralsight.com/course-player?clipId=398b5ccf-54ca-46de-83fd-dbc586be671a&amp;startTime=56.54" office:target-frame-name="psplayer" xlink:show="replace" text:style-name="Internet_20_link" text:visited-style-name="Visited_20_Internet_20_Link"><text:span text:style-name="T11">And to make it easy for me to show you issuing HTTP requests,</text:span></text:a><text:span text:style-name="T13"> </text:span><text:a xlink:type="simple" xlink:href="https://app.pluralsight.com/course-player?clipId=398b5ccf-54ca-46de-83fd-dbc586be671a&amp;startTime=61.19" office:target-frame-name="psplayer" xlink:show="replace" text:style-name="Internet_20_link" text:visited-style-name="Visited_20_Internet_20_Link"><text:span text:style-name="T11">I've decided to use this Visual Studio Code extension called REST client,</text:span></text:a><text:span text:style-name="T13"> </text:span><text:a xlink:type="simple" xlink:href="https://app.pluralsight.com/course-player?clipId=398b5ccf-54ca-46de-83fd-dbc586be671a&amp;startTime=66.65" office:target-frame-name="psplayer" xlink:show="replace" text:style-name="Internet_20_link" text:visited-style-name="Visited_20_Internet_20_Link"><text:span text:style-name="T11">and this just allows me to show you in text format the URLs we're calling</text:span></text:a><text:span text:style-name="T13"> </text:span><text:a xlink:type="simple" xlink:href="https://app.pluralsight.com/course-player?clipId=398b5ccf-54ca-46de-83fd-dbc586be671a&amp;startTime=72.04" office:target-frame-name="psplayer" xlink:show="replace" text:style-name="Internet_20_link" text:visited-style-name="Visited_20_Internet_20_Link"><text:span text:style-name="T11">and any payloads of the requests and see the response.</text:span></text:a><text:span text:style-name="T13"> </text:span><text:a xlink:type="simple" xlink:href="https://app.pluralsight.com/course-player?clipId=398b5ccf-54ca-46de-83fd-dbc586be671a&amp;startTime=76.74" office:target-frame-name="psplayer" xlink:show="replace" text:style-name="Internet_20_link" text:visited-style-name="Visited_20_Internet_20_Link"><text:span text:style-name="T11">So the first one is a POST to localhost port 3500,</text:span></text:a><text:span text:style-name="T13"> </text:span><text:a xlink:type="simple" xlink:href="https://app.pluralsight.com/course-player?clipId=398b5ccf-54ca-46de-83fd-dbc586be671a&amp;startTime=81.95" office:target-frame-name="psplayer" xlink:show="replace" text:style-name="Internet_20_link" text:visited-style-name="Visited_20_Internet_20_Link"><text:span text:style-name="T11">which, if you remember,</text:span></text:a><text:span text:style-name="T13"> </text:span><text:a xlink:type="simple" xlink:href="https://app.pluralsight.com/course-player?clipId=398b5ccf-54ca-46de-83fd-dbc586be671a&amp;startTime=82.91" office:target-frame-name="psplayer" xlink:show="replace" text:style-name="Internet_20_link" text:visited-style-name="Visited_20_Internet_20_Link"><text:span text:style-name="T11">is the port that the sidecar is listening on. And we're going to</text:span></text:a><text:span text:style-name="T13"> </text:span><text:a xlink:type="simple" xlink:href="https://app.pluralsight.com/course-player?clipId=398b5ccf-54ca-46de-83fd-dbc586be671a&amp;startTime=86.93" office:target-frame-name="psplayer" xlink:show="replace" text:style-name="Internet_20_link" text:visited-style-name="Visited_20_Internet_20_Link"><text:span text:style-name="T11">call the v1.0/state/statestore endpoint. I'll be explaining more</text:span></text:a><text:span text:style-name="T13"> </text:span><text:a xlink:type="simple" xlink:href="https://app.pluralsight.com/course-player?clipId=398b5ccf-54ca-46de-83fd-dbc586be671a&amp;startTime=93.54" office:target-frame-name="psplayer" xlink:show="replace" text:style-name="Internet_20_link" text:visited-style-name="Visited_20_Internet_20_Link"><text:span text:style-name="T11">about how this URL works in a little bit.</text:span></text:a><text:span text:style-name="T13"> </text:span><text:a xlink:type="simple" xlink:href="https://app.pluralsight.com/course-player?clipId=398b5ccf-54ca-46de-83fd-dbc586be671a&amp;startTime=97.74" office:target-frame-name="psplayer" xlink:show="replace" text:style-name="Internet_20_link" text:visited-style-name="Visited_20_Internet_20_Link"><text:span text:style-name="T11">The body is a JSON array of objects with keys and values.</text:span></text:a><text:span text:style-name="T13"> </text:span><text:a xlink:type="simple" xlink:href="https://app.pluralsight.com/course-player?clipId=398b5ccf-54ca-46de-83fd-dbc586be671a&amp;startTime=103.64" office:target-frame-name="psplayer" xlink:show="replace" text:style-name="Internet_20_link" text:visited-style-name="Visited_20_Internet_20_Link"><text:span text:style-name="T11">We're only setting one state value here with a key of color and a value of red.</text:span></text:a><text:span text:style-name="T13"> </text:span><text:a xlink:type="simple" xlink:href="https://app.pluralsight.com/course-player?clipId=398b5ccf-54ca-46de-83fd-dbc586be671a&amp;startTime=109.64" office:target-frame-name="psplayer" xlink:show="replace" text:style-name="Internet_20_link" text:visited-style-name="Visited_20_Internet_20_Link"><text:span text:style-name="T11">I'll send this request, and we can see that it's been accepted with a 204</text:span></text:a><text:span text:style-name="T13"> </text:span><text:a xlink:type="simple" xlink:href="https://app.pluralsight.com/course-player?clipId=398b5ccf-54ca-46de-83fd-dbc586be671a&amp;startTime=114.27" office:target-frame-name="psplayer" xlink:show="replace" text:style-name="Internet_20_link" text:visited-style-name="Visited_20_Internet_20_Link"><text:span text:style-name="T11">response code. And now, I'll issue a GET request to the same URL but with</text:span></text:a><text:span text:style-name="T13"> </text:span><text:a xlink:type="simple" xlink:href="https://app.pluralsight.com/course-player?clipId=398b5ccf-54ca-46de-83fd-dbc586be671a&amp;startTime=120.79" office:target-frame-name="psplayer" xlink:show="replace" text:style-name="Internet_20_link" text:visited-style-name="Visited_20_Internet_20_Link"><text:span text:style-name="T11">the key name of color appended to the end.</text:span></text:a><text:span text:style-name="T13"> </text:span><text:a xlink:type="simple" xlink:href="https://app.pluralsight.com/course-player?clipId=398b5ccf-54ca-46de-83fd-dbc586be671a&amp;startTime=124.64" office:target-frame-name="psplayer" xlink:show="replace" text:style-name="Internet_20_link" text:visited-style-name="Visited_20_Internet_20_Link"><text:span text:style-name="T11">As you can see, we get a 200 OK response, and the body</text:span></text:a><text:span text:style-name="T13"> </text:span><text:a xlink:type="simple" xlink:href="https://app.pluralsight.com/course-player?clipId=398b5ccf-54ca-46de-83fd-dbc586be671a&amp;startTime=128.59" office:target-frame-name="psplayer" xlink:show="replace" text:style-name="Internet_20_link" text:visited-style-name="Visited_20_Internet_20_Link"><text:span text:style-name="T11">contains the value of the state, which was red.</text:span></text:a><text:span text:style-name="T13"> </text:span><text:a xlink:type="simple" xlink:href="https://app.pluralsight.com/course-player?clipId=398b5ccf-54ca-46de-83fd-dbc586be671a&amp;startTime=132.54" office:target-frame-name="psplayer" xlink:show="replace" text:style-name="Internet_20_link" text:visited-style-name="Visited_20_Internet_20_Link"><text:span text:style-name="T11">Now, at this point, you might be wondering where this state is actually</text:span></text:a><text:span text:style-name="T13"> </text:span><text:a xlink:type="simple" xlink:href="https://app.pluralsight.com/course-player?clipId=398b5ccf-54ca-46de-83fd-dbc586be671a&amp;startTime=135.92" office:target-frame-name="psplayer" xlink:show="replace" text:style-name="Internet_20_link" text:visited-style-name="Visited_20_Internet_20_Link"><text:span text:style-name="T11">being stored. How did the Dapr sidecar know what back‑end store it</text:span></text:a><text:span text:style-name="T13"> </text:span><text:a xlink:type="simple" xlink:href="https://app.pluralsight.com/course-player?clipId=398b5ccf-54ca-46de-83fd-dbc586be671a&amp;startTime=140.77" office:target-frame-name="psplayer" xlink:show="replace" text:style-name="Internet_20_link" text:visited-style-name="Visited_20_Internet_20_Link"><text:span text:style-name="T11">should use? And to answer that question, we need to learn about components, so let's talk about those next.</text:span></text:a></text:p>
      <text:h text:style-name="P2" text:outline-level="3"><text:a xlink:type="simple" xlink:href="https://app.pluralsight.com/course-player?clipId=8672e463-5dd4-47ad-9914-aadc012f6c19" office:target-frame-name="psplayer" xlink:show="replace" text:style-name="Internet_20_link" text:visited-style-name="Visited_20_Internet_20_Link"><text:span text:style-name="T11">Dapr Component Definitions</text:span></text:a></text:h>
      <text:p text:style-name="P5"><text:a xlink:type="simple" xlink:href="https://app.pluralsight.com/course-player?clipId=8672e463-5dd4-47ad-9914-aadc012f6c19&amp;startTime=1.34" office:target-frame-name="psplayer" xlink:show="replace" text:style-name="Internet_20_link" text:visited-style-name="Visited_20_Internet_20_Link"><text:span text:style-name="T11">How did the Dapr sidecar know that we wanted our state to be stored in</text:span></text:a><text:span text:style-name="T13"> </text:span><text:a xlink:type="simple" xlink:href="https://app.pluralsight.com/course-player?clipId=8672e463-5dd4-47ad-9914-aadc012f6c19&amp;startTime=6.01" office:target-frame-name="psplayer" xlink:show="replace" text:style-name="Internet_20_link" text:visited-style-name="Visited_20_Internet_20_Link"><text:span text:style-name="T11">the Redis Docker container that's running locally?</text:span></text:a><text:span text:style-name="T13"> </text:span><text:a xlink:type="simple" xlink:href="https://app.pluralsight.com/course-player?clipId=8672e463-5dd4-47ad-9914-aadc012f6c19&amp;startTime=9.94" office:target-frame-name="psplayer" xlink:show="replace" text:style-name="Internet_20_link" text:visited-style-name="Visited_20_Internet_20_Link"><text:span text:style-name="T11">Well, when we installed Dapr in self‑hosted mode,</text:span></text:a><text:span text:style-name="T13"> </text:span><text:a xlink:type="simple" xlink:href="https://app.pluralsight.com/course-player?clipId=8672e463-5dd4-47ad-9914-aadc012f6c19&amp;startTime=13.48" office:target-frame-name="psplayer" xlink:show="replace" text:style-name="Internet_20_link" text:visited-style-name="Visited_20_Internet_20_Link"><text:span text:style-name="T11">some global components were set up for us.</text:span></text:a><text:span text:style-name="T13"> </text:span><text:a xlink:type="simple" xlink:href="https://app.pluralsight.com/course-player?clipId=8672e463-5dd4-47ad-9914-aadc012f6c19&amp;startTime=16.84" office:target-frame-name="psplayer" xlink:show="replace" text:style-name="Internet_20_link" text:visited-style-name="Visited_20_Internet_20_Link"><text:span text:style-name="T11">I can find those global component definitions on Windows in my user</text:span></text:a><text:span text:style-name="T13"> </text:span><text:a xlink:type="simple" xlink:href="https://app.pluralsight.com/course-player?clipId=8672e463-5dd4-47ad-9914-aadc012f6c19&amp;startTime=21.43" office:target-frame-name="psplayer" xlink:show="replace" text:style-name="Internet_20_link" text:visited-style-name="Visited_20_Internet_20_Link"><text:span text:style-name="T11">profile directory under a folder called .dapr.</text:span></text:a><text:span text:style-name="T13"> </text:span><text:a xlink:type="simple" xlink:href="https://app.pluralsight.com/course-player?clipId=8672e463-5dd4-47ad-9914-aadc012f6c19&amp;startTime=26.14" office:target-frame-name="psplayer" xlink:show="replace" text:style-name="Internet_20_link" text:visited-style-name="Visited_20_Internet_20_Link"><text:span text:style-name="T11">Here we can see inside that folder there's a config.yaml file,</text:span></text:a><text:span text:style-name="T13"> </text:span><text:a xlink:type="simple" xlink:href="https://app.pluralsight.com/course-player?clipId=8672e463-5dd4-47ad-9914-aadc012f6c19&amp;startTime=30.66" office:target-frame-name="psplayer" xlink:show="replace" text:style-name="Internet_20_link" text:visited-style-name="Visited_20_Internet_20_Link"><text:span text:style-name="T11">which includes the Dapr configuration for tracing.</text:span></text:a><text:span text:style-name="T13"> </text:span><text:a xlink:type="simple" xlink:href="https://app.pluralsight.com/course-player?clipId=8672e463-5dd4-47ad-9914-aadc012f6c19&amp;startTime=34.34" office:target-frame-name="psplayer" xlink:show="replace" text:style-name="Internet_20_link" text:visited-style-name="Visited_20_Internet_20_Link"><text:span text:style-name="T11">But the thing of interest to us is this components folder.</text:span></text:a><text:span text:style-name="T13"> </text:span><text:a xlink:type="simple" xlink:href="https://app.pluralsight.com/course-player?clipId=8672e463-5dd4-47ad-9914-aadc012f6c19&amp;startTime=38.64" office:target-frame-name="psplayer" xlink:show="replace" text:style-name="Internet_20_link" text:visited-style-name="Visited_20_Internet_20_Link"><text:span text:style-name="T11">If I look inside, I can see pubsub.yaml and statestore.yaml.</text:span></text:a><text:span text:style-name="T13"> </text:span><text:a xlink:type="simple" xlink:href="https://app.pluralsight.com/course-player?clipId=8672e463-5dd4-47ad-9914-aadc012f6c19&amp;startTime=42.67" office:target-frame-name="psplayer" xlink:show="replace" text:style-name="Internet_20_link" text:visited-style-name="Visited_20_Internet_20_Link"><text:span text:style-name="T11">These are the two global components that automatically got set up for us.</text:span></text:a><text:span text:style-name="T13"> </text:span><text:a xlink:type="simple" xlink:href="https://app.pluralsight.com/course-player?clipId=8672e463-5dd4-47ad-9914-aadc012f6c19&amp;startTime=50.14" office:target-frame-name="psplayer" xlink:show="replace" text:style-name="Internet_20_link" text:visited-style-name="Visited_20_Internet_20_Link"><text:span text:style-name="T11">Let's look inside statestore.yaml since that's the one we're using.</text:span></text:a><text:span text:style-name="T13"> </text:span><text:a xlink:type="simple" xlink:href="https://app.pluralsight.com/course-player?clipId=8672e463-5dd4-47ad-9914-aadc012f6c19&amp;startTime=54.84" office:target-frame-name="psplayer" xlink:show="replace" text:style-name="Internet_20_link" text:visited-style-name="Visited_20_Internet_20_Link"><text:span text:style-name="T11">This file says that this is a Dapr component, and it has a name of statestore.</text:span></text:a><text:span text:style-name="T13"> </text:span><text:a xlink:type="simple" xlink:href="https://app.pluralsight.com/course-player?clipId=8672e463-5dd4-47ad-9914-aadc012f6c19&amp;startTime=61.84" office:target-frame-name="psplayer" xlink:show="replace" text:style-name="Internet_20_link" text:visited-style-name="Visited_20_Internet_20_Link"><text:span text:style-name="T11">You can actually have multiple state stores and give each one its own name.</text:span></text:a><text:span text:style-name="T13"> </text:span><text:a xlink:type="simple" xlink:href="https://app.pluralsight.com/course-player?clipId=8672e463-5dd4-47ad-9914-aadc012f6c19&amp;startTime=66.44" office:target-frame-name="psplayer" xlink:show="replace" text:style-name="Internet_20_link" text:visited-style-name="Visited_20_Internet_20_Link"><text:span text:style-name="T11">The type says that for this state store,</text:span></text:a><text:span text:style-name="T13"> </text:span><text:a xlink:type="simple" xlink:href="https://app.pluralsight.com/course-player?clipId=8672e463-5dd4-47ad-9914-aadc012f6c19&amp;startTime=69.07" office:target-frame-name="psplayer" xlink:show="replace" text:style-name="Internet_20_link" text:visited-style-name="Visited_20_Internet_20_Link"><text:span text:style-name="T11">we want to use Redis as the backing store.</text:span></text:a><text:span text:style-name="T13"> </text:span><text:a xlink:type="simple" xlink:href="https://app.pluralsight.com/course-player?clipId=8672e463-5dd4-47ad-9914-aadc012f6c19&amp;startTime=72.54" office:target-frame-name="psplayer" xlink:show="replace" text:style-name="Internet_20_link" text:visited-style-name="Visited_20_Internet_20_Link"><text:span text:style-name="T11">And when we installed Dapr in self‑hosted mode,</text:span></text:a><text:span text:style-name="T13"> </text:span><text:a xlink:type="simple" xlink:href="https://app.pluralsight.com/course-player?clipId=8672e463-5dd4-47ad-9914-aadc012f6c19&amp;startTime=75.37" office:target-frame-name="psplayer" xlink:show="replace" text:style-name="Internet_20_link" text:visited-style-name="Visited_20_Internet_20_Link"><text:span text:style-name="T11">a Redis container was automatically created for us,</text:span></text:a><text:span text:style-name="T13"> </text:span><text:a xlink:type="simple" xlink:href="https://app.pluralsight.com/course-player?clipId=8672e463-5dd4-47ad-9914-aadc012f6c19&amp;startTime=78.87" office:target-frame-name="psplayer" xlink:show="replace" text:style-name="Internet_20_link" text:visited-style-name="Visited_20_Internet_20_Link"><text:span text:style-name="T11">and this component is set up to use that Redis container,</text:span></text:a><text:span text:style-name="T13"> </text:span><text:a xlink:type="simple" xlink:href="https://app.pluralsight.com/course-player?clipId=8672e463-5dd4-47ad-9914-aadc012f6c19&amp;startTime=82.96" office:target-frame-name="psplayer" xlink:show="replace" text:style-name="Internet_20_link" text:visited-style-name="Visited_20_Internet_20_Link"><text:span text:style-name="T11">which is exposed on localhost port 6379.</text:span></text:a><text:span text:style-name="T13"> </text:span><text:a xlink:type="simple" xlink:href="https://app.pluralsight.com/course-player?clipId=8672e463-5dd4-47ad-9914-aadc012f6c19&amp;startTime=87.94" office:target-frame-name="psplayer" xlink:show="replace" text:style-name="Internet_20_link" text:visited-style-name="Visited_20_Internet_20_Link"><text:span text:style-name="T11">And if I run docker ps, I can see that Redis container is running on my</text:span></text:a><text:span text:style-name="T13"> </text:span><text:a xlink:type="simple" xlink:href="https://app.pluralsight.com/course-player?clipId=8672e463-5dd4-47ad-9914-aadc012f6c19&amp;startTime=92.44" office:target-frame-name="psplayer" xlink:show="replace" text:style-name="Internet_20_link" text:visited-style-name="Visited_20_Internet_20_Link"><text:span text:style-name="T11">PC and has the name dapr_redis. Back in the configuration file, we can</text:span></text:a><text:span text:style-name="T13"> </text:span><text:a xlink:type="simple" xlink:href="https://app.pluralsight.com/course-player?clipId=8672e463-5dd4-47ad-9914-aadc012f6c19&amp;startTime=99.34" office:target-frame-name="psplayer" xlink:show="replace" text:style-name="Internet_20_link" text:visited-style-name="Visited_20_Internet_20_Link"><text:span text:style-name="T11">see that a configuration file can contain additional settings, such as</text:span></text:a><text:span text:style-name="T13"> </text:span><text:a xlink:type="simple" xlink:href="https://app.pluralsight.com/course-player?clipId=8672e463-5dd4-47ad-9914-aadc012f6c19&amp;startTime=104.15" office:target-frame-name="psplayer" xlink:show="replace" text:style-name="Internet_20_link" text:visited-style-name="Visited_20_Internet_20_Link"><text:span text:style-name="T11">the password needed to connect, which is blank for this local Redis instance.</text:span></text:a><text:span text:style-name="T13"> </text:span><text:a xlink:type="simple" xlink:href="https://app.pluralsight.com/course-player?clipId=8672e463-5dd4-47ad-9914-aadc012f6c19&amp;startTime=110.04" office:target-frame-name="psplayer" xlink:show="replace" text:style-name="Internet_20_link" text:visited-style-name="Visited_20_Internet_20_Link"><text:span text:style-name="T11">Now, you might be wondering how you would know what the</text:span></text:a><text:span text:style-name="T13"> </text:span><text:a xlink:type="simple" xlink:href="https://app.pluralsight.com/course-player?clipId=8672e463-5dd4-47ad-9914-aadc012f6c19&amp;startTime=112.65" office:target-frame-name="psplayer" xlink:show="replace" text:style-name="Internet_20_link" text:visited-style-name="Visited_20_Internet_20_Link"><text:span text:style-name="T11">correct syntax of this component configuration file is and</text:span></text:a><text:span text:style-name="T13"> </text:span><text:a xlink:type="simple" xlink:href="https://app.pluralsight.com/course-player?clipId=8672e463-5dd4-47ad-9914-aadc012f6c19&amp;startTime=116.75" office:target-frame-name="psplayer" xlink:show="replace" text:style-name="Internet_20_link" text:visited-style-name="Visited_20_Internet_20_Link"><text:span text:style-name="T11">what the required values are.</text:span></text:a><text:span text:style-name="T13"> </text:span><text:a xlink:type="simple" xlink:href="https://app.pluralsight.com/course-player?clipId=8672e463-5dd4-47ad-9914-aadc012f6c19&amp;startTime=118.74" office:target-frame-name="psplayer" xlink:show="replace" text:style-name="Internet_20_link" text:visited-style-name="Visited_20_Internet_20_Link"><text:span text:style-name="T11">The answer is that we can get this information from the official Dapr</text:span></text:a><text:span text:style-name="T13"> </text:span><text:a xlink:type="simple" xlink:href="https://app.pluralsight.com/course-player?clipId=8672e463-5dd4-47ad-9914-aadc012f6c19&amp;startTime=122.84" office:target-frame-name="psplayer" xlink:show="replace" text:style-name="Internet_20_link" text:visited-style-name="Visited_20_Internet_20_Link"><text:span text:style-name="T11">documentation website. So, here we are looking at the list of supported</text:span></text:a><text:span text:style-name="T13"> </text:span><text:a xlink:type="simple" xlink:href="https://app.pluralsight.com/course-player?clipId=8672e463-5dd4-47ad-9914-aadc012f6c19&amp;startTime=128.35" office:target-frame-name="psplayer" xlink:show="replace" text:style-name="Internet_20_link" text:visited-style-name="Visited_20_Internet_20_Link"><text:span text:style-name="T11">state stores again. Let's navigate into the entry for Redis. Here we can</text:span></text:a><text:span text:style-name="T13"> </text:span><text:a xlink:type="simple" xlink:href="https://app.pluralsight.com/course-player?clipId=8672e463-5dd4-47ad-9914-aadc012f6c19&amp;startTime=133.97" office:target-frame-name="psplayer" xlink:show="replace" text:style-name="Internet_20_link" text:visited-style-name="Visited_20_Internet_20_Link"><text:span text:style-name="T11">see a fuller example of the settings that we can configure for a Redis</text:span></text:a><text:span text:style-name="T13"> </text:span><text:a xlink:type="simple" xlink:href="https://app.pluralsight.com/course-player?clipId=8672e463-5dd4-47ad-9914-aadc012f6c19&amp;startTime=139" office:target-frame-name="psplayer" xlink:show="replace" text:style-name="Internet_20_link" text:visited-style-name="Visited_20_Internet_20_Link"><text:span text:style-name="T11">state store. You can see that we can enable TLS or configure </text:span></text:a><text:soft-page-break/><text:a xlink:type="simple" xlink:href="https://app.pluralsight.com/course-player?clipId=8672e463-5dd4-47ad-9914-aadc012f6c19&amp;startTime=139" office:target-frame-name="psplayer" xlink:show="replace" text:style-name="Internet_20_link" text:visited-style-name="Visited_20_Internet_20_Link"><text:span text:style-name="T11">the maximum</text:span></text:a><text:span text:style-name="T13"> </text:span><text:a xlink:type="simple" xlink:href="https://app.pluralsight.com/course-player?clipId=8672e463-5dd4-47ad-9914-aadc012f6c19&amp;startTime=144.22" office:target-frame-name="psplayer" xlink:show="replace" text:style-name="Internet_20_link" text:visited-style-name="Visited_20_Internet_20_Link"><text:span text:style-name="T11">number of retries. And if I scroll down, we can see additional help for</text:span></text:a><text:span text:style-name="T13"> </text:span><text:a xlink:type="simple" xlink:href="https://app.pluralsight.com/course-player?clipId=8672e463-5dd4-47ad-9914-aadc012f6c19&amp;startTime=149.32" office:target-frame-name="psplayer" xlink:show="replace" text:style-name="Internet_20_link" text:visited-style-name="Visited_20_Internet_20_Link"><text:span text:style-name="T11">each of the fields, including whether or not they're required.</text:span></text:a><text:span text:style-name="T13"> </text:span><text:a xlink:type="simple" xlink:href="https://app.pluralsight.com/course-player?clipId=8672e463-5dd4-47ad-9914-aadc012f6c19&amp;startTime=153.74" office:target-frame-name="psplayer" xlink:show="replace" text:style-name="Internet_20_link" text:visited-style-name="Visited_20_Internet_20_Link"><text:span text:style-name="T11">So you could use this information to point your component configuration</text:span></text:a><text:span text:style-name="T13"> </text:span><text:a xlink:type="simple" xlink:href="https://app.pluralsight.com/course-player?clipId=8672e463-5dd4-47ad-9914-aadc012f6c19&amp;startTime=157.72" office:target-frame-name="psplayer" xlink:show="replace" text:style-name="Internet_20_link" text:visited-style-name="Visited_20_Internet_20_Link"><text:span text:style-name="T11">to a completely different Redis cluster if you wanted.</text:span></text:a><text:span text:style-name="T13"> </text:span><text:a xlink:type="simple" xlink:href="https://app.pluralsight.com/course-player?clipId=8672e463-5dd4-47ad-9914-aadc012f6c19&amp;startTime=161.74" office:target-frame-name="psplayer" xlink:show="replace" text:style-name="Internet_20_link" text:visited-style-name="Visited_20_Internet_20_Link"><text:span text:style-name="T11">Or let's suppose that we wanted to use MongoDB instead. Let's navigate into</text:span></text:a><text:span text:style-name="T13"> </text:span><text:a xlink:type="simple" xlink:href="https://app.pluralsight.com/course-player?clipId=8672e463-5dd4-47ad-9914-aadc012f6c19&amp;startTime=167.13" office:target-frame-name="psplayer" xlink:show="replace" text:style-name="Internet_20_link" text:visited-style-name="Visited_20_Internet_20_Link"><text:span text:style-name="T11">the Component format page for MongoDB, and we can see the type value that</text:span></text:a><text:span text:style-name="T13"> </text:span><text:a xlink:type="simple" xlink:href="https://app.pluralsight.com/course-player?clipId=8672e463-5dd4-47ad-9914-aadc012f6c19&amp;startTime=172.68" office:target-frame-name="psplayer" xlink:show="replace" text:style-name="Internet_20_link" text:visited-style-name="Visited_20_Internet_20_Link"><text:span text:style-name="T11">we'd need to set, which is state.mongodb, and we can see the settings that</text:span></text:a><text:span text:style-name="T13"> </text:span><text:a xlink:type="simple" xlink:href="https://app.pluralsight.com/course-player?clipId=8672e463-5dd4-47ad-9914-aadc012f6c19&amp;startTime=178.2" office:target-frame-name="psplayer" xlink:show="replace" text:style-name="Internet_20_link" text:visited-style-name="Visited_20_Internet_20_Link"><text:span text:style-name="T11">are relevant for this backing store.</text:span></text:a><text:span text:style-name="T13"> </text:span><text:a xlink:type="simple" xlink:href="https://app.pluralsight.com/course-player?clipId=8672e463-5dd4-47ad-9914-aadc012f6c19&amp;startTime=181.04" office:target-frame-name="psplayer" xlink:show="replace" text:style-name="Internet_20_link" text:visited-style-name="Visited_20_Internet_20_Link"><text:span text:style-name="T11">When we started Dapr with dapr run earlier,</text:span></text:a><text:span text:style-name="T13"> </text:span><text:a xlink:type="simple" xlink:href="https://app.pluralsight.com/course-player?clipId=8672e463-5dd4-47ad-9914-aadc012f6c19&amp;startTime=183.99" office:target-frame-name="psplayer" xlink:show="replace" text:style-name="Internet_20_link" text:visited-style-name="Visited_20_Internet_20_Link"><text:span text:style-name="T11">we didn't specify a path to a components folder, and so it just</text:span></text:a><text:span text:style-name="T13"> </text:span><text:a xlink:type="simple" xlink:href="https://app.pluralsight.com/course-player?clipId=8672e463-5dd4-47ad-9914-aadc012f6c19&amp;startTime=188.46" office:target-frame-name="psplayer" xlink:show="replace" text:style-name="Internet_20_link" text:visited-style-name="Visited_20_Internet_20_Link"><text:span text:style-name="T11">used the globally defined Dapr components.</text:span></text:a><text:span text:style-name="T13"> </text:span><text:a xlink:type="simple" xlink:href="https://app.pluralsight.com/course-player?clipId=8672e463-5dd4-47ad-9914-aadc012f6c19&amp;startTime=192.24" office:target-frame-name="psplayer" xlink:show="replace" text:style-name="Internet_20_link" text:visited-style-name="Visited_20_Internet_20_Link"><text:span text:style-name="T11">This is great because it gives you a nice convenient quick start to</text:span></text:a><text:span text:style-name="T13"> </text:span><text:a xlink:type="simple" xlink:href="https://app.pluralsight.com/course-player?clipId=8672e463-5dd4-47ad-9914-aadc012f6c19&amp;startTime=195.8" office:target-frame-name="psplayer" xlink:show="replace" text:style-name="Internet_20_link" text:visited-style-name="Visited_20_Internet_20_Link"><text:span text:style-name="T11">using Dapr. But, for real‑world applications, you'd typically</text:span></text:a><text:span text:style-name="T13"> </text:span><text:a xlink:type="simple" xlink:href="https://app.pluralsight.com/course-player?clipId=8672e463-5dd4-47ad-9914-aadc012f6c19&amp;startTime=199.97" office:target-frame-name="psplayer" xlink:show="replace" text:style-name="Internet_20_link" text:visited-style-name="Visited_20_Internet_20_Link"><text:span text:style-name="T11">create dedicated YAML component definition files that were just for</text:span></text:a><text:span text:style-name="T13"> </text:span><text:a xlink:type="simple" xlink:href="https://app.pluralsight.com/course-player?clipId=8672e463-5dd4-47ad-9914-aadc012f6c19&amp;startTime=204.67" office:target-frame-name="psplayer" xlink:show="replace" text:style-name="Internet_20_link" text:visited-style-name="Visited_20_Internet_20_Link"><text:span text:style-name="T11">that application. For example,</text:span></text:a><text:span text:style-name="T13"> </text:span><text:a xlink:type="simple" xlink:href="https://app.pluralsight.com/course-player?clipId=8672e463-5dd4-47ad-9914-aadc012f6c19&amp;startTime=207.58" office:target-frame-name="psplayer" xlink:show="replace" text:style-name="Internet_20_link" text:visited-style-name="Visited_20_Internet_20_Link"><text:span text:style-name="T11">in the GloboTicket demo application that we're going to be using in this course,</text:span></text:a><text:span text:style-name="T13"> </text:span><text:a xlink:type="simple" xlink:href="https://app.pluralsight.com/course-player?clipId=8672e463-5dd4-47ad-9914-aadc012f6c19&amp;startTime=211.85" office:target-frame-name="psplayer" xlink:show="replace" text:style-name="Internet_20_link" text:visited-style-name="Visited_20_Internet_20_Link"><text:span text:style-name="T11">here's the state store component definition that we use</text:span></text:a><text:span text:style-name="T13"> </text:span><text:a xlink:type="simple" xlink:href="https://app.pluralsight.com/course-player?clipId=8672e463-5dd4-47ad-9914-aadc012f6c19&amp;startTime=215.49" office:target-frame-name="psplayer" xlink:show="replace" text:style-name="Internet_20_link" text:visited-style-name="Visited_20_Internet_20_Link"><text:span text:style-name="T11">when we're running locally in self‑hosted mode. It's</text:span></text:a><text:span text:style-name="T13"> </text:span><text:a xlink:type="simple" xlink:href="https://app.pluralsight.com/course-player?clipId=8672e463-5dd4-47ad-9914-aadc012f6c19&amp;startTime=219.24" office:target-frame-name="psplayer" xlink:show="replace" text:style-name="Internet_20_link" text:visited-style-name="Visited_20_Internet_20_Link"><text:span text:style-name="T11">almost identical to the global one, but notice that the store name is different.</text:span></text:a><text:span text:style-name="T13"> </text:span><text:a xlink:type="simple" xlink:href="https://app.pluralsight.com/course-player?clipId=8672e463-5dd4-47ad-9914-aadc012f6c19&amp;startTime=224.44" office:target-frame-name="psplayer" xlink:show="replace" text:style-name="Internet_20_link" text:visited-style-name="Visited_20_Internet_20_Link"><text:span text:style-name="T11">I've decided to call this state store,</text:span></text:a><text:span text:style-name="T13"> </text:span><text:a xlink:type="simple" xlink:href="https://app.pluralsight.com/course-player?clipId=8672e463-5dd4-47ad-9914-aadc012f6c19&amp;startTime=226.66" office:target-frame-name="psplayer" xlink:show="replace" text:style-name="Internet_20_link" text:visited-style-name="Visited_20_Internet_20_Link"><text:span text:style-name="T11">shopstate. And, let me also show you the one that I use when I deploy</text:span></text:a><text:span text:style-name="T13"> </text:span><text:a xlink:type="simple" xlink:href="https://app.pluralsight.com/course-player?clipId=8672e463-5dd4-47ad-9914-aadc012f6c19&amp;startTime=231.47" office:target-frame-name="psplayer" xlink:show="replace" text:style-name="Internet_20_link" text:visited-style-name="Visited_20_Internet_20_Link"><text:span text:style-name="T11">GloboTicket into Azure running on Kubernetes. Here, I'm defining that the</text:span></text:a><text:span text:style-name="T13"> </text:span><text:a xlink:type="simple" xlink:href="https://app.pluralsight.com/course-player?clipId=8672e463-5dd4-47ad-9914-aadc012f6c19&amp;startTime=236.96" office:target-frame-name="psplayer" xlink:show="replace" text:style-name="Internet_20_link" text:visited-style-name="Visited_20_Internet_20_Link"><text:span text:style-name="T11">state store called shopstate is actually using Azure Blob Storage as the</text:span></text:a><text:span text:style-name="T13"> </text:span><text:a xlink:type="simple" xlink:href="https://app.pluralsight.com/course-player?clipId=8672e463-5dd4-47ad-9914-aadc012f6c19&amp;startTime=241.91" office:target-frame-name="psplayer" xlink:show="replace" text:style-name="Internet_20_link" text:visited-style-name="Visited_20_Internet_20_Link"><text:span text:style-name="T11">backing store, and there's different metadata here that allows the Dapr</text:span></text:a><text:span text:style-name="T13"> </text:span><text:a xlink:type="simple" xlink:href="https://app.pluralsight.com/course-player?clipId=8672e463-5dd4-47ad-9914-aadc012f6c19&amp;startTime=246.07" office:target-frame-name="psplayer" xlink:show="replace" text:style-name="Internet_20_link" text:visited-style-name="Visited_20_Internet_20_Link"><text:span text:style-name="T11">sidecar to know how to connect to my Azure Blob Storage account. And we'll</text:span></text:a><text:span text:style-name="T13"> </text:span><text:a xlink:type="simple" xlink:href="https://app.pluralsight.com/course-player?clipId=8672e463-5dd4-47ad-9914-aadc012f6c19&amp;startTime=251.5" office:target-frame-name="psplayer" xlink:show="replace" text:style-name="Internet_20_link" text:visited-style-name="Visited_20_Internet_20_Link"><text:span text:style-name="T11">be seeing more of these component definition files in future demos in this course.</text:span></text:a></text:p>
      <text:h text:style-name="P2" text:outline-level="3"><text:a xlink:type="simple" xlink:href="https://app.pluralsight.com/course-player?clipId=db80daea-07e5-4efa-945e-dc9d95ea3505" office:target-frame-name="psplayer" xlink:show="replace" text:style-name="Internet_20_link" text:visited-style-name="Visited_20_Internet_20_Link"><text:span text:style-name="T11">Dapr State Store URLs</text:span></text:a></text:h>
      <text:p text:style-name="P5"><text:a xlink:type="simple" xlink:href="https://app.pluralsight.com/course-player?clipId=db80daea-07e5-4efa-945e-dc9d95ea3505&amp;startTime=1.24" office:target-frame-name="psplayer" xlink:show="replace" text:style-name="Internet_20_link" text:visited-style-name="Visited_20_Internet_20_Link"><text:span text:style-name="T11">Let's quickly review the URLs that we saw in the last demo,</text:span></text:a><text:span text:style-name="T13"> </text:span><text:a xlink:type="simple" xlink:href="https://app.pluralsight.com/course-player?clipId=db80daea-07e5-4efa-945e-dc9d95ea3505&amp;startTime=5.84" office:target-frame-name="psplayer" xlink:show="replace" text:style-name="Internet_20_link" text:visited-style-name="Visited_20_Internet_20_Link"><text:span text:style-name="T11">remember that when we use Dapr building blocks were talking to the</text:span></text:a><text:span text:style-name="T13"> </text:span><text:a xlink:type="simple" xlink:href="https://app.pluralsight.com/course-player?clipId=db80daea-07e5-4efa-945e-dc9d95ea3505&amp;startTime=9.38" office:target-frame-name="psplayer" xlink:show="replace" text:style-name="Internet_20_link" text:visited-style-name="Visited_20_Internet_20_Link"><text:span text:style-name="T11">sidecar so it's always available on localhost,</text:span></text:a><text:span text:style-name="T13"> </text:span><text:a xlink:type="simple" xlink:href="https://app.pluralsight.com/course-player?clipId=db80daea-07e5-4efa-945e-dc9d95ea3505&amp;startTime=13.28" office:target-frame-name="psplayer" xlink:show="replace" text:style-name="Internet_20_link" text:visited-style-name="Visited_20_Internet_20_Link"><text:span text:style-name="T11">whether we're in self‑hosted mode or whether we're running on Kubernetes.</text:span></text:a><text:span text:style-name="T13"> </text:span><text:a xlink:type="simple" xlink:href="https://app.pluralsight.com/course-player?clipId=db80daea-07e5-4efa-945e-dc9d95ea3505&amp;startTime=18.54" office:target-frame-name="psplayer" xlink:show="replace" text:style-name="Internet_20_link" text:visited-style-name="Visited_20_Internet_20_Link"><text:span text:style-name="T11">The default port number used by a Dapr sidecar is 3500.</text:span></text:a><text:span text:style-name="T13"> </text:span><text:a xlink:type="simple" xlink:href="https://app.pluralsight.com/course-player?clipId=db80daea-07e5-4efa-945e-dc9d95ea3505&amp;startTime=23.84" office:target-frame-name="psplayer" xlink:show="replace" text:style-name="Internet_20_link" text:visited-style-name="Visited_20_Internet_20_Link"><text:span text:style-name="T11">But when you're running in self‑hosted mode,</text:span></text:a><text:span text:style-name="T13"> </text:span><text:a xlink:type="simple" xlink:href="https://app.pluralsight.com/course-player?clipId=db80daea-07e5-4efa-945e-dc9d95ea3505&amp;startTime=26.54" office:target-frame-name="psplayer" xlink:show="replace" text:style-name="Internet_20_link" text:visited-style-name="Visited_20_Internet_20_Link"><text:span text:style-name="T11">there are potentially many sidecars running on the same computer,</text:span></text:a><text:span text:style-name="T13"> </text:span><text:a xlink:type="simple" xlink:href="https://app.pluralsight.com/course-player?clipId=db80daea-07e5-4efa-945e-dc9d95ea3505&amp;startTime=30.94" office:target-frame-name="psplayer" xlink:show="replace" text:style-name="Internet_20_link" text:visited-style-name="Visited_20_Internet_20_Link"><text:span text:style-name="T11">and so each one will need its own unique report number.</text:span></text:a><text:span text:style-name="T13"> </text:span><text:a xlink:type="simple" xlink:href="https://app.pluralsight.com/course-player?clipId=db80daea-07e5-4efa-945e-dc9d95ea3505&amp;startTime=35.44" office:target-frame-name="psplayer" xlink:show="replace" text:style-name="Internet_20_link" text:visited-style-name="Visited_20_Internet_20_Link"><text:span text:style-name="T11">And you can discover the port number that your Dapr sidecar is</text:span></text:a><text:span text:style-name="T13"> </text:span><text:a xlink:type="simple" xlink:href="https://app.pluralsight.com/course-player?clipId=db80daea-07e5-4efa-945e-dc9d95ea3505&amp;startTime=38.66" office:target-frame-name="psplayer" xlink:show="replace" text:style-name="Internet_20_link" text:visited-style-name="Visited_20_Internet_20_Link"><text:span text:style-name="T11">using by inspecting the Dapr HTTP port environment variable that</text:span></text:a><text:span text:style-name="T13"> </text:span><text:a xlink:type="simple" xlink:href="https://app.pluralsight.com/course-player?clipId=db80daea-07e5-4efa-945e-dc9d95ea3505&amp;startTime=44.34" office:target-frame-name="psplayer" xlink:show="replace" text:style-name="Internet_20_link" text:visited-style-name="Visited_20_Internet_20_Link"><text:span text:style-name="T11">the Dapr runtime sets up for you.</text:span></text:a><text:span text:style-name="T13"> </text:span><text:a xlink:type="simple" xlink:href="https://app.pluralsight.com/course-player?clipId=db80daea-07e5-4efa-945e-dc9d95ea3505&amp;startTime=47.04" office:target-frame-name="psplayer" xlink:show="replace" text:style-name="Internet_20_link" text:visited-style-name="Visited_20_Internet_20_Link"><text:span text:style-name="T11">The state part of this URL means that we want to use</text:span></text:a><text:span text:style-name="T13"> </text:span><text:a xlink:type="simple" xlink:href="https://app.pluralsight.com/course-player?clipId=db80daea-07e5-4efa-945e-dc9d95ea3505&amp;startTime=51.02" office:target-frame-name="psplayer" xlink:show="replace" text:style-name="Internet_20_link" text:visited-style-name="Visited_20_Internet_20_Link"><text:span text:style-name="T11">the state management building block.</text:span></text:a><text:span text:style-name="T13"> </text:span><text:a xlink:type="simple" xlink:href="https://app.pluralsight.com/course-player?clipId=db80daea-07e5-4efa-945e-dc9d95ea3505&amp;startTime=53.74" office:target-frame-name="psplayer" xlink:show="replace" text:style-name="Internet_20_link" text:visited-style-name="Visited_20_Internet_20_Link"><text:span text:style-name="T11">The other Dapr building blocks use a similar URL structure,</text:span></text:a><text:span text:style-name="T13"> </text:span><text:a xlink:type="simple" xlink:href="https://app.pluralsight.com/course-player?clipId=db80daea-07e5-4efa-945e-dc9d95ea3505&amp;startTime=57.36" office:target-frame-name="psplayer" xlink:show="replace" text:style-name="Internet_20_link" text:visited-style-name="Visited_20_Internet_20_Link"><text:span text:style-name="T11">but will have something different here.</text:span></text:a><text:span text:style-name="T13"> </text:span><text:a xlink:type="simple" xlink:href="https://app.pluralsight.com/course-player?clipId=db80daea-07e5-4efa-945e-dc9d95ea3505&amp;startTime=60.14" office:target-frame-name="psplayer" xlink:show="replace" text:style-name="Internet_20_link" text:visited-style-name="Visited_20_Internet_20_Link"><text:span text:style-name="T11">And the v1.0 simply means that we're using version one of the state</text:span></text:a><text:span text:style-name="T13"> </text:span><text:a xlink:type="simple" xlink:href="https://app.pluralsight.com/course-player?clipId=db80daea-07e5-4efa-945e-dc9d95ea3505&amp;startTime=65.18" office:target-frame-name="psplayer" xlink:show="replace" text:style-name="Internet_20_link" text:visited-style-name="Visited_20_Internet_20_Link"><text:span text:style-name="T11">management building block API. And having a version in the URL</text:span></text:a><text:span text:style-name="T13"> </text:span><text:a xlink:type="simple" xlink:href="https://app.pluralsight.com/course-player?clipId=db80daea-07e5-4efa-945e-dc9d95ea3505&amp;startTime=69.73" office:target-frame-name="psplayer" xlink:show="replace" text:style-name="Internet_20_link" text:visited-style-name="Visited_20_Internet_20_Link"><text:span text:style-name="T11">enables Dapr to offer backwards compatibility if they ever needed to</text:span></text:a><text:span text:style-name="T13"> </text:span><text:a xlink:type="simple" xlink:href="https://app.pluralsight.com/course-player?clipId=db80daea-07e5-4efa-945e-dc9d95ea3505&amp;startTime=74.34" office:target-frame-name="psplayer" xlink:show="replace" text:style-name="Internet_20_link" text:visited-style-name="Visited_20_Internet_20_Link"><text:span text:style-name="T11">introduce a new version of the state building block API that wasn't</text:span></text:a><text:span text:style-name="T13"> </text:span><text:a xlink:type="simple" xlink:href="https://app.pluralsight.com/course-player?clipId=db80daea-07e5-4efa-945e-dc9d95ea3505&amp;startTime=79" office:target-frame-name="psplayer" xlink:show="replace" text:style-name="Internet_20_link" text:visited-style-name="Visited_20_Internet_20_Link"><text:span text:style-name="T11">backwards compatible.</text:span></text:a><text:span text:style-name="T13"> </text:span><text:a xlink:type="simple" xlink:href="https://app.pluralsight.com/course-player?clipId=db80daea-07e5-4efa-945e-dc9d95ea3505&amp;startTime=80.84" office:target-frame-name="psplayer" xlink:show="replace" text:style-name="Internet_20_link" text:visited-style-name="Visited_20_Internet_20_Link"><text:span text:style-name="T11">Finally, the statestore part of this is the name of the statestore as it's</text:span></text:a><text:span text:style-name="T13"> </text:span><text:a xlink:type="simple" xlink:href="https://app.pluralsight.com/course-player?clipId=db80daea-07e5-4efa-945e-dc9d95ea3505&amp;startTime=86.49" office:target-frame-name="psplayer" xlink:show="replace" text:style-name="Internet_20_link" text:visited-style-name="Visited_20_Internet_20_Link"><text:span text:style-name="T11">defined in the component definition YAML file. For the GloboTicket examples</text:span></text:a><text:span text:style-name="T13"> </text:span><text:a xlink:type="simple" xlink:href="https://app.pluralsight.com/course-player?clipId=db80daea-07e5-4efa-945e-dc9d95ea3505&amp;startTime=92.41" office:target-frame-name="psplayer" xlink:show="replace" text:style-name="Internet_20_link" text:visited-style-name="Visited_20_Internet_20_Link"><text:span text:style-name="T11">that we just looked at, this would be set to shopstate.</text:span></text:a><text:span text:style-name="T13"> </text:span><text:a xlink:type="simple" xlink:href="https://app.pluralsight.com/course-player?clipId=db80daea-07e5-4efa-945e-dc9d95ea3505&amp;startTime=97.24" office:target-frame-name="psplayer" xlink:show="replace" text:style-name="Internet_20_link" text:visited-style-name="Visited_20_Internet_20_Link"><text:span text:style-name="T11">Now, the reason I took the time to show you how we can call the Dapr</text:span></text:a><text:span text:style-name="T13"> </text:span><text:a xlink:type="simple" xlink:href="https://app.pluralsight.com/course-player?clipId=db80daea-07e5-4efa-945e-dc9d95ea3505&amp;startTime=101.36" office:target-frame-name="psplayer" xlink:show="replace" text:style-name="Internet_20_link" text:visited-style-name="Visited_20_Internet_20_Link"><text:span text:style-name="T11">Sidecar directly by constructing these URLs is that you're free to</text:span></text:a><text:span text:style-name="T13"> </text:span><text:a xlink:type="simple" xlink:href="https://app.pluralsight.com/course-player?clipId=db80daea-07e5-4efa-945e-dc9d95ea3505&amp;startTime=106.12" office:target-frame-name="psplayer" xlink:show="replace" text:style-name="Internet_20_link" text:visited-style-name="Visited_20_Internet_20_Link"><text:span text:style-name="T11">interact with Dapr simply by using whatever mechanisms you already have</text:span></text:a><text:span text:style-name="T13"> </text:span><text:a xlink:type="simple" xlink:href="https://app.pluralsight.com/course-player?clipId=db80daea-07e5-4efa-945e-dc9d95ea3505&amp;startTime=110.79" office:target-frame-name="psplayer" xlink:show="replace" text:style-name="Internet_20_link" text:visited-style-name="Visited_20_Internet_20_Link"><text:span text:style-name="T11">available to you for making HTTP requests in your programming language</text:span></text:a><text:span text:style-name="T13"> </text:span><text:a xlink:type="simple" xlink:href="https://app.pluralsight.com/course-player?clipId=db80daea-07e5-4efa-945e-dc9d95ea3505&amp;startTime=115.84" office:target-frame-name="psplayer" xlink:show="replace" text:style-name="Internet_20_link" text:visited-style-name="Visited_20_Internet_20_Link"><text:span text:style-name="T11">or framework of choice.</text:span></text:a><text:span text:style-name="T13"> </text:span><text:a xlink:type="simple" xlink:href="https://app.pluralsight.com/course-player?clipId=db80daea-07e5-4efa-945e-dc9d95ea3505&amp;startTime=117.84" office:target-frame-name="psplayer" xlink:show="replace" text:style-name="Internet_20_link" text:visited-style-name="Visited_20_Internet_20_Link"><text:span text:style-name="T11">For example,</text:span></text:a><text:span text:style-name="T13"> </text:span><text:a xlink:type="simple" xlink:href="https://app.pluralsight.com/course-player?clipId=db80daea-07e5-4efa-945e-dc9d95ea3505&amp;startTime=118.53" office:target-frame-name="psplayer" xlink:show="replace" text:style-name="Internet_20_link" text:visited-style-name="Visited_20_Internet_20_Link"><text:span text:style-name="T11">in ASP.NET, I could simply use the HttpClient class and call these endpoints</text:span></text:a><text:span text:style-name="T13"> </text:span><text:a xlink:type="simple" xlink:href="https://app.pluralsight.com/course-player?clipId=db80daea-07e5-4efa-945e-dc9d95ea3505&amp;startTime=124.99" office:target-frame-name="psplayer" xlink:show="replace" text:style-name="Internet_20_link" text:visited-style-name="Visited_20_Internet_20_Link"><text:span text:style-name="T11">myself and serializing my state in and out of JSON. And this is one of the great</text:span></text:a><text:span text:style-name="T13"> </text:span><text:a xlink:type="simple" xlink:href="https://app.pluralsight.com/course-player?clipId=db80daea-07e5-4efa-945e-dc9d95ea3505&amp;startTime=131.15" office:target-frame-name="psplayer" xlink:show="replace" text:style-name="Internet_20_link" text:visited-style-name="Visited_20_Internet_20_Link"><text:span text:style-name="T11">advantages of Dapr, it really does have a minimal barrier to entry and really</text:span></text:a><text:span text:style-name="T13"> </text:span><text:a xlink:type="simple" xlink:href="https://app.pluralsight.com/course-player?clipId=db80daea-07e5-4efa-945e-dc9d95ea3505&amp;startTime=136.18" office:target-frame-name="psplayer" xlink:show="replace" text:style-name="Internet_20_link" text:visited-style-name="Visited_20_Internet_20_Link"><text:span text:style-name="T11">doesn't matter what programming language you use. As long as that programming</text:span></text:a><text:span text:style-name="T13"> </text:span><text:a xlink:type="simple" xlink:href="https://app.pluralsight.com/course-player?clipId=db80daea-07e5-4efa-945e-dc9d95ea3505&amp;startTime=140.03" office:target-frame-name="psplayer" xlink:show="replace" text:style-name="Internet_20_link" text:visited-style-name="Visited_20_Internet_20_Link"><text:span text:style-name="T11">language can make HTTP requests, you can use the Dapr building blocks.</text:span></text:a><text:span text:style-name="T13"> </text:span><text:a xlink:type="simple" xlink:href="https://app.pluralsight.com/course-player?clipId=db80daea-07e5-4efa-945e-dc9d95ea3505&amp;startTime=146.14" office:target-frame-name="psplayer" xlink:show="replace" text:style-name="Internet_20_link" text:visited-style-name="Visited_20_Internet_20_Link"><text:span text:style-name="T11">However,</text:span></text:a><text:span text:style-name="T13"> </text:span><text:a xlink:type="simple" xlink:href="https://app.pluralsight.com/course-player?clipId=db80daea-07e5-4efa-945e-dc9d95ea3505&amp;startTime=146.7" office:target-frame-name="psplayer" xlink:show="replace" text:style-name="Internet_20_link" text:visited-style-name="Visited_20_Internet_20_Link"><text:span text:style-name="T11">it would be nice if we didn't have to remember how to construct these</text:span></text:a><text:span text:style-name="T13"> </text:span><text:a xlink:type="simple" xlink:href="https://app.pluralsight.com/course-player?clipId=db80daea-07e5-4efa-945e-dc9d95ea3505&amp;startTime=150.52" office:target-frame-name="psplayer" xlink:show="replace" text:style-name="Internet_20_link" text:visited-style-name="Visited_20_Internet_20_Link"><text:span text:style-name="T11">URLs ourselves and do the work of JSON </text:span></text:a><text:soft-page-break/><text:a xlink:type="simple" xlink:href="https://app.pluralsight.com/course-player?clipId=db80daea-07e5-4efa-945e-dc9d95ea3505&amp;startTime=150.52" office:target-frame-name="psplayer" xlink:show="replace" text:style-name="Internet_20_link" text:visited-style-name="Visited_20_Internet_20_Link"><text:span text:style-name="T11">serialization and deserialization</text:span></text:a><text:span text:style-name="T13"> </text:span><text:a xlink:type="simple" xlink:href="https://app.pluralsight.com/course-player?clipId=db80daea-07e5-4efa-945e-dc9d95ea3505&amp;startTime=156.45" office:target-frame-name="psplayer" xlink:show="replace" text:style-name="Internet_20_link" text:visited-style-name="Visited_20_Internet_20_Link"><text:span text:style-name="T11">each time we use the Dapr building blocks. And that's where the Dapr SDKs</text:span></text:a><text:span text:style-name="T13"> </text:span><text:a xlink:type="simple" xlink:href="https://app.pluralsight.com/course-player?clipId=db80daea-07e5-4efa-945e-dc9d95ea3505&amp;startTime=161.74" office:target-frame-name="psplayer" xlink:show="replace" text:style-name="Internet_20_link" text:visited-style-name="Visited_20_Internet_20_Link"><text:span text:style-name="T11">for different languages come in. So let's talk about those next.</text:span></text:a></text:p>
      <text:h text:style-name="P2" text:outline-level="3"><text:a xlink:type="simple" xlink:href="https://app.pluralsight.com/course-player?clipId=7b6fbcf8-d888-4eb4-a119-88857a9add87" office:target-frame-name="psplayer" xlink:show="replace" text:style-name="Internet_20_link" text:visited-style-name="Visited_20_Internet_20_Link"><text:span text:style-name="T11">Dapr Language SDKs</text:span></text:a></text:h>
      <text:p text:style-name="P5"><text:a xlink:type="simple" xlink:href="https://app.pluralsight.com/course-player?clipId=7b6fbcf8-d888-4eb4-a119-88857a9add87&amp;startTime=1.04" office:target-frame-name="psplayer" xlink:show="replace" text:style-name="Internet_20_link" text:visited-style-name="Visited_20_Internet_20_Link"><text:span text:style-name="T11">Dapr provides client SDKs for several of the most popular programming languages,</text:span></text:a><text:span text:style-name="T13"> </text:span><text:a xlink:type="simple" xlink:href="https://app.pluralsight.com/course-player?clipId=7b6fbcf8-d888-4eb4-a119-88857a9add87&amp;startTime=7.34" office:target-frame-name="psplayer" xlink:show="replace" text:style-name="Internet_20_link" text:visited-style-name="Visited_20_Internet_20_Link"><text:span text:style-name="T11">and these simplify accessing the main Dapr building blocks.</text:span></text:a><text:span text:style-name="T13"> </text:span><text:a xlink:type="simple" xlink:href="https://app.pluralsight.com/course-player?clipId=7b6fbcf8-d888-4eb4-a119-88857a9add87&amp;startTime=12.44" office:target-frame-name="psplayer" xlink:show="replace" text:style-name="Internet_20_link" text:visited-style-name="Visited_20_Internet_20_Link"><text:span text:style-name="T11">This page on the Dapr Documentation site is a good place to visit to</text:span></text:a><text:span text:style-name="T13"> </text:span><text:a xlink:type="simple" xlink:href="https://app.pluralsight.com/course-player?clipId=7b6fbcf8-d888-4eb4-a119-88857a9add87&amp;startTime=17.2" office:target-frame-name="psplayer" xlink:show="replace" text:style-name="Internet_20_link" text:visited-style-name="Visited_20_Internet_20_Link"><text:span text:style-name="T11">check on the current availability of Dapr SDKs.</text:span></text:a><text:span text:style-name="T13"> </text:span><text:a xlink:type="simple" xlink:href="https://app.pluralsight.com/course-player?clipId=7b6fbcf8-d888-4eb4-a119-88857a9add87&amp;startTime=21.94" office:target-frame-name="psplayer" xlink:show="replace" text:style-name="Internet_20_link" text:visited-style-name="Visited_20_Internet_20_Link"><text:span text:style-name="T11">At the time of recording, there are stable Dapr client SDKs available for .NET,</text:span></text:a><text:span text:style-name="T13"> </text:span><text:a xlink:type="simple" xlink:href="https://app.pluralsight.com/course-player?clipId=7b6fbcf8-d888-4eb4-a119-88857a9add87&amp;startTime=27.82" office:target-frame-name="psplayer" xlink:show="replace" text:style-name="Internet_20_link" text:visited-style-name="Visited_20_Internet_20_Link"><text:span text:style-name="T11">Python, Java, Go, PHP, and JavaScript, and there are others in development.</text:span></text:a><text:span text:style-name="T13"> </text:span><text:a xlink:type="simple" xlink:href="https://app.pluralsight.com/course-player?clipId=7b6fbcf8-d888-4eb4-a119-88857a9add87&amp;startTime=35.11" office:target-frame-name="psplayer" xlink:show="replace" text:style-name="Internet_20_link" text:visited-style-name="Visited_20_Internet_20_Link"><text:span text:style-name="T11">You'll also notice that some of the languages have server extensions available,</text:span></text:a><text:span text:style-name="T13"> </text:span><text:a xlink:type="simple" xlink:href="https://app.pluralsight.com/course-player?clipId=7b6fbcf8-d888-4eb4-a119-88857a9add87&amp;startTime=40.74" office:target-frame-name="psplayer" xlink:show="replace" text:style-name="Internet_20_link" text:visited-style-name="Visited_20_Internet_20_Link"><text:span text:style-name="T11">such as an ASP.NET Core extension that we'll be using later on in this course.</text:span></text:a><text:span text:style-name="T13"> </text:span><text:a xlink:type="simple" xlink:href="https://app.pluralsight.com/course-player?clipId=7b6fbcf8-d888-4eb4-a119-88857a9add87&amp;startTime=46.59" office:target-frame-name="psplayer" xlink:show="replace" text:style-name="Internet_20_link" text:visited-style-name="Visited_20_Internet_20_Link"><text:span text:style-name="T11">In our next demo, we're going to be using the state store in GloboTicket.</text:span></text:a><text:span text:style-name="T13"> </text:span><text:a xlink:type="simple" xlink:href="https://app.pluralsight.com/course-player?clipId=7b6fbcf8-d888-4eb4-a119-88857a9add87&amp;startTime=52.02" office:target-frame-name="psplayer" xlink:show="replace" text:style-name="Internet_20_link" text:visited-style-name="Visited_20_Internet_20_Link"><text:span text:style-name="T11">And, even though we could do that without using the .NET Dapr SDK,</text:span></text:a><text:span text:style-name="T13"> </text:span><text:a xlink:type="simple" xlink:href="https://app.pluralsight.com/course-player?clipId=7b6fbcf8-d888-4eb4-a119-88857a9add87&amp;startTime=56.84" office:target-frame-name="psplayer" xlink:show="replace" text:style-name="Internet_20_link" text:visited-style-name="Visited_20_Internet_20_Link"><text:span text:style-name="T11">we're increasingly going to see the value of using the SDK as we move</text:span></text:a><text:span text:style-name="T13"> </text:span><text:a xlink:type="simple" xlink:href="https://app.pluralsight.com/course-player?clipId=7b6fbcf8-d888-4eb4-a119-88857a9add87&amp;startTime=61.45" office:target-frame-name="psplayer" xlink:show="replace" text:style-name="Internet_20_link" text:visited-style-name="Visited_20_Internet_20_Link"><text:span text:style-name="T11">on to some of the more complex building blocks.</text:span></text:a><text:span text:style-name="T13"> </text:span><text:a xlink:type="simple" xlink:href="https://app.pluralsight.com/course-player?clipId=7b6fbcf8-d888-4eb4-a119-88857a9add87&amp;startTime=64.44" office:target-frame-name="psplayer" xlink:show="replace" text:style-name="Internet_20_link" text:visited-style-name="Visited_20_Internet_20_Link"><text:span text:style-name="T11">So,</text:span></text:a><text:span text:style-name="T13"> </text:span><text:a xlink:type="simple" xlink:href="https://app.pluralsight.com/course-player?clipId=7b6fbcf8-d888-4eb4-a119-88857a9add87&amp;startTime=64.7" office:target-frame-name="psplayer" xlink:show="replace" text:style-name="Internet_20_link" text:visited-style-name="Visited_20_Internet_20_Link"><text:span text:style-name="T11">I'm going to be showing you how we can use the Dapr .NET SDK to</text:span></text:a><text:span text:style-name="T13"> </text:span><text:a xlink:type="simple" xlink:href="https://app.pluralsight.com/course-player?clipId=7b6fbcf8-d888-4eb4-a119-88857a9add87&amp;startTime=69.63" office:target-frame-name="psplayer" xlink:show="replace" text:style-name="Internet_20_link" text:visited-style-name="Visited_20_Internet_20_Link"><text:span text:style-name="T11">implement the GloboTicket shopping basket.</text:span></text:a><text:span text:style-name="T13"> </text:span><text:a xlink:type="simple" xlink:href="https://app.pluralsight.com/course-player?clipId=7b6fbcf8-d888-4eb4-a119-88857a9add87&amp;startTime=73.14" office:target-frame-name="psplayer" xlink:show="replace" text:style-name="Internet_20_link" text:visited-style-name="Visited_20_Internet_20_Link"><text:span text:style-name="T11">But before we're ready to integrate the Dapr state store,</text:span></text:a><text:span text:style-name="T13"> </text:span><text:a xlink:type="simple" xlink:href="https://app.pluralsight.com/course-player?clipId=7b6fbcf8-d888-4eb4-a119-88857a9add87&amp;startTime=76.76" office:target-frame-name="psplayer" xlink:show="replace" text:style-name="Internet_20_link" text:visited-style-name="Visited_20_Internet_20_Link"><text:span text:style-name="T11">let me show you first how we can run the GloboTicket demo application in self‑hosted mode with the dapr run command.</text:span></text:a></text:p>
      <text:h text:style-name="P2" text:outline-level="3"><text:a xlink:type="simple" xlink:href="https://app.pluralsight.com/course-player?clipId=a3b5d5bf-66a5-45df-adb3-c0b7514c2184" office:target-frame-name="psplayer" xlink:show="replace" text:style-name="Internet_20_link" text:visited-style-name="Visited_20_Internet_20_Link"><text:span text:style-name="T11">Demo: GloboTicket Dapr Run Startup Scripts</text:span></text:a></text:h>
      <text:p text:style-name="P5"><text:a xlink:type="simple" xlink:href="https://app.pluralsight.com/course-player?clipId=a3b5d5bf-66a5-45df-adb3-c0b7514c2184&amp;startTime=1.04" office:target-frame-name="psplayer" xlink:show="replace" text:style-name="Internet_20_link" text:visited-style-name="Visited_20_Internet_20_Link"><text:span text:style-name="T11">In this demo,</text:span></text:a><text:span text:style-name="T13"> </text:span><text:a xlink:type="simple" xlink:href="https://app.pluralsight.com/course-player?clipId=a3b5d5bf-66a5-45df-adb3-c0b7514c2184&amp;startTime=1.98" office:target-frame-name="psplayer" xlink:show="replace" text:style-name="Internet_20_link" text:visited-style-name="Visited_20_Internet_20_Link"><text:span text:style-name="T11">I'll show you the scripts that I've created to start</text:span></text:a><text:span text:style-name="T13"> </text:span><text:a xlink:type="simple" xlink:href="https://app.pluralsight.com/course-player?clipId=a3b5d5bf-66a5-45df-adb3-c0b7514c2184&amp;startTime=5.43" office:target-frame-name="psplayer" xlink:show="replace" text:style-name="Internet_20_link" text:visited-style-name="Visited_20_Internet_20_Link"><text:span text:style-name="T11">GloboTicket in self‑hosted mode.</text:span></text:a><text:span text:style-name="T13"> </text:span><text:a xlink:type="simple" xlink:href="https://app.pluralsight.com/course-player?clipId=a3b5d5bf-66a5-45df-adb3-c0b7514c2184&amp;startTime=8.84" office:target-frame-name="psplayer" xlink:show="replace" text:style-name="Internet_20_link" text:visited-style-name="Visited_20_Internet_20_Link"><text:span text:style-name="T11">These scripts use the dapr run command,</text:span></text:a><text:span text:style-name="T13"> </text:span><text:a xlink:type="simple" xlink:href="https://app.pluralsight.com/course-player?clipId=a3b5d5bf-66a5-45df-adb3-c0b7514c2184&amp;startTime=11.75" office:target-frame-name="psplayer" xlink:show="replace" text:style-name="Internet_20_link" text:visited-style-name="Visited_20_Internet_20_Link"><text:span text:style-name="T11">and we'll see several of the arguments that can be</text:span></text:a><text:span text:style-name="T13"> </text:span><text:a xlink:type="simple" xlink:href="https://app.pluralsight.com/course-player?clipId=a3b5d5bf-66a5-45df-adb3-c0b7514c2184&amp;startTime=14.09" office:target-frame-name="psplayer" xlink:show="replace" text:style-name="Internet_20_link" text:visited-style-name="Visited_20_Internet_20_Link"><text:span text:style-name="T11">used to configure the Dapr sidecar.</text:span></text:a><text:span text:style-name="T13"> </text:span><text:a xlink:type="simple" xlink:href="https://app.pluralsight.com/course-player?clipId=a3b5d5bf-66a5-45df-adb3-c0b7514c2184&amp;startTime=17.84" office:target-frame-name="psplayer" xlink:show="replace" text:style-name="Internet_20_link" text:visited-style-name="Visited_20_Internet_20_Link"><text:span text:style-name="T11">The code for the Dapr GloboTicket demo is available from GitHub</text:span></text:a><text:span text:style-name="T13"> </text:span><text:a xlink:type="simple" xlink:href="https://app.pluralsight.com/course-player?clipId=a3b5d5bf-66a5-45df-adb3-c0b7514c2184&amp;startTime=22.64" office:target-frame-name="psplayer" xlink:show="replace" text:style-name="Internet_20_link" text:visited-style-name="Visited_20_Internet_20_Link"><text:span text:style-name="T11">at the Mark Heath GloboTicket Dapr repository,</text:span></text:a><text:span text:style-name="T13"> </text:span><text:a xlink:type="simple" xlink:href="https://app.pluralsight.com/course-player?clipId=a3b5d5bf-66a5-45df-adb3-c0b7514c2184&amp;startTime=26.54" office:target-frame-name="psplayer" xlink:show="replace" text:style-name="Internet_20_link" text:visited-style-name="Visited_20_Internet_20_Link"><text:span text:style-name="T11">and if you clone this, you'll have the full solution,</text:span></text:a><text:span text:style-name="T13"> </text:span><text:a xlink:type="simple" xlink:href="https://app.pluralsight.com/course-player?clipId=a3b5d5bf-66a5-45df-adb3-c0b7514c2184&amp;startTime=29.79" office:target-frame-name="psplayer" xlink:show="replace" text:style-name="Internet_20_link" text:visited-style-name="Visited_20_Internet_20_Link"><text:span text:style-name="T11">including all the Dapr integration code,</text:span></text:a><text:span text:style-name="T13"> </text:span><text:a xlink:type="simple" xlink:href="https://app.pluralsight.com/course-player?clipId=a3b5d5bf-66a5-45df-adb3-c0b7514c2184&amp;startTime=32.74" office:target-frame-name="psplayer" xlink:show="replace" text:style-name="Internet_20_link" text:visited-style-name="Visited_20_Internet_20_Link"><text:span text:style-name="T11">and so you can explore that in more detail and experiment with it.</text:span></text:a><text:span text:style-name="T13"> </text:span><text:a xlink:type="simple" xlink:href="https://app.pluralsight.com/course-player?clipId=a3b5d5bf-66a5-45df-adb3-c0b7514c2184&amp;startTime=37.24" office:target-frame-name="psplayer" xlink:show="replace" text:style-name="Internet_20_link" text:visited-style-name="Visited_20_Internet_20_Link"><text:span text:style-name="T11">There are also branches in that Git repository that include a</text:span></text:a><text:span text:style-name="T13"> </text:span><text:a xlink:type="simple" xlink:href="https://app.pluralsight.com/course-player?clipId=a3b5d5bf-66a5-45df-adb3-c0b7514c2184&amp;startTime=41.14" office:target-frame-name="psplayer" xlink:show="replace" text:style-name="Internet_20_link" text:visited-style-name="Visited_20_Internet_20_Link"><text:span text:style-name="T11">version of GloboTicket before Dapr has been added,</text:span></text:a><text:span text:style-name="T13"> </text:span><text:a xlink:type="simple" xlink:href="https://app.pluralsight.com/course-player?clipId=a3b5d5bf-66a5-45df-adb3-c0b7514c2184&amp;startTime=44.71" office:target-frame-name="psplayer" xlink:show="replace" text:style-name="Internet_20_link" text:visited-style-name="Visited_20_Internet_20_Link"><text:span text:style-name="T11">so you can use that as a starting point if you want to</text:span></text:a><text:span text:style-name="T13"> </text:span><text:a xlink:type="simple" xlink:href="https://app.pluralsight.com/course-player?clipId=a3b5d5bf-66a5-45df-adb3-c0b7514c2184&amp;startTime=47.6" office:target-frame-name="psplayer" xlink:show="replace" text:style-name="Internet_20_link" text:visited-style-name="Visited_20_Internet_20_Link"><text:span text:style-name="T11">follow along and add Dapr to it.</text:span></text:a><text:span text:style-name="T13"> </text:span><text:a xlink:type="simple" xlink:href="https://app.pluralsight.com/course-player?clipId=a3b5d5bf-66a5-45df-adb3-c0b7514c2184&amp;startTime=50.74" office:target-frame-name="psplayer" xlink:show="replace" text:style-name="Internet_20_link" text:visited-style-name="Visited_20_Internet_20_Link"><text:span text:style-name="T11">The README for the repository describes a number of ways</text:span></text:a><text:span text:style-name="T13"> </text:span><text:a xlink:type="simple" xlink:href="https://app.pluralsight.com/course-player?clipId=a3b5d5bf-66a5-45df-adb3-c0b7514c2184&amp;startTime=53.96" office:target-frame-name="psplayer" xlink:show="replace" text:style-name="Internet_20_link" text:visited-style-name="Visited_20_Internet_20_Link"><text:span text:style-name="T11">that you can run GloboTicket locally, including with Docker Compose.</text:span></text:a><text:span text:style-name="T13"> </text:span><text:a xlink:type="simple" xlink:href="https://app.pluralsight.com/course-player?clipId=a3b5d5bf-66a5-45df-adb3-c0b7514c2184&amp;startTime=58.94" office:target-frame-name="psplayer" xlink:show="replace" text:style-name="Internet_20_link" text:visited-style-name="Visited_20_Internet_20_Link"><text:span text:style-name="T11">Docker Compose is quite an attractive option for running microservices locally,</text:span></text:a><text:span text:style-name="T13"> </text:span><text:a xlink:type="simple" xlink:href="https://app.pluralsight.com/course-player?clipId=a3b5d5bf-66a5-45df-adb3-c0b7514c2184&amp;startTime=64.14" office:target-frame-name="psplayer" xlink:show="replace" text:style-name="Internet_20_link" text:visited-style-name="Visited_20_Internet_20_Link"><text:span text:style-name="T11">but in this course, we're not going to be using Docker Compose,</text:span></text:a><text:span text:style-name="T13"> </text:span><text:a xlink:type="simple" xlink:href="https://app.pluralsight.com/course-player?clipId=a3b5d5bf-66a5-45df-adb3-c0b7514c2184&amp;startTime=67.52" office:target-frame-name="psplayer" xlink:show="replace" text:style-name="Internet_20_link" text:visited-style-name="Visited_20_Internet_20_Link"><text:span text:style-name="T11">and I'm just going to show you how we can start each of our</text:span></text:a><text:span text:style-name="T13"> </text:span><text:a xlink:type="simple" xlink:href="https://app.pluralsight.com/course-player?clipId=a3b5d5bf-66a5-45df-adb3-c0b7514c2184&amp;startTime=70.26" office:target-frame-name="psplayer" xlink:show="replace" text:style-name="Internet_20_link" text:visited-style-name="Visited_20_Internet_20_Link"><text:span text:style-name="T11">microservices in self‑hosted mode from the command line.</text:span></text:a><text:span text:style-name="T13"> </text:span><text:a xlink:type="simple" xlink:href="https://app.pluralsight.com/course-player?clipId=a3b5d5bf-66a5-45df-adb3-c0b7514c2184&amp;startTime=74.94" office:target-frame-name="psplayer" xlink:show="replace" text:style-name="Internet_20_link" text:visited-style-name="Visited_20_Internet_20_Link"><text:span text:style-name="T11">Here we are in Visual Studio Code, and I've loaded up the demo project,</text:span></text:a><text:span text:style-name="T13"> </text:span><text:a xlink:type="simple" xlink:href="https://app.pluralsight.com/course-player?clipId=a3b5d5bf-66a5-45df-adb3-c0b7514c2184&amp;startTime=80.14" office:target-frame-name="psplayer" xlink:show="replace" text:style-name="Internet_20_link" text:visited-style-name="Visited_20_Internet_20_Link"><text:span text:style-name="T11">and you can see that there are folders for each of the three microservices,</text:span></text:a><text:span text:style-name="T13"> </text:span><text:a xlink:type="simple" xlink:href="https://app.pluralsight.com/course-player?clipId=a3b5d5bf-66a5-45df-adb3-c0b7514c2184&amp;startTime=83.99" office:target-frame-name="psplayer" xlink:show="replace" text:style-name="Internet_20_link" text:visited-style-name="Visited_20_Internet_20_Link"><text:span text:style-name="T11">frontend, catalog, and ordering.</text:span></text:a><text:span text:style-name="T13"> </text:span><text:a xlink:type="simple" xlink:href="https://app.pluralsight.com/course-player?clipId=a3b5d5bf-66a5-45df-adb3-c0b7514c2184&amp;startTime=87.94" office:target-frame-name="psplayer" xlink:show="replace" text:style-name="Internet_20_link" text:visited-style-name="Visited_20_Internet_20_Link"><text:span text:style-name="T11">For this demo,</text:span></text:a><text:span text:style-name="T13"> </text:span><text:a xlink:type="simple" xlink:href="https://app.pluralsight.com/course-player?clipId=a3b5d5bf-66a5-45df-adb3-c0b7514c2184&amp;startTime=88.68" office:target-frame-name="psplayer" xlink:show="replace" text:style-name="Internet_20_link" text:visited-style-name="Visited_20_Internet_20_Link"><text:span text:style-name="T11">we're only going to need to have the frontend and catalog services running.</text:span></text:a><text:span text:style-name="T13"> </text:span><text:a xlink:type="simple" xlink:href="https://app.pluralsight.com/course-player?clipId=a3b5d5bf-66a5-45df-adb3-c0b7514c2184&amp;startTime=93.74" office:target-frame-name="psplayer" xlink:show="replace" text:style-name="Internet_20_link" text:visited-style-name="Visited_20_Internet_20_Link"><text:span text:style-name="T11">If we look inside the frontend folder,</text:span></text:a><text:span text:style-name="T13"> </text:span><text:a xlink:type="simple" xlink:href="https://app.pluralsight.com/course-player?clipId=a3b5d5bf-66a5-45df-adb3-c0b7514c2184&amp;startTime=95.87" office:target-frame-name="psplayer" xlink:show="replace" text:style-name="Internet_20_link" text:visited-style-name="Visited_20_Internet_20_Link"><text:span text:style-name="T11">you'll see a start‑self‑hosted PowerShell script that has a dapr run</text:span></text:a><text:span text:style-name="T13"> </text:span><text:a xlink:type="simple" xlink:href="https://app.pluralsight.com/course-player?clipId=a3b5d5bf-66a5-45df-adb3-c0b7514c2184&amp;startTime=101.29" office:target-frame-name="psplayer" xlink:show="replace" text:style-name="Internet_20_link" text:visited-style-name="Visited_20_Internet_20_Link"><text:span text:style-name="T11">command that starts up the Dapr sidecar for the frontend microservice</text:span></text:a><text:span text:style-name="T13"> </text:span><text:a xlink:type="simple" xlink:href="https://app.pluralsight.com/course-player?clipId=a3b5d5bf-66a5-45df-adb3-c0b7514c2184&amp;startTime=106.31" office:target-frame-name="psplayer" xlink:show="replace" text:style-name="Internet_20_link" text:visited-style-name="Visited_20_Internet_20_Link"><text:span text:style-name="T11">and launches the frontend web server.</text:span></text:a><text:span text:style-name="T13"> </text:span><text:a xlink:type="simple" xlink:href="https://app.pluralsight.com/course-player?clipId=a3b5d5bf-66a5-45df-adb3-c0b7514c2184&amp;startTime=109.64" office:target-frame-name="psplayer" xlink:show="replace" text:style-name="Internet_20_link" text:visited-style-name="Visited_20_Internet_20_Link"><text:span text:style-name="T11">Let's look at the additional arguments we're passing to dapr run.</text:span></text:a><text:span text:style-name="T13"> </text:span><text:a xlink:type="simple" xlink:href="https://app.pluralsight.com/course-player?clipId=a3b5d5bf-66a5-45df-adb3-c0b7514c2184&amp;startTime=114.34" office:target-frame-name="psplayer" xlink:show="replace" text:style-name="Internet_20_link" text:visited-style-name="Visited_20_Internet_20_Link"><text:span text:style-name="T11">First, we're specifying an app‑id.</text:span></text:a><text:span text:style-name="T13"> </text:span><text:a xlink:type="simple" xlink:href="https://app.pluralsight.com/course-player?clipId=a3b5d5bf-66a5-45df-adb3-c0b7514c2184&amp;startTime=117.39" office:target-frame-name="psplayer" xlink:show="replace" text:style-name="Internet_20_link" text:visited-style-name="Visited_20_Internet_20_Link"><text:span text:style-name="T11">Each application needs a unique ID,</text:span></text:a><text:span text:style-name="T13"> </text:span><text:a xlink:type="simple" xlink:href="https://app.pluralsight.com/course-player?clipId=a3b5d5bf-66a5-45df-adb3-c0b7514c2184&amp;startTime=120.64" office:target-frame-name="psplayer" xlink:show="replace" text:style-name="Internet_20_link" text:visited-style-name="Visited_20_Internet_20_Link"><text:span text:style-name="T11">and here you would typically just use the name of the microservice.</text:span></text:a><text:span text:style-name="T13"> </text:span><text:a xlink:type="simple" xlink:href="https://app.pluralsight.com/course-player?clipId=a3b5d5bf-66a5-45df-adb3-c0b7514c2184&amp;startTime=125.14" office:target-frame-name="psplayer" xlink:show="replace" text:style-name="Internet_20_link" text:visited-style-name="Visited_20_Internet_20_Link"><text:span text:style-name="T11">This one is called frontend.</text:span></text:a><text:span text:style-name="T13"> </text:span><text:a xlink:type="simple" xlink:href="https://app.pluralsight.com/course-player?clipId=a3b5d5bf-66a5-45df-adb3-c0b7514c2184&amp;startTime=127.74" office:target-frame-name="psplayer" xlink:show="replace" text:style-name="Internet_20_link" text:visited-style-name="Visited_20_Internet_20_Link"><text:span text:style-name="T11">Second,</text:span></text:a><text:span text:style-name="T13"> </text:span><text:a xlink:type="simple" xlink:href="https://app.pluralsight.com/course-player?clipId=a3b5d5bf-66a5-45df-adb3-c0b7514c2184&amp;startTime=128.23" office:target-frame-name="psplayer" xlink:show="replace" text:style-name="Internet_20_link" text:visited-style-name="Visited_20_Internet_20_Link"><text:span text:style-name="T11">we need to tell the Dapr sidecar what port our microservice is listening on.</text:span></text:a><text:span text:style-name="T13"> </text:span><text:a xlink:type="simple" xlink:href="https://app.pluralsight.com/course-player?clipId=a3b5d5bf-66a5-45df-adb3-c0b7514c2184&amp;startTime=134.04" office:target-frame-name="psplayer" xlink:show="replace" text:style-name="Internet_20_link" text:visited-style-name="Visited_20_Internet_20_Link"><text:span text:style-name="T11">For this application it's 5266,</text:span></text:a><text:span text:style-name="T13"> </text:span><text:a xlink:type="simple" xlink:href="https://app.pluralsight.com/course-player?clipId=a3b5d5bf-66a5-45df-adb3-c0b7514c2184&amp;startTime=137.44" office:target-frame-name="psplayer" xlink:show="replace" text:style-name="Internet_20_link" text:visited-style-name="Visited_20_Internet_20_Link"><text:span text:style-name="T11">which you can find in the launchSettings.json file in the Properties folder,</text:span></text:a><text:span text:style-name="T13"> </text:span><text:a xlink:type="simple" xlink:href="https://app.pluralsight.com/course-player?clipId=a3b5d5bf-66a5-45df-adb3-c0b7514c2184&amp;startTime=142.23" office:target-frame-name="psplayer" xlink:show="replace" text:style-name="Internet_20_link" text:visited-style-name="Visited_20_Internet_20_Link"><text:span text:style-name="T11">if you're wondering where I got that value from.</text:span></text:a><text:span text:style-name="T13"> </text:span><text:a xlink:type="simple" xlink:href="https://app.pluralsight.com/course-player?clipId=a3b5d5bf-66a5-45df-adb3-c0b7514c2184&amp;startTime=145.74" office:target-frame-name="psplayer" xlink:show="replace" text:style-name="Internet_20_link" text:visited-style-name="Visited_20_Internet_20_Link"><text:span text:style-name="T11">Third, we need to specify the port that the Dapr sidecar should listen on.</text:span></text:a><text:span text:style-name="T13"> </text:span><text:a xlink:type="simple" xlink:href="https://app.pluralsight.com/course-player?clipId=a3b5d5bf-66a5-45df-adb3-c0b7514c2184&amp;startTime=151.44" office:target-frame-name="psplayer" xlink:show="replace" text:style-name="Internet_20_link" text:visited-style-name="Visited_20_Internet_20_Link"><text:span text:style-name="T11">For this application, I'm using the default Dapr port of 3500.</text:span></text:a><text:span text:style-name="T13"> </text:span><text:a xlink:type="simple" xlink:href="https://app.pluralsight.com/course-player?clipId=a3b5d5bf-66a5-45df-adb3-c0b7514c2184&amp;startTime=157.04" office:target-frame-name="psplayer" xlink:show="replace" text:style-name="Internet_20_link" text:visited-style-name="Visited_20_Internet_20_Link"><text:span text:style-name="T11">Fourth,</text:span></text:a><text:span text:style-name="T13"> </text:span><text:a xlink:type="simple" xlink:href="https://app.pluralsight.com/course-player?clipId=a3b5d5bf-66a5-45df-adb3-c0b7514c2184&amp;startTime=157.71" office:target-frame-name="psplayer" xlink:show="replace" text:style-name="Internet_20_link" text:visited-style-name="Visited_20_Internet_20_Link"><text:span text:style-name="T11">we're telling the Dapr sidecar where our component definitions can be found.</text:span></text:a><text:span text:style-name="T13"> </text:span><text:a xlink:type="simple" xlink:href="https://app.pluralsight.com/course-player?clipId=a3b5d5bf-66a5-45df-adb3-c0b7514c2184&amp;startTime=163.34" office:target-frame-name="psplayer" xlink:show="replace" text:style-name="Internet_20_link" text:visited-style-name="Visited_20_Internet_20_Link"><text:span text:style-name="T11">They're in the Dapr components </text:span></text:a><text:soft-page-break/><text:a xlink:type="simple" xlink:href="https://app.pluralsight.com/course-player?clipId=a3b5d5bf-66a5-45df-adb3-c0b7514c2184&amp;startTime=163.34" office:target-frame-name="psplayer" xlink:show="replace" text:style-name="Internet_20_link" text:visited-style-name="Visited_20_Internet_20_Link"><text:span text:style-name="T11">folder.</text:span></text:a><text:span text:style-name="T13"> </text:span><text:a xlink:type="simple" xlink:href="https://app.pluralsight.com/course-player?clipId=a3b5d5bf-66a5-45df-adb3-c0b7514c2184&amp;startTime=166.44" office:target-frame-name="psplayer" xlink:show="replace" text:style-name="Internet_20_link" text:visited-style-name="Visited_20_Internet_20_Link"><text:span text:style-name="T11">If we look at this folder,</text:span></text:a><text:span text:style-name="T13"> </text:span><text:a xlink:type="simple" xlink:href="https://app.pluralsight.com/course-player?clipId=a3b5d5bf-66a5-45df-adb3-c0b7514c2184&amp;startTime=167.72" office:target-frame-name="psplayer" xlink:show="replace" text:style-name="Internet_20_link" text:visited-style-name="Visited_20_Internet_20_Link"><text:span text:style-name="T11">you'll see a few YAML files for various building blocks that</text:span></text:a><text:span text:style-name="T13"> </text:span><text:a xlink:type="simple" xlink:href="https://app.pluralsight.com/course-player?clipId=a3b5d5bf-66a5-45df-adb3-c0b7514c2184&amp;startTime=171.62" office:target-frame-name="psplayer" xlink:show="replace" text:style-name="Internet_20_link" text:visited-style-name="Visited_20_Internet_20_Link"><text:span text:style-name="T11">we're going to be using throughout this course.</text:span></text:a><text:span text:style-name="T13"> </text:span><text:a xlink:type="simple" xlink:href="https://app.pluralsight.com/course-player?clipId=a3b5d5bf-66a5-45df-adb3-c0b7514c2184&amp;startTime=174.34" office:target-frame-name="psplayer" xlink:show="replace" text:style-name="Internet_20_link" text:visited-style-name="Visited_20_Internet_20_Link"><text:span text:style-name="T11">But the only one that matters for now is stateStore.yml,</text:span></text:a><text:span text:style-name="T13"> </text:span><text:a xlink:type="simple" xlink:href="https://app.pluralsight.com/course-player?clipId=a3b5d5bf-66a5-45df-adb3-c0b7514c2184&amp;startTime=177.5" office:target-frame-name="psplayer" xlink:show="replace" text:style-name="Internet_20_link" text:visited-style-name="Visited_20_Internet_20_Link"><text:span text:style-name="T11">which we've seen earlier.</text:span></text:a><text:span text:style-name="T13"> </text:span><text:a xlink:type="simple" xlink:href="https://app.pluralsight.com/course-player?clipId=a3b5d5bf-66a5-45df-adb3-c0b7514c2184&amp;startTime=180.14" office:target-frame-name="psplayer" xlink:show="replace" text:style-name="Internet_20_link" text:visited-style-name="Visited_20_Internet_20_Link"><text:span text:style-name="T11">It's using Redis as the backing store and giving it the name, shopstate.</text:span></text:a><text:span text:style-name="T13"> </text:span><text:a xlink:type="simple" xlink:href="https://app.pluralsight.com/course-player?clipId=a3b5d5bf-66a5-45df-adb3-c0b7514c2184&amp;startTime=186.04" office:target-frame-name="psplayer" xlink:show="replace" text:style-name="Internet_20_link" text:visited-style-name="Visited_20_Internet_20_Link"><text:span text:style-name="T11">Back in the dapr run command script, the final parameters are dotnet run,</text:span></text:a><text:span text:style-name="T13"> </text:span><text:a xlink:type="simple" xlink:href="https://app.pluralsight.com/course-player?clipId=a3b5d5bf-66a5-45df-adb3-c0b7514c2184&amp;startTime=191.54" office:target-frame-name="psplayer" xlink:show="replace" text:style-name="Internet_20_link" text:visited-style-name="Visited_20_Internet_20_Link"><text:span text:style-name="T11">and here, you'd put whatever command is needed to start your microservice,</text:span></text:a><text:span text:style-name="T13"> </text:span><text:a xlink:type="simple" xlink:href="https://app.pluralsight.com/course-player?clipId=a3b5d5bf-66a5-45df-adb3-c0b7514c2184&amp;startTime=196.64" office:target-frame-name="psplayer" xlink:show="replace" text:style-name="Internet_20_link" text:visited-style-name="Visited_20_Internet_20_Link"><text:span text:style-name="T11">which for .NET Core is simply the dotnet run command.</text:span></text:a><text:span text:style-name="T13"> </text:span><text:a xlink:type="simple" xlink:href="https://app.pluralsight.com/course-player?clipId=a3b5d5bf-66a5-45df-adb3-c0b7514c2184&amp;startTime=201.54" office:target-frame-name="psplayer" xlink:show="replace" text:style-name="Internet_20_link" text:visited-style-name="Visited_20_Internet_20_Link"><text:span text:style-name="T11">We also need to start the event catalog microservice.</text:span></text:a><text:span text:style-name="T13"> </text:span><text:a xlink:type="simple" xlink:href="https://app.pluralsight.com/course-player?clipId=a3b5d5bf-66a5-45df-adb3-c0b7514c2184&amp;startTime=205.08" office:target-frame-name="psplayer" xlink:show="replace" text:style-name="Internet_20_link" text:visited-style-name="Visited_20_Internet_20_Link"><text:span text:style-name="T11">So, if we look in that folder, we can see another start‑self‑hosted.ps1 file.</text:span></text:a><text:span text:style-name="T13"> </text:span><text:a xlink:type="simple" xlink:href="https://app.pluralsight.com/course-player?clipId=a3b5d5bf-66a5-45df-adb3-c0b7514c2184&amp;startTime=211.14" office:target-frame-name="psplayer" xlink:show="replace" text:style-name="Internet_20_link" text:visited-style-name="Visited_20_Internet_20_Link"><text:span text:style-name="T11">The command in here is almost exactly the same,</text:span></text:a><text:span text:style-name="T13"> </text:span><text:a xlink:type="simple" xlink:href="https://app.pluralsight.com/course-player?clipId=a3b5d5bf-66a5-45df-adb3-c0b7514c2184&amp;startTime=214" office:target-frame-name="psplayer" xlink:show="replace" text:style-name="Internet_20_link" text:visited-style-name="Visited_20_Internet_20_Link"><text:span text:style-name="T11">except we've got a different app id, a different app port,</text:span></text:a><text:span text:style-name="T13"> </text:span><text:a xlink:type="simple" xlink:href="https://app.pluralsight.com/course-player?clipId=a3b5d5bf-66a5-45df-adb3-c0b7514c2184&amp;startTime=218.34" office:target-frame-name="psplayer" xlink:show="replace" text:style-name="Internet_20_link" text:visited-style-name="Visited_20_Internet_20_Link"><text:span text:style-name="T11">the catalog service is listening on port 5016,</text:span></text:a><text:span text:style-name="T13"> </text:span><text:a xlink:type="simple" xlink:href="https://app.pluralsight.com/course-player?clipId=a3b5d5bf-66a5-45df-adb3-c0b7514c2184&amp;startTime=222.67" office:target-frame-name="psplayer" xlink:show="replace" text:style-name="Internet_20_link" text:visited-style-name="Visited_20_Internet_20_Link"><text:span text:style-name="T11">and I do need a unique port number for the Dapr sidecar to use,</text:span></text:a><text:span text:style-name="T13"> </text:span><text:a xlink:type="simple" xlink:href="https://app.pluralsight.com/course-player?clipId=a3b5d5bf-66a5-45df-adb3-c0b7514c2184&amp;startTime=226.89" office:target-frame-name="psplayer" xlink:show="replace" text:style-name="Internet_20_link" text:visited-style-name="Visited_20_Internet_20_Link"><text:span text:style-name="T11">so I've chosen 3501.</text:span></text:a><text:span text:style-name="T13"> </text:span><text:a xlink:type="simple" xlink:href="https://app.pluralsight.com/course-player?clipId=a3b5d5bf-66a5-45df-adb3-c0b7514c2184&amp;startTime=230.34" office:target-frame-name="psplayer" xlink:show="replace" text:style-name="Internet_20_link" text:visited-style-name="Visited_20_Internet_20_Link"><text:span text:style-name="T11">So, now I've shown you these dapr run startup scripts,</text:span></text:a><text:span text:style-name="T13"> </text:span><text:a xlink:type="simple" xlink:href="https://app.pluralsight.com/course-player?clipId=a3b5d5bf-66a5-45df-adb3-c0b7514c2184&amp;startTime=233.56" office:target-frame-name="psplayer" xlink:show="replace" text:style-name="Internet_20_link" text:visited-style-name="Visited_20_Internet_20_Link"><text:span text:style-name="T11">in the next demo we'll actually run these scripts and explore the GloboTicket website.</text:span></text:a></text:p>
      <text:h text:style-name="P2" text:outline-level="3"><text:a xlink:type="simple" xlink:href="https://app.pluralsight.com/course-player?clipId=f4363f3e-3607-4651-8ff2-c78fe86bc95a" office:target-frame-name="psplayer" xlink:show="replace" text:style-name="Internet_20_link" text:visited-style-name="Visited_20_Internet_20_Link"><text:span text:style-name="T11">Demo: Running GloboTicket in Self-hosted Mode</text:span></text:a></text:h>
      <text:p text:style-name="P5"><text:a xlink:type="simple" xlink:href="https://app.pluralsight.com/course-player?clipId=f4363f3e-3607-4651-8ff2-c78fe86bc95a&amp;startTime=1.04" office:target-frame-name="psplayer" xlink:show="replace" text:style-name="Internet_20_link" text:visited-style-name="Visited_20_Internet_20_Link"><text:span text:style-name="T11">In this demo,</text:span></text:a><text:span text:style-name="T13"> </text:span><text:a xlink:type="simple" xlink:href="https://app.pluralsight.com/course-player?clipId=f4363f3e-3607-4651-8ff2-c78fe86bc95a&amp;startTime=1.92" office:target-frame-name="psplayer" xlink:show="replace" text:style-name="Internet_20_link" text:visited-style-name="Visited_20_Internet_20_Link"><text:span text:style-name="T11">we're going to use the dapr run commands that we looked at previously to start</text:span></text:a><text:span text:style-name="T13"> </text:span><text:a xlink:type="simple" xlink:href="https://app.pluralsight.com/course-player?clipId=f4363f3e-3607-4651-8ff2-c78fe86bc95a&amp;startTime=6.89" office:target-frame-name="psplayer" xlink:show="replace" text:style-name="Internet_20_link" text:visited-style-name="Visited_20_Internet_20_Link"><text:span text:style-name="T11">up the frontend and catalog microservices in self‑hosted mode and see the</text:span></text:a><text:span text:style-name="T13"> </text:span><text:a xlink:type="simple" xlink:href="https://app.pluralsight.com/course-player?clipId=f4363f3e-3607-4651-8ff2-c78fe86bc95a&amp;startTime=13.14" office:target-frame-name="psplayer" xlink:show="replace" text:style-name="Internet_20_link" text:visited-style-name="Visited_20_Internet_20_Link"><text:span text:style-name="T11">problems with the current in‑memory basket implementation. In Visual Studio</text:span></text:a><text:span text:style-name="T13"> </text:span><text:a xlink:type="simple" xlink:href="https://app.pluralsight.com/course-player?clipId=f4363f3e-3607-4651-8ff2-c78fe86bc95a&amp;startTime=18.47" office:target-frame-name="psplayer" xlink:show="replace" text:style-name="Internet_20_link" text:visited-style-name="Visited_20_Internet_20_Link"><text:span text:style-name="T11">Code, I've opened up two terminal windows,</text:span></text:a><text:span text:style-name="T13"> </text:span><text:a xlink:type="simple" xlink:href="https://app.pluralsight.com/course-player?clipId=f4363f3e-3607-4651-8ff2-c78fe86bc95a&amp;startTime=21.06" office:target-frame-name="psplayer" xlink:show="replace" text:style-name="Internet_20_link" text:visited-style-name="Visited_20_Internet_20_Link"><text:span text:style-name="T11">which I've renamed to catalog and frontend, just for convenience.</text:span></text:a><text:span text:style-name="T13"> </text:span><text:a xlink:type="simple" xlink:href="https://app.pluralsight.com/course-player?clipId=f4363f3e-3607-4651-8ff2-c78fe86bc95a&amp;startTime=26.54" office:target-frame-name="psplayer" xlink:show="replace" text:style-name="Internet_20_link" text:visited-style-name="Visited_20_Internet_20_Link"><text:span text:style-name="T11">And, in the frontend window, I've navigated into the frontend folder.</text:span></text:a><text:span text:style-name="T13"> </text:span><text:a xlink:type="simple" xlink:href="https://app.pluralsight.com/course-player?clipId=f4363f3e-3607-4651-8ff2-c78fe86bc95a&amp;startTime=31.44" office:target-frame-name="psplayer" xlink:show="replace" text:style-name="Internet_20_link" text:visited-style-name="Visited_20_Internet_20_Link"><text:span text:style-name="T11">Let's run start‑self‑hosted.ps1 to run that dapr run command.</text:span></text:a><text:span text:style-name="T13"> </text:span><text:a xlink:type="simple" xlink:href="https://app.pluralsight.com/course-player?clipId=f4363f3e-3607-4651-8ff2-c78fe86bc95a&amp;startTime=37.94" office:target-frame-name="psplayer" xlink:show="replace" text:style-name="Internet_20_link" text:visited-style-name="Visited_20_Internet_20_Link"><text:span text:style-name="T11">You'll see there's a fair bit of logging output from the Dapr sidecar itself,</text:span></text:a><text:span text:style-name="T13"> </text:span><text:a xlink:type="simple" xlink:href="https://app.pluralsight.com/course-player?clipId=f4363f3e-3607-4651-8ff2-c78fe86bc95a&amp;startTime=42.94" office:target-frame-name="psplayer" xlink:show="replace" text:style-name="Internet_20_link" text:visited-style-name="Visited_20_Internet_20_Link"><text:span text:style-name="T11">but we can also see some log messages that start with APP, and these are the log</text:span></text:a><text:span text:style-name="T13"> </text:span><text:a xlink:type="simple" xlink:href="https://app.pluralsight.com/course-player?clipId=f4363f3e-3607-4651-8ff2-c78fe86bc95a&amp;startTime=48.22" office:target-frame-name="psplayer" xlink:show="replace" text:style-name="Internet_20_link" text:visited-style-name="Visited_20_Internet_20_Link"><text:span text:style-name="T11">messages that are coming from our frontend microservice. And, I can see here</text:span></text:a><text:span text:style-name="T13"> </text:span><text:a xlink:type="simple" xlink:href="https://app.pluralsight.com/course-player?clipId=f4363f3e-3607-4651-8ff2-c78fe86bc95a&amp;startTime=53.34" office:target-frame-name="psplayer" xlink:show="replace" text:style-name="Internet_20_link" text:visited-style-name="Visited_20_Internet_20_Link"><text:span text:style-name="T11">that our microservice has started up successfully.</text:span></text:a><text:span text:style-name="T13"> </text:span><text:a xlink:type="simple" xlink:href="https://app.pluralsight.com/course-player?clipId=f4363f3e-3607-4651-8ff2-c78fe86bc95a&amp;startTime=56.74" office:target-frame-name="psplayer" xlink:show="replace" text:style-name="Internet_20_link" text:visited-style-name="Visited_20_Internet_20_Link"><text:span text:style-name="T11">So, let's jump to our other terminal window, in which I've navigated</text:span></text:a><text:span text:style-name="T13"> </text:span><text:a xlink:type="simple" xlink:href="https://app.pluralsight.com/course-player?clipId=f4363f3e-3607-4651-8ff2-c78fe86bc95a&amp;startTime=60.49" office:target-frame-name="psplayer" xlink:show="replace" text:style-name="Internet_20_link" text:visited-style-name="Visited_20_Internet_20_Link"><text:span text:style-name="T11">into the catalog folder, and we'll start the event catalog service</text:span></text:a><text:span text:style-name="T13"> </text:span><text:a xlink:type="simple" xlink:href="https://app.pluralsight.com/course-player?clipId=f4363f3e-3607-4651-8ff2-c78fe86bc95a&amp;startTime=64.84" office:target-frame-name="psplayer" xlink:show="replace" text:style-name="Internet_20_link" text:visited-style-name="Visited_20_Internet_20_Link"><text:span text:style-name="T11">in exactly the same way with our start‑self‑hosted.ps1 script that</text:span></text:a><text:span text:style-name="T13"> </text:span><text:a xlink:type="simple" xlink:href="https://app.pluralsight.com/course-player?clipId=f4363f3e-3607-4651-8ff2-c78fe86bc95a&amp;startTime=70.18" office:target-frame-name="psplayer" xlink:show="replace" text:style-name="Internet_20_link" text:visited-style-name="Visited_20_Internet_20_Link"><text:span text:style-name="T11">runs the dapr run command.</text:span></text:a><text:span text:style-name="T13"> </text:span><text:a xlink:type="simple" xlink:href="https://app.pluralsight.com/course-player?clipId=f4363f3e-3607-4651-8ff2-c78fe86bc95a&amp;startTime=72.54" office:target-frame-name="psplayer" xlink:show="replace" text:style-name="Internet_20_link" text:visited-style-name="Visited_20_Internet_20_Link"><text:span text:style-name="T11">So now these two microservices are running, let's navigate in a web browser to</text:span></text:a><text:span text:style-name="T13"> </text:span><text:a xlink:type="simple" xlink:href="https://app.pluralsight.com/course-player?clipId=f4363f3e-3607-4651-8ff2-c78fe86bc95a&amp;startTime=77.2" office:target-frame-name="psplayer" xlink:show="replace" text:style-name="Internet_20_link" text:visited-style-name="Visited_20_Internet_20_Link"><text:span text:style-name="T11">localhost port 5266, and we can see the frontend website. Now, notice, we're not</text:span></text:a><text:span text:style-name="T13"> </text:span><text:a xlink:type="simple" xlink:href="https://app.pluralsight.com/course-player?clipId=f4363f3e-3607-4651-8ff2-c78fe86bc95a&amp;startTime=85.66" office:target-frame-name="psplayer" xlink:show="replace" text:style-name="Internet_20_link" text:visited-style-name="Visited_20_Internet_20_Link"><text:span text:style-name="T11">going through the Dapr sidecar here. We are talking directly to our frontend</text:span></text:a><text:span text:style-name="T13"> </text:span><text:a xlink:type="simple" xlink:href="https://app.pluralsight.com/course-player?clipId=f4363f3e-3607-4651-8ff2-c78fe86bc95a&amp;startTime=90.68" office:target-frame-name="psplayer" xlink:show="replace" text:style-name="Internet_20_link" text:visited-style-name="Visited_20_Internet_20_Link"><text:span text:style-name="T11">website microservice. And the ticket details that you can see here have been</text:span></text:a><text:span text:style-name="T13"> </text:span><text:a xlink:type="simple" xlink:href="https://app.pluralsight.com/course-player?clipId=f4363f3e-3607-4651-8ff2-c78fe86bc95a&amp;startTime=95.55" office:target-frame-name="psplayer" xlink:show="replace" text:style-name="Internet_20_link" text:visited-style-name="Visited_20_Internet_20_Link"><text:span text:style-name="T11">retrieved from the event catalog microservice, although that communication isn't</text:span></text:a><text:span text:style-name="T13"> </text:span><text:a xlink:type="simple" xlink:href="https://app.pluralsight.com/course-player?clipId=f4363f3e-3607-4651-8ff2-c78fe86bc95a&amp;startTime=101.09" office:target-frame-name="psplayer" xlink:show="replace" text:style-name="Internet_20_link" text:visited-style-name="Visited_20_Internet_20_Link"><text:span text:style-name="T11">actually using Dapr yet.</text:span></text:a><text:span text:style-name="T13"> </text:span><text:a xlink:type="simple" xlink:href="https://app.pluralsight.com/course-player?clipId=f4363f3e-3607-4651-8ff2-c78fe86bc95a&amp;startTime=103.64" office:target-frame-name="psplayer" xlink:show="replace" text:style-name="Internet_20_link" text:visited-style-name="Visited_20_Internet_20_Link"><text:span text:style-name="T11">Let's put something into the shopping basket.</text:span></text:a><text:span text:style-name="T13"> </text:span><text:a xlink:type="simple" xlink:href="https://app.pluralsight.com/course-player?clipId=f4363f3e-3607-4651-8ff2-c78fe86bc95a&amp;startTime=106.64" office:target-frame-name="psplayer" xlink:show="replace" text:style-name="Internet_20_link" text:visited-style-name="Visited_20_Internet_20_Link"><text:span text:style-name="T11">I'll add a ticket for this concert. And, back on the home page,</text:span></text:a><text:span text:style-name="T13"> </text:span><text:a xlink:type="simple" xlink:href="https://app.pluralsight.com/course-player?clipId=f4363f3e-3607-4651-8ff2-c78fe86bc95a&amp;startTime=111.14" office:target-frame-name="psplayer" xlink:show="replace" text:style-name="Internet_20_link" text:visited-style-name="Visited_20_Internet_20_Link"><text:span text:style-name="T11">you can see that the basket is showing that I've</text:span></text:a><text:span text:style-name="T13"> </text:span><text:a xlink:type="simple" xlink:href="https://app.pluralsight.com/course-player?clipId=f4363f3e-3607-4651-8ff2-c78fe86bc95a&amp;startTime=113.76" office:target-frame-name="psplayer" xlink:show="replace" text:style-name="Internet_20_link" text:visited-style-name="Visited_20_Internet_20_Link"><text:span text:style-name="T11">currently got tickets for one concert.</text:span></text:a><text:span text:style-name="T13"> </text:span><text:a xlink:type="simple" xlink:href="https://app.pluralsight.com/course-player?clipId=f4363f3e-3607-4651-8ff2-c78fe86bc95a&amp;startTime=117.24" office:target-frame-name="psplayer" xlink:show="replace" text:style-name="Internet_20_link" text:visited-style-name="Visited_20_Internet_20_Link"><text:span text:style-name="T11">Now, let's imagine that our frontend web server restarts at this point, and</text:span></text:a><text:span text:style-name="T13"> </text:span><text:a xlink:type="simple" xlink:href="https://app.pluralsight.com/course-player?clipId=f4363f3e-3607-4651-8ff2-c78fe86bc95a&amp;startTime=122.13" office:target-frame-name="psplayer" xlink:show="replace" text:style-name="Internet_20_link" text:visited-style-name="Visited_20_Internet_20_Link"><text:span text:style-name="T11">I'll simulate that by quickly stopping and restarting it.</text:span></text:a><text:span text:style-name="T13"> </text:span><text:a xlink:type="simple" xlink:href="https://app.pluralsight.com/course-player?clipId=f4363f3e-3607-4651-8ff2-c78fe86bc95a&amp;startTime=126.74" office:target-frame-name="psplayer" xlink:show="replace" text:style-name="Internet_20_link" text:visited-style-name="Visited_20_Internet_20_Link"><text:span text:style-name="T11">And now, let's go back and we'll reload the home page. As you can</text:span></text:a><text:span text:style-name="T13"> </text:span><text:a xlink:type="simple" xlink:href="https://app.pluralsight.com/course-player?clipId=f4363f3e-3607-4651-8ff2-c78fe86bc95a&amp;startTime=131.18" office:target-frame-name="psplayer" xlink:show="replace" text:style-name="Internet_20_link" text:visited-style-name="Visited_20_Internet_20_Link"><text:span text:style-name="T11">see now, I've got 0 tickets in my shopping basket.</text:span></text:a><text:span text:style-name="T13"> </text:span><text:a xlink:type="simple" xlink:href="https://app.pluralsight.com/course-player?clipId=f4363f3e-3607-4651-8ff2-c78fe86bc95a&amp;startTime=135.54" office:target-frame-name="psplayer" xlink:show="replace" text:style-name="Internet_20_link" text:visited-style-name="Visited_20_Internet_20_Link"><text:span text:style-name="T11">Well, why did that happen?</text:span></text:a><text:span text:style-name="T13"> </text:span><text:a xlink:type="simple" xlink:href="https://app.pluralsight.com/course-player?clipId=f4363f3e-3607-4651-8ff2-c78fe86bc95a&amp;startTime=137.34" office:target-frame-name="psplayer" xlink:show="replace" text:style-name="Internet_20_link" text:visited-style-name="Visited_20_Internet_20_Link"><text:span text:style-name="T11">Well, currently, the frontend is just using in‑memory shopping baskets,</text:span></text:a><text:span text:style-name="T13"> </text:span><text:a xlink:type="simple" xlink:href="https://app.pluralsight.com/course-player?clipId=f4363f3e-3607-4651-8ff2-c78fe86bc95a&amp;startTime=142.31" office:target-frame-name="psplayer" xlink:show="replace" text:style-name="Internet_20_link" text:visited-style-name="Visited_20_Internet_20_Link"><text:span text:style-name="T11">which is not really a very good practice.</text:span></text:a><text:span text:style-name="T13"> </text:span><text:a xlink:type="simple" xlink:href="https://app.pluralsight.com/course-player?clipId=f4363f3e-3607-4651-8ff2-c78fe86bc95a&amp;startTime=145.14" office:target-frame-name="psplayer" xlink:show="replace" text:style-name="Internet_20_link" text:visited-style-name="Visited_20_Internet_20_Link"><text:span text:style-name="T11">It can't survive the restart of the service, and it also won't let us scale</text:span></text:a><text:span text:style-name="T13"> </text:span><text:a xlink:type="simple" xlink:href="https://app.pluralsight.com/course-player?clipId=f4363f3e-3607-4651-8ff2-c78fe86bc95a&amp;startTime=149.78" office:target-frame-name="psplayer" xlink:show="replace" text:style-name="Internet_20_link" text:visited-style-name="Visited_20_Internet_20_Link"><text:span text:style-name="T11">out because each instance of the frontend service won't know about the</text:span></text:a><text:span text:style-name="T13"> </text:span><text:a xlink:type="simple" xlink:href="https://app.pluralsight.com/course-player?clipId=f4363f3e-3607-4651-8ff2-c78fe86bc95a&amp;startTime=154.3" office:target-frame-name="psplayer" xlink:show="replace" text:style-name="Internet_20_link" text:visited-style-name="Visited_20_Internet_20_Link"><text:span text:style-name="T11">shopping basket contents on the other instances.</text:span></text:a><text:span text:style-name="T13"> </text:span><text:a xlink:type="simple" xlink:href="https://app.pluralsight.com/course-player?clipId=f4363f3e-3607-4651-8ff2-c78fe86bc95a&amp;startTime=158.24" office:target-frame-name="psplayer" xlink:show="replace" text:style-name="Internet_20_link" text:visited-style-name="Visited_20_Internet_20_Link"><text:span text:style-name="T11">So let's see how the Dapr state store building block enables us to fix this in our next demo.</text:span></text:a></text:p>
      <text:h text:style-name="P2" text:outline-level="3"><text:a xlink:type="simple" xlink:href="https://app.pluralsight.com/course-player?clipId=b82a6ea8-f987-4b6d-a3a1-915b58f158fc" office:target-frame-name="psplayer" xlink:show="replace" text:style-name="Internet_20_link" text:visited-style-name="Visited_20_Internet_20_Link"><text:span text:style-name="T11">Demo: Using the Dapr State Store Building Block</text:span></text:a></text:h>
      <text:p text:style-name="P5"><text:a xlink:type="simple" xlink:href="https://app.pluralsight.com/course-player?clipId=b82a6ea8-f987-4b6d-a3a1-915b58f158fc&amp;startTime=0.94" office:target-frame-name="psplayer" xlink:show="replace" text:style-name="Internet_20_link" text:visited-style-name="Visited_20_Internet_20_Link"><text:span text:style-name="T11">In this demo,</text:span></text:a><text:span text:style-name="T13"> </text:span><text:a xlink:type="simple" xlink:href="https://app.pluralsight.com/course-player?clipId=b82a6ea8-f987-4b6d-a3a1-915b58f158fc&amp;startTime=1.91" office:target-frame-name="psplayer" xlink:show="replace" text:style-name="Internet_20_link" text:visited-style-name="Visited_20_Internet_20_Link"><text:span text:style-name="T11">we're going to change the shopping basket from using a simple in‑memory</text:span></text:a><text:span text:style-name="T13"> </text:span><text:a xlink:type="simple" xlink:href="https://app.pluralsight.com/course-player?clipId=b82a6ea8-f987-4b6d-a3a1-915b58f158fc&amp;startTime=6.59" office:target-frame-name="psplayer" xlink:show="replace" text:style-name="Internet_20_link" text:visited-style-name="Visited_20_Internet_20_Link"><text:span text:style-name="T11">cache to use the Dapr state store building block. Here we are in Visual</text:span></text:a><text:span text:style-name="T13"> </text:span><text:a xlink:type="simple" xlink:href="https://app.pluralsight.com/course-player?clipId=b82a6ea8-f987-4b6d-a3a1-915b58f158fc&amp;startTime=11.83" office:target-frame-name="psplayer" xlink:show="replace" text:style-name="Internet_20_link" text:visited-style-name="Visited_20_Internet_20_Link"><text:span text:style-name="T11">Studio Code, and the shopping basket functionality currently resides</text:span></text:a><text:span text:style-name="T13"> </text:span><text:a xlink:type="simple" xlink:href="https://app.pluralsight.com/course-player?clipId=b82a6ea8-f987-4b6d-a3a1-915b58f158fc&amp;startTime=16.65" office:target-frame-name="psplayer" xlink:show="replace" text:style-name="Internet_20_link" text:visited-style-name="Visited_20_Internet_20_Link"><text:span text:style-name="T11">inside the frontend website. Now, maybe in the future,</text:span></text:a><text:span text:style-name="T13"> </text:span><text:a xlink:type="simple" xlink:href="https://app.pluralsight.com/course-player?clipId=b82a6ea8-f987-4b6d-a3a1-915b58f158fc&amp;startTime=20.72" office:target-frame-name="psplayer" xlink:show="replace" text:style-name="Internet_20_link" text:visited-style-name="Visited_20_Internet_20_Link"><text:span text:style-name="T11">GloboTicket would want to break this out into its own shopping </text:span></text:a><text:soft-page-break/><text:a xlink:type="simple" xlink:href="https://app.pluralsight.com/course-player?clipId=b82a6ea8-f987-4b6d-a3a1-915b58f158fc&amp;startTime=20.72" office:target-frame-name="psplayer" xlink:show="replace" text:style-name="Internet_20_link" text:visited-style-name="Visited_20_Internet_20_Link"><text:span text:style-name="T11">basket</text:span></text:a><text:span text:style-name="T13"> </text:span><text:a xlink:type="simple" xlink:href="https://app.pluralsight.com/course-player?clipId=b82a6ea8-f987-4b6d-a3a1-915b58f158fc&amp;startTime=24.72" office:target-frame-name="psplayer" xlink:show="replace" text:style-name="Internet_20_link" text:visited-style-name="Visited_20_Internet_20_Link"><text:span text:style-name="T11">microservice, but for now, we're just keeping things very simple.</text:span></text:a><text:span text:style-name="T13"> </text:span><text:a xlink:type="simple" xlink:href="https://app.pluralsight.com/course-player?clipId=b82a6ea8-f987-4b6d-a3a1-915b58f158fc&amp;startTime=29.44" office:target-frame-name="psplayer" xlink:show="replace" text:style-name="Internet_20_link" text:visited-style-name="Visited_20_Internet_20_Link"><text:span text:style-name="T11">The first thing we need to do is to reference the Dapr.AspNetCore NuGet package,</text:span></text:a><text:span text:style-name="T13"> </text:span><text:a xlink:type="simple" xlink:href="https://app.pluralsight.com/course-player?clipId=b82a6ea8-f987-4b6d-a3a1-915b58f158fc&amp;startTime=35.94" office:target-frame-name="psplayer" xlink:show="replace" text:style-name="Internet_20_link" text:visited-style-name="Visited_20_Internet_20_Link"><text:span text:style-name="T11">and this package references the Dapr.Client NuGet package,</text:span></text:a><text:span text:style-name="T13"> </text:span><text:a xlink:type="simple" xlink:href="https://app.pluralsight.com/course-player?clipId=b82a6ea8-f987-4b6d-a3a1-915b58f158fc&amp;startTime=39.98" office:target-frame-name="psplayer" xlink:show="replace" text:style-name="Internet_20_link" text:visited-style-name="Visited_20_Internet_20_Link"><text:span text:style-name="T11">which is the main thing we need for this demo. But, Dapr.AspNetCore adds in</text:span></text:a><text:span text:style-name="T13"> </text:span><text:a xlink:type="simple" xlink:href="https://app.pluralsight.com/course-player?clipId=b82a6ea8-f987-4b6d-a3a1-915b58f158fc&amp;startTime=45.61" office:target-frame-name="psplayer" xlink:show="replace" text:style-name="Internet_20_link" text:visited-style-name="Visited_20_Internet_20_Link"><text:span text:style-name="T11">some additional capabilities relevant to ASP.NET Core that we're going to be</text:span></text:a><text:span text:style-name="T13"> </text:span><text:a xlink:type="simple" xlink:href="https://app.pluralsight.com/course-player?clipId=b82a6ea8-f987-4b6d-a3a1-915b58f158fc&amp;startTime=50.24" office:target-frame-name="psplayer" xlink:show="replace" text:style-name="Internet_20_link" text:visited-style-name="Visited_20_Internet_20_Link"><text:span text:style-name="T11">using throughout this course, so it makes sense for us to reference this</text:span></text:a><text:span text:style-name="T13"> </text:span><text:a xlink:type="simple" xlink:href="https://app.pluralsight.com/course-player?clipId=b82a6ea8-f987-4b6d-a3a1-915b58f158fc&amp;startTime=54.63" office:target-frame-name="psplayer" xlink:show="replace" text:style-name="Internet_20_link" text:visited-style-name="Visited_20_Internet_20_Link"><text:span text:style-name="T11">package. And I'm referencing the latest version of this package at the time</text:span></text:a><text:span text:style-name="T13"> </text:span><text:a xlink:type="simple" xlink:href="https://app.pluralsight.com/course-player?clipId=b82a6ea8-f987-4b6d-a3a1-915b58f158fc&amp;startTime=59.6" office:target-frame-name="psplayer" xlink:show="replace" text:style-name="Internet_20_link" text:visited-style-name="Visited_20_Internet_20_Link"><text:span text:style-name="T11">of recording. The next thing to show you is in the Program.cs file for the</text:span></text:a><text:span text:style-name="T13"> </text:span><text:a xlink:type="simple" xlink:href="https://app.pluralsight.com/course-player?clipId=b82a6ea8-f987-4b6d-a3a1-915b58f158fc&amp;startTime=65.49" office:target-frame-name="psplayer" xlink:show="replace" text:style-name="Internet_20_link" text:visited-style-name="Visited_20_Internet_20_Link"><text:span text:style-name="T11">frontend project.</text:span></text:a><text:span text:style-name="T13"> </text:span><text:a xlink:type="simple" xlink:href="https://app.pluralsight.com/course-player?clipId=b82a6ea8-f987-4b6d-a3a1-915b58f158fc&amp;startTime=67.04" office:target-frame-name="psplayer" xlink:show="replace" text:style-name="Internet_20_link" text:visited-style-name="Visited_20_Internet_20_Link"><text:span text:style-name="T11">And this is where all of the startup code for the web server belongs.</text:span></text:a><text:span text:style-name="T13"> </text:span><text:a xlink:type="simple" xlink:href="https://app.pluralsight.com/course-player?clipId=b82a6ea8-f987-4b6d-a3a1-915b58f158fc&amp;startTime=71.54" office:target-frame-name="psplayer" xlink:show="replace" text:style-name="Internet_20_link" text:visited-style-name="Visited_20_Internet_20_Link"><text:span text:style-name="T11">And there's only really one thing we need to do here, and that's to</text:span></text:a><text:span text:style-name="T13"> </text:span><text:a xlink:type="simple" xlink:href="https://app.pluralsight.com/course-player?clipId=b82a6ea8-f987-4b6d-a3a1-915b58f158fc&amp;startTime=74.49" office:target-frame-name="psplayer" xlink:show="replace" text:style-name="Internet_20_link" text:visited-style-name="Visited_20_Internet_20_Link"><text:span text:style-name="T11">ensure that we call builder.Services.AddDaprClient, and this registers</text:span></text:a><text:span text:style-name="T13"> </text:span><text:a xlink:type="simple" xlink:href="https://app.pluralsight.com/course-player?clipId=b82a6ea8-f987-4b6d-a3a1-915b58f158fc&amp;startTime=80.67" office:target-frame-name="psplayer" xlink:show="replace" text:style-name="Internet_20_link" text:visited-style-name="Visited_20_Internet_20_Link"><text:span text:style-name="T11">that Dapr client into the inversion of control container so it can be</text:span></text:a><text:span text:style-name="T13"> </text:span><text:a xlink:type="simple" xlink:href="https://app.pluralsight.com/course-player?clipId=b82a6ea8-f987-4b6d-a3a1-915b58f158fc&amp;startTime=85.15" office:target-frame-name="psplayer" xlink:show="replace" text:style-name="Internet_20_link" text:visited-style-name="Visited_20_Internet_20_Link"><text:span text:style-name="T11">easily used in any of our services and controllers. Here you can see</text:span></text:a><text:span text:style-name="T13"> </text:span><text:a xlink:type="simple" xlink:href="https://app.pluralsight.com/course-player?clipId=b82a6ea8-f987-4b6d-a3a1-915b58f158fc&amp;startTime=90.75" office:target-frame-name="psplayer" xlink:show="replace" text:style-name="Internet_20_link" text:visited-style-name="Visited_20_Internet_20_Link"><text:span text:style-name="T11">I've defined a simple interface that specifies the capabilities of the</text:span></text:a><text:span text:style-name="T13"> </text:span><text:a xlink:type="simple" xlink:href="https://app.pluralsight.com/course-player?clipId=b82a6ea8-f987-4b6d-a3a1-915b58f158fc&amp;startTime=95.06" office:target-frame-name="psplayer" xlink:show="replace" text:style-name="Internet_20_link" text:visited-style-name="Visited_20_Internet_20_Link"><text:span text:style-name="T11">shopping basket.</text:span></text:a><text:span text:style-name="T13"> </text:span><text:a xlink:type="simple" xlink:href="https://app.pluralsight.com/course-player?clipId=b82a6ea8-f987-4b6d-a3a1-915b58f158fc&amp;startTime=96.74" office:target-frame-name="psplayer" xlink:show="replace" text:style-name="Internet_20_link" text:visited-style-name="Visited_20_Internet_20_Link"><text:span text:style-name="T11">You can see here that we've got methods that let us add,</text:span></text:a><text:span text:style-name="T13"> </text:span><text:a xlink:type="simple" xlink:href="https://app.pluralsight.com/course-player?clipId=b82a6ea8-f987-4b6d-a3a1-915b58f158fc&amp;startTime=99.38" office:target-frame-name="psplayer" xlink:show="replace" text:style-name="Internet_20_link" text:visited-style-name="Visited_20_Internet_20_Link"><text:span text:style-name="T11">update, or remove items from the basket.</text:span></text:a><text:span text:style-name="T13"> </text:span><text:a xlink:type="simple" xlink:href="https://app.pluralsight.com/course-player?clipId=b82a6ea8-f987-4b6d-a3a1-915b58f158fc&amp;startTime=103.04" office:target-frame-name="psplayer" xlink:show="replace" text:style-name="Internet_20_link" text:visited-style-name="Visited_20_Internet_20_Link"><text:span text:style-name="T11">Now,</text:span></text:a><text:span text:style-name="T13"> </text:span><text:a xlink:type="simple" xlink:href="https://app.pluralsight.com/course-player?clipId=b82a6ea8-f987-4b6d-a3a1-915b58f158fc&amp;startTime=103.18" office:target-frame-name="psplayer" xlink:show="replace" text:style-name="Internet_20_link" text:visited-style-name="Visited_20_Internet_20_Link"><text:span text:style-name="T11">the current implementation that the frontend microservice is using is in</text:span></text:a><text:span text:style-name="T13"> </text:span><text:a xlink:type="simple" xlink:href="https://app.pluralsight.com/course-player?clipId=b82a6ea8-f987-4b6d-a3a1-915b58f158fc&amp;startTime=107.48" office:target-frame-name="psplayer" xlink:show="replace" text:style-name="Internet_20_link" text:visited-style-name="Visited_20_Internet_20_Link"><text:span text:style-name="T11">this InMemoryShoppingBasketService that you can see here. Here we've got</text:span></text:a><text:span text:style-name="T13"> </text:span><text:a xlink:type="simple" xlink:href="https://app.pluralsight.com/course-player?clipId=b82a6ea8-f987-4b6d-a3a1-915b58f158fc&amp;startTime=112.68" office:target-frame-name="psplayer" xlink:show="replace" text:style-name="Internet_20_link" text:visited-style-name="Visited_20_Internet_20_Link"><text:span text:style-name="T11">some in‑memory dictionaries that are storing the shopping basket</text:span></text:a><text:span text:style-name="T13"> </text:span><text:a xlink:type="simple" xlink:href="https://app.pluralsight.com/course-player?clipId=b82a6ea8-f987-4b6d-a3a1-915b58f158fc&amp;startTime=116.52" office:target-frame-name="psplayer" xlink:show="replace" text:style-name="Internet_20_link" text:visited-style-name="Visited_20_Internet_20_Link"><text:span text:style-name="T11">contents and they're also caching details of the events that the tickets</text:span></text:a><text:span text:style-name="T13"> </text:span><text:a xlink:type="simple" xlink:href="https://app.pluralsight.com/course-player?clipId=b82a6ea8-f987-4b6d-a3a1-915b58f158fc&amp;startTime=120.86" office:target-frame-name="psplayer" xlink:show="replace" text:style-name="Internet_20_link" text:visited-style-name="Visited_20_Internet_20_Link"><text:span text:style-name="T11">are for. And we need that because whenever we view the shopping basket</text:span></text:a><text:span text:style-name="T13"> </text:span><text:a xlink:type="simple" xlink:href="https://app.pluralsight.com/course-player?clipId=b82a6ea8-f987-4b6d-a3a1-915b58f158fc&amp;startTime=124.96" office:target-frame-name="psplayer" xlink:show="replace" text:style-name="Internet_20_link" text:visited-style-name="Visited_20_Internet_20_Link"><text:span text:style-name="T11">in the website,</text:span></text:a><text:span text:style-name="T13"> </text:span><text:a xlink:type="simple" xlink:href="https://app.pluralsight.com/course-player?clipId=b82a6ea8-f987-4b6d-a3a1-915b58f158fc&amp;startTime=126.22" office:target-frame-name="psplayer" xlink:show="replace" text:style-name="Internet_20_link" text:visited-style-name="Visited_20_Internet_20_Link"><text:span text:style-name="T11">we also want to see the name and date of the events that our tickets relate to.</text:span></text:a><text:span text:style-name="T13"> </text:span><text:a xlink:type="simple" xlink:href="https://app.pluralsight.com/course-player?clipId=b82a6ea8-f987-4b6d-a3a1-915b58f158fc&amp;startTime=131.14" office:target-frame-name="psplayer" xlink:show="replace" text:style-name="Internet_20_link" text:visited-style-name="Visited_20_Internet_20_Link"><text:span text:style-name="T11">So the shopping basket actually has got two types of data</text:span></text:a><text:span text:style-name="T13"> </text:span><text:a xlink:type="simple" xlink:href="https://app.pluralsight.com/course-player?clipId=b82a6ea8-f987-4b6d-a3a1-915b58f158fc&amp;startTime=134.15" office:target-frame-name="psplayer" xlink:show="replace" text:style-name="Internet_20_link" text:visited-style-name="Visited_20_Internet_20_Link"><text:span text:style-name="T11">that it needs to temporarily store.</text:span></text:a><text:span text:style-name="T13"> </text:span><text:a xlink:type="simple" xlink:href="https://app.pluralsight.com/course-player?clipId=b82a6ea8-f987-4b6d-a3a1-915b58f158fc&amp;startTime=136.56" office:target-frame-name="psplayer" xlink:show="replace" text:style-name="Internet_20_link" text:visited-style-name="Visited_20_Internet_20_Link"><text:span text:style-name="T11">It needs to store the contents of the basket and also some</text:span></text:a><text:span text:style-name="T13"> </text:span><text:a xlink:type="simple" xlink:href="https://app.pluralsight.com/course-player?clipId=b82a6ea8-f987-4b6d-a3a1-915b58f158fc&amp;startTime=139.82" office:target-frame-name="psplayer" xlink:show="replace" text:style-name="Internet_20_link" text:visited-style-name="Visited_20_Internet_20_Link"><text:span text:style-name="T11">details of the events that are in the basket. Here,</text:span></text:a><text:span text:style-name="T13"> </text:span><text:a xlink:type="simple" xlink:href="https://app.pluralsight.com/course-player?clipId=b82a6ea8-f987-4b6d-a3a1-915b58f158fc&amp;startTime=143.72" office:target-frame-name="psplayer" xlink:show="replace" text:style-name="Internet_20_link" text:visited-style-name="Visited_20_Internet_20_Link"><text:span text:style-name="T11">you're looking at an implementation of the IShoppingBasketService that</text:span></text:a><text:span text:style-name="T13"> </text:span><text:a xlink:type="simple" xlink:href="https://app.pluralsight.com/course-player?clipId=b82a6ea8-f987-4b6d-a3a1-915b58f158fc&amp;startTime=148.21" office:target-frame-name="psplayer" xlink:show="replace" text:style-name="Internet_20_link" text:visited-style-name="Visited_20_Internet_20_Link"><text:span text:style-name="T11">makes use of the Dapr state store building block.</text:span></text:a><text:span text:style-name="T13"> </text:span><text:a xlink:type="simple" xlink:href="https://app.pluralsight.com/course-player?clipId=b82a6ea8-f987-4b6d-a3a1-915b58f158fc&amp;startTime=152.14" office:target-frame-name="psplayer" xlink:show="replace" text:style-name="Internet_20_link" text:visited-style-name="Visited_20_Internet_20_Link"><text:span text:style-name="T11">There's a couple of important things to note here.</text:span></text:a><text:span text:style-name="T13"> </text:span><text:a xlink:type="simple" xlink:href="https://app.pluralsight.com/course-player?clipId=b82a6ea8-f987-4b6d-a3a1-915b58f158fc&amp;startTime=154.8" office:target-frame-name="psplayer" xlink:show="replace" text:style-name="Internet_20_link" text:visited-style-name="Visited_20_Internet_20_Link"><text:span text:style-name="T11">First of all, you can see that in the constructor,</text:span></text:a><text:span text:style-name="T13"> </text:span><text:a xlink:type="simple" xlink:href="https://app.pluralsight.com/course-player?clipId=b82a6ea8-f987-4b6d-a3a1-915b58f158fc&amp;startTime=157.61" office:target-frame-name="psplayer" xlink:show="replace" text:style-name="Internet_20_link" text:visited-style-name="Visited_20_Internet_20_Link"><text:span text:style-name="T11">we're injecting an instance of DaprClient, and this is the</text:span></text:a><text:span text:style-name="T13"> </text:span><text:a xlink:type="simple" xlink:href="https://app.pluralsight.com/course-player?clipId=b82a6ea8-f987-4b6d-a3a1-915b58f158fc&amp;startTime=162.11" office:target-frame-name="psplayer" xlink:show="replace" text:style-name="Internet_20_link" text:visited-style-name="Visited_20_Internet_20_Link"><text:span text:style-name="T11">class that we're going to use in order to access the Dapr state</text:span></text:a><text:span text:style-name="T13"> </text:span><text:a xlink:type="simple" xlink:href="https://app.pluralsight.com/course-player?clipId=b82a6ea8-f987-4b6d-a3a1-915b58f158fc&amp;startTime=165.95" office:target-frame-name="psplayer" xlink:show="replace" text:style-name="Internet_20_link" text:visited-style-name="Visited_20_Internet_20_Link"><text:span text:style-name="T11">store building block functionality.</text:span></text:a><text:span text:style-name="T13"> </text:span><text:a xlink:type="simple" xlink:href="https://app.pluralsight.com/course-player?clipId=b82a6ea8-f987-4b6d-a3a1-915b58f158fc&amp;startTime=168.74" office:target-frame-name="psplayer" xlink:show="replace" text:style-name="Internet_20_link" text:visited-style-name="Visited_20_Internet_20_Link"><text:span text:style-name="T11">Also, I've defined a constant called stateStoreName,</text:span></text:a><text:span text:style-name="T13"> </text:span><text:a xlink:type="simple" xlink:href="https://app.pluralsight.com/course-player?clipId=b82a6ea8-f987-4b6d-a3a1-915b58f158fc&amp;startTime=172.42" office:target-frame-name="psplayer" xlink:show="replace" text:style-name="Internet_20_link" text:visited-style-name="Visited_20_Internet_20_Link"><text:span text:style-name="T11">which holds the name of the Dapr state store that we want to use,</text:span></text:a><text:span text:style-name="T13"> </text:span><text:a xlink:type="simple" xlink:href="https://app.pluralsight.com/course-player?clipId=b82a6ea8-f987-4b6d-a3a1-915b58f158fc&amp;startTime=176.76" office:target-frame-name="psplayer" xlink:show="replace" text:style-name="Internet_20_link" text:visited-style-name="Visited_20_Internet_20_Link"><text:span text:style-name="T11">which if you remember from our YAML files is shopstate.</text:span></text:a><text:span text:style-name="T13"> </text:span><text:a xlink:type="simple" xlink:href="https://app.pluralsight.com/course-player?clipId=b82a6ea8-f987-4b6d-a3a1-915b58f158fc&amp;startTime=181.74" office:target-frame-name="psplayer" xlink:show="replace" text:style-name="Internet_20_link" text:visited-style-name="Visited_20_Internet_20_Link"><text:span text:style-name="T11">Now, most of the implementation of this class is exactly the same as for</text:span></text:a><text:span text:style-name="T13"> </text:span><text:a xlink:type="simple" xlink:href="https://app.pluralsight.com/course-player?clipId=b82a6ea8-f987-4b6d-a3a1-915b58f158fc&amp;startTime=185.56" office:target-frame-name="psplayer" xlink:show="replace" text:style-name="Internet_20_link" text:visited-style-name="Visited_20_Internet_20_Link"><text:span text:style-name="T11">the in‑memory implementation. The only difference is how it stores the</text:span></text:a><text:span text:style-name="T13"> </text:span><text:a xlink:type="simple" xlink:href="https://app.pluralsight.com/course-player?clipId=b82a6ea8-f987-4b6d-a3a1-915b58f158fc&amp;startTime=190.22" office:target-frame-name="psplayer" xlink:show="replace" text:style-name="Internet_20_link" text:visited-style-name="Visited_20_Internet_20_Link"><text:span text:style-name="T11">basket contents and event details cache. Let's take a look at how we</text:span></text:a><text:span text:style-name="T13"> </text:span><text:a xlink:type="simple" xlink:href="https://app.pluralsight.com/course-player?clipId=b82a6ea8-f987-4b6d-a3a1-915b58f158fc&amp;startTime=195.56" office:target-frame-name="psplayer" xlink:show="replace" text:style-name="Internet_20_link" text:visited-style-name="Visited_20_Internet_20_Link"><text:span text:style-name="T11">save a basket into the state store in the SaveBasketToStateStore method.</text:span></text:a><text:span text:style-name="T13"> </text:span><text:a xlink:type="simple" xlink:href="https://app.pluralsight.com/course-player?clipId=b82a6ea8-f987-4b6d-a3a1-915b58f158fc&amp;startTime=201.94" office:target-frame-name="psplayer" xlink:show="replace" text:style-name="Internet_20_link" text:visited-style-name="Visited_20_Internet_20_Link"><text:span text:style-name="T11">It's really very easy.</text:span></text:a><text:span text:style-name="T13"> </text:span><text:a xlink:type="simple" xlink:href="https://app.pluralsight.com/course-player?clipId=b82a6ea8-f987-4b6d-a3a1-915b58f158fc&amp;startTime=203.74" office:target-frame-name="psplayer" xlink:show="replace" text:style-name="Internet_20_link" text:visited-style-name="Visited_20_Internet_20_Link"><text:span text:style-name="T11">I just call SaveStateAsync on the daprClient, passing in the stateStoreName,</text:span></text:a><text:span text:style-name="T13"> </text:span><text:a xlink:type="simple" xlink:href="https://app.pluralsight.com/course-player?clipId=b82a6ea8-f987-4b6d-a3a1-915b58f158fc&amp;startTime=210.14" office:target-frame-name="psplayer" xlink:show="replace" text:style-name="Internet_20_link" text:visited-style-name="Visited_20_Internet_20_Link"><text:span text:style-name="T11">the key that I want to use, which I'm building from the BasketId, and the</text:span></text:a><text:span text:style-name="T13"> </text:span><text:a xlink:type="simple" xlink:href="https://app.pluralsight.com/course-player?clipId=b82a6ea8-f987-4b6d-a3a1-915b58f158fc&amp;startTime=215.25" office:target-frame-name="psplayer" xlink:show="replace" text:style-name="Internet_20_link" text:visited-style-name="Visited_20_Internet_20_Link"><text:span text:style-name="T11">thing that I want to store as the value of that state.</text:span></text:a><text:span text:style-name="T13"> </text:span><text:a xlink:type="simple" xlink:href="https://app.pluralsight.com/course-player?clipId=b82a6ea8-f987-4b6d-a3a1-915b58f158fc&amp;startTime=218.84" office:target-frame-name="psplayer" xlink:show="replace" text:style-name="Internet_20_link" text:visited-style-name="Visited_20_Internet_20_Link"><text:span text:style-name="T11">In this example, it's a data transfer object called</text:span></text:a><text:span text:style-name="T13"> </text:span><text:a xlink:type="simple" xlink:href="https://app.pluralsight.com/course-player?clipId=b82a6ea8-f987-4b6d-a3a1-915b58f158fc&amp;startTime=221.98" office:target-frame-name="psplayer" xlink:show="replace" text:style-name="Internet_20_link" text:visited-style-name="Visited_20_Internet_20_Link"><text:span text:style-name="T11">StateStoreBasket, and the Dapr client is automatically</text:span></text:a><text:span text:style-name="T13"> </text:span><text:a xlink:type="simple" xlink:href="https://app.pluralsight.com/course-player?clipId=b82a6ea8-f987-4b6d-a3a1-915b58f158fc&amp;startTime=226.18" office:target-frame-name="psplayer" xlink:show="replace" text:style-name="Internet_20_link" text:visited-style-name="Visited_20_Internet_20_Link"><text:span text:style-name="T11">going to serialize this to JSON for me.</text:span></text:a><text:span text:style-name="T13"> </text:span><text:a xlink:type="simple" xlink:href="https://app.pluralsight.com/course-player?clipId=b82a6ea8-f987-4b6d-a3a1-915b58f158fc&amp;startTime=229.94" office:target-frame-name="psplayer" xlink:show="replace" text:style-name="Internet_20_link" text:visited-style-name="Visited_20_Internet_20_Link"><text:span text:style-name="T11">And there's a similar method here called SaveEventToStateStore,</text:span></text:a><text:span text:style-name="T13"> </text:span><text:a xlink:type="simple" xlink:href="https://app.pluralsight.com/course-player?clipId=b82a6ea8-f987-4b6d-a3a1-915b58f158fc&amp;startTime=233.97" office:target-frame-name="psplayer" xlink:show="replace" text:style-name="Internet_20_link" text:visited-style-name="Visited_20_Internet_20_Link"><text:span text:style-name="T11">which does the same thing, but with event details.</text:span></text:a><text:span text:style-name="T13"> </text:span><text:a xlink:type="simple" xlink:href="https://app.pluralsight.com/course-player?clipId=b82a6ea8-f987-4b6d-a3a1-915b58f158fc&amp;startTime=238.74" office:target-frame-name="psplayer" xlink:show="replace" text:style-name="Internet_20_link" text:visited-style-name="Visited_20_Internet_20_Link"><text:span text:style-name="T11">Now let's see what happens when we want to get a basket from the state</text:span></text:a><text:span text:style-name="T13"> </text:span><text:a xlink:type="simple" xlink:href="https://app.pluralsight.com/course-player?clipId=b82a6ea8-f987-4b6d-a3a1-915b58f158fc&amp;startTime=242.54" office:target-frame-name="psplayer" xlink:show="replace" text:style-name="Internet_20_link" text:visited-style-name="Visited_20_Internet_20_Link"><text:span text:style-name="T11">store. Here in the GetBasketFromStateStore method, we simply call</text:span></text:a><text:span text:style-name="T13"> </text:span><text:a xlink:type="simple" xlink:href="https://app.pluralsight.com/course-player?clipId=b82a6ea8-f987-4b6d-a3a1-915b58f158fc&amp;startTime=247.71" office:target-frame-name="psplayer" xlink:show="replace" text:style-name="Internet_20_link" text:visited-style-name="Visited_20_Internet_20_Link"><text:span text:style-name="T11">daprClient.GetStateAsync, specifying the stateStoreName and the key we</text:span></text:a><text:span text:style-name="T13"> </text:span><text:a xlink:type="simple" xlink:href="https://app.pluralsight.com/course-player?clipId=b82a6ea8-f987-4b6d-a3a1-915b58f158fc&amp;startTime=253.8" office:target-frame-name="psplayer" xlink:show="replace" text:style-name="Internet_20_link" text:visited-style-name="Visited_20_Internet_20_Link"><text:span text:style-name="T11">want to retrieve, as well as the type to deserialize the state into. Most</text:span></text:a><text:span text:style-name="T13"> </text:span><text:a xlink:type="simple" xlink:href="https://app.pluralsight.com/course-player?clipId=b82a6ea8-f987-4b6d-a3a1-915b58f158fc&amp;startTime=259.8" office:target-frame-name="psplayer" xlink:show="replace" text:style-name="Internet_20_link" text:visited-style-name="Visited_20_Internet_20_Link"><text:span text:style-name="T11">of the code here is actually dealing with what happens if the basket</text:span></text:a><text:span text:style-name="T13"> </text:span><text:a xlink:type="simple" xlink:href="https://app.pluralsight.com/course-player?clipId=b82a6ea8-f987-4b6d-a3a1-915b58f158fc&amp;startTime=263.31" office:target-frame-name="psplayer" xlink:show="replace" text:style-name="Internet_20_link" text:visited-style-name="Visited_20_Internet_20_Link"><text:span text:style-name="T11">isn't in the state store, which prompts us to create a new basket.</text:span></text:a><text:span text:style-name="T13"> </text:span><text:a xlink:type="simple" xlink:href="https://app.pluralsight.com/course-player?clipId=b82a6ea8-f987-4b6d-a3a1-915b58f158fc&amp;startTime=268.14" office:target-frame-name="psplayer" xlink:show="replace" text:style-name="Internet_20_link" text:visited-style-name="Visited_20_Internet_20_Link"><text:span text:style-name="T11">There's a similar method called GetEventFromStatStore, and that</text:span></text:a><text:span text:style-name="T13"> </text:span><text:a xlink:type="simple" xlink:href="https://app.pluralsight.com/course-player?clipId=b82a6ea8-f987-4b6d-a3a1-915b58f158fc&amp;startTime=272.04" office:target-frame-name="psplayer" xlink:show="replace" text:style-name="Internet_20_link" text:visited-style-name="Visited_20_Internet_20_Link"><text:span text:style-name="T11">again uses the daprClient.GetStateAsync method to fetch details</text:span></text:a><text:span text:style-name="T13"> </text:span><text:a xlink:type="simple" xlink:href="https://app.pluralsight.com/course-player?clipId=b82a6ea8-f987-4b6d-a3a1-915b58f158fc&amp;startTime=277.39" office:target-frame-name="psplayer" xlink:show="replace" text:style-name="Internet_20_link" text:visited-style-name="Visited_20_Internet_20_Link"><text:span text:style-name="T11">of an event from the state store.</text:span></text:a><text:span text:style-name="T13"> </text:span><text:a xlink:type="simple" xlink:href="https://app.pluralsight.com/course-player?clipId=b82a6ea8-f987-4b6d-a3a1-915b58f158fc&amp;startTime=279.84" office:target-frame-name="psplayer" xlink:show="replace" text:style-name="Internet_20_link" text:visited-style-name="Visited_20_Internet_20_Link"><text:span text:style-name="T11">If it doesn't find it,</text:span></text:a><text:span text:style-name="T13"> </text:span><text:a xlink:type="simple" xlink:href="https://app.pluralsight.com/course-player?clipId=b82a6ea8-f987-4b6d-a3a1-915b58f158fc&amp;startTime=281.38" office:target-frame-name="psplayer" xlink:show="replace" text:style-name="Internet_20_link" text:visited-style-name="Visited_20_Internet_20_Link"><text:span text:style-name="T11">it makes a call to the catalog microservice to fetch the data</text:span></text:a><text:span text:style-name="T13"> </text:span><text:a xlink:type="simple" xlink:href="https://app.pluralsight.com/course-player?clipId=b82a6ea8-f987-4b6d-a3a1-915b58f158fc&amp;startTime=285.65" office:target-frame-name="psplayer" xlink:show="replace" text:style-name="Internet_20_link" text:visited-style-name="Visited_20_Internet_20_Link"><text:span text:style-name="T11">so that it can cache it in the state store.</text:span></text:a><text:span text:style-name="T13"> </text:span><text:a xlink:type="simple" xlink:href="https://app.pluralsight.com/course-player?clipId=b82a6ea8-f987-4b6d-a3a1-915b58f158fc&amp;startTime=289.14" office:target-frame-name="psplayer" xlink:show="replace" text:style-name="Internet_20_link" text:visited-style-name="Visited_20_Internet_20_Link"><text:span text:style-name="T11">Okay, so that's the Dapr implementation of the state store,</text:span></text:a><text:span text:style-name="T13"> </text:span><text:a xlink:type="simple" xlink:href="https://app.pluralsight.com/course-player?clipId=b82a6ea8-f987-4b6d-a3a1-915b58f158fc&amp;startTime=293.14" office:target-frame-name="psplayer" xlink:show="replace" text:style-name="Internet_20_link" text:visited-style-name="Visited_20_Internet_20_Link"><text:span text:style-name="T11">and I can quickly switch over my code to use this by changing my startup</text:span></text:a><text:span text:style-name="T13"> </text:span><text:a xlink:type="simple" xlink:href="https://app.pluralsight.com/course-player?clipId=b82a6ea8-f987-4b6d-a3a1-915b58f158fc&amp;startTime=297.94" office:target-frame-name="psplayer" xlink:show="replace" text:style-name="Internet_20_link" text:visited-style-name="Visited_20_Internet_20_Link"><text:span text:style-name="T11">code in Program.cs to register the Dapr client state store shopping basket</text:span></text:a><text:span text:style-name="T13"> </text:span><text:a xlink:type="simple" xlink:href="https://app.pluralsight.com/course-player?clipId=b82a6ea8-f987-4b6d-a3a1-915b58f158fc&amp;startTime=304.37" office:target-frame-name="psplayer" xlink:show="replace" text:style-name="Internet_20_link" text:visited-style-name="Visited_20_Internet_20_Link"><text:span text:style-name="T11">instead of the InMemoryShoppingBasket service.</text:span></text:a><text:span text:style-name="T13"> </text:span><text:a xlink:type="simple" xlink:href="https://app.pluralsight.com/course-player?clipId=b82a6ea8-f987-4b6d-a3a1-915b58f158fc&amp;startTime=308.24" office:target-frame-name="psplayer" xlink:show="replace" text:style-name="Internet_20_link" text:visited-style-name="Visited_20_Internet_20_Link"><text:span text:style-name="T11">And, I was also able to change this registration from AddSingleton to</text:span></text:a><text:span text:style-name="T13"> </text:span><text:a xlink:type="simple" xlink:href="https://app.pluralsight.com/course-player?clipId=b82a6ea8-f987-4b6d-a3a1-915b58f158fc&amp;startTime=312.65" office:target-frame-name="psplayer" xlink:show="replace" text:style-name="Internet_20_link" text:visited-style-name="Visited_20_Internet_20_Link"><text:span text:style-name="T11">AddScoped because the state is no longer stored in memory, so it doesn't</text:span></text:a><text:span text:style-name="T13"> </text:span><text:a xlink:type="simple" xlink:href="https://app.pluralsight.com/course-player?clipId=b82a6ea8-f987-4b6d-a3a1-915b58f158fc&amp;startTime=317.11" office:target-frame-name="psplayer" xlink:show="replace" text:style-name="Internet_20_link" text:visited-style-name="Visited_20_Internet_20_Link"><text:span text:style-name="T11">matter if this class is discarded and recreated.</text:span></text:a><text:span text:style-name="T13"> </text:span><text:a xlink:type="simple" xlink:href="https://app.pluralsight.com/course-player?clipId=b82a6ea8-f987-4b6d-a3a1-915b58f158fc&amp;startTime=321.24" office:target-frame-name="psplayer" xlink:show="replace" text:style-name="Internet_20_link" text:visited-style-name="Visited_20_Internet_20_Link"><text:span text:style-name="T11">So now we've seen the code changes needed to implement the Dapr state store building block, let's try this out.</text:span></text:a></text:p>
      <text:h text:style-name="P2" text:outline-level="3"><text:soft-page-break/><text:a xlink:type="simple" xlink:href="https://app.pluralsight.com/course-player?clipId=caec07ab-ab1f-4690-904b-8ea30664c07b" office:target-frame-name="psplayer" xlink:show="replace" text:style-name="Internet_20_link" text:visited-style-name="Visited_20_Internet_20_Link"><text:span text:style-name="T11">Demo: Testing the Dapr State Store Building Block</text:span></text:a></text:h>
      <text:p text:style-name="P5"><text:a xlink:type="simple" xlink:href="https://app.pluralsight.com/course-player?clipId=caec07ab-ab1f-4690-904b-8ea30664c07b&amp;startTime=1.04" office:target-frame-name="psplayer" xlink:show="replace" text:style-name="Internet_20_link" text:visited-style-name="Visited_20_Internet_20_Link"><text:span text:style-name="T11">In this demo,</text:span></text:a><text:span text:style-name="T13"> </text:span><text:a xlink:type="simple" xlink:href="https://app.pluralsight.com/course-player?clipId=caec07ab-ab1f-4690-904b-8ea30664c07b&amp;startTime=1.87" office:target-frame-name="psplayer" xlink:show="replace" text:style-name="Internet_20_link" text:visited-style-name="Visited_20_Internet_20_Link"><text:span text:style-name="T11">we'll test the changes that we just made to make use of the Dapr</text:span></text:a><text:span text:style-name="T13"> </text:span><text:a xlink:type="simple" xlink:href="https://app.pluralsight.com/course-player?clipId=caec07ab-ab1f-4690-904b-8ea30664c07b&amp;startTime=6.26" office:target-frame-name="psplayer" xlink:show="replace" text:style-name="Internet_20_link" text:visited-style-name="Visited_20_Internet_20_Link"><text:span text:style-name="T11">state store building block in GloboTicket.</text:span></text:a><text:span text:style-name="T13"> </text:span><text:a xlink:type="simple" xlink:href="https://app.pluralsight.com/course-player?clipId=caec07ab-ab1f-4690-904b-8ea30664c07b&amp;startTime=9.94" office:target-frame-name="psplayer" xlink:show="replace" text:style-name="Internet_20_link" text:visited-style-name="Visited_20_Internet_20_Link"><text:span text:style-name="T11">First of all,</text:span></text:a><text:span text:style-name="T13"> </text:span><text:a xlink:type="simple" xlink:href="https://app.pluralsight.com/course-player?clipId=caec07ab-ab1f-4690-904b-8ea30664c07b&amp;startTime=10.64" office:target-frame-name="psplayer" xlink:show="replace" text:style-name="Internet_20_link" text:visited-style-name="Visited_20_Internet_20_Link"><text:span text:style-name="T11">I'm going to do a dotnet build to ensure that we've built</text:span></text:a><text:span text:style-name="T13"> </text:span><text:a xlink:type="simple" xlink:href="https://app.pluralsight.com/course-player?clipId=caec07ab-ab1f-4690-904b-8ea30664c07b&amp;startTime=13.8" office:target-frame-name="psplayer" xlink:show="replace" text:style-name="Internet_20_link" text:visited-style-name="Visited_20_Internet_20_Link"><text:span text:style-name="T11">the changes for our frontend microservice and that</text:span></text:a><text:span text:style-name="T13"> </text:span><text:a xlink:type="simple" xlink:href="https://app.pluralsight.com/course-player?clipId=caec07ab-ab1f-4690-904b-8ea30664c07b&amp;startTime=16.74" office:target-frame-name="psplayer" xlink:show="replace" text:style-name="Internet_20_link" text:visited-style-name="Visited_20_Internet_20_Link"><text:span text:style-name="T11">everything is compiling correctly.</text:span></text:a><text:span text:style-name="T13"> </text:span><text:a xlink:type="simple" xlink:href="https://app.pluralsight.com/course-player?clipId=caec07ab-ab1f-4690-904b-8ea30664c07b&amp;startTime=19.24" office:target-frame-name="psplayer" xlink:show="replace" text:style-name="Internet_20_link" text:visited-style-name="Visited_20_Internet_20_Link"><text:span text:style-name="T11">And,</text:span></text:a><text:span text:style-name="T13"> </text:span><text:a xlink:type="simple" xlink:href="https://app.pluralsight.com/course-player?clipId=caec07ab-ab1f-4690-904b-8ea30664c07b&amp;startTime=19.53" office:target-frame-name="psplayer" xlink:show="replace" text:style-name="Internet_20_link" text:visited-style-name="Visited_20_Internet_20_Link"><text:span text:style-name="T11">now I'll run my PowerShell script again to start</text:span></text:a><text:span text:style-name="T13"> </text:span><text:a xlink:type="simple" xlink:href="https://app.pluralsight.com/course-player?clipId=caec07ab-ab1f-4690-904b-8ea30664c07b&amp;startTime=23.13" office:target-frame-name="psplayer" xlink:show="replace" text:style-name="Internet_20_link" text:visited-style-name="Visited_20_Internet_20_Link"><text:span text:style-name="T11">this service in self‑hosted mode.</text:span></text:a><text:span text:style-name="T13"> </text:span><text:a xlink:type="simple" xlink:href="https://app.pluralsight.com/course-player?clipId=caec07ab-ab1f-4690-904b-8ea30664c07b&amp;startTime=26.04" office:target-frame-name="psplayer" xlink:show="replace" text:style-name="Internet_20_link" text:visited-style-name="Visited_20_Internet_20_Link"><text:span text:style-name="T11">And, the catalog microservice is actually still running on my machine,</text:span></text:a><text:span text:style-name="T13"> </text:span><text:a xlink:type="simple" xlink:href="https://app.pluralsight.com/course-player?clipId=caec07ab-ab1f-4690-904b-8ea30664c07b&amp;startTime=30.15" office:target-frame-name="psplayer" xlink:show="replace" text:style-name="Internet_20_link" text:visited-style-name="Visited_20_Internet_20_Link"><text:span text:style-name="T11">so we can try this out immediately in the browser.</text:span></text:a><text:span text:style-name="T13"> </text:span><text:a xlink:type="simple" xlink:href="https://app.pluralsight.com/course-player?clipId=caec07ab-ab1f-4690-904b-8ea30664c07b&amp;startTime=33.84" office:target-frame-name="psplayer" xlink:show="replace" text:style-name="Internet_20_link" text:visited-style-name="Visited_20_Internet_20_Link"><text:span text:style-name="T11">The first time in, as expected, my shopping basket is empty.</text:span></text:a><text:span text:style-name="T13"> </text:span><text:a xlink:type="simple" xlink:href="https://app.pluralsight.com/course-player?clipId=caec07ab-ab1f-4690-904b-8ea30664c07b&amp;startTime=37.94" office:target-frame-name="psplayer" xlink:show="replace" text:style-name="Internet_20_link" text:visited-style-name="Visited_20_Internet_20_Link"><text:span text:style-name="T11">So, let's put something into the shopping basket,</text:span></text:a><text:span text:style-name="T13"> </text:span><text:a xlink:type="simple" xlink:href="https://app.pluralsight.com/course-player?clipId=caec07ab-ab1f-4690-904b-8ea30664c07b&amp;startTime=40.76" office:target-frame-name="psplayer" xlink:show="replace" text:style-name="Internet_20_link" text:visited-style-name="Visited_20_Internet_20_Link"><text:span text:style-name="T11">and because we're using the Dapr state store building block,</text:span></text:a><text:span text:style-name="T13"> </text:span><text:a xlink:type="simple" xlink:href="https://app.pluralsight.com/course-player?clipId=caec07ab-ab1f-4690-904b-8ea30664c07b&amp;startTime=44.74" office:target-frame-name="psplayer" xlink:show="replace" text:style-name="Internet_20_link" text:visited-style-name="Visited_20_Internet_20_Link"><text:span text:style-name="T11">this now should be persisted in the Redis state store.</text:span></text:a><text:span text:style-name="T13"> </text:span><text:a xlink:type="simple" xlink:href="https://app.pluralsight.com/course-player?clipId=caec07ab-ab1f-4690-904b-8ea30664c07b&amp;startTime=48.74" office:target-frame-name="psplayer" xlink:show="replace" text:style-name="Internet_20_link" text:visited-style-name="Visited_20_Internet_20_Link"><text:span text:style-name="T11">And to prove that that's the case,</text:span></text:a><text:span text:style-name="T13"> </text:span><text:a xlink:type="simple" xlink:href="https://app.pluralsight.com/course-player?clipId=caec07ab-ab1f-4690-904b-8ea30664c07b&amp;startTime=50.25" office:target-frame-name="psplayer" xlink:show="replace" text:style-name="Internet_20_link" text:visited-style-name="Visited_20_Internet_20_Link"><text:span text:style-name="T11">I'm actually going to go and restart my frontend service again.</text:span></text:a><text:span text:style-name="T13"> </text:span><text:a xlink:type="simple" xlink:href="https://app.pluralsight.com/course-player?clipId=caec07ab-ab1f-4690-904b-8ea30664c07b&amp;startTime=53.97" office:target-frame-name="psplayer" xlink:show="replace" text:style-name="Internet_20_link" text:visited-style-name="Visited_20_Internet_20_Link"><text:span text:style-name="T11">I'll stop it, and start it up with the PowerShell script.</text:span></text:a><text:span text:style-name="T13"> </text:span><text:a xlink:type="simple" xlink:href="https://app.pluralsight.com/course-player?clipId=caec07ab-ab1f-4690-904b-8ea30664c07b&amp;startTime=59.64" office:target-frame-name="psplayer" xlink:show="replace" text:style-name="Internet_20_link" text:visited-style-name="Visited_20_Internet_20_Link"><text:span text:style-name="T11">And now, if we go back to the web page and reload,</text:span></text:a><text:span text:style-name="T13"> </text:span><text:a xlink:type="simple" xlink:href="https://app.pluralsight.com/course-player?clipId=caec07ab-ab1f-4690-904b-8ea30664c07b&amp;startTime=63.24" office:target-frame-name="psplayer" xlink:show="replace" text:style-name="Internet_20_link" text:visited-style-name="Visited_20_Internet_20_Link"><text:span text:style-name="T11">we can see that our ticket is still in the basket and we can</text:span></text:a><text:span text:style-name="T13"> </text:span><text:a xlink:type="simple" xlink:href="https://app.pluralsight.com/course-player?clipId=caec07ab-ab1f-4690-904b-8ea30664c07b&amp;startTime=66.84" office:target-frame-name="psplayer" xlink:show="replace" text:style-name="Internet_20_link" text:visited-style-name="Visited_20_Internet_20_Link"><text:span text:style-name="T11">check that all of the contents are still there and correct</text:span></text:a><text:span text:style-name="T13"> </text:span><text:a xlink:type="simple" xlink:href="https://app.pluralsight.com/course-player?clipId=caec07ab-ab1f-4690-904b-8ea30664c07b&amp;startTime=70.05" office:target-frame-name="psplayer" xlink:show="replace" text:style-name="Internet_20_link" text:visited-style-name="Visited_20_Internet_20_Link"><text:span text:style-name="T11">by looking inside the basket.</text:span></text:a><text:span text:style-name="T13"> </text:span><text:a xlink:type="simple" xlink:href="https://app.pluralsight.com/course-player?clipId=caec07ab-ab1f-4690-904b-8ea30664c07b&amp;startTime=72.74" office:target-frame-name="psplayer" xlink:show="replace" text:style-name="Internet_20_link" text:visited-style-name="Visited_20_Internet_20_Link"><text:span text:style-name="T11">Now, if you're interested in what's actually going on behind the scenes,</text:span></text:a><text:span text:style-name="T13"> </text:span><text:a xlink:type="simple" xlink:href="https://app.pluralsight.com/course-player?clipId=caec07ab-ab1f-4690-904b-8ea30664c07b&amp;startTime=76.38" office:target-frame-name="psplayer" xlink:show="replace" text:style-name="Internet_20_link" text:visited-style-name="Visited_20_Internet_20_Link"><text:span text:style-name="T11">you can run a command inside the Redis container.</text:span></text:a><text:span text:style-name="T13"> </text:span><text:a xlink:type="simple" xlink:href="https://app.pluralsight.com/course-player?clipId=caec07ab-ab1f-4690-904b-8ea30664c07b&amp;startTime=80.24" office:target-frame-name="psplayer" xlink:show="replace" text:style-name="Internet_20_link" text:visited-style-name="Visited_20_Internet_20_Link"><text:span text:style-name="T11">I've used Docker Desktop to open a bash shell into my Redis container,</text:span></text:a><text:span text:style-name="T13"> </text:span><text:a xlink:type="simple" xlink:href="https://app.pluralsight.com/course-player?clipId=caec07ab-ab1f-4690-904b-8ea30664c07b&amp;startTime=84.69" office:target-frame-name="psplayer" xlink:show="replace" text:style-name="Internet_20_link" text:visited-style-name="Visited_20_Internet_20_Link"><text:span text:style-name="T11">and if I run the redis‑cli KEYS '*' command, which lists all of the keys</text:span></text:a><text:span text:style-name="T13"> </text:span><text:a xlink:type="simple" xlink:href="https://app.pluralsight.com/course-player?clipId=caec07ab-ab1f-4690-904b-8ea30664c07b&amp;startTime=91.39" office:target-frame-name="psplayer" xlink:show="replace" text:style-name="Internet_20_link" text:visited-style-name="Visited_20_Internet_20_Link"><text:span text:style-name="T11">that are stored in this instance of Redis,</text:span></text:a><text:span text:style-name="T13"> </text:span><text:a xlink:type="simple" xlink:href="https://app.pluralsight.com/course-player?clipId=caec07ab-ab1f-4690-904b-8ea30664c07b&amp;startTime=94.24" office:target-frame-name="psplayer" xlink:show="replace" text:style-name="Internet_20_link" text:visited-style-name="Visited_20_Internet_20_Link"><text:span text:style-name="T11">we can see that the keys include the state key name that we generated in code,</text:span></text:a><text:span text:style-name="T13"> </text:span><text:a xlink:type="simple" xlink:href="https://app.pluralsight.com/course-player?clipId=caec07ab-ab1f-4690-904b-8ea30664c07b&amp;startTime=99.84" office:target-frame-name="psplayer" xlink:show="replace" text:style-name="Internet_20_link" text:visited-style-name="Visited_20_Internet_20_Link"><text:span text:style-name="T11">but they're also all prepended with the application name.</text:span></text:a><text:span text:style-name="T13"> </text:span><text:a xlink:type="simple" xlink:href="https://app.pluralsight.com/course-player?clipId=caec07ab-ab1f-4690-904b-8ea30664c07b&amp;startTime=103.84" office:target-frame-name="psplayer" xlink:show="replace" text:style-name="Internet_20_link" text:visited-style-name="Visited_20_Internet_20_Link"><text:span text:style-name="T11">And that's because a single state store might be</text:span></text:a><text:span text:style-name="T13"> </text:span><text:a xlink:type="simple" xlink:href="https://app.pluralsight.com/course-player?clipId=caec07ab-ab1f-4690-904b-8ea30664c07b&amp;startTime=106.53" office:target-frame-name="psplayer" xlink:show="replace" text:style-name="Internet_20_link" text:visited-style-name="Visited_20_Internet_20_Link"><text:span text:style-name="T11">holding state from multiple applications, and this protects them of accidentally interfering with each other's state.</text:span></text:a></text:p>
      <text:h text:style-name="P2" text:outline-level="3"><text:a xlink:type="simple" xlink:href="https://app.pluralsight.com/course-player?clipId=6ab0b763-987b-45d7-9896-837329ac7941" office:target-frame-name="psplayer" xlink:show="replace" text:style-name="Internet_20_link" text:visited-style-name="Visited_20_Internet_20_Link"><text:span text:style-name="T11">Demo: Using a Different State Store Component</text:span></text:a></text:h>
      <text:p text:style-name="P5"><text:a xlink:type="simple" xlink:href="https://app.pluralsight.com/course-player?clipId=6ab0b763-987b-45d7-9896-837329ac7941&amp;startTime=1.04" office:target-frame-name="psplayer" xlink:show="replace" text:style-name="Internet_20_link" text:visited-style-name="Visited_20_Internet_20_Link"><text:span text:style-name="T11">For our final brief demo in this module,</text:span></text:a><text:span text:style-name="T13"> </text:span><text:a xlink:type="simple" xlink:href="https://app.pluralsight.com/course-player?clipId=6ab0b763-987b-45d7-9896-837329ac7941&amp;startTime=3.88" office:target-frame-name="psplayer" xlink:show="replace" text:style-name="Internet_20_link" text:visited-style-name="Visited_20_Internet_20_Link"><text:span text:style-name="T11">I want to quickly show you how we can use a completely different</text:span></text:a><text:span text:style-name="T13"> </text:span><text:a xlink:type="simple" xlink:href="https://app.pluralsight.com/course-player?clipId=6ab0b763-987b-45d7-9896-837329ac7941&amp;startTime=7.61" office:target-frame-name="psplayer" xlink:show="replace" text:style-name="Internet_20_link" text:visited-style-name="Visited_20_Internet_20_Link"><text:span text:style-name="T11">backend store for the state. And, in this example, we'll be using</text:span></text:a><text:span text:style-name="T13"> </text:span><text:a xlink:type="simple" xlink:href="https://app.pluralsight.com/course-player?clipId=6ab0b763-987b-45d7-9896-837329ac7941&amp;startTime=12.39" office:target-frame-name="psplayer" xlink:show="replace" text:style-name="Internet_20_link" text:visited-style-name="Visited_20_Internet_20_Link"><text:span text:style-name="T11">Azure Blob Storage. In the deploy folder, you can find the Dapr</text:span></text:a><text:span text:style-name="T13"> </text:span><text:a xlink:type="simple" xlink:href="https://app.pluralsight.com/course-player?clipId=6ab0b763-987b-45d7-9896-837329ac7941&amp;startTime=17.1" office:target-frame-name="psplayer" xlink:show="replace" text:style-name="Internet_20_link" text:visited-style-name="Visited_20_Internet_20_Link"><text:span text:style-name="T11">component definitions that are used when I run GloboTicket in Azure</text:span></text:a><text:span text:style-name="T13"> </text:span><text:a xlink:type="simple" xlink:href="https://app.pluralsight.com/course-player?clipId=6ab0b763-987b-45d7-9896-837329ac7941&amp;startTime=21.87" office:target-frame-name="psplayer" xlink:show="replace" text:style-name="Internet_20_link" text:visited-style-name="Visited_20_Internet_20_Link"><text:span text:style-name="T11">on the Azure Kubernetes Service.</text:span></text:a><text:span text:style-name="T13"> </text:span><text:a xlink:type="simple" xlink:href="https://app.pluralsight.com/course-player?clipId=6ab0b763-987b-45d7-9896-837329ac7941&amp;startTime=24.84" office:target-frame-name="psplayer" xlink:show="replace" text:style-name="Internet_20_link" text:visited-style-name="Visited_20_Internet_20_Link"><text:span text:style-name="T11">We'll be talking more about this later, but for now, we're just</text:span></text:a><text:span text:style-name="T13"> </text:span><text:a xlink:type="simple" xlink:href="https://app.pluralsight.com/course-player?clipId=6ab0b763-987b-45d7-9896-837329ac7941&amp;startTime=28.04" office:target-frame-name="psplayer" xlink:show="replace" text:style-name="Internet_20_link" text:visited-style-name="Visited_20_Internet_20_Link"><text:span text:style-name="T11">going to focus on the state store part of this setup. In</text:span></text:a><text:span text:style-name="T13"> </text:span><text:a xlink:type="simple" xlink:href="https://app.pluralsight.com/course-player?clipId=6ab0b763-987b-45d7-9896-837329ac7941&amp;startTime=32.31" office:target-frame-name="psplayer" xlink:show="replace" text:style-name="Internet_20_link" text:visited-style-name="Visited_20_Internet_20_Link"><text:span text:style-name="T11">azure‑statestore.yaml, we can see that we're defining a state</text:span></text:a><text:span text:style-name="T13"> </text:span><text:a xlink:type="simple" xlink:href="https://app.pluralsight.com/course-player?clipId=6ab0b763-987b-45d7-9896-837329ac7941&amp;startTime=36.8" office:target-frame-name="psplayer" xlink:show="replace" text:style-name="Internet_20_link" text:visited-style-name="Visited_20_Internet_20_Link"><text:span text:style-name="T11">management component, which has the same name,</text:span></text:a><text:span text:style-name="T13"> </text:span><text:a xlink:type="simple" xlink:href="https://app.pluralsight.com/course-player?clipId=6ab0b763-987b-45d7-9896-837329ac7941&amp;startTime=39.65" office:target-frame-name="psplayer" xlink:show="replace" text:style-name="Internet_20_link" text:visited-style-name="Visited_20_Internet_20_Link"><text:span text:style-name="T11">shopstate, but its type is state.azure.blobstorage. And, I've filled in the</text:span></text:a><text:span text:style-name="T13"> </text:span><text:a xlink:type="simple" xlink:href="https://app.pluralsight.com/course-player?clipId=6ab0b763-987b-45d7-9896-837329ac7941&amp;startTime=46.48" office:target-frame-name="psplayer" xlink:show="replace" text:style-name="Internet_20_link" text:visited-style-name="Visited_20_Internet_20_Link"><text:span text:style-name="T11">name of my Azure Blob Storage account, as well as the Azure Blob Storage</text:span></text:a><text:span text:style-name="T13"> </text:span><text:a xlink:type="simple" xlink:href="https://app.pluralsight.com/course-player?clipId=6ab0b763-987b-45d7-9896-837329ac7941&amp;startTime=50.73" office:target-frame-name="psplayer" xlink:show="replace" text:style-name="Internet_20_link" text:visited-style-name="Visited_20_Internet_20_Link"><text:span text:style-name="T11">container name that I want the state to be stored in, and I do also need to</text:span></text:a><text:span text:style-name="T13"> </text:span><text:a xlink:type="simple" xlink:href="https://app.pluralsight.com/course-player?clipId=6ab0b763-987b-45d7-9896-837329ac7941&amp;startTime=55.18" office:target-frame-name="psplayer" xlink:show="replace" text:style-name="Internet_20_link" text:visited-style-name="Visited_20_Internet_20_Link"><text:span text:style-name="T11">provide an account key, which is a secret.</text:span></text:a><text:span text:style-name="T13"> </text:span><text:a xlink:type="simple" xlink:href="https://app.pluralsight.com/course-player?clipId=6ab0b763-987b-45d7-9896-837329ac7941&amp;startTime=58.44" office:target-frame-name="psplayer" xlink:show="replace" text:style-name="Internet_20_link" text:visited-style-name="Visited_20_Internet_20_Link"><text:span text:style-name="T11">So I've used this syntax to say that the account key that's</text:span></text:a><text:span text:style-name="T13"> </text:span><text:a xlink:type="simple" xlink:href="https://app.pluralsight.com/course-player?clipId=6ab0b763-987b-45d7-9896-837329ac7941&amp;startTime=61.92" office:target-frame-name="psplayer" xlink:show="replace" text:style-name="Internet_20_link" text:visited-style-name="Visited_20_Internet_20_Link"><text:span text:style-name="T11">needed to connect to this storage account can be found in a</text:span></text:a><text:span text:style-name="T13"> </text:span><text:a xlink:type="simple" xlink:href="https://app.pluralsight.com/course-player?clipId=6ab0b763-987b-45d7-9896-837329ac7941&amp;startTime=65.19" office:target-frame-name="psplayer" xlink:show="replace" text:style-name="Internet_20_link" text:visited-style-name="Visited_20_Internet_20_Link"><text:span text:style-name="T11">Kubernetes secret. Again,</text:span></text:a><text:span text:style-name="T13"> </text:span><text:a xlink:type="simple" xlink:href="https://app.pluralsight.com/course-player?clipId=6ab0b763-987b-45d7-9896-837329ac7941&amp;startTime=67.59" office:target-frame-name="psplayer" xlink:show="replace" text:style-name="Internet_20_link" text:visited-style-name="Visited_20_Internet_20_Link"><text:span text:style-name="T11">that's something we'll look at in more detail later on in this</text:span></text:a><text:span text:style-name="T13"> </text:span><text:a xlink:type="simple" xlink:href="https://app.pluralsight.com/course-player?clipId=6ab0b763-987b-45d7-9896-837329ac7941&amp;startTime=70.68" office:target-frame-name="psplayer" xlink:show="replace" text:style-name="Internet_20_link" text:visited-style-name="Visited_20_Internet_20_Link"><text:span text:style-name="T11">course. And there's a file here called aks‑deploy.ps1, which shows</text:span></text:a><text:span text:style-name="T13"> </text:span><text:a xlink:type="simple" xlink:href="https://app.pluralsight.com/course-player?clipId=6ab0b763-987b-45d7-9896-837329ac7941&amp;startTime=76.53" office:target-frame-name="psplayer" xlink:show="replace" text:style-name="Internet_20_link" text:visited-style-name="Visited_20_Internet_20_Link"><text:span text:style-name="T11">all the steps that you need to go through to get GloboTicket set up</text:span></text:a><text:span text:style-name="T13"> </text:span><text:a xlink:type="simple" xlink:href="https://app.pluralsight.com/course-player?clipId=6ab0b763-987b-45d7-9896-837329ac7941&amp;startTime=80.88" office:target-frame-name="psplayer" xlink:show="replace" text:style-name="Internet_20_link" text:visited-style-name="Visited_20_Internet_20_Link"><text:span text:style-name="T11">and running in Azure. Again,</text:span></text:a><text:span text:style-name="T13"> </text:span><text:a xlink:type="simple" xlink:href="https://app.pluralsight.com/course-player?clipId=6ab0b763-987b-45d7-9896-837329ac7941&amp;startTime=83.27" office:target-frame-name="psplayer" xlink:show="replace" text:style-name="Internet_20_link" text:visited-style-name="Visited_20_Internet_20_Link"><text:span text:style-name="T11">we're going to be looking at this in a lot more detail later on. But for now,</text:span></text:a><text:span text:style-name="T13"> </text:span><text:a xlink:type="simple" xlink:href="https://app.pluralsight.com/course-player?clipId=6ab0b763-987b-45d7-9896-837329ac7941&amp;startTime=87.53" office:target-frame-name="psplayer" xlink:show="replace" text:style-name="Internet_20_link" text:visited-style-name="Visited_20_Internet_20_Link"><text:span text:style-name="T11">I just want to focus on this line where we use kubectl apply to deploy this</text:span></text:a><text:span text:style-name="T13"> </text:span><text:a xlink:type="simple" xlink:href="https://app.pluralsight.com/course-player?clipId=6ab0b763-987b-45d7-9896-837329ac7941&amp;startTime=92.99" office:target-frame-name="psplayer" xlink:show="replace" text:style-name="Internet_20_link" text:visited-style-name="Visited_20_Internet_20_Link"><text:span text:style-name="T11">state store component definition file onto our AKS cluster. And this cluster</text:span></text:a><text:span text:style-name="T13"> </text:span><text:a xlink:type="simple" xlink:href="https://app.pluralsight.com/course-player?clipId=6ab0b763-987b-45d7-9896-837329ac7941&amp;startTime=99.04" office:target-frame-name="psplayer" xlink:show="replace" text:style-name="Internet_20_link" text:visited-style-name="Visited_20_Internet_20_Link"><text:span text:style-name="T11">has already been initialized with Dapr,</text:span></text:a><text:span text:style-name="T13"> </text:span><text:a xlink:type="simple" xlink:href="https://app.pluralsight.com/course-player?clipId=6ab0b763-987b-45d7-9896-837329ac7941&amp;startTime=101.69" office:target-frame-name="psplayer" xlink:show="replace" text:style-name="Internet_20_link" text:visited-style-name="Visited_20_Internet_20_Link"><text:span text:style-name="T11">as you can see here, using the dapr init ‑k command, so it</text:span></text:a><text:span text:style-name="T13"> </text:span><text:a xlink:type="simple" xlink:href="https://app.pluralsight.com/course-player?clipId=6ab0b763-987b-45d7-9896-837329ac7941&amp;startTime=105.87" office:target-frame-name="psplayer" xlink:show="replace" text:style-name="Internet_20_link" text:visited-style-name="Visited_20_Internet_20_Link"><text:span text:style-name="T11">understands what these Dapr component definitions are.</text:span></text:a><text:span text:style-name="T13"> </text:span><text:a xlink:type="simple" xlink:href="https://app.pluralsight.com/course-player?clipId=6ab0b763-987b-45d7-9896-837329ac7941&amp;startTime=109.94" office:target-frame-name="psplayer" xlink:show="replace" text:style-name="Internet_20_link" text:visited-style-name="Visited_20_Internet_20_Link"><text:span text:style-name="T11">And I've also set up that Kubernetes secret that we're</text:span></text:a><text:span text:style-name="T13"> </text:span><text:a xlink:type="simple" xlink:href="https://app.pluralsight.com/course-player?clipId=6ab0b763-987b-45d7-9896-837329ac7941&amp;startTime=112.62" office:target-frame-name="psplayer" xlink:show="replace" text:style-name="Internet_20_link" text:visited-style-name="Visited_20_Internet_20_Link"><text:span text:style-name="T11">using here with the call to kubectl create secret, which</text:span></text:a><text:span text:style-name="T13"> </text:span><text:a xlink:type="simple" xlink:href="https://app.pluralsight.com/course-player?clipId=6ab0b763-987b-45d7-9896-837329ac7941&amp;startTime=117.23" office:target-frame-name="psplayer" xlink:show="replace" text:style-name="Internet_20_link" text:visited-style-name="Visited_20_Internet_20_Link"><text:span text:style-name="T11">contains the storage account key.</text:span></text:a><text:span text:style-name="T13"> </text:span><text:a xlink:type="simple" xlink:href="https://app.pluralsight.com/course-player?clipId=6ab0b763-987b-45d7-9896-837329ac7941&amp;startTime=120.14" office:target-frame-name="psplayer" xlink:show="replace" text:style-name="Internet_20_link" text:visited-style-name="Visited_20_Internet_20_Link"><text:span text:style-name="T11">So, if I visit my cloud instance of GloboTicket, which is running in Azure</text:span></text:a><text:span text:style-name="T13"> </text:span><text:a xlink:type="simple" xlink:href="https://app.pluralsight.com/course-player?clipId=6ab0b763-987b-45d7-9896-837329ac7941&amp;startTime=125.21" office:target-frame-name="psplayer" xlink:show="replace" text:style-name="Internet_20_link" text:visited-style-name="Visited_20_Internet_20_Link"><text:span text:style-name="T11">on AKS and it happens to be at this IP address, you can see basically the</text:span></text:a><text:span text:style-name="T13"> </text:span><text:a xlink:type="simple" xlink:href="https://app.pluralsight.com/course-player?clipId=6ab0b763-987b-45d7-9896-837329ac7941&amp;startTime=130.94" office:target-frame-name="psplayer" xlink:show="replace" text:style-name="Internet_20_link" text:visited-style-name="Visited_20_Internet_20_Link"><text:span text:style-name="T11">same website and everything is working just fine.</text:span></text:a><text:span text:style-name="T13"> </text:span><text:a xlink:type="simple" xlink:href="https://app.pluralsight.com/course-player?clipId=6ab0b763-987b-45d7-9896-837329ac7941&amp;startTime=134.74" office:target-frame-name="psplayer" xlink:show="replace" text:style-name="Internet_20_link" text:visited-style-name="Visited_20_Internet_20_Link"><text:span text:style-name="T11">I can put items into my basket and everything seems</text:span></text:a><text:span text:style-name="T13"> </text:span><text:a xlink:type="simple" xlink:href="https://app.pluralsight.com/course-player?clipId=6ab0b763-987b-45d7-9896-837329ac7941&amp;startTime=138.2" office:target-frame-name="psplayer" xlink:show="replace" text:style-name="Internet_20_link" text:visited-style-name="Visited_20_Internet_20_Link"><text:span text:style-name="T11">to be persisted, as expected.</text:span></text:a><text:span text:style-name="T13"> </text:span><text:a xlink:type="simple" xlink:href="https://app.pluralsight.com/course-player?clipId=6ab0b763-987b-45d7-9896-837329ac7941&amp;startTime=141.24" office:target-frame-name="psplayer" xlink:show="replace" text:style-name="Internet_20_link" text:visited-style-name="Visited_20_Internet_20_Link"><text:span text:style-name="T11">If I want to check what's happening behind the scenes,</text:span></text:a><text:span text:style-name="T13"> </text:span><text:a xlink:type="simple" xlink:href="https://app.pluralsight.com/course-player?clipId=6ab0b763-987b-45d7-9896-837329ac7941&amp;startTime=144.46" office:target-frame-name="psplayer" xlink:show="replace" text:style-name="Internet_20_link" text:visited-style-name="Visited_20_Internet_20_Link"><text:span text:style-name="T11">I can actually go into the </text:span></text:a><text:soft-page-break/><text:a xlink:type="simple" xlink:href="https://app.pluralsight.com/course-player?clipId=6ab0b763-987b-45d7-9896-837329ac7941&amp;startTime=144.46" office:target-frame-name="psplayer" xlink:show="replace" text:style-name="Internet_20_link" text:visited-style-name="Visited_20_Internet_20_Link"><text:span text:style-name="T11">Azure Portal and look at that blob</text:span></text:a><text:span text:style-name="T13"> </text:span><text:a xlink:type="simple" xlink:href="https://app.pluralsight.com/course-player?clipId=6ab0b763-987b-45d7-9896-837329ac7941&amp;startTime=148.28" office:target-frame-name="psplayer" xlink:show="replace" text:style-name="Internet_20_link" text:visited-style-name="Visited_20_Internet_20_Link"><text:span text:style-name="T11">storage account that I've set up as the backing store for my state</text:span></text:a><text:span text:style-name="T13"> </text:span><text:a xlink:type="simple" xlink:href="https://app.pluralsight.com/course-player?clipId=6ab0b763-987b-45d7-9896-837329ac7941&amp;startTime=151.94" office:target-frame-name="psplayer" xlink:show="replace" text:style-name="Internet_20_link" text:visited-style-name="Visited_20_Internet_20_Link"><text:span text:style-name="T11">store, and I can look at the blobs inside of the container that we</text:span></text:a><text:span text:style-name="T13"> </text:span><text:a xlink:type="simple" xlink:href="https://app.pluralsight.com/course-player?clipId=6ab0b763-987b-45d7-9896-837329ac7941&amp;startTime=156.75" office:target-frame-name="psplayer" xlink:show="replace" text:style-name="Internet_20_link" text:visited-style-name="Visited_20_Internet_20_Link"><text:span text:style-name="T11">set up to use for the state store.</text:span></text:a><text:span text:style-name="T13"> </text:span><text:a xlink:type="simple" xlink:href="https://app.pluralsight.com/course-player?clipId=6ab0b763-987b-45d7-9896-837329ac7941&amp;startTime=159.54" office:target-frame-name="psplayer" xlink:show="replace" text:style-name="Internet_20_link" text:visited-style-name="Visited_20_Internet_20_Link"><text:span text:style-name="T11">And, if we look at those blobs,</text:span></text:a><text:span text:style-name="T13"> </text:span><text:a xlink:type="simple" xlink:href="https://app.pluralsight.com/course-player?clipId=6ab0b763-987b-45d7-9896-837329ac7941&amp;startTime=161.29" office:target-frame-name="psplayer" xlink:show="replace" text:style-name="Internet_20_link" text:visited-style-name="Visited_20_Internet_20_Link"><text:span text:style-name="T11">we can see that actually the way that this Dapr component</text:span></text:a><text:span text:style-name="T13"> </text:span><text:a xlink:type="simple" xlink:href="https://app.pluralsight.com/course-player?clipId=6ab0b763-987b-45d7-9896-837329ac7941&amp;startTime=164.48" office:target-frame-name="psplayer" xlink:show="replace" text:style-name="Internet_20_link" text:visited-style-name="Visited_20_Internet_20_Link"><text:span text:style-name="T11">has been implemented is that for each of the keys that we</text:span></text:a><text:span text:style-name="T13"> </text:span><text:a xlink:type="simple" xlink:href="https://app.pluralsight.com/course-player?clipId=6ab0b763-987b-45d7-9896-837329ac7941&amp;startTime=167.53" office:target-frame-name="psplayer" xlink:show="replace" text:style-name="Internet_20_link" text:visited-style-name="Visited_20_Internet_20_Link"><text:span text:style-name="T11">store in the state store,</text:span></text:a><text:span text:style-name="T13"> </text:span><text:a xlink:type="simple" xlink:href="https://app.pluralsight.com/course-player?clipId=6ab0b763-987b-45d7-9896-837329ac7941&amp;startTime=169.61" office:target-frame-name="psplayer" xlink:show="replace" text:style-name="Internet_20_link" text:visited-style-name="Visited_20_Internet_20_Link"><text:span text:style-name="T11">it's created a file in blob storage. And obviously, every implementation</text:span></text:a><text:span text:style-name="T13"> </text:span><text:a xlink:type="simple" xlink:href="https://app.pluralsight.com/course-player?clipId=6ab0b763-987b-45d7-9896-837329ac7941&amp;startTime=174.79" office:target-frame-name="psplayer" xlink:show="replace" text:style-name="Internet_20_link" text:visited-style-name="Visited_20_Internet_20_Link"><text:span text:style-name="T11">of the Dapr state store building block is going to have its own way of</text:span></text:a><text:span text:style-name="T13"> </text:span><text:a xlink:type="simple" xlink:href="https://app.pluralsight.com/course-player?clipId=6ab0b763-987b-45d7-9896-837329ac7941&amp;startTime=178.89" office:target-frame-name="psplayer" xlink:show="replace" text:style-name="Internet_20_link" text:visited-style-name="Visited_20_Internet_20_Link"><text:span text:style-name="T11">implementing the state store behavior, depending on the capabilities of the service that you're using.</text:span></text:a></text:p>
      <text:h text:style-name="P2" text:outline-level="3"><text:a xlink:type="simple" xlink:href="https://app.pluralsight.com/course-player?clipId=9e4ad497-fdb2-4001-9706-71a73841a44a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9e4ad497-fdb2-4001-9706-71a73841a44a&amp;startTime=1.04" office:target-frame-name="psplayer" xlink:show="replace" text:style-name="Internet_20_link" text:visited-style-name="Visited_20_Internet_20_Link"><text:span text:style-name="T11">In this module,</text:span></text:a><text:span text:style-name="T13"> </text:span><text:a xlink:type="simple" xlink:href="https://app.pluralsight.com/course-player?clipId=9e4ad497-fdb2-4001-9706-71a73841a44a&amp;startTime=1.89" office:target-frame-name="psplayer" xlink:show="replace" text:style-name="Internet_20_link" text:visited-style-name="Visited_20_Internet_20_Link"><text:span text:style-name="T11">we learned about how the Dapr state management building block can be used to</text:span></text:a><text:span text:style-name="T13"> </text:span><text:a xlink:type="simple" xlink:href="https://app.pluralsight.com/course-player?clipId=9e4ad497-fdb2-4001-9706-71a73841a44a&amp;startTime=6.98" office:target-frame-name="psplayer" xlink:show="replace" text:style-name="Internet_20_link" text:visited-style-name="Visited_20_Internet_20_Link"><text:span text:style-name="T11">greatly simplify the task of adding state storage to a microservice. We</text:span></text:a><text:span text:style-name="T13"> </text:span><text:a xlink:type="simple" xlink:href="https://app.pluralsight.com/course-player?clipId=9e4ad497-fdb2-4001-9706-71a73841a44a&amp;startTime=12.62" office:target-frame-name="psplayer" xlink:show="replace" text:style-name="Internet_20_link" text:visited-style-name="Visited_20_Internet_20_Link"><text:span text:style-name="T11">learned about the concept of components in Dapr and saw the default global</text:span></text:a><text:span text:style-name="T13"> </text:span><text:a xlink:type="simple" xlink:href="https://app.pluralsight.com/course-player?clipId=9e4ad497-fdb2-4001-9706-71a73841a44a&amp;startTime=17.49" office:target-frame-name="psplayer" xlink:show="replace" text:style-name="Internet_20_link" text:visited-style-name="Visited_20_Internet_20_Link"><text:span text:style-name="T11">components that are configured when we install Dapr in self‑hosted mode, as</text:span></text:a><text:span text:style-name="T13"> </text:span><text:a xlink:type="simple" xlink:href="https://app.pluralsight.com/course-player?clipId=9e4ad497-fdb2-4001-9706-71a73841a44a&amp;startTime=22.63" office:target-frame-name="psplayer" xlink:show="replace" text:style-name="Internet_20_link" text:visited-style-name="Visited_20_Internet_20_Link"><text:span text:style-name="T11">well as how we can pass in a path to a components folder when we call dapr run</text:span></text:a><text:span text:style-name="T13"> </text:span><text:a xlink:type="simple" xlink:href="https://app.pluralsight.com/course-player?clipId=9e4ad497-fdb2-4001-9706-71a73841a44a&amp;startTime=28.07" office:target-frame-name="psplayer" xlink:show="replace" text:style-name="Internet_20_link" text:visited-style-name="Visited_20_Internet_20_Link"><text:span text:style-name="T11">to allow us to specify our own component definitions. We saw that the state</text:span></text:a><text:span text:style-name="T13"> </text:span><text:a xlink:type="simple" xlink:href="https://app.pluralsight.com/course-player?clipId=9e4ad497-fdb2-4001-9706-71a73841a44a&amp;startTime=33.64" office:target-frame-name="psplayer" xlink:show="replace" text:style-name="Internet_20_link" text:visited-style-name="Visited_20_Internet_20_Link"><text:span text:style-name="T11">store building block supports pluggable backends and demonstrated this in</text:span></text:a><text:span text:style-name="T13"> </text:span><text:a xlink:type="simple" xlink:href="https://app.pluralsight.com/course-player?clipId=9e4ad497-fdb2-4001-9706-71a73841a44a&amp;startTime=38.51" office:target-frame-name="psplayer" xlink:show="replace" text:style-name="Internet_20_link" text:visited-style-name="Visited_20_Internet_20_Link"><text:span text:style-name="T11">action with both Redis and Azure Blob Storage state store component</text:span></text:a><text:span text:style-name="T13"> </text:span><text:a xlink:type="simple" xlink:href="https://app.pluralsight.com/course-player?clipId=9e4ad497-fdb2-4001-9706-71a73841a44a&amp;startTime=43.42" office:target-frame-name="psplayer" xlink:show="replace" text:style-name="Internet_20_link" text:visited-style-name="Visited_20_Internet_20_Link"><text:span text:style-name="T11">definitions. We learned that the way this works is that our application makes</text:span></text:a><text:span text:style-name="T13"> </text:span><text:a xlink:type="simple" xlink:href="https://app.pluralsight.com/course-player?clipId=9e4ad497-fdb2-4001-9706-71a73841a44a&amp;startTime=48.67" office:target-frame-name="psplayer" xlink:show="replace" text:style-name="Internet_20_link" text:visited-style-name="Visited_20_Internet_20_Link"><text:span text:style-name="T11">a call to the Dapr sidecar, and then the Dapr sidecar manages the details of</text:span></text:a><text:span text:style-name="T13"> </text:span><text:a xlink:type="simple" xlink:href="https://app.pluralsight.com/course-player?clipId=9e4ad497-fdb2-4001-9706-71a73841a44a&amp;startTime=53.9" office:target-frame-name="psplayer" xlink:show="replace" text:style-name="Internet_20_link" text:visited-style-name="Visited_20_Internet_20_Link"><text:span text:style-name="T11">how to actually talk to the underlying backend provider,</text:span></text:a><text:span text:style-name="T13"> </text:span><text:a xlink:type="simple" xlink:href="https://app.pluralsight.com/course-player?clipId=9e4ad497-fdb2-4001-9706-71a73841a44a&amp;startTime=57.49" office:target-frame-name="psplayer" xlink:show="replace" text:style-name="Internet_20_link" text:visited-style-name="Visited_20_Internet_20_Link"><text:span text:style-name="T11">whether that's Redis, or Azure Blob Storage, or something else.</text:span></text:a><text:span text:style-name="T13"> </text:span><text:a xlink:type="simple" xlink:href="https://app.pluralsight.com/course-player?clipId=9e4ad497-fdb2-4001-9706-71a73841a44a&amp;startTime=62.04" office:target-frame-name="psplayer" xlink:show="replace" text:style-name="Internet_20_link" text:visited-style-name="Visited_20_Internet_20_Link"><text:span text:style-name="T11">We used the .NET Dapr SDK to make it really easy to get and set state values</text:span></text:a><text:span text:style-name="T13"> </text:span><text:a xlink:type="simple" xlink:href="https://app.pluralsight.com/course-player?clipId=9e4ad497-fdb2-4001-9706-71a73841a44a&amp;startTime=68.02" office:target-frame-name="psplayer" xlink:show="replace" text:style-name="Internet_20_link" text:visited-style-name="Visited_20_Internet_20_Link"><text:span text:style-name="T11">from inside an ASP.NET Core application. And, of course, if you're not using</text:span></text:a><text:span text:style-name="T13"> </text:span><text:a xlink:type="simple" xlink:href="https://app.pluralsight.com/course-player?clipId=9e4ad497-fdb2-4001-9706-71a73841a44a&amp;startTime=72.97" office:target-frame-name="psplayer" xlink:show="replace" text:style-name="Internet_20_link" text:visited-style-name="Visited_20_Internet_20_Link"><text:span text:style-name="T11">C#, you can use the Dapr SDK for your programming language of choice. And, in</text:span></text:a><text:span text:style-name="T13"> </text:span><text:a xlink:type="simple" xlink:href="https://app.pluralsight.com/course-player?clipId=9e4ad497-fdb2-4001-9706-71a73841a44a&amp;startTime=79.03" office:target-frame-name="psplayer" xlink:show="replace" text:style-name="Internet_20_link" text:visited-style-name="Visited_20_Internet_20_Link"><text:span text:style-name="T11">this module, I focused on how to get started using the state management</text:span></text:a><text:span text:style-name="T13"> </text:span><text:a xlink:type="simple" xlink:href="https://app.pluralsight.com/course-player?clipId=9e4ad497-fdb2-4001-9706-71a73841a44a&amp;startTime=83.2" office:target-frame-name="psplayer" xlink:show="replace" text:style-name="Internet_20_link" text:visited-style-name="Visited_20_Internet_20_Link"><text:span text:style-name="T11">building block, and it may well be that the capabilities I've demonstrated</text:span></text:a><text:span text:style-name="T13"> </text:span><text:a xlink:type="simple" xlink:href="https://app.pluralsight.com/course-player?clipId=9e4ad497-fdb2-4001-9706-71a73841a44a&amp;startTime=87.34" office:target-frame-name="psplayer" xlink:show="replace" text:style-name="Internet_20_link" text:visited-style-name="Visited_20_Internet_20_Link"><text:span text:style-name="T11">are perfectly sufficient for you if all you want to do is just get and set</text:span></text:a><text:span text:style-name="T13"> </text:span><text:a xlink:type="simple" xlink:href="https://app.pluralsight.com/course-player?clipId=9e4ad497-fdb2-4001-9706-71a73841a44a&amp;startTime=91.83" office:target-frame-name="psplayer" xlink:show="replace" text:style-name="Internet_20_link" text:visited-style-name="Visited_20_Internet_20_Link"><text:span text:style-name="T11">state by key.</text:span></text:a><text:span text:style-name="T13"> </text:span><text:a xlink:type="simple" xlink:href="https://app.pluralsight.com/course-player?clipId=9e4ad497-fdb2-4001-9706-71a73841a44a&amp;startTime=93.74" office:target-frame-name="psplayer" xlink:show="replace" text:style-name="Internet_20_link" text:visited-style-name="Visited_20_Internet_20_Link"><text:span text:style-name="T11">However,</text:span></text:a><text:span text:style-name="T13"> </text:span><text:a xlink:type="simple" xlink:href="https://app.pluralsight.com/course-player?clipId=9e4ad497-fdb2-4001-9706-71a73841a44a&amp;startTime=94.2" office:target-frame-name="psplayer" xlink:show="replace" text:style-name="Internet_20_link" text:visited-style-name="Visited_20_Internet_20_Link"><text:span text:style-name="T11">if you'd like to dive deeper into some of the more advanced</text:span></text:a><text:span text:style-name="T13"> </text:span><text:a xlink:type="simple" xlink:href="https://app.pluralsight.com/course-player?clipId=9e4ad497-fdb2-4001-9706-71a73841a44a&amp;startTime=97.21" office:target-frame-name="psplayer" xlink:show="replace" text:style-name="Internet_20_link" text:visited-style-name="Visited_20_Internet_20_Link"><text:span text:style-name="T11">features of the state management building block,</text:span></text:a><text:span text:style-name="T13"> </text:span><text:a xlink:type="simple" xlink:href="https://app.pluralsight.com/course-player?clipId=9e4ad497-fdb2-4001-9706-71a73841a44a&amp;startTime=99.85" office:target-frame-name="psplayer" xlink:show="replace" text:style-name="Internet_20_link" text:visited-style-name="Visited_20_Internet_20_Link"><text:span text:style-name="T11">such as how to query the state, or how to set time to live on your state,</text:span></text:a><text:span text:style-name="T13"> </text:span><text:a xlink:type="simple" xlink:href="https://app.pluralsight.com/course-player?clipId=9e4ad497-fdb2-4001-9706-71a73841a44a&amp;startTime=105.39" office:target-frame-name="psplayer" xlink:show="replace" text:style-name="Internet_20_link" text:visited-style-name="Visited_20_Internet_20_Link"><text:span text:style-name="T11">then a great place to start exploring that is this page</text:span></text:a><text:span text:style-name="T13"> </text:span><text:a xlink:type="simple" xlink:href="https://app.pluralsight.com/course-player?clipId=9e4ad497-fdb2-4001-9706-71a73841a44a&amp;startTime=108.96" office:target-frame-name="psplayer" xlink:show="replace" text:style-name="Internet_20_link" text:visited-style-name="Visited_20_Internet_20_Link"><text:span text:style-name="T11">in the official Dapr documentation.</text:span></text:a><text:span text:style-name="T13"> </text:span><text:a xlink:type="simple" xlink:href="https://app.pluralsight.com/course-player?clipId=9e4ad497-fdb2-4001-9706-71a73841a44a&amp;startTime=111.94" office:target-frame-name="psplayer" xlink:show="replace" text:style-name="Internet_20_link" text:visited-style-name="Visited_20_Internet_20_Link"><text:span text:style-name="T11">Next up,</text:span></text:a><text:span text:style-name="T13"> </text:span><text:a xlink:type="simple" xlink:href="https://app.pluralsight.com/course-player?clipId=9e4ad497-fdb2-4001-9706-71a73841a44a&amp;startTime=112.7" office:target-frame-name="psplayer" xlink:show="replace" text:style-name="Internet_20_link" text:visited-style-name="Visited_20_Internet_20_Link"><text:span text:style-name="T11">we're going to learn about the service invocation building block in Dapr and see how we can use it to call the event catalog service.</text:span></text:a></text:p>
      <text:h text:style-name="P1" text:outline-level="2"><text:a xlink:type="simple" xlink:href="https://app.pluralsight.com/course-player?clipId=904001d9-616e-4e15-bc94-caee49cae797" office:target-frame-name="psplayer" xlink:show="replace" text:style-name="Internet_20_link" text:visited-style-name="Visited_20_Internet_20_Link"><text:span text:style-name="T11">Invoking Services</text:span></text:a></text:h>
      <text:h text:style-name="P2" text:outline-level="3"><text:a xlink:type="simple" xlink:href="https://app.pluralsight.com/course-player?clipId=904001d9-616e-4e15-bc94-caee49cae797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904001d9-616e-4e15-bc94-caee49cae797&amp;startTime=1.04" office:target-frame-name="psplayer" xlink:show="replace" text:style-name="Internet_20_link" text:visited-style-name="Visited_20_Internet_20_Link"><text:span text:style-name="T11">Hi, my name's Mark Heath, and in this module,</text:span></text:a><text:span text:style-name="T13"> </text:span><text:a xlink:type="simple" xlink:href="https://app.pluralsight.com/course-player?clipId=904001d9-616e-4e15-bc94-caee49cae797&amp;startTime=4.14" office:target-frame-name="psplayer" xlink:show="replace" text:style-name="Internet_20_link" text:visited-style-name="Visited_20_Internet_20_Link"><text:span text:style-name="T11">we'll see how Dapr can help us with invoking other services.</text:span></text:a><text:span text:style-name="T13"> </text:span><text:a xlink:type="simple" xlink:href="https://app.pluralsight.com/course-player?clipId=904001d9-616e-4e15-bc94-caee49cae797&amp;startTime=9.24" office:target-frame-name="psplayer" xlink:show="replace" text:style-name="Internet_20_link" text:visited-style-name="Visited_20_Internet_20_Link"><text:span text:style-name="T11">In the last module, we looked at our first Dapr building block,</text:span></text:a><text:span text:style-name="T13"> </text:span><text:a xlink:type="simple" xlink:href="https://app.pluralsight.com/course-player?clipId=904001d9-616e-4e15-bc94-caee49cae797&amp;startTime=13.2" office:target-frame-name="psplayer" xlink:show="replace" text:style-name="Internet_20_link" text:visited-style-name="Visited_20_Internet_20_Link"><text:span text:style-name="T11">the state management building block,</text:span></text:a><text:span text:style-name="T13"> </text:span><text:a xlink:type="simple" xlink:href="https://app.pluralsight.com/course-player?clipId=904001d9-616e-4e15-bc94-caee49cae797&amp;startTime=15.44" office:target-frame-name="psplayer" xlink:show="replace" text:style-name="Internet_20_link" text:visited-style-name="Visited_20_Internet_20_Link"><text:span text:style-name="T11">which we used within a single microservice. And in this module, we're</text:span></text:a><text:span text:style-name="T13"> </text:span><text:a xlink:type="simple" xlink:href="https://app.pluralsight.com/course-player?clipId=904001d9-616e-4e15-bc94-caee49cae797&amp;startTime=19.77" office:target-frame-name="psplayer" xlink:show="replace" text:style-name="Internet_20_link" text:visited-style-name="Visited_20_Internet_20_Link"><text:span text:style-name="T11">going to be using the service invocation Dapr building block to allow us</text:span></text:a><text:span text:style-name="T13"> </text:span><text:a xlink:type="simple" xlink:href="https://app.pluralsight.com/course-player?clipId=904001d9-616e-4e15-bc94-caee49cae797&amp;startTime=24.54" office:target-frame-name="psplayer" xlink:show="replace" text:style-name="Internet_20_link" text:visited-style-name="Visited_20_Internet_20_Link"><text:span text:style-name="T11">to communicate between our microservices.</text:span></text:a><text:span text:style-name="T13"> </text:span><text:a xlink:type="simple" xlink:href="https://app.pluralsight.com/course-player?clipId=904001d9-616e-4e15-bc94-caee49cae797&amp;startTime=28.04" office:target-frame-name="psplayer" xlink:show="replace" text:style-name="Internet_20_link" text:visited-style-name="Visited_20_Internet_20_Link"><text:span text:style-name="T11">We'll start by learning about some of the key reasons why you</text:span></text:a><text:span text:style-name="T13"> </text:span><text:a xlink:type="simple" xlink:href="https://app.pluralsight.com/course-player?clipId=904001d9-616e-4e15-bc94-caee49cae797&amp;startTime=31.4" office:target-frame-name="psplayer" xlink:show="replace" text:style-name="Internet_20_link" text:visited-style-name="Visited_20_Internet_20_Link"><text:span text:style-name="T11">might want to use the service invocation building block. And</text:span></text:a><text:span text:style-name="T13"> </text:span><text:a xlink:type="simple" xlink:href="https://app.pluralsight.com/course-player?clipId=904001d9-616e-4e15-bc94-caee49cae797&amp;startTime=35.41" office:target-frame-name="psplayer" xlink:show="replace" text:style-name="Internet_20_link" text:visited-style-name="Visited_20_Internet_20_Link"><text:span text:style-name="T11">these benefits include service discovery,</text:span></text:a><text:span text:style-name="T13"> </text:span><text:a xlink:type="simple" xlink:href="https://app.pluralsight.com/course-player?clipId=904001d9-616e-4e15-bc94-caee49cae797&amp;startTime=38.54" office:target-frame-name="psplayer" xlink:show="replace" text:style-name="Internet_20_link" text:visited-style-name="Visited_20_Internet_20_Link"><text:span text:style-name="T11">encrypted communication, built‑in tracing, and automatic retries.</text:span></text:a><text:span text:style-name="T13"> </text:span><text:a xlink:type="simple" xlink:href="https://app.pluralsight.com/course-player?clipId=904001d9-616e-4e15-bc94-caee49cae797&amp;startTime=44.64" office:target-frame-name="psplayer" xlink:show="replace" text:style-name="Internet_20_link" text:visited-style-name="Visited_20_Internet_20_Link"><text:span text:style-name="T11">I'll explain how the service invocation building block</text:span></text:a><text:span text:style-name="T13"> </text:span><text:a xlink:type="simple" xlink:href="https://app.pluralsight.com/course-player?clipId=904001d9-616e-4e15-bc94-caee49cae797&amp;startTime=47.45" office:target-frame-name="psplayer" xlink:show="replace" text:style-name="Internet_20_link" text:visited-style-name="Visited_20_Internet_20_Link"><text:span text:style-name="T11">actually works behind the scenes,</text:span></text:a><text:span text:style-name="T13"> </text:span><text:a xlink:type="simple" xlink:href="https://app.pluralsight.com/course-player?clipId=904001d9-616e-4e15-bc94-caee49cae797&amp;startTime=50.04" office:target-frame-name="psplayer" xlink:show="replace" text:style-name="Internet_20_link" text:visited-style-name="Visited_20_Internet_20_Link"><text:span text:style-name="T11">and we'll see how to construct the URLs that allow Dapr to</text:span></text:a><text:span text:style-name="T13"> </text:span><text:a xlink:type="simple" xlink:href="https://app.pluralsight.com/course-player?clipId=904001d9-616e-4e15-bc94-caee49cae797&amp;startTime=54.33" office:target-frame-name="psplayer" xlink:show="replace" text:style-name="Internet_20_link" text:visited-style-name="Visited_20_Internet_20_Link"><text:span text:style-name="T11">direct your requests to the correct </text:span></text:a><text:soft-page-break/><text:a xlink:type="simple" xlink:href="https://app.pluralsight.com/course-player?clipId=904001d9-616e-4e15-bc94-caee49cae797&amp;startTime=54.33" office:target-frame-name="psplayer" xlink:show="replace" text:style-name="Internet_20_link" text:visited-style-name="Visited_20_Internet_20_Link"><text:span text:style-name="T11">service.</text:span></text:a><text:span text:style-name="T13"> </text:span><text:a xlink:type="simple" xlink:href="https://app.pluralsight.com/course-player?clipId=904001d9-616e-4e15-bc94-caee49cae797&amp;startTime=58.04" office:target-frame-name="psplayer" xlink:show="replace" text:style-name="Internet_20_link" text:visited-style-name="Visited_20_Internet_20_Link"><text:span text:style-name="T11">We'll also update our GloboTicket demo application to use the</text:span></text:a><text:span text:style-name="T13"> </text:span><text:a xlink:type="simple" xlink:href="https://app.pluralsight.com/course-player?clipId=904001d9-616e-4e15-bc94-caee49cae797&amp;startTime=62.29" office:target-frame-name="psplayer" xlink:show="replace" text:style-name="Internet_20_link" text:visited-style-name="Visited_20_Internet_20_Link"><text:span text:style-name="T11">service invocation building block to support the frontend</text:span></text:a><text:span text:style-name="T13"> </text:span><text:a xlink:type="simple" xlink:href="https://app.pluralsight.com/course-player?clipId=904001d9-616e-4e15-bc94-caee49cae797&amp;startTime=66.1" office:target-frame-name="psplayer" xlink:show="replace" text:style-name="Internet_20_link" text:visited-style-name="Visited_20_Internet_20_Link"><text:span text:style-name="T11">microservice calling the event catalog. microservice.</text:span></text:a></text:p>
      <text:h text:style-name="P2" text:outline-level="3"><text:a xlink:type="simple" xlink:href="https://app.pluralsight.com/course-player?clipId=ba623f95-238c-4ab7-be72-d1a88cd30abb" office:target-frame-name="psplayer" xlink:show="replace" text:style-name="Internet_20_link" text:visited-style-name="Visited_20_Internet_20_Link"><text:span text:style-name="T11">Service Invocation Challenges</text:span></text:a></text:h>
      <text:p text:style-name="P5"><text:a xlink:type="simple" xlink:href="https://app.pluralsight.com/course-player?clipId=ba623f95-238c-4ab7-be72-d1a88cd30abb&amp;startTime=1.14" office:target-frame-name="psplayer" xlink:show="replace" text:style-name="Internet_20_link" text:visited-style-name="Visited_20_Internet_20_Link"><text:span text:style-name="T11">When you build a distributed application,</text:span></text:a><text:span text:style-name="T13"> </text:span><text:a xlink:type="simple" xlink:href="https://app.pluralsight.com/course-player?clipId=ba623f95-238c-4ab7-be72-d1a88cd30abb&amp;startTime=4.1" office:target-frame-name="psplayer" xlink:show="replace" text:style-name="Internet_20_link" text:visited-style-name="Visited_20_Internet_20_Link"><text:span text:style-name="T11">you're likely to want to make a call from one microservice to another.</text:span></text:a><text:span text:style-name="T13"> </text:span><text:a xlink:type="simple" xlink:href="https://app.pluralsight.com/course-player?clipId=ba623f95-238c-4ab7-be72-d1a88cd30abb&amp;startTime=8.28" office:target-frame-name="psplayer" xlink:show="replace" text:style-name="Internet_20_link" text:visited-style-name="Visited_20_Internet_20_Link"><text:span text:style-name="T11">On the surface of things,</text:span></text:a><text:span text:style-name="T13"> </text:span><text:a xlink:type="simple" xlink:href="https://app.pluralsight.com/course-player?clipId=ba623f95-238c-4ab7-be72-d1a88cd30abb&amp;startTime=9.88" office:target-frame-name="psplayer" xlink:show="replace" text:style-name="Internet_20_link" text:visited-style-name="Visited_20_Internet_20_Link"><text:span text:style-name="T11">this seems like it ought to be relatively straightforward,</text:span></text:a><text:span text:style-name="T13"> </text:span><text:a xlink:type="simple" xlink:href="https://app.pluralsight.com/course-player?clipId=ba623f95-238c-4ab7-be72-d1a88cd30abb&amp;startTime=13.44" office:target-frame-name="psplayer" xlink:show="replace" text:style-name="Internet_20_link" text:visited-style-name="Visited_20_Internet_20_Link"><text:span text:style-name="T11">but there are some common concerns that need to be addressed.</text:span></text:a><text:span text:style-name="T13"> </text:span><text:a xlink:type="simple" xlink:href="https://app.pluralsight.com/course-player?clipId=ba623f95-238c-4ab7-be72-d1a88cd30abb&amp;startTime=17.74" office:target-frame-name="psplayer" xlink:show="replace" text:style-name="Internet_20_link" text:visited-style-name="Visited_20_Internet_20_Link"><text:span text:style-name="T11">First of all is the challenge of service discovery.</text:span></text:a><text:span text:style-name="T13"> </text:span><text:a xlink:type="simple" xlink:href="https://app.pluralsight.com/course-player?clipId=ba623f95-238c-4ab7-be72-d1a88cd30abb&amp;startTime=21.44" office:target-frame-name="psplayer" xlink:show="replace" text:style-name="Internet_20_link" text:visited-style-name="Visited_20_Internet_20_Link"><text:span text:style-name="T11">How can I find out the IP address of the server that's hosting my other service?</text:span></text:a><text:span text:style-name="T13"> </text:span><text:a xlink:type="simple" xlink:href="https://app.pluralsight.com/course-player?clipId=ba623f95-238c-4ab7-be72-d1a88cd30abb&amp;startTime=26.52" office:target-frame-name="psplayer" xlink:show="replace" text:style-name="Internet_20_link" text:visited-style-name="Visited_20_Internet_20_Link"><text:span text:style-name="T11">Ideally, I'd just like to address the microservice by name,</text:span></text:a><text:span text:style-name="T13"> </text:span><text:a xlink:type="simple" xlink:href="https://app.pluralsight.com/course-player?clipId=ba623f95-238c-4ab7-be72-d1a88cd30abb&amp;startTime=30.34" office:target-frame-name="psplayer" xlink:show="replace" text:style-name="Internet_20_link" text:visited-style-name="Visited_20_Internet_20_Link"><text:span text:style-name="T11">for example, the catalog service,</text:span></text:a><text:span text:style-name="T13"> </text:span><text:a xlink:type="simple" xlink:href="https://app.pluralsight.com/course-player?clipId=ba623f95-238c-4ab7-be72-d1a88cd30abb&amp;startTime=33.04" office:target-frame-name="psplayer" xlink:show="replace" text:style-name="Internet_20_link" text:visited-style-name="Visited_20_Internet_20_Link"><text:span text:style-name="T11">and for my request to get automatically routed to the correct place.</text:span></text:a><text:span text:style-name="T13"> </text:span><text:a xlink:type="simple" xlink:href="https://app.pluralsight.com/course-player?clipId=ba623f95-238c-4ab7-be72-d1a88cd30abb&amp;startTime=38.24" office:target-frame-name="psplayer" xlink:show="replace" text:style-name="Internet_20_link" text:visited-style-name="Visited_20_Internet_20_Link"><text:span text:style-name="T11">Obviously,</text:span></text:a><text:span text:style-name="T13"> </text:span><text:a xlink:type="simple" xlink:href="https://app.pluralsight.com/course-player?clipId=ba623f95-238c-4ab7-be72-d1a88cd30abb&amp;startTime=38.8" office:target-frame-name="psplayer" xlink:show="replace" text:style-name="Internet_20_link" text:visited-style-name="Visited_20_Internet_20_Link"><text:span text:style-name="T11">there are other technologies apart from Dapr that can solve this problem,</text:span></text:a><text:span text:style-name="T13"> </text:span><text:a xlink:type="simple" xlink:href="https://app.pluralsight.com/course-player?clipId=ba623f95-238c-4ab7-be72-d1a88cd30abb&amp;startTime=43.24" office:target-frame-name="psplayer" xlink:show="replace" text:style-name="Internet_20_link" text:visited-style-name="Visited_20_Internet_20_Link"><text:span text:style-name="T11">but one of the nice things about using Dapr is that it's</text:span></text:a><text:span text:style-name="T13"> </text:span><text:a xlink:type="simple" xlink:href="https://app.pluralsight.com/course-player?clipId=ba623f95-238c-4ab7-be72-d1a88cd30abb&amp;startTime=46.22" office:target-frame-name="psplayer" xlink:show="replace" text:style-name="Internet_20_link" text:visited-style-name="Visited_20_Internet_20_Link"><text:span text:style-name="T11">going to work in exactly the same way,</text:span></text:a><text:span text:style-name="T13"> </text:span><text:a xlink:type="simple" xlink:href="https://app.pluralsight.com/course-player?clipId=ba623f95-238c-4ab7-be72-d1a88cd30abb&amp;startTime=48.47" office:target-frame-name="psplayer" xlink:show="replace" text:style-name="Internet_20_link" text:visited-style-name="Visited_20_Internet_20_Link"><text:span text:style-name="T11">whether we're running on Kubernetes in production or</text:span></text:a><text:span text:style-name="T13"> </text:span><text:a xlink:type="simple" xlink:href="https://app.pluralsight.com/course-player?clipId=ba623f95-238c-4ab7-be72-d1a88cd30abb&amp;startTime=51.81" office:target-frame-name="psplayer" xlink:show="replace" text:style-name="Internet_20_link" text:visited-style-name="Visited_20_Internet_20_Link"><text:span text:style-name="T11">running locally in Dapr's self‑hosted mode.</text:span></text:a><text:span text:style-name="T13"> </text:span><text:a xlink:type="simple" xlink:href="https://app.pluralsight.com/course-player?clipId=ba623f95-238c-4ab7-be72-d1a88cd30abb&amp;startTime=55.54" office:target-frame-name="psplayer" xlink:show="replace" text:style-name="Internet_20_link" text:visited-style-name="Visited_20_Internet_20_Link"><text:span text:style-name="T11">Second, whenever we make calls between microservices,</text:span></text:a><text:span text:style-name="T13"> </text:span><text:a xlink:type="simple" xlink:href="https://app.pluralsight.com/course-player?clipId=ba623f95-238c-4ab7-be72-d1a88cd30abb&amp;startTime=59.3" office:target-frame-name="psplayer" xlink:show="replace" text:style-name="Internet_20_link" text:visited-style-name="Visited_20_Internet_20_Link"><text:span text:style-name="T11">we want that communication to be secure.</text:span></text:a><text:span text:style-name="T13"> </text:span><text:a xlink:type="simple" xlink:href="https://app.pluralsight.com/course-player?clipId=ba623f95-238c-4ab7-be72-d1a88cd30abb&amp;startTime=62.14" office:target-frame-name="psplayer" xlink:show="replace" text:style-name="Internet_20_link" text:visited-style-name="Visited_20_Internet_20_Link"><text:span text:style-name="T11">Often in a microservices architecture,</text:span></text:a><text:span text:style-name="T13"> </text:span><text:a xlink:type="simple" xlink:href="https://app.pluralsight.com/course-player?clipId=ba623f95-238c-4ab7-be72-d1a88cd30abb&amp;startTime=64.65" office:target-frame-name="psplayer" xlink:show="replace" text:style-name="Internet_20_link" text:visited-style-name="Visited_20_Internet_20_Link"><text:span text:style-name="T11">your microservices may all be hosted on a virtual network, which</text:span></text:a><text:span text:style-name="T13"> </text:span><text:a xlink:type="simple" xlink:href="https://app.pluralsight.com/course-player?clipId=ba623f95-238c-4ab7-be72-d1a88cd30abb&amp;startTime=68.87" office:target-frame-name="psplayer" xlink:show="replace" text:style-name="Internet_20_link" text:visited-style-name="Visited_20_Internet_20_Link"><text:span text:style-name="T11">protects you from malicious callers outside the network perimeter</text:span></text:a><text:span text:style-name="T13"> </text:span><text:a xlink:type="simple" xlink:href="https://app.pluralsight.com/course-player?clipId=ba623f95-238c-4ab7-be72-d1a88cd30abb&amp;startTime=72.51" office:target-frame-name="psplayer" xlink:show="replace" text:style-name="Internet_20_link" text:visited-style-name="Visited_20_Internet_20_Link"><text:span text:style-name="T11">being able to call your microservices or listen in to traffic</text:span></text:a><text:span text:style-name="T13"> </text:span><text:a xlink:type="simple" xlink:href="https://app.pluralsight.com/course-player?clipId=ba623f95-238c-4ab7-be72-d1a88cd30abb&amp;startTime=76.66" office:target-frame-name="psplayer" xlink:show="replace" text:style-name="Internet_20_link" text:visited-style-name="Visited_20_Internet_20_Link"><text:span text:style-name="T11">between the microservices.</text:span></text:a><text:span text:style-name="T13"> </text:span><text:a xlink:type="simple" xlink:href="https://app.pluralsight.com/course-player?clipId=ba623f95-238c-4ab7-be72-d1a88cd30abb&amp;startTime=78.94" office:target-frame-name="psplayer" xlink:show="replace" text:style-name="Internet_20_link" text:visited-style-name="Visited_20_Internet_20_Link"><text:span text:style-name="T11">But nevertheless, it's considered best practice in microservices to</text:span></text:a><text:span text:style-name="T13"> </text:span><text:a xlink:type="simple" xlink:href="https://app.pluralsight.com/course-player?clipId=ba623f95-238c-4ab7-be72-d1a88cd30abb&amp;startTime=83.1" office:target-frame-name="psplayer" xlink:show="replace" text:style-name="Internet_20_link" text:visited-style-name="Visited_20_Internet_20_Link"><text:span text:style-name="T11">use a defense‑in‑depth approach to security where we make use of</text:span></text:a><text:span text:style-name="T13"> </text:span><text:a xlink:type="simple" xlink:href="https://app.pluralsight.com/course-player?clipId=ba623f95-238c-4ab7-be72-d1a88cd30abb&amp;startTime=88.02" office:target-frame-name="psplayer" xlink:show="replace" text:style-name="Internet_20_link" text:visited-style-name="Visited_20_Internet_20_Link"><text:span text:style-name="T11">multiple levels of security. We'd ideally like our communication</text:span></text:a><text:span text:style-name="T13"> </text:span><text:a xlink:type="simple" xlink:href="https://app.pluralsight.com/course-player?clipId=ba623f95-238c-4ab7-be72-d1a88cd30abb&amp;startTime=92.78" office:target-frame-name="psplayer" xlink:show="replace" text:style-name="Internet_20_link" text:visited-style-name="Visited_20_Internet_20_Link"><text:span text:style-name="T11">between microservices to be encrypted and to restrict communications</text:span></text:a><text:span text:style-name="T13"> </text:span><text:a xlink:type="simple" xlink:href="https://app.pluralsight.com/course-player?clipId=ba623f95-238c-4ab7-be72-d1a88cd30abb&amp;startTime=97.75" office:target-frame-name="psplayer" xlink:show="replace" text:style-name="Internet_20_link" text:visited-style-name="Visited_20_Internet_20_Link"><text:span text:style-name="T11">between microservices to only allow the ones that are supposed to be</text:span></text:a><text:span text:style-name="T13"> </text:span><text:a xlink:type="simple" xlink:href="https://app.pluralsight.com/course-player?clipId=ba623f95-238c-4ab7-be72-d1a88cd30abb&amp;startTime=101.83" office:target-frame-name="psplayer" xlink:show="replace" text:style-name="Internet_20_link" text:visited-style-name="Visited_20_Internet_20_Link"><text:span text:style-name="T11">talking to each other.</text:span></text:a><text:span text:style-name="T13"> </text:span><text:a xlink:type="simple" xlink:href="https://app.pluralsight.com/course-player?clipId=ba623f95-238c-4ab7-be72-d1a88cd30abb&amp;startTime=103.84" office:target-frame-name="psplayer" xlink:show="replace" text:style-name="Internet_20_link" text:visited-style-name="Visited_20_Internet_20_Link"><text:span text:style-name="T11">Another thing we'd like in a microservices environment is</text:span></text:a><text:span text:style-name="T13"> </text:span><text:a xlink:type="simple" xlink:href="https://app.pluralsight.com/course-player?clipId=ba623f95-238c-4ab7-be72-d1a88cd30abb&amp;startTime=107.39" office:target-frame-name="psplayer" xlink:show="replace" text:style-name="Internet_20_link" text:visited-style-name="Visited_20_Internet_20_Link"><text:span text:style-name="T11">observability of calls between microservices.</text:span></text:a><text:span text:style-name="T13"> </text:span><text:a xlink:type="simple" xlink:href="https://app.pluralsight.com/course-player?clipId=ba623f95-238c-4ab7-be72-d1a88cd30abb&amp;startTime=111.74" office:target-frame-name="psplayer" xlink:show="replace" text:style-name="Internet_20_link" text:visited-style-name="Visited_20_Internet_20_Link"><text:span text:style-name="T11">It can be really hard to debug problems when there's</text:span></text:a><text:span text:style-name="T13"> </text:span><text:a xlink:type="simple" xlink:href="https://app.pluralsight.com/course-player?clipId=ba623f95-238c-4ab7-be72-d1a88cd30abb&amp;startTime=114.68" office:target-frame-name="psplayer" xlink:show="replace" text:style-name="Internet_20_link" text:visited-style-name="Visited_20_Internet_20_Link"><text:span text:style-name="T11">communication between microservices involved.</text:span></text:a><text:span text:style-name="T13"> </text:span><text:a xlink:type="simple" xlink:href="https://app.pluralsight.com/course-player?clipId=ba623f95-238c-4ab7-be72-d1a88cd30abb&amp;startTime=118.34" office:target-frame-name="psplayer" xlink:show="replace" text:style-name="Internet_20_link" text:visited-style-name="Visited_20_Internet_20_Link"><text:span text:style-name="T11">And one advantage of sending all of your service‑to‑service traffic</text:span></text:a><text:span text:style-name="T13"> </text:span><text:a xlink:type="simple" xlink:href="https://app.pluralsight.com/course-player?clipId=ba623f95-238c-4ab7-be72-d1a88cd30abb&amp;startTime=121.88" office:target-frame-name="psplayer" xlink:show="replace" text:style-name="Internet_20_link" text:visited-style-name="Visited_20_Internet_20_Link"><text:span text:style-name="T11">through the Dapr sidecar is that it can capture tracing information</text:span></text:a><text:span text:style-name="T13"> </text:span><text:a xlink:type="simple" xlink:href="https://app.pluralsight.com/course-player?clipId=ba623f95-238c-4ab7-be72-d1a88cd30abb&amp;startTime=126.34" office:target-frame-name="psplayer" xlink:show="replace" text:style-name="Internet_20_link" text:visited-style-name="Visited_20_Internet_20_Link"><text:span text:style-name="T11">using the open telemetry standard, allowing you to view that</text:span></text:a><text:span text:style-name="T13"> </text:span><text:a xlink:type="simple" xlink:href="https://app.pluralsight.com/course-player?clipId=ba623f95-238c-4ab7-be72-d1a88cd30abb&amp;startTime=130.12" office:target-frame-name="psplayer" xlink:show="replace" text:style-name="Internet_20_link" text:visited-style-name="Visited_20_Internet_20_Link"><text:span text:style-name="T11">telemetry in tools like Zipkin.</text:span></text:a><text:span text:style-name="T13"> </text:span><text:a xlink:type="simple" xlink:href="https://app.pluralsight.com/course-player?clipId=ba623f95-238c-4ab7-be72-d1a88cd30abb&amp;startTime=134.24" office:target-frame-name="psplayer" xlink:show="replace" text:style-name="Internet_20_link" text:visited-style-name="Visited_20_Internet_20_Link"><text:span text:style-name="T11">The final benefit I'll mention is the need to retry when there's a</text:span></text:a><text:span text:style-name="T13"> </text:span><text:a xlink:type="simple" xlink:href="https://app.pluralsight.com/course-player?clipId=ba623f95-238c-4ab7-be72-d1a88cd30abb&amp;startTime=137.8" office:target-frame-name="psplayer" xlink:show="replace" text:style-name="Internet_20_link" text:visited-style-name="Visited_20_Internet_20_Link"><text:span text:style-name="T11">transient error. In distributed applications,</text:span></text:a><text:span text:style-name="T13"> </text:span><text:a xlink:type="simple" xlink:href="https://app.pluralsight.com/course-player?clipId=ba623f95-238c-4ab7-be72-d1a88cd30abb&amp;startTime=141.27" office:target-frame-name="psplayer" xlink:show="replace" text:style-name="Internet_20_link" text:visited-style-name="Visited_20_Internet_20_Link"><text:span text:style-name="T11">you can be sure that from time to time there are going to be</text:span></text:a><text:span text:style-name="T13"> </text:span><text:a xlink:type="simple" xlink:href="https://app.pluralsight.com/course-player?clipId=ba623f95-238c-4ab7-be72-d1a88cd30abb&amp;startTime=144.31" office:target-frame-name="psplayer" xlink:show="replace" text:style-name="Internet_20_link" text:visited-style-name="Visited_20_Internet_20_Link"><text:span text:style-name="T11">network connectivity issues, or maybe the service that you're</text:span></text:a><text:span text:style-name="T13"> </text:span><text:a xlink:type="simple" xlink:href="https://app.pluralsight.com/course-player?clipId=ba623f95-238c-4ab7-be72-d1a88cd30abb&amp;startTime=148.06" office:target-frame-name="psplayer" xlink:show="replace" text:style-name="Internet_20_link" text:visited-style-name="Visited_20_Internet_20_Link"><text:span text:style-name="T11">trying to reach is temporarily unavailable.</text:span></text:a><text:span text:style-name="T13"> </text:span><text:a xlink:type="simple" xlink:href="https://app.pluralsight.com/course-player?clipId=ba623f95-238c-4ab7-be72-d1a88cd30abb&amp;startTime=151.44" office:target-frame-name="psplayer" xlink:show="replace" text:style-name="Internet_20_link" text:visited-style-name="Visited_20_Internet_20_Link"><text:span text:style-name="T11">Of course,</text:span></text:a><text:span text:style-name="T13"> </text:span><text:a xlink:type="simple" xlink:href="https://app.pluralsight.com/course-player?clipId=ba623f95-238c-4ab7-be72-d1a88cd30abb&amp;startTime=151.97" office:target-frame-name="psplayer" xlink:show="replace" text:style-name="Internet_20_link" text:visited-style-name="Visited_20_Internet_20_Link"><text:span text:style-name="T11">you can implement your own service invocation retry logic yourself; however,</text:span></text:a><text:span text:style-name="T13"> </text:span><text:a xlink:type="simple" xlink:href="https://app.pluralsight.com/course-player?clipId=ba623f95-238c-4ab7-be72-d1a88cd30abb&amp;startTime=157.58" office:target-frame-name="psplayer" xlink:show="replace" text:style-name="Internet_20_link" text:visited-style-name="Visited_20_Internet_20_Link"><text:span text:style-name="T11">you'd have to remember to do that everywhere where you</text:span></text:a><text:span text:style-name="T13"> </text:span><text:a xlink:type="simple" xlink:href="https://app.pluralsight.com/course-player?clipId=ba623f95-238c-4ab7-be72-d1a88cd30abb&amp;startTime=160.26" office:target-frame-name="psplayer" xlink:show="replace" text:style-name="Internet_20_link" text:visited-style-name="Visited_20_Internet_20_Link"><text:span text:style-name="T11">were making a service‑to‑service call. With the Dapr service invocation building block, you can get retries automatically.</text:span></text:a></text:p>
      <text:h text:style-name="P2" text:outline-level="3"><text:a xlink:type="simple" xlink:href="https://app.pluralsight.com/course-player?clipId=4041b336-dfb5-484b-8d67-4c0bb9cb5938" office:target-frame-name="psplayer" xlink:show="replace" text:style-name="Internet_20_link" text:visited-style-name="Visited_20_Internet_20_Link"><text:span text:style-name="T11">How it Works</text:span></text:a></text:h>
      <text:p text:style-name="P5"><text:a xlink:type="simple" xlink:href="https://app.pluralsight.com/course-player?clipId=4041b336-dfb5-484b-8d67-4c0bb9cb5938&amp;startTime=1.14" office:target-frame-name="psplayer" xlink:show="replace" text:style-name="Internet_20_link" text:visited-style-name="Visited_20_Internet_20_Link"><text:span text:style-name="T11">Let's see how service invocation works behind the scenes.</text:span></text:a><text:span text:style-name="T13"> </text:span><text:a xlink:type="simple" xlink:href="https://app.pluralsight.com/course-player?clipId=4041b336-dfb5-484b-8d67-4c0bb9cb5938&amp;startTime=5.74" office:target-frame-name="psplayer" xlink:show="replace" text:style-name="Internet_20_link" text:visited-style-name="Visited_20_Internet_20_Link"><text:span text:style-name="T11">And a great place for us to learn about service invocation is, of course,</text:span></text:a><text:span text:style-name="T13"> </text:span><text:a xlink:type="simple" xlink:href="https://app.pluralsight.com/course-player?clipId=4041b336-dfb5-484b-8d67-4c0bb9cb5938&amp;startTime=10.12" office:target-frame-name="psplayer" xlink:show="replace" text:style-name="Internet_20_link" text:visited-style-name="Visited_20_Internet_20_Link"><text:span text:style-name="T11">the official documentation here on docs.dapr.io. Here,</text:span></text:a><text:span text:style-name="T13"> </text:span><text:a xlink:type="simple" xlink:href="https://app.pluralsight.com/course-player?clipId=4041b336-dfb5-484b-8d67-4c0bb9cb5938&amp;startTime=15.72" office:target-frame-name="psplayer" xlink:show="replace" text:style-name="Internet_20_link" text:visited-style-name="Visited_20_Internet_20_Link"><text:span text:style-name="T11">we're looking at an overview of the service invocation building</text:span></text:a><text:span text:style-name="T13"> </text:span><text:a xlink:type="simple" xlink:href="https://app.pluralsight.com/course-player?clipId=4041b336-dfb5-484b-8d67-4c0bb9cb5938&amp;startTime=19.01" office:target-frame-name="psplayer" xlink:show="replace" text:style-name="Internet_20_link" text:visited-style-name="Visited_20_Internet_20_Link"><text:span text:style-name="T11">block. In particular, let's focus on this diagram.</text:span></text:a><text:span text:style-name="T13"> </text:span><text:a xlink:type="simple" xlink:href="https://app.pluralsight.com/course-player?clipId=4041b336-dfb5-484b-8d67-4c0bb9cb5938&amp;startTime=23.54" office:target-frame-name="psplayer" xlink:show="replace" text:style-name="Internet_20_link" text:visited-style-name="Visited_20_Internet_20_Link"><text:span text:style-name="T11">This diagram is showing two microservices,</text:span></text:a><text:span text:style-name="T13"> </text:span><text:a xlink:type="simple" xlink:href="https://app.pluralsight.com/course-player?clipId=4041b336-dfb5-484b-8d67-4c0bb9cb5938&amp;startTime=26.4" office:target-frame-name="psplayer" xlink:show="replace" text:style-name="Internet_20_link" text:visited-style-name="Visited_20_Internet_20_Link"><text:span text:style-name="T11">Service A and Service B, and Service A wants to make a request to</text:span></text:a><text:span text:style-name="T13"> </text:span><text:a xlink:type="simple" xlink:href="https://app.pluralsight.com/course-player?clipId=4041b336-dfb5-484b-8d67-4c0bb9cb5938&amp;startTime=31.18" office:target-frame-name="psplayer" xlink:show="replace" text:style-name="Internet_20_link" text:visited-style-name="Visited_20_Internet_20_Link"><text:span text:style-name="T11">Service B. Without Dapr, Service A would need to find out the IP</text:span></text:a><text:span text:style-name="T13"> </text:span><text:a xlink:type="simple" xlink:href="https://app.pluralsight.com/course-player?clipId=4041b336-dfb5-484b-8d67-4c0bb9cb5938&amp;startTime=35.89" office:target-frame-name="psplayer" xlink:show="replace" text:style-name="Internet_20_link" text:visited-style-name="Visited_20_Internet_20_Link"><text:span text:style-name="T11">address of Service B and then make a direct call and handle any</text:span></text:a><text:span text:style-name="T13"> </text:span><text:a xlink:type="simple" xlink:href="https://app.pluralsight.com/course-player?clipId=4041b336-dfb5-484b-8d67-4c0bb9cb5938&amp;startTime=40.21" office:target-frame-name="psplayer" xlink:show="replace" text:style-name="Internet_20_link" text:visited-style-name="Visited_20_Internet_20_Link"><text:span text:style-name="T11">concerns like encryption and retries itself.</text:span></text:a><text:span text:style-name="T13"> </text:span><text:a xlink:type="simple" xlink:href="https://app.pluralsight.com/course-player?clipId=4041b336-dfb5-484b-8d67-4c0bb9cb5938&amp;startTime=43.64" office:target-frame-name="psplayer" xlink:show="replace" text:style-name="Internet_20_link" text:visited-style-name="Visited_20_Internet_20_Link"><text:span text:style-name="T11">But when we're using the Dapr service invocation building block,</text:span></text:a><text:span text:style-name="T13"> </text:span><text:a xlink:type="simple" xlink:href="https://app.pluralsight.com/course-player?clipId=4041b336-dfb5-484b-8d67-4c0bb9cb5938&amp;startTime=47.54" office:target-frame-name="psplayer" xlink:show="replace" text:style-name="Internet_20_link" text:visited-style-name="Visited_20_Internet_20_Link"><text:span text:style-name="T11">instead of Service A talking directly to Service B, it simply talks to</text:span></text:a><text:span text:style-name="T13"> </text:span><text:a xlink:type="simple" xlink:href="https://app.pluralsight.com/course-player?clipId=4041b336-dfb5-484b-8d67-4c0bb9cb5938&amp;startTime=52.37" office:target-frame-name="psplayer" xlink:show="replace" text:style-name="Internet_20_link" text:visited-style-name="Visited_20_Internet_20_Link"><text:span text:style-name="T11">its sidecar, which is available on localhost.</text:span></text:a><text:span text:style-name="T13"> </text:span><text:a xlink:type="simple" xlink:href="https://app.pluralsight.com/course-player?clipId=4041b336-dfb5-484b-8d67-4c0bb9cb5938&amp;startTime=56.44" office:target-frame-name="psplayer" xlink:show="replace" text:style-name="Internet_20_link" text:visited-style-name="Visited_20_Internet_20_Link"><text:span text:style-name="T11">The Dapr sidecar then uses Dapr's name resolution component to find</text:span></text:a><text:span text:style-name="T13"> </text:span><text:a xlink:type="simple" xlink:href="https://app.pluralsight.com/course-player?clipId=4041b336-dfb5-484b-8d67-4c0bb9cb5938&amp;startTime=61.84" office:target-frame-name="psplayer" xlink:show="replace" text:style-name="Internet_20_link" text:visited-style-name="Visited_20_Internet_20_Link"><text:span text:style-name="T11">out the network address of the target service.</text:span></text:a><text:span text:style-name="T13"> </text:span><text:a xlink:type="simple" xlink:href="https://app.pluralsight.com/course-player?clipId=4041b336-dfb5-484b-8d67-4c0bb9cb5938&amp;startTime=65.54" office:target-frame-name="psplayer" xlink:show="replace" text:style-name="Internet_20_link" text:visited-style-name="Visited_20_Internet_20_Link"><text:span text:style-name="T11">Now, if you're running in Kubernetes,</text:span></text:a><text:span text:style-name="T13"> </text:span><text:a xlink:type="simple" xlink:href="https://app.pluralsight.com/course-player?clipId=4041b336-dfb5-484b-8d67-4c0bb9cb5938&amp;startTime=67.67" office:target-frame-name="psplayer" xlink:show="replace" text:style-name="Internet_20_link" text:visited-style-name="Visited_20_Internet_20_Link"><text:span text:style-name="T11">the </text:span></text:a><text:soft-page-break/><text:a xlink:type="simple" xlink:href="https://app.pluralsight.com/course-player?clipId=4041b336-dfb5-484b-8d67-4c0bb9cb5938&amp;startTime=67.67" office:target-frame-name="psplayer" xlink:show="replace" text:style-name="Internet_20_link" text:visited-style-name="Visited_20_Internet_20_Link"><text:span text:style-name="T11">name resolution component is just the standard Kubernetes DNS</text:span></text:a><text:span text:style-name="T13"> </text:span><text:a xlink:type="simple" xlink:href="https://app.pluralsight.com/course-player?clipId=4041b336-dfb5-484b-8d67-4c0bb9cb5938&amp;startTime=71.83" office:target-frame-name="psplayer" xlink:show="replace" text:style-name="Internet_20_link" text:visited-style-name="Visited_20_Internet_20_Link"><text:span text:style-name="T11">service. And if you're running in self‑hosted mode, Dapr uses</text:span></text:a><text:span text:style-name="T13"> </text:span><text:a xlink:type="simple" xlink:href="https://app.pluralsight.com/course-player?clipId=4041b336-dfb5-484b-8d67-4c0bb9cb5938&amp;startTime=76.44" office:target-frame-name="psplayer" xlink:show="replace" text:style-name="Internet_20_link" text:visited-style-name="Visited_20_Internet_20_Link"><text:span text:style-name="T11">something called mDNS, or multicast DNS. And Dapr actually supports</text:span></text:a><text:span text:style-name="T13"> </text:span><text:a xlink:type="simple" xlink:href="https://app.pluralsight.com/course-player?clipId=4041b336-dfb5-484b-8d67-4c0bb9cb5938&amp;startTime=82.42" office:target-frame-name="psplayer" xlink:show="replace" text:style-name="Internet_20_link" text:visited-style-name="Visited_20_Internet_20_Link"><text:span text:style-name="T11">pluggable name resolution components,</text:span></text:a><text:span text:style-name="T13"> </text:span><text:a xlink:type="simple" xlink:href="https://app.pluralsight.com/course-player?clipId=4041b336-dfb5-484b-8d67-4c0bb9cb5938&amp;startTime=84.83" office:target-frame-name="psplayer" xlink:show="replace" text:style-name="Internet_20_link" text:visited-style-name="Visited_20_Internet_20_Link"><text:span text:style-name="T11">so you can swap this out for something else if you have the need to. However,</text:span></text:a><text:span text:style-name="T13"> </text:span><text:a xlink:type="simple" xlink:href="https://app.pluralsight.com/course-player?clipId=4041b336-dfb5-484b-8d67-4c0bb9cb5938&amp;startTime=89.7" office:target-frame-name="psplayer" xlink:show="replace" text:style-name="Internet_20_link" text:visited-style-name="Visited_20_Internet_20_Link"><text:span text:style-name="T11">for the vast majority of cases,</text:span></text:a><text:span text:style-name="T13"> </text:span><text:a xlink:type="simple" xlink:href="https://app.pluralsight.com/course-player?clipId=4041b336-dfb5-484b-8d67-4c0bb9cb5938&amp;startTime=91.97" office:target-frame-name="psplayer" xlink:show="replace" text:style-name="Internet_20_link" text:visited-style-name="Visited_20_Internet_20_Link"><text:span text:style-name="T11">these default name resolution components will work just fine.</text:span></text:a><text:span text:style-name="T13"> </text:span><text:a xlink:type="simple" xlink:href="https://app.pluralsight.com/course-player?clipId=4041b336-dfb5-484b-8d67-4c0bb9cb5938&amp;startTime=96.94" office:target-frame-name="psplayer" xlink:show="replace" text:style-name="Internet_20_link" text:visited-style-name="Visited_20_Internet_20_Link"><text:span text:style-name="T11">Now we're up to step three in this diagram,</text:span></text:a><text:span text:style-name="T13"> </text:span><text:a xlink:type="simple" xlink:href="https://app.pluralsight.com/course-player?clipId=4041b336-dfb5-484b-8d67-4c0bb9cb5938&amp;startTime=99.62" office:target-frame-name="psplayer" xlink:show="replace" text:style-name="Internet_20_link" text:visited-style-name="Visited_20_Internet_20_Link"><text:span text:style-name="T11">which is where the Dapr sidecar for Service A passes the invocation</text:span></text:a><text:span text:style-name="T13"> </text:span><text:a xlink:type="simple" xlink:href="https://app.pluralsight.com/course-player?clipId=4041b336-dfb5-484b-8d67-4c0bb9cb5938&amp;startTime=104.19" office:target-frame-name="psplayer" xlink:show="replace" text:style-name="Internet_20_link" text:visited-style-name="Visited_20_Internet_20_Link"><text:span text:style-name="T11">request onto the Dapr sidecar for Service B. You'll notice on this diagram</text:span></text:a><text:span text:style-name="T13"> </text:span><text:a xlink:type="simple" xlink:href="https://app.pluralsight.com/course-player?clipId=4041b336-dfb5-484b-8d67-4c0bb9cb5938&amp;startTime=110.52" office:target-frame-name="psplayer" xlink:show="replace" text:style-name="Internet_20_link" text:visited-style-name="Visited_20_Internet_20_Link"><text:span text:style-name="T11">that it shows that this call is encrypted using mutual TLS, and you might</text:span></text:a><text:span text:style-name="T13"> </text:span><text:a xlink:type="simple" xlink:href="https://app.pluralsight.com/course-player?clipId=4041b336-dfb5-484b-8d67-4c0bb9cb5938&amp;startTime=115.9" office:target-frame-name="psplayer" xlink:show="replace" text:style-name="Internet_20_link" text:visited-style-name="Visited_20_Internet_20_Link"><text:span text:style-name="T11">also notice here that it tells us that the communication between Dapr</text:span></text:a><text:span text:style-name="T13"> </text:span><text:a xlink:type="simple" xlink:href="https://app.pluralsight.com/course-player?clipId=4041b336-dfb5-484b-8d67-4c0bb9cb5938&amp;startTime=120.08" office:target-frame-name="psplayer" xlink:show="replace" text:style-name="Internet_20_link" text:visited-style-name="Visited_20_Internet_20_Link"><text:span text:style-name="T11">sidecars always uses gRPC, which offers improved performance compared to a</text:span></text:a><text:span text:style-name="T13"> </text:span><text:a xlink:type="simple" xlink:href="https://app.pluralsight.com/course-player?clipId=4041b336-dfb5-484b-8d67-4c0bb9cb5938&amp;startTime=126.77" office:target-frame-name="psplayer" xlink:show="replace" text:style-name="Internet_20_link" text:visited-style-name="Visited_20_Internet_20_Link"><text:span text:style-name="T11">regular HTTP request.</text:span></text:a><text:span text:style-name="T13"> </text:span><text:a xlink:type="simple" xlink:href="https://app.pluralsight.com/course-player?clipId=4041b336-dfb5-484b-8d67-4c0bb9cb5938&amp;startTime=130.14" office:target-frame-name="psplayer" xlink:show="replace" text:style-name="Internet_20_link" text:visited-style-name="Visited_20_Internet_20_Link"><text:span text:style-name="T11">Step four is where the Dapr sidecar for Service B passes the request</text:span></text:a><text:span text:style-name="T13"> </text:span><text:a xlink:type="simple" xlink:href="https://app.pluralsight.com/course-player?clipId=4041b336-dfb5-484b-8d67-4c0bb9cb5938&amp;startTime=135.19" office:target-frame-name="psplayer" xlink:show="replace" text:style-name="Internet_20_link" text:visited-style-name="Visited_20_Internet_20_Link"><text:span text:style-name="T11">on to Service B. Service B then responds to its own Dapr sidecar,</text:span></text:a><text:span text:style-name="T13"> </text:span><text:a xlink:type="simple" xlink:href="https://app.pluralsight.com/course-player?clipId=4041b336-dfb5-484b-8d67-4c0bb9cb5938&amp;startTime=140.57" office:target-frame-name="psplayer" xlink:show="replace" text:style-name="Internet_20_link" text:visited-style-name="Visited_20_Internet_20_Link"><text:span text:style-name="T11">and that gets proxied back, again, encrypted and using gRPC for</text:span></text:a><text:span text:style-name="T13"> </text:span><text:a xlink:type="simple" xlink:href="https://app.pluralsight.com/course-player?clipId=4041b336-dfb5-484b-8d67-4c0bb9cb5938&amp;startTime=145.56" office:target-frame-name="psplayer" xlink:show="replace" text:style-name="Internet_20_link" text:visited-style-name="Visited_20_Internet_20_Link"><text:span text:style-name="T11">performance over to the sidecar for Service A. Finally, in step</text:span></text:a><text:span text:style-name="T13"> </text:span><text:a xlink:type="simple" xlink:href="https://app.pluralsight.com/course-player?clipId=4041b336-dfb5-484b-8d67-4c0bb9cb5938&amp;startTime=150.83" office:target-frame-name="psplayer" xlink:show="replace" text:style-name="Internet_20_link" text:visited-style-name="Visited_20_Internet_20_Link"><text:span text:style-name="T11">seven here on the diagram,</text:span></text:a><text:span text:style-name="T13"> </text:span><text:a xlink:type="simple" xlink:href="https://app.pluralsight.com/course-player?clipId=4041b336-dfb5-484b-8d67-4c0bb9cb5938&amp;startTime=152.53" office:target-frame-name="psplayer" xlink:show="replace" text:style-name="Internet_20_link" text:visited-style-name="Visited_20_Internet_20_Link"><text:span text:style-name="T11">the response from Service B is passed back to Service a. And so</text:span></text:a><text:span text:style-name="T13"> </text:span><text:a xlink:type="simple" xlink:href="https://app.pluralsight.com/course-player?clipId=4041b336-dfb5-484b-8d67-4c0bb9cb5938&amp;startTime=157.33" office:target-frame-name="psplayer" xlink:show="replace" text:style-name="Internet_20_link" text:visited-style-name="Visited_20_Internet_20_Link"><text:span text:style-name="T11">essentially, what Dapr is doing is acting as a proxy.</text:span></text:a><text:span text:style-name="T13"> </text:span><text:a xlink:type="simple" xlink:href="https://app.pluralsight.com/course-player?clipId=4041b336-dfb5-484b-8d67-4c0bb9cb5938&amp;startTime=161.44" office:target-frame-name="psplayer" xlink:show="replace" text:style-name="Internet_20_link" text:visited-style-name="Visited_20_Internet_20_Link"><text:span text:style-name="T11">We just need to communicate with our sidecar, and we</text:span></text:a><text:span text:style-name="T13"> </text:span><text:a xlink:type="simple" xlink:href="https://app.pluralsight.com/course-player?clipId=4041b336-dfb5-484b-8d67-4c0bb9cb5938&amp;startTime=164.49" office:target-frame-name="psplayer" xlink:show="replace" text:style-name="Internet_20_link" text:visited-style-name="Visited_20_Internet_20_Link"><text:span text:style-name="T11">allow Dapr to take control of the rest.</text:span></text:a><text:span text:style-name="T13"> </text:span><text:a xlink:type="simple" xlink:href="https://app.pluralsight.com/course-player?clipId=4041b336-dfb5-484b-8d67-4c0bb9cb5938&amp;startTime=168.24" office:target-frame-name="psplayer" xlink:show="replace" text:style-name="Internet_20_link" text:visited-style-name="Visited_20_Internet_20_Link"><text:span text:style-name="T11">By the way,</text:span></text:a><text:span text:style-name="T13"> </text:span><text:a xlink:type="simple" xlink:href="https://app.pluralsight.com/course-player?clipId=4041b336-dfb5-484b-8d67-4c0bb9cb5938&amp;startTime=168.83" office:target-frame-name="psplayer" xlink:show="replace" text:style-name="Internet_20_link" text:visited-style-name="Visited_20_Internet_20_Link"><text:span text:style-name="T11">if you're concerned that this proxying might introduce a performance</text:span></text:a><text:span text:style-name="T13"> </text:span><text:a xlink:type="simple" xlink:href="https://app.pluralsight.com/course-player?clipId=4041b336-dfb5-484b-8d67-4c0bb9cb5938&amp;startTime=172.3" office:target-frame-name="psplayer" xlink:show="replace" text:style-name="Internet_20_link" text:visited-style-name="Visited_20_Internet_20_Link"><text:span text:style-name="T11">degradation, then you can take a look at this helpful performance summary</text:span></text:a><text:span text:style-name="T13"> </text:span><text:a xlink:type="simple" xlink:href="https://app.pluralsight.com/course-player?clipId=4041b336-dfb5-484b-8d67-4c0bb9cb5938&amp;startTime=176.48" office:target-frame-name="psplayer" xlink:show="replace" text:style-name="Internet_20_link" text:visited-style-name="Visited_20_Internet_20_Link"><text:span text:style-name="T11">for Dapr provided in the official documentation.</text:span></text:a><text:span text:style-name="T13"> </text:span><text:a xlink:type="simple" xlink:href="https://app.pluralsight.com/course-player?clipId=4041b336-dfb5-484b-8d67-4c0bb9cb5938&amp;startTime=180.14" office:target-frame-name="psplayer" xlink:show="replace" text:style-name="Internet_20_link" text:visited-style-name="Visited_20_Internet_20_Link"><text:span text:style-name="T11">Now there's a lot of useful information here, but the short summary is that you</text:span></text:a><text:span text:style-name="T13"> </text:span><text:a xlink:type="simple" xlink:href="https://app.pluralsight.com/course-player?clipId=4041b336-dfb5-484b-8d67-4c0bb9cb5938&amp;startTime=184" office:target-frame-name="psplayer" xlink:show="replace" text:style-name="Internet_20_link" text:visited-style-name="Visited_20_Internet_20_Link"><text:span text:style-name="T11">can expect the overhead to be in the region of one to two additional</text:span></text:a><text:span text:style-name="T13"> </text:span><text:a xlink:type="simple" xlink:href="https://app.pluralsight.com/course-player?clipId=4041b336-dfb5-484b-8d67-4c0bb9cb5938&amp;startTime=188.47" office:target-frame-name="psplayer" xlink:show="replace" text:style-name="Internet_20_link" text:visited-style-name="Visited_20_Internet_20_Link"><text:span text:style-name="T11">milliseconds on each request, which actually compares quite favorably with many</text:span></text:a><text:span text:style-name="T13"> </text:span><text:a xlink:type="simple" xlink:href="https://app.pluralsight.com/course-player?clipId=4041b336-dfb5-484b-8d67-4c0bb9cb5938&amp;startTime=193.85" office:target-frame-name="psplayer" xlink:show="replace" text:style-name="Internet_20_link" text:visited-style-name="Visited_20_Internet_20_Link"><text:span text:style-name="T11">commonly used service meshes on Kubernetes. And, of course, you need to</text:span></text:a><text:span text:style-name="T13"> </text:span><text:a xlink:type="simple" xlink:href="https://app.pluralsight.com/course-player?clipId=4041b336-dfb5-484b-8d67-4c0bb9cb5938&amp;startTime=198.17" office:target-frame-name="psplayer" xlink:show="replace" text:style-name="Internet_20_link" text:visited-style-name="Visited_20_Internet_20_Link"><text:span text:style-name="T11">remember that you're getting quite a lot of added value for that small addition to the time of each request.</text:span></text:a></text:p>
      <text:h text:style-name="P2" text:outline-level="3"><text:a xlink:type="simple" xlink:href="https://app.pluralsight.com/course-player?clipId=0349fbbb-5d7b-44e7-9f3b-a8cbacc8e430" office:target-frame-name="psplayer" xlink:show="replace" text:style-name="Internet_20_link" text:visited-style-name="Visited_20_Internet_20_Link"><text:span text:style-name="T11">Service Invocation URLs</text:span></text:a></text:h>
      <text:p text:style-name="P5"><text:a xlink:type="simple" xlink:href="https://app.pluralsight.com/course-player?clipId=0349fbbb-5d7b-44e7-9f3b-a8cbacc8e430&amp;startTime=0.84" office:target-frame-name="psplayer" xlink:show="replace" text:style-name="Internet_20_link" text:visited-style-name="Visited_20_Internet_20_Link"><text:span text:style-name="T11">We've just seen how the service invocation building block works under the hood,</text:span></text:a><text:span text:style-name="T13"> </text:span><text:a xlink:type="simple" xlink:href="https://app.pluralsight.com/course-player?clipId=0349fbbb-5d7b-44e7-9f3b-a8cbacc8e430&amp;startTime=6.24" office:target-frame-name="psplayer" xlink:show="replace" text:style-name="Internet_20_link" text:visited-style-name="Visited_20_Internet_20_Link"><text:span text:style-name="T11">but how do the URLs that we call when we want to talk to another</text:span></text:a><text:span text:style-name="T13"> </text:span><text:a xlink:type="simple" xlink:href="https://app.pluralsight.com/course-player?clipId=0349fbbb-5d7b-44e7-9f3b-a8cbacc8e430&amp;startTime=9.72" office:target-frame-name="psplayer" xlink:show="replace" text:style-name="Internet_20_link" text:visited-style-name="Visited_20_Internet_20_Link"><text:span text:style-name="T11">microservice need to change if we want to use that building block?</text:span></text:a><text:span text:style-name="T13"> </text:span><text:a xlink:type="simple" xlink:href="https://app.pluralsight.com/course-player?clipId=0349fbbb-5d7b-44e7-9f3b-a8cbacc8e430&amp;startTime=14.64" office:target-frame-name="psplayer" xlink:show="replace" text:style-name="Internet_20_link" text:visited-style-name="Visited_20_Internet_20_Link"><text:span text:style-name="T11">Well, currently in the GloboTicket demo application,</text:span></text:a><text:span text:style-name="T13"> </text:span><text:a xlink:type="simple" xlink:href="https://app.pluralsight.com/course-player?clipId=0349fbbb-5d7b-44e7-9f3b-a8cbacc8e430&amp;startTime=17.73" office:target-frame-name="psplayer" xlink:show="replace" text:style-name="Internet_20_link" text:visited-style-name="Visited_20_Internet_20_Link"><text:span text:style-name="T11">the frontend service makes a call to the event catalog</text:span></text:a><text:span text:style-name="T13"> </text:span><text:a xlink:type="simple" xlink:href="https://app.pluralsight.com/course-player?clipId=0349fbbb-5d7b-44e7-9f3b-a8cbacc8e430&amp;startTime=21.54" office:target-frame-name="psplayer" xlink:show="replace" text:style-name="Internet_20_link" text:visited-style-name="Visited_20_Internet_20_Link"><text:span text:style-name="T11">microservice to ask for details of an event,</text:span></text:a><text:span text:style-name="T13"> </text:span><text:a xlink:type="simple" xlink:href="https://app.pluralsight.com/course-player?clipId=0349fbbb-5d7b-44e7-9f3b-a8cbacc8e430&amp;startTime=25.34" office:target-frame-name="psplayer" xlink:show="replace" text:style-name="Internet_20_link" text:visited-style-name="Visited_20_Internet_20_Link"><text:span text:style-name="T11">and the URL that it calls might look something like this.</text:span></text:a><text:span text:style-name="T13"> </text:span><text:a xlink:type="simple" xlink:href="https://app.pluralsight.com/course-player?clipId=0349fbbb-5d7b-44e7-9f3b-a8cbacc8e430&amp;startTime=29.04" office:target-frame-name="psplayer" xlink:show="replace" text:style-name="Internet_20_link" text:visited-style-name="Visited_20_Internet_20_Link"><text:span text:style-name="T11">We're requesting details of event number 12345,</text:span></text:a><text:span text:style-name="T13"> </text:span><text:a xlink:type="simple" xlink:href="https://app.pluralsight.com/course-player?clipId=0349fbbb-5d7b-44e7-9f3b-a8cbacc8e430&amp;startTime=33.64" office:target-frame-name="psplayer" xlink:show="replace" text:style-name="Internet_20_link" text:visited-style-name="Visited_20_Internet_20_Link"><text:span text:style-name="T11">and in this example,</text:span></text:a><text:span text:style-name="T13"> </text:span><text:a xlink:type="simple" xlink:href="https://app.pluralsight.com/course-player?clipId=0349fbbb-5d7b-44e7-9f3b-a8cbacc8e430&amp;startTime=34.82" office:target-frame-name="psplayer" xlink:show="replace" text:style-name="Internet_20_link" text:visited-style-name="Visited_20_Internet_20_Link"><text:span text:style-name="T11">I'm assuming that we've got some kind of DNS resolution already set up</text:span></text:a><text:span text:style-name="T13"> </text:span><text:a xlink:type="simple" xlink:href="https://app.pluralsight.com/course-player?clipId=0349fbbb-5d7b-44e7-9f3b-a8cbacc8e430&amp;startTime=39.54" office:target-frame-name="psplayer" xlink:show="replace" text:style-name="Internet_20_link" text:visited-style-name="Visited_20_Internet_20_Link"><text:span text:style-name="T11">that knows where the event catalog service is located.</text:span></text:a><text:span text:style-name="T13"> </text:span><text:a xlink:type="simple" xlink:href="https://app.pluralsight.com/course-player?clipId=0349fbbb-5d7b-44e7-9f3b-a8cbacc8e430&amp;startTime=43.64" office:target-frame-name="psplayer" xlink:show="replace" text:style-name="Internet_20_link" text:visited-style-name="Visited_20_Internet_20_Link"><text:span text:style-name="T11">So how does that change with Dapr?</text:span></text:a><text:span text:style-name="T13"> </text:span><text:a xlink:type="simple" xlink:href="https://app.pluralsight.com/course-player?clipId=0349fbbb-5d7b-44e7-9f3b-a8cbacc8e430&amp;startTime=45.64" office:target-frame-name="psplayer" xlink:show="replace" text:style-name="Internet_20_link" text:visited-style-name="Visited_20_Internet_20_Link"><text:span text:style-name="T11">Well, instead of talking directly to the event catalog service,</text:span></text:a><text:span text:style-name="T13"> </text:span><text:a xlink:type="simple" xlink:href="https://app.pluralsight.com/course-player?clipId=0349fbbb-5d7b-44e7-9f3b-a8cbacc8e430&amp;startTime=49.96" office:target-frame-name="psplayer" xlink:show="replace" text:style-name="Internet_20_link" text:visited-style-name="Visited_20_Internet_20_Link"><text:span text:style-name="T11">we instead talk to the sidecar of the service that's making the request,</text:span></text:a><text:span text:style-name="T13"> </text:span><text:a xlink:type="simple" xlink:href="https://app.pluralsight.com/course-player?clipId=0349fbbb-5d7b-44e7-9f3b-a8cbacc8e430&amp;startTime=54.99" office:target-frame-name="psplayer" xlink:show="replace" text:style-name="Internet_20_link" text:visited-style-name="Visited_20_Internet_20_Link"><text:span text:style-name="T11">in this case the frontend service, and here you can see the URL that we called.</text:span></text:a><text:span text:style-name="T13"> </text:span><text:a xlink:type="simple" xlink:href="https://app.pluralsight.com/course-player?clipId=0349fbbb-5d7b-44e7-9f3b-a8cbacc8e430&amp;startTime=60.15" office:target-frame-name="psplayer" xlink:show="replace" text:style-name="Internet_20_link" text:visited-style-name="Visited_20_Internet_20_Link"><text:span text:style-name="T11">We're talking to our Dapr sidecar, which is available on localhost,</text:span></text:a><text:span text:style-name="T13"> </text:span><text:a xlink:type="simple" xlink:href="https://app.pluralsight.com/course-player?clipId=0349fbbb-5d7b-44e7-9f3b-a8cbacc8e430&amp;startTime=65.11" office:target-frame-name="psplayer" xlink:show="replace" text:style-name="Internet_20_link" text:visited-style-name="Visited_20_Internet_20_Link"><text:span text:style-name="T11">and in this example, I'm assuming it's using the default Dapr port of 3500,</text:span></text:a><text:span text:style-name="T13"> </text:span><text:a xlink:type="simple" xlink:href="https://app.pluralsight.com/course-player?clipId=0349fbbb-5d7b-44e7-9f3b-a8cbacc8e430&amp;startTime=71.24" office:target-frame-name="psplayer" xlink:show="replace" text:style-name="Internet_20_link" text:visited-style-name="Visited_20_Internet_20_Link"><text:span text:style-name="T11">and we're telling Dapr that we want to invoke another service, and the name</text:span></text:a><text:span text:style-name="T13"> </text:span><text:a xlink:type="simple" xlink:href="https://app.pluralsight.com/course-player?clipId=0349fbbb-5d7b-44e7-9f3b-a8cbacc8e430&amp;startTime=76.7" office:target-frame-name="psplayer" xlink:show="replace" text:style-name="Internet_20_link" text:visited-style-name="Visited_20_Internet_20_Link"><text:span text:style-name="T11">of the service that we're invoking is the catalog service,</text:span></text:a><text:span text:style-name="T13"> </text:span><text:a xlink:type="simple" xlink:href="https://app.pluralsight.com/course-player?clipId=0349fbbb-5d7b-44e7-9f3b-a8cbacc8e430&amp;startTime=80.32" office:target-frame-name="psplayer" xlink:show="replace" text:style-name="Internet_20_link" text:visited-style-name="Visited_20_Internet_20_Link"><text:span text:style-name="T11">or in Dapr terminology, the catalog application.</text:span></text:a><text:span text:style-name="T13"> </text:span><text:a xlink:type="simple" xlink:href="https://app.pluralsight.com/course-player?clipId=0349fbbb-5d7b-44e7-9f3b-a8cbacc8e430&amp;startTime=84.24" office:target-frame-name="psplayer" xlink:show="replace" text:style-name="Internet_20_link" text:visited-style-name="Visited_20_Internet_20_Link"><text:span text:style-name="T11">We also need to specify what method we want to call.</text:span></text:a><text:span text:style-name="T13"> </text:span><text:a xlink:type="simple" xlink:href="https://app.pluralsight.com/course-player?clipId=0349fbbb-5d7b-44e7-9f3b-a8cbacc8e430&amp;startTime=88.04" office:target-frame-name="psplayer" xlink:show="replace" text:style-name="Internet_20_link" text:visited-style-name="Visited_20_Internet_20_Link"><text:span text:style-name="T11">The method is simply the endpoint on the service we're calling,</text:span></text:a><text:span text:style-name="T13"> </text:span><text:a xlink:type="simple" xlink:href="https://app.pluralsight.com/course-player?clipId=0349fbbb-5d7b-44e7-9f3b-a8cbacc8e430&amp;startTime=91.94" office:target-frame-name="psplayer" xlink:show="replace" text:style-name="Internet_20_link" text:visited-style-name="Visited_20_Internet_20_Link"><text:span text:style-name="T11">and in this example, it's event/12345,</text:span></text:a><text:span text:style-name="T13"> </text:span><text:a xlink:type="simple" xlink:href="https://app.pluralsight.com/course-player?clipId=0349fbbb-5d7b-44e7-9f3b-a8cbacc8e430&amp;startTime=96.64" office:target-frame-name="psplayer" xlink:show="replace" text:style-name="Internet_20_link" text:visited-style-name="Visited_20_Internet_20_Link"><text:span text:style-name="T11">the same endpoint that I showed you in the previous example.</text:span></text:a><text:span text:style-name="T13"> </text:span><text:a xlink:type="simple" xlink:href="https://app.pluralsight.com/course-player?clipId=0349fbbb-5d7b-44e7-9f3b-a8cbacc8e430&amp;startTime=101.04" office:target-frame-name="psplayer" xlink:show="replace" text:style-name="Internet_20_link" text:visited-style-name="Visited_20_Internet_20_Link"><text:span text:style-name="T11">Now,</text:span></text:a><text:span text:style-name="T13"> </text:span><text:a xlink:type="simple" xlink:href="https://app.pluralsight.com/course-player?clipId=0349fbbb-5d7b-44e7-9f3b-a8cbacc8e430&amp;startTime=101.25" office:target-frame-name="psplayer" xlink:show="replace" text:style-name="Internet_20_link" text:visited-style-name="Visited_20_Internet_20_Link"><text:span text:style-name="T11">although this URL is a bit longer and more complex than the one that you'd</text:span></text:a><text:span text:style-name="T13"> </text:span><text:a xlink:type="simple" xlink:href="https://app.pluralsight.com/course-player?clipId=0349fbbb-5d7b-44e7-9f3b-a8cbacc8e430&amp;startTime=105.62" office:target-frame-name="psplayer" xlink:show="replace" text:style-name="Internet_20_link" text:visited-style-name="Visited_20_Internet_20_Link"><text:span text:style-name="T11">call to make a direct request to another microservice,</text:span></text:a><text:span text:style-name="T13"> </text:span><text:a xlink:type="simple" xlink:href="https://app.pluralsight.com/course-player?clipId=0349fbbb-5d7b-44e7-9f3b-a8cbacc8e430&amp;startTime=109.84" office:target-frame-name="psplayer" xlink:show="replace" text:style-name="Internet_20_link" text:visited-style-name="Visited_20_Internet_20_Link"><text:span text:style-name="T11">in practice,</text:span></text:a><text:span text:style-name="T13"> </text:span><text:a xlink:type="simple" xlink:href="https://app.pluralsight.com/course-player?clipId=0349fbbb-5d7b-44e7-9f3b-a8cbacc8e430&amp;startTime=110.52" office:target-frame-name="psplayer" xlink:show="replace" text:style-name="Internet_20_link" text:visited-style-name="Visited_20_Internet_20_Link"><text:span text:style-name="T11">it doesn't really matter because this whole section on the</text:span></text:a><text:span text:style-name="T13"> </text:span><text:a xlink:type="simple" xlink:href="https://app.pluralsight.com/course-player?clipId=0349fbbb-5d7b-44e7-9f3b-a8cbacc8e430&amp;startTime=113.65" office:target-frame-name="psplayer" xlink:show="replace" text:style-name="Internet_20_link" text:visited-style-name="Visited_20_Internet_20_Link"><text:span text:style-name="T11">left up to /method remains constant, and so in most programming frameworks,</text:span></text:a><text:span text:style-name="T13"> </text:span><text:a xlink:type="simple" xlink:href="https://app.pluralsight.com/course-player?clipId=0349fbbb-5d7b-44e7-9f3b-a8cbacc8e430&amp;startTime=120.21" office:target-frame-name="psplayer" xlink:show="replace" text:style-name="Internet_20_link" text:visited-style-name="Visited_20_Internet_20_Link"><text:span text:style-name="T11">you can simply set this up as the base address, and then your code just</text:span></text:a><text:span text:style-name="T13"> </text:span><text:a xlink:type="simple" xlink:href="https://app.pluralsight.com/course-player?clipId=0349fbbb-5d7b-44e7-9f3b-a8cbacc8e430&amp;startTime=124.89" office:target-frame-name="psplayer" xlink:show="replace" text:style-name="Internet_20_link" text:visited-style-name="Visited_20_Internet_20_Link"><text:span text:style-name="T11">needs to add on the actual endpoint that you want to call.</text:span></text:a><text:span text:style-name="T13"> </text:span><text:a xlink:type="simple" xlink:href="https://app.pluralsight.com/course-player?clipId=0349fbbb-5d7b-44e7-9f3b-a8cbacc8e430&amp;startTime=128.74" office:target-frame-name="psplayer" xlink:show="replace" text:style-name="Internet_20_link" text:visited-style-name="Visited_20_Internet_20_Link"><text:span text:style-name="T11">However, if you don't like this long prefix,</text:span></text:a><text:span text:style-name="T13"> </text:span><text:a xlink:type="simple" xlink:href="https://app.pluralsight.com/course-player?clipId=0349fbbb-5d7b-44e7-9f3b-a8cbacc8e430&amp;startTime=131.52" office:target-frame-name="psplayer" xlink:show="replace" text:style-name="Internet_20_link" text:visited-style-name="Visited_20_Internet_20_Link"><text:span text:style-name="T11">Dapr actually offers an alternative approach where we just make a call</text:span></text:a><text:span text:style-name="T13"> </text:span><text:a xlink:type="simple" xlink:href="https://app.pluralsight.com/course-player?clipId=0349fbbb-5d7b-44e7-9f3b-a8cbacc8e430&amp;startTime=135.74" office:target-frame-name="psplayer" xlink:show="replace" text:style-name="Internet_20_link" text:visited-style-name="Visited_20_Internet_20_Link"><text:span text:style-name="T11">to the sidecar as though it were the target service.</text:span></text:a><text:span text:style-name="T13"> </text:span><text:a xlink:type="simple" xlink:href="https://app.pluralsight.com/course-player?clipId=0349fbbb-5d7b-44e7-9f3b-a8cbacc8e430&amp;startTime=139.64" office:target-frame-name="psplayer" xlink:show="replace" text:style-name="Internet_20_link" text:visited-style-name="Visited_20_Internet_20_Link"><text:span text:style-name="T11">So </text:span></text:a><text:soft-page-break/><text:a xlink:type="simple" xlink:href="https://app.pluralsight.com/course-player?clipId=0349fbbb-5d7b-44e7-9f3b-a8cbacc8e430&amp;startTime=139.64" office:target-frame-name="psplayer" xlink:show="replace" text:style-name="Internet_20_link" text:visited-style-name="Visited_20_Internet_20_Link"><text:span text:style-name="T11">with this approach, the URL we'd call looks like this.</text:span></text:a><text:span text:style-name="T13"> </text:span><text:a xlink:type="simple" xlink:href="https://app.pluralsight.com/course-player?clipId=0349fbbb-5d7b-44e7-9f3b-a8cbacc8e430&amp;startTime=143.64" office:target-frame-name="psplayer" xlink:show="replace" text:style-name="Internet_20_link" text:visited-style-name="Visited_20_Internet_20_Link"><text:span text:style-name="T11">Of course,</text:span></text:a><text:span text:style-name="T13"> </text:span><text:a xlink:type="simple" xlink:href="https://app.pluralsight.com/course-player?clipId=0349fbbb-5d7b-44e7-9f3b-a8cbacc8e430&amp;startTime=144.14" office:target-frame-name="psplayer" xlink:show="replace" text:style-name="Internet_20_link" text:visited-style-name="Visited_20_Internet_20_Link"><text:span text:style-name="T11">now the URL doesn't contain any information about</text:span></text:a><text:span text:style-name="T13"> </text:span><text:a xlink:type="simple" xlink:href="https://app.pluralsight.com/course-player?clipId=0349fbbb-5d7b-44e7-9f3b-a8cbacc8e430&amp;startTime=147.44" office:target-frame-name="psplayer" xlink:show="replace" text:style-name="Internet_20_link" text:visited-style-name="Visited_20_Internet_20_Link"><text:span text:style-name="T11">which microservice we want to talk to,</text:span></text:a><text:span text:style-name="T13"> </text:span><text:a xlink:type="simple" xlink:href="https://app.pluralsight.com/course-player?clipId=0349fbbb-5d7b-44e7-9f3b-a8cbacc8e430&amp;startTime=150.14" office:target-frame-name="psplayer" xlink:show="replace" text:style-name="Internet_20_link" text:visited-style-name="Visited_20_Internet_20_Link"><text:span text:style-name="T11">and so you have to supply a Dapr ID header with the name of the</text:span></text:a><text:span text:style-name="T13"> </text:span><text:a xlink:type="simple" xlink:href="https://app.pluralsight.com/course-player?clipId=0349fbbb-5d7b-44e7-9f3b-a8cbacc8e430&amp;startTime=154.43" office:target-frame-name="psplayer" xlink:show="replace" text:style-name="Internet_20_link" text:visited-style-name="Visited_20_Internet_20_Link"><text:span text:style-name="T11">target microservice for this technique to work. Let's see this in action now, and I'll show you both types of URL.</text:span></text:a></text:p>
      <text:h text:style-name="P2" text:outline-level="3"><text:a xlink:type="simple" xlink:href="https://app.pluralsight.com/course-player?clipId=ecb46989-9913-420e-bd72-75efc64672da" office:target-frame-name="psplayer" xlink:show="replace" text:style-name="Internet_20_link" text:visited-style-name="Visited_20_Internet_20_Link"><text:span text:style-name="T11">Demo: Invoking a Service Through the Dapr Sidecar</text:span></text:a></text:h>
      <text:p text:style-name="P5"><text:a xlink:type="simple" xlink:href="https://app.pluralsight.com/course-player?clipId=ecb46989-9913-420e-bd72-75efc64672da&amp;startTime=1.24" office:target-frame-name="psplayer" xlink:show="replace" text:style-name="Internet_20_link" text:visited-style-name="Visited_20_Internet_20_Link"><text:span text:style-name="T11">In this demo, we'll see the service invocation capabilities of Dapr</text:span></text:a><text:span text:style-name="T13"> </text:span><text:a xlink:type="simple" xlink:href="https://app.pluralsight.com/course-player?clipId=ecb46989-9913-420e-bd72-75efc64672da&amp;startTime=5.74" office:target-frame-name="psplayer" xlink:show="replace" text:style-name="Internet_20_link" text:visited-style-name="Visited_20_Internet_20_Link"><text:span text:style-name="T11">by directly making a HTTP request to the Dapr sidecar. First, let's</text:span></text:a><text:span text:style-name="T13"> </text:span><text:a xlink:type="simple" xlink:href="https://app.pluralsight.com/course-player?clipId=ecb46989-9913-420e-bd72-75efc64672da&amp;startTime=12.36" office:target-frame-name="psplayer" xlink:show="replace" text:style-name="Internet_20_link" text:visited-style-name="Visited_20_Internet_20_Link"><text:span text:style-name="T11">start the event catalog microservice in self‑hosted mode just like we</text:span></text:a><text:span text:style-name="T13"> </text:span><text:a xlink:type="simple" xlink:href="https://app.pluralsight.com/course-player?clipId=ecb46989-9913-420e-bd72-75efc64672da&amp;startTime=17.33" office:target-frame-name="psplayer" xlink:show="replace" text:style-name="Internet_20_link" text:visited-style-name="Visited_20_Internet_20_Link"><text:span text:style-name="T11">did before with the start‑self‑hosted PowerShell script file inside</text:span></text:a><text:span text:style-name="T13"> </text:span><text:a xlink:type="simple" xlink:href="https://app.pluralsight.com/course-player?clipId=ecb46989-9913-420e-bd72-75efc64672da&amp;startTime=22.46" office:target-frame-name="psplayer" xlink:show="replace" text:style-name="Internet_20_link" text:visited-style-name="Visited_20_Internet_20_Link"><text:span text:style-name="T11">the catalog folder.</text:span></text:a><text:span text:style-name="T13"> </text:span><text:a xlink:type="simple" xlink:href="https://app.pluralsight.com/course-player?clipId=ecb46989-9913-420e-bd72-75efc64672da&amp;startTime=24.34" office:target-frame-name="psplayer" xlink:show="replace" text:style-name="Internet_20_link" text:visited-style-name="Visited_20_Internet_20_Link"><text:span text:style-name="T11">This starts both the event catalog microservice and the Dapr sidecar for</text:span></text:a><text:span text:style-name="T13"> </text:span><text:a xlink:type="simple" xlink:href="https://app.pluralsight.com/course-player?clipId=ecb46989-9913-420e-bd72-75efc64672da&amp;startTime=28.97" office:target-frame-name="psplayer" xlink:show="replace" text:style-name="Internet_20_link" text:visited-style-name="Visited_20_Internet_20_Link"><text:span text:style-name="T11">that microservice, which is listening on port 3501.</text:span></text:a><text:span text:style-name="T13"> </text:span><text:a xlink:type="simple" xlink:href="https://app.pluralsight.com/course-player?clipId=ecb46989-9913-420e-bd72-75efc64672da&amp;startTime=34.24" office:target-frame-name="psplayer" xlink:show="replace" text:style-name="Internet_20_link" text:visited-style-name="Visited_20_Internet_20_Link"><text:span text:style-name="T11">Now, I'm going to start by just calling the event catalog</text:span></text:a><text:span text:style-name="T13"> </text:span><text:a xlink:type="simple" xlink:href="https://app.pluralsight.com/course-player?clipId=ecb46989-9913-420e-bd72-75efc64672da&amp;startTime=37.42" office:target-frame-name="psplayer" xlink:show="replace" text:style-name="Internet_20_link" text:visited-style-name="Visited_20_Internet_20_Link"><text:span text:style-name="T11">microservice directly, and this is so that you can see the</text:span></text:a><text:span text:style-name="T13"> </text:span><text:a xlink:type="simple" xlink:href="https://app.pluralsight.com/course-player?clipId=ecb46989-9913-420e-bd72-75efc64672da&amp;startTime=41.07" office:target-frame-name="psplayer" xlink:show="replace" text:style-name="Internet_20_link" text:visited-style-name="Visited_20_Internet_20_Link"><text:span text:style-name="T11">URLs that it's expecting. Once again,</text:span></text:a><text:span text:style-name="T13"> </text:span><text:a xlink:type="simple" xlink:href="https://app.pluralsight.com/course-player?clipId=ecb46989-9913-420e-bd72-75efc64672da&amp;startTime=43.91" office:target-frame-name="psplayer" xlink:show="replace" text:style-name="Internet_20_link" text:visited-style-name="Visited_20_Internet_20_Link"><text:span text:style-name="T11">I'm using the REST client extension in Visual Studio Code, which gives</text:span></text:a><text:span text:style-name="T13"> </text:span><text:a xlink:type="simple" xlink:href="https://app.pluralsight.com/course-player?clipId=ecb46989-9913-420e-bd72-75efc64672da&amp;startTime=48.44" office:target-frame-name="psplayer" xlink:show="replace" text:style-name="Internet_20_link" text:visited-style-name="Visited_20_Internet_20_Link"><text:span text:style-name="T11">us a nice, easy way to issue HTTP requests that I've defined in a</text:span></text:a><text:span text:style-name="T13"> </text:span><text:a xlink:type="simple" xlink:href="https://app.pluralsight.com/course-player?clipId=ecb46989-9913-420e-bd72-75efc64672da&amp;startTime=53.28" office:target-frame-name="psplayer" xlink:show="replace" text:style-name="Internet_20_link" text:visited-style-name="Visited_20_Internet_20_Link"><text:span text:style-name="T11">simple text file that we're looking at now. The event catalog</text:span></text:a><text:span text:style-name="T13"> </text:span><text:a xlink:type="simple" xlink:href="https://app.pluralsight.com/course-player?clipId=ecb46989-9913-420e-bd72-75efc64672da&amp;startTime=57.61" office:target-frame-name="psplayer" xlink:show="replace" text:style-name="Internet_20_link" text:visited-style-name="Visited_20_Internet_20_Link"><text:span text:style-name="T11">microservice is listening on port 5016.</text:span></text:a><text:span text:style-name="T13"> </text:span><text:a xlink:type="simple" xlink:href="https://app.pluralsight.com/course-player?clipId=ecb46989-9913-420e-bd72-75efc64672da&amp;startTime=61.74" office:target-frame-name="psplayer" xlink:show="replace" text:style-name="Internet_20_link" text:visited-style-name="Visited_20_Internet_20_Link"><text:span text:style-name="T11">So if I call the event endpoint, you can see that I get a JSON</text:span></text:a><text:span text:style-name="T13"> </text:span><text:a xlink:type="simple" xlink:href="https://app.pluralsight.com/course-player?clipId=ecb46989-9913-420e-bd72-75efc64672da&amp;startTime=65.76" office:target-frame-name="psplayer" xlink:show="replace" text:style-name="Internet_20_link" text:visited-style-name="Visited_20_Internet_20_Link"><text:span text:style-name="T11">list of events back, and I can also pass one of the event IDs in</text:span></text:a><text:span text:style-name="T13"> </text:span><text:a xlink:type="simple" xlink:href="https://app.pluralsight.com/course-player?clipId=ecb46989-9913-420e-bd72-75efc64672da&amp;startTime=71.4" office:target-frame-name="psplayer" xlink:show="replace" text:style-name="Internet_20_link" text:visited-style-name="Visited_20_Internet_20_Link"><text:span text:style-name="T11">to get details of a specific event.</text:span></text:a><text:span text:style-name="T13"> </text:span><text:a xlink:type="simple" xlink:href="https://app.pluralsight.com/course-player?clipId=ecb46989-9913-420e-bd72-75efc64672da&amp;startTime=75.54" office:target-frame-name="psplayer" xlink:show="replace" text:style-name="Internet_20_link" text:visited-style-name="Visited_20_Internet_20_Link"><text:span text:style-name="T11">So now, instead of calling the event catalog microservice directly,</text:span></text:a><text:span text:style-name="T13"> </text:span><text:a xlink:type="simple" xlink:href="https://app.pluralsight.com/course-player?clipId=ecb46989-9913-420e-bd72-75efc64672da&amp;startTime=80.34" office:target-frame-name="psplayer" xlink:show="replace" text:style-name="Internet_20_link" text:visited-style-name="Visited_20_Internet_20_Link"><text:span text:style-name="T11">I'm going to talk to the Dapr sidecar, which is listening on port 3501.</text:span></text:a><text:span text:style-name="T13"> </text:span><text:a xlink:type="simple" xlink:href="https://app.pluralsight.com/course-player?clipId=ecb46989-9913-420e-bd72-75efc64672da&amp;startTime=85.64" office:target-frame-name="psplayer" xlink:show="replace" text:style-name="Internet_20_link" text:visited-style-name="Visited_20_Internet_20_Link"><text:span text:style-name="T11">I'm saying that we want to invoke the event catalog service, and the method is</text:span></text:a><text:span text:style-name="T13"> </text:span><text:a xlink:type="simple" xlink:href="https://app.pluralsight.com/course-player?clipId=ecb46989-9913-420e-bd72-75efc64672da&amp;startTime=90.21" office:target-frame-name="psplayer" xlink:show="replace" text:style-name="Internet_20_link" text:visited-style-name="Visited_20_Internet_20_Link"><text:span text:style-name="T11">just /event, which is to get the full list of events. As you can see, the Dapr</text:span></text:a><text:span text:style-name="T13"> </text:span><text:a xlink:type="simple" xlink:href="https://app.pluralsight.com/course-player?clipId=ecb46989-9913-420e-bd72-75efc64672da&amp;startTime=96.72" office:target-frame-name="psplayer" xlink:show="replace" text:style-name="Internet_20_link" text:visited-style-name="Visited_20_Internet_20_Link"><text:span text:style-name="T11">sidecar simply passed that method on to the actual event catalog microservice</text:span></text:a><text:span text:style-name="T13"> </text:span><text:a xlink:type="simple" xlink:href="https://app.pluralsight.com/course-player?clipId=ecb46989-9913-420e-bd72-75efc64672da&amp;startTime=102.08" office:target-frame-name="psplayer" xlink:show="replace" text:style-name="Internet_20_link" text:visited-style-name="Visited_20_Internet_20_Link"><text:span text:style-name="T11">and proxied the response back to us.</text:span></text:a><text:span text:style-name="T13"> </text:span><text:a xlink:type="simple" xlink:href="https://app.pluralsight.com/course-player?clipId=ecb46989-9913-420e-bd72-75efc64672da&amp;startTime=104.94" office:target-frame-name="psplayer" xlink:show="replace" text:style-name="Internet_20_link" text:visited-style-name="Visited_20_Internet_20_Link"><text:span text:style-name="T11">So we've got exactly the same response as we did when we called</text:span></text:a><text:span text:style-name="T13"> </text:span><text:a xlink:type="simple" xlink:href="https://app.pluralsight.com/course-player?clipId=ecb46989-9913-420e-bd72-75efc64672da&amp;startTime=108.74" office:target-frame-name="psplayer" xlink:show="replace" text:style-name="Internet_20_link" text:visited-style-name="Visited_20_Internet_20_Link"><text:span text:style-name="T11">the event catalog /event endpoint directly.</text:span></text:a><text:span text:style-name="T13"> </text:span><text:a xlink:type="simple" xlink:href="https://app.pluralsight.com/course-player?clipId=ecb46989-9913-420e-bd72-75efc64672da&amp;startTime=113.04" office:target-frame-name="psplayer" xlink:show="replace" text:style-name="Internet_20_link" text:visited-style-name="Visited_20_Internet_20_Link"><text:span text:style-name="T11">Let's try the same thing, but with an event ID as well. And you can</text:span></text:a><text:span text:style-name="T13"> </text:span><text:a xlink:type="simple" xlink:href="https://app.pluralsight.com/course-player?clipId=ecb46989-9913-420e-bd72-75efc64672da&amp;startTime=117.13" office:target-frame-name="psplayer" xlink:show="replace" text:style-name="Internet_20_link" text:visited-style-name="Visited_20_Internet_20_Link"><text:span text:style-name="T11">see that once again we get the same result, as if we'd gone directly</text:span></text:a><text:span text:style-name="T13"> </text:span><text:a xlink:type="simple" xlink:href="https://app.pluralsight.com/course-player?clipId=ecb46989-9913-420e-bd72-75efc64672da&amp;startTime=121.21" office:target-frame-name="psplayer" xlink:show="replace" text:style-name="Internet_20_link" text:visited-style-name="Visited_20_Internet_20_Link"><text:span text:style-name="T11">to the event catalog microservice. Now, in these examples,</text:span></text:a><text:span text:style-name="T13"> </text:span><text:a xlink:type="simple" xlink:href="https://app.pluralsight.com/course-player?clipId=ecb46989-9913-420e-bd72-75efc64672da&amp;startTime=125.52" office:target-frame-name="psplayer" xlink:show="replace" text:style-name="Internet_20_link" text:visited-style-name="Visited_20_Internet_20_Link"><text:span text:style-name="T11">I'm talking to the sidecar of the event catalog microservice because that's</text:span></text:a><text:span text:style-name="T13"> </text:span><text:a xlink:type="simple" xlink:href="https://app.pluralsight.com/course-player?clipId=ecb46989-9913-420e-bd72-75efc64672da&amp;startTime=129.71" office:target-frame-name="psplayer" xlink:show="replace" text:style-name="Internet_20_link" text:visited-style-name="Visited_20_Internet_20_Link"><text:span text:style-name="T11">the only sidecar that I've got running at the moment.</text:span></text:a><text:span text:style-name="T13"> </text:span><text:a xlink:type="simple" xlink:href="https://app.pluralsight.com/course-player?clipId=ecb46989-9913-420e-bd72-75efc64672da&amp;startTime=133.14" office:target-frame-name="psplayer" xlink:show="replace" text:style-name="Internet_20_link" text:visited-style-name="Visited_20_Internet_20_Link"><text:span text:style-name="T11">But I could actually send this request to any Dapr sidecar, and it</text:span></text:a><text:span text:style-name="T13"> </text:span><text:a xlink:type="simple" xlink:href="https://app.pluralsight.com/course-player?clipId=ecb46989-9913-420e-bd72-75efc64672da&amp;startTime=137.25" office:target-frame-name="psplayer" xlink:show="replace" text:style-name="Internet_20_link" text:visited-style-name="Visited_20_Internet_20_Link"><text:span text:style-name="T11">would work out where to route the request to.</text:span></text:a><text:span text:style-name="T13"> </text:span><text:a xlink:type="simple" xlink:href="https://app.pluralsight.com/course-player?clipId=ecb46989-9913-420e-bd72-75efc64672da&amp;startTime=140.64" office:target-frame-name="psplayer" xlink:show="replace" text:style-name="Internet_20_link" text:visited-style-name="Visited_20_Internet_20_Link"><text:span text:style-name="T11">Finally, before we move on to using this in code,</text:span></text:a><text:span text:style-name="T13"> </text:span><text:a xlink:type="simple" xlink:href="https://app.pluralsight.com/course-player?clipId=ecb46989-9913-420e-bd72-75efc64672da&amp;startTime=143.88" office:target-frame-name="psplayer" xlink:show="replace" text:style-name="Internet_20_link" text:visited-style-name="Visited_20_Internet_20_Link"><text:span text:style-name="T11">let's look at the alternative syntax I mentioned that gets rid of the</text:span></text:a><text:span text:style-name="T13"> </text:span><text:a xlink:type="simple" xlink:href="https://app.pluralsight.com/course-player?clipId=ecb46989-9913-420e-bd72-75efc64672da&amp;startTime=148.5" office:target-frame-name="psplayer" xlink:show="replace" text:style-name="Internet_20_link" text:visited-style-name="Visited_20_Internet_20_Link"><text:span text:style-name="T11">v1.0/invoke/catalog/method part of the URL. Here,</text:span></text:a><text:span text:style-name="T13"> </text:span><text:a xlink:type="simple" xlink:href="https://app.pluralsight.com/course-player?clipId=ecb46989-9913-420e-bd72-75efc64672da&amp;startTime=154.52" office:target-frame-name="psplayer" xlink:show="replace" text:style-name="Internet_20_link" text:visited-style-name="Visited_20_Internet_20_Link"><text:span text:style-name="T11">I'm still talking to the sidecar on port 3501, but you can see that</text:span></text:a><text:span text:style-name="T13"> </text:span><text:a xlink:type="simple" xlink:href="https://app.pluralsight.com/course-player?clipId=ecb46989-9913-420e-bd72-75efc64672da&amp;startTime=159.06" office:target-frame-name="psplayer" xlink:show="replace" text:style-name="Internet_20_link" text:visited-style-name="Visited_20_Internet_20_Link"><text:span text:style-name="T11">the rest of the URL is just asking for specific event details, and</text:span></text:a><text:span text:style-name="T13"> </text:span><text:a xlink:type="simple" xlink:href="https://app.pluralsight.com/course-player?clipId=ecb46989-9913-420e-bd72-75efc64672da&amp;startTime=163.62" office:target-frame-name="psplayer" xlink:show="replace" text:style-name="Internet_20_link" text:visited-style-name="Visited_20_Internet_20_Link"><text:span text:style-name="T11">then I'm passing in a header called dapr‑app‑id with the value of</text:span></text:a><text:span text:style-name="T13"> </text:span><text:a xlink:type="simple" xlink:href="https://app.pluralsight.com/course-player?clipId=ecb46989-9913-420e-bd72-75efc64672da&amp;startTime=167.7" office:target-frame-name="psplayer" xlink:show="replace" text:style-name="Internet_20_link" text:visited-style-name="Visited_20_Internet_20_Link"><text:span text:style-name="T11">catalog, which tells the Dapr sidecar that I want to invoke this</text:span></text:a><text:span text:style-name="T13"> </text:span><text:a xlink:type="simple" xlink:href="https://app.pluralsight.com/course-player?clipId=ecb46989-9913-420e-bd72-75efc64672da&amp;startTime=171.88" office:target-frame-name="psplayer" xlink:show="replace" text:style-name="Internet_20_link" text:visited-style-name="Visited_20_Internet_20_Link"><text:span text:style-name="T11">method on the application with the name catalog, and you can see that</text:span></text:a><text:span text:style-name="T13"> </text:span><text:a xlink:type="simple" xlink:href="https://app.pluralsight.com/course-player?clipId=ecb46989-9913-420e-bd72-75efc64672da&amp;startTime=177.28" office:target-frame-name="psplayer" xlink:show="replace" text:style-name="Internet_20_link" text:visited-style-name="Visited_20_Internet_20_Link"><text:span text:style-name="T11">this works as well.</text:span></text:a><text:span text:style-name="T13"> </text:span><text:a xlink:type="simple" xlink:href="https://app.pluralsight.com/course-player?clipId=ecb46989-9913-420e-bd72-75efc64672da&amp;startTime=179.34" office:target-frame-name="psplayer" xlink:show="replace" text:style-name="Internet_20_link" text:visited-style-name="Visited_20_Internet_20_Link"><text:span text:style-name="T11">Now all the examples that I've just shown you happen to be using the</text:span></text:a><text:span text:style-name="T13"> </text:span><text:a xlink:type="simple" xlink:href="https://app.pluralsight.com/course-player?clipId=ecb46989-9913-420e-bd72-75efc64672da&amp;startTime=182.89" office:target-frame-name="psplayer" xlink:show="replace" text:style-name="Internet_20_link" text:visited-style-name="Visited_20_Internet_20_Link"><text:span text:style-name="T11">GET http method, but the Dapr sidecar can use any HTTP method, so we</text:span></text:a><text:span text:style-name="T13"> </text:span><text:a xlink:type="simple" xlink:href="https://app.pluralsight.com/course-player?clipId=ecb46989-9913-420e-bd72-75efc64672da&amp;startTime=188.95" office:target-frame-name="psplayer" xlink:show="replace" text:style-name="Internet_20_link" text:visited-style-name="Visited_20_Internet_20_Link"><text:span text:style-name="T11">could use POSTs, and PUTs, and DELETE requests, and they would all</text:span></text:a><text:span text:style-name="T13"> </text:span><text:a xlink:type="simple" xlink:href="https://app.pluralsight.com/course-player?clipId=ecb46989-9913-420e-bd72-75efc64672da&amp;startTime=192.95" office:target-frame-name="psplayer" xlink:show="replace" text:style-name="Internet_20_link" text:visited-style-name="Visited_20_Internet_20_Link"><text:span text:style-name="T11">work in exactly the same way.</text:span></text:a><text:span text:style-name="T13"> </text:span><text:a xlink:type="simple" xlink:href="https://app.pluralsight.com/course-player?clipId=ecb46989-9913-420e-bd72-75efc64672da&amp;startTime=195.54" office:target-frame-name="psplayer" xlink:show="replace" text:style-name="Internet_20_link" text:visited-style-name="Visited_20_Internet_20_Link"><text:span text:style-name="T11">So now we've hopefully got an idea of how the service invocation building</text:span></text:a><text:span text:style-name="T13"> </text:span><text:a xlink:type="simple" xlink:href="https://app.pluralsight.com/course-player?clipId=ecb46989-9913-420e-bd72-75efc64672da&amp;startTime=199.33" office:target-frame-name="psplayer" xlink:show="replace" text:style-name="Internet_20_link" text:visited-style-name="Visited_20_Internet_20_Link"><text:span text:style-name="T11">block works and what the URLs that we need to call look like.</text:span></text:a><text:span text:style-name="T13"> </text:span><text:a xlink:type="simple" xlink:href="https://app.pluralsight.com/course-player?clipId=ecb46989-9913-420e-bd72-75efc64672da&amp;startTime=203.73" office:target-frame-name="psplayer" xlink:show="replace" text:style-name="Internet_20_link" text:visited-style-name="Visited_20_Internet_20_Link"><text:span text:style-name="T11">Let's update the GloboTicket demo application to use the service invocation building block.</text:span></text:a></text:p>
      <text:h text:style-name="P2" text:outline-level="3"><text:a xlink:type="simple" xlink:href="https://app.pluralsight.com/course-player?clipId=eeb2fc72-33d5-4efa-a5a2-0a07629ac153" office:target-frame-name="psplayer" xlink:show="replace" text:style-name="Internet_20_link" text:visited-style-name="Visited_20_Internet_20_Link"><text:span text:style-name="T11">Demo: Update GloboTicket to Use Service Invocation</text:span></text:a></text:h>
      <text:p text:style-name="P5"><text:a xlink:type="simple" xlink:href="https://app.pluralsight.com/course-player?clipId=eeb2fc72-33d5-4efa-a5a2-0a07629ac153&amp;startTime=1.04" office:target-frame-name="psplayer" xlink:show="replace" text:style-name="Internet_20_link" text:visited-style-name="Visited_20_Internet_20_Link"><text:span text:style-name="T11">In this demo, we'll update the GloboTicket application to use the Dapr</text:span></text:a><text:span text:style-name="T13"> </text:span><text:a xlink:type="simple" xlink:href="https://app.pluralsight.com/course-player?clipId=eeb2fc72-33d5-4efa-a5a2-0a07629ac153&amp;startTime=5.81" office:target-frame-name="psplayer" xlink:show="replace" text:style-name="Internet_20_link" text:visited-style-name="Visited_20_Internet_20_Link"><text:span text:style-name="T11">service invocation building block to allow our frontend microservice</text:span></text:a><text:span text:style-name="T13"> </text:span><text:a xlink:type="simple" xlink:href="https://app.pluralsight.com/course-player?clipId=eeb2fc72-33d5-4efa-a5a2-0a07629ac153&amp;startTime=10.83" office:target-frame-name="psplayer" xlink:show="replace" text:style-name="Internet_20_link" text:visited-style-name="Visited_20_Internet_20_Link"><text:span text:style-name="T11">to call the EventCatalog microservice.</text:span></text:a><text:span text:style-name="T13"> </text:span><text:a xlink:type="simple" xlink:href="https://app.pluralsight.com/course-player?clipId=eeb2fc72-33d5-4efa-a5a2-0a07629ac153&amp;startTime=13.45" office:target-frame-name="psplayer" xlink:show="replace" text:style-name="Internet_20_link" text:visited-style-name="Visited_20_Internet_20_Link"><text:span text:style-name="T11">First,</text:span></text:a><text:span text:style-name="T13"> </text:span><text:a xlink:type="simple" xlink:href="https://app.pluralsight.com/course-player?clipId=eeb2fc72-33d5-4efa-a5a2-0a07629ac153&amp;startTime=14.57" office:target-frame-name="psplayer" xlink:show="replace" text:style-name="Internet_20_link" text:visited-style-name="Visited_20_Internet_20_Link"><text:span text:style-name="T11">let me show you how the frontend application currently makes</text:span></text:a><text:span text:style-name="T13"> </text:span><text:a xlink:type="simple" xlink:href="https://app.pluralsight.com/course-player?clipId=eeb2fc72-33d5-4efa-a5a2-0a07629ac153&amp;startTime=17.47" office:target-frame-name="psplayer" xlink:show="replace" text:style-name="Internet_20_link" text:visited-style-name="Visited_20_Internet_20_Link"><text:span text:style-name="T11">requests to the EventCatalog microservice.</text:span></text:a><text:span text:style-name="T13"> </text:span><text:a xlink:type="simple" xlink:href="https://app.pluralsight.com/course-player?clipId=eeb2fc72-33d5-4efa-a5a2-0a07629ac153&amp;startTime=20.18" office:target-frame-name="psplayer" xlink:show="replace" text:style-name="Internet_20_link" text:visited-style-name="Visited_20_Internet_20_Link"><text:span text:style-name="T11">Here in the EventCatalogService class in the frontend </text:span></text:a><text:soft-page-break/><text:a xlink:type="simple" xlink:href="https://app.pluralsight.com/course-player?clipId=eeb2fc72-33d5-4efa-a5a2-0a07629ac153&amp;startTime=20.18" office:target-frame-name="psplayer" xlink:show="replace" text:style-name="Internet_20_link" text:visited-style-name="Visited_20_Internet_20_Link"><text:span text:style-name="T11">application,</text:span></text:a><text:span text:style-name="T13"> </text:span><text:a xlink:type="simple" xlink:href="https://app.pluralsight.com/course-player?clipId=eeb2fc72-33d5-4efa-a5a2-0a07629ac153&amp;startTime=25.52" office:target-frame-name="psplayer" xlink:show="replace" text:style-name="Internet_20_link" text:visited-style-name="Visited_20_Internet_20_Link"><text:span text:style-name="T11">you can see that it's very simple.</text:span></text:a><text:span text:style-name="T13"> </text:span><text:a xlink:type="simple" xlink:href="https://app.pluralsight.com/course-player?clipId=eeb2fc72-33d5-4efa-a5a2-0a07629ac153&amp;startTime=27.57" office:target-frame-name="psplayer" xlink:show="replace" text:style-name="Internet_20_link" text:visited-style-name="Visited_20_Internet_20_Link"><text:span text:style-name="T11">We get a HttpClient passed into our constructor, and this</text:span></text:a><text:span text:style-name="T13"> </text:span><text:a xlink:type="simple" xlink:href="https://app.pluralsight.com/course-player?clipId=eeb2fc72-33d5-4efa-a5a2-0a07629ac153&amp;startTime=32.08" office:target-frame-name="psplayer" xlink:show="replace" text:style-name="Internet_20_link" text:visited-style-name="Visited_20_Internet_20_Link"><text:span text:style-name="T11">has already been set up to point to the correct base</text:span></text:a><text:span text:style-name="T13"> </text:span><text:a xlink:type="simple" xlink:href="https://app.pluralsight.com/course-player?clipId=eeb2fc72-33d5-4efa-a5a2-0a07629ac153&amp;startTime=35.09" office:target-frame-name="psplayer" xlink:show="replace" text:style-name="Internet_20_link" text:visited-style-name="Visited_20_Internet_20_Link"><text:span text:style-name="T11">address for the EventCatalogService.</text:span></text:a><text:span text:style-name="T13"> </text:span><text:a xlink:type="simple" xlink:href="https://app.pluralsight.com/course-player?clipId=eeb2fc72-33d5-4efa-a5a2-0a07629ac153&amp;startTime=38.24" office:target-frame-name="psplayer" xlink:show="replace" text:style-name="Internet_20_link" text:visited-style-name="Visited_20_Internet_20_Link"><text:span text:style-name="T11">The method to get all events is called GetAll, and we simply make an HTTP get</text:span></text:a><text:span text:style-name="T13"> </text:span><text:a xlink:type="simple" xlink:href="https://app.pluralsight.com/course-player?clipId=eeb2fc72-33d5-4efa-a5a2-0a07629ac153&amp;startTime=43.56" office:target-frame-name="psplayer" xlink:show="replace" text:style-name="Internet_20_link" text:visited-style-name="Visited_20_Internet_20_Link"><text:span text:style-name="T11">request by calling GetAsync on the event endpoint and then deserializing the</text:span></text:a><text:span text:style-name="T13"> </text:span><text:a xlink:type="simple" xlink:href="https://app.pluralsight.com/course-player?clipId=eeb2fc72-33d5-4efa-a5a2-0a07629ac153&amp;startTime=49.9" office:target-frame-name="psplayer" xlink:show="replace" text:style-name="Internet_20_link" text:visited-style-name="Visited_20_Internet_20_Link"><text:span text:style-name="T11">response. And to get details of a specific event, we call GetAsync on the</text:span></text:a><text:span text:style-name="T13"> </text:span><text:a xlink:type="simple" xlink:href="https://app.pluralsight.com/course-player?clipId=eeb2fc72-33d5-4efa-a5a2-0a07629ac153&amp;startTime=56.09" office:target-frame-name="psplayer" xlink:show="replace" text:style-name="Internet_20_link" text:visited-style-name="Visited_20_Internet_20_Link"><text:span text:style-name="T11">event/ event id endpoint. And, of course, there's nothing in here at all about</text:span></text:a><text:span text:style-name="T13"> </text:span><text:a xlink:type="simple" xlink:href="https://app.pluralsight.com/course-player?clipId=eeb2fc72-33d5-4efa-a5a2-0a07629ac153&amp;startTime=62.67" office:target-frame-name="psplayer" xlink:show="replace" text:style-name="Internet_20_link" text:visited-style-name="Visited_20_Internet_20_Link"><text:span text:style-name="T11">where the EventCatalog/Service is located, and that's because it's all been</text:span></text:a><text:span text:style-name="T13"> </text:span><text:a xlink:type="simple" xlink:href="https://app.pluralsight.com/course-player?clipId=eeb2fc72-33d5-4efa-a5a2-0a07629ac153&amp;startTime=67.22" office:target-frame-name="psplayer" xlink:show="replace" text:style-name="Internet_20_link" text:visited-style-name="Visited_20_Internet_20_Link"><text:span text:style-name="T11">configured in the startup.</text:span></text:a><text:span text:style-name="T13"> </text:span><text:a xlink:type="simple" xlink:href="https://app.pluralsight.com/course-player?clipId=eeb2fc72-33d5-4efa-a5a2-0a07629ac153&amp;startTime=69.54" office:target-frame-name="psplayer" xlink:show="replace" text:style-name="Internet_20_link" text:visited-style-name="Visited_20_Internet_20_Link"><text:span text:style-name="T11">So here in Program.cs, which is where the code that runs when our service</text:span></text:a><text:span text:style-name="T13"> </text:span><text:a xlink:type="simple" xlink:href="https://app.pluralsight.com/course-player?clipId=eeb2fc72-33d5-4efa-a5a2-0a07629ac153&amp;startTime=74.9" office:target-frame-name="psplayer" xlink:show="replace" text:style-name="Internet_20_link" text:visited-style-name="Visited_20_Internet_20_Link"><text:span text:style-name="T11">starts up is, you can see that we're using AddHttpClient to set up the</text:span></text:a><text:span text:style-name="T13"> </text:span><text:a xlink:type="simple" xlink:href="https://app.pluralsight.com/course-player?clipId=eeb2fc72-33d5-4efa-a5a2-0a07629ac153&amp;startTime=80.79" office:target-frame-name="psplayer" xlink:show="replace" text:style-name="Internet_20_link" text:visited-style-name="Visited_20_Internet_20_Link"><text:span text:style-name="T11">HttpClient that's being used by the EventCatalogService, and we're setting</text:span></text:a><text:span text:style-name="T13"> </text:span><text:a xlink:type="simple" xlink:href="https://app.pluralsight.com/course-player?clipId=eeb2fc72-33d5-4efa-a5a2-0a07629ac153&amp;startTime=86.52" office:target-frame-name="psplayer" xlink:show="replace" text:style-name="Internet_20_link" text:visited-style-name="Visited_20_Internet_20_Link"><text:span text:style-name="T11">the BaseAddress property of that HttpClient to a value that we're reading</text:span></text:a><text:span text:style-name="T13"> </text:span><text:a xlink:type="simple" xlink:href="https://app.pluralsight.com/course-player?clipId=eeb2fc72-33d5-4efa-a5a2-0a07629ac153&amp;startTime=91.82" office:target-frame-name="psplayer" xlink:show="replace" text:style-name="Internet_20_link" text:visited-style-name="Visited_20_Internet_20_Link"><text:span text:style-name="T11">out of Config. And if I jump into my appsettings.Development.json file for</text:span></text:a><text:span text:style-name="T13"> </text:span><text:a xlink:type="simple" xlink:href="https://app.pluralsight.com/course-player?clipId=eeb2fc72-33d5-4efa-a5a2-0a07629ac153&amp;startTime=97.19" office:target-frame-name="psplayer" xlink:show="replace" text:style-name="Internet_20_link" text:visited-style-name="Visited_20_Internet_20_Link"><text:span text:style-name="T11">the frontend project,</text:span></text:a><text:span text:style-name="T13"> </text:span><text:a xlink:type="simple" xlink:href="https://app.pluralsight.com/course-player?clipId=eeb2fc72-33d5-4efa-a5a2-0a07629ac153&amp;startTime=98.65" office:target-frame-name="psplayer" xlink:show="replace" text:style-name="Internet_20_link" text:visited-style-name="Visited_20_Internet_20_Link"><text:span text:style-name="T11">you'll see that we've got the EventCatalog's base address set up here for when</text:span></text:a><text:span text:style-name="T13"> </text:span><text:a xlink:type="simple" xlink:href="https://app.pluralsight.com/course-player?clipId=eeb2fc72-33d5-4efa-a5a2-0a07629ac153&amp;startTime=102.9" office:target-frame-name="psplayer" xlink:show="replace" text:style-name="Internet_20_link" text:visited-style-name="Visited_20_Internet_20_Link"><text:span text:style-name="T11">we're running locally in a development environment, which is localhost port</text:span></text:a><text:span text:style-name="T13"> </text:span><text:a xlink:type="simple" xlink:href="https://app.pluralsight.com/course-player?clipId=eeb2fc72-33d5-4efa-a5a2-0a07629ac153&amp;startTime=107.6" office:target-frame-name="psplayer" xlink:show="replace" text:style-name="Internet_20_link" text:visited-style-name="Visited_20_Internet_20_Link"><text:span text:style-name="T11">5016. And this is quite typical for what you'll see in many real‑world</text:span></text:a><text:span text:style-name="T13"> </text:span><text:a xlink:type="simple" xlink:href="https://app.pluralsight.com/course-player?clipId=eeb2fc72-33d5-4efa-a5a2-0a07629ac153&amp;startTime=112.41" office:target-frame-name="psplayer" xlink:show="replace" text:style-name="Internet_20_link" text:visited-style-name="Visited_20_Internet_20_Link"><text:span text:style-name="T11">microservice applications. They need to be told through configuration where to</text:span></text:a><text:span text:style-name="T13"> </text:span><text:a xlink:type="simple" xlink:href="https://app.pluralsight.com/course-player?clipId=eeb2fc72-33d5-4efa-a5a2-0a07629ac153&amp;startTime=117.58" office:target-frame-name="psplayer" xlink:show="replace" text:style-name="Internet_20_link" text:visited-style-name="Visited_20_Internet_20_Link"><text:span text:style-name="T11">find the other services and often that's different depending on what</text:span></text:a><text:span text:style-name="T13"> </text:span><text:a xlink:type="simple" xlink:href="https://app.pluralsight.com/course-player?clipId=eeb2fc72-33d5-4efa-a5a2-0a07629ac153&amp;startTime=121.68" office:target-frame-name="psplayer" xlink:show="replace" text:style-name="Internet_20_link" text:visited-style-name="Visited_20_Internet_20_Link"><text:span text:style-name="T11">environment you're running in, and this can be a pain to set up correctly and a</text:span></text:a><text:span text:style-name="T13"> </text:span><text:a xlink:type="simple" xlink:href="https://app.pluralsight.com/course-player?clipId=eeb2fc72-33d5-4efa-a5a2-0a07629ac153&amp;startTime=126.49" office:target-frame-name="psplayer" xlink:show="replace" text:style-name="Internet_20_link" text:visited-style-name="Visited_20_Internet_20_Link"><text:span text:style-name="T11">source of frustrating errors.</text:span></text:a><text:span text:style-name="T13"> </text:span><text:a xlink:type="simple" xlink:href="https://app.pluralsight.com/course-player?clipId=eeb2fc72-33d5-4efa-a5a2-0a07629ac153&amp;startTime=129.44" office:target-frame-name="psplayer" xlink:show="replace" text:style-name="Internet_20_link" text:visited-style-name="Visited_20_Internet_20_Link"><text:span text:style-name="T11">Let's switch this over to use Dapr.</text:span></text:a><text:span text:style-name="T13"> </text:span><text:a xlink:type="simple" xlink:href="https://app.pluralsight.com/course-player?clipId=eeb2fc72-33d5-4efa-a5a2-0a07629ac153&amp;startTime=131.84" office:target-frame-name="psplayer" xlink:show="replace" text:style-name="Internet_20_link" text:visited-style-name="Visited_20_Internet_20_Link"><text:span text:style-name="T11">It's really quite straightforward to do.</text:span></text:a><text:span text:style-name="T13"> </text:span><text:a xlink:type="simple" xlink:href="https://app.pluralsight.com/course-player?clipId=eeb2fc72-33d5-4efa-a5a2-0a07629ac153&amp;startTime=134.54" office:target-frame-name="psplayer" xlink:show="replace" text:style-name="Internet_20_link" text:visited-style-name="Visited_20_Internet_20_Link"><text:span text:style-name="T11">All we need to do is change the BaseAddress of this</text:span></text:a><text:span text:style-name="T13"> </text:span><text:a xlink:type="simple" xlink:href="https://app.pluralsight.com/course-player?clipId=eeb2fc72-33d5-4efa-a5a2-0a07629ac153&amp;startTime=137.79" office:target-frame-name="psplayer" xlink:show="replace" text:style-name="Internet_20_link" text:visited-style-name="Visited_20_Internet_20_Link"><text:span text:style-name="T11">HttpClient to the address of the Dapr sidecar.</text:span></text:a><text:span text:style-name="T13"> </text:span><text:a xlink:type="simple" xlink:href="https://app.pluralsight.com/course-player?clipId=eeb2fc72-33d5-4efa-a5a2-0a07629ac153&amp;startTime=142.44" office:target-frame-name="psplayer" xlink:show="replace" text:style-name="Internet_20_link" text:visited-style-name="Visited_20_Internet_20_Link"><text:span text:style-name="T11">The Dapr sidecar port is available to us using the</text:span></text:a><text:span text:style-name="T13"> </text:span><text:a xlink:type="simple" xlink:href="https://app.pluralsight.com/course-player?clipId=eeb2fc72-33d5-4efa-a5a2-0a07629ac153&amp;startTime=145.78" office:target-frame-name="psplayer" xlink:show="replace" text:style-name="Internet_20_link" text:visited-style-name="Visited_20_Internet_20_Link"><text:span text:style-name="T11">DAPR_HTTP_PORT environment variable.</text:span></text:a><text:span text:style-name="T13"> </text:span><text:a xlink:type="simple" xlink:href="https://app.pluralsight.com/course-player?clipId=eeb2fc72-33d5-4efa-a5a2-0a07629ac153&amp;startTime=149.54" office:target-frame-name="psplayer" xlink:show="replace" text:style-name="Internet_20_link" text:visited-style-name="Visited_20_Internet_20_Link"><text:span text:style-name="T11">So I am fetching that with a call to GetEnvironmentVariable, and</text:span></text:a><text:span text:style-name="T13"> </text:span><text:a xlink:type="simple" xlink:href="https://app.pluralsight.com/course-player?clipId=eeb2fc72-33d5-4efa-a5a2-0a07629ac153&amp;startTime=153.96" office:target-frame-name="psplayer" xlink:show="replace" text:style-name="Internet_20_link" text:visited-style-name="Visited_20_Internet_20_Link"><text:span text:style-name="T11">we can use that port number to construct the service invocation</text:span></text:a><text:span text:style-name="T13"> </text:span><text:a xlink:type="simple" xlink:href="https://app.pluralsight.com/course-player?clipId=eeb2fc72-33d5-4efa-a5a2-0a07629ac153&amp;startTime=157.32" office:target-frame-name="psplayer" xlink:show="replace" text:style-name="Internet_20_link" text:visited-style-name="Visited_20_Internet_20_Link"><text:span text:style-name="T11">BaseAddress, which is following the pattern that we looked at</text:span></text:a><text:span text:style-name="T13"> </text:span><text:a xlink:type="simple" xlink:href="https://app.pluralsight.com/course-player?clipId=eeb2fc72-33d5-4efa-a5a2-0a07629ac153&amp;startTime=160.96" office:target-frame-name="psplayer" xlink:show="replace" text:style-name="Internet_20_link" text:visited-style-name="Visited_20_Internet_20_Link"><text:span text:style-name="T11">earlier in this module.</text:span></text:a><text:span text:style-name="T13"> </text:span><text:a xlink:type="simple" xlink:href="https://app.pluralsight.com/course-player?clipId=eeb2fc72-33d5-4efa-a5a2-0a07629ac153&amp;startTime=163.04" office:target-frame-name="psplayer" xlink:show="replace" text:style-name="Internet_20_link" text:visited-style-name="Visited_20_Internet_20_Link"><text:span text:style-name="T11">The BaseAddress is now http://localhost on the daprPort number, and then</text:span></text:a><text:span text:style-name="T13"> </text:span><text:a xlink:type="simple" xlink:href="https://app.pluralsight.com/course-player?clipId=eeb2fc72-33d5-4efa-a5a2-0a07629ac153&amp;startTime=170.46" office:target-frame-name="psplayer" xlink:show="replace" text:style-name="Internet_20_link" text:visited-style-name="Visited_20_Internet_20_Link"><text:span text:style-name="T11">v1.0/invoke/catalog, and catalog obviously is the name of the service that we</text:span></text:a><text:span text:style-name="T13"> </text:span><text:a xlink:type="simple" xlink:href="https://app.pluralsight.com/course-player?clipId=eeb2fc72-33d5-4efa-a5a2-0a07629ac153&amp;startTime=176.16" office:target-frame-name="psplayer" xlink:show="replace" text:style-name="Internet_20_link" text:visited-style-name="Visited_20_Internet_20_Link"><text:span text:style-name="T11">want to talk to, and then method. And this means that because our</text:span></text:a><text:span text:style-name="T13"> </text:span><text:a xlink:type="simple" xlink:href="https://app.pluralsight.com/course-player?clipId=eeb2fc72-33d5-4efa-a5a2-0a07629ac153&amp;startTime=180.91" office:target-frame-name="psplayer" xlink:show="replace" text:style-name="Internet_20_link" text:visited-style-name="Visited_20_Internet_20_Link"><text:span text:style-name="T11">EventCatalogService class was just using relative endpoints, those are just</text:span></text:a><text:span text:style-name="T13"> </text:span><text:a xlink:type="simple" xlink:href="https://app.pluralsight.com/course-player?clipId=eeb2fc72-33d5-4efa-a5a2-0a07629ac153&amp;startTime=186.26" office:target-frame-name="psplayer" xlink:show="replace" text:style-name="Internet_20_link" text:visited-style-name="Visited_20_Internet_20_Link"><text:span text:style-name="T11">going to get appended onto our BaseAddress, so this call to event actually</text:span></text:a><text:span text:style-name="T13"> </text:span><text:a xlink:type="simple" xlink:href="https://app.pluralsight.com/course-player?clipId=eeb2fc72-33d5-4efa-a5a2-0a07629ac153&amp;startTime=191.67" office:target-frame-name="psplayer" xlink:show="replace" text:style-name="Internet_20_link" text:visited-style-name="Visited_20_Internet_20_Link"><text:span text:style-name="T11">results into a call to this full URL, which includes the BaseAddress of the</text:span></text:a><text:span text:style-name="T13"> </text:span><text:a xlink:type="simple" xlink:href="https://app.pluralsight.com/course-player?clipId=eeb2fc72-33d5-4efa-a5a2-0a07629ac153&amp;startTime=197.06" office:target-frame-name="psplayer" xlink:show="replace" text:style-name="Internet_20_link" text:visited-style-name="Visited_20_Internet_20_Link"><text:span text:style-name="T11">Dapr sidecar. And because we're now using Dapr for service discovery, we</text:span></text:a><text:span text:style-name="T13"> </text:span><text:a xlink:type="simple" xlink:href="https://app.pluralsight.com/course-player?clipId=eeb2fc72-33d5-4efa-a5a2-0a07629ac153&amp;startTime=202.49" office:target-frame-name="psplayer" xlink:show="replace" text:style-name="Internet_20_link" text:visited-style-name="Visited_20_Internet_20_Link"><text:span text:style-name="T11">don't need these settings anymore, so I can delete them, and I'll save my</text:span></text:a><text:span text:style-name="T13"> </text:span><text:a xlink:type="simple" xlink:href="https://app.pluralsight.com/course-player?clipId=eeb2fc72-33d5-4efa-a5a2-0a07629ac153&amp;startTime=207.51" office:target-frame-name="psplayer" xlink:show="replace" text:style-name="Internet_20_link" text:visited-style-name="Visited_20_Internet_20_Link"><text:span text:style-name="T11">changes.</text:span></text:a><text:span text:style-name="T13"> </text:span><text:a xlink:type="simple" xlink:href="https://app.pluralsight.com/course-player?clipId=eeb2fc72-33d5-4efa-a5a2-0a07629ac153&amp;startTime=209.64" office:target-frame-name="psplayer" xlink:show="replace" text:style-name="Internet_20_link" text:visited-style-name="Visited_20_Internet_20_Link"><text:span text:style-name="T11">Let's run this and check that it's all working.</text:span></text:a><text:span text:style-name="T13"> </text:span><text:a xlink:type="simple" xlink:href="https://app.pluralsight.com/course-player?clipId=eeb2fc72-33d5-4efa-a5a2-0a07629ac153&amp;startTime=212.64" office:target-frame-name="psplayer" xlink:show="replace" text:style-name="Internet_20_link" text:visited-style-name="Visited_20_Internet_20_Link"><text:span text:style-name="T11">I'll start the EventCatalog microservice first using the</text:span></text:a><text:span text:style-name="T13"> </text:span><text:a xlink:type="simple" xlink:href="https://app.pluralsight.com/course-player?clipId=eeb2fc72-33d5-4efa-a5a2-0a07629ac153&amp;startTime=216.39" office:target-frame-name="psplayer" xlink:show="replace" text:style-name="Internet_20_link" text:visited-style-name="Visited_20_Internet_20_Link"><text:span text:style-name="T11">start‑self‑hosted script in the catalog folder, and I'll start</text:span></text:a><text:span text:style-name="T13"> </text:span><text:a xlink:type="simple" xlink:href="https://app.pluralsight.com/course-player?clipId=eeb2fc72-33d5-4efa-a5a2-0a07629ac153&amp;startTime=221.05" office:target-frame-name="psplayer" xlink:show="replace" text:style-name="Internet_20_link" text:visited-style-name="Visited_20_Internet_20_Link"><text:span text:style-name="T11">the frontend microservice, again, using the start‑self‑hosted</text:span></text:a><text:span text:style-name="T13"> </text:span><text:a xlink:type="simple" xlink:href="https://app.pluralsight.com/course-player?clipId=eeb2fc72-33d5-4efa-a5a2-0a07629ac153&amp;startTime=225.17" office:target-frame-name="psplayer" xlink:show="replace" text:style-name="Internet_20_link" text:visited-style-name="Visited_20_Internet_20_Link"><text:span text:style-name="T11">script in the frontend folder.</text:span></text:a><text:span text:style-name="T13"> </text:span><text:a xlink:type="simple" xlink:href="https://app.pluralsight.com/course-player?clipId=eeb2fc72-33d5-4efa-a5a2-0a07629ac153&amp;startTime=227.94" office:target-frame-name="psplayer" xlink:show="replace" text:style-name="Internet_20_link" text:visited-style-name="Visited_20_Internet_20_Link"><text:span text:style-name="T11">Now if we visit the website, which is on localhost port 5266,</text:span></text:a><text:span text:style-name="T13"> </text:span><text:a xlink:type="simple" xlink:href="https://app.pluralsight.com/course-player?clipId=eeb2fc72-33d5-4efa-a5a2-0a07629ac153&amp;startTime=233.23" office:target-frame-name="psplayer" xlink:show="replace" text:style-name="Internet_20_link" text:visited-style-name="Visited_20_Internet_20_Link"><text:span text:style-name="T11">everything looks exactly the same and we can see a list of events,</text:span></text:a><text:span text:style-name="T13"> </text:span><text:a xlink:type="simple" xlink:href="https://app.pluralsight.com/course-player?clipId=eeb2fc72-33d5-4efa-a5a2-0a07629ac153&amp;startTime=237.84" office:target-frame-name="psplayer" xlink:show="replace" text:style-name="Internet_20_link" text:visited-style-name="Visited_20_Internet_20_Link"><text:span text:style-name="T11">but this time, rather than directly knowing where to find the</text:span></text:a><text:span text:style-name="T13"> </text:span><text:a xlink:type="simple" xlink:href="https://app.pluralsight.com/course-player?clipId=eeb2fc72-33d5-4efa-a5a2-0a07629ac153&amp;startTime=241.52" office:target-frame-name="psplayer" xlink:show="replace" text:style-name="Internet_20_link" text:visited-style-name="Visited_20_Internet_20_Link"><text:span text:style-name="T11">EventCatalog microservice, we've retrieved this data through the Dapr</text:span></text:a><text:span text:style-name="T13"> </text:span><text:a xlink:type="simple" xlink:href="https://app.pluralsight.com/course-player?clipId=eeb2fc72-33d5-4efa-a5a2-0a07629ac153&amp;startTime=246.15" office:target-frame-name="psplayer" xlink:show="replace" text:style-name="Internet_20_link" text:visited-style-name="Visited_20_Internet_20_Link"><text:span text:style-name="T11">sidecar, and that means we're already benefiting from the additional</text:span></text:a><text:span text:style-name="T13"> </text:span><text:a xlink:type="simple" xlink:href="https://app.pluralsight.com/course-player?clipId=eeb2fc72-33d5-4efa-a5a2-0a07629ac153&amp;startTime=250.1" office:target-frame-name="psplayer" xlink:show="replace" text:style-name="Internet_20_link" text:visited-style-name="Visited_20_Internet_20_Link"><text:span text:style-name="T11">security, retries, and observability that the Dapr service invocation</text:span></text:a><text:span text:style-name="T13"> </text:span><text:a xlink:type="simple" xlink:href="https://app.pluralsight.com/course-player?clipId=eeb2fc72-33d5-4efa-a5a2-0a07629ac153&amp;startTime=255.76" office:target-frame-name="psplayer" xlink:show="replace" text:style-name="Internet_20_link" text:visited-style-name="Visited_20_Internet_20_Link"><text:span text:style-name="T11">building block has to offer, and we only needed to make a very minimal code change.</text:span></text:a></text:p>
      <text:h text:style-name="P2" text:outline-level="3"><text:a xlink:type="simple" xlink:href="https://app.pluralsight.com/course-player?clipId=0e52c709-9837-4912-8a8b-6b552fec92b2" office:target-frame-name="psplayer" xlink:show="replace" text:style-name="Internet_20_link" text:visited-style-name="Visited_20_Internet_20_Link"><text:span text:style-name="T11">Demo: Using the Dapr SDK for Service Invocation</text:span></text:a></text:h>
      <text:p text:style-name="P5"><text:a xlink:type="simple" xlink:href="https://app.pluralsight.com/course-player?clipId=0e52c709-9837-4912-8a8b-6b552fec92b2&amp;startTime=1.44" office:target-frame-name="psplayer" xlink:show="replace" text:style-name="Internet_20_link" text:visited-style-name="Visited_20_Internet_20_Link"><text:span text:style-name="T11">In our last demo,</text:span></text:a><text:span text:style-name="T13"> </text:span><text:a xlink:type="simple" xlink:href="https://app.pluralsight.com/course-player?clipId=0e52c709-9837-4912-8a8b-6b552fec92b2&amp;startTime=2.57" office:target-frame-name="psplayer" xlink:show="replace" text:style-name="Internet_20_link" text:visited-style-name="Visited_20_Internet_20_Link"><text:span text:style-name="T11">we used Dapr service invocation without using the Dapr SDK at all,</text:span></text:a><text:span text:style-name="T13"> </text:span><text:a xlink:type="simple" xlink:href="https://app.pluralsight.com/course-player?clipId=0e52c709-9837-4912-8a8b-6b552fec92b2&amp;startTime=8.24" office:target-frame-name="psplayer" xlink:show="replace" text:style-name="Internet_20_link" text:visited-style-name="Visited_20_Internet_20_Link"><text:span text:style-name="T11">and that's because service invocation in Dapr is so straightforward to use that</text:span></text:a><text:span text:style-name="T13"> </text:span><text:a xlink:type="simple" xlink:href="https://app.pluralsight.com/course-player?clipId=0e52c709-9837-4912-8a8b-6b552fec92b2&amp;startTime=12.86" office:target-frame-name="psplayer" xlink:show="replace" text:style-name="Internet_20_link" text:visited-style-name="Visited_20_Internet_20_Link"><text:span text:style-name="T11">you might not feel that the Dapr SDK offers any benefits.</text:span></text:a><text:span text:style-name="T13"> </text:span><text:a xlink:type="simple" xlink:href="https://app.pluralsight.com/course-player?clipId=0e52c709-9837-4912-8a8b-6b552fec92b2&amp;startTime=16.94" office:target-frame-name="psplayer" xlink:show="replace" text:style-name="Internet_20_link" text:visited-style-name="Visited_20_Internet_20_Link"><text:span text:style-name="T11">However,</text:span></text:a><text:span text:style-name="T13"> </text:span><text:a xlink:type="simple" xlink:href="https://app.pluralsight.com/course-player?clipId=0e52c709-9837-4912-8a8b-6b552fec92b2&amp;startTime=17.35" office:target-frame-name="psplayer" xlink:show="replace" text:style-name="Internet_20_link" text:visited-style-name="Visited_20_Internet_20_Link"><text:span text:style-name="T11">the SDK does provide us a feature that helps us to do service invocation,</text:span></text:a><text:span text:style-name="T13"> </text:span><text:a xlink:type="simple" xlink:href="https://app.pluralsight.com/course-player?clipId=0e52c709-9837-4912-8a8b-6b552fec92b2&amp;startTime=21.9" office:target-frame-name="psplayer" xlink:show="replace" text:style-name="Internet_20_link" text:visited-style-name="Visited_20_Internet_20_Link"><text:span text:style-name="T11">and you may prefer that.</text:span></text:a><text:span text:style-name="T13"> </text:span><text:a xlink:type="simple" xlink:href="https://app.pluralsight.com/course-player?clipId=0e52c709-9837-4912-8a8b-6b552fec92b2&amp;startTime=23.43" office:target-frame-name="psplayer" xlink:show="replace" text:style-name="Internet_20_link" text:visited-style-name="Visited_20_Internet_20_Link"><text:span text:style-name="T11">So in this short demo, let's switch over to use the Dapr SDK instead.</text:span></text:a><text:span text:style-name="T13"> </text:span><text:a xlink:type="simple" xlink:href="https://app.pluralsight.com/course-player?clipId=0e52c709-9837-4912-8a8b-6b552fec92b2&amp;startTime=28.54" office:target-frame-name="psplayer" xlink:show="replace" text:style-name="Internet_20_link" text:visited-style-name="Visited_20_Internet_20_Link"><text:span text:style-name="T11">What the Dapr SDK does is that,</text:span></text:a><text:span text:style-name="T13"> </text:span><text:a xlink:type="simple" xlink:href="https://app.pluralsight.com/course-player?clipId=0e52c709-9837-4912-8a8b-6b552fec92b2&amp;startTime=30.8" office:target-frame-name="psplayer" xlink:show="replace" text:style-name="Internet_20_link" text:visited-style-name="Visited_20_Internet_20_Link"><text:span text:style-name="T11">instead of us having to know how to construct this special URL and</text:span></text:a><text:span text:style-name="T13"> </text:span><text:a xlink:type="simple" xlink:href="https://app.pluralsight.com/course-player?clipId=0e52c709-9837-4912-8a8b-6b552fec92b2&amp;startTime=35.25" office:target-frame-name="psplayer" xlink:show="replace" text:style-name="Internet_20_link" text:visited-style-name="Visited_20_Internet_20_Link"><text:span text:style-name="T11">having to get hold of the Dapr HTTP port ourselves,</text:span></text:a><text:span text:style-name="T13"> </text:span><text:a xlink:type="simple" xlink:href="https://app.pluralsight.com/course-player?clipId=0e52c709-9837-4912-8a8b-6b552fec92b2&amp;startTime=39.64" office:target-frame-name="psplayer" xlink:show="replace" text:style-name="Internet_20_link" text:visited-style-name="Visited_20_Internet_20_Link"><text:span text:style-name="T11">instead, we're going to register our EventCatalogService as a singleton,</text:span></text:a><text:span text:style-name="T13"> </text:span><text:a xlink:type="simple" xlink:href="https://app.pluralsight.com/course-player?clipId=0e52c709-9837-4912-8a8b-6b552fec92b2&amp;startTime=44.54" office:target-frame-name="psplayer" xlink:show="replace" text:style-name="Internet_20_link" text:visited-style-name="Visited_20_Internet_20_Link"><text:span text:style-name="T11">and into </text:span></text:a><text:soft-page-break/><text:a xlink:type="simple" xlink:href="https://app.pluralsight.com/course-player?clipId=0e52c709-9837-4912-8a8b-6b552fec92b2&amp;startTime=44.54" office:target-frame-name="psplayer" xlink:show="replace" text:style-name="Internet_20_link" text:visited-style-name="Visited_20_Internet_20_Link"><text:span text:style-name="T11">the constructor,</text:span></text:a><text:span text:style-name="T13"> </text:span><text:a xlink:type="simple" xlink:href="https://app.pluralsight.com/course-player?clipId=0e52c709-9837-4912-8a8b-6b552fec92b2&amp;startTime=46.09" office:target-frame-name="psplayer" xlink:show="replace" text:style-name="Internet_20_link" text:visited-style-name="Visited_20_Internet_20_Link"><text:span text:style-name="T11">we'll pass a HTTP client that's been created with the</text:span></text:a><text:span text:style-name="T13"> </text:span><text:a xlink:type="simple" xlink:href="https://app.pluralsight.com/course-player?clipId=0e52c709-9837-4912-8a8b-6b552fec92b2&amp;startTime=50.62" office:target-frame-name="psplayer" xlink:show="replace" text:style-name="Internet_20_link" text:visited-style-name="Visited_20_Internet_20_Link"><text:span text:style-name="T11">DaprClient.CreateInvokeHttpClient method,</text:span></text:a><text:span text:style-name="T13"> </text:span><text:a xlink:type="simple" xlink:href="https://app.pluralsight.com/course-player?clipId=0e52c709-9837-4912-8a8b-6b552fec92b2&amp;startTime=55.54" office:target-frame-name="psplayer" xlink:show="replace" text:style-name="Internet_20_link" text:visited-style-name="Visited_20_Internet_20_Link"><text:span text:style-name="T11">and we need to pass in the name of the target microservice or application,</text:span></text:a><text:span text:style-name="T13"> </text:span><text:a xlink:type="simple" xlink:href="https://app.pluralsight.com/course-player?clipId=0e52c709-9837-4912-8a8b-6b552fec92b2&amp;startTime=59.81" office:target-frame-name="psplayer" xlink:show="replace" text:style-name="Internet_20_link" text:visited-style-name="Visited_20_Internet_20_Link"><text:span text:style-name="T11">which is catalog,</text:span></text:a><text:span text:style-name="T13"> </text:span><text:a xlink:type="simple" xlink:href="https://app.pluralsight.com/course-player?clipId=0e52c709-9837-4912-8a8b-6b552fec92b2&amp;startTime=61.34" office:target-frame-name="psplayer" xlink:show="replace" text:style-name="Internet_20_link" text:visited-style-name="Visited_20_Internet_20_Link"><text:span text:style-name="T11">and this is going to create an HttpClient that's already set</text:span></text:a><text:span text:style-name="T13"> </text:span><text:a xlink:type="simple" xlink:href="https://app.pluralsight.com/course-player?clipId=0e52c709-9837-4912-8a8b-6b552fec92b2&amp;startTime=65.48" office:target-frame-name="psplayer" xlink:show="replace" text:style-name="Internet_20_link" text:visited-style-name="Visited_20_Internet_20_Link"><text:span text:style-name="T11">up for us with the correct base address,</text:span></text:a><text:span text:style-name="T13"> </text:span><text:a xlink:type="simple" xlink:href="https://app.pluralsight.com/course-player?clipId=0e52c709-9837-4912-8a8b-6b552fec92b2&amp;startTime=68.4" office:target-frame-name="psplayer" xlink:show="replace" text:style-name="Internet_20_link" text:visited-style-name="Visited_20_Internet_20_Link"><text:span text:style-name="T11">and this simplifies our code even further.</text:span></text:a><text:span text:style-name="T13"> </text:span><text:a xlink:type="simple" xlink:href="https://app.pluralsight.com/course-player?clipId=0e52c709-9837-4912-8a8b-6b552fec92b2&amp;startTime=71.64" office:target-frame-name="psplayer" xlink:show="replace" text:style-name="Internet_20_link" text:visited-style-name="Visited_20_Internet_20_Link"><text:span text:style-name="T11">Let's quickly test and make sure it's still working as expected.</text:span></text:a><text:span text:style-name="T13"> </text:span><text:a xlink:type="simple" xlink:href="https://app.pluralsight.com/course-player?clipId=0e52c709-9837-4912-8a8b-6b552fec92b2&amp;startTime=76.04" office:target-frame-name="psplayer" xlink:show="replace" text:style-name="Internet_20_link" text:visited-style-name="Visited_20_Internet_20_Link"><text:span text:style-name="T11">I'm going to rebuild the frontend service and start it up again.</text:span></text:a><text:span text:style-name="T13"> </text:span><text:a xlink:type="simple" xlink:href="https://app.pluralsight.com/course-player?clipId=0e52c709-9837-4912-8a8b-6b552fec92b2&amp;startTime=81.24" office:target-frame-name="psplayer" xlink:show="replace" text:style-name="Internet_20_link" text:visited-style-name="Visited_20_Internet_20_Link"><text:span text:style-name="T11">And now when I load the website in my browser at localhost port 5266, we can see that our event catalog is still loading correctly.</text:span></text:a></text:p>
      <text:h text:style-name="P2" text:outline-level="3"><text:a xlink:type="simple" xlink:href="https://app.pluralsight.com/course-player?clipId=db15e069-112f-4142-8034-dc2175a0720d" office:target-frame-name="psplayer" xlink:show="replace" text:style-name="Internet_20_link" text:visited-style-name="Visited_20_Internet_20_Link"><text:span text:style-name="T11">gRPC and Access Control Lists</text:span></text:a></text:h>
      <text:p text:style-name="P5"><text:a xlink:type="simple" xlink:href="https://app.pluralsight.com/course-player?clipId=db15e069-112f-4142-8034-dc2175a0720d&amp;startTime=1.04" office:target-frame-name="psplayer" xlink:show="replace" text:style-name="Internet_20_link" text:visited-style-name="Visited_20_Internet_20_Link"><text:span text:style-name="T11">Before we wrap up this module,</text:span></text:a><text:span text:style-name="T13"> </text:span><text:a xlink:type="simple" xlink:href="https://app.pluralsight.com/course-player?clipId=db15e069-112f-4142-8034-dc2175a0720d&amp;startTime=3.08" office:target-frame-name="psplayer" xlink:show="replace" text:style-name="Internet_20_link" text:visited-style-name="Visited_20_Internet_20_Link"><text:span text:style-name="T11">I did want to mention a couple of additional capabilities of Dapr's service</text:span></text:a><text:span text:style-name="T13"> </text:span><text:a xlink:type="simple" xlink:href="https://app.pluralsight.com/course-player?clipId=db15e069-112f-4142-8034-dc2175a0720d&amp;startTime=7.53" office:target-frame-name="psplayer" xlink:show="replace" text:style-name="Internet_20_link" text:visited-style-name="Visited_20_Internet_20_Link"><text:span text:style-name="T11">invocation building block that you might be interested in.</text:span></text:a><text:span text:style-name="T13"> </text:span><text:a xlink:type="simple" xlink:href="https://app.pluralsight.com/course-player?clipId=db15e069-112f-4142-8034-dc2175a0720d&amp;startTime=11.44" office:target-frame-name="psplayer" xlink:show="replace" text:style-name="Internet_20_link" text:visited-style-name="Visited_20_Internet_20_Link"><text:span text:style-name="T11">And the first of those is that,</text:span></text:a><text:span text:style-name="T13"> </text:span><text:a xlink:type="simple" xlink:href="https://app.pluralsight.com/course-player?clipId=db15e069-112f-4142-8034-dc2175a0720d&amp;startTime=12.86" office:target-frame-name="psplayer" xlink:show="replace" text:style-name="Internet_20_link" text:visited-style-name="Visited_20_Internet_20_Link"><text:span text:style-name="T11">as well as accessing regular HTTP APIs that we've seen so far,</text:span></text:a><text:span text:style-name="T13"> </text:span><text:a xlink:type="simple" xlink:href="https://app.pluralsight.com/course-player?clipId=db15e069-112f-4142-8034-dc2175a0720d&amp;startTime=17.99" office:target-frame-name="psplayer" xlink:show="replace" text:style-name="Internet_20_link" text:visited-style-name="Visited_20_Internet_20_Link"><text:span text:style-name="T11">you can also use Dapr to call services exposed via gRPC.</text:span></text:a><text:span text:style-name="T13"> </text:span><text:a xlink:type="simple" xlink:href="https://app.pluralsight.com/course-player?clipId=db15e069-112f-4142-8034-dc2175a0720d&amp;startTime=23.14" office:target-frame-name="psplayer" xlink:show="replace" text:style-name="Internet_20_link" text:visited-style-name="Visited_20_Internet_20_Link"><text:span text:style-name="T11">Now we've already said that Dapr uses gRPC internally</text:span></text:a><text:span text:style-name="T13"> </text:span><text:a xlink:type="simple" xlink:href="https://app.pluralsight.com/course-player?clipId=db15e069-112f-4142-8034-dc2175a0720d&amp;startTime=27.46" office:target-frame-name="psplayer" xlink:show="replace" text:style-name="Internet_20_link" text:visited-style-name="Visited_20_Internet_20_Link"><text:span text:style-name="T11">for sidecar‑to‑sidecar communications, which offers improved performance,</text:span></text:a><text:span text:style-name="T13"> </text:span><text:a xlink:type="simple" xlink:href="https://app.pluralsight.com/course-player?clipId=db15e069-112f-4142-8034-dc2175a0720d&amp;startTime=32.74" office:target-frame-name="psplayer" xlink:show="replace" text:style-name="Internet_20_link" text:visited-style-name="Visited_20_Internet_20_Link"><text:span text:style-name="T11">but this expands on that to allow Dapr service invocation to be</text:span></text:a><text:span text:style-name="T13"> </text:span><text:a xlink:type="simple" xlink:href="https://app.pluralsight.com/course-player?clipId=db15e069-112f-4142-8034-dc2175a0720d&amp;startTime=36.95" office:target-frame-name="psplayer" xlink:show="replace" text:style-name="Internet_20_link" text:visited-style-name="Visited_20_Internet_20_Link"><text:span text:style-name="T11">used to call APIs that are exposed using gRPC.</text:span></text:a><text:span text:style-name="T13"> </text:span><text:a xlink:type="simple" xlink:href="https://app.pluralsight.com/course-player?clipId=db15e069-112f-4142-8034-dc2175a0720d&amp;startTime=41.74" office:target-frame-name="psplayer" xlink:show="replace" text:style-name="Internet_20_link" text:visited-style-name="Visited_20_Internet_20_Link"><text:span text:style-name="T11">Now, this feature is still in preview at the time I'm recording this.</text:span></text:a><text:span text:style-name="T13"> </text:span><text:a xlink:type="simple" xlink:href="https://app.pluralsight.com/course-player?clipId=db15e069-112f-4142-8034-dc2175a0720d&amp;startTime=45.29" office:target-frame-name="psplayer" xlink:show="replace" text:style-name="Internet_20_link" text:visited-style-name="Visited_20_Internet_20_Link"><text:span text:style-name="T11">And, of course, gRPC is still a relatively new technology,</text:span></text:a><text:span text:style-name="T13"> </text:span><text:a xlink:type="simple" xlink:href="https://app.pluralsight.com/course-player?clipId=db15e069-112f-4142-8034-dc2175a0720d&amp;startTime=49.94" office:target-frame-name="psplayer" xlink:show="replace" text:style-name="Internet_20_link" text:visited-style-name="Visited_20_Internet_20_Link"><text:span text:style-name="T11">but it is growing in popularity due to the performance benefits it offers.</text:span></text:a><text:span text:style-name="T13"> </text:span><text:a xlink:type="simple" xlink:href="https://app.pluralsight.com/course-player?clipId=db15e069-112f-4142-8034-dc2175a0720d&amp;startTime=55.04" office:target-frame-name="psplayer" xlink:show="replace" text:style-name="Internet_20_link" text:visited-style-name="Visited_20_Internet_20_Link"><text:span text:style-name="T11">So if you're considering Dapr and you'd like to use</text:span></text:a><text:span text:style-name="T13"> </text:span><text:a xlink:type="simple" xlink:href="https://app.pluralsight.com/course-player?clipId=db15e069-112f-4142-8034-dc2175a0720d&amp;startTime=57.7" office:target-frame-name="psplayer" xlink:show="replace" text:style-name="Internet_20_link" text:visited-style-name="Visited_20_Internet_20_Link"><text:span text:style-name="T11">gRPC for your own microservice APIs, then you may want to explore this option.</text:span></text:a><text:span text:style-name="T13"> </text:span><text:a xlink:type="simple" xlink:href="https://app.pluralsight.com/course-player?clipId=db15e069-112f-4142-8034-dc2175a0720d&amp;startTime=63.94" office:target-frame-name="psplayer" xlink:show="replace" text:style-name="Internet_20_link" text:visited-style-name="Visited_20_Internet_20_Link"><text:span text:style-name="T11">The second feature I want to mention is the ability to</text:span></text:a><text:span text:style-name="T13"> </text:span><text:a xlink:type="simple" xlink:href="https://app.pluralsight.com/course-player?clipId=db15e069-112f-4142-8034-dc2175a0720d&amp;startTime=66.69" office:target-frame-name="psplayer" xlink:show="replace" text:style-name="Internet_20_link" text:visited-style-name="Visited_20_Internet_20_Link"><text:span text:style-name="T11">configure access control for service invocations.</text:span></text:a><text:span text:style-name="T13"> </text:span><text:a xlink:type="simple" xlink:href="https://app.pluralsight.com/course-player?clipId=db15e069-112f-4142-8034-dc2175a0720d&amp;startTime=70.22" office:target-frame-name="psplayer" xlink:show="replace" text:style-name="Internet_20_link" text:visited-style-name="Visited_20_Internet_20_Link"><text:span text:style-name="T11">By default, Dapr will allow you to make service invocations to any other service.</text:span></text:a><text:span text:style-name="T13"> </text:span><text:a xlink:type="simple" xlink:href="https://app.pluralsight.com/course-player?clipId=db15e069-112f-4142-8034-dc2175a0720d&amp;startTime=77.24" office:target-frame-name="psplayer" xlink:show="replace" text:style-name="Internet_20_link" text:visited-style-name="Visited_20_Internet_20_Link"><text:span text:style-name="T11">But Dapr offers the concept of access control lists,</text:span></text:a><text:span text:style-name="T13"> </text:span><text:a xlink:type="simple" xlink:href="https://app.pluralsight.com/course-player?clipId=db15e069-112f-4142-8034-dc2175a0720d&amp;startTime=81.03" office:target-frame-name="psplayer" xlink:show="replace" text:style-name="Internet_20_link" text:visited-style-name="Visited_20_Internet_20_Link"><text:span text:style-name="T11">which allows you to choose which services are allowed to make requests,</text:span></text:a><text:span text:style-name="T13"> </text:span><text:a xlink:type="simple" xlink:href="https://app.pluralsight.com/course-player?clipId=db15e069-112f-4142-8034-dc2175a0720d&amp;startTime=85.64" office:target-frame-name="psplayer" xlink:show="replace" text:style-name="Internet_20_link" text:visited-style-name="Visited_20_Internet_20_Link"><text:span text:style-name="T11">what endpoints they can call,</text:span></text:a><text:span text:style-name="T13"> </text:span><text:a xlink:type="simple" xlink:href="https://app.pluralsight.com/course-player?clipId=db15e069-112f-4142-8034-dc2175a0720d&amp;startTime=87.69" office:target-frame-name="psplayer" xlink:show="replace" text:style-name="Internet_20_link" text:visited-style-name="Visited_20_Internet_20_Link"><text:span text:style-name="T11">and you can even go to the level of specifying what HTTP</text:span></text:a><text:span text:style-name="T13"> </text:span><text:a xlink:type="simple" xlink:href="https://app.pluralsight.com/course-player?clipId=db15e069-112f-4142-8034-dc2175a0720d&amp;startTime=91.11" office:target-frame-name="psplayer" xlink:show="replace" text:style-name="Internet_20_link" text:visited-style-name="Visited_20_Internet_20_Link"><text:span text:style-name="T11">verbs such as GET or POST are allowed.</text:span></text:a><text:span text:style-name="T13"> </text:span><text:a xlink:type="simple" xlink:href="https://app.pluralsight.com/course-player?clipId=db15e069-112f-4142-8034-dc2175a0720d&amp;startTime=94.64" office:target-frame-name="psplayer" xlink:show="replace" text:style-name="Internet_20_link" text:visited-style-name="Visited_20_Internet_20_Link"><text:span text:style-name="T11">And this page in the official documentation gives some</text:span></text:a><text:span text:style-name="T13"> </text:span><text:a xlink:type="simple" xlink:href="https://app.pluralsight.com/course-player?clipId=db15e069-112f-4142-8034-dc2175a0720d&amp;startTime=97.8" office:target-frame-name="psplayer" xlink:show="replace" text:style-name="Internet_20_link" text:visited-style-name="Visited_20_Internet_20_Link"><text:span text:style-name="T11">examples of how to configure common scenarios.</text:span></text:a><text:span text:style-name="T13"> </text:span><text:a xlink:type="simple" xlink:href="https://app.pluralsight.com/course-player?clipId=db15e069-112f-4142-8034-dc2175a0720d&amp;startTime=101.64" office:target-frame-name="psplayer" xlink:show="replace" text:style-name="Internet_20_link" text:visited-style-name="Visited_20_Internet_20_Link"><text:span text:style-name="T11">So you can use these as starting points for</text:span></text:a><text:span text:style-name="T13"> </text:span><text:a xlink:type="simple" xlink:href="https://app.pluralsight.com/course-player?clipId=db15e069-112f-4142-8034-dc2175a0720d&amp;startTime=104.41" office:target-frame-name="psplayer" xlink:show="replace" text:style-name="Internet_20_link" text:visited-style-name="Visited_20_Internet_20_Link"><text:span text:style-name="T11">configuring your own access control rules.</text:span></text:a><text:span text:style-name="T13"> </text:span><text:a xlink:type="simple" xlink:href="https://app.pluralsight.com/course-player?clipId=db15e069-112f-4142-8034-dc2175a0720d&amp;startTime=107.49" office:target-frame-name="psplayer" xlink:show="replace" text:style-name="Internet_20_link" text:visited-style-name="Visited_20_Internet_20_Link"><text:span text:style-name="T11">Access control lists give you the ability to adhere to</text:span></text:a><text:span text:style-name="T13"> </text:span><text:a xlink:type="simple" xlink:href="https://app.pluralsight.com/course-player?clipId=db15e069-112f-4142-8034-dc2175a0720d&amp;startTime=111.19" office:target-frame-name="psplayer" xlink:show="replace" text:style-name="Internet_20_link" text:visited-style-name="Visited_20_Internet_20_Link"><text:span text:style-name="T11">the principle of least privilege,</text:span></text:a><text:span text:style-name="T13"> </text:span><text:a xlink:type="simple" xlink:href="https://app.pluralsight.com/course-player?clipId=db15e069-112f-4142-8034-dc2175a0720d&amp;startTime=113.74" office:target-frame-name="psplayer" xlink:show="replace" text:style-name="Internet_20_link" text:visited-style-name="Visited_20_Internet_20_Link"><text:span text:style-name="T11">which is a security best practice where you only allow services to perform the</text:span></text:a><text:span text:style-name="T13"> </text:span><text:a xlink:type="simple" xlink:href="https://app.pluralsight.com/course-player?clipId=db15e069-112f-4142-8034-dc2175a0720d&amp;startTime=118.84" office:target-frame-name="psplayer" xlink:show="replace" text:style-name="Internet_20_link" text:visited-style-name="Visited_20_Internet_20_Link"><text:span text:style-name="T11">specific actions that they ought to be allowed to perform.</text:span></text:a><text:span text:style-name="T13"> </text:span><text:a xlink:type="simple" xlink:href="https://app.pluralsight.com/course-player?clipId=db15e069-112f-4142-8034-dc2175a0720d&amp;startTime=122.94" office:target-frame-name="psplayer" xlink:show="replace" text:style-name="Internet_20_link" text:visited-style-name="Visited_20_Internet_20_Link"><text:span text:style-name="T11">And that's another potential reason why you might want to adopt Dapr if you'd like to have this level of control..</text:span></text:a></text:p>
      <text:h text:style-name="P2" text:outline-level="3"><text:a xlink:type="simple" xlink:href="https://app.pluralsight.com/course-player?clipId=c8389c52-3098-417c-814f-f98ba2529e58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c8389c52-3098-417c-814f-f98ba2529e58&amp;startTime=1.04" office:target-frame-name="psplayer" xlink:show="replace" text:style-name="Internet_20_link" text:visited-style-name="Visited_20_Internet_20_Link"><text:span text:style-name="T11">In this module,</text:span></text:a><text:span text:style-name="T13"> </text:span><text:a xlink:type="simple" xlink:href="https://app.pluralsight.com/course-player?clipId=c8389c52-3098-417c-814f-f98ba2529e58&amp;startTime=1.91" office:target-frame-name="psplayer" xlink:show="replace" text:style-name="Internet_20_link" text:visited-style-name="Visited_20_Internet_20_Link"><text:span text:style-name="T11">we've seen how Dapr gives us a simple way to make requests to other services.</text:span></text:a><text:span text:style-name="T13"> </text:span><text:a xlink:type="simple" xlink:href="https://app.pluralsight.com/course-player?clipId=c8389c52-3098-417c-814f-f98ba2529e58&amp;startTime=8.04" office:target-frame-name="psplayer" xlink:show="replace" text:style-name="Internet_20_link" text:visited-style-name="Visited_20_Internet_20_Link"><text:span text:style-name="T11">We saw that the benefits include service discovery,</text:span></text:a><text:span text:style-name="T13"> </text:span><text:a xlink:type="simple" xlink:href="https://app.pluralsight.com/course-player?clipId=c8389c52-3098-417c-814f-f98ba2529e58&amp;startTime=11.35" office:target-frame-name="psplayer" xlink:show="replace" text:style-name="Internet_20_link" text:visited-style-name="Visited_20_Internet_20_Link"><text:span text:style-name="T11">built‑in retries, traceability, and encryption with mutual TLS.</text:span></text:a><text:span text:style-name="T13"> </text:span><text:a xlink:type="simple" xlink:href="https://app.pluralsight.com/course-player?clipId=c8389c52-3098-417c-814f-f98ba2529e58&amp;startTime=17.34" office:target-frame-name="psplayer" xlink:show="replace" text:style-name="Internet_20_link" text:visited-style-name="Visited_20_Internet_20_Link"><text:span text:style-name="T11">We saw the structure of the URL that you need to use in order</text:span></text:a><text:span text:style-name="T13"> </text:span><text:a xlink:type="simple" xlink:href="https://app.pluralsight.com/course-player?clipId=c8389c52-3098-417c-814f-f98ba2529e58&amp;startTime=21.24" office:target-frame-name="psplayer" xlink:show="replace" text:style-name="Internet_20_link" text:visited-style-name="Visited_20_Internet_20_Link"><text:span text:style-name="T11">to use the service invocation building block and how the Dapr</text:span></text:a><text:span text:style-name="T13"> </text:span><text:a xlink:type="simple" xlink:href="https://app.pluralsight.com/course-player?clipId=c8389c52-3098-417c-814f-f98ba2529e58&amp;startTime=25.08" office:target-frame-name="psplayer" xlink:show="replace" text:style-name="Internet_20_link" text:visited-style-name="Visited_20_Internet_20_Link"><text:span text:style-name="T11">SDK can construct that for us.</text:span></text:a><text:span text:style-name="T13"> </text:span><text:a xlink:type="simple" xlink:href="https://app.pluralsight.com/course-player?clipId=c8389c52-3098-417c-814f-f98ba2529e58&amp;startTime=28.64" office:target-frame-name="psplayer" xlink:show="replace" text:style-name="Internet_20_link" text:visited-style-name="Visited_20_Internet_20_Link"><text:span text:style-name="T11">We also learned a bit about how service invocation works behind the scenes,</text:span></text:a><text:span text:style-name="T13"> </text:span><text:a xlink:type="simple" xlink:href="https://app.pluralsight.com/course-player?clipId=c8389c52-3098-417c-814f-f98ba2529e58&amp;startTime=33.94" office:target-frame-name="psplayer" xlink:show="replace" text:style-name="Internet_20_link" text:visited-style-name="Visited_20_Internet_20_Link"><text:span text:style-name="T11">proxying the requests between the Dapr sidecars of both services.</text:span></text:a><text:span text:style-name="T13"> </text:span><text:a xlink:type="simple" xlink:href="https://app.pluralsight.com/course-player?clipId=c8389c52-3098-417c-814f-f98ba2529e58&amp;startTime=38.61" office:target-frame-name="psplayer" xlink:show="replace" text:style-name="Internet_20_link" text:visited-style-name="Visited_20_Internet_20_Link"><text:span text:style-name="T11">Of course, in a microservices architecture,</text:span></text:a><text:span text:style-name="T13"> </text:span><text:a xlink:type="simple" xlink:href="https://app.pluralsight.com/course-player?clipId=c8389c52-3098-417c-814f-f98ba2529e58&amp;startTime=42.24" office:target-frame-name="psplayer" xlink:show="replace" text:style-name="Internet_20_link" text:visited-style-name="Visited_20_Internet_20_Link"><text:span text:style-name="T11">sometimes rather than making a direct service invocation to another service,</text:span></text:a><text:span text:style-name="T13"> </text:span><text:a xlink:type="simple" xlink:href="https://app.pluralsight.com/course-player?clipId=c8389c52-3098-417c-814f-f98ba2529e58&amp;startTime=47.48" office:target-frame-name="psplayer" xlink:show="replace" text:style-name="Internet_20_link" text:visited-style-name="Visited_20_Internet_20_Link"><text:span text:style-name="T11">we'd like to use asynchronous messaging instead.</text:span></text:a><text:span text:style-name="T13"> </text:span><text:a xlink:type="simple" xlink:href="https://app.pluralsight.com/course-player?clipId=c8389c52-3098-417c-814f-f98ba2529e58&amp;startTime=51.34" office:target-frame-name="psplayer" xlink:show="replace" text:style-name="Internet_20_link" text:visited-style-name="Visited_20_Internet_20_Link"><text:span text:style-name="T11">And that's what the Dapr pub/sub messaging building block can offer and we'll be looking at in the next module.</text:span></text:a></text:p>
      <text:h text:style-name="P1" text:outline-level="2"><text:soft-page-break/><text:a xlink:type="simple" xlink:href="https://app.pluralsight.com/course-player?clipId=9aeadd97-9bec-4ac3-9a10-df92feb9b62c" office:target-frame-name="psplayer" xlink:show="replace" text:style-name="Internet_20_link" text:visited-style-name="Visited_20_Internet_20_Link"><text:span text:style-name="T11">Communicating using Pub Sub Messaging</text:span></text:a></text:h>
      <text:h text:style-name="P2" text:outline-level="3"><text:a xlink:type="simple" xlink:href="https://app.pluralsight.com/course-player?clipId=9aeadd97-9bec-4ac3-9a10-df92feb9b62c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9aeadd97-9bec-4ac3-9a10-df92feb9b62c&amp;startTime=0.94" office:target-frame-name="psplayer" xlink:show="replace" text:style-name="Internet_20_link" text:visited-style-name="Visited_20_Internet_20_Link"><text:span text:style-name="T11">Hi.</text:span></text:a><text:span text:style-name="T13"> </text:span><text:a xlink:type="simple" xlink:href="https://app.pluralsight.com/course-player?clipId=9aeadd97-9bec-4ac3-9a10-df92feb9b62c&amp;startTime=1.18" office:target-frame-name="psplayer" xlink:show="replace" text:style-name="Internet_20_link" text:visited-style-name="Visited_20_Internet_20_Link"><text:span text:style-name="T11">My name is Mark Heath, and in this module,</text:span></text:a><text:span text:style-name="T13"> </text:span><text:a xlink:type="simple" xlink:href="https://app.pluralsight.com/course-player?clipId=9aeadd97-9bec-4ac3-9a10-df92feb9b62c&amp;startTime=4.29" office:target-frame-name="psplayer" xlink:show="replace" text:style-name="Internet_20_link" text:visited-style-name="Visited_20_Internet_20_Link"><text:span text:style-name="T11">we'll see how the Dapr pub/sub messaging building block</text:span></text:a><text:span text:style-name="T13"> </text:span><text:a xlink:type="simple" xlink:href="https://app.pluralsight.com/course-player?clipId=9aeadd97-9bec-4ac3-9a10-df92feb9b62c&amp;startTime=8.53" office:target-frame-name="psplayer" xlink:show="replace" text:style-name="Internet_20_link" text:visited-style-name="Visited_20_Internet_20_Link"><text:span text:style-name="T11">enables microservices to communicate with one another</text:span></text:a><text:span text:style-name="T13"> </text:span><text:a xlink:type="simple" xlink:href="https://app.pluralsight.com/course-player?clipId=9aeadd97-9bec-4ac3-9a10-df92feb9b62c&amp;startTime=12.14" office:target-frame-name="psplayer" xlink:show="replace" text:style-name="Internet_20_link" text:visited-style-name="Visited_20_Internet_20_Link"><text:span text:style-name="T11">asynchronously using messaging.</text:span></text:a><text:span text:style-name="T13"> </text:span><text:a xlink:type="simple" xlink:href="https://app.pluralsight.com/course-player?clipId=9aeadd97-9bec-4ac3-9a10-df92feb9b62c&amp;startTime=15.14" office:target-frame-name="psplayer" xlink:show="replace" text:style-name="Internet_20_link" text:visited-style-name="Visited_20_Internet_20_Link"><text:span text:style-name="T11">We'll start out with a quick look at how pub/sub messaging works and why we</text:span></text:a><text:span text:style-name="T13"> </text:span><text:a xlink:type="simple" xlink:href="https://app.pluralsight.com/course-player?clipId=9aeadd97-9bec-4ac3-9a10-df92feb9b62c&amp;startTime=20.06" office:target-frame-name="psplayer" xlink:show="replace" text:style-name="Internet_20_link" text:visited-style-name="Visited_20_Internet_20_Link"><text:span text:style-name="T11">might want to use it in a microservices architecture.</text:span></text:a><text:span text:style-name="T13"> </text:span><text:a xlink:type="simple" xlink:href="https://app.pluralsight.com/course-player?clipId=9aeadd97-9bec-4ac3-9a10-df92feb9b62c&amp;startTime=24.04" office:target-frame-name="psplayer" xlink:show="replace" text:style-name="Internet_20_link" text:visited-style-name="Visited_20_Internet_20_Link"><text:span text:style-name="T11">Then we'll see some of the advantages of choosing the Dapr publish and</text:span></text:a><text:span text:style-name="T13"> </text:span><text:a xlink:type="simple" xlink:href="https://app.pluralsight.com/course-player?clipId=9aeadd97-9bec-4ac3-9a10-df92feb9b62c&amp;startTime=28.27" office:target-frame-name="psplayer" xlink:show="replace" text:style-name="Internet_20_link" text:visited-style-name="Visited_20_Internet_20_Link"><text:span text:style-name="T11">subscribe building block and learn a bit about how it works behind the</text:span></text:a><text:span text:style-name="T13"> </text:span><text:a xlink:type="simple" xlink:href="https://app.pluralsight.com/course-player?clipId=9aeadd97-9bec-4ac3-9a10-df92feb9b62c&amp;startTime=32.53" office:target-frame-name="psplayer" xlink:show="replace" text:style-name="Internet_20_link" text:visited-style-name="Visited_20_Internet_20_Link"><text:span text:style-name="T11">scenes. In particular, we'll see that there's a few different choices</text:span></text:a><text:span text:style-name="T13"> </text:span><text:a xlink:type="simple" xlink:href="https://app.pluralsight.com/course-player?clipId=9aeadd97-9bec-4ac3-9a10-df92feb9b62c&amp;startTime=37.1" office:target-frame-name="psplayer" xlink:show="replace" text:style-name="Internet_20_link" text:visited-style-name="Visited_20_Internet_20_Link"><text:span text:style-name="T11">for how we can tell Dapr that we want to subscribe to messages on a</text:span></text:a><text:span text:style-name="T13"> </text:span><text:a xlink:type="simple" xlink:href="https://app.pluralsight.com/course-player?clipId=9aeadd97-9bec-4ac3-9a10-df92feb9b62c&amp;startTime=41.57" office:target-frame-name="psplayer" xlink:show="replace" text:style-name="Internet_20_link" text:visited-style-name="Visited_20_Internet_20_Link"><text:span text:style-name="T11">particular topic,</text:span></text:a><text:span text:style-name="T13"> </text:span><text:a xlink:type="simple" xlink:href="https://app.pluralsight.com/course-player?clipId=9aeadd97-9bec-4ac3-9a10-df92feb9b62c&amp;startTime=43.34" office:target-frame-name="psplayer" xlink:show="replace" text:style-name="Internet_20_link" text:visited-style-name="Visited_20_Internet_20_Link"><text:span text:style-name="T11">and we'll actually use the pub/sub building block in our GloboTicket demo</text:span></text:a><text:span text:style-name="T13"> </text:span><text:a xlink:type="simple" xlink:href="https://app.pluralsight.com/course-player?clipId=9aeadd97-9bec-4ac3-9a10-df92feb9b62c&amp;startTime=48.18" office:target-frame-name="psplayer" xlink:show="replace" text:style-name="Internet_20_link" text:visited-style-name="Visited_20_Internet_20_Link"><text:span text:style-name="T11">application to send a message to our ordering microservice whenever a new order is placed in the front‑end website.</text:span></text:a></text:p>
      <text:h text:style-name="P2" text:outline-level="3"><text:a xlink:type="simple" xlink:href="https://app.pluralsight.com/course-player?clipId=fb3049e3-c577-4176-b920-b58afab8b078" office:target-frame-name="psplayer" xlink:show="replace" text:style-name="Internet_20_link" text:visited-style-name="Visited_20_Internet_20_Link"><text:span text:style-name="T11">Pub Sub Messaging</text:span></text:a></text:h>
      <text:p text:style-name="P5"><text:a xlink:type="simple" xlink:href="https://app.pluralsight.com/course-player?clipId=fb3049e3-c577-4176-b920-b58afab8b078&amp;startTime=1.24" office:target-frame-name="psplayer" xlink:show="replace" text:style-name="Internet_20_link" text:visited-style-name="Visited_20_Internet_20_Link"><text:span text:style-name="T11">In our last module,</text:span></text:a><text:span text:style-name="T13"> </text:span><text:a xlink:type="simple" xlink:href="https://app.pluralsight.com/course-player?clipId=fb3049e3-c577-4176-b920-b58afab8b078&amp;startTime=2.47" office:target-frame-name="psplayer" xlink:show="replace" text:style-name="Internet_20_link" text:visited-style-name="Visited_20_Internet_20_Link"><text:span text:style-name="T11">we saw how one microservice can directly call another microservice</text:span></text:a><text:span text:style-name="T13"> </text:span><text:a xlink:type="simple" xlink:href="https://app.pluralsight.com/course-player?clipId=fb3049e3-c577-4176-b920-b58afab8b078&amp;startTime=7.83" office:target-frame-name="psplayer" xlink:show="replace" text:style-name="Internet_20_link" text:visited-style-name="Visited_20_Internet_20_Link"><text:span text:style-name="T11">using the Dapr service invocation building block,</text:span></text:a><text:span text:style-name="T13"> </text:span><text:a xlink:type="simple" xlink:href="https://app.pluralsight.com/course-player?clipId=fb3049e3-c577-4176-b920-b58afab8b078&amp;startTime=11.6" office:target-frame-name="psplayer" xlink:show="replace" text:style-name="Internet_20_link" text:visited-style-name="Visited_20_Internet_20_Link"><text:span text:style-name="T11">and the example we looked at where the front‑end website needed to</text:span></text:a><text:span text:style-name="T13"> </text:span><text:a xlink:type="simple" xlink:href="https://app.pluralsight.com/course-player?clipId=fb3049e3-c577-4176-b920-b58afab8b078&amp;startTime=15" office:target-frame-name="psplayer" xlink:show="replace" text:style-name="Internet_20_link" text:visited-style-name="Visited_20_Internet_20_Link"><text:span text:style-name="T11">get a list of events from the event catalog microservice was a good</text:span></text:a><text:span text:style-name="T13"> </text:span><text:a xlink:type="simple" xlink:href="https://app.pluralsight.com/course-player?clipId=fb3049e3-c577-4176-b920-b58afab8b078&amp;startTime=19.64" office:target-frame-name="psplayer" xlink:show="replace" text:style-name="Internet_20_link" text:visited-style-name="Visited_20_Internet_20_Link"><text:span text:style-name="T11">example of where this makes sense.</text:span></text:a><text:span text:style-name="T13"> </text:span><text:a xlink:type="simple" xlink:href="https://app.pluralsight.com/course-player?clipId=fb3049e3-c577-4176-b920-b58afab8b078&amp;startTime=22.54" office:target-frame-name="psplayer" xlink:show="replace" text:style-name="Internet_20_link" text:visited-style-name="Visited_20_Internet_20_Link"><text:span text:style-name="T11">We need that information immediately,</text:span></text:a><text:span text:style-name="T13"> </text:span><text:a xlink:type="simple" xlink:href="https://app.pluralsight.com/course-player?clipId=fb3049e3-c577-4176-b920-b58afab8b078&amp;startTime=24.41" office:target-frame-name="psplayer" xlink:show="replace" text:style-name="Internet_20_link" text:visited-style-name="Visited_20_Internet_20_Link"><text:span text:style-name="T11">and so we make a direct synchronous call using HTTP,</text:span></text:a><text:span text:style-name="T13"> </text:span><text:a xlink:type="simple" xlink:href="https://app.pluralsight.com/course-player?clipId=fb3049e3-c577-4176-b920-b58afab8b078&amp;startTime=30.24" office:target-frame-name="psplayer" xlink:show="replace" text:style-name="Internet_20_link" text:visited-style-name="Visited_20_Internet_20_Link"><text:span text:style-name="T11">which is, of course,</text:span></text:a><text:span text:style-name="T13"> </text:span><text:a xlink:type="simple" xlink:href="https://app.pluralsight.com/course-player?clipId=fb3049e3-c577-4176-b920-b58afab8b078&amp;startTime=31.11" office:target-frame-name="psplayer" xlink:show="replace" text:style-name="Internet_20_link" text:visited-style-name="Visited_20_Internet_20_Link"><text:span text:style-name="T11">proxied through the Dapr sidecars. But there are many other scenarios in</text:span></text:a><text:span text:style-name="T13"> </text:span><text:a xlink:type="simple" xlink:href="https://app.pluralsight.com/course-player?clipId=fb3049e3-c577-4176-b920-b58afab8b078&amp;startTime=36.34" office:target-frame-name="psplayer" xlink:show="replace" text:style-name="Internet_20_link" text:visited-style-name="Visited_20_Internet_20_Link"><text:span text:style-name="T11">microservices where it might be better to use messaging instead.</text:span></text:a><text:span text:style-name="T13"> </text:span><text:a xlink:type="simple" xlink:href="https://app.pluralsight.com/course-player?clipId=fb3049e3-c577-4176-b920-b58afab8b078&amp;startTime=41.64" office:target-frame-name="psplayer" xlink:show="replace" text:style-name="Internet_20_link" text:visited-style-name="Visited_20_Internet_20_Link"><text:span text:style-name="T11">For example, when the customer places an order in the website,</text:span></text:a><text:span text:style-name="T13"> </text:span><text:a xlink:type="simple" xlink:href="https://app.pluralsight.com/course-player?clipId=fb3049e3-c577-4176-b920-b58afab8b078&amp;startTime=46.14" office:target-frame-name="psplayer" xlink:show="replace" text:style-name="Internet_20_link" text:visited-style-name="Visited_20_Internet_20_Link"><text:span text:style-name="T11">we need to pass details of the order onto the ordering microservice,</text:span></text:a><text:span text:style-name="T13"> </text:span><text:a xlink:type="simple" xlink:href="https://app.pluralsight.com/course-player?clipId=fb3049e3-c577-4176-b920-b58afab8b078&amp;startTime=51.04" office:target-frame-name="psplayer" xlink:show="replace" text:style-name="Internet_20_link" text:visited-style-name="Visited_20_Internet_20_Link"><text:span text:style-name="T11">which might have a whole host of responsibilities,</text:span></text:a><text:span text:style-name="T13"> </text:span><text:a xlink:type="simple" xlink:href="https://app.pluralsight.com/course-player?clipId=fb3049e3-c577-4176-b920-b58afab8b078&amp;startTime=54.01" office:target-frame-name="psplayer" xlink:show="replace" text:style-name="Internet_20_link" text:visited-style-name="Visited_20_Internet_20_Link"><text:span text:style-name="T11">such as ensuring that payment is taken and emailing</text:span></text:a><text:span text:style-name="T13"> </text:span><text:a xlink:type="simple" xlink:href="https://app.pluralsight.com/course-player?clipId=fb3049e3-c577-4176-b920-b58afab8b078&amp;startTime=57.51" office:target-frame-name="psplayer" xlink:show="replace" text:style-name="Internet_20_link" text:visited-style-name="Visited_20_Internet_20_Link"><text:span text:style-name="T11">a confirmation to the purchaser.</text:span></text:a><text:span text:style-name="T13"> </text:span><text:a xlink:type="simple" xlink:href="https://app.pluralsight.com/course-player?clipId=fb3049e3-c577-4176-b920-b58afab8b078&amp;startTime=60.14" office:target-frame-name="psplayer" xlink:show="replace" text:style-name="Internet_20_link" text:visited-style-name="Visited_20_Internet_20_Link"><text:span text:style-name="T11">However, from a user interface perspective,</text:span></text:a><text:span text:style-name="T13"> </text:span><text:a xlink:type="simple" xlink:href="https://app.pluralsight.com/course-player?clipId=fb3049e3-c577-4176-b920-b58afab8b078&amp;startTime=63.02" office:target-frame-name="psplayer" xlink:show="replace" text:style-name="Internet_20_link" text:visited-style-name="Visited_20_Internet_20_Link"><text:span text:style-name="T11">all that we need to do on the website is say to the customer,</text:span></text:a><text:span text:style-name="T13"> </text:span><text:a xlink:type="simple" xlink:href="https://app.pluralsight.com/course-player?clipId=fb3049e3-c577-4176-b920-b58afab8b078&amp;startTime=66.68" office:target-frame-name="psplayer" xlink:show="replace" text:style-name="Internet_20_link" text:visited-style-name="Visited_20_Internet_20_Link"><text:span text:style-name="T11">thank you for your order.</text:span></text:a><text:span text:style-name="T13"> </text:span><text:a xlink:type="simple" xlink:href="https://app.pluralsight.com/course-player?clipId=fb3049e3-c577-4176-b920-b58afab8b078&amp;startTime=68.54" office:target-frame-name="psplayer" xlink:show="replace" text:style-name="Internet_20_link" text:visited-style-name="Visited_20_Internet_20_Link"><text:span text:style-name="T11">They don't need to sit and wait for all the back‑end tasks</text:span></text:a><text:span text:style-name="T13"> </text:span><text:a xlink:type="simple" xlink:href="https://app.pluralsight.com/course-player?clipId=fb3049e3-c577-4176-b920-b58afab8b078&amp;startTime=71.76" office:target-frame-name="psplayer" xlink:show="replace" text:style-name="Internet_20_link" text:visited-style-name="Visited_20_Internet_20_Link"><text:span text:style-name="T11">associated with that order to complete. Those can be done</text:span></text:a><text:span text:style-name="T13"> </text:span><text:a xlink:type="simple" xlink:href="https://app.pluralsight.com/course-player?clipId=fb3049e3-c577-4176-b920-b58afab8b078&amp;startTime=75.88" office:target-frame-name="psplayer" xlink:show="replace" text:style-name="Internet_20_link" text:visited-style-name="Visited_20_Internet_20_Link"><text:span text:style-name="T11">asynchronously in the background, which we can accomplish by sending a message.</text:span></text:a><text:span text:style-name="T13"> </text:span><text:a xlink:type="simple" xlink:href="https://app.pluralsight.com/course-player?clipId=fb3049e3-c577-4176-b920-b58afab8b078&amp;startTime=81.54" office:target-frame-name="psplayer" xlink:show="replace" text:style-name="Internet_20_link" text:visited-style-name="Visited_20_Internet_20_Link"><text:span text:style-name="T11">There are several reasons why using messaging for communication</text:span></text:a><text:span text:style-name="T13"> </text:span><text:a xlink:type="simple" xlink:href="https://app.pluralsight.com/course-player?clipId=fb3049e3-c577-4176-b920-b58afab8b078&amp;startTime=85.36" office:target-frame-name="psplayer" xlink:show="replace" text:style-name="Internet_20_link" text:visited-style-name="Visited_20_Internet_20_Link"><text:span text:style-name="T11">between microservices is beneficial. With messaging, rather than</text:span></text:a><text:span text:style-name="T13"> </text:span><text:a xlink:type="simple" xlink:href="https://app.pluralsight.com/course-player?clipId=fb3049e3-c577-4176-b920-b58afab8b078&amp;startTime=90.42" office:target-frame-name="psplayer" xlink:show="replace" text:style-name="Internet_20_link" text:visited-style-name="Visited_20_Internet_20_Link"><text:span text:style-name="T11">communicating directly to the target service,</text:span></text:a><text:span text:style-name="T13"> </text:span><text:a xlink:type="simple" xlink:href="https://app.pluralsight.com/course-player?clipId=fb3049e3-c577-4176-b920-b58afab8b078&amp;startTime=93.95" office:target-frame-name="psplayer" xlink:show="replace" text:style-name="Internet_20_link" text:visited-style-name="Visited_20_Internet_20_Link"><text:span text:style-name="T11">you publish a message to a message broker. Then that message broker can</text:span></text:a><text:span text:style-name="T13"> </text:span><text:a xlink:type="simple" xlink:href="https://app.pluralsight.com/course-player?clipId=fb3049e3-c577-4176-b920-b58afab8b078&amp;startTime=99.65" office:target-frame-name="psplayer" xlink:show="replace" text:style-name="Internet_20_link" text:visited-style-name="Visited_20_Internet_20_Link"><text:span text:style-name="T11">either push that message to the recipient or store it temporarily until the</text:span></text:a><text:span text:style-name="T13"> </text:span><text:a xlink:type="simple" xlink:href="https://app.pluralsight.com/course-player?clipId=fb3049e3-c577-4176-b920-b58afab8b078&amp;startTime=105.05" office:target-frame-name="psplayer" xlink:show="replace" text:style-name="Internet_20_link" text:visited-style-name="Visited_20_Internet_20_Link"><text:span text:style-name="T11">recipient asks to receive it. And this means that if the recipient of your</text:span></text:a><text:span text:style-name="T13"> </text:span><text:a xlink:type="simple" xlink:href="https://app.pluralsight.com/course-player?clipId=fb3049e3-c577-4176-b920-b58afab8b078&amp;startTime=110" office:target-frame-name="psplayer" xlink:show="replace" text:style-name="Internet_20_link" text:visited-style-name="Visited_20_Internet_20_Link"><text:span text:style-name="T11">message isn't currently available,</text:span></text:a><text:span text:style-name="T13"> </text:span><text:a xlink:type="simple" xlink:href="https://app.pluralsight.com/course-player?clipId=fb3049e3-c577-4176-b920-b58afab8b078&amp;startTime=112.64" office:target-frame-name="psplayer" xlink:show="replace" text:style-name="Internet_20_link" text:visited-style-name="Visited_20_Internet_20_Link"><text:span text:style-name="T11">you can still send the message knowing that it will get picked up later.</text:span></text:a><text:span text:style-name="T13"> </text:span><text:a xlink:type="simple" xlink:href="https://app.pluralsight.com/course-player?clipId=fb3049e3-c577-4176-b920-b58afab8b078&amp;startTime=118.04" office:target-frame-name="psplayer" xlink:show="replace" text:style-name="Internet_20_link" text:visited-style-name="Visited_20_Internet_20_Link"><text:span text:style-name="T11">Another advantage of this pattern is that it can be</text:span></text:a><text:span text:style-name="T13"> </text:span><text:a xlink:type="simple" xlink:href="https://app.pluralsight.com/course-player?clipId=fb3049e3-c577-4176-b920-b58afab8b078&amp;startTime=120.75" office:target-frame-name="psplayer" xlink:show="replace" text:style-name="Internet_20_link" text:visited-style-name="Visited_20_Internet_20_Link"><text:span text:style-name="T11">expanded to support multiple subscribers.</text:span></text:a><text:span text:style-name="T13"> </text:span><text:a xlink:type="simple" xlink:href="https://app.pluralsight.com/course-player?clipId=fb3049e3-c577-4176-b920-b58afab8b078&amp;startTime=124.74" office:target-frame-name="psplayer" xlink:show="replace" text:style-name="Internet_20_link" text:visited-style-name="Visited_20_Internet_20_Link"><text:span text:style-name="T11">In other words,</text:span></text:a><text:span text:style-name="T13"> </text:span><text:a xlink:type="simple" xlink:href="https://app.pluralsight.com/course-player?clipId=fb3049e3-c577-4176-b920-b58afab8b078&amp;startTime=125.45" office:target-frame-name="psplayer" xlink:show="replace" text:style-name="Internet_20_link" text:visited-style-name="Visited_20_Internet_20_Link"><text:span text:style-name="T11">you can publish one message to what's known as a topic, and then</text:span></text:a><text:span text:style-name="T13"> </text:span><text:a xlink:type="simple" xlink:href="https://app.pluralsight.com/course-player?clipId=fb3049e3-c577-4176-b920-b58afab8b078&amp;startTime=129.93" office:target-frame-name="psplayer" xlink:show="replace" text:style-name="Internet_20_link" text:visited-style-name="Visited_20_Internet_20_Link"><text:span text:style-name="T11">multiple services can register their interest in receiving that</text:span></text:a><text:span text:style-name="T13"> </text:span><text:a xlink:type="simple" xlink:href="https://app.pluralsight.com/course-player?clipId=fb3049e3-c577-4176-b920-b58afab8b078&amp;startTime=133.85" office:target-frame-name="psplayer" xlink:show="replace" text:style-name="Internet_20_link" text:visited-style-name="Visited_20_Internet_20_Link"><text:span text:style-name="T11">message by creating what's known as a subscription.</text:span></text:a><text:span text:style-name="T13"> </text:span><text:a xlink:type="simple" xlink:href="https://app.pluralsight.com/course-player?clipId=fb3049e3-c577-4176-b920-b58afab8b078&amp;startTime=138.64" office:target-frame-name="psplayer" xlink:show="replace" text:style-name="Internet_20_link" text:visited-style-name="Visited_20_Internet_20_Link"><text:span text:style-name="T11">In the example we're looking at, you could imagine that when an order is placed,</text:span></text:a><text:span text:style-name="T13"> </text:span><text:a xlink:type="simple" xlink:href="https://app.pluralsight.com/course-player?clipId=fb3049e3-c577-4176-b920-b58afab8b078&amp;startTime=143.1" office:target-frame-name="psplayer" xlink:show="replace" text:style-name="Internet_20_link" text:visited-style-name="Visited_20_Internet_20_Link"><text:span text:style-name="T11">the two activities of taking your payment and emailing you your</text:span></text:a><text:span text:style-name="T13"> </text:span><text:a xlink:type="simple" xlink:href="https://app.pluralsight.com/course-player?clipId=fb3049e3-c577-4176-b920-b58afab8b078&amp;startTime=147.42" office:target-frame-name="psplayer" xlink:show="replace" text:style-name="Internet_20_link" text:visited-style-name="Visited_20_Internet_20_Link"><text:span text:style-name="T11">tickets might be handled by different microservices, and so a</text:span></text:a><text:span text:style-name="T13"> </text:span><text:a xlink:type="simple" xlink:href="https://app.pluralsight.com/course-player?clipId=fb3049e3-c577-4176-b920-b58afab8b078&amp;startTime=151.95" office:target-frame-name="psplayer" xlink:show="replace" text:style-name="Internet_20_link" text:visited-style-name="Visited_20_Internet_20_Link"><text:span text:style-name="T11">single message indicating that a new order has been placed could be</text:span></text:a><text:span text:style-name="T13"> </text:span><text:a xlink:type="simple" xlink:href="https://app.pluralsight.com/course-player?clipId=fb3049e3-c577-4176-b920-b58afab8b078&amp;startTime=156.24" office:target-frame-name="psplayer" xlink:show="replace" text:style-name="Internet_20_link" text:visited-style-name="Visited_20_Internet_20_Link"><text:span text:style-name="T11">published to a topic called orders, and then the orders topic could</text:span></text:a><text:span text:style-name="T13"> </text:span><text:a xlink:type="simple" xlink:href="https://app.pluralsight.com/course-player?clipId=fb3049e3-c577-4176-b920-b58afab8b078&amp;startTime=160.74" office:target-frame-name="psplayer" xlink:show="replace" text:style-name="Internet_20_link" text:visited-style-name="Visited_20_Internet_20_Link"><text:span text:style-name="T11">have two subscriptions,</text:span></text:a><text:span text:style-name="T13"> </text:span><text:a xlink:type="simple" xlink:href="https://app.pluralsight.com/course-player?clipId=fb3049e3-c577-4176-b920-b58afab8b078&amp;startTime=162.75" office:target-frame-name="psplayer" xlink:show="replace" text:style-name="Internet_20_link" text:visited-style-name="Visited_20_Internet_20_Link"><text:span text:style-name="T11">one by a payments microservice and one by an email microservice. Notice</text:span></text:a><text:span text:style-name="T13"> </text:span><text:a xlink:type="simple" xlink:href="https://app.pluralsight.com/course-player?clipId=fb3049e3-c577-4176-b920-b58afab8b078&amp;startTime=169.42" office:target-frame-name="psplayer" xlink:show="replace" text:style-name="Internet_20_link" text:visited-style-name="Visited_20_Internet_20_Link"><text:span text:style-name="T11">that even though we only send one message to the topic,</text:span></text:a><text:span text:style-name="T13"> </text:span><text:a xlink:type="simple" xlink:href="https://app.pluralsight.com/course-player?clipId=fb3049e3-c577-4176-b920-b58afab8b078&amp;startTime=173.02" office:target-frame-name="psplayer" xlink:show="replace" text:style-name="Internet_20_link" text:visited-style-name="Visited_20_Internet_20_Link"><text:span text:style-name="T11">both subscribers get a copy of that message. And</text:span></text:a><text:span text:style-name="T13"> </text:span><text:a xlink:type="simple" xlink:href="https://app.pluralsight.com/course-player?clipId=fb3049e3-c577-4176-b920-b58afab8b078&amp;startTime=177.11" office:target-frame-name="psplayer" xlink:show="replace" text:style-name="Internet_20_link" text:visited-style-name="Visited_20_Internet_20_Link"><text:span text:style-name="T11">this is a very extensible model.</text:span></text:a><text:span text:style-name="T13"> </text:span><text:a xlink:type="simple" xlink:href="https://app.pluralsight.com/course-player?clipId=fb3049e3-c577-4176-b920-b58afab8b078&amp;startTime=179.74" office:target-frame-name="psplayer" xlink:show="replace" text:style-name="Internet_20_link" text:visited-style-name="Visited_20_Internet_20_Link"><text:span text:style-name="T11">If in the future there's something else we want to do</text:span></text:a><text:span text:style-name="T13"> </text:span><text:a xlink:type="simple" xlink:href="https://app.pluralsight.com/course-player?clipId=fb3049e3-c577-4176-b920-b58afab8b078&amp;startTime=182.61" office:target-frame-name="psplayer" xlink:show="replace" text:style-name="Internet_20_link" text:visited-style-name="Visited_20_Internet_20_Link"><text:span text:style-name="T11">whenever a new order is placed,</text:span></text:a><text:span text:style-name="T13"> </text:span><text:a xlink:type="simple" xlink:href="https://app.pluralsight.com/course-player?clipId=fb3049e3-c577-4176-b920-b58afab8b078&amp;startTime=184.82" office:target-frame-name="psplayer" xlink:show="replace" text:style-name="Internet_20_link" text:visited-style-name="Visited_20_Internet_20_Link"><text:span text:style-name="T11">we can simply create a </text:span></text:a><text:soft-page-break/><text:a xlink:type="simple" xlink:href="https://app.pluralsight.com/course-player?clipId=fb3049e3-c577-4176-b920-b58afab8b078&amp;startTime=184.82" office:target-frame-name="psplayer" xlink:show="replace" text:style-name="Internet_20_link" text:visited-style-name="Visited_20_Internet_20_Link"><text:span text:style-name="T11">new subscription on that topic.</text:span></text:a><text:span text:style-name="T13"> </text:span><text:a xlink:type="simple" xlink:href="https://app.pluralsight.com/course-player?clipId=fb3049e3-c577-4176-b920-b58afab8b078&amp;startTime=189.04" office:target-frame-name="psplayer" xlink:show="replace" text:style-name="Internet_20_link" text:visited-style-name="Visited_20_Internet_20_Link"><text:span text:style-name="T11">So having a message broker that supports pub/sub messaging allows us to write</text:span></text:a><text:span text:style-name="T13"> </text:span><text:a xlink:type="simple" xlink:href="https://app.pluralsight.com/course-player?clipId=fb3049e3-c577-4176-b920-b58afab8b078&amp;startTime=194.25" office:target-frame-name="psplayer" xlink:show="replace" text:style-name="Internet_20_link" text:visited-style-name="Visited_20_Internet_20_Link"><text:span text:style-name="T11">our software in an event‑driven manner where microservices simply publish</text:span></text:a><text:span text:style-name="T13"> </text:span><text:a xlink:type="simple" xlink:href="https://app.pluralsight.com/course-player?clipId=fb3049e3-c577-4176-b920-b58afab8b078&amp;startTime=199.72" office:target-frame-name="psplayer" xlink:show="replace" text:style-name="Internet_20_link" text:visited-style-name="Visited_20_Internet_20_Link"><text:span text:style-name="T11">what are sometimes called domain events, messages that indicate that</text:span></text:a><text:span text:style-name="T13"> </text:span><text:a xlink:type="simple" xlink:href="https://app.pluralsight.com/course-player?clipId=fb3049e3-c577-4176-b920-b58afab8b078&amp;startTime=204.2" office:target-frame-name="psplayer" xlink:show="replace" text:style-name="Internet_20_link" text:visited-style-name="Visited_20_Internet_20_Link"><text:span text:style-name="T11">something of interest has happened in the system and other microservices</text:span></text:a><text:span text:style-name="T13"> </text:span><text:a xlink:type="simple" xlink:href="https://app.pluralsight.com/course-player?clipId=fb3049e3-c577-4176-b920-b58afab8b078&amp;startTime=208.8" office:target-frame-name="psplayer" xlink:show="replace" text:style-name="Internet_20_link" text:visited-style-name="Visited_20_Internet_20_Link"><text:span text:style-name="T11">subscribe to those domain events and carry out different activities. This</text:span></text:a><text:span text:style-name="T13"> </text:span><text:a xlink:type="simple" xlink:href="https://app.pluralsight.com/course-player?clipId=fb3049e3-c577-4176-b920-b58afab8b078&amp;startTime=214.28" office:target-frame-name="psplayer" xlink:show="replace" text:style-name="Internet_20_link" text:visited-style-name="Visited_20_Internet_20_Link"><text:span text:style-name="T11">greatly reduces the coupling between services since the publisher of a</text:span></text:a><text:span text:style-name="T13"> </text:span><text:a xlink:type="simple" xlink:href="https://app.pluralsight.com/course-player?clipId=fb3049e3-c577-4176-b920-b58afab8b078&amp;startTime=218.96" office:target-frame-name="psplayer" xlink:show="replace" text:style-name="Internet_20_link" text:visited-style-name="Visited_20_Internet_20_Link"><text:span text:style-name="T11">message doesn't need to know anything about who the subscribers are. Using</text:span></text:a><text:span text:style-name="T13"> </text:span><text:a xlink:type="simple" xlink:href="https://app.pluralsight.com/course-player?clipId=fb3049e3-c577-4176-b920-b58afab8b078&amp;startTime=224.12" office:target-frame-name="psplayer" xlink:show="replace" text:style-name="Internet_20_link" text:visited-style-name="Visited_20_Internet_20_Link"><text:span text:style-name="T11">messaging also has scalability benefits because if we build up a backlog of</text:span></text:a><text:span text:style-name="T13"> </text:span><text:a xlink:type="simple" xlink:href="https://app.pluralsight.com/course-player?clipId=fb3049e3-c577-4176-b920-b58afab8b078&amp;startTime=229.13" office:target-frame-name="psplayer" xlink:show="replace" text:style-name="Internet_20_link" text:visited-style-name="Visited_20_Internet_20_Link"><text:span text:style-name="T11">messages,</text:span></text:a><text:span text:style-name="T13"> </text:span><text:a xlink:type="simple" xlink:href="https://app.pluralsight.com/course-player?clipId=fb3049e3-c577-4176-b920-b58afab8b078&amp;startTime=230.14" office:target-frame-name="psplayer" xlink:show="replace" text:style-name="Internet_20_link" text:visited-style-name="Visited_20_Internet_20_Link"><text:span text:style-name="T11">we can scale out additional instances of the subscriber</text:span></text:a><text:span text:style-name="T13"> </text:span><text:a xlink:type="simple" xlink:href="https://app.pluralsight.com/course-player?clipId=fb3049e3-c577-4176-b920-b58afab8b078&amp;startTime=233.96" office:target-frame-name="psplayer" xlink:show="replace" text:style-name="Internet_20_link" text:visited-style-name="Visited_20_Internet_20_Link"><text:span text:style-name="T11">microservice in order to catch up. And it has resilience</text:span></text:a><text:span text:style-name="T13"> </text:span><text:a xlink:type="simple" xlink:href="https://app.pluralsight.com/course-player?clipId=fb3049e3-c577-4176-b920-b58afab8b078&amp;startTime=239" office:target-frame-name="psplayer" xlink:show="replace" text:style-name="Internet_20_link" text:visited-style-name="Visited_20_Internet_20_Link"><text:span text:style-name="T11">benefits as subscribers can catch up on messages they've missed</text:span></text:a><text:span text:style-name="T13"> </text:span><text:a xlink:type="simple" xlink:href="https://app.pluralsight.com/course-player?clipId=fb3049e3-c577-4176-b920-b58afab8b078&amp;startTime=243.82" office:target-frame-name="psplayer" xlink:show="replace" text:style-name="Internet_20_link" text:visited-style-name="Visited_20_Internet_20_Link"><text:span text:style-name="T11">if they have any temporary downtime.</text:span></text:a><text:span text:style-name="T13"> </text:span><text:a xlink:type="simple" xlink:href="https://app.pluralsight.com/course-player?clipId=fb3049e3-c577-4176-b920-b58afab8b078&amp;startTime=246.84" office:target-frame-name="psplayer" xlink:show="replace" text:style-name="Internet_20_link" text:visited-style-name="Visited_20_Internet_20_Link"><text:span text:style-name="T11">Now that we've understood the basics of pub/sub messaging and</text:span></text:a><text:span text:style-name="T13"> </text:span><text:a xlink:type="simple" xlink:href="https://app.pluralsight.com/course-player?clipId=fb3049e3-c577-4176-b920-b58afab8b078&amp;startTime=250.65" office:target-frame-name="psplayer" xlink:show="replace" text:style-name="Internet_20_link" text:visited-style-name="Visited_20_Internet_20_Link"><text:span text:style-name="T11">the reasons why we might want to use it, let's see how Dapr makes this capability available to us.</text:span></text:a></text:p>
      <text:h text:style-name="P2" text:outline-level="3"><text:a xlink:type="simple" xlink:href="https://app.pluralsight.com/course-player?clipId=1ddf7bf4-4d2b-42ff-a724-cf05ba5bbda0" office:target-frame-name="psplayer" xlink:show="replace" text:style-name="Internet_20_link" text:visited-style-name="Visited_20_Internet_20_Link"><text:span text:style-name="T11">Dapr Pub Sub Building Block</text:span></text:a></text:h>
      <text:p text:style-name="P5"><text:a xlink:type="simple" xlink:href="https://app.pluralsight.com/course-player?clipId=1ddf7bf4-4d2b-42ff-a724-cf05ba5bbda0&amp;startTime=1.14" office:target-frame-name="psplayer" xlink:show="replace" text:style-name="Internet_20_link" text:visited-style-name="Visited_20_Internet_20_Link"><text:span text:style-name="T11">Let's take a look at how we can publish messages and subscribe to</text:span></text:a><text:span text:style-name="T13"> </text:span><text:a xlink:type="simple" xlink:href="https://app.pluralsight.com/course-player?clipId=1ddf7bf4-4d2b-42ff-a724-cf05ba5bbda0&amp;startTime=5.39" office:target-frame-name="psplayer" xlink:show="replace" text:style-name="Internet_20_link" text:visited-style-name="Visited_20_Internet_20_Link"><text:span text:style-name="T11">them using the Dapr pub/sub messaging building block. A</text:span></text:a><text:span text:style-name="T13"> </text:span><text:a xlink:type="simple" xlink:href="https://app.pluralsight.com/course-player?clipId=1ddf7bf4-4d2b-42ff-a724-cf05ba5bbda0&amp;startTime=9.99" office:target-frame-name="psplayer" xlink:show="replace" text:style-name="Internet_20_link" text:visited-style-name="Visited_20_Internet_20_Link"><text:span text:style-name="T11">microservice that wants to publish a message makes an HTTP post to</text:span></text:a><text:span text:style-name="T13"> </text:span><text:a xlink:type="simple" xlink:href="https://app.pluralsight.com/course-player?clipId=1ddf7bf4-4d2b-42ff-a724-cf05ba5bbda0&amp;startTime=15.48" office:target-frame-name="psplayer" xlink:show="replace" text:style-name="Internet_20_link" text:visited-style-name="Visited_20_Internet_20_Link"><text:span text:style-name="T11">the Dapr sidecar using this URL format,</text:span></text:a><text:span text:style-name="T13"> </text:span><text:a xlink:type="simple" xlink:href="https://app.pluralsight.com/course-player?clipId=1ddf7bf4-4d2b-42ff-a724-cf05ba5bbda0&amp;startTime=18.98" office:target-frame-name="psplayer" xlink:show="replace" text:style-name="Internet_20_link" text:visited-style-name="Visited_20_Internet_20_Link"><text:span text:style-name="T11">which should be looking quite familiar to you by now.</text:span></text:a><text:span text:style-name="T13"> </text:span><text:a xlink:type="simple" xlink:href="https://app.pluralsight.com/course-player?clipId=1ddf7bf4-4d2b-42ff-a724-cf05ba5bbda0&amp;startTime=22.44" office:target-frame-name="psplayer" xlink:show="replace" text:style-name="Internet_20_link" text:visited-style-name="Visited_20_Internet_20_Link"><text:span text:style-name="T11">This is saying that we're accessing the publish capability of</text:span></text:a><text:span text:style-name="T13"> </text:span><text:a xlink:type="simple" xlink:href="https://app.pluralsight.com/course-player?clipId=1ddf7bf4-4d2b-42ff-a724-cf05ba5bbda0&amp;startTime=25.72" office:target-frame-name="psplayer" xlink:show="replace" text:style-name="Internet_20_link" text:visited-style-name="Visited_20_Internet_20_Link"><text:span text:style-name="T11">Dapr, and we also need to specify the name of the pub/sub</text:span></text:a><text:span text:style-name="T13"> </text:span><text:a xlink:type="simple" xlink:href="https://app.pluralsight.com/course-player?clipId=1ddf7bf4-4d2b-42ff-a724-cf05ba5bbda0&amp;startTime=29.8" office:target-frame-name="psplayer" xlink:show="replace" text:style-name="Internet_20_link" text:visited-style-name="Visited_20_Internet_20_Link"><text:span text:style-name="T11">component that we want to interact with.</text:span></text:a><text:span text:style-name="T13"> </text:span><text:a xlink:type="simple" xlink:href="https://app.pluralsight.com/course-player?clipId=1ddf7bf4-4d2b-42ff-a724-cf05ba5bbda0&amp;startTime=32.54" office:target-frame-name="psplayer" xlink:show="replace" text:style-name="Internet_20_link" text:visited-style-name="Visited_20_Internet_20_Link"><text:span text:style-name="T11">In this example, it's just called pubsub. And in most systems,</text:span></text:a><text:span text:style-name="T13"> </text:span><text:a xlink:type="simple" xlink:href="https://app.pluralsight.com/course-player?clipId=1ddf7bf4-4d2b-42ff-a724-cf05ba5bbda0&amp;startTime=37.31" office:target-frame-name="psplayer" xlink:show="replace" text:style-name="Internet_20_link" text:visited-style-name="Visited_20_Internet_20_Link"><text:span text:style-name="T11">you'll probably just have a single Dapr pub/sub component, but</text:span></text:a><text:span text:style-name="T13"> </text:span><text:a xlink:type="simple" xlink:href="https://app.pluralsight.com/course-player?clipId=1ddf7bf4-4d2b-42ff-a724-cf05ba5bbda0&amp;startTime=41.71" office:target-frame-name="psplayer" xlink:show="replace" text:style-name="Internet_20_link" text:visited-style-name="Visited_20_Internet_20_Link"><text:span text:style-name="T11">you can have more than one if you want.</text:span></text:a><text:span text:style-name="T13"> </text:span><text:a xlink:type="simple" xlink:href="https://app.pluralsight.com/course-player?clipId=1ddf7bf4-4d2b-42ff-a724-cf05ba5bbda0&amp;startTime=44.84" office:target-frame-name="psplayer" xlink:show="replace" text:style-name="Internet_20_link" text:visited-style-name="Visited_20_Internet_20_Link"><text:span text:style-name="T11">The final portion of this URL is the topic name that we want to publish</text:span></text:a><text:span text:style-name="T13"> </text:span><text:a xlink:type="simple" xlink:href="https://app.pluralsight.com/course-player?clipId=1ddf7bf4-4d2b-42ff-a724-cf05ba5bbda0&amp;startTime=49.42" office:target-frame-name="psplayer" xlink:show="replace" text:style-name="Internet_20_link" text:visited-style-name="Visited_20_Internet_20_Link"><text:span text:style-name="T11">to. In this example, we're publishing to a topic called order, and you</text:span></text:a><text:span text:style-name="T13"> </text:span><text:a xlink:type="simple" xlink:href="https://app.pluralsight.com/course-player?clipId=1ddf7bf4-4d2b-42ff-a724-cf05ba5bbda0&amp;startTime=54.57" office:target-frame-name="psplayer" xlink:show="replace" text:style-name="Internet_20_link" text:visited-style-name="Visited_20_Internet_20_Link"><text:span text:style-name="T11">can define as many topics as makes sense for your application. The body</text:span></text:a><text:span text:style-name="T13"> </text:span><text:a xlink:type="simple" xlink:href="https://app.pluralsight.com/course-player?clipId=1ddf7bf4-4d2b-42ff-a724-cf05ba5bbda0&amp;startTime=59.72" office:target-frame-name="psplayer" xlink:show="replace" text:style-name="Internet_20_link" text:visited-style-name="Visited_20_Internet_20_Link"><text:span text:style-name="T11">of the request should contain the message payload that is going to be</text:span></text:a><text:span text:style-name="T13"> </text:span><text:a xlink:type="simple" xlink:href="https://app.pluralsight.com/course-player?clipId=1ddf7bf4-4d2b-42ff-a724-cf05ba5bbda0&amp;startTime=63.79" office:target-frame-name="psplayer" xlink:show="replace" text:style-name="Internet_20_link" text:visited-style-name="Visited_20_Internet_20_Link"><text:span text:style-name="T11">received by the subscribers.</text:span></text:a><text:span text:style-name="T13"> </text:span><text:a xlink:type="simple" xlink:href="https://app.pluralsight.com/course-player?clipId=1ddf7bf4-4d2b-42ff-a724-cf05ba5bbda0&amp;startTime=66.64" office:target-frame-name="psplayer" xlink:show="replace" text:style-name="Internet_20_link" text:visited-style-name="Visited_20_Internet_20_Link"><text:span text:style-name="T11">In this example, I'm just showing some of the details of the order.</text:span></text:a><text:span text:style-name="T13"> </text:span><text:a xlink:type="simple" xlink:href="https://app.pluralsight.com/course-player?clipId=1ddf7bf4-4d2b-42ff-a724-cf05ba5bbda0&amp;startTime=71.34" office:target-frame-name="psplayer" xlink:show="replace" text:style-name="Internet_20_link" text:visited-style-name="Visited_20_Internet_20_Link"><text:span text:style-name="T11">What happens on the subscriber end? Let's imagine that we've published a</text:span></text:a><text:span text:style-name="T13"> </text:span><text:a xlink:type="simple" xlink:href="https://app.pluralsight.com/course-player?clipId=1ddf7bf4-4d2b-42ff-a724-cf05ba5bbda0&amp;startTime=75.43" office:target-frame-name="psplayer" xlink:show="replace" text:style-name="Internet_20_link" text:visited-style-name="Visited_20_Internet_20_Link"><text:span text:style-name="T11">message to the orders topic on the message broker, and let's imagine that</text:span></text:a><text:span text:style-name="T13"> </text:span><text:a xlink:type="simple" xlink:href="https://app.pluralsight.com/course-player?clipId=1ddf7bf4-4d2b-42ff-a724-cf05ba5bbda0&amp;startTime=80.19" office:target-frame-name="psplayer" xlink:show="replace" text:style-name="Internet_20_link" text:visited-style-name="Visited_20_Internet_20_Link"><text:span text:style-name="T11">we've got two microservices, the payments and email microservices that both</text:span></text:a><text:span text:style-name="T13"> </text:span><text:a xlink:type="simple" xlink:href="https://app.pluralsight.com/course-player?clipId=1ddf7bf4-4d2b-42ff-a724-cf05ba5bbda0&amp;startTime=85.6" office:target-frame-name="psplayer" xlink:show="replace" text:style-name="Internet_20_link" text:visited-style-name="Visited_20_Internet_20_Link"><text:span text:style-name="T11">want to subscribe to the orders topic.</text:span></text:a><text:span text:style-name="T13"> </text:span><text:a xlink:type="simple" xlink:href="https://app.pluralsight.com/course-player?clipId=1ddf7bf4-4d2b-42ff-a724-cf05ba5bbda0&amp;startTime=88.44" office:target-frame-name="psplayer" xlink:show="replace" text:style-name="Internet_20_link" text:visited-style-name="Visited_20_Internet_20_Link"><text:span text:style-name="T11">What happens is that the Dapr sidecar for both of our</text:span></text:a><text:span text:style-name="T13"> </text:span><text:a xlink:type="simple" xlink:href="https://app.pluralsight.com/course-player?clipId=1ddf7bf4-4d2b-42ff-a724-cf05ba5bbda0&amp;startTime=91.93" office:target-frame-name="psplayer" xlink:show="replace" text:style-name="Internet_20_link" text:visited-style-name="Visited_20_Internet_20_Link"><text:span text:style-name="T11">subscriber microservices connects to the message broker and</text:span></text:a><text:span text:style-name="T13"> </text:span><text:a xlink:type="simple" xlink:href="https://app.pluralsight.com/course-player?clipId=1ddf7bf4-4d2b-42ff-a724-cf05ba5bbda0&amp;startTime=96.49" office:target-frame-name="psplayer" xlink:show="replace" text:style-name="Internet_20_link" text:visited-style-name="Visited_20_Internet_20_Link"><text:span text:style-name="T11">registers to receive messages on that topic.</text:span></text:a><text:span text:style-name="T13"> </text:span><text:a xlink:type="simple" xlink:href="https://app.pluralsight.com/course-player?clipId=1ddf7bf4-4d2b-42ff-a724-cf05ba5bbda0&amp;startTime=100.34" office:target-frame-name="psplayer" xlink:show="replace" text:style-name="Internet_20_link" text:visited-style-name="Visited_20_Internet_20_Link"><text:span text:style-name="T11">Then, whenever a message is posted to the topic,</text:span></text:a><text:span text:style-name="T13"> </text:span><text:a xlink:type="simple" xlink:href="https://app.pluralsight.com/course-player?clipId=1ddf7bf4-4d2b-42ff-a724-cf05ba5bbda0&amp;startTime=103.74" office:target-frame-name="psplayer" xlink:show="replace" text:style-name="Internet_20_link" text:visited-style-name="Visited_20_Internet_20_Link"><text:span text:style-name="T11">the Dapr sidecar receives that message and then passes it on to the</text:span></text:a><text:span text:style-name="T13"> </text:span><text:a xlink:type="simple" xlink:href="https://app.pluralsight.com/course-player?clipId=1ddf7bf4-4d2b-42ff-a724-cf05ba5bbda0&amp;startTime=108.29" office:target-frame-name="psplayer" xlink:show="replace" text:style-name="Internet_20_link" text:visited-style-name="Visited_20_Internet_20_Link"><text:span text:style-name="T11">microservice. And the way it does that is it calls an endpoint that you've</text:span></text:a><text:span text:style-name="T13"> </text:span><text:a xlink:type="simple" xlink:href="https://app.pluralsight.com/course-player?clipId=1ddf7bf4-4d2b-42ff-a724-cf05ba5bbda0&amp;startTime=113.18" office:target-frame-name="psplayer" xlink:show="replace" text:style-name="Internet_20_link" text:visited-style-name="Visited_20_Internet_20_Link"><text:span text:style-name="T11">exposed on your microservice. The name of the endpoint is configurable, but</text:span></text:a><text:span text:style-name="T13"> </text:span><text:a xlink:type="simple" xlink:href="https://app.pluralsight.com/course-player?clipId=1ddf7bf4-4d2b-42ff-a724-cf05ba5bbda0&amp;startTime=118.26" office:target-frame-name="psplayer" xlink:show="replace" text:style-name="Internet_20_link" text:visited-style-name="Visited_20_Internet_20_Link"><text:span text:style-name="T11">let's say for this example that it's called order.</text:span></text:a><text:span text:style-name="T13"> </text:span><text:a xlink:type="simple" xlink:href="https://app.pluralsight.com/course-player?clipId=1ddf7bf4-4d2b-42ff-a724-cf05ba5bbda0&amp;startTime=121.84" office:target-frame-name="psplayer" xlink:show="replace" text:style-name="Internet_20_link" text:visited-style-name="Visited_20_Internet_20_Link"><text:span text:style-name="T11">The Dapr sidecar can then make an HTTP request to your microservice, and</text:span></text:a><text:span text:style-name="T13"> </text:span><text:a xlink:type="simple" xlink:href="https://app.pluralsight.com/course-player?clipId=1ddf7bf4-4d2b-42ff-a724-cf05ba5bbda0&amp;startTime=127.4" office:target-frame-name="psplayer" xlink:show="replace" text:style-name="Internet_20_link" text:visited-style-name="Visited_20_Internet_20_Link"><text:span text:style-name="T11">the body of the request contains the message payload.</text:span></text:a><text:span text:style-name="T13"> </text:span><text:a xlink:type="simple" xlink:href="https://app.pluralsight.com/course-player?clipId=1ddf7bf4-4d2b-42ff-a724-cf05ba5bbda0&amp;startTime=131.74" office:target-frame-name="psplayer" xlink:show="replace" text:style-name="Internet_20_link" text:visited-style-name="Visited_20_Internet_20_Link"><text:span text:style-name="T11">A nice thing about this approach is that from your microservices perspective,</text:span></text:a><text:span text:style-name="T13"> </text:span><text:a xlink:type="simple" xlink:href="https://app.pluralsight.com/course-player?clipId=1ddf7bf4-4d2b-42ff-a724-cf05ba5bbda0&amp;startTime=136" office:target-frame-name="psplayer" xlink:show="replace" text:style-name="Internet_20_link" text:visited-style-name="Visited_20_Internet_20_Link"><text:span text:style-name="T11">it's a push model.</text:span></text:a><text:span text:style-name="T13"> </text:span><text:a xlink:type="simple" xlink:href="https://app.pluralsight.com/course-player?clipId=1ddf7bf4-4d2b-42ff-a724-cf05ba5bbda0&amp;startTime=137.54" office:target-frame-name="psplayer" xlink:show="replace" text:style-name="Internet_20_link" text:visited-style-name="Visited_20_Internet_20_Link"><text:span text:style-name="T11">Any polling of the message broker that might be required</text:span></text:a><text:span text:style-name="T13"> </text:span><text:a xlink:type="simple" xlink:href="https://app.pluralsight.com/course-player?clipId=1ddf7bf4-4d2b-42ff-a724-cf05ba5bbda0&amp;startTime=140.9" office:target-frame-name="psplayer" xlink:show="replace" text:style-name="Internet_20_link" text:visited-style-name="Visited_20_Internet_20_Link"><text:span text:style-name="T11">can be handled by the Dapr sidecar.</text:span></text:a><text:span text:style-name="T13"> </text:span><text:a xlink:type="simple" xlink:href="https://app.pluralsight.com/course-player?clipId=1ddf7bf4-4d2b-42ff-a724-cf05ba5bbda0&amp;startTime=144.04" office:target-frame-name="psplayer" xlink:show="replace" text:style-name="Internet_20_link" text:visited-style-name="Visited_20_Internet_20_Link"><text:span text:style-name="T11">Now you might be wondering at this point,</text:span></text:a><text:span text:style-name="T13"> </text:span><text:a xlink:type="simple" xlink:href="https://app.pluralsight.com/course-player?clipId=1ddf7bf4-4d2b-42ff-a724-cf05ba5bbda0&amp;startTime=146.21" office:target-frame-name="psplayer" xlink:show="replace" text:style-name="Internet_20_link" text:visited-style-name="Visited_20_Internet_20_Link"><text:span text:style-name="T11">how does Dapr know which of your microservices want to</text:span></text:a><text:span text:style-name="T13"> </text:span><text:a xlink:type="simple" xlink:href="https://app.pluralsight.com/course-player?clipId=1ddf7bf4-4d2b-42ff-a724-cf05ba5bbda0&amp;startTime=150.12" office:target-frame-name="psplayer" xlink:show="replace" text:style-name="Internet_20_link" text:visited-style-name="Visited_20_Internet_20_Link"><text:span text:style-name="T11">subscribe to a particular topic, and how does it know what</text:span></text:a><text:span text:style-name="T13"> </text:span><text:a xlink:type="simple" xlink:href="https://app.pluralsight.com/course-player?clipId=1ddf7bf4-4d2b-42ff-a724-cf05ba5bbda0&amp;startTime=154.61" office:target-frame-name="psplayer" xlink:show="replace" text:style-name="Internet_20_link" text:visited-style-name="Visited_20_Internet_20_Link"><text:span text:style-name="T11">endpoint to call them on with those messages?</text:span></text:a><text:span text:style-name="T13"> </text:span><text:a xlink:type="simple" xlink:href="https://app.pluralsight.com/course-player?clipId=1ddf7bf4-4d2b-42ff-a724-cf05ba5bbda0&amp;startTime=157.87" office:target-frame-name="psplayer" xlink:show="replace" text:style-name="Internet_20_link" text:visited-style-name="Visited_20_Internet_20_Link"><text:span text:style-name="T11">Dapr actually offers two ways of setting up subscriptions, so let's talk about those next.</text:span></text:a></text:p>
      <text:h text:style-name="P2" text:outline-level="3"><text:a xlink:type="simple" xlink:href="https://app.pluralsight.com/course-player?clipId=553294f3-1b88-492d-be48-9104b023f331" office:target-frame-name="psplayer" xlink:show="replace" text:style-name="Internet_20_link" text:visited-style-name="Visited_20_Internet_20_Link"><text:span text:style-name="T11">Declarative and Programmatic Subscriptions</text:span></text:a></text:h>
      <text:p text:style-name="P5"><text:a xlink:type="simple" xlink:href="https://app.pluralsight.com/course-player?clipId=553294f3-1b88-492d-be48-9104b023f331&amp;startTime=1.14" office:target-frame-name="psplayer" xlink:show="replace" text:style-name="Internet_20_link" text:visited-style-name="Visited_20_Internet_20_Link"><text:span text:style-name="T11">We need a way for our subscribers to register that they're</text:span></text:a><text:span text:style-name="T13"> </text:span><text:a xlink:type="simple" xlink:href="https://app.pluralsight.com/course-player?clipId=553294f3-1b88-492d-be48-9104b023f331&amp;startTime=4.84" office:target-frame-name="psplayer" xlink:show="replace" text:style-name="Internet_20_link" text:visited-style-name="Visited_20_Internet_20_Link"><text:span text:style-name="T11">interested in receiving a message posted to a topic,</text:span></text:a><text:span text:style-name="T13"> </text:span><text:a xlink:type="simple" xlink:href="https://app.pluralsight.com/course-player?clipId=553294f3-1b88-492d-be48-9104b023f331&amp;startTime=8.84" office:target-frame-name="psplayer" xlink:show="replace" text:style-name="Internet_20_link" text:visited-style-name="Visited_20_Internet_20_Link"><text:span text:style-name="T11">and Dapr allows us to do that in two ways known as declarative and </text:span></text:a><text:soft-page-break/><text:a xlink:type="simple" xlink:href="https://app.pluralsight.com/course-player?clipId=553294f3-1b88-492d-be48-9104b023f331&amp;startTime=8.84" office:target-frame-name="psplayer" xlink:show="replace" text:style-name="Internet_20_link" text:visited-style-name="Visited_20_Internet_20_Link"><text:span text:style-name="T11">programmatic.</text:span></text:a><text:span text:style-name="T13"> </text:span><text:a xlink:type="simple" xlink:href="https://app.pluralsight.com/course-player?clipId=553294f3-1b88-492d-be48-9104b023f331&amp;startTime=15.94" office:target-frame-name="psplayer" xlink:show="replace" text:style-name="Internet_20_link" text:visited-style-name="Visited_20_Internet_20_Link"><text:span text:style-name="T11">Declarative subscriptions are where we create a YAML file similar to the</text:span></text:a><text:span text:style-name="T13"> </text:span><text:a xlink:type="simple" xlink:href="https://app.pluralsight.com/course-player?clipId=553294f3-1b88-492d-be48-9104b023f331&amp;startTime=20.76" office:target-frame-name="psplayer" xlink:show="replace" text:style-name="Internet_20_link" text:visited-style-name="Visited_20_Internet_20_Link"><text:span text:style-name="T11">component definition YAML files we've already seen,</text:span></text:a><text:span text:style-name="T13"> </text:span><text:a xlink:type="simple" xlink:href="https://app.pluralsight.com/course-player?clipId=553294f3-1b88-492d-be48-9104b023f331&amp;startTime=24.44" office:target-frame-name="psplayer" xlink:show="replace" text:style-name="Internet_20_link" text:visited-style-name="Visited_20_Internet_20_Link"><text:span text:style-name="T11">and programmatic subscriptions are where we define our subscriptions in code.</text:span></text:a><text:span text:style-name="T13"> </text:span><text:a xlink:type="simple" xlink:href="https://app.pluralsight.com/course-player?clipId=553294f3-1b88-492d-be48-9104b023f331&amp;startTime=30.04" office:target-frame-name="psplayer" xlink:show="replace" text:style-name="Internet_20_link" text:visited-style-name="Visited_20_Internet_20_Link"><text:span text:style-name="T11">Let's start by looking at declarative subscriptions.</text:span></text:a><text:span text:style-name="T13"> </text:span><text:a xlink:type="simple" xlink:href="https://app.pluralsight.com/course-player?clipId=553294f3-1b88-492d-be48-9104b023f331&amp;startTime=34.34" office:target-frame-name="psplayer" xlink:show="replace" text:style-name="Internet_20_link" text:visited-style-name="Visited_20_Internet_20_Link"><text:span text:style-name="T11">Here,</text:span></text:a><text:span text:style-name="T13"> </text:span><text:a xlink:type="simple" xlink:href="https://app.pluralsight.com/course-player?clipId=553294f3-1b88-492d-be48-9104b023f331&amp;startTime=34.68" office:target-frame-name="psplayer" xlink:show="replace" text:style-name="Internet_20_link" text:visited-style-name="Visited_20_Internet_20_Link"><text:span text:style-name="T11">we're looking in the official Dapr documentation at an</text:span></text:a><text:span text:style-name="T13"> </text:span><text:a xlink:type="simple" xlink:href="https://app.pluralsight.com/course-player?clipId=553294f3-1b88-492d-be48-9104b023f331&amp;startTime=38.12" office:target-frame-name="psplayer" xlink:show="replace" text:style-name="Internet_20_link" text:visited-style-name="Visited_20_Internet_20_Link"><text:span text:style-name="T11">example of a declarative subscription file.</text:span></text:a><text:span text:style-name="T13"> </text:span><text:a xlink:type="simple" xlink:href="https://app.pluralsight.com/course-player?clipId=553294f3-1b88-492d-be48-9104b023f331&amp;startTime=42.04" office:target-frame-name="psplayer" xlink:show="replace" text:style-name="Internet_20_link" text:visited-style-name="Visited_20_Internet_20_Link"><text:span text:style-name="T11">We can see that the kind is set to subscription,</text:span></text:a><text:span text:style-name="T13"> </text:span><text:a xlink:type="simple" xlink:href="https://app.pluralsight.com/course-player?clipId=553294f3-1b88-492d-be48-9104b023f331&amp;startTime=45.94" office:target-frame-name="psplayer" xlink:show="replace" text:style-name="Internet_20_link" text:visited-style-name="Visited_20_Internet_20_Link"><text:span text:style-name="T11">and we can give a name to this subscription,</text:span></text:a><text:span text:style-name="T13"> </text:span><text:a xlink:type="simple" xlink:href="https://app.pluralsight.com/course-player?clipId=553294f3-1b88-492d-be48-9104b023f331&amp;startTime=48.25" office:target-frame-name="psplayer" xlink:show="replace" text:style-name="Internet_20_link" text:visited-style-name="Visited_20_Internet_20_Link"><text:span text:style-name="T11">which here is just called order_pub_sub.</text:span></text:a><text:span text:style-name="T13"> </text:span><text:a xlink:type="simple" xlink:href="https://app.pluralsight.com/course-player?clipId=553294f3-1b88-492d-be48-9104b023f331&amp;startTime=52.24" office:target-frame-name="psplayer" xlink:show="replace" text:style-name="Internet_20_link" text:visited-style-name="Visited_20_Internet_20_Link"><text:span text:style-name="T11">Then in the spec, we're going to say what topic we're subscribing to,</text:span></text:a><text:span text:style-name="T13"> </text:span><text:a xlink:type="simple" xlink:href="https://app.pluralsight.com/course-player?clipId=553294f3-1b88-492d-be48-9104b023f331&amp;startTime=57.74" office:target-frame-name="psplayer" xlink:show="replace" text:style-name="Internet_20_link" text:visited-style-name="Visited_20_Internet_20_Link"><text:span text:style-name="T11">what route we want to be called with each message,</text:span></text:a><text:span text:style-name="T13"> </text:span><text:a xlink:type="simple" xlink:href="https://app.pluralsight.com/course-player?clipId=553294f3-1b88-492d-be48-9104b023f331&amp;startTime=61.44" office:target-frame-name="psplayer" xlink:show="replace" text:style-name="Internet_20_link" text:visited-style-name="Visited_20_Internet_20_Link"><text:span text:style-name="T11">which is checkout in this example,</text:span></text:a><text:span text:style-name="T13"> </text:span><text:a xlink:type="simple" xlink:href="https://app.pluralsight.com/course-player?clipId=553294f3-1b88-492d-be48-9104b023f331&amp;startTime=64.34" office:target-frame-name="psplayer" xlink:show="replace" text:style-name="Internet_20_link" text:visited-style-name="Visited_20_Internet_20_Link"><text:span text:style-name="T11">and the name of the pubsub component that the topic exists on.</text:span></text:a><text:span text:style-name="T13"> </text:span><text:a xlink:type="simple" xlink:href="https://app.pluralsight.com/course-player?clipId=553294f3-1b88-492d-be48-9104b023f331&amp;startTime=69.34" office:target-frame-name="psplayer" xlink:show="replace" text:style-name="Internet_20_link" text:visited-style-name="Visited_20_Internet_20_Link"><text:span text:style-name="T11">Notice here is the Scope section which lists two microservices.</text:span></text:a><text:span text:style-name="T13"> </text:span><text:a xlink:type="simple" xlink:href="https://app.pluralsight.com/course-player?clipId=553294f3-1b88-492d-be48-9104b023f331&amp;startTime=75.14" office:target-frame-name="psplayer" xlink:show="replace" text:style-name="Internet_20_link" text:visited-style-name="Visited_20_Internet_20_Link"><text:span text:style-name="T11">Obviously, not every microservice wants to subscribe to all messages,</text:span></text:a><text:span text:style-name="T13"> </text:span><text:a xlink:type="simple" xlink:href="https://app.pluralsight.com/course-player?clipId=553294f3-1b88-492d-be48-9104b023f331&amp;startTime=80.24" office:target-frame-name="psplayer" xlink:show="replace" text:style-name="Internet_20_link" text:visited-style-name="Visited_20_Internet_20_Link"><text:span text:style-name="T11">and so this limits the services that will attempt to subscribe.</text:span></text:a><text:span text:style-name="T13"> </text:span><text:a xlink:type="simple" xlink:href="https://app.pluralsight.com/course-player?clipId=553294f3-1b88-492d-be48-9104b023f331&amp;startTime=84.44" office:target-frame-name="psplayer" xlink:show="replace" text:style-name="Internet_20_link" text:visited-style-name="Visited_20_Internet_20_Link"><text:span text:style-name="T11">Only the microservices with the Dapr application names,</text:span></text:a><text:span text:style-name="T13"> </text:span><text:a xlink:type="simple" xlink:href="https://app.pluralsight.com/course-player?clipId=553294f3-1b88-492d-be48-9104b023f331&amp;startTime=87.91" office:target-frame-name="psplayer" xlink:show="replace" text:style-name="Internet_20_link" text:visited-style-name="Visited_20_Internet_20_Link"><text:span text:style-name="T11">orderprocessing and checkout,</text:span></text:a><text:span text:style-name="T13"> </text:span><text:a xlink:type="simple" xlink:href="https://app.pluralsight.com/course-player?clipId=553294f3-1b88-492d-be48-9104b023f331&amp;startTime=90.48" office:target-frame-name="psplayer" xlink:show="replace" text:style-name="Internet_20_link" text:visited-style-name="Visited_20_Internet_20_Link"><text:span text:style-name="T11">are going to create subscriptions and get called on the</text:span></text:a><text:span text:style-name="T13"> </text:span><text:a xlink:type="simple" xlink:href="https://app.pluralsight.com/course-player?clipId=553294f3-1b88-492d-be48-9104b023f331&amp;startTime=94.17" office:target-frame-name="psplayer" xlink:show="replace" text:style-name="Internet_20_link" text:visited-style-name="Visited_20_Internet_20_Link"><text:span text:style-name="T11">/checkout endpoint with new messages.</text:span></text:a><text:span text:style-name="T13"> </text:span><text:a xlink:type="simple" xlink:href="https://app.pluralsight.com/course-player?clipId=553294f3-1b88-492d-be48-9104b023f331&amp;startTime=98.24" office:target-frame-name="psplayer" xlink:show="replace" text:style-name="Internet_20_link" text:visited-style-name="Visited_20_Internet_20_Link"><text:span text:style-name="T11">The second method of subscribing is called programmatic.</text:span></text:a><text:span text:style-name="T13"> </text:span><text:a xlink:type="simple" xlink:href="https://app.pluralsight.com/course-player?clipId=553294f3-1b88-492d-be48-9104b023f331&amp;startTime=102.54" office:target-frame-name="psplayer" xlink:show="replace" text:style-name="Internet_20_link" text:visited-style-name="Visited_20_Internet_20_Link"><text:span text:style-name="T11">With this approach,</text:span></text:a><text:span text:style-name="T13"> </text:span><text:a xlink:type="simple" xlink:href="https://app.pluralsight.com/course-player?clipId=553294f3-1b88-492d-be48-9104b023f331&amp;startTime=103.45" office:target-frame-name="psplayer" xlink:show="replace" text:style-name="Internet_20_link" text:visited-style-name="Visited_20_Internet_20_Link"><text:span text:style-name="T11">your microservice is able to report which topics it wants to subscribe to.</text:span></text:a><text:span text:style-name="T13"> </text:span><text:a xlink:type="simple" xlink:href="https://app.pluralsight.com/course-player?clipId=553294f3-1b88-492d-be48-9104b023f331&amp;startTime=109.54" office:target-frame-name="psplayer" xlink:show="replace" text:style-name="Internet_20_link" text:visited-style-name="Visited_20_Internet_20_Link"><text:span text:style-name="T11">The way that this works is that the Dapr sidecar attempts</text:span></text:a><text:span text:style-name="T13"> </text:span><text:a xlink:type="simple" xlink:href="https://app.pluralsight.com/course-player?clipId=553294f3-1b88-492d-be48-9104b023f331&amp;startTime=112.71" office:target-frame-name="psplayer" xlink:show="replace" text:style-name="Internet_20_link" text:visited-style-name="Visited_20_Internet_20_Link"><text:span text:style-name="T11">to call the /dapr/subscribe endpoint,</text:span></text:a><text:span text:style-name="T13"> </text:span><text:a xlink:type="simple" xlink:href="https://app.pluralsight.com/course-player?clipId=553294f3-1b88-492d-be48-9104b023f331&amp;startTime=117.34" office:target-frame-name="psplayer" xlink:show="replace" text:style-name="Internet_20_link" text:visited-style-name="Visited_20_Internet_20_Link"><text:span text:style-name="T11">and if your microservice is listening on that endpoint,</text:span></text:a><text:span text:style-name="T13"> </text:span><text:a xlink:type="simple" xlink:href="https://app.pluralsight.com/course-player?clipId=553294f3-1b88-492d-be48-9104b023f331&amp;startTime=120.44" office:target-frame-name="psplayer" xlink:show="replace" text:style-name="Internet_20_link" text:visited-style-name="Visited_20_Internet_20_Link"><text:span text:style-name="T11">you can respond with details of which topics you want to subscribe to,</text:span></text:a><text:span text:style-name="T13"> </text:span><text:a xlink:type="simple" xlink:href="https://app.pluralsight.com/course-player?clipId=553294f3-1b88-492d-be48-9104b023f331&amp;startTime=125.21" office:target-frame-name="psplayer" xlink:show="replace" text:style-name="Internet_20_link" text:visited-style-name="Visited_20_Internet_20_Link"><text:span text:style-name="T11">as well as which endpoint that you want to be called</text:span></text:a><text:span text:style-name="T13"> </text:span><text:a xlink:type="simple" xlink:href="https://app.pluralsight.com/course-player?clipId=553294f3-1b88-492d-be48-9104b023f331&amp;startTime=128.11" office:target-frame-name="psplayer" xlink:show="replace" text:style-name="Internet_20_link" text:visited-style-name="Visited_20_Internet_20_Link"><text:span text:style-name="T11">whenever a new message is received.</text:span></text:a><text:span text:style-name="T13"> </text:span><text:a xlink:type="simple" xlink:href="https://app.pluralsight.com/course-player?clipId=553294f3-1b88-492d-be48-9104b023f331&amp;startTime=130.94" office:target-frame-name="psplayer" xlink:show="replace" text:style-name="Internet_20_link" text:visited-style-name="Visited_20_Internet_20_Link"><text:span text:style-name="T11">Now,</text:span></text:a><text:span text:style-name="T13"> </text:span><text:a xlink:type="simple" xlink:href="https://app.pluralsight.com/course-player?clipId=553294f3-1b88-492d-be48-9104b023f331&amp;startTime=131.22" office:target-frame-name="psplayer" xlink:show="replace" text:style-name="Internet_20_link" text:visited-style-name="Visited_20_Internet_20_Link"><text:span text:style-name="T11">if that sounds like it's a bit more complicated to</text:span></text:a><text:span text:style-name="T13"> </text:span><text:a xlink:type="simple" xlink:href="https://app.pluralsight.com/course-player?clipId=553294f3-1b88-492d-be48-9104b023f331&amp;startTime=133.65" office:target-frame-name="psplayer" xlink:show="replace" text:style-name="Internet_20_link" text:visited-style-name="Visited_20_Internet_20_Link"><text:span text:style-name="T11">set up than the declarative mode, you're right.</text:span></text:a><text:span text:style-name="T13"> </text:span><text:a xlink:type="simple" xlink:href="https://app.pluralsight.com/course-player?clipId=553294f3-1b88-492d-be48-9104b023f331&amp;startTime=137.34" office:target-frame-name="psplayer" xlink:show="replace" text:style-name="Internet_20_link" text:visited-style-name="Visited_20_Internet_20_Link"><text:span text:style-name="T11">However, the Dapr SDKs provide quite a lot of help to simplify the process,</text:span></text:a><text:span text:style-name="T13"> </text:span><text:a xlink:type="simple" xlink:href="https://app.pluralsight.com/course-player?clipId=553294f3-1b88-492d-be48-9104b023f331&amp;startTime=142.94" office:target-frame-name="psplayer" xlink:show="replace" text:style-name="Internet_20_link" text:visited-style-name="Visited_20_Internet_20_Link"><text:span text:style-name="T11">and in our demo,</text:span></text:a><text:span text:style-name="T13"> </text:span><text:a xlink:type="simple" xlink:href="https://app.pluralsight.com/course-player?clipId=553294f3-1b88-492d-be48-9104b023f331&amp;startTime=144.04" office:target-frame-name="psplayer" xlink:show="replace" text:style-name="Internet_20_link" text:visited-style-name="Visited_20_Internet_20_Link"><text:span text:style-name="T11">I'll show you how easy it is to configure the programmatic technique in .NET.</text:span></text:a><text:span text:style-name="T13"> </text:span><text:a xlink:type="simple" xlink:href="https://app.pluralsight.com/course-player?clipId=553294f3-1b88-492d-be48-9104b023f331&amp;startTime=149.64" office:target-frame-name="psplayer" xlink:show="replace" text:style-name="Internet_20_link" text:visited-style-name="Visited_20_Internet_20_Link"><text:span text:style-name="T11">While we're talking about subscriptions,</text:span></text:a><text:span text:style-name="T13"> </text:span><text:a xlink:type="simple" xlink:href="https://app.pluralsight.com/course-player?clipId=553294f3-1b88-492d-be48-9104b023f331&amp;startTime=152.03" office:target-frame-name="psplayer" xlink:show="replace" text:style-name="Internet_20_link" text:visited-style-name="Visited_20_Internet_20_Link"><text:span text:style-name="T11">it's important that you understand the concept of competing</text:span></text:a><text:span text:style-name="T13"> </text:span><text:a xlink:type="simple" xlink:href="https://app.pluralsight.com/course-player?clipId=553294f3-1b88-492d-be48-9104b023f331&amp;startTime=155.64" office:target-frame-name="psplayer" xlink:show="replace" text:style-name="Internet_20_link" text:visited-style-name="Visited_20_Internet_20_Link"><text:span text:style-name="T11">consumers when you're working with pubsub messaging.</text:span></text:a><text:span text:style-name="T13"> </text:span><text:a xlink:type="simple" xlink:href="https://app.pluralsight.com/course-player?clipId=553294f3-1b88-492d-be48-9104b023f331&amp;startTime=159.44" office:target-frame-name="psplayer" xlink:show="replace" text:style-name="Internet_20_link" text:visited-style-name="Visited_20_Internet_20_Link"><text:span text:style-name="T11">Let's imagine we have a situation where there are two</text:span></text:a><text:span text:style-name="T13"> </text:span><text:a xlink:type="simple" xlink:href="https://app.pluralsight.com/course-player?clipId=553294f3-1b88-492d-be48-9104b023f331&amp;startTime=162.43" office:target-frame-name="psplayer" xlink:show="replace" text:style-name="Internet_20_link" text:visited-style-name="Visited_20_Internet_20_Link"><text:span text:style-name="T11">instances of the payments microservice.</text:span></text:a><text:span text:style-name="T13"> </text:span><text:a xlink:type="simple" xlink:href="https://app.pluralsight.com/course-player?clipId=553294f3-1b88-492d-be48-9104b023f331&amp;startTime=166.24" office:target-frame-name="psplayer" xlink:show="replace" text:style-name="Internet_20_link" text:visited-style-name="Visited_20_Internet_20_Link"><text:span text:style-name="T11">The payments microservice is configured to receive messages on the orders topic,</text:span></text:a><text:span text:style-name="T13"> </text:span><text:a xlink:type="simple" xlink:href="https://app.pluralsight.com/course-player?clipId=553294f3-1b88-492d-be48-9104b023f331&amp;startTime=172.24" office:target-frame-name="psplayer" xlink:show="replace" text:style-name="Internet_20_link" text:visited-style-name="Visited_20_Internet_20_Link"><text:span text:style-name="T11">but what happens if we have two instances of the payments</text:span></text:a><text:span text:style-name="T13"> </text:span><text:a xlink:type="simple" xlink:href="https://app.pluralsight.com/course-player?clipId=553294f3-1b88-492d-be48-9104b023f331&amp;startTime=175.78" office:target-frame-name="psplayer" xlink:show="replace" text:style-name="Internet_20_link" text:visited-style-name="Visited_20_Internet_20_Link"><text:span text:style-name="T11">microservice running for resilience reasons or maybe we've</text:span></text:a><text:span text:style-name="T13"> </text:span><text:a xlink:type="simple" xlink:href="https://app.pluralsight.com/course-player?clipId=553294f3-1b88-492d-be48-9104b023f331&amp;startTime=179.72" office:target-frame-name="psplayer" xlink:show="replace" text:style-name="Internet_20_link" text:visited-style-name="Visited_20_Internet_20_Link"><text:span text:style-name="T11">scaled out to handle additional load.</text:span></text:a><text:span text:style-name="T13"> </text:span><text:a xlink:type="simple" xlink:href="https://app.pluralsight.com/course-player?clipId=553294f3-1b88-492d-be48-9104b023f331&amp;startTime=183.04" office:target-frame-name="psplayer" xlink:show="replace" text:style-name="Internet_20_link" text:visited-style-name="Visited_20_Internet_20_Link"><text:span text:style-name="T11">Will both instances receive a copy of the message?</text:span></text:a><text:span text:style-name="T13"> </text:span><text:a xlink:type="simple" xlink:href="https://app.pluralsight.com/course-player?clipId=553294f3-1b88-492d-be48-9104b023f331&amp;startTime=186.54" office:target-frame-name="psplayer" xlink:show="replace" text:style-name="Internet_20_link" text:visited-style-name="Visited_20_Internet_20_Link"><text:span text:style-name="T11">The answer is no because,</text:span></text:a><text:span text:style-name="T13"> </text:span><text:a xlink:type="simple" xlink:href="https://app.pluralsight.com/course-player?clipId=553294f3-1b88-492d-be48-9104b023f331&amp;startTime=188.44" office:target-frame-name="psplayer" xlink:show="replace" text:style-name="Internet_20_link" text:visited-style-name="Visited_20_Internet_20_Link"><text:span text:style-name="T11">although there are two instances of the payments microservice,</text:span></text:a><text:span text:style-name="T13"> </text:span><text:a xlink:type="simple" xlink:href="https://app.pluralsight.com/course-player?clipId=553294f3-1b88-492d-be48-9104b023f331&amp;startTime=192.22" office:target-frame-name="psplayer" xlink:show="replace" text:style-name="Internet_20_link" text:visited-style-name="Visited_20_Internet_20_Link"><text:span text:style-name="T11">there is only one subscription,</text:span></text:a><text:span text:style-name="T13"> </text:span><text:a xlink:type="simple" xlink:href="https://app.pluralsight.com/course-player?clipId=553294f3-1b88-492d-be48-9104b023f331&amp;startTime=194.64" office:target-frame-name="psplayer" xlink:show="replace" text:style-name="Internet_20_link" text:visited-style-name="Visited_20_Internet_20_Link"><text:span text:style-name="T11">and so the two instances are what's known as competing consumers.</text:span></text:a><text:span text:style-name="T13"> </text:span><text:a xlink:type="simple" xlink:href="https://app.pluralsight.com/course-player?clipId=553294f3-1b88-492d-be48-9104b023f331&amp;startTime=199.54" office:target-frame-name="psplayer" xlink:show="replace" text:style-name="Internet_20_link" text:visited-style-name="Visited_20_Internet_20_Link"><text:span text:style-name="T11">That means that the message will only be delivered to one of those instances.</text:span></text:a><text:span text:style-name="T13"> </text:span><text:a xlink:type="simple" xlink:href="https://app.pluralsight.com/course-player?clipId=553294f3-1b88-492d-be48-9104b023f331&amp;startTime=205.54" office:target-frame-name="psplayer" xlink:show="replace" text:style-name="Internet_20_link" text:visited-style-name="Visited_20_Internet_20_Link"><text:span text:style-name="T11">Let's look next at how we can configure the underlying service that acts as a message broker.</text:span></text:a></text:p>
      <text:h text:style-name="P2" text:outline-level="3"><text:a xlink:type="simple" xlink:href="https://app.pluralsight.com/course-player?clipId=8469e6fa-915d-42be-ba49-1e9fbd52b3f1" office:target-frame-name="psplayer" xlink:show="replace" text:style-name="Internet_20_link" text:visited-style-name="Visited_20_Internet_20_Link"><text:span text:style-name="T11">Pub Sub Component Definitions</text:span></text:a></text:h>
      <text:p text:style-name="P5"><text:a xlink:type="simple" xlink:href="https://app.pluralsight.com/course-player?clipId=8469e6fa-915d-42be-ba49-1e9fbd52b3f1&amp;startTime=1.14" office:target-frame-name="psplayer" xlink:show="replace" text:style-name="Internet_20_link" text:visited-style-name="Visited_20_Internet_20_Link"><text:span text:style-name="T11">How does the Dapr sidecar know which message broker</text:span></text:a><text:span text:style-name="T13"> </text:span><text:a xlink:type="simple" xlink:href="https://app.pluralsight.com/course-player?clipId=8469e6fa-915d-42be-ba49-1e9fbd52b3f1&amp;startTime=5.06" office:target-frame-name="psplayer" xlink:show="replace" text:style-name="Internet_20_link" text:visited-style-name="Visited_20_Internet_20_Link"><text:span text:style-name="T11">we're using and where to find it?</text:span></text:a><text:span text:style-name="T13"> </text:span><text:a xlink:type="simple" xlink:href="https://app.pluralsight.com/course-player?clipId=8469e6fa-915d-42be-ba49-1e9fbd52b3f1&amp;startTime=7.64" office:target-frame-name="psplayer" xlink:show="replace" text:style-name="Internet_20_link" text:visited-style-name="Visited_20_Internet_20_Link"><text:span text:style-name="T11">Well, it works just the same as we saw for the state management building block.</text:span></text:a><text:span text:style-name="T13"> </text:span><text:a xlink:type="simple" xlink:href="https://app.pluralsight.com/course-player?clipId=8469e6fa-915d-42be-ba49-1e9fbd52b3f1&amp;startTime=12.69" office:target-frame-name="psplayer" xlink:show="replace" text:style-name="Internet_20_link" text:visited-style-name="Visited_20_Internet_20_Link"><text:span text:style-name="T11">Dapr supports many different pub/sub message brokers that can be used</text:span></text:a><text:span text:style-name="T13"> </text:span><text:a xlink:type="simple" xlink:href="https://app.pluralsight.com/course-player?clipId=8469e6fa-915d-42be-ba49-1e9fbd52b3f1&amp;startTime=17.32" office:target-frame-name="psplayer" xlink:show="replace" text:style-name="Internet_20_link" text:visited-style-name="Visited_20_Internet_20_Link"><text:span text:style-name="T11">to implement the pub/sub messaging building block.</text:span></text:a><text:span text:style-name="T13"> </text:span><text:a xlink:type="simple" xlink:href="https://app.pluralsight.com/course-player?clipId=8469e6fa-915d-42be-ba49-1e9fbd52b3f1&amp;startTime=20.74" office:target-frame-name="psplayer" xlink:show="replace" text:style-name="Internet_20_link" text:visited-style-name="Visited_20_Internet_20_Link"><text:span text:style-name="T11">You create a component configuration file that</text:span></text:a><text:span text:style-name="T13"> </text:span><text:a xlink:type="simple" xlink:href="https://app.pluralsight.com/course-player?clipId=8469e6fa-915d-42be-ba49-1e9fbd52b3f1&amp;startTime=23.57" office:target-frame-name="psplayer" xlink:show="replace" text:style-name="Internet_20_link" text:visited-style-name="Visited_20_Internet_20_Link"><text:span text:style-name="T11">defines which one you want to use,</text:span></text:a><text:span text:style-name="T13"> </text:span><text:a xlink:type="simple" xlink:href="https://app.pluralsight.com/course-player?clipId=8469e6fa-915d-42be-ba49-1e9fbd52b3f1&amp;startTime=26.12" office:target-frame-name="psplayer" xlink:show="replace" text:style-name="Internet_20_link" text:visited-style-name="Visited_20_Internet_20_Link"><text:span text:style-name="T11">along with the details of how to connect to it.</text:span></text:a><text:span text:style-name="T13"> </text:span><text:a xlink:type="simple" xlink:href="https://app.pluralsight.com/course-player?clipId=8469e6fa-915d-42be-ba49-1e9fbd52b3f1&amp;startTime=29.74" office:target-frame-name="psplayer" xlink:show="replace" text:style-name="Internet_20_link" text:visited-style-name="Visited_20_Internet_20_Link"><text:span text:style-name="T11">Here,</text:span></text:a><text:span text:style-name="T13"> </text:span><text:a xlink:type="simple" xlink:href="https://app.pluralsight.com/course-player?clipId=8469e6fa-915d-42be-ba49-1e9fbd52b3f1&amp;startTime=29.9" office:target-frame-name="psplayer" xlink:show="replace" text:style-name="Internet_20_link" text:visited-style-name="Visited_20_Internet_20_Link"><text:span text:style-name="T11">we're looking at the pubsub component definition file that I'm</text:span></text:a><text:span text:style-name="T13"> </text:span><text:a xlink:type="simple" xlink:href="https://app.pluralsight.com/course-player?clipId=8469e6fa-915d-42be-ba49-1e9fbd52b3f1&amp;startTime=34.02" office:target-frame-name="psplayer" xlink:show="replace" text:style-name="Internet_20_link" text:visited-style-name="Visited_20_Internet_20_Link"><text:span text:style-name="T11">using for running locally in self‑hosted mode.</text:span></text:a><text:span text:style-name="T13"> </text:span><text:a xlink:type="simple" xlink:href="https://app.pluralsight.com/course-player?clipId=8469e6fa-915d-42be-ba49-1e9fbd52b3f1&amp;startTime=37.94" office:target-frame-name="psplayer" xlink:show="replace" text:style-name="Internet_20_link" text:visited-style-name="Visited_20_Internet_20_Link"><text:span text:style-name="T11">We can see that I'm giving this component a name of pubsub,</text:span></text:a><text:span text:style-name="T13"> </text:span><text:a xlink:type="simple" xlink:href="https://app.pluralsight.com/course-player?clipId=8469e6fa-915d-42be-ba49-1e9fbd52b3f1&amp;startTime=41.84" office:target-frame-name="psplayer" xlink:show="replace" text:style-name="Internet_20_link" text:visited-style-name="Visited_20_Internet_20_Link"><text:span text:style-name="T11">which is the name that you put after /publish in the request</text:span></text:a><text:span text:style-name="T13"> </text:span><text:a xlink:type="simple" xlink:href="https://app.pluralsight.com/course-player?clipId=8469e6fa-915d-42be-ba49-1e9fbd52b3f1&amp;startTime=46.14" office:target-frame-name="psplayer" xlink:show="replace" text:style-name="Internet_20_link" text:visited-style-name="Visited_20_Internet_20_Link"><text:span text:style-name="T11">to the Dapr sidecar to publish a message,</text:span></text:a><text:span text:style-name="T13"> </text:span><text:a xlink:type="simple" xlink:href="https://app.pluralsight.com/course-player?clipId=8469e6fa-915d-42be-ba49-1e9fbd52b3f1&amp;startTime=49.24" office:target-frame-name="psplayer" xlink:show="replace" text:style-name="Internet_20_link" text:visited-style-name="Visited_20_Internet_20_Link"><text:span text:style-name="T11">and the component type is pubsub.redis.</text:span></text:a><text:span text:style-name="T13"> </text:span><text:a xlink:type="simple" xlink:href="https://app.pluralsight.com/course-player?clipId=8469e6fa-915d-42be-ba49-1e9fbd52b3f1&amp;startTime=51.58" office:target-frame-name="psplayer" xlink:show="replace" text:style-name="Internet_20_link" text:visited-style-name="Visited_20_Internet_20_Link"><text:span text:style-name="T11">And this is in fact the default pub/sub implementation that gets set up</text:span></text:a><text:span text:style-name="T13"> </text:span><text:a xlink:type="simple" xlink:href="https://app.pluralsight.com/course-player?clipId=8469e6fa-915d-42be-ba49-1e9fbd52b3f1&amp;startTime=57.64" office:target-frame-name="psplayer" xlink:show="replace" text:style-name="Internet_20_link" text:visited-style-name="Visited_20_Internet_20_Link"><text:span text:style-name="T11">when you install Dapr in self‑hosted mode because,</text:span></text:a><text:span text:style-name="T13"> </text:span><text:a xlink:type="simple" xlink:href="https://app.pluralsight.com/course-player?clipId=8469e6fa-915d-42be-ba49-1e9fbd52b3f1&amp;startTime=61.24" office:target-frame-name="psplayer" xlink:show="replace" text:style-name="Internet_20_link" text:visited-style-name="Visited_20_Internet_20_Link"><text:span text:style-name="T11">as we've already seen,</text:span></text:a><text:span text:style-name="T13"> </text:span><text:a xlink:type="simple" xlink:href="https://app.pluralsight.com/course-player?clipId=8469e6fa-915d-42be-ba49-1e9fbd52b3f1&amp;startTime=62.41" office:target-frame-name="psplayer" xlink:show="replace" text:style-name="Internet_20_link" text:visited-style-name="Visited_20_Internet_20_Link"><text:span text:style-name="T11">it creates a Redis container that can be used not just for the state store,</text:span></text:a><text:span text:style-name="T13"> </text:span><text:a xlink:type="simple" xlink:href="https://app.pluralsight.com/course-player?clipId=8469e6fa-915d-42be-ba49-1e9fbd52b3f1&amp;startTime=67.04" office:target-frame-name="psplayer" xlink:show="replace" text:style-name="Internet_20_link" text:visited-style-name="Visited_20_Internet_20_Link"><text:span text:style-name="T11">but also for the pub/sub building blocks.</text:span></text:a><text:span text:style-name="T13"> </text:span><text:a xlink:type="simple" xlink:href="https://app.pluralsight.com/course-player?clipId=8469e6fa-915d-42be-ba49-1e9fbd52b3f1&amp;startTime=70.84" office:target-frame-name="psplayer" xlink:show="replace" text:style-name="Internet_20_link" text:visited-style-name="Visited_20_Internet_20_Link"><text:span text:style-name="T11">So in the metadata,</text:span></text:a><text:span text:style-name="T13"> </text:span><text:a xlink:type="simple" xlink:href="https://app.pluralsight.com/course-player?clipId=8469e6fa-915d-42be-ba49-1e9fbd52b3f1&amp;startTime=72.18" office:target-frame-name="psplayer" xlink:show="replace" text:style-name="Internet_20_link" text:visited-style-name="Visited_20_Internet_20_Link"><text:span text:style-name="T11">we simply need to provide the network address of our local Redis server,</text:span></text:a><text:span text:style-name="T13"> </text:span><text:a xlink:type="simple" xlink:href="https://app.pluralsight.com/course-player?clipId=8469e6fa-915d-42be-ba49-1e9fbd52b3f1&amp;startTime=77.34" office:target-frame-name="psplayer" xlink:show="replace" text:style-name="Internet_20_link" text:visited-style-name="Visited_20_Internet_20_Link"><text:span text:style-name="T11">which is running as a Docker container, and the password,</text:span></text:a><text:span text:style-name="T13"> </text:span><text:a xlink:type="simple" xlink:href="https://app.pluralsight.com/course-player?clipId=8469e6fa-915d-42be-ba49-1e9fbd52b3f1&amp;startTime=80.96" office:target-frame-name="psplayer" xlink:show="replace" text:style-name="Internet_20_link" text:visited-style-name="Visited_20_Internet_20_Link"><text:span text:style-name="T11">which is blank.</text:span></text:a><text:span text:style-name="T13"> </text:span><text:a xlink:type="simple" xlink:href="https://app.pluralsight.com/course-player?clipId=8469e6fa-915d-42be-ba49-1e9fbd52b3f1&amp;startTime=83.04" office:target-frame-name="psplayer" xlink:show="replace" text:style-name="Internet_20_link" text:visited-style-name="Visited_20_Internet_20_Link"><text:span text:style-name="T11">If we take a </text:span></text:a><text:soft-page-break/><text:a xlink:type="simple" xlink:href="https://app.pluralsight.com/course-player?clipId=8469e6fa-915d-42be-ba49-1e9fbd52b3f1&amp;startTime=83.04" office:target-frame-name="psplayer" xlink:show="replace" text:style-name="Internet_20_link" text:visited-style-name="Visited_20_Internet_20_Link"><text:span text:style-name="T11">look here at the official documentation for Dapr,</text:span></text:a><text:span text:style-name="T13"> </text:span><text:a xlink:type="simple" xlink:href="https://app.pluralsight.com/course-player?clipId=8469e6fa-915d-42be-ba49-1e9fbd52b3f1&amp;startTime=86.9" office:target-frame-name="psplayer" xlink:show="replace" text:style-name="Internet_20_link" text:visited-style-name="Visited_20_Internet_20_Link"><text:span text:style-name="T11">we can see the current set of supported pub/sub brokers,</text:span></text:a><text:span text:style-name="T13"> </text:span><text:a xlink:type="simple" xlink:href="https://app.pluralsight.com/course-player?clipId=8469e6fa-915d-42be-ba49-1e9fbd52b3f1&amp;startTime=91.52" office:target-frame-name="psplayer" xlink:show="replace" text:style-name="Internet_20_link" text:visited-style-name="Visited_20_Internet_20_Link"><text:span text:style-name="T11">along with their status of whether they're stable or</text:span></text:a><text:span text:style-name="T13"> </text:span><text:a xlink:type="simple" xlink:href="https://app.pluralsight.com/course-player?clipId=8469e6fa-915d-42be-ba49-1e9fbd52b3f1&amp;startTime=94.57" office:target-frame-name="psplayer" xlink:show="replace" text:style-name="Internet_20_link" text:visited-style-name="Visited_20_Internet_20_Link"><text:span text:style-name="T11">still considered to be in alpha or beta.</text:span></text:a><text:span text:style-name="T13"> </text:span><text:a xlink:type="simple" xlink:href="https://app.pluralsight.com/course-player?clipId=8469e6fa-915d-42be-ba49-1e9fbd52b3f1&amp;startTime=97.18" office:target-frame-name="psplayer" xlink:show="replace" text:style-name="Internet_20_link" text:visited-style-name="Visited_20_Internet_20_Link"><text:span text:style-name="T11">As you can see, many of the most popular message brokers are supported,</text:span></text:a><text:span text:style-name="T13"> </text:span><text:a xlink:type="simple" xlink:href="https://app.pluralsight.com/course-player?clipId=8469e6fa-915d-42be-ba49-1e9fbd52b3f1&amp;startTime=102.79" office:target-frame-name="psplayer" xlink:show="replace" text:style-name="Internet_20_link" text:visited-style-name="Visited_20_Internet_20_Link"><text:span text:style-name="T11">including Apache Kafka, NATS, and RabbitMQ.</text:span></text:a><text:span text:style-name="T13"> </text:span><text:a xlink:type="simple" xlink:href="https://app.pluralsight.com/course-player?clipId=8469e6fa-915d-42be-ba49-1e9fbd52b3f1&amp;startTime=107.44" office:target-frame-name="psplayer" xlink:show="replace" text:style-name="Internet_20_link" text:visited-style-name="Visited_20_Internet_20_Link"><text:span text:style-name="T11">And if I scroll down,</text:span></text:a><text:span text:style-name="T13"> </text:span><text:a xlink:type="simple" xlink:href="https://app.pluralsight.com/course-player?clipId=8469e6fa-915d-42be-ba49-1e9fbd52b3f1&amp;startTime=108.64" office:target-frame-name="psplayer" xlink:show="replace" text:style-name="Internet_20_link" text:visited-style-name="Visited_20_Internet_20_Link"><text:span text:style-name="T11">we can see that there's also support for the messaging services</text:span></text:a><text:span text:style-name="T13"> </text:span><text:a xlink:type="simple" xlink:href="https://app.pluralsight.com/course-player?clipId=8469e6fa-915d-42be-ba49-1e9fbd52b3f1&amp;startTime=112.16" office:target-frame-name="psplayer" xlink:show="replace" text:style-name="Internet_20_link" text:visited-style-name="Visited_20_Internet_20_Link"><text:span text:style-name="T11">that are available in various cloud providers,</text:span></text:a><text:span text:style-name="T13"> </text:span><text:a xlink:type="simple" xlink:href="https://app.pluralsight.com/course-player?clipId=8469e6fa-915d-42be-ba49-1e9fbd52b3f1&amp;startTime=114.95" office:target-frame-name="psplayer" xlink:show="replace" text:style-name="Internet_20_link" text:visited-style-name="Visited_20_Internet_20_Link"><text:span text:style-name="T11">such AWS, Google Cloud Platform, and Azure.</text:span></text:a><text:span text:style-name="T13"> </text:span><text:a xlink:type="simple" xlink:href="https://app.pluralsight.com/course-player?clipId=8469e6fa-915d-42be-ba49-1e9fbd52b3f1&amp;startTime=118.99" office:target-frame-name="psplayer" xlink:show="replace" text:style-name="Internet_20_link" text:visited-style-name="Visited_20_Internet_20_Link"><text:span text:style-name="T11">I'm deploying GloboTicket on Azure Kubernetes Service,</text:span></text:a><text:span text:style-name="T13"> </text:span><text:a xlink:type="simple" xlink:href="https://app.pluralsight.com/course-player?clipId=8469e6fa-915d-42be-ba49-1e9fbd52b3f1&amp;startTime=123.65" office:target-frame-name="psplayer" xlink:show="replace" text:style-name="Internet_20_link" text:visited-style-name="Visited_20_Internet_20_Link"><text:span text:style-name="T11">so it makes sense for me to pick an Azure message broker for</text:span></text:a><text:span text:style-name="T13"> </text:span><text:a xlink:type="simple" xlink:href="https://app.pluralsight.com/course-player?clipId=8469e6fa-915d-42be-ba49-1e9fbd52b3f1&amp;startTime=127.54" office:target-frame-name="psplayer" xlink:show="replace" text:style-name="Internet_20_link" text:visited-style-name="Visited_20_Internet_20_Link"><text:span text:style-name="T11">my pub/sub building block in production.</text:span></text:a><text:span text:style-name="T13"> </text:span><text:a xlink:type="simple" xlink:href="https://app.pluralsight.com/course-player?clipId=8469e6fa-915d-42be-ba49-1e9fbd52b3f1&amp;startTime=130.74" office:target-frame-name="psplayer" xlink:show="replace" text:style-name="Internet_20_link" text:visited-style-name="Visited_20_Internet_20_Link"><text:span text:style-name="T11">I've chosen Azure Service Bus, so let's look at the configuration for that.</text:span></text:a><text:span text:style-name="T13"> </text:span><text:a xlink:type="simple" xlink:href="https://app.pluralsight.com/course-player?clipId=8469e6fa-915d-42be-ba49-1e9fbd52b3f1&amp;startTime=135.27" office:target-frame-name="psplayer" xlink:show="replace" text:style-name="Internet_20_link" text:visited-style-name="Visited_20_Internet_20_Link"><text:span text:style-name="T11">Here we can see that I've given my component definition the same name,</text:span></text:a><text:span text:style-name="T13"> </text:span><text:a xlink:type="simple" xlink:href="https://app.pluralsight.com/course-player?clipId=8469e6fa-915d-42be-ba49-1e9fbd52b3f1&amp;startTime=140.42" office:target-frame-name="psplayer" xlink:show="replace" text:style-name="Internet_20_link" text:visited-style-name="Visited_20_Internet_20_Link"><text:span text:style-name="T11">pubsub, but it's of type pubsub.azure.servicebus.</text:span></text:a><text:span text:style-name="T13"> </text:span><text:a xlink:type="simple" xlink:href="https://app.pluralsight.com/course-player?clipId=8469e6fa-915d-42be-ba49-1e9fbd52b3f1&amp;startTime=144.29" office:target-frame-name="psplayer" xlink:show="replace" text:style-name="Internet_20_link" text:visited-style-name="Visited_20_Internet_20_Link"><text:span text:style-name="T11">For the connection string,</text:span></text:a><text:span text:style-name="T13"> </text:span><text:a xlink:type="simple" xlink:href="https://app.pluralsight.com/course-player?clipId=8469e6fa-915d-42be-ba49-1e9fbd52b3f1&amp;startTime=147.53" office:target-frame-name="psplayer" xlink:show="replace" text:style-name="Internet_20_link" text:visited-style-name="Visited_20_Internet_20_Link"><text:span text:style-name="T11">I've chosen not to hard code my connection string in</text:span></text:a><text:span text:style-name="T13"> </text:span><text:a xlink:type="simple" xlink:href="https://app.pluralsight.com/course-player?clipId=8469e6fa-915d-42be-ba49-1e9fbd52b3f1&amp;startTime=150.49" office:target-frame-name="psplayer" xlink:show="replace" text:style-name="Internet_20_link" text:visited-style-name="Visited_20_Internet_20_Link"><text:span text:style-name="T11">the component definition file, but instead reference a Kubernetes secret.</text:span></text:a><text:span text:style-name="T13"> </text:span><text:a xlink:type="simple" xlink:href="https://app.pluralsight.com/course-player?clipId=8469e6fa-915d-42be-ba49-1e9fbd52b3f1&amp;startTime=155.16" office:target-frame-name="psplayer" xlink:show="replace" text:style-name="Internet_20_link" text:visited-style-name="Visited_20_Internet_20_Link"><text:span text:style-name="T11">And this is considered a best practice from a security perspective,</text:span></text:a><text:span text:style-name="T13"> </text:span><text:a xlink:type="simple" xlink:href="https://app.pluralsight.com/course-player?clipId=8469e6fa-915d-42be-ba49-1e9fbd52b3f1&amp;startTime=160.26" office:target-frame-name="psplayer" xlink:show="replace" text:style-name="Internet_20_link" text:visited-style-name="Visited_20_Internet_20_Link"><text:span text:style-name="T11">and we'll be looking in more detail at the Dapr support</text:span></text:a><text:span text:style-name="T13"> </text:span><text:a xlink:type="simple" xlink:href="https://app.pluralsight.com/course-player?clipId=8469e6fa-915d-42be-ba49-1e9fbd52b3f1&amp;startTime=163" office:target-frame-name="psplayer" xlink:show="replace" text:style-name="Internet_20_link" text:visited-style-name="Visited_20_Internet_20_Link"><text:span text:style-name="T11">for secrets later on in this course.</text:span></text:a><text:span text:style-name="T13"> </text:span><text:a xlink:type="simple" xlink:href="https://app.pluralsight.com/course-player?clipId=8469e6fa-915d-42be-ba49-1e9fbd52b3f1&amp;startTime=165.22" office:target-frame-name="psplayer" xlink:show="replace" text:style-name="Internet_20_link" text:visited-style-name="Visited_20_Internet_20_Link"><text:span text:style-name="T11">Now we've learned about how to configure pub/sub messaging,</text:span></text:a><text:span text:style-name="T13"> </text:span><text:a xlink:type="simple" xlink:href="https://app.pluralsight.com/course-player?clipId=8469e6fa-915d-42be-ba49-1e9fbd52b3f1&amp;startTime=169.66" office:target-frame-name="psplayer" xlink:show="replace" text:style-name="Internet_20_link" text:visited-style-name="Visited_20_Internet_20_Link"><text:span text:style-name="T11">we're ready to update the GloboTicket application to take advantage of the Dapr pub/sub building block.</text:span></text:a></text:p>
      <text:h text:style-name="P2" text:outline-level="3"><text:a xlink:type="simple" xlink:href="https://app.pluralsight.com/course-player?clipId=12e9e475-7e4f-4fd4-aac4-15268619a5c4" office:target-frame-name="psplayer" xlink:show="replace" text:style-name="Internet_20_link" text:visited-style-name="Visited_20_Internet_20_Link"><text:span text:style-name="T11">Demo: Publishing a Message</text:span></text:a></text:h>
      <text:p text:style-name="P5"><text:a xlink:type="simple" xlink:href="https://app.pluralsight.com/course-player?clipId=12e9e475-7e4f-4fd4-aac4-15268619a5c4&amp;startTime=1.04" office:target-frame-name="psplayer" xlink:show="replace" text:style-name="Internet_20_link" text:visited-style-name="Visited_20_Internet_20_Link"><text:span text:style-name="T11">In this demo,</text:span></text:a><text:span text:style-name="T13"> </text:span><text:a xlink:type="simple" xlink:href="https://app.pluralsight.com/course-player?clipId=12e9e475-7e4f-4fd4-aac4-15268619a5c4&amp;startTime=1.95" office:target-frame-name="psplayer" xlink:show="replace" text:style-name="Internet_20_link" text:visited-style-name="Visited_20_Internet_20_Link"><text:span text:style-name="T11">we're going to update the GloboTicket front‑end web application to publish</text:span></text:a><text:span text:style-name="T13"> </text:span><text:a xlink:type="simple" xlink:href="https://app.pluralsight.com/course-player?clipId=12e9e475-7e4f-4fd4-aac4-15268619a5c4&amp;startTime=7.11" office:target-frame-name="psplayer" xlink:show="replace" text:style-name="Internet_20_link" text:visited-style-name="Visited_20_Internet_20_Link"><text:span text:style-name="T11">a message to a topic whenever a new order is placed.</text:span></text:a><text:span text:style-name="T13"> </text:span><text:a xlink:type="simple" xlink:href="https://app.pluralsight.com/course-player?clipId=12e9e475-7e4f-4fd4-aac4-15268619a5c4&amp;startTime=10.91" office:target-frame-name="psplayer" xlink:show="replace" text:style-name="Internet_20_link" text:visited-style-name="Visited_20_Internet_20_Link"><text:span text:style-name="T11">Here,</text:span></text:a><text:span text:style-name="T13"> </text:span><text:a xlink:type="simple" xlink:href="https://app.pluralsight.com/course-player?clipId=12e9e475-7e4f-4fd4-aac4-15268619a5c4&amp;startTime=11.41" office:target-frame-name="psplayer" xlink:show="replace" text:style-name="Internet_20_link" text:visited-style-name="Visited_20_Internet_20_Link"><text:span text:style-name="T11">we're in the components folder that we use when</text:span></text:a><text:span text:style-name="T13"> </text:span><text:a xlink:type="simple" xlink:href="https://app.pluralsight.com/course-player?clipId=12e9e475-7e4f-4fd4-aac4-15268619a5c4&amp;startTime=14.69" office:target-frame-name="psplayer" xlink:show="replace" text:style-name="Internet_20_link" text:visited-style-name="Visited_20_Internet_20_Link"><text:span text:style-name="T11">we're running in self‑hosted mode.</text:span></text:a><text:span text:style-name="T13"> </text:span><text:a xlink:type="simple" xlink:href="https://app.pluralsight.com/course-player?clipId=12e9e475-7e4f-4fd4-aac4-15268619a5c4&amp;startTime=17.04" office:target-frame-name="psplayer" xlink:show="replace" text:style-name="Internet_20_link" text:visited-style-name="Visited_20_Internet_20_Link"><text:span text:style-name="T11">We already looked earlier in this course at the stateStore.yml file,</text:span></text:a><text:span text:style-name="T13"> </text:span><text:a xlink:type="simple" xlink:href="https://app.pluralsight.com/course-player?clipId=12e9e475-7e4f-4fd4-aac4-15268619a5c4&amp;startTime=21.1" office:target-frame-name="psplayer" xlink:show="replace" text:style-name="Internet_20_link" text:visited-style-name="Visited_20_Internet_20_Link"><text:span text:style-name="T11">which set up the shop state stateStore using our Redis</text:span></text:a><text:span text:style-name="T13"> </text:span><text:a xlink:type="simple" xlink:href="https://app.pluralsight.com/course-player?clipId=12e9e475-7e4f-4fd4-aac4-15268619a5c4&amp;startTime=24.91" office:target-frame-name="psplayer" xlink:show="replace" text:style-name="Internet_20_link" text:visited-style-name="Visited_20_Internet_20_Link"><text:span text:style-name="T11">Docker container as the backing store.</text:span></text:a><text:span text:style-name="T13"> </text:span><text:a xlink:type="simple" xlink:href="https://app.pluralsight.com/course-player?clipId=12e9e475-7e4f-4fd4-aac4-15268619a5c4&amp;startTime=27.22" office:target-frame-name="psplayer" xlink:show="replace" text:style-name="Internet_20_link" text:visited-style-name="Visited_20_Internet_20_Link"><text:span text:style-name="T11">And here, in the pubsub.yaml file, we're doing something very similar.</text:span></text:a><text:span text:style-name="T13"> </text:span><text:a xlink:type="simple" xlink:href="https://app.pluralsight.com/course-player?clipId=12e9e475-7e4f-4fd4-aac4-15268619a5c4&amp;startTime=32.04" office:target-frame-name="psplayer" xlink:show="replace" text:style-name="Internet_20_link" text:visited-style-name="Visited_20_Internet_20_Link"><text:span text:style-name="T11">This component is called pubsub,</text:span></text:a><text:span text:style-name="T13"> </text:span><text:a xlink:type="simple" xlink:href="https://app.pluralsight.com/course-player?clipId=12e9e475-7e4f-4fd4-aac4-15268619a5c4&amp;startTime=34.08" office:target-frame-name="psplayer" xlink:show="replace" text:style-name="Internet_20_link" text:visited-style-name="Visited_20_Internet_20_Link"><text:span text:style-name="T11">and it's also using Redis as the backing</text:span></text:a><text:span text:style-name="T13"> </text:span><text:a xlink:type="simple" xlink:href="https://app.pluralsight.com/course-player?clipId=12e9e475-7e4f-4fd4-aac4-15268619a5c4&amp;startTime=37.15" office:target-frame-name="psplayer" xlink:show="replace" text:style-name="Internet_20_link" text:visited-style-name="Visited_20_Internet_20_Link"><text:span text:style-name="T11">implementation for the pubsub messaging block.</text:span></text:a><text:span text:style-name="T13"> </text:span><text:a xlink:type="simple" xlink:href="https://app.pluralsight.com/course-player?clipId=12e9e475-7e4f-4fd4-aac4-15268619a5c4&amp;startTime=40.3" office:target-frame-name="psplayer" xlink:show="replace" text:style-name="Internet_20_link" text:visited-style-name="Visited_20_Internet_20_Link"><text:span text:style-name="T11">And the config file you're seeing here is exactly the same</text:span></text:a><text:span text:style-name="T13"> </text:span><text:a xlink:type="simple" xlink:href="https://app.pluralsight.com/course-player?clipId=12e9e475-7e4f-4fd4-aac4-15268619a5c4&amp;startTime=44.01" office:target-frame-name="psplayer" xlink:show="replace" text:style-name="Internet_20_link" text:visited-style-name="Visited_20_Internet_20_Link"><text:span text:style-name="T11">as the default global component that gets set up when you</text:span></text:a><text:span text:style-name="T13"> </text:span><text:a xlink:type="simple" xlink:href="https://app.pluralsight.com/course-player?clipId=12e9e475-7e4f-4fd4-aac4-15268619a5c4&amp;startTime=47.87" office:target-frame-name="psplayer" xlink:show="replace" text:style-name="Internet_20_link" text:visited-style-name="Visited_20_Internet_20_Link"><text:span text:style-name="T11">install Dapr in self‑hosted mode.</text:span></text:a><text:span text:style-name="T13"> </text:span><text:a xlink:type="simple" xlink:href="https://app.pluralsight.com/course-player?clipId=12e9e475-7e4f-4fd4-aac4-15268619a5c4&amp;startTime=50.53" office:target-frame-name="psplayer" xlink:show="replace" text:style-name="Internet_20_link" text:visited-style-name="Visited_20_Internet_20_Link"><text:span text:style-name="T11">All of our startup scripts for running in self‑hosted</text:span></text:a><text:span text:style-name="T13"> </text:span><text:a xlink:type="simple" xlink:href="https://app.pluralsight.com/course-player?clipId=12e9e475-7e4f-4fd4-aac4-15268619a5c4&amp;startTime=54.11" office:target-frame-name="psplayer" xlink:show="replace" text:style-name="Internet_20_link" text:visited-style-name="Visited_20_Internet_20_Link"><text:span text:style-name="T11">mode points to this components folder,</text:span></text:a><text:span text:style-name="T13"> </text:span><text:a xlink:type="simple" xlink:href="https://app.pluralsight.com/course-player?clipId=12e9e475-7e4f-4fd4-aac4-15268619a5c4&amp;startTime=56.68" office:target-frame-name="psplayer" xlink:show="replace" text:style-name="Internet_20_link" text:visited-style-name="Visited_20_Internet_20_Link"><text:span text:style-name="T11">which means that all of our services will be able to publish</text:span></text:a><text:span text:style-name="T13"> </text:span><text:a xlink:type="simple" xlink:href="https://app.pluralsight.com/course-player?clipId=12e9e475-7e4f-4fd4-aac4-15268619a5c4&amp;startTime=59.72" office:target-frame-name="psplayer" xlink:show="replace" text:style-name="Internet_20_link" text:visited-style-name="Visited_20_Internet_20_Link"><text:span text:style-name="T11">messages to a topic on the pubsub component.</text:span></text:a><text:span text:style-name="T13"> </text:span><text:a xlink:type="simple" xlink:href="https://app.pluralsight.com/course-player?clipId=12e9e475-7e4f-4fd4-aac4-15268619a5c4&amp;startTime=63.64" office:target-frame-name="psplayer" xlink:show="replace" text:style-name="Internet_20_link" text:visited-style-name="Visited_20_Internet_20_Link"><text:span text:style-name="T11">Now let's look at the code that actually publishes a message.</text:span></text:a><text:span text:style-name="T13"> </text:span><text:a xlink:type="simple" xlink:href="https://app.pluralsight.com/course-player?clipId=12e9e475-7e4f-4fd4-aac4-15268619a5c4&amp;startTime=67.31" office:target-frame-name="psplayer" xlink:show="replace" text:style-name="Internet_20_link" text:visited-style-name="Visited_20_Internet_20_Link"><text:span text:style-name="T11">Here, we're looking at the CheckoutController at the purchase endpoint,</text:span></text:a><text:span text:style-name="T13"> </text:span><text:a xlink:type="simple" xlink:href="https://app.pluralsight.com/course-player?clipId=12e9e475-7e4f-4fd4-aac4-15268619a5c4&amp;startTime=72.7" office:target-frame-name="psplayer" xlink:show="replace" text:style-name="Internet_20_link" text:visited-style-name="Visited_20_Internet_20_Link"><text:span text:style-name="T11">and this is called when the customer actually purchases something.</text:span></text:a><text:span text:style-name="T13"> </text:span><text:a xlink:type="simple" xlink:href="https://app.pluralsight.com/course-player?clipId=12e9e475-7e4f-4fd4-aac4-15268619a5c4&amp;startTime=76.94" office:target-frame-name="psplayer" xlink:show="replace" text:style-name="Internet_20_link" text:visited-style-name="Visited_20_Internet_20_Link"><text:span text:style-name="T11">You can see here that we call the SubmitOrder method on the</text:span></text:a><text:span text:style-name="T13"> </text:span><text:a xlink:type="simple" xlink:href="https://app.pluralsight.com/course-player?clipId=12e9e475-7e4f-4fd4-aac4-15268619a5c4&amp;startTime=81" office:target-frame-name="psplayer" xlink:show="replace" text:style-name="Internet_20_link" text:visited-style-name="Visited_20_Internet_20_Link"><text:span text:style-name="T11">orderSubmissionService and pass it this checkout object,</text:span></text:a><text:span text:style-name="T13"> </text:span><text:a xlink:type="simple" xlink:href="https://app.pluralsight.com/course-player?clipId=12e9e475-7e4f-4fd4-aac4-15268619a5c4&amp;startTime=85.3" office:target-frame-name="psplayer" xlink:show="replace" text:style-name="Internet_20_link" text:visited-style-name="Visited_20_Internet_20_Link"><text:span text:style-name="T11">which contains details of the order that's just been placed.</text:span></text:a><text:span text:style-name="T13"> </text:span><text:a xlink:type="simple" xlink:href="https://app.pluralsight.com/course-player?clipId=12e9e475-7e4f-4fd4-aac4-15268619a5c4&amp;startTime=90.14" office:target-frame-name="psplayer" xlink:show="replace" text:style-name="Internet_20_link" text:visited-style-name="Visited_20_Internet_20_Link"><text:span text:style-name="T11">The IOrderSubmissionService interface has just got a single SubmitOrder method.</text:span></text:a><text:span text:style-name="T13"> </text:span><text:a xlink:type="simple" xlink:href="https://app.pluralsight.com/course-player?clipId=12e9e475-7e4f-4fd4-aac4-15268619a5c4&amp;startTime=95.33" office:target-frame-name="psplayer" xlink:show="replace" text:style-name="Internet_20_link" text:visited-style-name="Visited_20_Internet_20_Link"><text:span text:style-name="T11">And in the demo code base,</text:span></text:a><text:span text:style-name="T13"> </text:span><text:a xlink:type="simple" xlink:href="https://app.pluralsight.com/course-player?clipId=12e9e475-7e4f-4fd4-aac4-15268619a5c4&amp;startTime=97.26" office:target-frame-name="psplayer" xlink:show="replace" text:style-name="Internet_20_link" text:visited-style-name="Visited_20_Internet_20_Link"><text:span text:style-name="T11">I've provided an implementation that doesn't use Dapr</text:span></text:a><text:span text:style-name="T13"> </text:span><text:a xlink:type="simple" xlink:href="https://app.pluralsight.com/course-player?clipId=12e9e475-7e4f-4fd4-aac4-15268619a5c4&amp;startTime=100.57" office:target-frame-name="psplayer" xlink:show="replace" text:style-name="Internet_20_link" text:visited-style-name="Visited_20_Internet_20_Link"><text:span text:style-name="T11">called HttpOrderSubmissionService,</text:span></text:a><text:span text:style-name="T13"> </text:span><text:a xlink:type="simple" xlink:href="https://app.pluralsight.com/course-player?clipId=12e9e475-7e4f-4fd4-aac4-15268619a5c4&amp;startTime=104.44" office:target-frame-name="psplayer" xlink:show="replace" text:style-name="Internet_20_link" text:visited-style-name="Visited_20_Internet_20_Link"><text:span text:style-name="T11">but we're going to look at the implementation that uses Dapr pub/sub messaging,</text:span></text:a><text:span text:style-name="T13"> </text:span><text:a xlink:type="simple" xlink:href="https://app.pluralsight.com/course-player?clipId=12e9e475-7e4f-4fd4-aac4-15268619a5c4&amp;startTime=109.44" office:target-frame-name="psplayer" xlink:show="replace" text:style-name="Internet_20_link" text:visited-style-name="Visited_20_Internet_20_Link"><text:span text:style-name="T11">which is here in DaprOrderSubmissionService.</text:span></text:a><text:span text:style-name="T13"> </text:span><text:a xlink:type="simple" xlink:href="https://app.pluralsight.com/course-player?clipId=12e9e475-7e4f-4fd4-aac4-15268619a5c4&amp;startTime=111.76" office:target-frame-name="psplayer" xlink:show="replace" text:style-name="Internet_20_link" text:visited-style-name="Visited_20_Internet_20_Link"><text:span text:style-name="T11">You'll notice that in the constructor,</text:span></text:a><text:span text:style-name="T13"> </text:span><text:a xlink:type="simple" xlink:href="https://app.pluralsight.com/course-player?clipId=12e9e475-7e4f-4fd4-aac4-15268619a5c4&amp;startTime=115.26" office:target-frame-name="psplayer" xlink:show="replace" text:style-name="Internet_20_link" text:visited-style-name="Visited_20_Internet_20_Link"><text:span text:style-name="T11">we're asking for an instance of daprClient,</text:span></text:a><text:span text:style-name="T13"> </text:span><text:a xlink:type="simple" xlink:href="https://app.pluralsight.com/course-player?clipId=12e9e475-7e4f-4fd4-aac4-15268619a5c4&amp;startTime=118.15" office:target-frame-name="psplayer" xlink:show="replace" text:style-name="Internet_20_link" text:visited-style-name="Visited_20_Internet_20_Link"><text:span text:style-name="T11">which is part of the Dapr .NET SDK.</text:span></text:a><text:span text:style-name="T13"> </text:span><text:a xlink:type="simple" xlink:href="https://app.pluralsight.com/course-player?clipId=12e9e475-7e4f-4fd4-aac4-15268619a5c4&amp;startTime=121.44" office:target-frame-name="psplayer" xlink:show="replace" text:style-name="Internet_20_link" text:visited-style-name="Visited_20_Internet_20_Link"><text:span text:style-name="T11">Then, in the SubmitOrder method,</text:span></text:a><text:span text:style-name="T13"> </text:span><text:a xlink:type="simple" xlink:href="https://app.pluralsight.com/course-player?clipId=12e9e475-7e4f-4fd4-aac4-15268619a5c4&amp;startTime=124.27" office:target-frame-name="psplayer" xlink:show="replace" text:style-name="Internet_20_link" text:visited-style-name="Visited_20_Internet_20_Link"><text:span text:style-name="T11">the vast majority of the code that you can see here is simply</text:span></text:a><text:span text:style-name="T13"> </text:span><text:a xlink:type="simple" xlink:href="https://app.pluralsight.com/course-player?clipId=12e9e475-7e4f-4fd4-aac4-15268619a5c4&amp;startTime=127.56" office:target-frame-name="psplayer" xlink:show="replace" text:style-name="Internet_20_link" text:visited-style-name="Visited_20_Internet_20_Link"><text:span text:style-name="T11">constructing the message that we're going to publish.</text:span></text:a><text:span text:style-name="T13"> </text:span><text:a xlink:type="simple" xlink:href="https://app.pluralsight.com/course-player?clipId=12e9e475-7e4f-4fd4-aac4-15268619a5c4&amp;startTime=130.94" office:target-frame-name="psplayer" xlink:show="replace" text:style-name="Internet_20_link" text:visited-style-name="Visited_20_Internet_20_Link"><text:span text:style-name="T11">The message object we're constructing is of type OrderForCreation,</text:span></text:a><text:span text:style-name="T13"> </text:span><text:a xlink:type="simple" xlink:href="https://app.pluralsight.com/course-player?clipId=12e9e475-7e4f-4fd4-aac4-15268619a5c4&amp;startTime=134.67" office:target-frame-name="psplayer" xlink:show="replace" text:style-name="Internet_20_link" text:visited-style-name="Visited_20_Internet_20_Link"><text:span text:style-name="T11">and we're setting up details of the customer and the items in the order,</text:span></text:a><text:span text:style-name="T13"> </text:span><text:a xlink:type="simple" xlink:href="https://app.pluralsight.com/course-player?clipId=12e9e475-7e4f-4fd4-aac4-15268619a5c4&amp;startTime=139.54" office:target-frame-name="psplayer" xlink:show="replace" text:style-name="Internet_20_link" text:visited-style-name="Visited_20_Internet_20_Link"><text:span text:style-name="T11">which we fetched from the shoppingBasketService.</text:span></text:a><text:span text:style-name="T13"> </text:span><text:a xlink:type="simple" xlink:href="https://app.pluralsight.com/course-player?clipId=12e9e475-7e4f-4fd4-aac4-15268619a5c4&amp;startTime=142.64" office:target-frame-name="psplayer" xlink:show="replace" text:style-name="Internet_20_link" text:visited-style-name="Visited_20_Internet_20_Link"><text:span text:style-name="T11">And you may remember that earlier in this course,</text:span></text:a><text:span text:style-name="T13"> </text:span><text:a xlink:type="simple" xlink:href="https://app.pluralsight.com/course-player?clipId=12e9e475-7e4f-4fd4-aac4-15268619a5c4&amp;startTime=145.22" office:target-frame-name="psplayer" xlink:show="replace" text:style-name="Internet_20_link" text:visited-style-name="Visited_20_Internet_20_Link"><text:span text:style-name="T11">we saw that the shoppingBasketService is making use of</text:span></text:a><text:span text:style-name="T13"> </text:span><text:a xlink:type="simple" xlink:href="https://app.pluralsight.com/course-player?clipId=12e9e475-7e4f-4fd4-aac4-15268619a5c4&amp;startTime=148.52" office:target-frame-name="psplayer" xlink:show="replace" text:style-name="Internet_20_link" text:visited-style-name="Visited_20_Internet_20_Link"><text:span text:style-name="T11">the Dapr stateStore building block.</text:span></text:a><text:span text:style-name="T13"> </text:span><text:a xlink:type="simple" xlink:href="https://app.pluralsight.com/course-player?clipId=12e9e475-7e4f-4fd4-aac4-15268619a5c4&amp;startTime=151.01" office:target-frame-name="psplayer" xlink:show="replace" text:style-name="Internet_20_link" text:visited-style-name="Visited_20_Internet_20_Link"><text:span text:style-name="T11">Then, to actually publish the message,</text:span></text:a><text:span text:style-name="T13"> </text:span><text:a xlink:type="simple" xlink:href="https://app.pluralsight.com/course-player?clipId=12e9e475-7e4f-4fd4-aac4-15268619a5c4&amp;startTime=153.95" office:target-frame-name="psplayer" xlink:show="replace" text:style-name="Internet_20_link" text:visited-style-name="Visited_20_Internet_20_Link"><text:span text:style-name="T11">we're calling PublishEventAsync on the daprClient,</text:span></text:a><text:span text:style-name="T13"> </text:span><text:a xlink:type="simple" xlink:href="https://app.pluralsight.com/course-player?clipId=12e9e475-7e4f-4fd4-aac4-15268619a5c4&amp;startTime=158.35" office:target-frame-name="psplayer" xlink:show="replace" text:style-name="Internet_20_link" text:visited-style-name="Visited_20_Internet_20_Link"><text:span text:style-name="T11">passing in the name of the pubsub messaging component,</text:span></text:a><text:span text:style-name="T13"> </text:span><text:a xlink:type="simple" xlink:href="https://app.pluralsight.com/course-player?clipId=12e9e475-7e4f-4fd4-aac4-15268619a5c4&amp;startTime=161.77" office:target-frame-name="psplayer" xlink:show="replace" text:style-name="Internet_20_link" text:visited-style-name="Visited_20_Internet_20_Link"><text:span text:style-name="T11">which, in our case is pubsub, and the name of the topic that we're publishing to,</text:span></text:a><text:span text:style-name="T13"> </text:span><text:a xlink:type="simple" xlink:href="https://app.pluralsight.com/course-player?clipId=12e9e475-7e4f-4fd4-aac4-15268619a5c4&amp;startTime=167.27" office:target-frame-name="psplayer" xlink:show="replace" text:style-name="Internet_20_link" text:visited-style-name="Visited_20_Internet_20_Link"><text:span text:style-name="T11">which is orders.</text:span></text:a><text:span text:style-name="T13"> </text:span><text:a xlink:type="simple" xlink:href="https://app.pluralsight.com/course-player?clipId=12e9e475-7e4f-4fd4-aac4-15268619a5c4&amp;startTime=169.14" office:target-frame-name="psplayer" xlink:show="replace" text:style-name="Internet_20_link" text:visited-style-name="Visited_20_Internet_20_Link"><text:span text:style-name="T11">Note that we don't have to do anything to create this topic ourselves.</text:span></text:a><text:span text:style-name="T13"> </text:span><text:a xlink:type="simple" xlink:href="https://app.pluralsight.com/course-player?clipId=12e9e475-7e4f-4fd4-aac4-15268619a5c4&amp;startTime=172.73" office:target-frame-name="psplayer" xlink:show="replace" text:style-name="Internet_20_link" text:visited-style-name="Visited_20_Internet_20_Link"><text:span text:style-name="T11">It will get automatically generated for </text:span></text:a><text:soft-page-break/><text:a xlink:type="simple" xlink:href="https://app.pluralsight.com/course-player?clipId=12e9e475-7e4f-4fd4-aac4-15268619a5c4&amp;startTime=172.73" office:target-frame-name="psplayer" xlink:show="replace" text:style-name="Internet_20_link" text:visited-style-name="Visited_20_Internet_20_Link"><text:span text:style-name="T11">us.</text:span></text:a><text:span text:style-name="T13"> </text:span><text:a xlink:type="simple" xlink:href="https://app.pluralsight.com/course-player?clipId=12e9e475-7e4f-4fd4-aac4-15268619a5c4&amp;startTime=176.64" office:target-frame-name="psplayer" xlink:show="replace" text:style-name="Internet_20_link" text:visited-style-name="Visited_20_Internet_20_Link"><text:span text:style-name="T11">Finally, we pass in the message itself, which is an instance of OrderForCreation,</text:span></text:a><text:span text:style-name="T13"> </text:span><text:a xlink:type="simple" xlink:href="https://app.pluralsight.com/course-player?clipId=12e9e475-7e4f-4fd4-aac4-15268619a5c4&amp;startTime=183.04" office:target-frame-name="psplayer" xlink:show="replace" text:style-name="Internet_20_link" text:visited-style-name="Visited_20_Internet_20_Link"><text:span text:style-name="T11">and this is going to get serialized to JSON behind the</text:span></text:a><text:span text:style-name="T13"> </text:span><text:a xlink:type="simple" xlink:href="https://app.pluralsight.com/course-player?clipId=12e9e475-7e4f-4fd4-aac4-15268619a5c4&amp;startTime=185.81" office:target-frame-name="psplayer" xlink:show="replace" text:style-name="Internet_20_link" text:visited-style-name="Visited_20_Internet_20_Link"><text:span text:style-name="T11">scenes to be passed to the message broker.</text:span></text:a><text:span text:style-name="T13"> </text:span><text:a xlink:type="simple" xlink:href="https://app.pluralsight.com/course-player?clipId=12e9e475-7e4f-4fd4-aac4-15268619a5c4&amp;startTime=189.14" office:target-frame-name="psplayer" xlink:show="replace" text:style-name="Internet_20_link" text:visited-style-name="Visited_20_Internet_20_Link"><text:span text:style-name="T11">One important thing to note that when you're using messaging is</text:span></text:a><text:span text:style-name="T13"> </text:span><text:a xlink:type="simple" xlink:href="https://app.pluralsight.com/course-player?clipId=12e9e475-7e4f-4fd4-aac4-15268619a5c4&amp;startTime=192.52" office:target-frame-name="psplayer" xlink:show="replace" text:style-name="Internet_20_link" text:visited-style-name="Visited_20_Internet_20_Link"><text:span text:style-name="T11">that the format of the messages that you send between</text:span></text:a><text:span text:style-name="T13"> </text:span><text:a xlink:type="simple" xlink:href="https://app.pluralsight.com/course-player?clipId=12e9e475-7e4f-4fd4-aac4-15268619a5c4&amp;startTime=195.5" office:target-frame-name="psplayer" xlink:show="replace" text:style-name="Internet_20_link" text:visited-style-name="Visited_20_Internet_20_Link"><text:span text:style-name="T11">microservices is essentially a contract.</text:span></text:a><text:span text:style-name="T13"> </text:span><text:a xlink:type="simple" xlink:href="https://app.pluralsight.com/course-player?clipId=12e9e475-7e4f-4fd4-aac4-15268619a5c4&amp;startTime=199.24" office:target-frame-name="psplayer" xlink:show="replace" text:style-name="Internet_20_link" text:visited-style-name="Visited_20_Internet_20_Link"><text:span text:style-name="T11">Both the sender and receiver have to understand the message format,</text:span></text:a><text:span text:style-name="T13"> </text:span><text:a xlink:type="simple" xlink:href="https://app.pluralsight.com/course-player?clipId=12e9e475-7e4f-4fd4-aac4-15268619a5c4&amp;startTime=203.32" office:target-frame-name="psplayer" xlink:show="replace" text:style-name="Internet_20_link" text:visited-style-name="Visited_20_Internet_20_Link"><text:span text:style-name="T11">and so you should take care not to make breaking</text:span></text:a><text:span text:style-name="T13"> </text:span><text:a xlink:type="simple" xlink:href="https://app.pluralsight.com/course-player?clipId=12e9e475-7e4f-4fd4-aac4-15268619a5c4&amp;startTime=206.16" office:target-frame-name="psplayer" xlink:show="replace" text:style-name="Internet_20_link" text:visited-style-name="Visited_20_Internet_20_Link"><text:span text:style-name="T11">changes to the format of a message.</text:span></text:a><text:span text:style-name="T13"> </text:span><text:a xlink:type="simple" xlink:href="https://app.pluralsight.com/course-player?clipId=12e9e475-7e4f-4fd4-aac4-15268619a5c4&amp;startTime=209.44" office:target-frame-name="psplayer" xlink:show="replace" text:style-name="Internet_20_link" text:visited-style-name="Visited_20_Internet_20_Link"><text:span text:style-name="T11">Okay, that's all we need to do to publish a message,</text:span></text:a><text:span text:style-name="T13"> </text:span><text:a xlink:type="simple" xlink:href="https://app.pluralsight.com/course-player?clipId=12e9e475-7e4f-4fd4-aac4-15268619a5c4&amp;startTime=212.8" office:target-frame-name="psplayer" xlink:show="replace" text:style-name="Internet_20_link" text:visited-style-name="Visited_20_Internet_20_Link"><text:span text:style-name="T11">but we haven't written any code yet to subscribe to the message, so let's do that in our next demo.</text:span></text:a></text:p>
      <text:h text:style-name="P2" text:outline-level="3"><text:a xlink:type="simple" xlink:href="https://app.pluralsight.com/course-player?clipId=769dd716-687b-44e8-9336-7cc73e8d9b32" office:target-frame-name="psplayer" xlink:show="replace" text:style-name="Internet_20_link" text:visited-style-name="Visited_20_Internet_20_Link"><text:span text:style-name="T11">Demo: Receiving a Message</text:span></text:a></text:h>
      <text:p text:style-name="P5"><text:a xlink:type="simple" xlink:href="https://app.pluralsight.com/course-player?clipId=769dd716-687b-44e8-9336-7cc73e8d9b32&amp;startTime=1.04" office:target-frame-name="psplayer" xlink:show="replace" text:style-name="Internet_20_link" text:visited-style-name="Visited_20_Internet_20_Link"><text:span text:style-name="T11">In this demo,</text:span></text:a><text:span text:style-name="T13"> </text:span><text:a xlink:type="simple" xlink:href="https://app.pluralsight.com/course-player?clipId=769dd716-687b-44e8-9336-7cc73e8d9b32&amp;startTime=1.93" office:target-frame-name="psplayer" xlink:show="replace" text:style-name="Internet_20_link" text:visited-style-name="Visited_20_Internet_20_Link"><text:span text:style-name="T11">we'll update the ordering microservice to subscribe to the message on the orders</text:span></text:a><text:span text:style-name="T13"> </text:span><text:a xlink:type="simple" xlink:href="https://app.pluralsight.com/course-player?clipId=769dd716-687b-44e8-9336-7cc73e8d9b32&amp;startTime=7.13" office:target-frame-name="psplayer" xlink:show="replace" text:style-name="Internet_20_link" text:visited-style-name="Visited_20_Internet_20_Link"><text:span text:style-name="T11">topic that we published a message to in our previous demo.</text:span></text:a><text:span text:style-name="T13"> </text:span><text:a xlink:type="simple" xlink:href="https://app.pluralsight.com/course-player?clipId=769dd716-687b-44e8-9336-7cc73e8d9b32&amp;startTime=11.44" office:target-frame-name="psplayer" xlink:show="replace" text:style-name="Internet_20_link" text:visited-style-name="Visited_20_Internet_20_Link"><text:span text:style-name="T11">We're going to use the programmatic subscription method</text:span></text:a><text:span text:style-name="T13"> </text:span><text:a xlink:type="simple" xlink:href="https://app.pluralsight.com/course-player?clipId=769dd716-687b-44e8-9336-7cc73e8d9b32&amp;startTime=14.73" office:target-frame-name="psplayer" xlink:show="replace" text:style-name="Internet_20_link" text:visited-style-name="Visited_20_Internet_20_Link"><text:span text:style-name="T11">making use of the Dapr SDK for ASP.NET.</text:span></text:a><text:span text:style-name="T13"> </text:span><text:a xlink:type="simple" xlink:href="https://app.pluralsight.com/course-player?clipId=769dd716-687b-44e8-9336-7cc73e8d9b32&amp;startTime=19.24" office:target-frame-name="psplayer" xlink:show="replace" text:style-name="Internet_20_link" text:visited-style-name="Visited_20_Internet_20_Link"><text:span text:style-name="T11">Here, we're looking at the project file for the ordering microservice,</text:span></text:a><text:span text:style-name="T13"> </text:span><text:a xlink:type="simple" xlink:href="https://app.pluralsight.com/course-player?clipId=769dd716-687b-44e8-9336-7cc73e8d9b32&amp;startTime=23.54" office:target-frame-name="psplayer" xlink:show="replace" text:style-name="Internet_20_link" text:visited-style-name="Visited_20_Internet_20_Link"><text:span text:style-name="T11">and you can see here that we've referenced the Dapr.AspNetCore NuGet package.</text:span></text:a><text:span text:style-name="T13"> </text:span><text:a xlink:type="simple" xlink:href="https://app.pluralsight.com/course-player?clipId=769dd716-687b-44e8-9336-7cc73e8d9b32&amp;startTime=29.74" office:target-frame-name="psplayer" xlink:show="replace" text:style-name="Internet_20_link" text:visited-style-name="Visited_20_Internet_20_Link"><text:span text:style-name="T11">This not only contains the Dapr client, which we've used before,</text:span></text:a><text:span text:style-name="T13"> </text:span><text:a xlink:type="simple" xlink:href="https://app.pluralsight.com/course-player?clipId=769dd716-687b-44e8-9336-7cc73e8d9b32&amp;startTime=33.84" office:target-frame-name="psplayer" xlink:show="replace" text:style-name="Internet_20_link" text:visited-style-name="Visited_20_Internet_20_Link"><text:span text:style-name="T11">but it has some additional helpful support specifically for</text:span></text:a><text:span text:style-name="T13"> </text:span><text:a xlink:type="simple" xlink:href="https://app.pluralsight.com/course-player?clipId=769dd716-687b-44e8-9336-7cc73e8d9b32&amp;startTime=37.66" office:target-frame-name="psplayer" xlink:show="replace" text:style-name="Internet_20_link" text:visited-style-name="Visited_20_Internet_20_Link"><text:span text:style-name="T11">ASP.NET Core that we're going to be making use of.</text:span></text:a><text:span text:style-name="T13"> </text:span><text:a xlink:type="simple" xlink:href="https://app.pluralsight.com/course-player?clipId=769dd716-687b-44e8-9336-7cc73e8d9b32&amp;startTime=41.54" office:target-frame-name="psplayer" xlink:show="replace" text:style-name="Internet_20_link" text:visited-style-name="Visited_20_Internet_20_Link"><text:span text:style-name="T11">Let's take a look at the startup code in Program.cs.</text:span></text:a><text:span text:style-name="T13"> </text:span><text:a xlink:type="simple" xlink:href="https://app.pluralsight.com/course-player?clipId=769dd716-687b-44e8-9336-7cc73e8d9b32&amp;startTime=46.14" office:target-frame-name="psplayer" xlink:show="replace" text:style-name="Internet_20_link" text:visited-style-name="Visited_20_Internet_20_Link"><text:span text:style-name="T11">You can see here the AddDapr method that registers the Dapr client in</text:span></text:a><text:span text:style-name="T13"> </text:span><text:a xlink:type="simple" xlink:href="https://app.pluralsight.com/course-player?clipId=769dd716-687b-44e8-9336-7cc73e8d9b32&amp;startTime=51.32" office:target-frame-name="psplayer" xlink:show="replace" text:style-name="Internet_20_link" text:visited-style-name="Visited_20_Internet_20_Link"><text:span text:style-name="T11">our microservices inversion of control container.</text:span></text:a><text:span text:style-name="T13"> </text:span><text:a xlink:type="simple" xlink:href="https://app.pluralsight.com/course-player?clipId=769dd716-687b-44e8-9336-7cc73e8d9b32&amp;startTime=54.84" office:target-frame-name="psplayer" xlink:show="replace" text:style-name="Internet_20_link" text:visited-style-name="Visited_20_Internet_20_Link"><text:span text:style-name="T11">Again, we've done that before in this course,</text:span></text:a><text:span text:style-name="T13"> </text:span><text:a xlink:type="simple" xlink:href="https://app.pluralsight.com/course-player?clipId=769dd716-687b-44e8-9336-7cc73e8d9b32&amp;startTime=57.84" office:target-frame-name="psplayer" xlink:show="replace" text:style-name="Internet_20_link" text:visited-style-name="Visited_20_Internet_20_Link"><text:span text:style-name="T11">but there are two new things that we've needed to add.</text:span></text:a><text:span text:style-name="T13"> </text:span><text:a xlink:type="simple" xlink:href="https://app.pluralsight.com/course-player?clipId=769dd716-687b-44e8-9336-7cc73e8d9b32&amp;startTime=61.04" office:target-frame-name="psplayer" xlink:show="replace" text:style-name="Internet_20_link" text:visited-style-name="Visited_20_Internet_20_Link"><text:span text:style-name="T11">First is UseCloudEvents.</text:span></text:a><text:span text:style-name="T13"> </text:span><text:a xlink:type="simple" xlink:href="https://app.pluralsight.com/course-player?clipId=769dd716-687b-44e8-9336-7cc73e8d9b32&amp;startTime=64.64" office:target-frame-name="psplayer" xlink:show="replace" text:style-name="Internet_20_link" text:visited-style-name="Visited_20_Internet_20_Link"><text:span text:style-name="T11">This is needed because Dapr takes advantage of the cloud</text:span></text:a><text:span text:style-name="T13"> </text:span><text:a xlink:type="simple" xlink:href="https://app.pluralsight.com/course-player?clipId=769dd716-687b-44e8-9336-7cc73e8d9b32&amp;startTime=68.23" office:target-frame-name="psplayer" xlink:show="replace" text:style-name="Internet_20_link" text:visited-style-name="Visited_20_Internet_20_Link"><text:span text:style-name="T11">events specification as a message format,</text:span></text:a><text:span text:style-name="T13"> </text:span><text:a xlink:type="simple" xlink:href="https://app.pluralsight.com/course-player?clipId=769dd716-687b-44e8-9336-7cc73e8d9b32&amp;startTime=71.84" office:target-frame-name="psplayer" xlink:show="replace" text:style-name="Internet_20_link" text:visited-style-name="Visited_20_Internet_20_Link"><text:span text:style-name="T11">and this means that the messages we publish get</text:span></text:a><text:span text:style-name="T13"> </text:span><text:a xlink:type="simple" xlink:href="https://app.pluralsight.com/course-player?clipId=769dd716-687b-44e8-9336-7cc73e8d9b32&amp;startTime=74.48" office:target-frame-name="psplayer" xlink:show="replace" text:style-name="Internet_20_link" text:visited-style-name="Visited_20_Internet_20_Link"><text:span text:style-name="T11">wrapped into a cloud events message, which adds additional metadata,</text:span></text:a><text:span text:style-name="T13"> </text:span><text:a xlink:type="simple" xlink:href="https://app.pluralsight.com/course-player?clipId=769dd716-687b-44e8-9336-7cc73e8d9b32&amp;startTime=79.64" office:target-frame-name="psplayer" xlink:show="replace" text:style-name="Internet_20_link" text:visited-style-name="Visited_20_Internet_20_Link"><text:span text:style-name="T11">and what this UseCloudEvents method does is it allows us to</text:span></text:a><text:span text:style-name="T13"> </text:span><text:a xlink:type="simple" xlink:href="https://app.pluralsight.com/course-player?clipId=769dd716-687b-44e8-9336-7cc73e8d9b32&amp;startTime=83.4" office:target-frame-name="psplayer" xlink:show="replace" text:style-name="Internet_20_link" text:visited-style-name="Visited_20_Internet_20_Link"><text:span text:style-name="T11">easily unwrap those cloud events and get back to the underlying</text:span></text:a><text:span text:style-name="T13"> </text:span><text:a xlink:type="simple" xlink:href="https://app.pluralsight.com/course-player?clipId=769dd716-687b-44e8-9336-7cc73e8d9b32&amp;startTime=87.66" office:target-frame-name="psplayer" xlink:show="replace" text:style-name="Internet_20_link" text:visited-style-name="Visited_20_Internet_20_Link"><text:span text:style-name="T11">data type that our code is expecting.</text:span></text:a><text:span text:style-name="T13"> </text:span><text:a xlink:type="simple" xlink:href="https://app.pluralsight.com/course-player?clipId=769dd716-687b-44e8-9336-7cc73e8d9b32&amp;startTime=91.14" office:target-frame-name="psplayer" xlink:show="replace" text:style-name="Internet_20_link" text:visited-style-name="Visited_20_Internet_20_Link"><text:span text:style-name="T11">Another thing we've added here is in the call to app.UseEndpoints.</text:span></text:a><text:span text:style-name="T13"> </text:span><text:a xlink:type="simple" xlink:href="https://app.pluralsight.com/course-player?clipId=769dd716-687b-44e8-9336-7cc73e8d9b32&amp;startTime=96.54" office:target-frame-name="psplayer" xlink:show="replace" text:style-name="Internet_20_link" text:visited-style-name="Visited_20_Internet_20_Link"><text:span text:style-name="T11">This call to endpoints.MapSubscribeHandler is what sets up the</text:span></text:a><text:span text:style-name="T13"> </text:span><text:a xlink:type="simple" xlink:href="https://app.pluralsight.com/course-player?clipId=769dd716-687b-44e8-9336-7cc73e8d9b32&amp;startTime=101.3" office:target-frame-name="psplayer" xlink:show="replace" text:style-name="Internet_20_link" text:visited-style-name="Visited_20_Internet_20_Link"><text:span text:style-name="T11">endpoint that the Dapr sidecar is going to call to find out what</text:span></text:a><text:span text:style-name="T13"> </text:span><text:a xlink:type="simple" xlink:href="https://app.pluralsight.com/course-player?clipId=769dd716-687b-44e8-9336-7cc73e8d9b32&amp;startTime=105.39" office:target-frame-name="psplayer" xlink:show="replace" text:style-name="Internet_20_link" text:visited-style-name="Visited_20_Internet_20_Link"><text:span text:style-name="T11">topics our application wants to subscribe to,</text:span></text:a><text:span text:style-name="T13"> </text:span><text:a xlink:type="simple" xlink:href="https://app.pluralsight.com/course-player?clipId=769dd716-687b-44e8-9336-7cc73e8d9b32&amp;startTime=109.24" office:target-frame-name="psplayer" xlink:show="replace" text:style-name="Internet_20_link" text:visited-style-name="Visited_20_Internet_20_Link"><text:span text:style-name="T11">and this means that the Dapr sidecar can call our application on</text:span></text:a><text:span text:style-name="T13"> </text:span><text:a xlink:type="simple" xlink:href="https://app.pluralsight.com/course-player?clipId=769dd716-687b-44e8-9336-7cc73e8d9b32&amp;startTime=113.27" office:target-frame-name="psplayer" xlink:show="replace" text:style-name="Internet_20_link" text:visited-style-name="Visited_20_Internet_20_Link"><text:span text:style-name="T11">the /dapr/subscribe endpoint, and it will respond telling the</text:span></text:a><text:span text:style-name="T13"> </text:span><text:a xlink:type="simple" xlink:href="https://app.pluralsight.com/course-player?clipId=769dd716-687b-44e8-9336-7cc73e8d9b32&amp;startTime=117.79" office:target-frame-name="psplayer" xlink:show="replace" text:style-name="Internet_20_link" text:visited-style-name="Visited_20_Internet_20_Link"><text:span text:style-name="T11">sidecar what topics we want to subscribe to.</text:span></text:a><text:span text:style-name="T13"> </text:span><text:a xlink:type="simple" xlink:href="https://app.pluralsight.com/course-player?clipId=769dd716-687b-44e8-9336-7cc73e8d9b32&amp;startTime=121.44" office:target-frame-name="psplayer" xlink:show="replace" text:style-name="Internet_20_link" text:visited-style-name="Visited_20_Internet_20_Link"><text:span text:style-name="T11">So those are a few things we needed to set up in</text:span></text:a><text:span text:style-name="T13"> </text:span><text:a xlink:type="simple" xlink:href="https://app.pluralsight.com/course-player?clipId=769dd716-687b-44e8-9336-7cc73e8d9b32&amp;startTime=124.09" office:target-frame-name="psplayer" xlink:show="replace" text:style-name="Internet_20_link" text:visited-style-name="Visited_20_Internet_20_Link"><text:span text:style-name="T11">the startup of our microservice, but now we've done that,</text:span></text:a><text:span text:style-name="T13"> </text:span><text:a xlink:type="simple" xlink:href="https://app.pluralsight.com/course-player?clipId=769dd716-687b-44e8-9336-7cc73e8d9b32&amp;startTime=127.77" office:target-frame-name="psplayer" xlink:show="replace" text:style-name="Internet_20_link" text:visited-style-name="Visited_20_Internet_20_Link"><text:span text:style-name="T11">we can create the endpoint that's actually going to receive the messages.</text:span></text:a><text:span text:style-name="T13"> </text:span><text:a xlink:type="simple" xlink:href="https://app.pluralsight.com/course-player?clipId=769dd716-687b-44e8-9336-7cc73e8d9b32&amp;startTime=132.84" office:target-frame-name="psplayer" xlink:show="replace" text:style-name="Internet_20_link" text:visited-style-name="Visited_20_Internet_20_Link"><text:span text:style-name="T11">The method that we want to be called whenever a new message is published</text:span></text:a><text:span text:style-name="T13"> </text:span><text:a xlink:type="simple" xlink:href="https://app.pluralsight.com/course-player?clipId=769dd716-687b-44e8-9336-7cc73e8d9b32&amp;startTime=136.6" office:target-frame-name="psplayer" xlink:show="replace" text:style-name="Internet_20_link" text:visited-style-name="Visited_20_Internet_20_Link"><text:span text:style-name="T11">on the orders topic is here in the order controller.</text:span></text:a><text:span text:style-name="T13"> </text:span><text:a xlink:type="simple" xlink:href="https://app.pluralsight.com/course-player?clipId=769dd716-687b-44e8-9336-7cc73e8d9b32&amp;startTime=140.3" office:target-frame-name="psplayer" xlink:show="replace" text:style-name="Internet_20_link" text:visited-style-name="Visited_20_Internet_20_Link"><text:span text:style-name="T11">We have an endpoint called Submit, and it accepts HttpPost requests,</text:span></text:a><text:span text:style-name="T13"> </text:span><text:a xlink:type="simple" xlink:href="https://app.pluralsight.com/course-player?clipId=769dd716-687b-44e8-9336-7cc73e8d9b32&amp;startTime=146.77" office:target-frame-name="psplayer" xlink:show="replace" text:style-name="Internet_20_link" text:visited-style-name="Visited_20_Internet_20_Link"><text:span text:style-name="T11">and that's important because the Dapr sidecar will post to this</text:span></text:a><text:span text:style-name="T13"> </text:span><text:a xlink:type="simple" xlink:href="https://app.pluralsight.com/course-player?clipId=769dd716-687b-44e8-9336-7cc73e8d9b32&amp;startTime=151.14" office:target-frame-name="psplayer" xlink:show="replace" text:style-name="Internet_20_link" text:visited-style-name="Visited_20_Internet_20_Link"><text:span text:style-name="T11">endpoint whenever a new message is available,</text:span></text:a><text:span text:style-name="T13"> </text:span><text:a xlink:type="simple" xlink:href="https://app.pluralsight.com/course-player?clipId=769dd716-687b-44e8-9336-7cc73e8d9b32&amp;startTime=154.94" office:target-frame-name="psplayer" xlink:show="replace" text:style-name="Internet_20_link" text:visited-style-name="Visited_20_Internet_20_Link"><text:span text:style-name="T11">and this HttpPost attribute is simply saying that this endpoint is</text:span></text:a><text:span text:style-name="T13"> </text:span><text:a xlink:type="simple" xlink:href="https://app.pluralsight.com/course-player?clipId=769dd716-687b-44e8-9336-7cc73e8d9b32&amp;startTime=159.62" office:target-frame-name="psplayer" xlink:show="replace" text:style-name="Internet_20_link" text:visited-style-name="Visited_20_Internet_20_Link"><text:span text:style-name="T11">listening on the base route for this controller,</text:span></text:a><text:span text:style-name="T13"> </text:span><text:a xlink:type="simple" xlink:href="https://app.pluralsight.com/course-player?clipId=769dd716-687b-44e8-9336-7cc73e8d9b32&amp;startTime=162.32" office:target-frame-name="psplayer" xlink:show="replace" text:style-name="Internet_20_link" text:visited-style-name="Visited_20_Internet_20_Link"><text:span text:style-name="T11">which will be /order and accepting post requests.</text:span></text:a><text:span text:style-name="T13"> </text:span><text:a xlink:type="simple" xlink:href="https://app.pluralsight.com/course-player?clipId=769dd716-687b-44e8-9336-7cc73e8d9b32&amp;startTime=167.74" office:target-frame-name="psplayer" xlink:show="replace" text:style-name="Internet_20_link" text:visited-style-name="Visited_20_Internet_20_Link"><text:span text:style-name="T11">The way that we ensure that Dapr knows that we want to create a new</text:span></text:a><text:span text:style-name="T13"> </text:span><text:a xlink:type="simple" xlink:href="https://app.pluralsight.com/course-player?clipId=769dd716-687b-44e8-9336-7cc73e8d9b32&amp;startTime=171.08" office:target-frame-name="psplayer" xlink:show="replace" text:style-name="Internet_20_link" text:visited-style-name="Visited_20_Internet_20_Link"><text:span text:style-name="T11">subscription is by adding this topic attribute to the method.</text:span></text:a><text:span text:style-name="T13"> </text:span><text:a xlink:type="simple" xlink:href="https://app.pluralsight.com/course-player?clipId=769dd716-687b-44e8-9336-7cc73e8d9b32&amp;startTime=175.74" office:target-frame-name="psplayer" xlink:show="replace" text:style-name="Internet_20_link" text:visited-style-name="Visited_20_Internet_20_Link"><text:span text:style-name="T11">We're saying that we want to subscribe to messages posted to</text:span></text:a><text:span text:style-name="T13"> </text:span><text:a xlink:type="simple" xlink:href="https://app.pluralsight.com/course-player?clipId=769dd716-687b-44e8-9336-7cc73e8d9b32&amp;startTime=179.4" office:target-frame-name="psplayer" xlink:show="replace" text:style-name="Internet_20_link" text:visited-style-name="Visited_20_Internet_20_Link"><text:span text:style-name="T11">the orders topic on the pubsub component.</text:span></text:a><text:span text:style-name="T13"> </text:span><text:a xlink:type="simple" xlink:href="https://app.pluralsight.com/course-player?clipId=769dd716-687b-44e8-9336-7cc73e8d9b32&amp;startTime=183.34" office:target-frame-name="psplayer" xlink:show="replace" text:style-name="Internet_20_link" text:visited-style-name="Visited_20_Internet_20_Link"><text:span text:style-name="T11">The Dapr.AspNetCore SDK looks for methods that have this topic attribute and</text:span></text:a><text:span text:style-name="T13"> </text:span><text:a xlink:type="simple" xlink:href="https://app.pluralsight.com/course-player?clipId=769dd716-687b-44e8-9336-7cc73e8d9b32&amp;startTime=189.27" office:target-frame-name="psplayer" xlink:show="replace" text:style-name="Internet_20_link" text:visited-style-name="Visited_20_Internet_20_Link"><text:span text:style-name="T11">then uses that information to construct the response to the method that asks</text:span></text:a><text:span text:style-name="T13"> </text:span><text:a xlink:type="simple" xlink:href="https://app.pluralsight.com/course-player?clipId=769dd716-687b-44e8-9336-7cc73e8d9b32&amp;startTime=194.36" office:target-frame-name="psplayer" xlink:show="replace" text:style-name="Internet_20_link" text:visited-style-name="Visited_20_Internet_20_Link"><text:span text:style-name="T11">for the details of the subscriptions we'd like.</text:span></text:a><text:span text:style-name="T13"> </text:span><text:a xlink:type="simple" xlink:href="https://app.pluralsight.com/course-player?clipId=769dd716-687b-44e8-9336-7cc73e8d9b32&amp;startTime=197.74" office:target-frame-name="psplayer" xlink:show="replace" text:style-name="Internet_20_link" text:visited-style-name="Visited_20_Internet_20_Link"><text:span text:style-name="T11">The other thing to notice for now about this method is that we're expecting</text:span></text:a><text:span text:style-name="T13"> </text:span><text:a xlink:type="simple" xlink:href="https://app.pluralsight.com/course-player?clipId=769dd716-687b-44e8-9336-7cc73e8d9b32&amp;startTime=202.25" office:target-frame-name="psplayer" xlink:show="replace" text:style-name="Internet_20_link" text:visited-style-name="Visited_20_Internet_20_Link"><text:span text:style-name="T11">an OrderForCreation object to be in the message body,</text:span></text:a><text:span text:style-name="T13"> </text:span><text:a xlink:type="simple" xlink:href="https://app.pluralsight.com/course-player?clipId=769dd716-687b-44e8-9336-7cc73e8d9b32&amp;startTime=207.24" office:target-frame-name="psplayer" xlink:show="replace" text:style-name="Internet_20_link" text:visited-style-name="Visited_20_Internet_20_Link"><text:span text:style-name="T11">and this is, of course,</text:span></text:a><text:span text:style-name="T13"> </text:span><text:a xlink:type="simple" xlink:href="https://app.pluralsight.com/course-player?clipId=769dd716-687b-44e8-9336-7cc73e8d9b32&amp;startTime=208.31" office:target-frame-name="psplayer" xlink:show="replace" text:style-name="Internet_20_link" text:visited-style-name="Visited_20_Internet_20_Link"><text:span text:style-name="T11">the same type that we sent from the frontend microservice.</text:span></text:a><text:span text:style-name="T13"> </text:span><text:a xlink:type="simple" xlink:href="https://app.pluralsight.com/course-player?clipId=769dd716-687b-44e8-9336-7cc73e8d9b32&amp;startTime=213.24" office:target-frame-name="psplayer" xlink:show="replace" text:style-name="Internet_20_link" text:visited-style-name="Visited_20_Internet_20_Link"><text:span text:style-name="T11">However,</text:span></text:a><text:span text:style-name="T13"> </text:span><text:a xlink:type="simple" xlink:href="https://app.pluralsight.com/course-player?clipId=769dd716-687b-44e8-9336-7cc73e8d9b32&amp;startTime=213.84" office:target-frame-name="psplayer" xlink:show="replace" text:style-name="Internet_20_link" text:visited-style-name="Visited_20_Internet_20_Link"><text:span text:style-name="T11">remember that we said that this gets wrapped using</text:span></text:a><text:span text:style-name="T13"> </text:span><text:a xlink:type="simple" xlink:href="https://app.pluralsight.com/course-player?clipId=769dd716-687b-44e8-9336-7cc73e8d9b32&amp;startTime=217.11" office:target-frame-name="psplayer" xlink:show="replace" text:style-name="Internet_20_link" text:visited-style-name="Visited_20_Internet_20_Link"><text:span text:style-name="T11">the cloud events message format,</text:span></text:a><text:span text:style-name="T13"> </text:span><text:a xlink:type="simple" xlink:href="https://app.pluralsight.com/course-player?clipId=769dd716-687b-44e8-9336-7cc73e8d9b32&amp;startTime=219.74" office:target-frame-name="psplayer" xlink:show="replace" text:style-name="Internet_20_link" text:visited-style-name="Visited_20_Internet_20_Link"><text:span text:style-name="T11">and that was why we needed the UseCloudEvents method in our startup.</text:span></text:a><text:span text:style-name="T13"> </text:span><text:a xlink:type="simple" xlink:href="https://app.pluralsight.com/course-player?clipId=769dd716-687b-44e8-9336-7cc73e8d9b32&amp;startTime=224.24" office:target-frame-name="psplayer" xlink:show="replace" text:style-name="Internet_20_link" text:visited-style-name="Visited_20_Internet_20_Link"><text:span text:style-name="T11">With that present,</text:span></text:a><text:span text:style-name="T13"> </text:span><text:a xlink:type="simple" xlink:href="https://app.pluralsight.com/course-player?clipId=769dd716-687b-44e8-9336-7cc73e8d9b32&amp;startTime=225.2" office:target-frame-name="psplayer" xlink:show="replace" text:style-name="Internet_20_link" text:visited-style-name="Visited_20_Internet_20_Link"><text:span text:style-name="T11">the Dapr SDK is able to unwrap the payload of the cloud</text:span></text:a><text:span text:style-name="T13"> </text:span><text:a xlink:type="simple" xlink:href="https://app.pluralsight.com/course-player?clipId=769dd716-687b-44e8-9336-7cc73e8d9b32&amp;startTime=229.76" office:target-frame-name="psplayer" xlink:show="replace" text:style-name="Internet_20_link" text:visited-style-name="Visited_20_Internet_20_Link"><text:span text:style-name="T11">event into the type that we're expecting.</text:span></text:a><text:span text:style-name="T13"> </text:span><text:a xlink:type="simple" xlink:href="https://app.pluralsight.com/course-player?clipId=769dd716-687b-44e8-9336-7cc73e8d9b32&amp;startTime=233.64" office:target-frame-name="psplayer" xlink:show="replace" text:style-name="Internet_20_link" text:visited-style-name="Visited_20_Internet_20_Link"><text:span text:style-name="T11">Inside this method, </text:span></text:a><text:soft-page-break/><text:a xlink:type="simple" xlink:href="https://app.pluralsight.com/course-player?clipId=769dd716-687b-44e8-9336-7cc73e8d9b32&amp;startTime=233.64" office:target-frame-name="psplayer" xlink:show="replace" text:style-name="Internet_20_link" text:visited-style-name="Visited_20_Internet_20_Link"><text:span text:style-name="T11">for now,</text:span></text:a><text:span text:style-name="T13"> </text:span><text:a xlink:type="simple" xlink:href="https://app.pluralsight.com/course-player?clipId=769dd716-687b-44e8-9336-7cc73e8d9b32&amp;startTime=235.36" office:target-frame-name="psplayer" xlink:show="replace" text:style-name="Internet_20_link" text:visited-style-name="Visited_20_Internet_20_Link"><text:span text:style-name="T11">we're just going to log a message to say that we have received the order,</text:span></text:a><text:span text:style-name="T13"> </text:span><text:a xlink:type="simple" xlink:href="https://app.pluralsight.com/course-player?clipId=769dd716-687b-44e8-9336-7cc73e8d9b32&amp;startTime=239.34" office:target-frame-name="psplayer" xlink:show="replace" text:style-name="Internet_20_link" text:visited-style-name="Visited_20_Internet_20_Link"><text:span text:style-name="T11">but we'll be updating this later in the course to actually send an email.</text:span></text:a><text:span text:style-name="T13"> </text:span><text:a xlink:type="simple" xlink:href="https://app.pluralsight.com/course-player?clipId=769dd716-687b-44e8-9336-7cc73e8d9b32&amp;startTime=243.94" office:target-frame-name="psplayer" xlink:show="replace" text:style-name="Internet_20_link" text:visited-style-name="Visited_20_Internet_20_Link"><text:span text:style-name="T11">Let's test this out.</text:span></text:a><text:span text:style-name="T13"> </text:span><text:a xlink:type="simple" xlink:href="https://app.pluralsight.com/course-player?clipId=769dd716-687b-44e8-9336-7cc73e8d9b32&amp;startTime=246.14" office:target-frame-name="psplayer" xlink:show="replace" text:style-name="Internet_20_link" text:visited-style-name="Visited_20_Internet_20_Link"><text:span text:style-name="T11">Here you can see the start self‑hosted script for the ordering microservice,</text:span></text:a><text:span text:style-name="T13"> </text:span><text:a xlink:type="simple" xlink:href="https://app.pluralsight.com/course-player?clipId=769dd716-687b-44e8-9336-7cc73e8d9b32&amp;startTime=251.78" office:target-frame-name="psplayer" xlink:show="replace" text:style-name="Internet_20_link" text:visited-style-name="Visited_20_Internet_20_Link"><text:span text:style-name="T11">and we've seen this before with the other two microservices,</text:span></text:a><text:span text:style-name="T13"> </text:span><text:a xlink:type="simple" xlink:href="https://app.pluralsight.com/course-player?clipId=769dd716-687b-44e8-9336-7cc73e8d9b32&amp;startTime=255.24" office:target-frame-name="psplayer" xlink:show="replace" text:style-name="Internet_20_link" text:visited-style-name="Visited_20_Internet_20_Link"><text:span text:style-name="T11">so the contents won't be a surprise to you.</text:span></text:a><text:span text:style-name="T13"> </text:span><text:a xlink:type="simple" xlink:href="https://app.pluralsight.com/course-player?clipId=769dd716-687b-44e8-9336-7cc73e8d9b32&amp;startTime=257.84" office:target-frame-name="psplayer" xlink:show="replace" text:style-name="Internet_20_link" text:visited-style-name="Visited_20_Internet_20_Link"><text:span text:style-name="T11">It's exactly the same,</text:span></text:a><text:span text:style-name="T13"> </text:span><text:a xlink:type="simple" xlink:href="https://app.pluralsight.com/course-player?clipId=769dd716-687b-44e8-9336-7cc73e8d9b32&amp;startTime=259.39" office:target-frame-name="psplayer" xlink:show="replace" text:style-name="Internet_20_link" text:visited-style-name="Visited_20_Internet_20_Link"><text:span text:style-name="T11">except that we've picked the next free port number for the Dapr sidecar 3502,</text:span></text:a><text:span text:style-name="T13"> </text:span><text:a xlink:type="simple" xlink:href="https://app.pluralsight.com/course-player?clipId=769dd716-687b-44e8-9336-7cc73e8d9b32&amp;startTime=265.34" office:target-frame-name="psplayer" xlink:show="replace" text:style-name="Internet_20_link" text:visited-style-name="Visited_20_Internet_20_Link"><text:span text:style-name="T11">and we've told Dapr which ports our ordering</text:span></text:a><text:span text:style-name="T13"> </text:span><text:a xlink:type="simple" xlink:href="https://app.pluralsight.com/course-player?clipId=769dd716-687b-44e8-9336-7cc73e8d9b32&amp;startTime=268.45" office:target-frame-name="psplayer" xlink:show="replace" text:style-name="Internet_20_link" text:visited-style-name="Visited_20_Internet_20_Link"><text:span text:style-name="T11">microservice is listening on port 5293.</text:span></text:a><text:span text:style-name="T13"> </text:span><text:a xlink:type="simple" xlink:href="https://app.pluralsight.com/course-player?clipId=769dd716-687b-44e8-9336-7cc73e8d9b32&amp;startTime=273.34" office:target-frame-name="psplayer" xlink:show="replace" text:style-name="Internet_20_link" text:visited-style-name="Visited_20_Internet_20_Link"><text:span text:style-name="T11">It's pointing at the Dapr components folder,</text:span></text:a><text:span text:style-name="T13"> </text:span><text:a xlink:type="simple" xlink:href="https://app.pluralsight.com/course-player?clipId=769dd716-687b-44e8-9336-7cc73e8d9b32&amp;startTime=276.44" office:target-frame-name="psplayer" xlink:show="replace" text:style-name="Internet_20_link" text:visited-style-name="Visited_20_Internet_20_Link"><text:span text:style-name="T11">which as you remember,</text:span></text:a><text:span text:style-name="T13"> </text:span><text:a xlink:type="simple" xlink:href="https://app.pluralsight.com/course-player?clipId=769dd716-687b-44e8-9336-7cc73e8d9b32&amp;startTime=277.5" office:target-frame-name="psplayer" xlink:show="replace" text:style-name="Internet_20_link" text:visited-style-name="Visited_20_Internet_20_Link"><text:span text:style-name="T11">includes that pubsub.yml file which configures the pubsub messaging</text:span></text:a><text:span text:style-name="T13"> </text:span><text:a xlink:type="simple" xlink:href="https://app.pluralsight.com/course-player?clipId=769dd716-687b-44e8-9336-7cc73e8d9b32&amp;startTime=282.71" office:target-frame-name="psplayer" xlink:show="replace" text:style-name="Internet_20_link" text:visited-style-name="Visited_20_Internet_20_Link"><text:span text:style-name="T11">component and enables our sidecar to create a subscription and receive</text:span></text:a><text:span text:style-name="T13"> </text:span><text:a xlink:type="simple" xlink:href="https://app.pluralsight.com/course-player?clipId=769dd716-687b-44e8-9336-7cc73e8d9b32&amp;startTime=288.06" office:target-frame-name="psplayer" xlink:show="replace" text:style-name="Internet_20_link" text:visited-style-name="Visited_20_Internet_20_Link"><text:span text:style-name="T11">messages to pass on to our microservice.</text:span></text:a><text:span text:style-name="T13"> </text:span><text:a xlink:type="simple" xlink:href="https://app.pluralsight.com/course-player?clipId=769dd716-687b-44e8-9336-7cc73e8d9b32&amp;startTime=290.96" office:target-frame-name="psplayer" xlink:show="replace" text:style-name="Internet_20_link" text:visited-style-name="Visited_20_Internet_20_Link"><text:span text:style-name="T11">And so here in a Visual Studio Code terminal window,</text:span></text:a><text:span text:style-name="T13"> </text:span><text:a xlink:type="simple" xlink:href="https://app.pluralsight.com/course-player?clipId=769dd716-687b-44e8-9336-7cc73e8d9b32&amp;startTime=295.37" office:target-frame-name="psplayer" xlink:show="replace" text:style-name="Internet_20_link" text:visited-style-name="Visited_20_Internet_20_Link"><text:span text:style-name="T11">I'm going to run that start self‑hosted script.</text:span></text:a><text:span text:style-name="T13"> </text:span><text:a xlink:type="simple" xlink:href="https://app.pluralsight.com/course-player?clipId=769dd716-687b-44e8-9336-7cc73e8d9b32&amp;startTime=299.44" office:target-frame-name="psplayer" xlink:show="replace" text:style-name="Internet_20_link" text:visited-style-name="Visited_20_Internet_20_Link"><text:span text:style-name="T11">And I need to do exactly the same thing for the other two services starting</text:span></text:a><text:span text:style-name="T13"> </text:span><text:a xlink:type="simple" xlink:href="https://app.pluralsight.com/course-player?clipId=769dd716-687b-44e8-9336-7cc73e8d9b32&amp;startTime=303.54" office:target-frame-name="psplayer" xlink:show="replace" text:style-name="Internet_20_link" text:visited-style-name="Visited_20_Internet_20_Link"><text:span text:style-name="T11">the event catalog microservice and the frontend microservice because all three</text:span></text:a><text:span text:style-name="T13"> </text:span><text:a xlink:type="simple" xlink:href="https://app.pluralsight.com/course-player?clipId=769dd716-687b-44e8-9336-7cc73e8d9b32&amp;startTime=308.99" office:target-frame-name="psplayer" xlink:show="replace" text:style-name="Internet_20_link" text:visited-style-name="Visited_20_Internet_20_Link"><text:span text:style-name="T11">are going to be involved in the purchase process.</text:span></text:a><text:span text:style-name="T13"> </text:span><text:a xlink:type="simple" xlink:href="https://app.pluralsight.com/course-player?clipId=769dd716-687b-44e8-9336-7cc73e8d9b32&amp;startTime=312.34" office:target-frame-name="psplayer" xlink:show="replace" text:style-name="Internet_20_link" text:visited-style-name="Visited_20_Internet_20_Link"><text:span text:style-name="T11">Now in a browser, I'm going to visit the GloboTicket application,</text:span></text:a><text:span text:style-name="T13"> </text:span><text:a xlink:type="simple" xlink:href="https://app.pluralsight.com/course-player?clipId=769dd716-687b-44e8-9336-7cc73e8d9b32&amp;startTime=316.54" office:target-frame-name="psplayer" xlink:show="replace" text:style-name="Internet_20_link" text:visited-style-name="Visited_20_Internet_20_Link"><text:span text:style-name="T11">we'll pick an event, add a ticket to our basket,</text:span></text:a><text:span text:style-name="T13"> </text:span><text:a xlink:type="simple" xlink:href="https://app.pluralsight.com/course-player?clipId=769dd716-687b-44e8-9336-7cc73e8d9b32&amp;startTime=320.44" office:target-frame-name="psplayer" xlink:show="replace" text:style-name="Internet_20_link" text:visited-style-name="Visited_20_Internet_20_Link"><text:span text:style-name="T11">and I'll go to the checkout, I'll fill in some customer details about this order,</text:span></text:a><text:span text:style-name="T13"> </text:span><text:a xlink:type="simple" xlink:href="https://app.pluralsight.com/course-player?clipId=769dd716-687b-44e8-9336-7cc73e8d9b32&amp;startTime=326.33" office:target-frame-name="psplayer" xlink:show="replace" text:style-name="Internet_20_link" text:visited-style-name="Visited_20_Internet_20_Link"><text:span text:style-name="T11">and make the purchase.</text:span></text:a><text:span text:style-name="T13"> </text:span><text:a xlink:type="simple" xlink:href="https://app.pluralsight.com/course-player?clipId=769dd716-687b-44e8-9336-7cc73e8d9b32&amp;startTime=328.54" office:target-frame-name="psplayer" xlink:show="replace" text:style-name="Internet_20_link" text:visited-style-name="Visited_20_Internet_20_Link"><text:span text:style-name="T11">And if everything has worked correctly,</text:span></text:a><text:span text:style-name="T13"> </text:span><text:a xlink:type="simple" xlink:href="https://app.pluralsight.com/course-player?clipId=769dd716-687b-44e8-9336-7cc73e8d9b32&amp;startTime=330.68" office:target-frame-name="psplayer" xlink:show="replace" text:style-name="Internet_20_link" text:visited-style-name="Visited_20_Internet_20_Link"><text:span text:style-name="T11">the frontend microservice should have published a message to the orders topic.</text:span></text:a><text:span text:style-name="T13"> </text:span><text:a xlink:type="simple" xlink:href="https://app.pluralsight.com/course-player?clipId=769dd716-687b-44e8-9336-7cc73e8d9b32&amp;startTime=336.44" office:target-frame-name="psplayer" xlink:show="replace" text:style-name="Internet_20_link" text:visited-style-name="Visited_20_Internet_20_Link"><text:span text:style-name="T11">Let's jump back and take a look at the log output for our microservices.</text:span></text:a><text:span text:style-name="T13"> </text:span><text:a xlink:type="simple" xlink:href="https://app.pluralsight.com/course-player?clipId=769dd716-687b-44e8-9336-7cc73e8d9b32&amp;startTime=341.54" office:target-frame-name="psplayer" xlink:show="replace" text:style-name="Internet_20_link" text:visited-style-name="Visited_20_Internet_20_Link"><text:span text:style-name="T11">Here,</text:span></text:a><text:span text:style-name="T13"> </text:span><text:a xlink:type="simple" xlink:href="https://app.pluralsight.com/course-player?clipId=769dd716-687b-44e8-9336-7cc73e8d9b32&amp;startTime=341.78" office:target-frame-name="psplayer" xlink:show="replace" text:style-name="Internet_20_link" text:visited-style-name="Visited_20_Internet_20_Link"><text:span text:style-name="T11">we can see that the frontend has posted an order message</text:span></text:a><text:span text:style-name="T13"> </text:span><text:a xlink:type="simple" xlink:href="https://app.pluralsight.com/course-player?clipId=769dd716-687b-44e8-9336-7cc73e8d9b32&amp;startTime=345.47" office:target-frame-name="psplayer" xlink:show="replace" text:style-name="Internet_20_link" text:visited-style-name="Visited_20_Internet_20_Link"><text:span text:style-name="T11">using the Dapr pubsub building block.</text:span></text:a><text:span text:style-name="T13"> </text:span><text:a xlink:type="simple" xlink:href="https://app.pluralsight.com/course-player?clipId=769dd716-687b-44e8-9336-7cc73e8d9b32&amp;startTime=348.84" office:target-frame-name="psplayer" xlink:show="replace" text:style-name="Internet_20_link" text:visited-style-name="Visited_20_Internet_20_Link"><text:span text:style-name="T11">And if I look at the log output for the ordering microservice,</text:span></text:a><text:span text:style-name="T13"> </text:span><text:a xlink:type="simple" xlink:href="https://app.pluralsight.com/course-player?clipId=769dd716-687b-44e8-9336-7cc73e8d9b32&amp;startTime=352.44" office:target-frame-name="psplayer" xlink:show="replace" text:style-name="Internet_20_link" text:visited-style-name="Visited_20_Internet_20_Link"><text:span text:style-name="T11">I can see that we've received that message,</text:span></text:a><text:span text:style-name="T13"> </text:span><text:a xlink:type="simple" xlink:href="https://app.pluralsight.com/course-player?clipId=769dd716-687b-44e8-9336-7cc73e8d9b32&amp;startTime=355.24" office:target-frame-name="psplayer" xlink:show="replace" text:style-name="Internet_20_link" text:visited-style-name="Visited_20_Internet_20_Link"><text:span text:style-name="T11">and we know that we've been able to deserialize it correctly because we can see the customer name.</text:span></text:a></text:p>
      <text:h text:style-name="P2" text:outline-level="3"><text:a xlink:type="simple" xlink:href="https://app.pluralsight.com/course-player?clipId=12652703-d016-45d6-a74b-c528939646d0" office:target-frame-name="psplayer" xlink:show="replace" text:style-name="Internet_20_link" text:visited-style-name="Visited_20_Internet_20_Link"><text:span text:style-name="T11">Additional Pub Sub Building Block Characteristics</text:span></text:a></text:h>
      <text:p text:style-name="P5"><text:a xlink:type="simple" xlink:href="https://app.pluralsight.com/course-player?clipId=12652703-d016-45d6-a74b-c528939646d0&amp;startTime=1.14" office:target-frame-name="psplayer" xlink:show="replace" text:style-name="Internet_20_link" text:visited-style-name="Visited_20_Internet_20_Link"><text:span text:style-name="T11">Before we wrap up this module,</text:span></text:a><text:span text:style-name="T13"> </text:span><text:a xlink:type="simple" xlink:href="https://app.pluralsight.com/course-player?clipId=12652703-d016-45d6-a74b-c528939646d0&amp;startTime=3.12" office:target-frame-name="psplayer" xlink:show="replace" text:style-name="Internet_20_link" text:visited-style-name="Visited_20_Internet_20_Link"><text:span text:style-name="T11">I did want to briefly discuss a few additional characteristics of the Dapr</text:span></text:a><text:span text:style-name="T13"> </text:span><text:a xlink:type="simple" xlink:href="https://app.pluralsight.com/course-player?clipId=12652703-d016-45d6-a74b-c528939646d0&amp;startTime=8.18" office:target-frame-name="psplayer" xlink:show="replace" text:style-name="Internet_20_link" text:visited-style-name="Visited_20_Internet_20_Link"><text:span text:style-name="T11">pub/sub building block that are worth being aware of.</text:span></text:a><text:span text:style-name="T13"> </text:span><text:a xlink:type="simple" xlink:href="https://app.pluralsight.com/course-player?clipId=12652703-d016-45d6-a74b-c528939646d0&amp;startTime=12.54" office:target-frame-name="psplayer" xlink:show="replace" text:style-name="Internet_20_link" text:visited-style-name="Visited_20_Internet_20_Link"><text:span text:style-name="T11">First, Dapr offers an at least once delivery guarantee for messages.</text:span></text:a><text:span text:style-name="T13"> </text:span><text:a xlink:type="simple" xlink:href="https://app.pluralsight.com/course-player?clipId=12652703-d016-45d6-a74b-c528939646d0&amp;startTime=18.64" office:target-frame-name="psplayer" xlink:show="replace" text:style-name="Internet_20_link" text:visited-style-name="Visited_20_Internet_20_Link"><text:span text:style-name="T11">In other words,</text:span></text:a><text:span text:style-name="T13"> </text:span><text:a xlink:type="simple" xlink:href="https://app.pluralsight.com/course-player?clipId=12652703-d016-45d6-a74b-c528939646d0&amp;startTime=19.31" office:target-frame-name="psplayer" xlink:show="replace" text:style-name="Internet_20_link" text:visited-style-name="Visited_20_Internet_20_Link"><text:span text:style-name="T11">Dapr will ensure that every published message is</text:span></text:a><text:span text:style-name="T13"> </text:span><text:a xlink:type="simple" xlink:href="https://app.pluralsight.com/course-player?clipId=12652703-d016-45d6-a74b-c528939646d0&amp;startTime=22.53" office:target-frame-name="psplayer" xlink:show="replace" text:style-name="Internet_20_link" text:visited-style-name="Visited_20_Internet_20_Link"><text:span text:style-name="T11">received at least once by every subscriber.</text:span></text:a><text:span text:style-name="T13"> </text:span><text:a xlink:type="simple" xlink:href="https://app.pluralsight.com/course-player?clipId=12652703-d016-45d6-a74b-c528939646d0&amp;startTime=26.24" office:target-frame-name="psplayer" xlink:show="replace" text:style-name="Internet_20_link" text:visited-style-name="Visited_20_Internet_20_Link"><text:span text:style-name="T11">Of course, in normal operation, messages should be delivered exactly once,</text:span></text:a><text:span text:style-name="T13"> </text:span><text:a xlink:type="simple" xlink:href="https://app.pluralsight.com/course-player?clipId=12652703-d016-45d6-a74b-c528939646d0&amp;startTime=31.04" office:target-frame-name="psplayer" xlink:show="replace" text:style-name="Internet_20_link" text:visited-style-name="Visited_20_Internet_20_Link"><text:span text:style-name="T11">but what this means is that you should try to write idempotent message</text:span></text:a><text:span text:style-name="T13"> </text:span><text:a xlink:type="simple" xlink:href="https://app.pluralsight.com/course-player?clipId=12652703-d016-45d6-a74b-c528939646d0&amp;startTime=34.92" office:target-frame-name="psplayer" xlink:show="replace" text:style-name="Internet_20_link" text:visited-style-name="Visited_20_Internet_20_Link"><text:span text:style-name="T11">handlers that are able to cope with the possibility that on occasions the</text:span></text:a><text:span text:style-name="T13"> </text:span><text:a xlink:type="simple" xlink:href="https://app.pluralsight.com/course-player?clipId=12652703-d016-45d6-a74b-c528939646d0&amp;startTime=39.44" office:target-frame-name="psplayer" xlink:show="replace" text:style-name="Internet_20_link" text:visited-style-name="Visited_20_Internet_20_Link"><text:span text:style-name="T11">same message might be delivered more than once.</text:span></text:a><text:span text:style-name="T13"> </text:span><text:a xlink:type="simple" xlink:href="https://app.pluralsight.com/course-player?clipId=12652703-d016-45d6-a74b-c528939646d0&amp;startTime=43.04" office:target-frame-name="psplayer" xlink:show="replace" text:style-name="Internet_20_link" text:visited-style-name="Visited_20_Internet_20_Link"><text:span text:style-name="T11">And by the way, this isn't a Dapr‑specific thing.</text:span></text:a><text:span text:style-name="T13"> </text:span><text:a xlink:type="simple" xlink:href="https://app.pluralsight.com/course-player?clipId=12652703-d016-45d6-a74b-c528939646d0&amp;startTime=46.04" office:target-frame-name="psplayer" xlink:show="replace" text:style-name="Internet_20_link" text:visited-style-name="Visited_20_Internet_20_Link"><text:span text:style-name="T11">Lots of message brokers operate in exactly this way.</text:span></text:a><text:span text:style-name="T13"> </text:span><text:a xlink:type="simple" xlink:href="https://app.pluralsight.com/course-player?clipId=12652703-d016-45d6-a74b-c528939646d0&amp;startTime=50.74" office:target-frame-name="psplayer" xlink:show="replace" text:style-name="Internet_20_link" text:visited-style-name="Visited_20_Internet_20_Link"><text:span text:style-name="T11">Another capability that you might be aware of in existing message</text:span></text:a><text:span text:style-name="T13"> </text:span><text:a xlink:type="simple" xlink:href="https://app.pluralsight.com/course-player?clipId=12652703-d016-45d6-a74b-c528939646d0&amp;startTime=54.28" office:target-frame-name="psplayer" xlink:show="replace" text:style-name="Internet_20_link" text:visited-style-name="Visited_20_Internet_20_Link"><text:span text:style-name="T11">brokers is the ability to set a time to live,</text:span></text:a><text:span text:style-name="T13"> </text:span><text:a xlink:type="simple" xlink:href="https://app.pluralsight.com/course-player?clipId=12652703-d016-45d6-a74b-c528939646d0&amp;startTime=57.7" office:target-frame-name="psplayer" xlink:show="replace" text:style-name="Internet_20_link" text:visited-style-name="Visited_20_Internet_20_Link"><text:span text:style-name="T11">or TTL, for each message.</text:span></text:a><text:span text:style-name="T13"> </text:span><text:a xlink:type="simple" xlink:href="https://app.pluralsight.com/course-player?clipId=12652703-d016-45d6-a74b-c528939646d0&amp;startTime=60.54" office:target-frame-name="psplayer" xlink:show="replace" text:style-name="Internet_20_link" text:visited-style-name="Visited_20_Internet_20_Link"><text:span text:style-name="T11">This allows you to say that if a message is not read</text:span></text:a><text:span text:style-name="T13"> </text:span><text:a xlink:type="simple" xlink:href="https://app.pluralsight.com/course-player?clipId=12652703-d016-45d6-a74b-c528939646d0&amp;startTime=63.11" office:target-frame-name="psplayer" xlink:show="replace" text:style-name="Internet_20_link" text:visited-style-name="Visited_20_Internet_20_Link"><text:span text:style-name="T11">after a certain period of time, it can be discarded,</text:span></text:a><text:span text:style-name="T13"> </text:span><text:a xlink:type="simple" xlink:href="https://app.pluralsight.com/course-player?clipId=12652703-d016-45d6-a74b-c528939646d0&amp;startTime=66.41" office:target-frame-name="psplayer" xlink:show="replace" text:style-name="Internet_20_link" text:visited-style-name="Visited_20_Internet_20_Link"><text:span text:style-name="T11">and you can configure this on a per message or a per topic basis.</text:span></text:a><text:span text:style-name="T13"> </text:span><text:a xlink:type="simple" xlink:href="https://app.pluralsight.com/course-player?clipId=12652703-d016-45d6-a74b-c528939646d0&amp;startTime=72.44" office:target-frame-name="psplayer" xlink:show="replace" text:style-name="Internet_20_link" text:visited-style-name="Visited_20_Internet_20_Link"><text:span text:style-name="T11">Finally, there's also an event routing feature currently in preview.</text:span></text:a><text:span text:style-name="T13"> </text:span><text:a xlink:type="simple" xlink:href="https://app.pluralsight.com/course-player?clipId=12652703-d016-45d6-a74b-c528939646d0&amp;startTime=76.92" office:target-frame-name="psplayer" xlink:show="replace" text:style-name="Internet_20_link" text:visited-style-name="Visited_20_Internet_20_Link"><text:span text:style-name="T11">This allows different message types to be sent to different endpoints This</text:span></text:a><text:span text:style-name="T13"> </text:span><text:a xlink:type="simple" xlink:href="https://app.pluralsight.com/course-player?clipId=12652703-d016-45d6-a74b-c528939646d0&amp;startTime=82.6" office:target-frame-name="psplayer" xlink:show="replace" text:style-name="Internet_20_link" text:visited-style-name="Visited_20_Internet_20_Link"><text:span text:style-name="T11">page in the documentation explains more about this feature.</text:span></text:a><text:span text:style-name="T13"> </text:span><text:a xlink:type="simple" xlink:href="https://app.pluralsight.com/course-player?clipId=12652703-d016-45d6-a74b-c528939646d0&amp;startTime=87.14" office:target-frame-name="psplayer" xlink:show="replace" text:style-name="Internet_20_link" text:visited-style-name="Visited_20_Internet_20_Link"><text:span text:style-name="T11">It includes information about how you can set it up</text:span></text:a><text:span text:style-name="T13"> </text:span><text:a xlink:type="simple" xlink:href="https://app.pluralsight.com/course-player?clipId=12652703-d016-45d6-a74b-c528939646d0&amp;startTime=89.96" office:target-frame-name="psplayer" xlink:show="replace" text:style-name="Internet_20_link" text:visited-style-name="Visited_20_Internet_20_Link"><text:span text:style-name="T11">declaratively in a YAML file, as you can see here with these match rules,</text:span></text:a><text:span text:style-name="T13"> </text:span><text:a xlink:type="simple" xlink:href="https://app.pluralsight.com/course-player?clipId=12652703-d016-45d6-a74b-c528939646d0&amp;startTime=95.64" office:target-frame-name="psplayer" xlink:show="replace" text:style-name="Internet_20_link" text:visited-style-name="Visited_20_Internet_20_Link"><text:span text:style-name="T11">and also how you can set it up programmatically,</text:span></text:a><text:span text:style-name="T13"> </text:span><text:a xlink:type="simple" xlink:href="https://app.pluralsight.com/course-player?clipId=12652703-d016-45d6-a74b-c528939646d0&amp;startTime=98.33" office:target-frame-name="psplayer" xlink:show="replace" text:style-name="Internet_20_link" text:visited-style-name="Visited_20_Internet_20_Link"><text:span text:style-name="T11">which you can see here in this C# example,</text:span></text:a><text:span text:style-name="T13"> </text:span><text:a xlink:type="simple" xlink:href="https://app.pluralsight.com/course-player?clipId=12652703-d016-45d6-a74b-c528939646d0&amp;startTime=101.28" office:target-frame-name="psplayer" xlink:show="replace" text:style-name="Internet_20_link" text:visited-style-name="Visited_20_Internet_20_Link"><text:span text:style-name="T11">which uses the topic attribute that we saw in our earlier demo,</text:span></text:a><text:span text:style-name="T13"> </text:span><text:a xlink:type="simple" xlink:href="https://app.pluralsight.com/course-player?clipId=12652703-d016-45d6-a74b-c528939646d0&amp;startTime=105.82" office:target-frame-name="psplayer" xlink:show="replace" text:style-name="Internet_20_link" text:visited-style-name="Visited_20_Internet_20_Link"><text:span text:style-name="T11">but with an additional parameter that sets up the routing rule.</text:span></text:a><text:span text:style-name="T13"> </text:span><text:a xlink:type="simple" xlink:href="https://app.pluralsight.com/course-player?clipId=12652703-d016-45d6-a74b-c528939646d0&amp;startTime=110.11" office:target-frame-name="psplayer" xlink:show="replace" text:style-name="Internet_20_link" text:visited-style-name="Visited_20_Internet_20_Link"><text:span text:style-name="T11">This example shows how we could have one endpoint for messages of type</text:span></text:a><text:span text:style-name="T13"> </text:span><text:a xlink:type="simple" xlink:href="https://app.pluralsight.com/course-player?clipId=12652703-d016-45d6-a74b-c528939646d0&amp;startTime=114.63" office:target-frame-name="psplayer" xlink:show="replace" text:style-name="Internet_20_link" text:visited-style-name="Visited_20_Internet_20_Link"><text:span text:style-name="T11">widgets and another endpoint for messages of type gadgets.</text:span></text:a><text:span text:style-name="T13"> </text:span><text:a xlink:type="simple" xlink:href="https://app.pluralsight.com/course-player?clipId=12652703-d016-45d6-a74b-c528939646d0&amp;startTime=119.94" office:target-frame-name="psplayer" xlink:show="replace" text:style-name="Internet_20_link" text:visited-style-name="Visited_20_Internet_20_Link"><text:span text:style-name="T11">And this makes it much easier in a language like C# to use</text:span></text:a><text:span text:style-name="T13"> </text:span><text:a xlink:type="simple" xlink:href="https://app.pluralsight.com/course-player?clipId=12652703-d016-45d6-a74b-c528939646d0&amp;startTime=123.5" office:target-frame-name="psplayer" xlink:show="replace" text:style-name="Internet_20_link" text:visited-style-name="Visited_20_Internet_20_Link"><text:span text:style-name="T11">strongly‑typed objects to deserialize those messages into,</text:span></text:a><text:span text:style-name="T13"> </text:span><text:a xlink:type="simple" xlink:href="https://app.pluralsight.com/course-player?clipId=12652703-d016-45d6-a74b-c528939646d0&amp;startTime=127.58" office:target-frame-name="psplayer" xlink:show="replace" text:style-name="Internet_20_link" text:visited-style-name="Visited_20_Internet_20_Link"><text:span text:style-name="T11">rather than having to try to write one generic</text:span></text:a><text:span text:style-name="T13"> </text:span><text:a xlink:type="simple" xlink:href="https://app.pluralsight.com/course-player?clipId=12652703-d016-45d6-a74b-c528939646d0&amp;startTime=130.23" office:target-frame-name="psplayer" xlink:show="replace" text:style-name="Internet_20_link" text:visited-style-name="Visited_20_Internet_20_Link"><text:span text:style-name="T11">handler for both types of message.</text:span></text:a><text:span text:style-name="T13"> </text:span><text:a xlink:type="simple" xlink:href="https://app.pluralsight.com/course-player?clipId=12652703-d016-45d6-a74b-c528939646d0&amp;startTime=133.34" office:target-frame-name="psplayer" xlink:show="replace" text:style-name="Internet_20_link" text:visited-style-name="Visited_20_Internet_20_Link"><text:span text:style-name="T11">Further down on this page,</text:span></text:a><text:span text:style-name="T13"> </text:span><text:a xlink:type="simple" xlink:href="https://app.pluralsight.com/course-player?clipId=12652703-d016-45d6-a74b-c528939646d0&amp;startTime=134.78" office:target-frame-name="psplayer" xlink:show="replace" text:style-name="Internet_20_link" text:visited-style-name="Visited_20_Internet_20_Link"><text:span text:style-name="T11">you can see some examples of the types of expressions that</text:span></text:a><text:span text:style-name="T13"> </text:span><text:a xlink:type="simple" xlink:href="https://app.pluralsight.com/course-player?clipId=12652703-d016-45d6-a74b-c528939646d0&amp;startTime=137.94" office:target-frame-name="psplayer" xlink:show="replace" text:style-name="Internet_20_link" text:visited-style-name="Visited_20_Internet_20_Link"><text:span text:style-name="T11">you can configure to select the messages that you want to</text:span></text:a><text:span text:style-name="T13"> </text:span><text:a xlink:type="simple" xlink:href="https://app.pluralsight.com/course-player?clipId=12652703-d016-45d6-a74b-c528939646d0&amp;startTime=141.18" office:target-frame-name="psplayer" xlink:show="replace" text:style-name="Internet_20_link" text:visited-style-name="Visited_20_Internet_20_Link"><text:span text:style-name="T11">route to different endpoints.</text:span></text:a><text:span text:style-name="T13"> </text:span><text:a xlink:type="simple" xlink:href="https://app.pluralsight.com/course-player?clipId=12652703-d016-45d6-a74b-c528939646d0&amp;startTime=143.07" office:target-frame-name="psplayer" xlink:show="replace" text:style-name="Internet_20_link" text:visited-style-name="Visited_20_Internet_20_Link"><text:span text:style-name="T11">One </text:span></text:a><text:soft-page-break/><text:a xlink:type="simple" xlink:href="https://app.pluralsight.com/course-player?clipId=12652703-d016-45d6-a74b-c528939646d0&amp;startTime=143.07" office:target-frame-name="psplayer" xlink:show="replace" text:style-name="Internet_20_link" text:visited-style-name="Visited_20_Internet_20_Link"><text:span text:style-name="T11">particularly helpful use case is if you need to</text:span></text:a><text:span text:style-name="T13"> </text:span><text:a xlink:type="simple" xlink:href="https://app.pluralsight.com/course-player?clipId=12652703-d016-45d6-a74b-c528939646d0&amp;startTime=146.7" office:target-frame-name="psplayer" xlink:show="replace" text:style-name="Internet_20_link" text:visited-style-name="Visited_20_Internet_20_Link"><text:span text:style-name="T11">support multiple versions of a message,</text:span></text:a><text:span text:style-name="T13"> </text:span><text:a xlink:type="simple" xlink:href="https://app.pluralsight.com/course-player?clipId=12652703-d016-45d6-a74b-c528939646d0&amp;startTime=149.1" office:target-frame-name="psplayer" xlink:show="replace" text:style-name="Internet_20_link" text:visited-style-name="Visited_20_Internet_20_Link"><text:span text:style-name="T11">allowing you to receive old versions on one endpoint and the current versions on a different endpoint.</text:span></text:a></text:p>
      <text:h text:style-name="P2" text:outline-level="3"><text:a xlink:type="simple" xlink:href="https://app.pluralsight.com/course-player?clipId=d98edfc3-eb6d-4685-84db-44d3e51f3446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d98edfc3-eb6d-4685-84db-44d3e51f3446&amp;startTime=1.14" office:target-frame-name="psplayer" xlink:show="replace" text:style-name="Internet_20_link" text:visited-style-name="Visited_20_Internet_20_Link"><text:span text:style-name="T11">In this module,</text:span></text:a><text:span text:style-name="T13"> </text:span><text:a xlink:type="simple" xlink:href="https://app.pluralsight.com/course-player?clipId=d98edfc3-eb6d-4685-84db-44d3e51f3446&amp;startTime=1.96" office:target-frame-name="psplayer" xlink:show="replace" text:style-name="Internet_20_link" text:visited-style-name="Visited_20_Internet_20_Link"><text:span text:style-name="T11">we've learned that the Dapr pub/sub building block makes it</text:span></text:a><text:span text:style-name="T13"> </text:span><text:a xlink:type="simple" xlink:href="https://app.pluralsight.com/course-player?clipId=d98edfc3-eb6d-4685-84db-44d3e51f3446&amp;startTime=5.91" office:target-frame-name="psplayer" xlink:show="replace" text:style-name="Internet_20_link" text:visited-style-name="Visited_20_Internet_20_Link"><text:span text:style-name="T11">really simple and easy to add asynchronous messaging to</text:span></text:a><text:span text:style-name="T13"> </text:span><text:a xlink:type="simple" xlink:href="https://app.pluralsight.com/course-player?clipId=d98edfc3-eb6d-4685-84db-44d3e51f3446&amp;startTime=9.96" office:target-frame-name="psplayer" xlink:show="replace" text:style-name="Internet_20_link" text:visited-style-name="Visited_20_Internet_20_Link"><text:span text:style-name="T11">your microservice application.</text:span></text:a><text:span text:style-name="T13"> </text:span><text:a xlink:type="simple" xlink:href="https://app.pluralsight.com/course-player?clipId=d98edfc3-eb6d-4685-84db-44d3e51f3446&amp;startTime=12.64" office:target-frame-name="psplayer" xlink:show="replace" text:style-name="Internet_20_link" text:visited-style-name="Visited_20_Internet_20_Link"><text:span text:style-name="T11">We saw how a simple YAML configuration file allows us to point at</text:span></text:a><text:span text:style-name="T13"> </text:span><text:a xlink:type="simple" xlink:href="https://app.pluralsight.com/course-player?clipId=d98edfc3-eb6d-4685-84db-44d3e51f3446&amp;startTime=17.24" office:target-frame-name="psplayer" xlink:show="replace" text:style-name="Internet_20_link" text:visited-style-name="Visited_20_Internet_20_Link"><text:span text:style-name="T11">any one of a number of well‑known message brokers and that we can</text:span></text:a><text:span text:style-name="T13"> </text:span><text:a xlink:type="simple" xlink:href="https://app.pluralsight.com/course-player?clipId=d98edfc3-eb6d-4685-84db-44d3e51f3446&amp;startTime=21.43" office:target-frame-name="psplayer" xlink:show="replace" text:style-name="Internet_20_link" text:visited-style-name="Visited_20_Internet_20_Link"><text:span text:style-name="T11">switch easily between them using one for local development and a</text:span></text:a><text:span text:style-name="T13"> </text:span><text:a xlink:type="simple" xlink:href="https://app.pluralsight.com/course-player?clipId=d98edfc3-eb6d-4685-84db-44d3e51f3446&amp;startTime=25.74" office:target-frame-name="psplayer" xlink:show="replace" text:style-name="Internet_20_link" text:visited-style-name="Visited_20_Internet_20_Link"><text:span text:style-name="T11">different one in production.</text:span></text:a><text:span text:style-name="T13"> </text:span><text:a xlink:type="simple" xlink:href="https://app.pluralsight.com/course-player?clipId=d98edfc3-eb6d-4685-84db-44d3e51f3446&amp;startTime=28.44" office:target-frame-name="psplayer" xlink:show="replace" text:style-name="Internet_20_link" text:visited-style-name="Visited_20_Internet_20_Link"><text:span text:style-name="T11">We saw that Dapr offers two different ways to subscribe to messages on a topic,</text:span></text:a><text:span text:style-name="T13"> </text:span><text:a xlink:type="simple" xlink:href="https://app.pluralsight.com/course-player?clipId=d98edfc3-eb6d-4685-84db-44d3e51f3446&amp;startTime=33.73" office:target-frame-name="psplayer" xlink:show="replace" text:style-name="Internet_20_link" text:visited-style-name="Visited_20_Internet_20_Link"><text:span text:style-name="T11">declarative or programmatic, and that if you choose programmatic,</text:span></text:a><text:span text:style-name="T13"> </text:span><text:a xlink:type="simple" xlink:href="https://app.pluralsight.com/course-player?clipId=d98edfc3-eb6d-4685-84db-44d3e51f3446&amp;startTime=38.84" office:target-frame-name="psplayer" xlink:show="replace" text:style-name="Internet_20_link" text:visited-style-name="Visited_20_Internet_20_Link"><text:span text:style-name="T11">the Dapr SDK for your language of choice is able to simplify the</text:span></text:a><text:span text:style-name="T13"> </text:span><text:a xlink:type="simple" xlink:href="https://app.pluralsight.com/course-player?clipId=d98edfc3-eb6d-4685-84db-44d3e51f3446&amp;startTime=43.34" office:target-frame-name="psplayer" xlink:show="replace" text:style-name="Internet_20_link" text:visited-style-name="Visited_20_Internet_20_Link"><text:span text:style-name="T11">work required to configure your subscriptions.</text:span></text:a><text:span text:style-name="T13"> </text:span><text:a xlink:type="simple" xlink:href="https://app.pluralsight.com/course-player?clipId=d98edfc3-eb6d-4685-84db-44d3e51f3446&amp;startTime=47.64" office:target-frame-name="psplayer" xlink:show="replace" text:style-name="Internet_20_link" text:visited-style-name="Visited_20_Internet_20_Link"><text:span text:style-name="T11">In the next module,</text:span></text:a><text:span text:style-name="T13"> </text:span><text:a xlink:type="simple" xlink:href="https://app.pluralsight.com/course-player?clipId=d98edfc3-eb6d-4685-84db-44d3e51f3446&amp;startTime=48.69" office:target-frame-name="psplayer" xlink:show="replace" text:style-name="Internet_20_link" text:visited-style-name="Visited_20_Internet_20_Link"><text:span text:style-name="T11">we're going to look in a bit more detail at how Dapr can</text:span></text:a><text:span text:style-name="T13"> </text:span><text:a xlink:type="simple" xlink:href="https://app.pluralsight.com/course-player?clipId=d98edfc3-eb6d-4685-84db-44d3e51f3446&amp;startTime=51.7" office:target-frame-name="psplayer" xlink:show="replace" text:style-name="Internet_20_link" text:visited-style-name="Visited_20_Internet_20_Link"><text:span text:style-name="T11">help us to manage secrets securely,</text:span></text:a><text:span text:style-name="T13"> </text:span><text:a xlink:type="simple" xlink:href="https://app.pluralsight.com/course-player?clipId=d98edfc3-eb6d-4685-84db-44d3e51f3446&amp;startTime=54.44" office:target-frame-name="psplayer" xlink:show="replace" text:style-name="Internet_20_link" text:visited-style-name="Visited_20_Internet_20_Link"><text:span text:style-name="T11">and we're going to focus in a bit more detail on how we can run Dapr on Kubernetes.</text:span></text:a></text:p>
      <text:h text:style-name="P1" text:outline-level="2"><text:a xlink:type="simple" xlink:href="https://app.pluralsight.com/course-player?clipId=0f3ea5cd-ba6f-4820-ad89-6203454d9193" office:target-frame-name="psplayer" xlink:show="replace" text:style-name="Internet_20_link" text:visited-style-name="Visited_20_Internet_20_Link"><text:span text:style-name="T11">Accessing Secrets Securely on Kubernetes</text:span></text:a></text:h>
      <text:h text:style-name="P2" text:outline-level="3"><text:a xlink:type="simple" xlink:href="https://app.pluralsight.com/course-player?clipId=0f3ea5cd-ba6f-4820-ad89-6203454d9193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0f3ea5cd-ba6f-4820-ad89-6203454d9193&amp;startTime=1.04" office:target-frame-name="psplayer" xlink:show="replace" text:style-name="Internet_20_link" text:visited-style-name="Visited_20_Internet_20_Link"><text:span text:style-name="T11">Hi.</text:span></text:a><text:span text:style-name="T13"> </text:span><text:a xlink:type="simple" xlink:href="https://app.pluralsight.com/course-player?clipId=0f3ea5cd-ba6f-4820-ad89-6203454d9193&amp;startTime=1.5" office:target-frame-name="psplayer" xlink:show="replace" text:style-name="Internet_20_link" text:visited-style-name="Visited_20_Internet_20_Link"><text:span text:style-name="T11">Mark Heath here, and in this module,</text:span></text:a><text:span text:style-name="T13"> </text:span><text:a xlink:type="simple" xlink:href="https://app.pluralsight.com/course-player?clipId=0f3ea5cd-ba6f-4820-ad89-6203454d9193&amp;startTime=3.91" office:target-frame-name="psplayer" xlink:show="replace" text:style-name="Internet_20_link" text:visited-style-name="Visited_20_Internet_20_Link"><text:span text:style-name="T11">we're going to learn about how Dapr can help us access secrets securely,</text:span></text:a><text:span text:style-name="T13"> </text:span><text:a xlink:type="simple" xlink:href="https://app.pluralsight.com/course-player?clipId=0f3ea5cd-ba6f-4820-ad89-6203454d9193&amp;startTime=9.44" office:target-frame-name="psplayer" xlink:show="replace" text:style-name="Internet_20_link" text:visited-style-name="Visited_20_Internet_20_Link"><text:span text:style-name="T11">and we'll be particularly focusing on running Dapr on Kubernetes in this module.</text:span></text:a><text:span text:style-name="T13"> </text:span><text:a xlink:type="simple" xlink:href="https://app.pluralsight.com/course-player?clipId=0f3ea5cd-ba6f-4820-ad89-6203454d9193&amp;startTime=15.34" office:target-frame-name="psplayer" xlink:show="replace" text:style-name="Internet_20_link" text:visited-style-name="Visited_20_Internet_20_Link"><text:span text:style-name="T11">Often in distributed applications,</text:span></text:a><text:span text:style-name="T13"> </text:span><text:a xlink:type="simple" xlink:href="https://app.pluralsight.com/course-player?clipId=0f3ea5cd-ba6f-4820-ad89-6203454d9193&amp;startTime=17.7" office:target-frame-name="psplayer" xlink:show="replace" text:style-name="Internet_20_link" text:visited-style-name="Visited_20_Internet_20_Link"><text:span text:style-name="T11">we need to deal with secrets such as connection strings to</text:span></text:a><text:span text:style-name="T13"> </text:span><text:a xlink:type="simple" xlink:href="https://app.pluralsight.com/course-player?clipId=0f3ea5cd-ba6f-4820-ad89-6203454d9193&amp;startTime=21.38" office:target-frame-name="psplayer" xlink:show="replace" text:style-name="Internet_20_link" text:visited-style-name="Visited_20_Internet_20_Link"><text:span text:style-name="T11">databases or API keys to access third‑party services.</text:span></text:a><text:span text:style-name="T13"> </text:span><text:a xlink:type="simple" xlink:href="https://app.pluralsight.com/course-player?clipId=0f3ea5cd-ba6f-4820-ad89-6203454d9193&amp;startTime=25.68" office:target-frame-name="psplayer" xlink:show="replace" text:style-name="Internet_20_link" text:visited-style-name="Visited_20_Internet_20_Link"><text:span text:style-name="T11">And I'm sure you're already aware that it's considered bad practice to</text:span></text:a><text:span text:style-name="T13"> </text:span><text:a xlink:type="simple" xlink:href="https://app.pluralsight.com/course-player?clipId=0f3ea5cd-ba6f-4820-ad89-6203454d9193&amp;startTime=31.13" office:target-frame-name="psplayer" xlink:show="replace" text:style-name="Internet_20_link" text:visited-style-name="Visited_20_Internet_20_Link"><text:span text:style-name="T11">hard code secrets or to check them into source control.</text:span></text:a><text:span text:style-name="T13"> </text:span><text:a xlink:type="simple" xlink:href="https://app.pluralsight.com/course-player?clipId=0f3ea5cd-ba6f-4820-ad89-6203454d9193&amp;startTime=35.64" office:target-frame-name="psplayer" xlink:show="replace" text:style-name="Internet_20_link" text:visited-style-name="Visited_20_Internet_20_Link"><text:span text:style-name="T11">And of course,</text:span></text:a><text:span text:style-name="T13"> </text:span><text:a xlink:type="simple" xlink:href="https://app.pluralsight.com/course-player?clipId=0f3ea5cd-ba6f-4820-ad89-6203454d9193&amp;startTime=36.53" office:target-frame-name="psplayer" xlink:show="replace" text:style-name="Internet_20_link" text:visited-style-name="Visited_20_Internet_20_Link"><text:span text:style-name="T11">there are plenty of existing tools that are designed to</text:span></text:a><text:span text:style-name="T13"> </text:span><text:a xlink:type="simple" xlink:href="https://app.pluralsight.com/course-player?clipId=0f3ea5cd-ba6f-4820-ad89-6203454d9193&amp;startTime=39.67" office:target-frame-name="psplayer" xlink:show="replace" text:style-name="Internet_20_link" text:visited-style-name="Visited_20_Internet_20_Link"><text:span text:style-name="T11">help us to store secrets securely.</text:span></text:a><text:span text:style-name="T13"> </text:span><text:a xlink:type="simple" xlink:href="https://app.pluralsight.com/course-player?clipId=0f3ea5cd-ba6f-4820-ad89-6203454d9193&amp;startTime=43.04" office:target-frame-name="psplayer" xlink:show="replace" text:style-name="Internet_20_link" text:visited-style-name="Visited_20_Internet_20_Link"><text:span text:style-name="T11">Kubernetes has secret support,</text:span></text:a><text:span text:style-name="T13"> </text:span><text:a xlink:type="simple" xlink:href="https://app.pluralsight.com/course-player?clipId=0f3ea5cd-ba6f-4820-ad89-6203454d9193&amp;startTime=45.44" office:target-frame-name="psplayer" xlink:show="replace" text:style-name="Internet_20_link" text:visited-style-name="Visited_20_Internet_20_Link"><text:span text:style-name="T11">and cloud providers like Azure offer services like</text:span></text:a><text:span text:style-name="T13"> </text:span><text:a xlink:type="simple" xlink:href="https://app.pluralsight.com/course-player?clipId=0f3ea5cd-ba6f-4820-ad89-6203454d9193&amp;startTime=48.56" office:target-frame-name="psplayer" xlink:show="replace" text:style-name="Internet_20_link" text:visited-style-name="Visited_20_Internet_20_Link"><text:span text:style-name="T11">Key Vault that can store secrets,</text:span></text:a><text:span text:style-name="T13"> </text:span><text:a xlink:type="simple" xlink:href="https://app.pluralsight.com/course-player?clipId=0f3ea5cd-ba6f-4820-ad89-6203454d9193&amp;startTime=51.54" office:target-frame-name="psplayer" xlink:show="replace" text:style-name="Internet_20_link" text:visited-style-name="Visited_20_Internet_20_Link"><text:span text:style-name="T11">and programming frameworks like ASP.NET also have tooling to</text:span></text:a><text:span text:style-name="T13"> </text:span><text:a xlink:type="simple" xlink:href="https://app.pluralsight.com/course-player?clipId=0f3ea5cd-ba6f-4820-ad89-6203454d9193&amp;startTime=55.66" office:target-frame-name="psplayer" xlink:show="replace" text:style-name="Internet_20_link" text:visited-style-name="Visited_20_Internet_20_Link"><text:span text:style-name="T11">support user secrets in local development.</text:span></text:a><text:span text:style-name="T13"> </text:span><text:a xlink:type="simple" xlink:href="https://app.pluralsight.com/course-player?clipId=0f3ea5cd-ba6f-4820-ad89-6203454d9193&amp;startTime=58.03" office:target-frame-name="psplayer" xlink:show="replace" text:style-name="Internet_20_link" text:visited-style-name="Visited_20_Internet_20_Link"><text:span text:style-name="T11">And you might wonder whether we really need anything additional from Dapr.</text:span></text:a><text:span text:style-name="T13"> </text:span><text:a xlink:type="simple" xlink:href="https://app.pluralsight.com/course-player?clipId=0f3ea5cd-ba6f-4820-ad89-6203454d9193&amp;startTime=63.74" office:target-frame-name="psplayer" xlink:show="replace" text:style-name="Internet_20_link" text:visited-style-name="Visited_20_Internet_20_Link"><text:span text:style-name="T11">However, Dapr's secret management support is worth considering for a few reasons.</text:span></text:a><text:span text:style-name="T13"> </text:span><text:a xlink:type="simple" xlink:href="https://app.pluralsight.com/course-player?clipId=0f3ea5cd-ba6f-4820-ad89-6203454d9193&amp;startTime=68.47" office:target-frame-name="psplayer" xlink:show="replace" text:style-name="Internet_20_link" text:visited-style-name="Visited_20_Internet_20_Link"><text:span text:style-name="T11">First, it's not necessarily a replacement for those services I just mentioned.</text:span></text:a><text:span text:style-name="T13"> </text:span><text:a xlink:type="simple" xlink:href="https://app.pluralsight.com/course-player?clipId=0f3ea5cd-ba6f-4820-ad89-6203454d9193&amp;startTime=74.74" office:target-frame-name="psplayer" xlink:show="replace" text:style-name="Internet_20_link" text:visited-style-name="Visited_20_Internet_20_Link"><text:span text:style-name="T11">Dapr builds on top of existing secret stores behind the scenes and</text:span></text:a><text:span text:style-name="T13"> </text:span><text:a xlink:type="simple" xlink:href="https://app.pluralsight.com/course-player?clipId=0f3ea5cd-ba6f-4820-ad89-6203454d9193&amp;startTime=79.54" office:target-frame-name="psplayer" xlink:show="replace" text:style-name="Internet_20_link" text:visited-style-name="Visited_20_Internet_20_Link"><text:span text:style-name="T11">provides us with a simplified API to access those secrets.</text:span></text:a><text:span text:style-name="T13"> </text:span><text:a xlink:type="simple" xlink:href="https://app.pluralsight.com/course-player?clipId=0f3ea5cd-ba6f-4820-ad89-6203454d9193&amp;startTime=84.14" office:target-frame-name="psplayer" xlink:show="replace" text:style-name="Internet_20_link" text:visited-style-name="Visited_20_Internet_20_Link"><text:span text:style-name="T11">Second, as we've already seen in this course,</text:span></text:a><text:span text:style-name="T13"> </text:span><text:a xlink:type="simple" xlink:href="https://app.pluralsight.com/course-player?clipId=0f3ea5cd-ba6f-4820-ad89-6203454d9193&amp;startTime=86.84" office:target-frame-name="psplayer" xlink:show="replace" text:style-name="Internet_20_link" text:visited-style-name="Visited_20_Internet_20_Link"><text:span text:style-name="T11">very often we need to make use of secrets inside our Dapr component definition</text:span></text:a><text:span text:style-name="T13"> </text:span><text:a xlink:type="simple" xlink:href="https://app.pluralsight.com/course-player?clipId=0f3ea5cd-ba6f-4820-ad89-6203454d9193&amp;startTime=92.62" office:target-frame-name="psplayer" xlink:show="replace" text:style-name="Internet_20_link" text:visited-style-name="Visited_20_Internet_20_Link"><text:span text:style-name="T11">YAML files, and the Dapr secrets building block makes it very easy to reference</text:span></text:a><text:span text:style-name="T13"> </text:span><text:a xlink:type="simple" xlink:href="https://app.pluralsight.com/course-player?clipId=0f3ea5cd-ba6f-4820-ad89-6203454d9193&amp;startTime=98.59" office:target-frame-name="psplayer" xlink:show="replace" text:style-name="Internet_20_link" text:visited-style-name="Visited_20_Internet_20_Link"><text:span text:style-name="T11">a secret from those component files. And third,</text:span></text:a><text:span text:style-name="T13"> </text:span><text:a xlink:type="simple" xlink:href="https://app.pluralsight.com/course-player?clipId=0f3ea5cd-ba6f-4820-ad89-6203454d9193&amp;startTime=102.66" office:target-frame-name="psplayer" xlink:show="replace" text:style-name="Internet_20_link" text:visited-style-name="Visited_20_Internet_20_Link"><text:span text:style-name="T11">one of the key benefits that the Dapr building blocks offer is swappable</text:span></text:a><text:span text:style-name="T13"> </text:span><text:a xlink:type="simple" xlink:href="https://app.pluralsight.com/course-player?clipId=0f3ea5cd-ba6f-4820-ad89-6203454d9193&amp;startTime=107.39" office:target-frame-name="psplayer" xlink:show="replace" text:style-name="Internet_20_link" text:visited-style-name="Visited_20_Internet_20_Link"><text:span text:style-name="T11">component implementations. By using the Dapr API to access secrets, your</text:span></text:a><text:span text:style-name="T13"> </text:span><text:a xlink:type="simple" xlink:href="https://app.pluralsight.com/course-player?clipId=0f3ea5cd-ba6f-4820-ad89-6203454d9193&amp;startTime=113.58" office:target-frame-name="psplayer" xlink:show="replace" text:style-name="Internet_20_link" text:visited-style-name="Visited_20_Internet_20_Link"><text:span text:style-name="T11">code for running locally can work in exactly the same way that it runs in</text:span></text:a><text:span text:style-name="T13"> </text:span><text:a xlink:type="simple" xlink:href="https://app.pluralsight.com/course-player?clipId=0f3ea5cd-ba6f-4820-ad89-6203454d9193&amp;startTime=118.16" office:target-frame-name="psplayer" xlink:show="replace" text:style-name="Internet_20_link" text:visited-style-name="Visited_20_Internet_20_Link"><text:span text:style-name="T11">production, even though they are storing their secrets in completely</text:span></text:a><text:span text:style-name="T13"> </text:span><text:a xlink:type="simple" xlink:href="https://app.pluralsight.com/course-player?clipId=0f3ea5cd-ba6f-4820-ad89-6203454d9193&amp;startTime=121.68" office:target-frame-name="psplayer" xlink:show="replace" text:style-name="Internet_20_link" text:visited-style-name="Visited_20_Internet_20_Link"><text:span text:style-name="T11">different places. In this module, I'll show you how we can configure</text:span></text:a><text:span text:style-name="T13"> </text:span><text:a xlink:type="simple" xlink:href="https://app.pluralsight.com/course-player?clipId=0f3ea5cd-ba6f-4820-ad89-6203454d9193&amp;startTime=126.22" office:target-frame-name="psplayer" xlink:show="replace" text:style-name="Internet_20_link" text:visited-style-name="Visited_20_Internet_20_Link"><text:span text:style-name="T11">secret stores both for local development, and we'll see how secrets work</text:span></text:a><text:span text:style-name="T13"> </text:span><text:a xlink:type="simple" xlink:href="https://app.pluralsight.com/course-player?clipId=0f3ea5cd-ba6f-4820-ad89-6203454d9193&amp;startTime=131.58" office:target-frame-name="psplayer" xlink:show="replace" text:style-name="Internet_20_link" text:visited-style-name="Visited_20_Internet_20_Link"><text:span text:style-name="T11">in Kubernetes. We'll see how to configure a local secret store and use it</text:span></text:a><text:span text:style-name="T13"> </text:span><text:a xlink:type="simple" xlink:href="https://app.pluralsight.com/course-player?clipId=0f3ea5cd-ba6f-4820-ad89-6203454d9193&amp;startTime=137.13" office:target-frame-name="psplayer" xlink:show="replace" text:style-name="Internet_20_link" text:visited-style-name="Visited_20_Internet_20_Link"><text:span text:style-name="T11">to directly fetch a secret from within our GloboTicket application.</text:span></text:a><text:span text:style-name="T13"> </text:span><text:a xlink:type="simple" xlink:href="https://app.pluralsight.com/course-player?clipId=0f3ea5cd-ba6f-4820-ad89-6203454d9193&amp;startTime=142.34" office:target-frame-name="psplayer" xlink:show="replace" text:style-name="Internet_20_link" text:visited-style-name="Visited_20_Internet_20_Link"><text:span text:style-name="T11">We'll also look in a bit more detail at how a secret can be</text:span></text:a><text:span text:style-name="T13"> </text:span><text:a xlink:type="simple" xlink:href="https://app.pluralsight.com/course-player?clipId=0f3ea5cd-ba6f-4820-ad89-6203454d9193&amp;startTime=145.97" office:target-frame-name="psplayer" xlink:show="replace" text:style-name="Internet_20_link" text:visited-style-name="Visited_20_Internet_20_Link"><text:span text:style-name="T11">referenced in a component configuration file.</text:span></text:a><text:span text:style-name="T13"> </text:span><text:a xlink:type="simple" xlink:href="https://app.pluralsight.com/course-player?clipId=0f3ea5cd-ba6f-4820-ad89-6203454d9193&amp;startTime=149.74" office:target-frame-name="psplayer" xlink:show="replace" text:style-name="Internet_20_link" text:visited-style-name="Visited_20_Internet_20_Link"><text:span text:style-name="T11">Finally,</text:span></text:a><text:span text:style-name="T13"> </text:span><text:a xlink:type="simple" xlink:href="https://app.pluralsight.com/course-player?clipId=0f3ea5cd-ba6f-4820-ad89-6203454d9193&amp;startTime=150.36" office:target-frame-name="psplayer" xlink:show="replace" text:style-name="Internet_20_link" text:visited-style-name="Visited_20_Internet_20_Link"><text:span text:style-name="T11">we'll see GloboTicket running in Kubernetes to demonstrate both ways of</text:span></text:a><text:span text:style-name="T13"> </text:span><text:a xlink:type="simple" xlink:href="https://app.pluralsight.com/course-player?clipId=0f3ea5cd-ba6f-4820-ad89-6203454d9193&amp;startTime=155.06" office:target-frame-name="psplayer" xlink:show="replace" text:style-name="Internet_20_link" text:visited-style-name="Visited_20_Internet_20_Link"><text:span text:style-name="T11">accessing secrets in production. As well as showing </text:span></text:a><text:soft-page-break/><text:a xlink:type="simple" xlink:href="https://app.pluralsight.com/course-player?clipId=0f3ea5cd-ba6f-4820-ad89-6203454d9193&amp;startTime=155.06" office:target-frame-name="psplayer" xlink:show="replace" text:style-name="Internet_20_link" text:visited-style-name="Visited_20_Internet_20_Link"><text:span text:style-name="T11">you how to access</text:span></text:a><text:span text:style-name="T13"> </text:span><text:a xlink:type="simple" xlink:href="https://app.pluralsight.com/course-player?clipId=0f3ea5cd-ba6f-4820-ad89-6203454d9193&amp;startTime=160.06" office:target-frame-name="psplayer" xlink:show="replace" text:style-name="Internet_20_link" text:visited-style-name="Visited_20_Internet_20_Link"><text:span text:style-name="T11">secrets with Dapr on Kubernetes, I'll be walking you through all the</text:span></text:a><text:span text:style-name="T13"> </text:span><text:a xlink:type="simple" xlink:href="https://app.pluralsight.com/course-player?clipId=0f3ea5cd-ba6f-4820-ad89-6203454d9193&amp;startTime=164.08" office:target-frame-name="psplayer" xlink:show="replace" text:style-name="Internet_20_link" text:visited-style-name="Visited_20_Internet_20_Link"><text:span text:style-name="T11">steps that you need to follow if you'd like to run the demo app on a Kubernetes cluster yourself.</text:span></text:a></text:p>
      <text:h text:style-name="P2" text:outline-level="3"><text:a xlink:type="simple" xlink:href="https://app.pluralsight.com/course-player?clipId=433e212d-06a2-459d-bb48-386db4f2593b" office:target-frame-name="psplayer" xlink:show="replace" text:style-name="Internet_20_link" text:visited-style-name="Visited_20_Internet_20_Link"><text:span text:style-name="T11">Dapr Secrets Management Building Block</text:span></text:a></text:h>
      <text:p text:style-name="P5"><text:a xlink:type="simple" xlink:href="https://app.pluralsight.com/course-player?clipId=433e212d-06a2-459d-bb48-386db4f2593b&amp;startTime=1.14" office:target-frame-name="psplayer" xlink:show="replace" text:style-name="Internet_20_link" text:visited-style-name="Visited_20_Internet_20_Link"><text:span text:style-name="T11">The Dapr secrets management building block works in a very similar</text:span></text:a><text:span text:style-name="T13"> </text:span><text:a xlink:type="simple" xlink:href="https://app.pluralsight.com/course-player?clipId=433e212d-06a2-459d-bb48-386db4f2593b&amp;startTime=5.19" office:target-frame-name="psplayer" xlink:show="replace" text:style-name="Internet_20_link" text:visited-style-name="Visited_20_Internet_20_Link"><text:span text:style-name="T11">way to the building blocks we've already seen.</text:span></text:a><text:span text:style-name="T13"> </text:span><text:a xlink:type="simple" xlink:href="https://app.pluralsight.com/course-player?clipId=433e212d-06a2-459d-bb48-386db4f2593b&amp;startTime=7.39" office:target-frame-name="psplayer" xlink:show="replace" text:style-name="Internet_20_link" text:visited-style-name="Visited_20_Internet_20_Link"><text:span text:style-name="T11">It exposes a simple API that we can call to access a secret</text:span></text:a><text:span text:style-name="T13"> </text:span><text:a xlink:type="simple" xlink:href="https://app.pluralsight.com/course-player?clipId=433e212d-06a2-459d-bb48-386db4f2593b&amp;startTime=13.24" office:target-frame-name="psplayer" xlink:show="replace" text:style-name="Internet_20_link" text:visited-style-name="Visited_20_Internet_20_Link"><text:span text:style-name="T11">and supports several backing secret stores.</text:span></text:a><text:span text:style-name="T13"> </text:span><text:a xlink:type="simple" xlink:href="https://app.pluralsight.com/course-player?clipId=433e212d-06a2-459d-bb48-386db4f2593b&amp;startTime=15.66" office:target-frame-name="psplayer" xlink:show="replace" text:style-name="Internet_20_link" text:visited-style-name="Visited_20_Internet_20_Link"><text:span text:style-name="T11">The URL that we'd call to ask the Dapr sidecar to fetch a secret looks</text:span></text:a><text:span text:style-name="T13"> </text:span><text:a xlink:type="simple" xlink:href="https://app.pluralsight.com/course-player?clipId=433e212d-06a2-459d-bb48-386db4f2593b&amp;startTime=21.57" office:target-frame-name="psplayer" xlink:show="replace" text:style-name="Internet_20_link" text:visited-style-name="Visited_20_Internet_20_Link"><text:span text:style-name="T11">like this. Here, we're asking to retrieve a secret called mysecret from a</text:span></text:a><text:span text:style-name="T13"> </text:span><text:a xlink:type="simple" xlink:href="https://app.pluralsight.com/course-player?clipId=433e212d-06a2-459d-bb48-386db4f2593b&amp;startTime=27.69" office:target-frame-name="psplayer" xlink:show="replace" text:style-name="Internet_20_link" text:visited-style-name="Visited_20_Internet_20_Link"><text:span text:style-name="T11">secret store called vault. Here in the Dapr documentation, we can see the</text:span></text:a><text:span text:style-name="T13"> </text:span><text:a xlink:type="simple" xlink:href="https://app.pluralsight.com/course-player?clipId=433e212d-06a2-459d-bb48-386db4f2593b&amp;startTime=33.46" office:target-frame-name="psplayer" xlink:show="replace" text:style-name="Internet_20_link" text:visited-style-name="Visited_20_Internet_20_Link"><text:span text:style-name="T11">list of supported secret stores.</text:span></text:a><text:span text:style-name="T13"> </text:span><text:a xlink:type="simple" xlink:href="https://app.pluralsight.com/course-player?clipId=433e212d-06a2-459d-bb48-386db4f2593b&amp;startTime=36.64" office:target-frame-name="psplayer" xlink:show="replace" text:style-name="Internet_20_link" text:visited-style-name="Visited_20_Internet_20_Link"><text:span text:style-name="T11">The two that we'll be using in this course are local file for local</text:span></text:a><text:span text:style-name="T13"> </text:span><text:a xlink:type="simple" xlink:href="https://app.pluralsight.com/course-player?clipId=433e212d-06a2-459d-bb48-386db4f2593b&amp;startTime=40.7" office:target-frame-name="psplayer" xlink:show="replace" text:style-name="Internet_20_link" text:visited-style-name="Visited_20_Internet_20_Link"><text:span text:style-name="T11">development and Kubernetes for running on Kubernetes in production.</text:span></text:a><text:span text:style-name="T13"> </text:span><text:a xlink:type="simple" xlink:href="https://app.pluralsight.com/course-player?clipId=433e212d-06a2-459d-bb48-386db4f2593b&amp;startTime=45.64" office:target-frame-name="psplayer" xlink:show="replace" text:style-name="Internet_20_link" text:visited-style-name="Visited_20_Internet_20_Link"><text:span text:style-name="T11">But you can see that there's also support for HashiCorp Vault, which is a</text:span></text:a><text:span text:style-name="T13"> </text:span><text:a xlink:type="simple" xlink:href="https://app.pluralsight.com/course-player?clipId=433e212d-06a2-459d-bb48-386db4f2593b&amp;startTime=49.37" office:target-frame-name="psplayer" xlink:show="replace" text:style-name="Internet_20_link" text:visited-style-name="Visited_20_Internet_20_Link"><text:span text:style-name="T11">very popular secret store, as well as specific cloud stores for different</text:span></text:a><text:span text:style-name="T13"> </text:span><text:a xlink:type="simple" xlink:href="https://app.pluralsight.com/course-player?clipId=433e212d-06a2-459d-bb48-386db4f2593b&amp;startTime=54.23" office:target-frame-name="psplayer" xlink:show="replace" text:style-name="Internet_20_link" text:visited-style-name="Visited_20_Internet_20_Link"><text:span text:style-name="T11">cloud providers, such as Azure Key Vault.</text:span></text:a><text:span text:style-name="T13"> </text:span><text:a xlink:type="simple" xlink:href="https://app.pluralsight.com/course-player?clipId=433e212d-06a2-459d-bb48-386db4f2593b&amp;startTime=58.24" office:target-frame-name="psplayer" xlink:show="replace" text:style-name="Internet_20_link" text:visited-style-name="Visited_20_Internet_20_Link"><text:span text:style-name="T11">As usual,</text:span></text:a><text:span text:style-name="T13"> </text:span><text:a xlink:type="simple" xlink:href="https://app.pluralsight.com/course-player?clipId=433e212d-06a2-459d-bb48-386db4f2593b&amp;startTime=59" office:target-frame-name="psplayer" xlink:show="replace" text:style-name="Internet_20_link" text:visited-style-name="Visited_20_Internet_20_Link"><text:span text:style-name="T11">we can click on any one of these supported secret stores to get some help</text:span></text:a><text:span text:style-name="T13"> </text:span><text:a xlink:type="simple" xlink:href="https://app.pluralsight.com/course-player?clipId=433e212d-06a2-459d-bb48-386db4f2593b&amp;startTime=63.81" office:target-frame-name="psplayer" xlink:show="replace" text:style-name="Internet_20_link" text:visited-style-name="Visited_20_Internet_20_Link"><text:span text:style-name="T11">on the format of the configuration definition file.</text:span></text:a><text:span text:style-name="T13"> </text:span><text:a xlink:type="simple" xlink:href="https://app.pluralsight.com/course-player?clipId=433e212d-06a2-459d-bb48-386db4f2593b&amp;startTime=67.44" office:target-frame-name="psplayer" xlink:show="replace" text:style-name="Internet_20_link" text:visited-style-name="Visited_20_Internet_20_Link"><text:span text:style-name="T11">Here's an example of the local file SecretStore configuration file,</text:span></text:a><text:span text:style-name="T13"> </text:span><text:a xlink:type="simple" xlink:href="https://app.pluralsight.com/course-player?clipId=433e212d-06a2-459d-bb48-386db4f2593b&amp;startTime=71.6" office:target-frame-name="psplayer" xlink:show="replace" text:style-name="Internet_20_link" text:visited-style-name="Visited_20_Internet_20_Link"><text:span text:style-name="T11">which you might use for development purposes.</text:span></text:a><text:span text:style-name="T13"> </text:span><text:a xlink:type="simple" xlink:href="https://app.pluralsight.com/course-player?clipId=433e212d-06a2-459d-bb48-386db4f2593b&amp;startTime=75.34" office:target-frame-name="psplayer" xlink:show="replace" text:style-name="Internet_20_link" text:visited-style-name="Visited_20_Internet_20_Link"><text:span text:style-name="T11">This Dapr component has the name secretstore, and its</text:span></text:a><text:span text:style-name="T13"> </text:span><text:a xlink:type="simple" xlink:href="https://app.pluralsight.com/course-player?clipId=433e212d-06a2-459d-bb48-386db4f2593b&amp;startTime=79.07" office:target-frame-name="psplayer" xlink:show="replace" text:style-name="Internet_20_link" text:visited-style-name="Visited_20_Internet_20_Link"><text:span text:style-name="T11">type is secretstores.local.file.</text:span></text:a><text:span text:style-name="T13"> </text:span><text:a xlink:type="simple" xlink:href="https://app.pluralsight.com/course-player?clipId=433e212d-06a2-459d-bb48-386db4f2593b&amp;startTime=83.24" office:target-frame-name="psplayer" xlink:show="replace" text:style-name="Internet_20_link" text:visited-style-name="Visited_20_Internet_20_Link"><text:span text:style-name="T11">The metadata indicates the location of the secrets file,</text:span></text:a><text:span text:style-name="T13"> </text:span><text:a xlink:type="simple" xlink:href="https://app.pluralsight.com/course-player?clipId=433e212d-06a2-459d-bb48-386db4f2593b&amp;startTime=87.04" office:target-frame-name="psplayer" xlink:show="replace" text:style-name="Internet_20_link" text:visited-style-name="Visited_20_Internet_20_Link"><text:span text:style-name="T11">but be careful with the path here.</text:span></text:a><text:span text:style-name="T13"> </text:span><text:a xlink:type="simple" xlink:href="https://app.pluralsight.com/course-player?clipId=433e212d-06a2-459d-bb48-386db4f2593b&amp;startTime=89.34" office:target-frame-name="psplayer" xlink:show="replace" text:style-name="Internet_20_link" text:visited-style-name="Visited_20_Internet_20_Link"><text:span text:style-name="T11">The working directory is not necessarily going to be the</text:span></text:a><text:span text:style-name="T13"> </text:span><text:a xlink:type="simple" xlink:href="https://app.pluralsight.com/course-player?clipId=433e212d-06a2-459d-bb48-386db4f2593b&amp;startTime=92.36" office:target-frame-name="psplayer" xlink:show="replace" text:style-name="Internet_20_link" text:visited-style-name="Visited_20_Internet_20_Link"><text:span text:style-name="T11">folder that this configuration file is in.</text:span></text:a><text:span text:style-name="T13"> </text:span><text:a xlink:type="simple" xlink:href="https://app.pluralsight.com/course-player?clipId=433e212d-06a2-459d-bb48-386db4f2593b&amp;startTime=95.44" office:target-frame-name="psplayer" xlink:show="replace" text:style-name="Internet_20_link" text:visited-style-name="Visited_20_Internet_20_Link"><text:span text:style-name="T11">Instead, it's the folder that we launch Dapr from.</text:span></text:a><text:span text:style-name="T13"> </text:span><text:a xlink:type="simple" xlink:href="https://app.pluralsight.com/course-player?clipId=433e212d-06a2-459d-bb48-386db4f2593b&amp;startTime=99.24" office:target-frame-name="psplayer" xlink:show="replace" text:style-name="Internet_20_link" text:visited-style-name="Visited_20_Internet_20_Link"><text:span text:style-name="T11">I'm pointing at a local file in the same folder called</text:span></text:a><text:span text:style-name="T13"> </text:span><text:a xlink:type="simple" xlink:href="https://app.pluralsight.com/course-player?clipId=433e212d-06a2-459d-bb48-386db4f2593b&amp;startTime=102.48" office:target-frame-name="psplayer" xlink:show="replace" text:style-name="Internet_20_link" text:visited-style-name="Visited_20_Internet_20_Link"><text:span text:style-name="T11">secrets.json. And if we look inside,</text:span></text:a><text:span text:style-name="T13"> </text:span><text:a xlink:type="simple" xlink:href="https://app.pluralsight.com/course-player?clipId=433e212d-06a2-459d-bb48-386db4f2593b&amp;startTime=105.57" office:target-frame-name="psplayer" xlink:show="replace" text:style-name="Internet_20_link" text:visited-style-name="Visited_20_Internet_20_Link"><text:span text:style-name="T11">we can see that I've simply provided an example secret. Obviously,</text:span></text:a><text:span text:style-name="T13"> </text:span><text:a xlink:type="simple" xlink:href="https://app.pluralsight.com/course-player?clipId=433e212d-06a2-459d-bb48-386db4f2593b&amp;startTime=110.46" office:target-frame-name="psplayer" xlink:show="replace" text:style-name="Internet_20_link" text:visited-style-name="Visited_20_Internet_20_Link"><text:span text:style-name="T11">if you do use this approach for local development and your</text:span></text:a><text:span text:style-name="T13"> </text:span><text:a xlink:type="simple" xlink:href="https://app.pluralsight.com/course-player?clipId=433e212d-06a2-459d-bb48-386db4f2593b&amp;startTime=113.57" office:target-frame-name="psplayer" xlink:show="replace" text:style-name="Internet_20_link" text:visited-style-name="Visited_20_Internet_20_Link"><text:span text:style-name="T11">secrets.json file contains high‑value secrets,</text:span></text:a><text:span text:style-name="T13"> </text:span><text:a xlink:type="simple" xlink:href="https://app.pluralsight.com/course-player?clipId=433e212d-06a2-459d-bb48-386db4f2593b&amp;startTime=117.04" office:target-frame-name="psplayer" xlink:show="replace" text:style-name="Internet_20_link" text:visited-style-name="Visited_20_Internet_20_Link"><text:span text:style-name="T11">then do be careful not to check that file into source control.</text:span></text:a><text:span text:style-name="T13"> </text:span><text:a xlink:type="simple" xlink:href="https://app.pluralsight.com/course-player?clipId=433e212d-06a2-459d-bb48-386db4f2593b&amp;startTime=121.24" office:target-frame-name="psplayer" xlink:show="replace" text:style-name="Internet_20_link" text:visited-style-name="Visited_20_Internet_20_Link"><text:span text:style-name="T11">And of course, although this is convenient for local development,</text:span></text:a><text:span text:style-name="T13"> </text:span><text:a xlink:type="simple" xlink:href="https://app.pluralsight.com/course-player?clipId=433e212d-06a2-459d-bb48-386db4f2593b&amp;startTime=124.79" office:target-frame-name="psplayer" xlink:show="replace" text:style-name="Internet_20_link" text:visited-style-name="Visited_20_Internet_20_Link"><text:span text:style-name="T11">you are free to use any of the Dapr supported secret stores.</text:span></text:a><text:span text:style-name="T13"> </text:span><text:a xlink:type="simple" xlink:href="https://app.pluralsight.com/course-player?clipId=433e212d-06a2-459d-bb48-386db4f2593b&amp;startTime=129.04" office:target-frame-name="psplayer" xlink:show="replace" text:style-name="Internet_20_link" text:visited-style-name="Visited_20_Internet_20_Link"><text:span text:style-name="T11">For example,</text:span></text:a><text:span text:style-name="T13"> </text:span><text:a xlink:type="simple" xlink:href="https://app.pluralsight.com/course-player?clipId=433e212d-06a2-459d-bb48-386db4f2593b&amp;startTime=129.89" office:target-frame-name="psplayer" xlink:show="replace" text:style-name="Internet_20_link" text:visited-style-name="Visited_20_Internet_20_Link"><text:span text:style-name="T11">maybe you've got an API key that you want all of your</text:span></text:a><text:span text:style-name="T13"> </text:span><text:a xlink:type="simple" xlink:href="https://app.pluralsight.com/course-player?clipId=433e212d-06a2-459d-bb48-386db4f2593b&amp;startTime=132.83" office:target-frame-name="psplayer" xlink:show="replace" text:style-name="Internet_20_link" text:visited-style-name="Visited_20_Internet_20_Link"><text:span text:style-name="T11">developers to share when they're working locally,</text:span></text:a><text:span text:style-name="T13"> </text:span><text:a xlink:type="simple" xlink:href="https://app.pluralsight.com/course-player?clipId=433e212d-06a2-459d-bb48-386db4f2593b&amp;startTime=135.64" office:target-frame-name="psplayer" xlink:show="replace" text:style-name="Internet_20_link" text:visited-style-name="Visited_20_Internet_20_Link"><text:span text:style-name="T11">but you don't want to store that in a local JSON file.</text:span></text:a><text:span text:style-name="T13"> </text:span><text:a xlink:type="simple" xlink:href="https://app.pluralsight.com/course-player?clipId=433e212d-06a2-459d-bb48-386db4f2593b&amp;startTime=139.44" office:target-frame-name="psplayer" xlink:show="replace" text:style-name="Internet_20_link" text:visited-style-name="Visited_20_Internet_20_Link"><text:span text:style-name="T11">In that case,</text:span></text:a><text:span text:style-name="T13"> </text:span><text:a xlink:type="simple" xlink:href="https://app.pluralsight.com/course-player?clipId=433e212d-06a2-459d-bb48-386db4f2593b&amp;startTime=140.08" office:target-frame-name="psplayer" xlink:show="replace" text:style-name="Internet_20_link" text:visited-style-name="Visited_20_Internet_20_Link"><text:span text:style-name="T11">you might decide to define an additional Dapr secret store that points</text:span></text:a><text:span text:style-name="T13"> </text:span><text:a xlink:type="simple" xlink:href="https://app.pluralsight.com/course-player?clipId=433e212d-06a2-459d-bb48-386db4f2593b&amp;startTime=144.63" office:target-frame-name="psplayer" xlink:show="replace" text:style-name="Internet_20_link" text:visited-style-name="Visited_20_Internet_20_Link"><text:span text:style-name="T11">at a secure location, such as an Azure Key Vault, and store that</text:span></text:a><text:span text:style-name="T13"> </text:span><text:a xlink:type="simple" xlink:href="https://app.pluralsight.com/course-player?clipId=433e212d-06a2-459d-bb48-386db4f2593b&amp;startTime=148.82" office:target-frame-name="psplayer" xlink:show="replace" text:style-name="Internet_20_link" text:visited-style-name="Visited_20_Internet_20_Link"><text:span text:style-name="T11">high‑value secret in there while still using the convenience of a</text:span></text:a><text:span text:style-name="T13"> </text:span><text:a xlink:type="simple" xlink:href="https://app.pluralsight.com/course-player?clipId=433e212d-06a2-459d-bb48-386db4f2593b&amp;startTime=152.48" office:target-frame-name="psplayer" xlink:show="replace" text:style-name="Internet_20_link" text:visited-style-name="Visited_20_Internet_20_Link"><text:span text:style-name="T11">local JSON file for using things like the connection strings to your locally hosted databases.</text:span></text:a></text:p>
      <text:h text:style-name="P2" text:outline-level="3"><text:a xlink:type="simple" xlink:href="https://app.pluralsight.com/course-player?clipId=a095b900-d7ba-49a6-8713-644c09c91eb7" office:target-frame-name="psplayer" xlink:show="replace" text:style-name="Internet_20_link" text:visited-style-name="Visited_20_Internet_20_Link"><text:span text:style-name="T11">Demo: Accessing Secrets Programmatically</text:span></text:a></text:h>
      <text:p text:style-name="P5"><text:a xlink:type="simple" xlink:href="https://app.pluralsight.com/course-player?clipId=a095b900-d7ba-49a6-8713-644c09c91eb7&amp;startTime=1.04" office:target-frame-name="psplayer" xlink:show="replace" text:style-name="Internet_20_link" text:visited-style-name="Visited_20_Internet_20_Link"><text:span text:style-name="T11">In this demo,</text:span></text:a><text:span text:style-name="T13"> </text:span><text:a xlink:type="simple" xlink:href="https://app.pluralsight.com/course-player?clipId=a095b900-d7ba-49a6-8713-644c09c91eb7&amp;startTime=2" office:target-frame-name="psplayer" xlink:show="replace" text:style-name="Internet_20_link" text:visited-style-name="Visited_20_Internet_20_Link"><text:span text:style-name="T11">we're going to update the catalog microservice to request a secret</text:span></text:a><text:span text:style-name="T13"> </text:span><text:a xlink:type="simple" xlink:href="https://app.pluralsight.com/course-player?clipId=a095b900-d7ba-49a6-8713-644c09c91eb7&amp;startTime=6.28" office:target-frame-name="psplayer" xlink:show="replace" text:style-name="Internet_20_link" text:visited-style-name="Visited_20_Internet_20_Link"><text:span text:style-name="T11">programmatically by calling the Dapr secrets API.</text:span></text:a><text:span text:style-name="T13"> </text:span><text:a xlink:type="simple" xlink:href="https://app.pluralsight.com/course-player?clipId=a095b900-d7ba-49a6-8713-644c09c91eb7&amp;startTime=10.64" office:target-frame-name="psplayer" xlink:show="replace" text:style-name="Internet_20_link" text:visited-style-name="Visited_20_Internet_20_Link"><text:span text:style-name="T11">Let's start by reminding ourselves of the configuration for the</text:span></text:a><text:span text:style-name="T13"> </text:span><text:a xlink:type="simple" xlink:href="https://app.pluralsight.com/course-player?clipId=a095b900-d7ba-49a6-8713-644c09c91eb7&amp;startTime=13.95" office:target-frame-name="psplayer" xlink:show="replace" text:style-name="Internet_20_link" text:visited-style-name="Visited_20_Internet_20_Link"><text:span text:style-name="T11">localSecretStore that we looked at a moment ago.</text:span></text:a><text:span text:style-name="T13"> </text:span><text:a xlink:type="simple" xlink:href="https://app.pluralsight.com/course-player?clipId=a095b900-d7ba-49a6-8713-644c09c91eb7&amp;startTime=17.44" office:target-frame-name="psplayer" xlink:show="replace" text:style-name="Internet_20_link" text:visited-style-name="Visited_20_Internet_20_Link"><text:span text:style-name="T11">It's pointing to a local secrets file called secrets.json,</text:span></text:a><text:span text:style-name="T13"> </text:span><text:a xlink:type="simple" xlink:href="https://app.pluralsight.com/course-player?clipId=a095b900-d7ba-49a6-8713-644c09c91eb7&amp;startTime=20.71" office:target-frame-name="psplayer" xlink:show="replace" text:style-name="Internet_20_link" text:visited-style-name="Visited_20_Internet_20_Link"><text:span text:style-name="T11">which contains a single secret called eventcatalogdb.</text:span></text:a><text:span text:style-name="T13"> </text:span><text:a xlink:type="simple" xlink:href="https://app.pluralsight.com/course-player?clipId=a095b900-d7ba-49a6-8713-644c09c91eb7&amp;startTime=26.54" office:target-frame-name="psplayer" xlink:show="replace" text:style-name="Internet_20_link" text:visited-style-name="Visited_20_Internet_20_Link"><text:span text:style-name="T11">And the value I've put in here is just an example string that we can use</text:span></text:a><text:span text:style-name="T13"> </text:span><text:a xlink:type="simple" xlink:href="https://app.pluralsight.com/course-player?clipId=a095b900-d7ba-49a6-8713-644c09c91eb7&amp;startTime=30.02" office:target-frame-name="psplayer" xlink:show="replace" text:style-name="Internet_20_link" text:visited-style-name="Visited_20_Internet_20_Link"><text:span text:style-name="T11">to check that we've successfully retrieved a secret.</text:span></text:a><text:span text:style-name="T13"> </text:span><text:a xlink:type="simple" xlink:href="https://app.pluralsight.com/course-player?clipId=a095b900-d7ba-49a6-8713-644c09c91eb7&amp;startTime=33.74" office:target-frame-name="psplayer" xlink:show="replace" text:style-name="Internet_20_link" text:visited-style-name="Visited_20_Internet_20_Link"><text:span text:style-name="T11">We're not actually going to be connecting to a real database for this demo.</text:span></text:a><text:span text:style-name="T13"> </text:span><text:a xlink:type="simple" xlink:href="https://app.pluralsight.com/course-player?clipId=a095b900-d7ba-49a6-8713-644c09c91eb7&amp;startTime=38.44" office:target-frame-name="psplayer" xlink:show="replace" text:style-name="Internet_20_link" text:visited-style-name="Visited_20_Internet_20_Link"><text:span text:style-name="T11">Let's look at the code that we'd used to access a secret programmatically.</text:span></text:a><text:span text:style-name="T13"> </text:span><text:a xlink:type="simple" xlink:href="https://app.pluralsight.com/course-player?clipId=a095b900-d7ba-49a6-8713-644c09c91eb7&amp;startTime=42.04" office:target-frame-name="psplayer" xlink:show="replace" text:style-name="Internet_20_link" text:visited-style-name="Visited_20_Internet_20_Link"><text:span text:style-name="T11">Here in the event catalog microservice,</text:span></text:a><text:span text:style-name="T13"> </text:span><text:a xlink:type="simple" xlink:href="https://app.pluralsight.com/course-player?clipId=a095b900-d7ba-49a6-8713-644c09c91eb7&amp;startTime=45.32" office:target-frame-name="psplayer" xlink:show="replace" text:style-name="Internet_20_link" text:visited-style-name="Visited_20_Internet_20_Link"><text:span text:style-name="T11">we're looking at the EventRepository class,</text:span></text:a><text:span text:style-name="T13"> </text:span><text:a xlink:type="simple" xlink:href="https://app.pluralsight.com/course-player?clipId=a095b900-d7ba-49a6-8713-644c09c91eb7&amp;startTime=49.14" office:target-frame-name="psplayer" xlink:show="replace" text:style-name="Internet_20_link" text:visited-style-name="Visited_20_Internet_20_Link"><text:span text:style-name="T11">and this is responsible for fetching the list of events.</text:span></text:a><text:span text:style-name="T13"> </text:span><text:a xlink:type="simple" xlink:href="https://app.pluralsight.com/course-player?clipId=a095b900-d7ba-49a6-8713-644c09c91eb7&amp;startTime=52.09" office:target-frame-name="psplayer" xlink:show="replace" text:style-name="Internet_20_link" text:visited-style-name="Visited_20_Internet_20_Link"><text:span text:style-name="T11">In a real‑world scenario, this would likely connect to a database,</text:span></text:a><text:span text:style-name="T13"> </text:span><text:a xlink:type="simple" xlink:href="https://app.pluralsight.com/course-player?clipId=a095b900-d7ba-49a6-8713-644c09c91eb7&amp;startTime=57.24" office:target-frame-name="psplayer" xlink:show="replace" text:style-name="Internet_20_link" text:visited-style-name="Visited_20_Internet_20_Link"><text:span text:style-name="T11">but in our demo it's just returning an in‑memory list.</text:span></text:a><text:span text:style-name="T13"> </text:span><text:a xlink:type="simple" xlink:href="https://app.pluralsight.com/course-player?clipId=a095b900-d7ba-49a6-8713-644c09c91eb7&amp;startTime=61.24" office:target-frame-name="psplayer" xlink:show="replace" text:style-name="Internet_20_link" text:visited-style-name="Visited_20_Internet_20_Link"><text:span text:style-name="T11">However, for the purposes of demonstrating the secrets building block,</text:span></text:a><text:span text:style-name="T13"> </text:span><text:a xlink:type="simple" xlink:href="https://app.pluralsight.com/course-player?clipId=a095b900-d7ba-49a6-8713-644c09c91eb7&amp;startTime=65.26" office:target-frame-name="psplayer" xlink:show="replace" text:style-name="Internet_20_link" text:visited-style-name="Visited_20_Internet_20_Link"><text:span text:style-name="T11">let's imagine that we do need to get hold of a connection</text:span></text:a><text:span text:style-name="T13"> </text:span><text:a xlink:type="simple" xlink:href="https://app.pluralsight.com/course-player?clipId=a095b900-d7ba-49a6-8713-644c09c91eb7&amp;startTime=67.8" office:target-frame-name="psplayer" xlink:show="replace" text:style-name="Internet_20_link" text:visited-style-name="Visited_20_Internet_20_Link"><text:span text:style-name="T11">string to allow us to access a database.</text:span></text:a><text:span text:style-name="T13"> </text:span><text:a xlink:type="simple" xlink:href="https://app.pluralsight.com/course-player?clipId=a095b900-d7ba-49a6-8713-644c09c91eb7&amp;startTime=70.11" office:target-frame-name="psplayer" xlink:show="replace" text:style-name="Internet_20_link" text:visited-style-name="Visited_20_Internet_20_Link"><text:span text:style-name="T11">And you can see here I'm calling a method called GetConnectionString,</text:span></text:a><text:span text:style-name="T13"> </text:span><text:a xlink:type="simple" xlink:href="https://app.pluralsight.com/course-player?clipId=a095b900-d7ba-49a6-8713-644c09c91eb7&amp;startTime=74.94" office:target-frame-name="psplayer" xlink:show="replace" text:style-name="Internet_20_link" text:visited-style-name="Visited_20_Internet_20_Link"><text:span text:style-name="T11">which we'd like to implement using Dapr to fetch</text:span></text:a><text:span text:style-name="T13"> </text:span><text:a xlink:type="simple" xlink:href="https://app.pluralsight.com/course-player?clipId=a095b900-d7ba-49a6-8713-644c09c91eb7&amp;startTime=78.02" office:target-frame-name="psplayer" xlink:show="replace" text:style-name="Internet_20_link" text:visited-style-name="Visited_20_Internet_20_Link"><text:span text:style-name="T11">the secret from </text:span></text:a><text:soft-page-break/><text:a xlink:type="simple" xlink:href="https://app.pluralsight.com/course-player?clipId=a095b900-d7ba-49a6-8713-644c09c91eb7&amp;startTime=78.02" office:target-frame-name="psplayer" xlink:show="replace" text:style-name="Internet_20_link" text:visited-style-name="Visited_20_Internet_20_Link"><text:span text:style-name="T11">the secret store.</text:span></text:a><text:span text:style-name="T13"> </text:span><text:a xlink:type="simple" xlink:href="https://app.pluralsight.com/course-player?clipId=a095b900-d7ba-49a6-8713-644c09c91eb7&amp;startTime=80.64" office:target-frame-name="psplayer" xlink:show="replace" text:style-name="Internet_20_link" text:visited-style-name="Visited_20_Internet_20_Link"><text:span text:style-name="T11">So let's see what we need to do to implement this functionality.</text:span></text:a><text:span text:style-name="T13"> </text:span><text:a xlink:type="simple" xlink:href="https://app.pluralsight.com/course-player?clipId=a095b900-d7ba-49a6-8713-644c09c91eb7&amp;startTime=83.55" office:target-frame-name="psplayer" xlink:show="replace" text:style-name="Internet_20_link" text:visited-style-name="Visited_20_Internet_20_Link"><text:span text:style-name="T11">To do this, we need to make use of the Dapr .NET SDK again.</text:span></text:a><text:span text:style-name="T13"> </text:span><text:a xlink:type="simple" xlink:href="https://app.pluralsight.com/course-player?clipId=a095b900-d7ba-49a6-8713-644c09c91eb7&amp;startTime=88.84" office:target-frame-name="psplayer" xlink:show="replace" text:style-name="Internet_20_link" text:visited-style-name="Visited_20_Internet_20_Link"><text:span text:style-name="T11">Even though we could just construct the URL and talk to the Dapr sidecar</text:span></text:a><text:span text:style-name="T13"> </text:span><text:a xlink:type="simple" xlink:href="https://app.pluralsight.com/course-player?clipId=a095b900-d7ba-49a6-8713-644c09c91eb7&amp;startTime=93.57" office:target-frame-name="psplayer" xlink:show="replace" text:style-name="Internet_20_link" text:visited-style-name="Visited_20_Internet_20_Link"><text:span text:style-name="T11">directly, the Dapr SDK simplifies our code by constructing the URL for us</text:span></text:a><text:span text:style-name="T13"> </text:span><text:a xlink:type="simple" xlink:href="https://app.pluralsight.com/course-player?clipId=a095b900-d7ba-49a6-8713-644c09c91eb7&amp;startTime=100.24" office:target-frame-name="psplayer" xlink:show="replace" text:style-name="Internet_20_link" text:visited-style-name="Visited_20_Internet_20_Link"><text:span text:style-name="T11">and handling the process of correctly parsing the JSON response. Here in</text:span></text:a><text:span text:style-name="T13"> </text:span><text:a xlink:type="simple" xlink:href="https://app.pluralsight.com/course-player?clipId=a095b900-d7ba-49a6-8713-644c09c91eb7&amp;startTime=105.94" office:target-frame-name="psplayer" xlink:show="replace" text:style-name="Internet_20_link" text:visited-style-name="Visited_20_Internet_20_Link"><text:span text:style-name="T11">the catalog microservice csproj file, you can see that I'm referencing the</text:span></text:a><text:span text:style-name="T13"> </text:span><text:a xlink:type="simple" xlink:href="https://app.pluralsight.com/course-player?clipId=a095b900-d7ba-49a6-8713-644c09c91eb7&amp;startTime=111.1" office:target-frame-name="psplayer" xlink:show="replace" text:style-name="Internet_20_link" text:visited-style-name="Visited_20_Internet_20_Link"><text:span text:style-name="T11">Dapr.AspNetCore NuGet package. And in the startup code in Program.cs, were</text:span></text:a><text:span text:style-name="T13"> </text:span><text:a xlink:type="simple" xlink:href="https://app.pluralsight.com/course-player?clipId=a095b900-d7ba-49a6-8713-644c09c91eb7&amp;startTime=118.31" office:target-frame-name="psplayer" xlink:show="replace" text:style-name="Internet_20_link" text:visited-style-name="Visited_20_Internet_20_Link"><text:span text:style-name="T11">calling AddDapr to register the Dapr client in the inversion of control</text:span></text:a><text:span text:style-name="T13"> </text:span><text:a xlink:type="simple" xlink:href="https://app.pluralsight.com/course-player?clipId=a095b900-d7ba-49a6-8713-644c09c91eb7&amp;startTime=123.19" office:target-frame-name="psplayer" xlink:show="replace" text:style-name="Internet_20_link" text:visited-style-name="Visited_20_Internet_20_Link"><text:span text:style-name="T11">container.</text:span></text:a><text:span text:style-name="T13"> </text:span><text:a xlink:type="simple" xlink:href="https://app.pluralsight.com/course-player?clipId=a095b900-d7ba-49a6-8713-644c09c91eb7&amp;startTime=124.54" office:target-frame-name="psplayer" xlink:show="replace" text:style-name="Internet_20_link" text:visited-style-name="Visited_20_Internet_20_Link"><text:span text:style-name="T11">And this means that back in my EventRepository class I can inject an instance</text:span></text:a><text:span text:style-name="T13"> </text:span><text:a xlink:type="simple" xlink:href="https://app.pluralsight.com/course-player?clipId=a095b900-d7ba-49a6-8713-644c09c91eb7&amp;startTime=129.26" office:target-frame-name="psplayer" xlink:show="replace" text:style-name="Internet_20_link" text:visited-style-name="Visited_20_Internet_20_Link"><text:span text:style-name="T11">of DaprClient into the constructor. And in the GetEvents method, before</text:span></text:a><text:span text:style-name="T13"> </text:span><text:a xlink:type="simple" xlink:href="https://app.pluralsight.com/course-player?clipId=a095b900-d7ba-49a6-8713-644c09c91eb7&amp;startTime=135" office:target-frame-name="psplayer" xlink:show="replace" text:style-name="Internet_20_link" text:visited-style-name="Visited_20_Internet_20_Link"><text:span text:style-name="T11">returning the events, I'm asking for that connection string, which we'd need</text:span></text:a><text:span text:style-name="T13"> </text:span><text:a xlink:type="simple" xlink:href="https://app.pluralsight.com/course-player?clipId=a095b900-d7ba-49a6-8713-644c09c91eb7&amp;startTime=139.83" office:target-frame-name="psplayer" xlink:show="replace" text:style-name="Internet_20_link" text:visited-style-name="Visited_20_Internet_20_Link"><text:span text:style-name="T11">if we were talking to a real database, and I'm writing it to the logs just so</text:span></text:a><text:span text:style-name="T13"> </text:span><text:a xlink:type="simple" xlink:href="https://app.pluralsight.com/course-player?clipId=a095b900-d7ba-49a6-8713-644c09c91eb7&amp;startTime=144.68" office:target-frame-name="psplayer" xlink:show="replace" text:style-name="Internet_20_link" text:visited-style-name="Visited_20_Internet_20_Link"><text:span text:style-name="T11">that we can prove this works.</text:span></text:a><text:span text:style-name="T13"> </text:span><text:a xlink:type="simple" xlink:href="https://app.pluralsight.com/course-player?clipId=a095b900-d7ba-49a6-8713-644c09c91eb7&amp;startTime=147.44" office:target-frame-name="psplayer" xlink:show="replace" text:style-name="Internet_20_link" text:visited-style-name="Visited_20_Internet_20_Link"><text:span text:style-name="T11">Let's look at my GetConnectionString method.</text:span></text:a><text:span text:style-name="T13"> </text:span><text:a xlink:type="simple" xlink:href="https://app.pluralsight.com/course-player?clipId=a095b900-d7ba-49a6-8713-644c09c91eb7&amp;startTime=151.14" office:target-frame-name="psplayer" xlink:show="replace" text:style-name="Internet_20_link" text:visited-style-name="Visited_20_Internet_20_Link"><text:span text:style-name="T11">Now I've decided to make the secret store name configurable with an</text:span></text:a><text:span text:style-name="T13"> </text:span><text:a xlink:type="simple" xlink:href="https://app.pluralsight.com/course-player?clipId=a095b900-d7ba-49a6-8713-644c09c91eb7&amp;startTime=154.94" office:target-frame-name="psplayer" xlink:show="replace" text:style-name="Internet_20_link" text:visited-style-name="Visited_20_Internet_20_Link"><text:span text:style-name="T11">environment variable, and the reason for that is simply that when we</text:span></text:a><text:span text:style-name="T13"> </text:span><text:a xlink:type="simple" xlink:href="https://app.pluralsight.com/course-player?clipId=a095b900-d7ba-49a6-8713-644c09c91eb7&amp;startTime=158.85" office:target-frame-name="psplayer" xlink:show="replace" text:style-name="Internet_20_link" text:visited-style-name="Visited_20_Internet_20_Link"><text:span text:style-name="T11">run on Kubernetes there's a default secret store called Kubernetes, and</text:span></text:a><text:span text:style-name="T13"> </text:span><text:a xlink:type="simple" xlink:href="https://app.pluralsight.com/course-player?clipId=a095b900-d7ba-49a6-8713-644c09c91eb7&amp;startTime=163.82" office:target-frame-name="psplayer" xlink:show="replace" text:style-name="Internet_20_link" text:visited-style-name="Visited_20_Internet_20_Link"><text:span text:style-name="T11">we're going to be using that later.</text:span></text:a><text:span text:style-name="T13"> </text:span><text:a xlink:type="simple" xlink:href="https://app.pluralsight.com/course-player?clipId=a095b900-d7ba-49a6-8713-644c09c91eb7&amp;startTime=165.84" office:target-frame-name="psplayer" xlink:show="replace" text:style-name="Internet_20_link" text:visited-style-name="Visited_20_Internet_20_Link"><text:span text:style-name="T11">But when I'm running locally, it would be a bit strange to use a secret</text:span></text:a><text:span text:style-name="T13"> </text:span><text:a xlink:type="simple" xlink:href="https://app.pluralsight.com/course-player?clipId=a095b900-d7ba-49a6-8713-644c09c91eb7&amp;startTime=169.21" office:target-frame-name="psplayer" xlink:show="replace" text:style-name="Internet_20_link" text:visited-style-name="Visited_20_Internet_20_Link"><text:span text:style-name="T11">store called Kubernetes, so we're going to use the local file secret store</text:span></text:a><text:span text:style-name="T13"> </text:span><text:a xlink:type="simple" xlink:href="https://app.pluralsight.com/course-player?clipId=a095b900-d7ba-49a6-8713-644c09c91eb7&amp;startTime=173.66" office:target-frame-name="psplayer" xlink:show="replace" text:style-name="Internet_20_link" text:visited-style-name="Visited_20_Internet_20_Link"><text:span text:style-name="T11">that we've configured, which is simply called secretstore. As well as a</text:span></text:a><text:span text:style-name="T13"> </text:span><text:a xlink:type="simple" xlink:href="https://app.pluralsight.com/course-player?clipId=a095b900-d7ba-49a6-8713-644c09c91eb7&amp;startTime=177.97" office:target-frame-name="psplayer" xlink:show="replace" text:style-name="Internet_20_link" text:visited-style-name="Visited_20_Internet_20_Link"><text:span text:style-name="T11">secret store name, there's a secret name.</text:span></text:a><text:span text:style-name="T13"> </text:span><text:a xlink:type="simple" xlink:href="https://app.pluralsight.com/course-player?clipId=a095b900-d7ba-49a6-8713-644c09c91eb7&amp;startTime=181.44" office:target-frame-name="psplayer" xlink:show="replace" text:style-name="Internet_20_link" text:visited-style-name="Visited_20_Internet_20_Link"><text:span text:style-name="T11">Our secret is just called eventcatalogdb. Now, here's</text:span></text:a><text:span text:style-name="T13"> </text:span><text:a xlink:type="simple" xlink:href="https://app.pluralsight.com/course-player?clipId=a095b900-d7ba-49a6-8713-644c09c91eb7&amp;startTime=186.1" office:target-frame-name="psplayer" xlink:show="replace" text:style-name="Internet_20_link" text:visited-style-name="Visited_20_Internet_20_Link"><text:span text:style-name="T11">where things can get a little confusing.</text:span></text:a><text:span text:style-name="T13"> </text:span><text:a xlink:type="simple" xlink:href="https://app.pluralsight.com/course-player?clipId=a095b900-d7ba-49a6-8713-644c09c91eb7&amp;startTime=188.64" office:target-frame-name="psplayer" xlink:show="replace" text:style-name="Internet_20_link" text:visited-style-name="Visited_20_Internet_20_Link"><text:span text:style-name="T11">An individual Dapr secret can contain multiple key‑value pairs,</text:span></text:a><text:span text:style-name="T13"> </text:span><text:a xlink:type="simple" xlink:href="https://app.pluralsight.com/course-player?clipId=a095b900-d7ba-49a6-8713-644c09c91eb7&amp;startTime=193.34" office:target-frame-name="psplayer" xlink:show="replace" text:style-name="Internet_20_link" text:visited-style-name="Visited_20_Internet_20_Link"><text:span text:style-name="T11">and this is because some of the secret stores support multiple</text:span></text:a><text:span text:style-name="T13"> </text:span><text:a xlink:type="simple" xlink:href="https://app.pluralsight.com/course-player?clipId=a095b900-d7ba-49a6-8713-644c09c91eb7&amp;startTime=197.81" office:target-frame-name="psplayer" xlink:show="replace" text:style-name="Internet_20_link" text:visited-style-name="Visited_20_Internet_20_Link"><text:span text:style-name="T11">keys in a secret. Kubernetes is actually an example of a secret</text:span></text:a><text:span text:style-name="T13"> </text:span><text:a xlink:type="simple" xlink:href="https://app.pluralsight.com/course-player?clipId=a095b900-d7ba-49a6-8713-644c09c91eb7&amp;startTime=202.46" office:target-frame-name="psplayer" xlink:show="replace" text:style-name="Internet_20_link" text:visited-style-name="Visited_20_Internet_20_Link"><text:span text:style-name="T11">store that can do this.</text:span></text:a><text:span text:style-name="T13"> </text:span><text:a xlink:type="simple" xlink:href="https://app.pluralsight.com/course-player?clipId=a095b900-d7ba-49a6-8713-644c09c91eb7&amp;startTime=204.44" office:target-frame-name="psplayer" xlink:show="replace" text:style-name="Internet_20_link" text:visited-style-name="Visited_20_Internet_20_Link"><text:span text:style-name="T11">And this means that to get an actual secret value, such as a connection</text:span></text:a><text:span text:style-name="T13"> </text:span><text:a xlink:type="simple" xlink:href="https://app.pluralsight.com/course-player?clipId=a095b900-d7ba-49a6-8713-644c09c91eb7&amp;startTime=208.07" office:target-frame-name="psplayer" xlink:show="replace" text:style-name="Internet_20_link" text:visited-style-name="Visited_20_Internet_20_Link"><text:span text:style-name="T11">string, we need the secret store name, the secret name, and the key of the</text:span></text:a><text:span text:style-name="T13"> </text:span><text:a xlink:type="simple" xlink:href="https://app.pluralsight.com/course-player?clipId=a095b900-d7ba-49a6-8713-644c09c91eb7&amp;startTime=214.32" office:target-frame-name="psplayer" xlink:show="replace" text:style-name="Internet_20_link" text:visited-style-name="Visited_20_Internet_20_Link"><text:span text:style-name="T11">actual secret that we want. To actually access the secret, we call the</text:span></text:a><text:span text:style-name="T13"> </text:span><text:a xlink:type="simple" xlink:href="https://app.pluralsight.com/course-player?clipId=a095b900-d7ba-49a6-8713-644c09c91eb7&amp;startTime=219.87" office:target-frame-name="psplayer" xlink:show="replace" text:style-name="Internet_20_link" text:visited-style-name="Visited_20_Internet_20_Link"><text:span text:style-name="T11">GetSecretAsync method, passing in the secretStoreName and the secretName.</text:span></text:a><text:span text:style-name="T13"> </text:span><text:a xlink:type="simple" xlink:href="https://app.pluralsight.com/course-player?clipId=a095b900-d7ba-49a6-8713-644c09c91eb7&amp;startTime=224.63" office:target-frame-name="psplayer" xlink:show="replace" text:style-name="Internet_20_link" text:visited-style-name="Visited_20_Internet_20_Link"><text:span text:style-name="T11">Behind the scenes, this is going to make a call to the Dapr sidecar with a</text:span></text:a><text:span text:style-name="T13"> </text:span><text:a xlink:type="simple" xlink:href="https://app.pluralsight.com/course-player?clipId=a095b900-d7ba-49a6-8713-644c09c91eb7&amp;startTime=229.86" office:target-frame-name="psplayer" xlink:show="replace" text:style-name="Internet_20_link" text:visited-style-name="Visited_20_Internet_20_Link"><text:span text:style-name="T11">URL that looks like this.</text:span></text:a><text:span text:style-name="T13"> </text:span><text:a xlink:type="simple" xlink:href="https://app.pluralsight.com/course-player?clipId=a095b900-d7ba-49a6-8713-644c09c91eb7&amp;startTime=232.84" office:target-frame-name="psplayer" xlink:show="replace" text:style-name="Internet_20_link" text:visited-style-name="Visited_20_Internet_20_Link"><text:span text:style-name="T11">The GetSecretAsync method returns a dictionary so that secret stores that</text:span></text:a><text:span text:style-name="T13"> </text:span><text:a xlink:type="simple" xlink:href="https://app.pluralsight.com/course-player?clipId=a095b900-d7ba-49a6-8713-644c09c91eb7&amp;startTime=237.55" office:target-frame-name="psplayer" xlink:show="replace" text:style-name="Internet_20_link" text:visited-style-name="Visited_20_Internet_20_Link"><text:span text:style-name="T11">support multiple keys for a single secret are supported. However,</text:span></text:a><text:span text:style-name="T13"> </text:span><text:a xlink:type="simple" xlink:href="https://app.pluralsight.com/course-player?clipId=a095b900-d7ba-49a6-8713-644c09c91eb7&amp;startTime=242.1" office:target-frame-name="psplayer" xlink:show="replace" text:style-name="Internet_20_link" text:visited-style-name="Visited_20_Internet_20_Link"><text:span text:style-name="T11">our dictionary will only have one key in it, which is the</text:span></text:a><text:span text:style-name="T13"> </text:span><text:a xlink:type="simple" xlink:href="https://app.pluralsight.com/course-player?clipId=a095b900-d7ba-49a6-8713-644c09c91eb7&amp;startTime=245.48" office:target-frame-name="psplayer" xlink:show="replace" text:style-name="Internet_20_link" text:visited-style-name="Visited_20_Internet_20_Link"><text:span text:style-name="T11">secret name again, eventcatalogdb. Okay,</text:span></text:a><text:span text:style-name="T13"> </text:span><text:a xlink:type="simple" xlink:href="https://app.pluralsight.com/course-player?clipId=a095b900-d7ba-49a6-8713-644c09c91eb7&amp;startTime=249.42" office:target-frame-name="psplayer" xlink:show="replace" text:style-name="Internet_20_link" text:visited-style-name="Visited_20_Internet_20_Link"><text:span text:style-name="T11">we're ready to try this out.</text:span></text:a><text:span text:style-name="T13"> </text:span><text:a xlink:type="simple" xlink:href="https://app.pluralsight.com/course-player?clipId=a095b900-d7ba-49a6-8713-644c09c91eb7&amp;startTime=251.84" office:target-frame-name="psplayer" xlink:show="replace" text:style-name="Internet_20_link" text:visited-style-name="Visited_20_Internet_20_Link"><text:span text:style-name="T11">I'll need to start both the catalog and front‑end microservices, and I'll</text:span></text:a><text:span text:style-name="T13"> </text:span><text:a xlink:type="simple" xlink:href="https://app.pluralsight.com/course-player?clipId=a095b900-d7ba-49a6-8713-644c09c91eb7&amp;startTime=256.9" office:target-frame-name="psplayer" xlink:show="replace" text:style-name="Internet_20_link" text:visited-style-name="Visited_20_Internet_20_Link"><text:span text:style-name="T11">do that in the usual way with my script that uses dapr run to start each</text:span></text:a><text:span text:style-name="T13"> </text:span><text:a xlink:type="simple" xlink:href="https://app.pluralsight.com/course-player?clipId=a095b900-d7ba-49a6-8713-644c09c91eb7&amp;startTime=261.93" office:target-frame-name="psplayer" xlink:show="replace" text:style-name="Internet_20_link" text:visited-style-name="Visited_20_Internet_20_Link"><text:span text:style-name="T11">service. Once both of those are up and running, I'm going to visit the</text:span></text:a><text:span text:style-name="T13"> </text:span><text:a xlink:type="simple" xlink:href="https://app.pluralsight.com/course-player?clipId=a095b900-d7ba-49a6-8713-644c09c91eb7&amp;startTime=266.68" office:target-frame-name="psplayer" xlink:show="replace" text:style-name="Internet_20_link" text:visited-style-name="Visited_20_Internet_20_Link"><text:span text:style-name="T11">GloboTicket home page, and that will make a call to the catalog service,</text:span></text:a><text:span text:style-name="T13"> </text:span><text:a xlink:type="simple" xlink:href="https://app.pluralsight.com/course-player?clipId=a095b900-d7ba-49a6-8713-644c09c91eb7&amp;startTime=271.74" office:target-frame-name="psplayer" xlink:show="replace" text:style-name="Internet_20_link" text:visited-style-name="Visited_20_Internet_20_Link"><text:span text:style-name="T11">which, behind the scenes, will fetch the secret that it needs for the</text:span></text:a><text:span text:style-name="T13"> </text:span><text:a xlink:type="simple" xlink:href="https://app.pluralsight.com/course-player?clipId=a095b900-d7ba-49a6-8713-644c09c91eb7&amp;startTime=274.94" office:target-frame-name="psplayer" xlink:show="replace" text:style-name="Internet_20_link" text:visited-style-name="Visited_20_Internet_20_Link"><text:span text:style-name="T11">database. And we can check that it works by looking at the log output for</text:span></text:a><text:span text:style-name="T13"> </text:span><text:a xlink:type="simple" xlink:href="https://app.pluralsight.com/course-player?clipId=a095b900-d7ba-49a6-8713-644c09c91eb7&amp;startTime=279.73" office:target-frame-name="psplayer" xlink:show="replace" text:style-name="Internet_20_link" text:visited-style-name="Visited_20_Internet_20_Link"><text:span text:style-name="T11">the catalog microservice. And sure enough, here we can see the log message which includes the secret value that came from the local file.</text:span></text:a></text:p>
      <text:h text:style-name="P2" text:outline-level="3"><text:a xlink:type="simple" xlink:href="https://app.pluralsight.com/course-player?clipId=3b0fa9a2-665b-4248-ac44-d8504226040a" office:target-frame-name="psplayer" xlink:show="replace" text:style-name="Internet_20_link" text:visited-style-name="Visited_20_Internet_20_Link"><text:span text:style-name="T11">Demo: Running On Kubernetes Part 1 - Creating Azure Resources</text:span></text:a></text:h>
      <text:p text:style-name="P5"><text:a xlink:type="simple" xlink:href="https://app.pluralsight.com/course-player?clipId=3b0fa9a2-665b-4248-ac44-d8504226040a&amp;startTime=1.14" office:target-frame-name="psplayer" xlink:show="replace" text:style-name="Internet_20_link" text:visited-style-name="Visited_20_Internet_20_Link"><text:span text:style-name="T11">For our next demo,</text:span></text:a><text:span text:style-name="T13"> </text:span><text:a xlink:type="simple" xlink:href="https://app.pluralsight.com/course-player?clipId=3b0fa9a2-665b-4248-ac44-d8504226040a&amp;startTime=2.38" office:target-frame-name="psplayer" xlink:show="replace" text:style-name="Internet_20_link" text:visited-style-name="Visited_20_Internet_20_Link"><text:span text:style-name="T11">we're going to see how to use secrets with Kubernetes, but I've not</text:span></text:a><text:span text:style-name="T13"> </text:span><text:a xlink:type="simple" xlink:href="https://app.pluralsight.com/course-player?clipId=3b0fa9a2-665b-4248-ac44-d8504226040a&amp;startTime=7.17" office:target-frame-name="psplayer" xlink:show="replace" text:style-name="Internet_20_link" text:visited-style-name="Visited_20_Internet_20_Link"><text:span text:style-name="T11">yet shown you in detail how I've got GloboTicket running on</text:span></text:a><text:span text:style-name="T13"> </text:span><text:a xlink:type="simple" xlink:href="https://app.pluralsight.com/course-player?clipId=3b0fa9a2-665b-4248-ac44-d8504226040a&amp;startTime=10.95" office:target-frame-name="psplayer" xlink:show="replace" text:style-name="Internet_20_link" text:visited-style-name="Visited_20_Internet_20_Link"><text:span text:style-name="T11">Kubernetes. And so in this first part of the demo,</text:span></text:a><text:span text:style-name="T13"> </text:span><text:a xlink:type="simple" xlink:href="https://app.pluralsight.com/course-player?clipId=3b0fa9a2-665b-4248-ac44-d8504226040a&amp;startTime=14.61" office:target-frame-name="psplayer" xlink:show="replace" text:style-name="Internet_20_link" text:visited-style-name="Visited_20_Internet_20_Link"><text:span text:style-name="T11">I'm going to show you how I created the Azure resources that I'm using,</text:span></text:a><text:span text:style-name="T13"> </text:span><text:a xlink:type="simple" xlink:href="https://app.pluralsight.com/course-player?clipId=3b0fa9a2-665b-4248-ac44-d8504226040a&amp;startTime=18.94" office:target-frame-name="psplayer" xlink:show="replace" text:style-name="Internet_20_link" text:visited-style-name="Visited_20_Internet_20_Link"><text:span text:style-name="T11">which are an Azure Kubernetes cluster,</text:span></text:a><text:span text:style-name="T13"> </text:span><text:a xlink:type="simple" xlink:href="https://app.pluralsight.com/course-player?clipId=3b0fa9a2-665b-4248-ac44-d8504226040a&amp;startTime=21.54" office:target-frame-name="psplayer" xlink:show="replace" text:style-name="Internet_20_link" text:visited-style-name="Visited_20_Internet_20_Link"><text:span text:style-name="T11">an Azure storage account for the state store to use, and</text:span></text:a><text:span text:style-name="T13"> </text:span><text:a xlink:type="simple" xlink:href="https://app.pluralsight.com/course-player?clipId=3b0fa9a2-665b-4248-ac44-d8504226040a&amp;startTime=25.27" office:target-frame-name="psplayer" xlink:show="replace" text:style-name="Internet_20_link" text:visited-style-name="Visited_20_Internet_20_Link"><text:span text:style-name="T11">Azure Service Bus for the pub/sub messaging.</text:span></text:a><text:span text:style-name="T13"> </text:span><text:a xlink:type="simple" xlink:href="https://app.pluralsight.com/course-player?clipId=3b0fa9a2-665b-4248-ac44-d8504226040a&amp;startTime=28.54" office:target-frame-name="psplayer" xlink:show="replace" text:style-name="Internet_20_link" text:visited-style-name="Visited_20_Internet_20_Link"><text:span text:style-name="T11">Now,</text:span></text:a><text:span text:style-name="T13"> </text:span><text:a xlink:type="simple" xlink:href="https://app.pluralsight.com/course-player?clipId=3b0fa9a2-665b-4248-ac44-d8504226040a&amp;startTime=28.68" office:target-frame-name="psplayer" xlink:show="replace" text:style-name="Internet_20_link" text:visited-style-name="Visited_20_Internet_20_Link"><text:span text:style-name="T11">none of these are requirements for working with Dapr, and so if</text:span></text:a><text:span text:style-name="T13"> </text:span><text:a xlink:type="simple" xlink:href="https://app.pluralsight.com/course-player?clipId=3b0fa9a2-665b-4248-ac44-d8504226040a&amp;startTime=32.21" office:target-frame-name="psplayer" xlink:show="replace" text:style-name="Internet_20_link" text:visited-style-name="Visited_20_Internet_20_Link"><text:span text:style-name="T11">you're not interested in Azure or maybe you've already got your own</text:span></text:a><text:span text:style-name="T13"> </text:span><text:a xlink:type="simple" xlink:href="https://app.pluralsight.com/course-player?clipId=3b0fa9a2-665b-4248-ac44-d8504226040a&amp;startTime=35.65" office:target-frame-name="psplayer" xlink:show="replace" text:style-name="Internet_20_link" text:visited-style-name="Visited_20_Internet_20_Link"><text:span text:style-name="T11">Kubernetes cluster that you want to use,</text:span></text:a><text:span text:style-name="T13"> </text:span><text:a xlink:type="simple" xlink:href="https://app.pluralsight.com/course-player?clipId=3b0fa9a2-665b-4248-ac44-d8504226040a&amp;startTime=37.97" office:target-frame-name="psplayer" xlink:show="replace" text:style-name="Internet_20_link" text:visited-style-name="Visited_20_Internet_20_Link"><text:span text:style-name="T11">feel free to skip on to the next part of the demo where I'm going to install the</text:span></text:a><text:span text:style-name="T13"> </text:span><text:a xlink:type="simple" xlink:href="https://app.pluralsight.com/course-player?clipId=3b0fa9a2-665b-4248-ac44-d8504226040a&amp;startTime=42.13" office:target-frame-name="psplayer" xlink:show="replace" text:style-name="Internet_20_link" text:visited-style-name="Visited_20_Internet_20_Link"><text:span text:style-name="T11">GloboTicket application onto Kubernetes. The main tool that I'm using to create</text:span></text:a><text:span text:style-name="T13"> </text:span><text:a xlink:type="simple" xlink:href="https://app.pluralsight.com/course-player?clipId=3b0fa9a2-665b-4248-ac44-d8504226040a&amp;startTime=47.86" office:target-frame-name="psplayer" xlink:show="replace" text:style-name="Internet_20_link" text:visited-style-name="Visited_20_Internet_20_Link"><text:span text:style-name="T11">my resources is the Azure CLI. This provides a really simple command line</text:span></text:a><text:span text:style-name="T13"> </text:span><text:a xlink:type="simple" xlink:href="https://app.pluralsight.com/course-player?clipId=3b0fa9a2-665b-4248-ac44-d8504226040a&amp;startTime=53.19" office:target-frame-name="psplayer" xlink:show="replace" text:style-name="Internet_20_link" text:visited-style-name="Visited_20_Internet_20_Link"><text:span text:style-name="T11">interface for creating and interacting with resources in Azure. You can download</text:span></text:a><text:span text:style-name="T13"> </text:span><text:a xlink:type="simple" xlink:href="https://app.pluralsight.com/course-player?clipId=3b0fa9a2-665b-4248-ac44-d8504226040a&amp;startTime=58.98" office:target-frame-name="psplayer" xlink:show="replace" text:style-name="Internet_20_link" text:visited-style-name="Visited_20_Internet_20_Link"><text:span text:style-name="T11">it here, and it's cross platform,</text:span></text:a><text:span text:style-name="T13"> </text:span><text:a xlink:type="simple" xlink:href="https://app.pluralsight.com/course-player?clipId=3b0fa9a2-665b-4248-ac44-d8504226040a&amp;startTime=61.09" office:target-frame-name="psplayer" xlink:show="replace" text:style-name="Internet_20_link" text:visited-style-name="Visited_20_Internet_20_Link"><text:span text:style-name="T11">so you can use these commands on any operating system.</text:span></text:a><text:span text:style-name="T13"> </text:span><text:a xlink:type="simple" xlink:href="https://app.pluralsight.com/course-player?clipId=3b0fa9a2-665b-4248-ac44-d8504226040a&amp;startTime=65.54" office:target-frame-name="psplayer" xlink:show="replace" text:style-name="Internet_20_link" text:visited-style-name="Visited_20_Internet_20_Link"><text:span text:style-name="T11">We're </text:span></text:a><text:soft-page-break/><text:a xlink:type="simple" xlink:href="https://app.pluralsight.com/course-player?clipId=3b0fa9a2-665b-4248-ac44-d8504226040a&amp;startTime=65.54" office:target-frame-name="psplayer" xlink:show="replace" text:style-name="Internet_20_link" text:visited-style-name="Visited_20_Internet_20_Link"><text:span text:style-name="T11">looking here at the aks‑deploy PowerShell script that's in</text:span></text:a><text:span text:style-name="T13"> </text:span><text:a xlink:type="simple" xlink:href="https://app.pluralsight.com/course-player?clipId=3b0fa9a2-665b-4248-ac44-d8504226040a&amp;startTime=70.25" office:target-frame-name="psplayer" xlink:show="replace" text:style-name="Internet_20_link" text:visited-style-name="Visited_20_Internet_20_Link"><text:span text:style-name="T11">the root of the demo project. With the Azure CLI,</text:span></text:a><text:span text:style-name="T13"> </text:span><text:a xlink:type="simple" xlink:href="https://app.pluralsight.com/course-player?clipId=3b0fa9a2-665b-4248-ac44-d8504226040a&amp;startTime=73.45" office:target-frame-name="psplayer" xlink:show="replace" text:style-name="Internet_20_link" text:visited-style-name="Visited_20_Internet_20_Link"><text:span text:style-name="T11">you start off by calling az login,</text:span></text:a><text:span text:style-name="T13"> </text:span><text:a xlink:type="simple" xlink:href="https://app.pluralsight.com/course-player?clipId=3b0fa9a2-665b-4248-ac44-d8504226040a&amp;startTime=76.72" office:target-frame-name="psplayer" xlink:show="replace" text:style-name="Internet_20_link" text:visited-style-name="Visited_20_Internet_20_Link"><text:span text:style-name="T11">which will prompt you to log into Azure if you haven't already,</text:span></text:a><text:span text:style-name="T13"> </text:span><text:a xlink:type="simple" xlink:href="https://app.pluralsight.com/course-player?clipId=3b0fa9a2-665b-4248-ac44-d8504226040a&amp;startTime=80.94" office:target-frame-name="psplayer" xlink:show="replace" text:style-name="Internet_20_link" text:visited-style-name="Visited_20_Internet_20_Link"><text:span text:style-name="T11">and if you have multiple Azure subscriptions,</text:span></text:a><text:span text:style-name="T13"> </text:span><text:a xlink:type="simple" xlink:href="https://app.pluralsight.com/course-player?clipId=3b0fa9a2-665b-4248-ac44-d8504226040a&amp;startTime=83.7" office:target-frame-name="psplayer" xlink:show="replace" text:style-name="Internet_20_link" text:visited-style-name="Visited_20_Internet_20_Link"><text:span text:style-name="T11">be sure to call az account set to select the one you want to use, as you can</text:span></text:a><text:span text:style-name="T13"> </text:span><text:a xlink:type="simple" xlink:href="https://app.pluralsight.com/course-player?clipId=3b0fa9a2-665b-4248-ac44-d8504226040a&amp;startTime=89.07" office:target-frame-name="psplayer" xlink:show="replace" text:style-name="Internet_20_link" text:visited-style-name="Visited_20_Internet_20_Link"><text:span text:style-name="T11">see with this example. I've already done this, so let's move on. Next, I'm</text:span></text:a><text:span text:style-name="T13"> </text:span><text:a xlink:type="simple" xlink:href="https://app.pluralsight.com/course-player?clipId=3b0fa9a2-665b-4248-ac44-d8504226040a&amp;startTime=94.98" office:target-frame-name="psplayer" xlink:show="replace" text:style-name="Internet_20_link" text:visited-style-name="Visited_20_Internet_20_Link"><text:span text:style-name="T11">declaring a few variables that we'll need. My Azure RESOURCEGROUP, which</text:span></text:a><text:span text:style-name="T13"> </text:span><text:a xlink:type="simple" xlink:href="https://app.pluralsight.com/course-player?clipId=3b0fa9a2-665b-4248-ac44-d8504226040a&amp;startTime=100.02" office:target-frame-name="psplayer" xlink:show="replace" text:style-name="Internet_20_link" text:visited-style-name="Visited_20_Internet_20_Link"><text:span text:style-name="T11">will contain all of the Azure resources I'm creating, will be called</text:span></text:a><text:span text:style-name="T13"> </text:span><text:a xlink:type="simple" xlink:href="https://app.pluralsight.com/course-player?clipId=3b0fa9a2-665b-4248-ac44-d8504226040a&amp;startTime=104.08" office:target-frame-name="psplayer" xlink:show="replace" text:style-name="Internet_20_link" text:visited-style-name="Visited_20_Internet_20_Link"><text:span text:style-name="T11">globoticket‑dapr; and I've chosen the Azure westeurope region, as that's</text:span></text:a><text:span text:style-name="T13"> </text:span><text:a xlink:type="simple" xlink:href="https://app.pluralsight.com/course-player?clipId=3b0fa9a2-665b-4248-ac44-d8504226040a&amp;startTime=109.68" office:target-frame-name="psplayer" xlink:show="replace" text:style-name="Internet_20_link" text:visited-style-name="Visited_20_Internet_20_Link"><text:span text:style-name="T11">near to where I live; and I'm going to use globoticketdapr as the name for</text:span></text:a><text:span text:style-name="T13"> </text:span><text:a xlink:type="simple" xlink:href="https://app.pluralsight.com/course-player?clipId=3b0fa9a2-665b-4248-ac44-d8504226040a&amp;startTime=115.39" office:target-frame-name="psplayer" xlink:show="replace" text:style-name="Internet_20_link" text:visited-style-name="Visited_20_Internet_20_Link"><text:span text:style-name="T11">my AKS cluster.</text:span></text:a><text:span text:style-name="T13"> </text:span><text:a xlink:type="simple" xlink:href="https://app.pluralsight.com/course-player?clipId=3b0fa9a2-665b-4248-ac44-d8504226040a&amp;startTime=117.44" office:target-frame-name="psplayer" xlink:show="replace" text:style-name="Internet_20_link" text:visited-style-name="Visited_20_Internet_20_Link"><text:span text:style-name="T11">Now I'm going to run these in my PowerShell session, as we're going to be using</text:span></text:a><text:span text:style-name="T13"> </text:span><text:a xlink:type="simple" xlink:href="https://app.pluralsight.com/course-player?clipId=3b0fa9a2-665b-4248-ac44-d8504226040a&amp;startTime=121.77" office:target-frame-name="psplayer" xlink:show="replace" text:style-name="Internet_20_link" text:visited-style-name="Visited_20_Internet_20_Link"><text:span text:style-name="T11">them for some later commands. And I'm making use of a nice feature in Visual</text:span></text:a><text:span text:style-name="T13"> </text:span><text:a xlink:type="simple" xlink:href="https://app.pluralsight.com/course-player?clipId=3b0fa9a2-665b-4248-ac44-d8504226040a&amp;startTime=126.55" office:target-frame-name="psplayer" xlink:show="replace" text:style-name="Internet_20_link" text:visited-style-name="Visited_20_Internet_20_Link"><text:span text:style-name="T11">Studio Code where I can just press F8, and the lines that I've got selected</text:span></text:a><text:span text:style-name="T13"> </text:span><text:a xlink:type="simple" xlink:href="https://app.pluralsight.com/course-player?clipId=3b0fa9a2-665b-4248-ac44-d8504226040a&amp;startTime=131.68" office:target-frame-name="psplayer" xlink:show="replace" text:style-name="Internet_20_link" text:visited-style-name="Visited_20_Internet_20_Link"><text:span text:style-name="T11">will get sent into my PowerShell terminal.</text:span></text:a><text:span text:style-name="T13"> </text:span><text:a xlink:type="simple" xlink:href="https://app.pluralsight.com/course-player?clipId=3b0fa9a2-665b-4248-ac44-d8504226040a&amp;startTime=134.84" office:target-frame-name="psplayer" xlink:show="replace" text:style-name="Internet_20_link" text:visited-style-name="Visited_20_Internet_20_Link"><text:span text:style-name="T11">Now let's look at the commands that create the Azure resources. I've</text:span></text:a><text:span text:style-name="T13"> </text:span><text:a xlink:type="simple" xlink:href="https://app.pluralsight.com/course-player?clipId=3b0fa9a2-665b-4248-ac44-d8504226040a&amp;startTime=139.08" office:target-frame-name="psplayer" xlink:show="replace" text:style-name="Internet_20_link" text:visited-style-name="Visited_20_Internet_20_Link"><text:span text:style-name="T11">actually already created these in Azure with the names that I want, so I</text:span></text:a><text:span text:style-name="T13"> </text:span><text:a xlink:type="simple" xlink:href="https://app.pluralsight.com/course-player?clipId=3b0fa9a2-665b-4248-ac44-d8504226040a&amp;startTime=143.8" office:target-frame-name="psplayer" xlink:show="replace" text:style-name="Internet_20_link" text:visited-style-name="Visited_20_Internet_20_Link"><text:span text:style-name="T11">don't need to run these commands again, but I will show you what each one</text:span></text:a><text:span text:style-name="T13"> </text:span><text:a xlink:type="simple" xlink:href="https://app.pluralsight.com/course-player?clipId=3b0fa9a2-665b-4248-ac44-d8504226040a&amp;startTime=147.19" office:target-frame-name="psplayer" xlink:show="replace" text:style-name="Internet_20_link" text:visited-style-name="Visited_20_Internet_20_Link"><text:span text:style-name="T11">does. First I create the RESOURCEGROUP with az group create with the name</text:span></text:a><text:span text:style-name="T13"> </text:span><text:a xlink:type="simple" xlink:href="https://app.pluralsight.com/course-player?clipId=3b0fa9a2-665b-4248-ac44-d8504226040a&amp;startTime=153.22" office:target-frame-name="psplayer" xlink:show="replace" text:style-name="Internet_20_link" text:visited-style-name="Visited_20_Internet_20_Link"><text:span text:style-name="T11">and location I've chosen.</text:span></text:a><text:span text:style-name="T13"> </text:span><text:a xlink:type="simple" xlink:href="https://app.pluralsight.com/course-player?clipId=3b0fa9a2-665b-4248-ac44-d8504226040a&amp;startTime=155.44" office:target-frame-name="psplayer" xlink:show="replace" text:style-name="Internet_20_link" text:visited-style-name="Visited_20_Internet_20_Link"><text:span text:style-name="T11">I can run this one again, and it will do nothing</text:span></text:a><text:span text:style-name="T13"> </text:span><text:a xlink:type="simple" xlink:href="https://app.pluralsight.com/course-player?clipId=3b0fa9a2-665b-4248-ac44-d8504226040a&amp;startTime=158.04" office:target-frame-name="psplayer" xlink:show="replace" text:style-name="Internet_20_link" text:visited-style-name="Visited_20_Internet_20_Link"><text:span text:style-name="T11">because the group already exists.</text:span></text:a><text:span text:style-name="T13"> </text:span><text:a xlink:type="simple" xlink:href="https://app.pluralsight.com/course-player?clipId=3b0fa9a2-665b-4248-ac44-d8504226040a&amp;startTime=160.74" office:target-frame-name="psplayer" xlink:show="replace" text:style-name="Internet_20_link" text:visited-style-name="Visited_20_Internet_20_Link"><text:span text:style-name="T11">Then I create the AKS cluster using the az aks create command, and I'm</text:span></text:a><text:span text:style-name="T13"> </text:span><text:a xlink:type="simple" xlink:href="https://app.pluralsight.com/course-player?clipId=3b0fa9a2-665b-4248-ac44-d8504226040a&amp;startTime=167.31" office:target-frame-name="psplayer" xlink:show="replace" text:style-name="Internet_20_link" text:visited-style-name="Visited_20_Internet_20_Link"><text:span text:style-name="T11">putting it inside my RESOURCEGROUP with the name that I've chosen. To</text:span></text:a><text:span text:style-name="T13"> </text:span><text:a xlink:type="simple" xlink:href="https://app.pluralsight.com/course-player?clipId=3b0fa9a2-665b-4248-ac44-d8504226040a&amp;startTime=172.1" office:target-frame-name="psplayer" xlink:show="replace" text:style-name="Internet_20_link" text:visited-style-name="Visited_20_Internet_20_Link"><text:span text:style-name="T11">keep costs down, I've specified an initial node‑count of just 1 node,</text:span></text:a><text:span text:style-name="T13"> </text:span><text:a xlink:type="simple" xlink:href="https://app.pluralsight.com/course-player?clipId=3b0fa9a2-665b-4248-ac44-d8504226040a&amp;startTime=177.54" office:target-frame-name="psplayer" xlink:show="replace" text:style-name="Internet_20_link" text:visited-style-name="Visited_20_Internet_20_Link"><text:span text:style-name="T11">and I've also chosen to enable the http_application_routing add‑on and</text:span></text:a><text:span text:style-name="T13"> </text:span><text:a xlink:type="simple" xlink:href="https://app.pluralsight.com/course-player?clipId=3b0fa9a2-665b-4248-ac44-d8504226040a&amp;startTime=182.73" office:target-frame-name="psplayer" xlink:show="replace" text:style-name="Internet_20_link" text:visited-style-name="Visited_20_Internet_20_Link"><text:span text:style-name="T11">to generate ssh keys.</text:span></text:a><text:span text:style-name="T13"> </text:span><text:a xlink:type="simple" xlink:href="https://app.pluralsight.com/course-player?clipId=3b0fa9a2-665b-4248-ac44-d8504226040a&amp;startTime=185.54" office:target-frame-name="psplayer" xlink:show="replace" text:style-name="Internet_20_link" text:visited-style-name="Visited_20_Internet_20_Link"><text:span text:style-name="T11">The next command, az aks get‑credentials, will update my local</text:span></text:a><text:span text:style-name="T13"> </text:span><text:a xlink:type="simple" xlink:href="https://app.pluralsight.com/course-player?clipId=3b0fa9a2-665b-4248-ac44-d8504226040a&amp;startTime=190.72" office:target-frame-name="psplayer" xlink:show="replace" text:style-name="Internet_20_link" text:visited-style-name="Visited_20_Internet_20_Link"><text:span text:style-name="T11">kubectl configuration file to allow me to use the kubectl CLI tool to</text:span></text:a><text:span text:style-name="T13"> </text:span><text:a xlink:type="simple" xlink:href="https://app.pluralsight.com/course-player?clipId=3b0fa9a2-665b-4248-ac44-d8504226040a&amp;startTime=196.73" office:target-frame-name="psplayer" xlink:show="replace" text:style-name="Internet_20_link" text:visited-style-name="Visited_20_Internet_20_Link"><text:span text:style-name="T11">manage this cluster. I've said that I want to overwrite any existing</text:span></text:a><text:span text:style-name="T13"> </text:span><text:a xlink:type="simple" xlink:href="https://app.pluralsight.com/course-player?clipId=3b0fa9a2-665b-4248-ac44-d8504226040a&amp;startTime=201.26" office:target-frame-name="psplayer" xlink:show="replace" text:style-name="Internet_20_link" text:visited-style-name="Visited_20_Internet_20_Link"><text:span text:style-name="T11">entries for this AKS cluster name.</text:span></text:a><text:span text:style-name="T13"> </text:span><text:a xlink:type="simple" xlink:href="https://app.pluralsight.com/course-player?clipId=3b0fa9a2-665b-4248-ac44-d8504226040a&amp;startTime=204.64" office:target-frame-name="psplayer" xlink:show="replace" text:style-name="Internet_20_link" text:visited-style-name="Visited_20_Internet_20_Link"><text:span text:style-name="T11">Let's run this command to ensure that my kubectl context is set up correctly.</text:span></text:a><text:span text:style-name="T13"> </text:span><text:a xlink:type="simple" xlink:href="https://app.pluralsight.com/course-player?clipId=3b0fa9a2-665b-4248-ac44-d8504226040a&amp;startTime=210.04" office:target-frame-name="psplayer" xlink:show="replace" text:style-name="Internet_20_link" text:visited-style-name="Visited_20_Internet_20_Link"><text:span text:style-name="T11">If I now call kubectl config current‑context,</text:span></text:a><text:span text:style-name="T13"> </text:span><text:a xlink:type="simple" xlink:href="https://app.pluralsight.com/course-player?clipId=3b0fa9a2-665b-4248-ac44-d8504226040a&amp;startTime=214.07" office:target-frame-name="psplayer" xlink:show="replace" text:style-name="Internet_20_link" text:visited-style-name="Visited_20_Internet_20_Link"><text:span text:style-name="T11">we can see that the current context is now pointing at my</text:span></text:a><text:span text:style-name="T13"> </text:span><text:a xlink:type="simple" xlink:href="https://app.pluralsight.com/course-player?clipId=3b0fa9a2-665b-4248-ac44-d8504226040a&amp;startTime=217.61" office:target-frame-name="psplayer" xlink:show="replace" text:style-name="Internet_20_link" text:visited-style-name="Visited_20_Internet_20_Link"><text:span text:style-name="T11">GloboTicket cluster. By the way, kubectl is of course the</text:span></text:a><text:span text:style-name="T13"> </text:span><text:a xlink:type="simple" xlink:href="https://app.pluralsight.com/course-player?clipId=3b0fa9a2-665b-4248-ac44-d8504226040a&amp;startTime=222" office:target-frame-name="psplayer" xlink:show="replace" text:style-name="Internet_20_link" text:visited-style-name="Visited_20_Internet_20_Link"><text:span text:style-name="T11">standard command line tool for managing a Kubernetes cluster,</text:span></text:a><text:span text:style-name="T13"> </text:span><text:a xlink:type="simple" xlink:href="https://app.pluralsight.com/course-player?clipId=3b0fa9a2-665b-4248-ac44-d8504226040a&amp;startTime=226.34" office:target-frame-name="psplayer" xlink:show="replace" text:style-name="Internet_20_link" text:visited-style-name="Visited_20_Internet_20_Link"><text:span text:style-name="T11">and if you've used Kubernetes before,</text:span></text:a><text:span text:style-name="T13"> </text:span><text:a xlink:type="simple" xlink:href="https://app.pluralsight.com/course-player?clipId=3b0fa9a2-665b-4248-ac44-d8504226040a&amp;startTime=228.49" office:target-frame-name="psplayer" xlink:show="replace" text:style-name="Internet_20_link" text:visited-style-name="Visited_20_Internet_20_Link"><text:span text:style-name="T11">you'll be very familiar with it. Conveniently, if you've installed</text:span></text:a><text:span text:style-name="T13"> </text:span><text:a xlink:type="simple" xlink:href="https://app.pluralsight.com/course-player?clipId=3b0fa9a2-665b-4248-ac44-d8504226040a&amp;startTime=232.73" office:target-frame-name="psplayer" xlink:show="replace" text:style-name="Internet_20_link" text:visited-style-name="Visited_20_Internet_20_Link"><text:span text:style-name="T11">Docker Desktop, then kubectl will be automatically available to</text:span></text:a><text:span text:style-name="T13"> </text:span><text:a xlink:type="simple" xlink:href="https://app.pluralsight.com/course-player?clipId=3b0fa9a2-665b-4248-ac44-d8504226040a&amp;startTime=236.97" office:target-frame-name="psplayer" xlink:show="replace" text:style-name="Internet_20_link" text:visited-style-name="Visited_20_Internet_20_Link"><text:span text:style-name="T11">you, but you can install it separately.</text:span></text:a><text:span text:style-name="T13"> </text:span><text:a xlink:type="simple" xlink:href="https://app.pluralsight.com/course-player?clipId=3b0fa9a2-665b-4248-ac44-d8504226040a&amp;startTime=239.84" office:target-frame-name="psplayer" xlink:show="replace" text:style-name="Internet_20_link" text:visited-style-name="Visited_20_Internet_20_Link"><text:span text:style-name="T11">There are two other Azure resources that GloboTicket depends on.</text:span></text:a><text:span text:style-name="T13"> </text:span><text:a xlink:type="simple" xlink:href="https://app.pluralsight.com/course-player?clipId=3b0fa9a2-665b-4248-ac44-d8504226040a&amp;startTime=243.69" office:target-frame-name="psplayer" xlink:show="replace" text:style-name="Internet_20_link" text:visited-style-name="Visited_20_Internet_20_Link"><text:span text:style-name="T11">The first is a storage account that's going to be used for the</text:span></text:a><text:span text:style-name="T13"> </text:span><text:a xlink:type="simple" xlink:href="https://app.pluralsight.com/course-player?clipId=3b0fa9a2-665b-4248-ac44-d8504226040a&amp;startTime=247.53" office:target-frame-name="psplayer" xlink:show="replace" text:style-name="Internet_20_link" text:visited-style-name="Visited_20_Internet_20_Link"><text:span text:style-name="T11">Dapr state store building block.</text:span></text:a><text:span text:style-name="T13"> </text:span><text:a xlink:type="simple" xlink:href="https://app.pluralsight.com/course-player?clipId=3b0fa9a2-665b-4248-ac44-d8504226040a&amp;startTime=250.64" office:target-frame-name="psplayer" xlink:show="replace" text:style-name="Internet_20_link" text:visited-style-name="Visited_20_Internet_20_Link"><text:span text:style-name="T11">It needs a name, and this has to be unique across</text:span></text:a><text:span text:style-name="T13"> </text:span><text:a xlink:type="simple" xlink:href="https://app.pluralsight.com/course-player?clipId=3b0fa9a2-665b-4248-ac44-d8504226040a&amp;startTime=253.72" office:target-frame-name="psplayer" xlink:show="replace" text:style-name="Internet_20_link" text:visited-style-name="Visited_20_Internet_20_Link"><text:span text:style-name="T11">Azure, so if you're following along, you'll have to pick your own name here.</text:span></text:a><text:span text:style-name="T13"> </text:span><text:a xlink:type="simple" xlink:href="https://app.pluralsight.com/course-player?clipId=3b0fa9a2-665b-4248-ac44-d8504226040a&amp;startTime=258.24" office:target-frame-name="psplayer" xlink:show="replace" text:style-name="Internet_20_link" text:visited-style-name="Visited_20_Internet_20_Link"><text:span text:style-name="T11">I've called mine globoticketstate. I then create the storage account with</text:span></text:a><text:span text:style-name="T13"> </text:span><text:a xlink:type="simple" xlink:href="https://app.pluralsight.com/course-player?clipId=3b0fa9a2-665b-4248-ac44-d8504226040a&amp;startTime=263.53" office:target-frame-name="psplayer" xlink:show="replace" text:style-name="Internet_20_link" text:visited-style-name="Visited_20_Internet_20_Link"><text:span text:style-name="T11">az storage account create, specifying the account name,</text:span></text:a><text:span text:style-name="T13"> </text:span><text:a xlink:type="simple" xlink:href="https://app.pluralsight.com/course-player?clipId=3b0fa9a2-665b-4248-ac44-d8504226040a&amp;startTime=268.14" office:target-frame-name="psplayer" xlink:show="replace" text:style-name="Internet_20_link" text:visited-style-name="Visited_20_Internet_20_Link"><text:span text:style-name="T11">the resource group and location to put it in, and what pricing tier I want,</text:span></text:a><text:span text:style-name="T13"> </text:span><text:a xlink:type="simple" xlink:href="https://app.pluralsight.com/course-player?clipId=3b0fa9a2-665b-4248-ac44-d8504226040a&amp;startTime=273.24" office:target-frame-name="psplayer" xlink:show="replace" text:style-name="Internet_20_link" text:visited-style-name="Visited_20_Internet_20_Link"><text:span text:style-name="T11">and I've chosen the Standard_LRS. Again, I don't need to run this now</text:span></text:a><text:span text:style-name="T13"> </text:span><text:a xlink:type="simple" xlink:href="https://app.pluralsight.com/course-player?clipId=3b0fa9a2-665b-4248-ac44-d8504226040a&amp;startTime=278.17" office:target-frame-name="psplayer" xlink:show="replace" text:style-name="Internet_20_link" text:visited-style-name="Visited_20_Internet_20_Link"><text:span text:style-name="T11">because I've already created my storage account.</text:span></text:a><text:span text:style-name="T13"> </text:span><text:a xlink:type="simple" xlink:href="https://app.pluralsight.com/course-player?clipId=3b0fa9a2-665b-4248-ac44-d8504226040a&amp;startTime=281.94" office:target-frame-name="psplayer" xlink:show="replace" text:style-name="Internet_20_link" text:visited-style-name="Visited_20_Internet_20_Link"><text:span text:style-name="T11">The next two commands you see here are how I can get the storage account</text:span></text:a><text:span text:style-name="T13"> </text:span><text:a xlink:type="simple" xlink:href="https://app.pluralsight.com/course-player?clipId=3b0fa9a2-665b-4248-ac44-d8504226040a&amp;startTime=285.98" office:target-frame-name="psplayer" xlink:show="replace" text:style-name="Internet_20_link" text:visited-style-name="Visited_20_Internet_20_Link"><text:span text:style-name="T11">connection string and key. We're going to need the account key for one of</text:span></text:a><text:span text:style-name="T13"> </text:span><text:a xlink:type="simple" xlink:href="https://app.pluralsight.com/course-player?clipId=3b0fa9a2-665b-4248-ac44-d8504226040a&amp;startTime=290.31" office:target-frame-name="psplayer" xlink:show="replace" text:style-name="Internet_20_link" text:visited-style-name="Visited_20_Internet_20_Link"><text:span text:style-name="T11">the secrets later on, and in order to call the next command, we need to set</text:span></text:a><text:span text:style-name="T13"> </text:span><text:a xlink:type="simple" xlink:href="https://app.pluralsight.com/course-player?clipId=3b0fa9a2-665b-4248-ac44-d8504226040a&amp;startTime=295.54" office:target-frame-name="psplayer" xlink:show="replace" text:style-name="Internet_20_link" text:visited-style-name="Visited_20_Internet_20_Link"><text:span text:style-name="T11">up an environment variable called AZURE_STORAGE_CONNECTION_STRING, and I'm</text:span></text:a><text:span text:style-name="T13"> </text:span><text:a xlink:type="simple" xlink:href="https://app.pluralsight.com/course-player?clipId=3b0fa9a2-665b-4248-ac44-d8504226040a&amp;startTime=300.16" office:target-frame-name="psplayer" xlink:show="replace" text:style-name="Internet_20_link" text:visited-style-name="Visited_20_Internet_20_Link"><text:span text:style-name="T11">setting that up to use the STORAGE_CONNECTION_STRING that we just retrieved,</text:span></text:a><text:span text:style-name="T13"> </text:span><text:a xlink:type="simple" xlink:href="https://app.pluralsight.com/course-player?clipId=3b0fa9a2-665b-4248-ac44-d8504226040a&amp;startTime=304.49" office:target-frame-name="psplayer" xlink:show="replace" text:style-name="Internet_20_link" text:visited-style-name="Visited_20_Internet_20_Link"><text:span text:style-name="T11">and this allows me to create an Azure Blob storage container inside the</text:span></text:a><text:span text:style-name="T13"> </text:span><text:a xlink:type="simple" xlink:href="https://app.pluralsight.com/course-player?clipId=3b0fa9a2-665b-4248-ac44-d8504226040a&amp;startTime=309.6" office:target-frame-name="psplayer" xlink:show="replace" text:style-name="Internet_20_link" text:visited-style-name="Visited_20_Internet_20_Link"><text:span text:style-name="T11">storage account, and this container is going to be used by the Dapr state</text:span></text:a><text:span text:style-name="T13"> </text:span><text:a xlink:type="simple" xlink:href="https://app.pluralsight.com/course-player?clipId=3b0fa9a2-665b-4248-ac44-d8504226040a&amp;startTime=313.82" office:target-frame-name="psplayer" xlink:show="replace" text:style-name="Internet_20_link" text:visited-style-name="Visited_20_Internet_20_Link"><text:span text:style-name="T11">store.</text:span></text:a><text:span text:style-name="T13"> </text:span><text:a xlink:type="simple" xlink:href="https://app.pluralsight.com/course-player?clipId=3b0fa9a2-665b-4248-ac44-d8504226040a&amp;startTime=314.84" office:target-frame-name="psplayer" xlink:show="replace" text:style-name="Internet_20_link" text:visited-style-name="Visited_20_Internet_20_Link"><text:span text:style-name="T11">I've already done this, but here you can see the az</text:span></text:a><text:span text:style-name="T13"> </text:span><text:a xlink:type="simple" xlink:href="https://app.pluralsight.com/course-player?clipId=3b0fa9a2-665b-4248-ac44-d8504226040a&amp;startTime=317.8" office:target-frame-name="psplayer" xlink:show="replace" text:style-name="Internet_20_link" text:visited-style-name="Visited_20_Internet_20_Link"><text:span text:style-name="T11">storage container create command that I used to create a</text:span></text:a><text:span text:style-name="T13"> </text:span><text:a xlink:type="simple" xlink:href="https://app.pluralsight.com/course-player?clipId=3b0fa9a2-665b-4248-ac44-d8504226040a&amp;startTime=321.41" office:target-frame-name="psplayer" xlink:show="replace" text:style-name="Internet_20_link" text:visited-style-name="Visited_20_Internet_20_Link"><text:span text:style-name="T11">container with the name statestore.</text:span></text:a><text:span text:style-name="T13"> </text:span><text:a xlink:type="simple" xlink:href="https://app.pluralsight.com/course-player?clipId=3b0fa9a2-665b-4248-ac44-d8504226040a&amp;startTime=324.64" office:target-frame-name="psplayer" xlink:show="replace" text:style-name="Internet_20_link" text:visited-style-name="Visited_20_Internet_20_Link"><text:span text:style-name="T11">There's one final Azure resource we need to create, our Dapr pub/sub</text:span></text:a><text:span text:style-name="T13"> </text:span><text:a xlink:type="simple" xlink:href="https://app.pluralsight.com/course-player?clipId=3b0fa9a2-665b-4248-ac44-d8504226040a&amp;startTime=329.7" office:target-frame-name="psplayer" xlink:show="replace" text:style-name="Internet_20_link" text:visited-style-name="Visited_20_Internet_20_Link"><text:span text:style-name="T11">component is going to use an Azure Service Bus namespace, so I've picked</text:span></text:a><text:span text:style-name="T13"> </text:span><text:a xlink:type="simple" xlink:href="https://app.pluralsight.com/course-player?clipId=3b0fa9a2-665b-4248-ac44-d8504226040a&amp;startTime=334.93" office:target-frame-name="psplayer" xlink:show="replace" text:style-name="Internet_20_link" text:visited-style-name="Visited_20_Internet_20_Link"><text:span text:style-name="T11">a name for that, globoticketpubsub, and again,</text:span></text:a><text:span text:style-name="T13"> </text:span><text:a xlink:type="simple" xlink:href="https://app.pluralsight.com/course-player?clipId=3b0fa9a2-665b-4248-ac44-d8504226040a&amp;startTime=338.87" office:target-frame-name="psplayer" xlink:show="replace" text:style-name="Internet_20_link" text:visited-style-name="Visited_20_Internet_20_Link"><text:span text:style-name="T11">if you're following along, you'll need to provide your own unique name here.</text:span></text:a><text:span text:style-name="T13"> </text:span><text:a xlink:type="simple" xlink:href="https://app.pluralsight.com/course-player?clipId=3b0fa9a2-665b-4248-ac44-d8504226040a&amp;startTime=343.24" office:target-frame-name="psplayer" xlink:show="replace" text:style-name="Internet_20_link" text:visited-style-name="Visited_20_Internet_20_Link"><text:span text:style-name="T11">The command to create the namespace is az servicebus</text:span></text:a><text:span text:style-name="T13"> </text:span><text:a xlink:type="simple" xlink:href="https://app.pluralsight.com/course-player?clipId=3b0fa9a2-665b-4248-ac44-d8504226040a&amp;startTime=347.08" office:target-frame-name="psplayer" xlink:show="replace" text:style-name="Internet_20_link" text:visited-style-name="Visited_20_Internet_20_Link"><text:span text:style-name="T11">namespace create, and I pass in the name,</text:span></text:a><text:span text:style-name="T13"> </text:span><text:a xlink:type="simple" xlink:href="https://app.pluralsight.com/course-player?clipId=3b0fa9a2-665b-4248-ac44-d8504226040a&amp;startTime=350.64" office:target-frame-name="psplayer" xlink:show="replace" text:style-name="Internet_20_link" text:visited-style-name="Visited_20_Internet_20_Link"><text:span text:style-name="T11">the resource group and the location to put it in, as well as</text:span></text:a><text:span text:style-name="T13"> </text:span><text:a xlink:type="simple" xlink:href="https://app.pluralsight.com/course-player?clipId=3b0fa9a2-665b-4248-ac44-d8504226040a&amp;startTime=354.37" office:target-frame-name="psplayer" xlink:show="replace" text:style-name="Internet_20_link" text:visited-style-name="Visited_20_Internet_20_Link"><text:span text:style-name="T11">the pricing tier I want, which is Standard.</text:span></text:a><text:span text:style-name="T13"> </text:span><text:a xlink:type="simple" xlink:href="https://app.pluralsight.com/course-player?clipId=3b0fa9a2-665b-4248-ac44-d8504226040a&amp;startTime=357.94" office:target-frame-name="psplayer" xlink:show="replace" text:style-name="Internet_20_link" text:visited-style-name="Visited_20_Internet_20_Link"><text:span text:style-name="T11">Next, I need to retrieve the service bus connection string,</text:span></text:a><text:span text:style-name="T13"> </text:span><text:a xlink:type="simple" xlink:href="https://app.pluralsight.com/course-player?clipId=3b0fa9a2-665b-4248-ac44-d8504226040a&amp;startTime=361.42" office:target-frame-name="psplayer" xlink:show="replace" text:style-name="Internet_20_link" text:visited-style-name="Visited_20_Internet_20_Link"><text:span text:style-name="T11">which is a bit trickier, but this az servicebus namespace</text:span></text:a><text:span text:style-name="T13"> </text:span><text:a xlink:type="simple" xlink:href="https://app.pluralsight.com/course-player?clipId=3b0fa9a2-665b-4248-ac44-d8504226040a&amp;startTime=366.1" office:target-frame-name="psplayer" xlink:show="replace" text:style-name="Internet_20_link" text:visited-style-name="Visited_20_Internet_20_Link"><text:span text:style-name="T11">authorization‑rule keys list command can find it for us.</text:span></text:a><text:span text:style-name="T13"> </text:span><text:a xlink:type="simple" xlink:href="https://app.pluralsight.com/course-player?clipId=3b0fa9a2-665b-4248-ac44-d8504226040a&amp;startTime=371.34" office:target-frame-name="psplayer" xlink:show="replace" text:style-name="Internet_20_link" text:visited-style-name="Visited_20_Internet_20_Link"><text:span text:style-name="T11">I'm </text:span></text:a><text:soft-page-break/><text:a xlink:type="simple" xlink:href="https://app.pluralsight.com/course-player?clipId=3b0fa9a2-665b-4248-ac44-d8504226040a&amp;startTime=371.34" office:target-frame-name="psplayer" xlink:show="replace" text:style-name="Internet_20_link" text:visited-style-name="Visited_20_Internet_20_Link"><text:span text:style-name="T11">saying that I want the RootManageSharedAccessKey, and I'm filtering</text:span></text:a><text:span text:style-name="T13"> </text:span><text:a xlink:type="simple" xlink:href="https://app.pluralsight.com/course-player?clipId=3b0fa9a2-665b-4248-ac44-d8504226040a&amp;startTime=376.22" office:target-frame-name="psplayer" xlink:show="replace" text:style-name="Internet_20_link" text:visited-style-name="Visited_20_Internet_20_Link"><text:span text:style-name="T11">to just get the primaryConnectionString, and again,</text:span></text:a><text:span text:style-name="T13"> </text:span><text:a xlink:type="simple" xlink:href="https://app.pluralsight.com/course-player?clipId=3b0fa9a2-665b-4248-ac44-d8504226040a&amp;startTime=379.77" office:target-frame-name="psplayer" xlink:show="replace" text:style-name="Internet_20_link" text:visited-style-name="Visited_20_Internet_20_Link"><text:span text:style-name="T11">this is because we're going to use this in a secret later on. Now I</text:span></text:a><text:span text:style-name="T13"> </text:span><text:a xlink:type="simple" xlink:href="https://app.pluralsight.com/course-player?clipId=3b0fa9a2-665b-4248-ac44-d8504226040a&amp;startTime=384.31" office:target-frame-name="psplayer" xlink:show="replace" text:style-name="Internet_20_link" text:visited-style-name="Visited_20_Internet_20_Link"><text:span text:style-name="T11">appreciate that if you've not done a lot with Azure,</text:span></text:a><text:span text:style-name="T13"> </text:span><text:a xlink:type="simple" xlink:href="https://app.pluralsight.com/course-player?clipId=3b0fa9a2-665b-4248-ac44-d8504226040a&amp;startTime=386.95" office:target-frame-name="psplayer" xlink:show="replace" text:style-name="Internet_20_link" text:visited-style-name="Visited_20_Internet_20_Link"><text:span text:style-name="T11">then maybe some of that went a bit over your head, but don't worry, as</text:span></text:a><text:span text:style-name="T13"> </text:span><text:a xlink:type="simple" xlink:href="https://app.pluralsight.com/course-player?clipId=3b0fa9a2-665b-4248-ac44-d8504226040a&amp;startTime=390.49" office:target-frame-name="psplayer" xlink:show="replace" text:style-name="Internet_20_link" text:visited-style-name="Visited_20_Internet_20_Link"><text:span text:style-name="T11">none of this is necessary to use Dapr. You can work with the cloud</text:span></text:a><text:span text:style-name="T13"> </text:span><text:a xlink:type="simple" xlink:href="https://app.pluralsight.com/course-player?clipId=3b0fa9a2-665b-4248-ac44-d8504226040a&amp;startTime=394.95" office:target-frame-name="psplayer" xlink:show="replace" text:style-name="Internet_20_link" text:visited-style-name="Visited_20_Internet_20_Link"><text:span text:style-name="T11">providers and tools that you're most familiar with and create your own</text:span></text:a><text:span text:style-name="T13"> </text:span><text:a xlink:type="simple" xlink:href="https://app.pluralsight.com/course-player?clipId=3b0fa9a2-665b-4248-ac44-d8504226040a&amp;startTime=399.09" office:target-frame-name="psplayer" xlink:show="replace" text:style-name="Internet_20_link" text:visited-style-name="Visited_20_Internet_20_Link"><text:span text:style-name="T11">Kubernetes cluster using whatever backing services you need for the Dapr</text:span></text:a><text:span text:style-name="T13"> </text:span><text:a xlink:type="simple" xlink:href="https://app.pluralsight.com/course-player?clipId=3b0fa9a2-665b-4248-ac44-d8504226040a&amp;startTime=403.73" office:target-frame-name="psplayer" xlink:show="replace" text:style-name="Internet_20_link" text:visited-style-name="Visited_20_Internet_20_Link"><text:span text:style-name="T11">components that you're using.</text:span></text:a><text:span text:style-name="T13"> </text:span><text:a xlink:type="simple" xlink:href="https://app.pluralsight.com/course-player?clipId=3b0fa9a2-665b-4248-ac44-d8504226040a&amp;startTime=405.84" office:target-frame-name="psplayer" xlink:show="replace" text:style-name="Internet_20_link" text:visited-style-name="Visited_20_Internet_20_Link"><text:span text:style-name="T11">But now that I've shown you how I created my Kubernetes cluster in Azure,</text:span></text:a><text:span text:style-name="T13"> </text:span><text:a xlink:type="simple" xlink:href="https://app.pluralsight.com/course-player?clipId=3b0fa9a2-665b-4248-ac44-d8504226040a&amp;startTime=410.25" office:target-frame-name="psplayer" xlink:show="replace" text:style-name="Internet_20_link" text:visited-style-name="Visited_20_Internet_20_Link"><text:span text:style-name="T11">along with the backing services for the Dapr components,</text:span></text:a><text:span text:style-name="T13"> </text:span><text:a xlink:type="simple" xlink:href="https://app.pluralsight.com/course-player?clipId=3b0fa9a2-665b-4248-ac44-d8504226040a&amp;startTime=413.72" office:target-frame-name="psplayer" xlink:show="replace" text:style-name="Internet_20_link" text:visited-style-name="Visited_20_Internet_20_Link"><text:span text:style-name="T11">let me show you how we can install GloboTicket onto this Kubernetes cluster next.</text:span></text:a></text:p>
      <text:h text:style-name="P2" text:outline-level="3"><text:a xlink:type="simple" xlink:href="https://app.pluralsight.com/course-player?clipId=49bbd908-f84e-449b-a554-5588a605d9ee" office:target-frame-name="psplayer" xlink:show="replace" text:style-name="Internet_20_link" text:visited-style-name="Visited_20_Internet_20_Link"><text:span text:style-name="T11">Demo: Running on Kubernetes Part 2 - Installing GloboTicket</text:span></text:a></text:h>
      <text:p text:style-name="P5"><text:a xlink:type="simple" xlink:href="https://app.pluralsight.com/course-player?clipId=49bbd908-f84e-449b-a554-5588a605d9ee&amp;startTime=1.14" office:target-frame-name="psplayer" xlink:show="replace" text:style-name="Internet_20_link" text:visited-style-name="Visited_20_Internet_20_Link"><text:span text:style-name="T11">In the previous demo,</text:span></text:a><text:span text:style-name="T13"> </text:span><text:a xlink:type="simple" xlink:href="https://app.pluralsight.com/course-player?clipId=49bbd908-f84e-449b-a554-5588a605d9ee&amp;startTime=2.52" office:target-frame-name="psplayer" xlink:show="replace" text:style-name="Internet_20_link" text:visited-style-name="Visited_20_Internet_20_Link"><text:span text:style-name="T11">I showed you how I created my AKS cluster and updated</text:span></text:a><text:span text:style-name="T13"> </text:span><text:a xlink:type="simple" xlink:href="https://app.pluralsight.com/course-player?clipId=49bbd908-f84e-449b-a554-5588a605d9ee&amp;startTime=6.75" office:target-frame-name="psplayer" xlink:show="replace" text:style-name="Internet_20_link" text:visited-style-name="Visited_20_Internet_20_Link"><text:span text:style-name="T11">my kubectl context to point at it.</text:span></text:a><text:span text:style-name="T13"> </text:span><text:a xlink:type="simple" xlink:href="https://app.pluralsight.com/course-player?clipId=49bbd908-f84e-449b-a554-5588a605d9ee&amp;startTime=9.8" office:target-frame-name="psplayer" xlink:show="replace" text:style-name="Internet_20_link" text:visited-style-name="Visited_20_Internet_20_Link"><text:span text:style-name="T11">In this demo,</text:span></text:a><text:span text:style-name="T13"> </text:span><text:a xlink:type="simple" xlink:href="https://app.pluralsight.com/course-player?clipId=49bbd908-f84e-449b-a554-5588a605d9ee&amp;startTime=11.27" office:target-frame-name="psplayer" xlink:show="replace" text:style-name="Internet_20_link" text:visited-style-name="Visited_20_Internet_20_Link"><text:span text:style-name="T11">we're going to begin installing GloboTicket onto our Kubernetes cluster,</text:span></text:a><text:span text:style-name="T13"> </text:span><text:a xlink:type="simple" xlink:href="https://app.pluralsight.com/course-player?clipId=49bbd908-f84e-449b-a554-5588a605d9ee&amp;startTime=15.97" office:target-frame-name="psplayer" xlink:show="replace" text:style-name="Internet_20_link" text:visited-style-name="Visited_20_Internet_20_Link"><text:span text:style-name="T11">starting by initializing Dapr on Kubernetes with dapr init ‑k,</text:span></text:a><text:span text:style-name="T13"> </text:span><text:a xlink:type="simple" xlink:href="https://app.pluralsight.com/course-player?clipId=49bbd908-f84e-449b-a554-5588a605d9ee&amp;startTime=21.65" office:target-frame-name="psplayer" xlink:show="replace" text:style-name="Internet_20_link" text:visited-style-name="Visited_20_Internet_20_Link"><text:span text:style-name="T11">and we'll be building our container images and looking at the Kubernetes</text:span></text:a><text:span text:style-name="T13"> </text:span><text:a xlink:type="simple" xlink:href="https://app.pluralsight.com/course-player?clipId=49bbd908-f84e-449b-a554-5588a605d9ee&amp;startTime=26.19" office:target-frame-name="psplayer" xlink:show="replace" text:style-name="Internet_20_link" text:visited-style-name="Visited_20_Internet_20_Link"><text:span text:style-name="T11">deployment YAML files for the GloboTicket services,</text:span></text:a><text:span text:style-name="T13"> </text:span><text:a xlink:type="simple" xlink:href="https://app.pluralsight.com/course-player?clipId=49bbd908-f84e-449b-a554-5588a605d9ee&amp;startTime=30.24" office:target-frame-name="psplayer" xlink:show="replace" text:style-name="Internet_20_link" text:visited-style-name="Visited_20_Internet_20_Link"><text:span text:style-name="T11">and we'll see how they're annotated to ensure that they</text:span></text:a><text:span text:style-name="T13"> </text:span><text:a xlink:type="simple" xlink:href="https://app.pluralsight.com/course-player?clipId=49bbd908-f84e-449b-a554-5588a605d9ee&amp;startTime=33.11" office:target-frame-name="psplayer" xlink:show="replace" text:style-name="Internet_20_link" text:visited-style-name="Visited_20_Internet_20_Link"><text:span text:style-name="T11">have the Dapr sidecar injected correctly.</text:span></text:a><text:span text:style-name="T13"> </text:span><text:a xlink:type="simple" xlink:href="https://app.pluralsight.com/course-player?clipId=49bbd908-f84e-449b-a554-5588a605d9ee&amp;startTime=36.94" office:target-frame-name="psplayer" xlink:show="replace" text:style-name="Internet_20_link" text:visited-style-name="Visited_20_Internet_20_Link"><text:span text:style-name="T11">The first thing we need to do, if we haven't already, is to</text:span></text:a><text:span text:style-name="T13"> </text:span><text:a xlink:type="simple" xlink:href="https://app.pluralsight.com/course-player?clipId=49bbd908-f84e-449b-a554-5588a605d9ee&amp;startTime=39.8" office:target-frame-name="psplayer" xlink:show="replace" text:style-name="Internet_20_link" text:visited-style-name="Visited_20_Internet_20_Link"><text:span text:style-name="T11">install Dapr onto our Kubernetes cluster.</text:span></text:a><text:span text:style-name="T13"> </text:span><text:a xlink:type="simple" xlink:href="https://app.pluralsight.com/course-player?clipId=49bbd908-f84e-449b-a554-5588a605d9ee&amp;startTime=42.76" office:target-frame-name="psplayer" xlink:show="replace" text:style-name="Internet_20_link" text:visited-style-name="Visited_20_Internet_20_Link"><text:span text:style-name="T11">Because we've connected kubectl to the cluster,</text:span></text:a><text:span text:style-name="T13"> </text:span><text:a xlink:type="simple" xlink:href="https://app.pluralsight.com/course-player?clipId=49bbd908-f84e-449b-a554-5588a605d9ee&amp;startTime=45.94" office:target-frame-name="psplayer" xlink:show="replace" text:style-name="Internet_20_link" text:visited-style-name="Visited_20_Internet_20_Link"><text:span text:style-name="T11">we can just use the dapr init ‑k command,</text:span></text:a><text:span text:style-name="T13"> </text:span><text:a xlink:type="simple" xlink:href="https://app.pluralsight.com/course-player?clipId=49bbd908-f84e-449b-a554-5588a605d9ee&amp;startTime=49.53" office:target-frame-name="psplayer" xlink:show="replace" text:style-name="Internet_20_link" text:visited-style-name="Visited_20_Internet_20_Link"><text:span text:style-name="T11">which we saw in the first module of this course.</text:span></text:a><text:span text:style-name="T13"> </text:span><text:a xlink:type="simple" xlink:href="https://app.pluralsight.com/course-player?clipId=49bbd908-f84e-449b-a554-5588a605d9ee&amp;startTime=52.54" office:target-frame-name="psplayer" xlink:show="replace" text:style-name="Internet_20_link" text:visited-style-name="Visited_20_Internet_20_Link"><text:span text:style-name="T11">I've actually already installed Dapr onto my Kubernetes cluster,</text:span></text:a><text:span text:style-name="T13"> </text:span><text:a xlink:type="simple" xlink:href="https://app.pluralsight.com/course-player?clipId=49bbd908-f84e-449b-a554-5588a605d9ee&amp;startTime=56.16" office:target-frame-name="psplayer" xlink:show="replace" text:style-name="Internet_20_link" text:visited-style-name="Visited_20_Internet_20_Link"><text:span text:style-name="T11">so it will error if I call this again.</text:span></text:a><text:span text:style-name="T13"> </text:span><text:a xlink:type="simple" xlink:href="https://app.pluralsight.com/course-player?clipId=49bbd908-f84e-449b-a554-5588a605d9ee&amp;startTime=58.45" office:target-frame-name="psplayer" xlink:show="replace" text:style-name="Internet_20_link" text:visited-style-name="Visited_20_Internet_20_Link"><text:span text:style-name="T11">But I can verify that Dapr is installed correctly by calling dapr status ‑k,</text:span></text:a><text:span text:style-name="T13"> </text:span><text:a xlink:type="simple" xlink:href="https://app.pluralsight.com/course-player?clipId=49bbd908-f84e-449b-a554-5588a605d9ee&amp;startTime=65.19" office:target-frame-name="psplayer" xlink:show="replace" text:style-name="Internet_20_link" text:visited-style-name="Visited_20_Internet_20_Link"><text:span text:style-name="T11">and this shows me a summary of the Dapr containers</text:span></text:a><text:span text:style-name="T13"> </text:span><text:a xlink:type="simple" xlink:href="https://app.pluralsight.com/course-player?clipId=49bbd908-f84e-449b-a554-5588a605d9ee&amp;startTime=68.15" office:target-frame-name="psplayer" xlink:show="replace" text:style-name="Internet_20_link" text:visited-style-name="Visited_20_Internet_20_Link"><text:span text:style-name="T11">that are running on my cluster.</text:span></text:a><text:span text:style-name="T13"> </text:span><text:a xlink:type="simple" xlink:href="https://app.pluralsight.com/course-player?clipId=49bbd908-f84e-449b-a554-5588a605d9ee&amp;startTime=70.24" office:target-frame-name="psplayer" xlink:show="replace" text:style-name="Internet_20_link" text:visited-style-name="Visited_20_Internet_20_Link"><text:span text:style-name="T11">This includes the dapr‑sidecar‑injector,</text:span></text:a><text:span text:style-name="T13"> </text:span><text:a xlink:type="simple" xlink:href="https://app.pluralsight.com/course-player?clipId=49bbd908-f84e-449b-a554-5588a605d9ee&amp;startTime=73.32" office:target-frame-name="psplayer" xlink:show="replace" text:style-name="Internet_20_link" text:visited-style-name="Visited_20_Internet_20_Link"><text:span text:style-name="T11">which is the component that ensures that all of my microservices</text:span></text:a><text:span text:style-name="T13"> </text:span><text:a xlink:type="simple" xlink:href="https://app.pluralsight.com/course-player?clipId=49bbd908-f84e-449b-a554-5588a605d9ee&amp;startTime=77.02" office:target-frame-name="psplayer" xlink:show="replace" text:style-name="Internet_20_link" text:visited-style-name="Visited_20_Internet_20_Link"><text:span text:style-name="T11">have a Dapr sidecar running alongside them.</text:span></text:a><text:span text:style-name="T13"> </text:span><text:a xlink:type="simple" xlink:href="https://app.pluralsight.com/course-player?clipId=49bbd908-f84e-449b-a554-5588a605d9ee&amp;startTime=80.94" office:target-frame-name="psplayer" xlink:show="replace" text:style-name="Internet_20_link" text:visited-style-name="Visited_20_Internet_20_Link"><text:span text:style-name="T11">Now we do need to containerize our GloboTicket services.</text:span></text:a><text:span text:style-name="T13"> </text:span><text:a xlink:type="simple" xlink:href="https://app.pluralsight.com/course-player?clipId=49bbd908-f84e-449b-a554-5588a605d9ee&amp;startTime=84.39" office:target-frame-name="psplayer" xlink:show="replace" text:style-name="Internet_20_link" text:visited-style-name="Visited_20_Internet_20_Link"><text:span text:style-name="T11">The way that you containerize your application will vary depending on</text:span></text:a><text:span text:style-name="T13"> </text:span><text:a xlink:type="simple" xlink:href="https://app.pluralsight.com/course-player?clipId=49bbd908-f84e-449b-a554-5588a605d9ee&amp;startTime=88.93" office:target-frame-name="psplayer" xlink:show="replace" text:style-name="Internet_20_link" text:visited-style-name="Visited_20_Internet_20_Link"><text:span text:style-name="T11">the programming language and framework you're using.</text:span></text:a><text:span text:style-name="T13"> </text:span><text:a xlink:type="simple" xlink:href="https://app.pluralsight.com/course-player?clipId=49bbd908-f84e-449b-a554-5588a605d9ee&amp;startTime=91.61" office:target-frame-name="psplayer" xlink:show="replace" text:style-name="Internet_20_link" text:visited-style-name="Visited_20_Internet_20_Link"><text:span text:style-name="T11">But here you can see the Dockerfile for the front‑end</text:span></text:a><text:span text:style-name="T13"> </text:span><text:a xlink:type="simple" xlink:href="https://app.pluralsight.com/course-player?clipId=49bbd908-f84e-449b-a554-5588a605d9ee&amp;startTime=95.29" office:target-frame-name="psplayer" xlink:show="replace" text:style-name="Internet_20_link" text:visited-style-name="Visited_20_Internet_20_Link"><text:span text:style-name="T11">microservice. This was auto generated by Visual Studio for</text:span></text:a><text:span text:style-name="T13"> </text:span><text:a xlink:type="simple" xlink:href="https://app.pluralsight.com/course-player?clipId=49bbd908-f84e-449b-a554-5588a605d9ee&amp;startTime=99.69" office:target-frame-name="psplayer" xlink:show="replace" text:style-name="Internet_20_link" text:visited-style-name="Visited_20_Internet_20_Link"><text:span text:style-name="T11">me, and it's completely standard.</text:span></text:a><text:span text:style-name="T13"> </text:span><text:a xlink:type="simple" xlink:href="https://app.pluralsight.com/course-player?clipId=49bbd908-f84e-449b-a554-5588a605d9ee&amp;startTime=102.1" office:target-frame-name="psplayer" xlink:show="replace" text:style-name="Internet_20_link" text:visited-style-name="Visited_20_Internet_20_Link"><text:span text:style-name="T11">There are no special customizations for Dapr necessary. I've got some</text:span></text:a><text:span text:style-name="T13"> </text:span><text:a xlink:type="simple" xlink:href="https://app.pluralsight.com/course-player?clipId=49bbd908-f84e-449b-a554-5588a605d9ee&amp;startTime=106.73" office:target-frame-name="psplayer" xlink:show="replace" text:style-name="Internet_20_link" text:visited-style-name="Visited_20_Internet_20_Link"><text:span text:style-name="T11">docker build commands here that will build each of the three microservice</text:span></text:a><text:span text:style-name="T13"> </text:span><text:a xlink:type="simple" xlink:href="https://app.pluralsight.com/course-player?clipId=49bbd908-f84e-449b-a554-5588a605d9ee&amp;startTime=111.33" office:target-frame-name="psplayer" xlink:show="replace" text:style-name="Internet_20_link" text:visited-style-name="Visited_20_Internet_20_Link"><text:span text:style-name="T11">containers using their Dockerfiles and tag them.</text:span></text:a><text:span text:style-name="T13"> </text:span><text:a xlink:type="simple" xlink:href="https://app.pluralsight.com/course-player?clipId=49bbd908-f84e-449b-a554-5588a605d9ee&amp;startTime=114.94" office:target-frame-name="psplayer" xlink:show="replace" text:style-name="Internet_20_link" text:visited-style-name="Visited_20_Internet_20_Link"><text:span text:style-name="T11">I'm prefixing the tags with my Docker Hub username, which is markheath.</text:span></text:a><text:span text:style-name="T13"> </text:span><text:a xlink:type="simple" xlink:href="https://app.pluralsight.com/course-player?clipId=49bbd908-f84e-449b-a554-5588a605d9ee&amp;startTime=119.84" office:target-frame-name="psplayer" xlink:show="replace" text:style-name="Internet_20_link" text:visited-style-name="Visited_20_Internet_20_Link"><text:span text:style-name="T11">So now, the front‑end service has been tagged</text:span></text:a><text:span text:style-name="T13"> </text:span><text:a xlink:type="simple" xlink:href="https://app.pluralsight.com/course-player?clipId=49bbd908-f84e-449b-a554-5588a605d9ee&amp;startTime=122.83" office:target-frame-name="psplayer" xlink:show="replace" text:style-name="Internet_20_link" text:visited-style-name="Visited_20_Internet_20_Link"><text:span text:style-name="T11">markheath/globoticket‑dapr‑frontend. And I'll do the same for the other two microservices,</text:span></text:a><text:span text:style-name="T13"> </text:span><text:a xlink:type="simple" xlink:href="https://app.pluralsight.com/course-player?clipId=49bbd908-f84e-449b-a554-5588a605d9ee&amp;startTime=130.64" office:target-frame-name="psplayer" xlink:show="replace" text:style-name="Internet_20_link" text:visited-style-name="Visited_20_Internet_20_Link"><text:span text:style-name="T11">building the catalog and ordering microservice</text:span></text:a><text:span text:style-name="T13"> </text:span><text:a xlink:type="simple" xlink:href="https://app.pluralsight.com/course-player?clipId=49bbd908-f84e-449b-a554-5588a605d9ee&amp;startTime=133.73" office:target-frame-name="psplayer" xlink:show="replace" text:style-name="Internet_20_link" text:visited-style-name="Visited_20_Internet_20_Link"><text:span text:style-name="T11">containers and tagging them. By the way,</text:span></text:a><text:span text:style-name="T13"> </text:span><text:a xlink:type="simple" xlink:href="https://app.pluralsight.com/course-player?clipId=49bbd908-f84e-449b-a554-5588a605d9ee&amp;startTime=137.37" office:target-frame-name="psplayer" xlink:show="replace" text:style-name="Internet_20_link" text:visited-style-name="Visited_20_Internet_20_Link"><text:span text:style-name="T11">in a real production environment,</text:span></text:a><text:span text:style-name="T13"> </text:span><text:a xlink:type="simple" xlink:href="https://app.pluralsight.com/course-player?clipId=49bbd908-f84e-449b-a554-5588a605d9ee&amp;startTime=139.4" office:target-frame-name="psplayer" xlink:show="replace" text:style-name="Internet_20_link" text:visited-style-name="Visited_20_Internet_20_Link"><text:span text:style-name="T11">you'd likely have your own private container image registry that</text:span></text:a><text:span text:style-name="T13"> </text:span><text:a xlink:type="simple" xlink:href="https://app.pluralsight.com/course-player?clipId=49bbd908-f84e-449b-a554-5588a605d9ee&amp;startTime=144.03" office:target-frame-name="psplayer" xlink:show="replace" text:style-name="Internet_20_link" text:visited-style-name="Visited_20_Internet_20_Link"><text:span text:style-name="T11">you push your microservice container images to.</text:span></text:a><text:span text:style-name="T13"> </text:span><text:a xlink:type="simple" xlink:href="https://app.pluralsight.com/course-player?clipId=49bbd908-f84e-449b-a554-5588a605d9ee&amp;startTime=147.54" office:target-frame-name="psplayer" xlink:show="replace" text:style-name="Internet_20_link" text:visited-style-name="Visited_20_Internet_20_Link"><text:span text:style-name="T11">In Azure,</text:span></text:a><text:span text:style-name="T13"> </text:span><text:a xlink:type="simple" xlink:href="https://app.pluralsight.com/course-player?clipId=49bbd908-f84e-449b-a554-5588a605d9ee&amp;startTime=148.23" office:target-frame-name="psplayer" xlink:show="replace" text:style-name="Internet_20_link" text:visited-style-name="Visited_20_Internet_20_Link"><text:span text:style-name="T11">that would typically be the Azure Container Registry. But I'm using Docker</text:span></text:a><text:span text:style-name="T13"> </text:span><text:a xlink:type="simple" xlink:href="https://app.pluralsight.com/course-player?clipId=49bbd908-f84e-449b-a554-5588a605d9ee&amp;startTime=153.47" office:target-frame-name="psplayer" xlink:show="replace" text:style-name="Internet_20_link" text:visited-style-name="Visited_20_Internet_20_Link"><text:span text:style-name="T11">Hub here just to keep things simple, and it also allows you to use my</text:span></text:a><text:span text:style-name="T13"> </text:span><text:a xlink:type="simple" xlink:href="https://app.pluralsight.com/course-player?clipId=49bbd908-f84e-449b-a554-5588a605d9ee&amp;startTime=157.85" office:target-frame-name="psplayer" xlink:show="replace" text:style-name="Internet_20_link" text:visited-style-name="Visited_20_Internet_20_Link"><text:span text:style-name="T11">container images if you'd prefer not to have to build them yourself. I can</text:span></text:a><text:span text:style-name="T13"> </text:span><text:a xlink:type="simple" xlink:href="https://app.pluralsight.com/course-player?clipId=49bbd908-f84e-449b-a554-5588a605d9ee&amp;startTime=163.01" office:target-frame-name="psplayer" xlink:show="replace" text:style-name="Internet_20_link" text:visited-style-name="Visited_20_Internet_20_Link"><text:span text:style-name="T11">push a container image to Docker Hub with the docker push command using</text:span></text:a><text:span text:style-name="T13"> </text:span><text:a xlink:type="simple" xlink:href="https://app.pluralsight.com/course-player?clipId=49bbd908-f84e-449b-a554-5588a605d9ee&amp;startTime=167.69" office:target-frame-name="psplayer" xlink:show="replace" text:style-name="Internet_20_link" text:visited-style-name="Visited_20_Internet_20_Link"><text:span text:style-name="T11">that tag that I just created. So, let me push each of these three images to</text:span></text:a><text:span text:style-name="T13"> </text:span><text:a xlink:type="simple" xlink:href="https://app.pluralsight.com/course-player?clipId=49bbd908-f84e-449b-a554-5588a605d9ee&amp;startTime=172.84" office:target-frame-name="psplayer" xlink:show="replace" text:style-name="Internet_20_link" text:visited-style-name="Visited_20_Internet_20_Link"><text:span text:style-name="T11">Docker Hub. And once that's completed, you can see here on my Docker Hub</text:span></text:a><text:span text:style-name="T13"> </text:span><text:a xlink:type="simple" xlink:href="https://app.pluralsight.com/course-player?clipId=49bbd908-f84e-449b-a554-5588a605d9ee&amp;startTime=178.1" office:target-frame-name="psplayer" xlink:show="replace" text:style-name="Internet_20_link" text:visited-style-name="Visited_20_Internet_20_Link"><text:span text:style-name="T11">page those images that I've just pushed. Now we need to tell Kubernetes to</text:span></text:a><text:span text:style-name="T13"> </text:span><text:a xlink:type="simple" xlink:href="https://app.pluralsight.com/course-player?clipId=49bbd908-f84e-449b-a554-5588a605d9ee&amp;startTime=183.94" office:target-frame-name="psplayer" xlink:show="replace" text:style-name="Internet_20_link" text:visited-style-name="Visited_20_Internet_20_Link"><text:span text:style-name="T11">run these containers. In the deploy folder of the sample code,</text:span></text:a><text:span text:style-name="T13"> </text:span><text:a xlink:type="simple" xlink:href="https://app.pluralsight.com/course-player?clipId=49bbd908-f84e-449b-a554-5588a605d9ee&amp;startTime=189.14" office:target-frame-name="psplayer" xlink:show="replace" text:style-name="Internet_20_link" text:visited-style-name="Visited_20_Internet_20_Link"><text:span text:style-name="T11">I have all of our Kubernetes resource definition YAML files.</text:span></text:a><text:span text:style-name="T13"> </text:span><text:a xlink:type="simple" xlink:href="https://app.pluralsight.com/course-player?clipId=49bbd908-f84e-449b-a554-5588a605d9ee&amp;startTime=194.14" office:target-frame-name="psplayer" xlink:show="replace" text:style-name="Internet_20_link" text:visited-style-name="Visited_20_Internet_20_Link"><text:span text:style-name="T11">This includes the definitions of the Dapr components that we're using</text:span></text:a><text:span text:style-name="T13"> </text:span><text:a xlink:type="simple" xlink:href="https://app.pluralsight.com/course-player?clipId=49bbd908-f84e-449b-a554-5588a605d9ee&amp;startTime=198.28" office:target-frame-name="psplayer" xlink:show="replace" text:style-name="Internet_20_link" text:visited-style-name="Visited_20_Internet_20_Link"><text:span text:style-name="T11">and the definitions of the microservices. Let's focus on the</text:span></text:a><text:span text:style-name="T13"> </text:span><text:a xlink:type="simple" xlink:href="https://app.pluralsight.com/course-player?clipId=49bbd908-f84e-449b-a554-5588a605d9ee&amp;startTime=202.93" office:target-frame-name="psplayer" xlink:show="replace" text:style-name="Internet_20_link" text:visited-style-name="Visited_20_Internet_20_Link"><text:span text:style-name="T11">microservices first. In frontend.yaml, I'm defining a Kubernetes</text:span></text:a><text:span text:style-name="T13"> </text:span><text:a xlink:type="simple" xlink:href="https://app.pluralsight.com/course-player?clipId=49bbd908-f84e-449b-a554-5588a605d9ee&amp;startTime=208.58" office:target-frame-name="psplayer" xlink:show="replace" text:style-name="Internet_20_link" text:visited-style-name="Visited_20_Internet_20_Link"><text:span text:style-name="T11">service called frontend, which will be exposed on port 8080 and is of</text:span></text:a><text:span text:style-name="T13"> </text:span><text:a xlink:type="simple" xlink:href="https://app.pluralsight.com/course-player?clipId=49bbd908-f84e-449b-a554-5588a605d9ee&amp;startTime=213.89" office:target-frame-name="psplayer" xlink:show="replace" text:style-name="Internet_20_link" text:visited-style-name="Visited_20_Internet_20_Link"><text:span text:style-name="T11">type LoadBalancer. By the way,</text:span></text:a><text:span text:style-name="T13"> </text:span><text:a xlink:type="simple" xlink:href="https://app.pluralsight.com/course-player?clipId=49bbd908-f84e-449b-a554-5588a605d9ee&amp;startTime=216.85" office:target-frame-name="psplayer" xlink:show="replace" text:style-name="Internet_20_link" text:visited-style-name="Visited_20_Internet_20_Link"><text:span text:style-name="T11">if you're not familiar with Kubernetes resource definition YAML files,</text:span></text:a><text:span text:style-name="T13"> </text:span><text:a xlink:type="simple" xlink:href="https://app.pluralsight.com/course-player?clipId=49bbd908-f84e-449b-a554-5588a605d9ee&amp;startTime=221.04" office:target-frame-name="psplayer" xlink:show="replace" text:style-name="Internet_20_link" text:visited-style-name="Visited_20_Internet_20_Link"><text:span text:style-name="T11">then these will </text:span></text:a><text:soft-page-break/><text:a xlink:type="simple" xlink:href="https://app.pluralsight.com/course-player?clipId=49bbd908-f84e-449b-a554-5588a605d9ee&amp;startTime=221.04" office:target-frame-name="psplayer" xlink:show="replace" text:style-name="Internet_20_link" text:visited-style-name="Visited_20_Internet_20_Link"><text:span text:style-name="T11">probably seem a bit intimidating.</text:span></text:a><text:span text:style-name="T13"> </text:span><text:a xlink:type="simple" xlink:href="https://app.pluralsight.com/course-player?clipId=49bbd908-f84e-449b-a554-5588a605d9ee&amp;startTime=224.64" office:target-frame-name="psplayer" xlink:show="replace" text:style-name="Internet_20_link" text:visited-style-name="Visited_20_Internet_20_Link"><text:span text:style-name="T11">I'm not going to be explaining every part of this file,</text:span></text:a><text:span text:style-name="T13"> </text:span><text:a xlink:type="simple" xlink:href="https://app.pluralsight.com/course-player?clipId=49bbd908-f84e-449b-a554-5588a605d9ee&amp;startTime=227.32" office:target-frame-name="psplayer" xlink:show="replace" text:style-name="Internet_20_link" text:visited-style-name="Visited_20_Internet_20_Link"><text:span text:style-name="T11">but I do want to point out a few of the most important things.</text:span></text:a><text:span text:style-name="T13"> </text:span><text:a xlink:type="simple" xlink:href="https://app.pluralsight.com/course-player?clipId=49bbd908-f84e-449b-a554-5588a605d9ee&amp;startTime=231.94" office:target-frame-name="psplayer" xlink:show="replace" text:style-name="Internet_20_link" text:visited-style-name="Visited_20_Internet_20_Link"><text:span text:style-name="T11">This file also defines a Kubernetes deployment called frontend.</text:span></text:a><text:span text:style-name="T13"> </text:span><text:a xlink:type="simple" xlink:href="https://app.pluralsight.com/course-player?clipId=49bbd908-f84e-449b-a554-5588a605d9ee&amp;startTime=237.84" office:target-frame-name="psplayer" xlink:show="replace" text:style-name="Internet_20_link" text:visited-style-name="Visited_20_Internet_20_Link"><text:span text:style-name="T11">Let's start by looking at these annotations on the template metadata.</text:span></text:a><text:span text:style-name="T13"> </text:span><text:a xlink:type="simple" xlink:href="https://app.pluralsight.com/course-player?clipId=49bbd908-f84e-449b-a554-5588a605d9ee&amp;startTime=243.04" office:target-frame-name="psplayer" xlink:show="replace" text:style-name="Internet_20_link" text:visited-style-name="Visited_20_Internet_20_Link"><text:span text:style-name="T11">The dapr.io/enabled annotation, which is set to true, is what tells Dapr to</text:span></text:a><text:span text:style-name="T13"> </text:span><text:a xlink:type="simple" xlink:href="https://app.pluralsight.com/course-player?clipId=49bbd908-f84e-449b-a554-5588a605d9ee&amp;startTime=249.37" office:target-frame-name="psplayer" xlink:show="replace" text:style-name="Internet_20_link" text:visited-style-name="Visited_20_Internet_20_Link"><text:span text:style-name="T11">automatically inject a sidecar into our Pod. The app‑id property is the</text:span></text:a><text:span text:style-name="T13"> </text:span><text:a xlink:type="simple" xlink:href="https://app.pluralsight.com/course-player?clipId=49bbd908-f84e-449b-a554-5588a605d9ee&amp;startTime=256.09" office:target-frame-name="psplayer" xlink:show="replace" text:style-name="Internet_20_link" text:visited-style-name="Visited_20_Internet_20_Link"><text:span text:style-name="T11">application ID that's needed for service‑to‑service invocation. The app‑port</text:span></text:a><text:span text:style-name="T13"> </text:span><text:a xlink:type="simple" xlink:href="https://app.pluralsight.com/course-player?clipId=49bbd908-f84e-449b-a554-5588a605d9ee&amp;startTime=261.78" office:target-frame-name="psplayer" xlink:show="replace" text:style-name="Internet_20_link" text:visited-style-name="Visited_20_Internet_20_Link"><text:span text:style-name="T11">property tells the Dapr sidecar which ports our microservice is listening on,</text:span></text:a><text:span text:style-name="T13"> </text:span><text:a xlink:type="simple" xlink:href="https://app.pluralsight.com/course-player?clipId=49bbd908-f84e-449b-a554-5588a605d9ee&amp;startTime=267.25" office:target-frame-name="psplayer" xlink:show="replace" text:style-name="Internet_20_link" text:visited-style-name="Visited_20_Internet_20_Link"><text:span text:style-name="T11">which is port 80, in this case.</text:span></text:a><text:span text:style-name="T13"> </text:span><text:a xlink:type="simple" xlink:href="https://app.pluralsight.com/course-player?clipId=49bbd908-f84e-449b-a554-5588a605d9ee&amp;startTime=270.04" office:target-frame-name="psplayer" xlink:show="replace" text:style-name="Internet_20_link" text:visited-style-name="Visited_20_Internet_20_Link"><text:span text:style-name="T11">And the final annotation tells the Dapr sidecar to use a configuration</text:span></text:a><text:span text:style-name="T13"> </text:span><text:a xlink:type="simple" xlink:href="https://app.pluralsight.com/course-player?clipId=49bbd908-f84e-449b-a554-5588a605d9ee&amp;startTime=274.66" office:target-frame-name="psplayer" xlink:show="replace" text:style-name="Internet_20_link" text:visited-style-name="Visited_20_Internet_20_Link"><text:span text:style-name="T11">called appconfig, and this is where we set up the tracing,</text:span></text:a><text:span text:style-name="T13"> </text:span><text:a xlink:type="simple" xlink:href="https://app.pluralsight.com/course-player?clipId=49bbd908-f84e-449b-a554-5588a605d9ee&amp;startTime=278.58" office:target-frame-name="psplayer" xlink:show="replace" text:style-name="Internet_20_link" text:visited-style-name="Visited_20_Internet_20_Link"><text:span text:style-name="T11">which we're going to be looking at in more detail later on in this course.</text:span></text:a><text:span text:style-name="T13"> </text:span><text:a xlink:type="simple" xlink:href="https://app.pluralsight.com/course-player?clipId=49bbd908-f84e-449b-a554-5588a605d9ee&amp;startTime=283.44" office:target-frame-name="psplayer" xlink:show="replace" text:style-name="Internet_20_link" text:visited-style-name="Visited_20_Internet_20_Link"><text:span text:style-name="T11">Further down,</text:span></text:a><text:span text:style-name="T13"> </text:span><text:a xlink:type="simple" xlink:href="https://app.pluralsight.com/course-player?clipId=49bbd908-f84e-449b-a554-5588a605d9ee&amp;startTime=284.12" office:target-frame-name="psplayer" xlink:show="replace" text:style-name="Internet_20_link" text:visited-style-name="Visited_20_Internet_20_Link"><text:span text:style-name="T11">you can see that the container image I'm using is</text:span></text:a><text:span text:style-name="T13"> </text:span><text:a xlink:type="simple" xlink:href="https://app.pluralsight.com/course-player?clipId=49bbd908-f84e-449b-a554-5588a605d9ee&amp;startTime=287.12" office:target-frame-name="psplayer" xlink:show="replace" text:style-name="Internet_20_link" text:visited-style-name="Visited_20_Internet_20_Link"><text:span text:style-name="T11">markheath/globoticket‑dapr‑frontend, which is the image I just pushed</text:span></text:a><text:span text:style-name="T13"> </text:span><text:a xlink:type="simple" xlink:href="https://app.pluralsight.com/course-player?clipId=49bbd908-f84e-449b-a554-5588a605d9ee&amp;startTime=292.15" office:target-frame-name="psplayer" xlink:show="replace" text:style-name="Internet_20_link" text:visited-style-name="Visited_20_Internet_20_Link"><text:span text:style-name="T11">to Docker Hub,and I've set the ImagePullPolicy to Always,</text:span></text:a><text:span text:style-name="T13"> </text:span><text:a xlink:type="simple" xlink:href="https://app.pluralsight.com/course-player?clipId=49bbd908-f84e-449b-a554-5588a605d9ee&amp;startTime=296.86" office:target-frame-name="psplayer" xlink:show="replace" text:style-name="Internet_20_link" text:visited-style-name="Visited_20_Internet_20_Link"><text:span text:style-name="T11">which is convenient for development, as I might quite frequently push</text:span></text:a><text:span text:style-name="T13"> </text:span><text:a xlink:type="simple" xlink:href="https://app.pluralsight.com/course-player?clipId=49bbd908-f84e-449b-a554-5588a605d9ee&amp;startTime=300.79" office:target-frame-name="psplayer" xlink:show="replace" text:style-name="Internet_20_link" text:visited-style-name="Visited_20_Internet_20_Link"><text:span text:style-name="T11">new versions of this container image. And we're saying here that our</text:span></text:a><text:span text:style-name="T13"> </text:span><text:a xlink:type="simple" xlink:href="https://app.pluralsight.com/course-player?clipId=49bbd908-f84e-449b-a554-5588a605d9ee&amp;startTime=305.03" office:target-frame-name="psplayer" xlink:show="replace" text:style-name="Internet_20_link" text:visited-style-name="Visited_20_Internet_20_Link"><text:span text:style-name="T11">container is listening on port 80, which is the same port that we</text:span></text:a><text:span text:style-name="T13"> </text:span><text:a xlink:type="simple" xlink:href="https://app.pluralsight.com/course-player?clipId=49bbd908-f84e-449b-a554-5588a605d9ee&amp;startTime=309.29" office:target-frame-name="psplayer" xlink:show="replace" text:style-name="Internet_20_link" text:visited-style-name="Visited_20_Internet_20_Link"><text:span text:style-name="T11">specified in the annotation above.</text:span></text:a><text:span text:style-name="T13"> </text:span><text:a xlink:type="simple" xlink:href="https://app.pluralsight.com/course-player?clipId=49bbd908-f84e-449b-a554-5588a605d9ee&amp;startTime=312.44" office:target-frame-name="psplayer" xlink:show="replace" text:style-name="Internet_20_link" text:visited-style-name="Visited_20_Internet_20_Link"><text:span text:style-name="T11">Now let's look at the catalog microservice YAML file. This is simpler.</text:span></text:a><text:span text:style-name="T13"> </text:span><text:a xlink:type="simple" xlink:href="https://app.pluralsight.com/course-player?clipId=49bbd908-f84e-449b-a554-5588a605d9ee&amp;startTime=317.72" office:target-frame-name="psplayer" xlink:show="replace" text:style-name="Internet_20_link" text:visited-style-name="Visited_20_Internet_20_Link"><text:span text:style-name="T11">I didn't declare a service resource, just a deployment.</text:span></text:a><text:span text:style-name="T13"> </text:span><text:a xlink:type="simple" xlink:href="https://app.pluralsight.com/course-player?clipId=49bbd908-f84e-449b-a554-5588a605d9ee&amp;startTime=321.84" office:target-frame-name="psplayer" xlink:show="replace" text:style-name="Internet_20_link" text:visited-style-name="Visited_20_Internet_20_Link"><text:span text:style-name="T11">It's got the name catalog and has also got the dapr.io annotations.</text:span></text:a><text:span text:style-name="T13"> </text:span><text:a xlink:type="simple" xlink:href="https://app.pluralsight.com/course-player?clipId=49bbd908-f84e-449b-a554-5588a605d9ee&amp;startTime=327.84" office:target-frame-name="psplayer" xlink:show="replace" text:style-name="Internet_20_link" text:visited-style-name="Visited_20_Internet_20_Link"><text:span text:style-name="T11">But you'll also notice that I've set an environment variable on</text:span></text:a><text:span text:style-name="T13"> </text:span><text:a xlink:type="simple" xlink:href="https://app.pluralsight.com/course-player?clipId=49bbd908-f84e-449b-a554-5588a605d9ee&amp;startTime=330.95" office:target-frame-name="psplayer" xlink:show="replace" text:style-name="Internet_20_link" text:visited-style-name="Visited_20_Internet_20_Link"><text:span text:style-name="T11">this container, which sets the SECRET_STORE_NAME.</text:span></text:a><text:span text:style-name="T13"> </text:span><text:a xlink:type="simple" xlink:href="https://app.pluralsight.com/course-player?clipId=49bbd908-f84e-449b-a554-5588a605d9ee&amp;startTime=334.54" office:target-frame-name="psplayer" xlink:show="replace" text:style-name="Internet_20_link" text:visited-style-name="Visited_20_Internet_20_Link"><text:span text:style-name="T11">And that's because, if you remember earlier, we decided to make the</text:span></text:a><text:span text:style-name="T13"> </text:span><text:a xlink:type="simple" xlink:href="https://app.pluralsight.com/course-player?clipId=49bbd908-f84e-449b-a554-5588a605d9ee&amp;startTime=337.97" office:target-frame-name="psplayer" xlink:show="replace" text:style-name="Internet_20_link" text:visited-style-name="Visited_20_Internet_20_Link"><text:span text:style-name="T11">SECRET_STORE_NAME configurable by an environment variable so that when we</text:span></text:a><text:span text:style-name="T13"> </text:span><text:a xlink:type="simple" xlink:href="https://app.pluralsight.com/course-player?clipId=49bbd908-f84e-449b-a554-5588a605d9ee&amp;startTime=342.61" office:target-frame-name="psplayer" xlink:show="replace" text:style-name="Internet_20_link" text:visited-style-name="Visited_20_Internet_20_Link"><text:span text:style-name="T11">run on Kubernetes, we can choose to talk to the default Kubernetes secret</text:span></text:a><text:span text:style-name="T13"> </text:span><text:a xlink:type="simple" xlink:href="https://app.pluralsight.com/course-player?clipId=49bbd908-f84e-449b-a554-5588a605d9ee&amp;startTime=347.21" office:target-frame-name="psplayer" xlink:show="replace" text:style-name="Internet_20_link" text:visited-style-name="Visited_20_Internet_20_Link"><text:span text:style-name="T11">store that gets created automatically.</text:span></text:a><text:span text:style-name="T13"> </text:span><text:a xlink:type="simple" xlink:href="https://app.pluralsight.com/course-player?clipId=49bbd908-f84e-449b-a554-5588a605d9ee&amp;startTime=350.74" office:target-frame-name="psplayer" xlink:show="replace" text:style-name="Internet_20_link" text:visited-style-name="Visited_20_Internet_20_Link"><text:span text:style-name="T11">And there's also a YAML file here for the ordering microservice, and it's</text:span></text:a><text:span text:style-name="T13"> </text:span><text:a xlink:type="simple" xlink:href="https://app.pluralsight.com/course-player?clipId=49bbd908-f84e-449b-a554-5588a605d9ee&amp;startTime=355.01" office:target-frame-name="psplayer" xlink:show="replace" text:style-name="Internet_20_link" text:visited-style-name="Visited_20_Internet_20_Link"><text:span text:style-name="T11">very similar to the other two that we just looked at.</text:span></text:a><text:span text:style-name="T13"> </text:span><text:a xlink:type="simple" xlink:href="https://app.pluralsight.com/course-player?clipId=49bbd908-f84e-449b-a554-5588a605d9ee&amp;startTime=359.04" office:target-frame-name="psplayer" xlink:show="replace" text:style-name="Internet_20_link" text:visited-style-name="Visited_20_Internet_20_Link"><text:span text:style-name="T11">In the next part of this demo,</text:span></text:a><text:span text:style-name="T13"> </text:span><text:a xlink:type="simple" xlink:href="https://app.pluralsight.com/course-player?clipId=49bbd908-f84e-449b-a554-5588a605d9ee&amp;startTime=360.52" office:target-frame-name="psplayer" xlink:show="replace" text:style-name="Internet_20_link" text:visited-style-name="Visited_20_Internet_20_Link"><text:span text:style-name="T11">I'm going to show you how we can use the kubectl apply command to</text:span></text:a><text:span text:style-name="T13"> </text:span><text:a xlink:type="simple" xlink:href="https://app.pluralsight.com/course-player?clipId=49bbd908-f84e-449b-a554-5588a605d9ee&amp;startTime=364.79" office:target-frame-name="psplayer" xlink:show="replace" text:style-name="Internet_20_link" text:visited-style-name="Visited_20_Internet_20_Link"><text:span text:style-name="T11">install these microservices onto our Kubernetes cluster.</text:span></text:a><text:span text:style-name="T13"> </text:span><text:a xlink:type="simple" xlink:href="https://app.pluralsight.com/course-player?clipId=49bbd908-f84e-449b-a554-5588a605d9ee&amp;startTime=369.24" office:target-frame-name="psplayer" xlink:show="replace" text:style-name="Internet_20_link" text:visited-style-name="Visited_20_Internet_20_Link"><text:span text:style-name="T11">But before we do that,</text:span></text:a><text:span text:style-name="T13"> </text:span><text:a xlink:type="simple" xlink:href="https://app.pluralsight.com/course-player?clipId=49bbd908-f84e-449b-a554-5588a605d9ee&amp;startTime=370.58" office:target-frame-name="psplayer" xlink:show="replace" text:style-name="Internet_20_link" text:visited-style-name="Visited_20_Internet_20_Link"><text:span text:style-name="T11">we're going to create some secrets in Kubernetes and see how our Dapr component definition files can reference those secrets.</text:span></text:a></text:p>
      <text:h text:style-name="P2" text:outline-level="3"><text:a xlink:type="simple" xlink:href="https://app.pluralsight.com/course-player?clipId=666cc7fe-3361-4a26-9c10-8cb212cd270c" office:target-frame-name="psplayer" xlink:show="replace" text:style-name="Internet_20_link" text:visited-style-name="Visited_20_Internet_20_Link"><text:span text:style-name="T11">Demo: Running On Kubernetes Part 3 - Secrets In Component Config</text:span></text:a></text:h>
      <text:p text:style-name="P5"><text:a xlink:type="simple" xlink:href="https://app.pluralsight.com/course-player?clipId=666cc7fe-3361-4a26-9c10-8cb212cd270c&amp;startTime=1.14" office:target-frame-name="psplayer" xlink:show="replace" text:style-name="Internet_20_link" text:visited-style-name="Visited_20_Internet_20_Link"><text:span text:style-name="T11">In this demo, we're going to create some Kubernetes secrets,</text:span></text:a><text:span text:style-name="T13"> </text:span><text:a xlink:type="simple" xlink:href="https://app.pluralsight.com/course-player?clipId=666cc7fe-3361-4a26-9c10-8cb212cd270c&amp;startTime=5.24" office:target-frame-name="psplayer" xlink:show="replace" text:style-name="Internet_20_link" text:visited-style-name="Visited_20_Internet_20_Link"><text:span text:style-name="T11">and then we're going to see how we can access those secrets</text:span></text:a><text:span text:style-name="T13"> </text:span><text:a xlink:type="simple" xlink:href="https://app.pluralsight.com/course-player?clipId=666cc7fe-3361-4a26-9c10-8cb212cd270c&amp;startTime=8.54" office:target-frame-name="psplayer" xlink:show="replace" text:style-name="Internet_20_link" text:visited-style-name="Visited_20_Internet_20_Link"><text:span text:style-name="T11">from a Dapr component configuration file.</text:span></text:a><text:span text:style-name="T13"> </text:span><text:a xlink:type="simple" xlink:href="https://app.pluralsight.com/course-player?clipId=666cc7fe-3361-4a26-9c10-8cb212cd270c&amp;startTime=11.84" office:target-frame-name="psplayer" xlink:show="replace" text:style-name="Internet_20_link" text:visited-style-name="Visited_20_Internet_20_Link"><text:span text:style-name="T11">And we'll wrap up by actually deploying our microservices</text:span></text:a><text:span text:style-name="T13"> </text:span><text:a xlink:type="simple" xlink:href="https://app.pluralsight.com/course-player?clipId=666cc7fe-3361-4a26-9c10-8cb212cd270c&amp;startTime=15.32" office:target-frame-name="psplayer" xlink:show="replace" text:style-name="Internet_20_link" text:visited-style-name="Visited_20_Internet_20_Link"><text:span text:style-name="T11">and our Dapr components into our Kubernetes cluster using</text:span></text:a><text:span text:style-name="T13"> </text:span><text:a xlink:type="simple" xlink:href="https://app.pluralsight.com/course-player?clipId=666cc7fe-3361-4a26-9c10-8cb212cd270c&amp;startTime=19.38" office:target-frame-name="psplayer" xlink:show="replace" text:style-name="Internet_20_link" text:visited-style-name="Visited_20_Internet_20_Link"><text:span text:style-name="T11">the kubectl apply command.</text:span></text:a><text:span text:style-name="T13"> </text:span><text:a xlink:type="simple" xlink:href="https://app.pluralsight.com/course-player?clipId=666cc7fe-3361-4a26-9c10-8cb212cd270c&amp;startTime=22.24" office:target-frame-name="psplayer" xlink:show="replace" text:style-name="Internet_20_link" text:visited-style-name="Visited_20_Internet_20_Link"><text:span text:style-name="T11">First of all,</text:span></text:a><text:span text:style-name="T13"> </text:span><text:a xlink:type="simple" xlink:href="https://app.pluralsight.com/course-player?clipId=666cc7fe-3361-4a26-9c10-8cb212cd270c&amp;startTime=22.75" office:target-frame-name="psplayer" xlink:show="replace" text:style-name="Internet_20_link" text:visited-style-name="Visited_20_Internet_20_Link"><text:span text:style-name="T11">let me show you the commands that I used to create my Kubernetes secrets.</text:span></text:a><text:span text:style-name="T13"> </text:span><text:a xlink:type="simple" xlink:href="https://app.pluralsight.com/course-player?clipId=666cc7fe-3361-4a26-9c10-8cb212cd270c&amp;startTime=27.54" office:target-frame-name="psplayer" xlink:show="replace" text:style-name="Internet_20_link" text:visited-style-name="Visited_20_Internet_20_Link"><text:span text:style-name="T11">I've created three with the kubectl create secret generic command.</text:span></text:a><text:span text:style-name="T13"> </text:span><text:a xlink:type="simple" xlink:href="https://app.pluralsight.com/course-player?clipId=666cc7fe-3361-4a26-9c10-8cb212cd270c&amp;startTime=33.24" office:target-frame-name="psplayer" xlink:show="replace" text:style-name="Internet_20_link" text:visited-style-name="Visited_20_Internet_20_Link"><text:span text:style-name="T11">The first is called blob‑secret,</text:span></text:a><text:span text:style-name="T13"> </text:span><text:a xlink:type="simple" xlink:href="https://app.pluralsight.com/course-player?clipId=666cc7fe-3361-4a26-9c10-8cb212cd270c&amp;startTime=35.54" office:target-frame-name="psplayer" xlink:show="replace" text:style-name="Internet_20_link" text:visited-style-name="Visited_20_Internet_20_Link"><text:span text:style-name="T11">and it contains a single key value pair where the key is account‑key,</text:span></text:a><text:span text:style-name="T13"> </text:span><text:a xlink:type="simple" xlink:href="https://app.pluralsight.com/course-player?clipId=666cc7fe-3361-4a26-9c10-8cb212cd270c&amp;startTime=40.24" office:target-frame-name="psplayer" xlink:show="replace" text:style-name="Internet_20_link" text:visited-style-name="Visited_20_Internet_20_Link"><text:span text:style-name="T11">and the value is the STORAGE_ACCOUNT_KEY that we</text:span></text:a><text:span text:style-name="T13"> </text:span><text:a xlink:type="simple" xlink:href="https://app.pluralsight.com/course-player?clipId=666cc7fe-3361-4a26-9c10-8cb212cd270c&amp;startTime=43.05" office:target-frame-name="psplayer" xlink:show="replace" text:style-name="Internet_20_link" text:visited-style-name="Visited_20_Internet_20_Link"><text:span text:style-name="T11">retrieved earlier on with the Azure CLI.</text:span></text:a><text:span text:style-name="T13"> </text:span><text:a xlink:type="simple" xlink:href="https://app.pluralsight.com/course-player?clipId=666cc7fe-3361-4a26-9c10-8cb212cd270c&amp;startTime=46.74" office:target-frame-name="psplayer" xlink:show="replace" text:style-name="Internet_20_link" text:visited-style-name="Visited_20_Internet_20_Link"><text:span text:style-name="T11">And we're doing a similar thing with the service bus secret with</text:span></text:a><text:span text:style-name="T13"> </text:span><text:a xlink:type="simple" xlink:href="https://app.pluralsight.com/course-player?clipId=666cc7fe-3361-4a26-9c10-8cb212cd270c&amp;startTime=50.28" office:target-frame-name="psplayer" xlink:show="replace" text:style-name="Internet_20_link" text:visited-style-name="Visited_20_Internet_20_Link"><text:span text:style-name="T11">the connection string of the service bus being made available in</text:span></text:a><text:span text:style-name="T13"> </text:span><text:a xlink:type="simple" xlink:href="https://app.pluralsight.com/course-player?clipId=666cc7fe-3361-4a26-9c10-8cb212cd270c&amp;startTime=54.04" office:target-frame-name="psplayer" xlink:show="replace" text:style-name="Internet_20_link" text:visited-style-name="Visited_20_Internet_20_Link"><text:span text:style-name="T11">a key called connection‑string.</text:span></text:a><text:span text:style-name="T13"> </text:span><text:a xlink:type="simple" xlink:href="https://app.pluralsight.com/course-player?clipId=666cc7fe-3361-4a26-9c10-8cb212cd270c&amp;startTime=56.84" office:target-frame-name="psplayer" xlink:show="replace" text:style-name="Internet_20_link" text:visited-style-name="Visited_20_Internet_20_Link"><text:span text:style-name="T11">And finally,</text:span></text:a><text:span text:style-name="T13"> </text:span><text:a xlink:type="simple" xlink:href="https://app.pluralsight.com/course-player?clipId=666cc7fe-3361-4a26-9c10-8cb212cd270c&amp;startTime=57.83" office:target-frame-name="psplayer" xlink:show="replace" text:style-name="Internet_20_link" text:visited-style-name="Visited_20_Internet_20_Link"><text:span text:style-name="T11">the secret that we're accessing programmatically from the</text:span></text:a><text:span text:style-name="T13"> </text:span><text:a xlink:type="simple" xlink:href="https://app.pluralsight.com/course-player?clipId=666cc7fe-3361-4a26-9c10-8cb212cd270c&amp;startTime=60.86" office:target-frame-name="psplayer" xlink:show="replace" text:style-name="Internet_20_link" text:visited-style-name="Visited_20_Internet_20_Link"><text:span text:style-name="T11">catalog service just has an example value.</text:span></text:a><text:span text:style-name="T13"> </text:span><text:a xlink:type="simple" xlink:href="https://app.pluralsight.com/course-player?clipId=666cc7fe-3361-4a26-9c10-8cb212cd270c&amp;startTime=64.94" office:target-frame-name="psplayer" xlink:show="replace" text:style-name="Internet_20_link" text:visited-style-name="Visited_20_Internet_20_Link"><text:span text:style-name="T11">I've put Event Catalog Connection String from Kubernetes,</text:span></text:a><text:span text:style-name="T13"> </text:span><text:a xlink:type="simple" xlink:href="https://app.pluralsight.com/course-player?clipId=666cc7fe-3361-4a26-9c10-8cb212cd270c&amp;startTime=69.04" office:target-frame-name="psplayer" xlink:show="replace" text:style-name="Internet_20_link" text:visited-style-name="Visited_20_Internet_20_Link"><text:span text:style-name="T11">and I've used the same value of eventcatalogdb for both the secret name and</text:span></text:a><text:span text:style-name="T13"> </text:span><text:a xlink:type="simple" xlink:href="https://app.pluralsight.com/course-player?clipId=666cc7fe-3361-4a26-9c10-8cb212cd270c&amp;startTime=74.43" office:target-frame-name="psplayer" xlink:show="replace" text:style-name="Internet_20_link" text:visited-style-name="Visited_20_Internet_20_Link"><text:span text:style-name="T11">the key because that's consistent with how the local file secret store works</text:span></text:a><text:span text:style-name="T13"> </text:span><text:a xlink:type="simple" xlink:href="https://app.pluralsight.com/course-player?clipId=666cc7fe-3361-4a26-9c10-8cb212cd270c&amp;startTime=79.29" office:target-frame-name="psplayer" xlink:show="replace" text:style-name="Internet_20_link" text:visited-style-name="Visited_20_Internet_20_Link"><text:span text:style-name="T11">which were using when we're running locally.</text:span></text:a><text:span text:style-name="T13"> </text:span><text:a xlink:type="simple" xlink:href="https://app.pluralsight.com/course-player?clipId=666cc7fe-3361-4a26-9c10-8cb212cd270c&amp;startTime=82.44" office:target-frame-name="psplayer" xlink:show="replace" text:style-name="Internet_20_link" text:visited-style-name="Visited_20_Internet_20_Link"><text:span text:style-name="T11">With these secrets in place,</text:span></text:a><text:span text:style-name="T13"> </text:span><text:a xlink:type="simple" xlink:href="https://app.pluralsight.com/course-player?clipId=666cc7fe-3361-4a26-9c10-8cb212cd270c&amp;startTime=84.09" office:target-frame-name="psplayer" xlink:show="replace" text:style-name="Internet_20_link" text:visited-style-name="Visited_20_Internet_20_Link"><text:span text:style-name="T11">our Dapr component configuration files can make use of these secrets.</text:span></text:a><text:span text:style-name="T13"> </text:span><text:a xlink:type="simple" xlink:href="https://app.pluralsight.com/course-player?clipId=666cc7fe-3361-4a26-9c10-8cb212cd270c&amp;startTime=89.34" office:target-frame-name="psplayer" xlink:show="replace" text:style-name="Internet_20_link" text:visited-style-name="Visited_20_Internet_20_Link"><text:span text:style-name="T11">For example,</text:span></text:a><text:span text:style-name="T13"> </text:span><text:a xlink:type="simple" xlink:href="https://app.pluralsight.com/course-player?clipId=666cc7fe-3361-4a26-9c10-8cb212cd270c&amp;startTime=89.98" office:target-frame-name="psplayer" xlink:show="replace" text:style-name="Internet_20_link" text:visited-style-name="Visited_20_Internet_20_Link"><text:span text:style-name="T11">here in the azure‑pubsub.yaml file where we set up Azure service bus as</text:span></text:a><text:span text:style-name="T13"> </text:span><text:a xlink:type="simple" xlink:href="https://app.pluralsight.com/course-player?clipId=666cc7fe-3361-4a26-9c10-8cb212cd270c&amp;startTime=95.52" office:target-frame-name="psplayer" xlink:show="replace" text:style-name="Internet_20_link" text:visited-style-name="Visited_20_Internet_20_Link"><text:span text:style-name="T11">the message broker for the pubsub building block,</text:span></text:a><text:span text:style-name="T13"> </text:span><text:a xlink:type="simple" xlink:href="https://app.pluralsight.com/course-player?clipId=666cc7fe-3361-4a26-9c10-8cb212cd270c&amp;startTime=98.82" office:target-frame-name="psplayer" xlink:show="replace" text:style-name="Internet_20_link" text:visited-style-name="Visited_20_Internet_20_Link"><text:span text:style-name="T11">rather than hardcoding the connection string,</text:span></text:a><text:span text:style-name="T13"> </text:span><text:a xlink:type="simple" xlink:href="https://app.pluralsight.com/course-player?clipId=666cc7fe-3361-4a26-9c10-8cb212cd270c&amp;startTime=102.04" office:target-frame-name="psplayer" xlink:show="replace" text:style-name="Internet_20_link" text:visited-style-name="Visited_20_Internet_20_Link"><text:span text:style-name="T11">under value,</text:span></text:a><text:span text:style-name="T13"> </text:span><text:a xlink:type="simple" xlink:href="https://app.pluralsight.com/course-player?clipId=666cc7fe-3361-4a26-9c10-8cb212cd270c&amp;startTime=103.09" office:target-frame-name="psplayer" xlink:show="replace" text:style-name="Internet_20_link" text:visited-style-name="Visited_20_Internet_20_Link"><text:span text:style-name="T11">we have this secretKeyRef property that has a name of servicebus‑secret,</text:span></text:a><text:span text:style-name="T13"> </text:span><text:a xlink:type="simple" xlink:href="https://app.pluralsight.com/course-player?clipId=666cc7fe-3361-4a26-9c10-8cb212cd270c&amp;startTime=109.74" office:target-frame-name="psplayer" xlink:show="replace" text:style-name="Internet_20_link" text:visited-style-name="Visited_20_Internet_20_Link"><text:span text:style-name="T11">which is the Kubernetes secret name and a key of connection‑string,</text:span></text:a><text:span text:style-name="T13"> </text:span><text:a xlink:type="simple" xlink:href="https://app.pluralsight.com/course-player?clipId=666cc7fe-3361-4a26-9c10-8cb212cd270c&amp;startTime=115.04" office:target-frame-name="psplayer" xlink:show="replace" text:style-name="Internet_20_link" text:visited-style-name="Visited_20_Internet_20_Link"><text:span text:style-name="T11">which is the name of the key inside that Kubernetes secret.</text:span></text:a><text:span text:style-name="T13"> </text:span><text:a xlink:type="simple" xlink:href="https://app.pluralsight.com/course-player?clipId=666cc7fe-3361-4a26-9c10-8cb212cd270c&amp;startTime=119.74" office:target-frame-name="psplayer" xlink:show="replace" text:style-name="Internet_20_link" text:visited-style-name="Visited_20_Internet_20_Link"><text:span text:style-name="T11">Remember, we said a single Kubernetes </text:span></text:a><text:soft-page-break/><text:a xlink:type="simple" xlink:href="https://app.pluralsight.com/course-player?clipId=666cc7fe-3361-4a26-9c10-8cb212cd270c&amp;startTime=119.74" office:target-frame-name="psplayer" xlink:show="replace" text:style-name="Internet_20_link" text:visited-style-name="Visited_20_Internet_20_Link"><text:span text:style-name="T11">secret can contain multiple keys,</text:span></text:a><text:span text:style-name="T13"> </text:span><text:a xlink:type="simple" xlink:href="https://app.pluralsight.com/course-player?clipId=666cc7fe-3361-4a26-9c10-8cb212cd270c&amp;startTime=125.36" office:target-frame-name="psplayer" xlink:show="replace" text:style-name="Internet_20_link" text:visited-style-name="Visited_20_Internet_20_Link"><text:span text:style-name="T11">even though we're only using one in this example.</text:span></text:a><text:span text:style-name="T13"> </text:span><text:a xlink:type="simple" xlink:href="https://app.pluralsight.com/course-player?clipId=666cc7fe-3361-4a26-9c10-8cb212cd270c&amp;startTime=129.44" office:target-frame-name="psplayer" xlink:show="replace" text:style-name="Internet_20_link" text:visited-style-name="Visited_20_Internet_20_Link"><text:span text:style-name="T11">We also need to tell it which secret store to use.</text:span></text:a><text:span text:style-name="T13"> </text:span><text:a xlink:type="simple" xlink:href="https://app.pluralsight.com/course-player?clipId=666cc7fe-3361-4a26-9c10-8cb212cd270c&amp;startTime=132.56" office:target-frame-name="psplayer" xlink:show="replace" text:style-name="Internet_20_link" text:visited-style-name="Visited_20_Internet_20_Link"><text:span text:style-name="T11">So here, we're just saying Kubernetes,</text:span></text:a><text:span text:style-name="T13"> </text:span><text:a xlink:type="simple" xlink:href="https://app.pluralsight.com/course-player?clipId=666cc7fe-3361-4a26-9c10-8cb212cd270c&amp;startTime=135.64" office:target-frame-name="psplayer" xlink:show="replace" text:style-name="Internet_20_link" text:visited-style-name="Visited_20_Internet_20_Link"><text:span text:style-name="T11">and this secretStore is set up by default for us when we</text:span></text:a><text:span text:style-name="T13"> </text:span><text:a xlink:type="simple" xlink:href="https://app.pluralsight.com/course-player?clipId=666cc7fe-3361-4a26-9c10-8cb212cd270c&amp;startTime=139.58" office:target-frame-name="psplayer" xlink:show="replace" text:style-name="Internet_20_link" text:visited-style-name="Visited_20_Internet_20_Link"><text:span text:style-name="T11">enable Dapr on a Kubernetes cluster, which makes it really convenient to use,</text:span></text:a><text:span text:style-name="T13"> </text:span><text:a xlink:type="simple" xlink:href="https://app.pluralsight.com/course-player?clipId=666cc7fe-3361-4a26-9c10-8cb212cd270c&amp;startTime=145.04" office:target-frame-name="psplayer" xlink:show="replace" text:style-name="Internet_20_link" text:visited-style-name="Visited_20_Internet_20_Link"><text:span text:style-name="T11">but obviously, if you prefer to use a different secret store,</text:span></text:a><text:span text:style-name="T13"> </text:span><text:a xlink:type="simple" xlink:href="https://app.pluralsight.com/course-player?clipId=666cc7fe-3361-4a26-9c10-8cb212cd270c&amp;startTime=148.55" office:target-frame-name="psplayer" xlink:show="replace" text:style-name="Internet_20_link" text:visited-style-name="Visited_20_Internet_20_Link"><text:span text:style-name="T11">you could point it there instead.</text:span></text:a><text:span text:style-name="T13"> </text:span><text:a xlink:type="simple" xlink:href="https://app.pluralsight.com/course-player?clipId=666cc7fe-3361-4a26-9c10-8cb212cd270c&amp;startTime=150.94" office:target-frame-name="psplayer" xlink:show="replace" text:style-name="Internet_20_link" text:visited-style-name="Visited_20_Internet_20_Link"><text:span text:style-name="T11">Now currently,</text:span></text:a><text:span text:style-name="T13"> </text:span><text:a xlink:type="simple" xlink:href="https://app.pluralsight.com/course-player?clipId=666cc7fe-3361-4a26-9c10-8cb212cd270c&amp;startTime=151.59" office:target-frame-name="psplayer" xlink:show="replace" text:style-name="Internet_20_link" text:visited-style-name="Visited_20_Internet_20_Link"><text:span text:style-name="T11">we haven't pushed any of these component definition</text:span></text:a><text:span text:style-name="T13"> </text:span><text:a xlink:type="simple" xlink:href="https://app.pluralsight.com/course-player?clipId=666cc7fe-3361-4a26-9c10-8cb212cd270c&amp;startTime=154.17" office:target-frame-name="psplayer" xlink:show="replace" text:style-name="Internet_20_link" text:visited-style-name="Visited_20_Internet_20_Link"><text:span text:style-name="T11">files into our Kubernetes cluster,</text:span></text:a><text:span text:style-name="T13"> </text:span><text:a xlink:type="simple" xlink:href="https://app.pluralsight.com/course-player?clipId=666cc7fe-3361-4a26-9c10-8cb212cd270c&amp;startTime=156.44" office:target-frame-name="psplayer" xlink:show="replace" text:style-name="Internet_20_link" text:visited-style-name="Visited_20_Internet_20_Link"><text:span text:style-name="T11">and we can do that quite simply with the kubectl apply command.</text:span></text:a><text:span text:style-name="T13"> </text:span><text:a xlink:type="simple" xlink:href="https://app.pluralsight.com/course-player?clipId=666cc7fe-3361-4a26-9c10-8cb212cd270c&amp;startTime=162.24" office:target-frame-name="psplayer" xlink:show="replace" text:style-name="Internet_20_link" text:visited-style-name="Visited_20_Internet_20_Link"><text:span text:style-name="T11">Here,</text:span></text:a><text:span text:style-name="T13"> </text:span><text:a xlink:type="simple" xlink:href="https://app.pluralsight.com/course-player?clipId=666cc7fe-3361-4a26-9c10-8cb212cd270c&amp;startTime=162.49" office:target-frame-name="psplayer" xlink:show="replace" text:style-name="Internet_20_link" text:visited-style-name="Visited_20_Internet_20_Link"><text:span text:style-name="T11">you can see the command to apply the pubsub and</text:span></text:a><text:span text:style-name="T13"> </text:span><text:a xlink:type="simple" xlink:href="https://app.pluralsight.com/course-player?clipId=666cc7fe-3361-4a26-9c10-8cb212cd270c&amp;startTime=165.97" office:target-frame-name="psplayer" xlink:show="replace" text:style-name="Internet_20_link" text:visited-style-name="Visited_20_Internet_20_Link"><text:span text:style-name="T11">statestore component definitions.</text:span></text:a><text:span text:style-name="T13"> </text:span><text:a xlink:type="simple" xlink:href="https://app.pluralsight.com/course-player?clipId=666cc7fe-3361-4a26-9c10-8cb212cd270c&amp;startTime=169.04" office:target-frame-name="psplayer" xlink:show="replace" text:style-name="Internet_20_link" text:visited-style-name="Visited_20_Internet_20_Link"><text:span text:style-name="T11">By the way,</text:span></text:a><text:span text:style-name="T13"> </text:span><text:a xlink:type="simple" xlink:href="https://app.pluralsight.com/course-player?clipId=666cc7fe-3361-4a26-9c10-8cb212cd270c&amp;startTime=169.55" office:target-frame-name="psplayer" xlink:show="replace" text:style-name="Internet_20_link" text:visited-style-name="Visited_20_Internet_20_Link"><text:span text:style-name="T11">this script also contains code to deploy a number of</text:span></text:a><text:span text:style-name="T13"> </text:span><text:a xlink:type="simple" xlink:href="https://app.pluralsight.com/course-player?clipId=666cc7fe-3361-4a26-9c10-8cb212cd270c&amp;startTime=173" office:target-frame-name="psplayer" xlink:show="replace" text:style-name="Internet_20_link" text:visited-style-name="Visited_20_Internet_20_Link"><text:span text:style-name="T11">additional components for things like bindings and</text:span></text:a><text:span text:style-name="T13"> </text:span><text:a xlink:type="simple" xlink:href="https://app.pluralsight.com/course-player?clipId=666cc7fe-3361-4a26-9c10-8cb212cd270c&amp;startTime=176.12" office:target-frame-name="psplayer" xlink:show="replace" text:style-name="Internet_20_link" text:visited-style-name="Visited_20_Internet_20_Link"><text:span text:style-name="T11">observability that we'll be using later.</text:span></text:a><text:span text:style-name="T13"> </text:span><text:a xlink:type="simple" xlink:href="https://app.pluralsight.com/course-player?clipId=666cc7fe-3361-4a26-9c10-8cb212cd270c&amp;startTime=179.64" office:target-frame-name="psplayer" xlink:show="replace" text:style-name="Internet_20_link" text:visited-style-name="Visited_20_Internet_20_Link"><text:span text:style-name="T11">And if you want to install GloboTicket yourself,</text:span></text:a><text:span text:style-name="T13"> </text:span><text:a xlink:type="simple" xlink:href="https://app.pluralsight.com/course-player?clipId=666cc7fe-3361-4a26-9c10-8cb212cd270c&amp;startTime=182.43" office:target-frame-name="psplayer" xlink:show="replace" text:style-name="Internet_20_link" text:visited-style-name="Visited_20_Internet_20_Link"><text:span text:style-name="T11">then you will need to complete these steps here as well that installs Zipkin,</text:span></text:a><text:span text:style-name="T13"> </text:span><text:a xlink:type="simple" xlink:href="https://app.pluralsight.com/course-player?clipId=666cc7fe-3361-4a26-9c10-8cb212cd270c&amp;startTime=186.82" office:target-frame-name="psplayer" xlink:show="replace" text:style-name="Internet_20_link" text:visited-style-name="Visited_20_Internet_20_Link"><text:span text:style-name="T11">the cron component, and the MailDev service,</text:span></text:a><text:span text:style-name="T13"> </text:span><text:a xlink:type="simple" xlink:href="https://app.pluralsight.com/course-player?clipId=666cc7fe-3361-4a26-9c10-8cb212cd270c&amp;startTime=190.84" office:target-frame-name="psplayer" xlink:show="replace" text:style-name="Internet_20_link" text:visited-style-name="Visited_20_Internet_20_Link"><text:span text:style-name="T11">and I'll be explaining more about those later on in this course.</text:span></text:a><text:span text:style-name="T13"> </text:span><text:a xlink:type="simple" xlink:href="https://app.pluralsight.com/course-player?clipId=666cc7fe-3361-4a26-9c10-8cb212cd270c&amp;startTime=195.04" office:target-frame-name="psplayer" xlink:show="replace" text:style-name="Internet_20_link" text:visited-style-name="Visited_20_Internet_20_Link"><text:span text:style-name="T11">The final thing we need to do to install GloboTicket onto our Kubernetes</text:span></text:a><text:span text:style-name="T13"> </text:span><text:a xlink:type="simple" xlink:href="https://app.pluralsight.com/course-player?clipId=666cc7fe-3361-4a26-9c10-8cb212cd270c&amp;startTime=199.19" office:target-frame-name="psplayer" xlink:show="replace" text:style-name="Internet_20_link" text:visited-style-name="Visited_20_Internet_20_Link"><text:span text:style-name="T11">cluster is to install the three microservices themselves,</text:span></text:a><text:span text:style-name="T13"> </text:span><text:a xlink:type="simple" xlink:href="https://app.pluralsight.com/course-player?clipId=666cc7fe-3361-4a26-9c10-8cb212cd270c&amp;startTime=203.84" office:target-frame-name="psplayer" xlink:show="replace" text:style-name="Internet_20_link" text:visited-style-name="Visited_20_Internet_20_Link"><text:span text:style-name="T11">so we'll do that with kubectl apply pointing at the YAML files for each of</text:span></text:a><text:span text:style-name="T13"> </text:span><text:a xlink:type="simple" xlink:href="https://app.pluralsight.com/course-player?clipId=666cc7fe-3361-4a26-9c10-8cb212cd270c&amp;startTime=208.74" office:target-frame-name="psplayer" xlink:show="replace" text:style-name="Internet_20_link" text:visited-style-name="Visited_20_Internet_20_Link"><text:span text:style-name="T11">those three microservices that we looked at earlier.</text:span></text:a><text:span text:style-name="T13"> </text:span><text:a xlink:type="simple" xlink:href="https://app.pluralsight.com/course-player?clipId=666cc7fe-3361-4a26-9c10-8cb212cd270c&amp;startTime=212.54" office:target-frame-name="psplayer" xlink:show="replace" text:style-name="Internet_20_link" text:visited-style-name="Visited_20_Internet_20_Link"><text:span text:style-name="T11">And I've shown some additional helpful commands here that you can use to</text:span></text:a><text:span text:style-name="T13"> </text:span><text:a xlink:type="simple" xlink:href="https://app.pluralsight.com/course-player?clipId=666cc7fe-3361-4a26-9c10-8cb212cd270c&amp;startTime=216.37" office:target-frame-name="psplayer" xlink:show="replace" text:style-name="Internet_20_link" text:visited-style-name="Visited_20_Internet_20_Link"><text:span text:style-name="T11">check that everything is running correctly on your cluster,</text:span></text:a><text:span text:style-name="T13"> </text:span><text:a xlink:type="simple" xlink:href="https://app.pluralsight.com/course-player?clipId=666cc7fe-3361-4a26-9c10-8cb212cd270c&amp;startTime=219.74" office:target-frame-name="psplayer" xlink:show="replace" text:style-name="Internet_20_link" text:visited-style-name="Visited_20_Internet_20_Link"><text:span text:style-name="T11">as well as examples of how to do things like restart one of</text:span></text:a><text:span text:style-name="T13"> </text:span><text:a xlink:type="simple" xlink:href="https://app.pluralsight.com/course-player?clipId=666cc7fe-3361-4a26-9c10-8cb212cd270c&amp;startTime=223.22" office:target-frame-name="psplayer" xlink:show="replace" text:style-name="Internet_20_link" text:visited-style-name="Visited_20_Internet_20_Link"><text:span text:style-name="T11">the microservices or examine the logs,</text:span></text:a><text:span text:style-name="T13"> </text:span><text:a xlink:type="simple" xlink:href="https://app.pluralsight.com/course-player?clipId=666cc7fe-3361-4a26-9c10-8cb212cd270c&amp;startTime=226.43" office:target-frame-name="psplayer" xlink:show="replace" text:style-name="Internet_20_link" text:visited-style-name="Visited_20_Internet_20_Link"><text:span text:style-name="T11">which can be very useful when you're troubleshooting.</text:span></text:a><text:span text:style-name="T13"> </text:span><text:a xlink:type="simple" xlink:href="https://app.pluralsight.com/course-player?clipId=666cc7fe-3361-4a26-9c10-8cb212cd270c&amp;startTime=229.64" office:target-frame-name="psplayer" xlink:show="replace" text:style-name="Internet_20_link" text:visited-style-name="Visited_20_Internet_20_Link"><text:span text:style-name="T11">Let me just run this command to see the Kubernetes deployments, for example.</text:span></text:a><text:span text:style-name="T13"> </text:span><text:a xlink:type="simple" xlink:href="https://app.pluralsight.com/course-player?clipId=666cc7fe-3361-4a26-9c10-8cb212cd270c&amp;startTime=234.44" office:target-frame-name="psplayer" xlink:show="replace" text:style-name="Internet_20_link" text:visited-style-name="Visited_20_Internet_20_Link"><text:span text:style-name="T11">And here, you can see the three microservices that I've installed,</text:span></text:a><text:span text:style-name="T13"> </text:span><text:a xlink:type="simple" xlink:href="https://app.pluralsight.com/course-player?clipId=666cc7fe-3361-4a26-9c10-8cb212cd270c&amp;startTime=238.44" office:target-frame-name="psplayer" xlink:show="replace" text:style-name="Internet_20_link" text:visited-style-name="Visited_20_Internet_20_Link"><text:span text:style-name="T11">as well as the MailDev and the Zipkin containers that</text:span></text:a><text:span text:style-name="T13"> </text:span><text:a xlink:type="simple" xlink:href="https://app.pluralsight.com/course-player?clipId=666cc7fe-3361-4a26-9c10-8cb212cd270c&amp;startTime=241.73" office:target-frame-name="psplayer" xlink:show="replace" text:style-name="Internet_20_link" text:visited-style-name="Visited_20_Internet_20_Link"><text:span text:style-name="T11">we'll see in action later on in this course when we</text:span></text:a><text:span text:style-name="T13"> </text:span><text:a xlink:type="simple" xlink:href="https://app.pluralsight.com/course-player?clipId=666cc7fe-3361-4a26-9c10-8cb212cd270c&amp;startTime=244.52" office:target-frame-name="psplayer" xlink:show="replace" text:style-name="Internet_20_link" text:visited-style-name="Visited_20_Internet_20_Link"><text:span text:style-name="T11">implement bindings and observability.</text:span></text:a><text:span text:style-name="T13"> </text:span><text:a xlink:type="simple" xlink:href="https://app.pluralsight.com/course-player?clipId=666cc7fe-3361-4a26-9c10-8cb212cd270c&amp;startTime=247.64" office:target-frame-name="psplayer" xlink:show="replace" text:style-name="Internet_20_link" text:visited-style-name="Visited_20_Internet_20_Link"><text:span text:style-name="T11">And if like me you're using the Azure Kubernetes</text:span></text:a><text:span text:style-name="T13"> </text:span><text:a xlink:type="simple" xlink:href="https://app.pluralsight.com/course-player?clipId=666cc7fe-3361-4a26-9c10-8cb212cd270c&amp;startTime=250.49" office:target-frame-name="psplayer" xlink:show="replace" text:style-name="Internet_20_link" text:visited-style-name="Visited_20_Internet_20_Link"><text:span text:style-name="T11">service to host your Kubernetes cluster,</text:span></text:a><text:span text:style-name="T13"> </text:span><text:a xlink:type="simple" xlink:href="https://app.pluralsight.com/course-player?clipId=666cc7fe-3361-4a26-9c10-8cb212cd270c&amp;startTime=253.64" office:target-frame-name="psplayer" xlink:show="replace" text:style-name="Internet_20_link" text:visited-style-name="Visited_20_Internet_20_Link"><text:span text:style-name="T11">then this command will launch the Azure portal and navigate to the AKS cluster,</text:span></text:a><text:span text:style-name="T13"> </text:span><text:a xlink:type="simple" xlink:href="https://app.pluralsight.com/course-player?clipId=666cc7fe-3361-4a26-9c10-8cb212cd270c&amp;startTime=259.14" office:target-frame-name="psplayer" xlink:show="replace" text:style-name="Internet_20_link" text:visited-style-name="Visited_20_Internet_20_Link"><text:span text:style-name="T11">which allows you to explore all of the resources configured in your</text:span></text:a><text:span text:style-name="T13"> </text:span><text:a xlink:type="simple" xlink:href="https://app.pluralsight.com/course-player?clipId=666cc7fe-3361-4a26-9c10-8cb212cd270c&amp;startTime=262.78" office:target-frame-name="psplayer" xlink:show="replace" text:style-name="Internet_20_link" text:visited-style-name="Visited_20_Internet_20_Link"><text:span text:style-name="T11">Kubernetes cluster and to check on the health.</text:span></text:a><text:span text:style-name="T13"> </text:span><text:a xlink:type="simple" xlink:href="https://app.pluralsight.com/course-player?clipId=666cc7fe-3361-4a26-9c10-8cb212cd270c&amp;startTime=266.64" office:target-frame-name="psplayer" xlink:show="replace" text:style-name="Internet_20_link" text:visited-style-name="Visited_20_Internet_20_Link"><text:span text:style-name="T11">Okay, now I do appreciate that was quite a lot to go through,</text:span></text:a><text:span text:style-name="T13"> </text:span><text:a xlink:type="simple" xlink:href="https://app.pluralsight.com/course-player?clipId=666cc7fe-3361-4a26-9c10-8cb212cd270c&amp;startTime=270.24" office:target-frame-name="psplayer" xlink:show="replace" text:style-name="Internet_20_link" text:visited-style-name="Visited_20_Internet_20_Link"><text:span text:style-name="T11">and if you're new to Kubernetes,</text:span></text:a><text:span text:style-name="T13"> </text:span><text:a xlink:type="simple" xlink:href="https://app.pluralsight.com/course-player?clipId=666cc7fe-3361-4a26-9c10-8cb212cd270c&amp;startTime=272" office:target-frame-name="psplayer" xlink:show="replace" text:style-name="Internet_20_link" text:visited-style-name="Visited_20_Internet_20_Link"><text:span text:style-name="T11">it might seem overwhelming as Kubernetes itself is a very</text:span></text:a><text:span text:style-name="T13"> </text:span><text:a xlink:type="simple" xlink:href="https://app.pluralsight.com/course-player?clipId=666cc7fe-3361-4a26-9c10-8cb212cd270c&amp;startTime=275.74" office:target-frame-name="psplayer" xlink:show="replace" text:style-name="Internet_20_link" text:visited-style-name="Visited_20_Internet_20_Link"><text:span text:style-name="T11">powerful platform with lots of capabilities,</text:span></text:a><text:span text:style-name="T13"> </text:span><text:a xlink:type="simple" xlink:href="https://app.pluralsight.com/course-player?clipId=666cc7fe-3361-4a26-9c10-8cb212cd270c&amp;startTime=279.24" office:target-frame-name="psplayer" xlink:show="replace" text:style-name="Internet_20_link" text:visited-style-name="Visited_20_Internet_20_Link"><text:span text:style-name="T11">but once you do become familiar with Kubernetes resource definitions,</text:span></text:a><text:span text:style-name="T13"> </text:span><text:a xlink:type="simple" xlink:href="https://app.pluralsight.com/course-player?clipId=666cc7fe-3361-4a26-9c10-8cb212cd270c&amp;startTime=283.74" office:target-frame-name="psplayer" xlink:show="replace" text:style-name="Internet_20_link" text:visited-style-name="Visited_20_Internet_20_Link"><text:span text:style-name="T11">then you'll recognize that adding Dapr to a Kubernetes microservices</text:span></text:a><text:span text:style-name="T13"> </text:span><text:a xlink:type="simple" xlink:href="https://app.pluralsight.com/course-player?clipId=666cc7fe-3361-4a26-9c10-8cb212cd270c&amp;startTime=287.61" office:target-frame-name="psplayer" xlink:show="replace" text:style-name="Internet_20_link" text:visited-style-name="Visited_20_Internet_20_Link"><text:span text:style-name="T11">application is actually relatively straightforward.</text:span></text:a><text:span text:style-name="T13"> </text:span><text:a xlink:type="simple" xlink:href="https://app.pluralsight.com/course-player?clipId=666cc7fe-3361-4a26-9c10-8cb212cd270c&amp;startTime=291.74" office:target-frame-name="psplayer" xlink:show="replace" text:style-name="Internet_20_link" text:visited-style-name="Visited_20_Internet_20_Link"><text:span text:style-name="T11">In the next demo,</text:span></text:a><text:span text:style-name="T13"> </text:span><text:a xlink:type="simple" xlink:href="https://app.pluralsight.com/course-player?clipId=666cc7fe-3361-4a26-9c10-8cb212cd270c&amp;startTime=292.64" office:target-frame-name="psplayer" xlink:show="replace" text:style-name="Internet_20_link" text:visited-style-name="Visited_20_Internet_20_Link"><text:span text:style-name="T11">we're going to check that this is all working as expected and that we can access secrets.</text:span></text:a></text:p>
      <text:h text:style-name="P2" text:outline-level="3"><text:a xlink:type="simple" xlink:href="https://app.pluralsight.com/course-player?clipId=7b619c38-cbc3-475d-91fd-5664bb17c5c3" office:target-frame-name="psplayer" xlink:show="replace" text:style-name="Internet_20_link" text:visited-style-name="Visited_20_Internet_20_Link"><text:span text:style-name="T11">Demo: Running on Kubernetes Part 4 - Accessing Kubernetes Secrets</text:span></text:a></text:h>
      <text:p text:style-name="P5"><text:a xlink:type="simple" xlink:href="https://app.pluralsight.com/course-player?clipId=7b619c38-cbc3-475d-91fd-5664bb17c5c3&amp;startTime=1.04" office:target-frame-name="psplayer" xlink:show="replace" text:style-name="Internet_20_link" text:visited-style-name="Visited_20_Internet_20_Link"><text:span text:style-name="T11">In this final part of our demo,</text:span></text:a><text:span text:style-name="T13"> </text:span><text:a xlink:type="simple" xlink:href="https://app.pluralsight.com/course-player?clipId=7b619c38-cbc3-475d-91fd-5664bb17c5c3&amp;startTime=2.99" office:target-frame-name="psplayer" xlink:show="replace" text:style-name="Internet_20_link" text:visited-style-name="Visited_20_Internet_20_Link"><text:span text:style-name="T11">we'll see the Dapr secret access in action on Kubernetes</text:span></text:a><text:span text:style-name="T13"> </text:span><text:a xlink:type="simple" xlink:href="https://app.pluralsight.com/course-player?clipId=7b619c38-cbc3-475d-91fd-5664bb17c5c3&amp;startTime=7.56" office:target-frame-name="psplayer" xlink:show="replace" text:style-name="Internet_20_link" text:visited-style-name="Visited_20_Internet_20_Link"><text:span text:style-name="T11">and test that it's all actually working.</text:span></text:a><text:span text:style-name="T13"> </text:span><text:a xlink:type="simple" xlink:href="https://app.pluralsight.com/course-player?clipId=7b619c38-cbc3-475d-91fd-5664bb17c5c3&amp;startTime=10.74" office:target-frame-name="psplayer" xlink:show="replace" text:style-name="Internet_20_link" text:visited-style-name="Visited_20_Internet_20_Link"><text:span text:style-name="T11">Basically, if we've set up everything right,</text:span></text:a><text:span text:style-name="T13"> </text:span><text:a xlink:type="simple" xlink:href="https://app.pluralsight.com/course-player?clipId=7b619c38-cbc3-475d-91fd-5664bb17c5c3&amp;startTime=13.18" office:target-frame-name="psplayer" xlink:show="replace" text:style-name="Internet_20_link" text:visited-style-name="Visited_20_Internet_20_Link"><text:span text:style-name="T11">our state store and pub sub components will be able to use the</text:span></text:a><text:span text:style-name="T13"> </text:span><text:a xlink:type="simple" xlink:href="https://app.pluralsight.com/course-player?clipId=7b619c38-cbc3-475d-91fd-5664bb17c5c3&amp;startTime=18.15" office:target-frame-name="psplayer" xlink:show="replace" text:style-name="Internet_20_link" text:visited-style-name="Visited_20_Internet_20_Link"><text:span text:style-name="T11">Azure resources that they're pointing at,</text:span></text:a><text:span text:style-name="T13"> </text:span><text:a xlink:type="simple" xlink:href="https://app.pluralsight.com/course-player?clipId=7b619c38-cbc3-475d-91fd-5664bb17c5c3&amp;startTime=20.75" office:target-frame-name="psplayer" xlink:show="replace" text:style-name="Internet_20_link" text:visited-style-name="Visited_20_Internet_20_Link"><text:span text:style-name="T11">and our catalog service will be able to fetch the connection</text:span></text:a><text:span text:style-name="T13"> </text:span><text:a xlink:type="simple" xlink:href="https://app.pluralsight.com/course-player?clipId=7b619c38-cbc3-475d-91fd-5664bb17c5c3&amp;startTime=24.22" office:target-frame-name="psplayer" xlink:show="replace" text:style-name="Internet_20_link" text:visited-style-name="Visited_20_Internet_20_Link"><text:span text:style-name="T11">string secret from the Kubernetes secret store.</text:span></text:a><text:span text:style-name="T13"> </text:span><text:a xlink:type="simple" xlink:href="https://app.pluralsight.com/course-player?clipId=7b619c38-cbc3-475d-91fd-5664bb17c5c3&amp;startTime=28.04" office:target-frame-name="psplayer" xlink:show="replace" text:style-name="Internet_20_link" text:visited-style-name="Visited_20_Internet_20_Link"><text:span text:style-name="T11">I've included a useful script that helps us find the IP address</text:span></text:a><text:span text:style-name="T13"> </text:span><text:a xlink:type="simple" xlink:href="https://app.pluralsight.com/course-player?clipId=7b619c38-cbc3-475d-91fd-5664bb17c5c3&amp;startTime=32.02" office:target-frame-name="psplayer" xlink:show="replace" text:style-name="Internet_20_link" text:visited-style-name="Visited_20_Internet_20_Link"><text:span text:style-name="T11">of the frontend service running in Azure,</text:span></text:a><text:span text:style-name="T13"> </text:span><text:a xlink:type="simple" xlink:href="https://app.pluralsight.com/course-player?clipId=7b619c38-cbc3-475d-91fd-5664bb17c5c3&amp;startTime=35.04" office:target-frame-name="psplayer" xlink:show="replace" text:style-name="Internet_20_link" text:visited-style-name="Visited_20_Internet_20_Link"><text:span text:style-name="T11">and I'm using PowerShell to launch a browser to that address on port 8080.</text:span></text:a><text:span text:style-name="T13"> </text:span><text:a xlink:type="simple" xlink:href="https://app.pluralsight.com/course-player?clipId=7b619c38-cbc3-475d-91fd-5664bb17c5c3&amp;startTime=40.74" office:target-frame-name="psplayer" xlink:show="replace" text:style-name="Internet_20_link" text:visited-style-name="Visited_20_Internet_20_Link"><text:span text:style-name="T11">And we can see it's loaded successfully,</text:span></text:a><text:span text:style-name="T13"> </text:span><text:a xlink:type="simple" xlink:href="https://app.pluralsight.com/course-player?clipId=7b619c38-cbc3-475d-91fd-5664bb17c5c3&amp;startTime=43.42" office:target-frame-name="psplayer" xlink:show="replace" text:style-name="Internet_20_link" text:visited-style-name="Visited_20_Internet_20_Link"><text:span text:style-name="T11">I can see the list of events, and I'll put something in the basket,</text:span></text:a><text:span text:style-name="T13"> </text:span><text:a xlink:type="simple" xlink:href="https://app.pluralsight.com/course-player?clipId=7b619c38-cbc3-475d-91fd-5664bb17c5c3&amp;startTime=47.27" office:target-frame-name="psplayer" xlink:show="replace" text:style-name="Internet_20_link" text:visited-style-name="Visited_20_Internet_20_Link"><text:span text:style-name="T11">and I'll quickly go through the whole purchasing process</text:span></text:a><text:span text:style-name="T13"> </text:span><text:a xlink:type="simple" xlink:href="https://app.pluralsight.com/course-player?clipId=7b619c38-cbc3-475d-91fd-5664bb17c5c3&amp;startTime=50.86" office:target-frame-name="psplayer" xlink:show="replace" text:style-name="Internet_20_link" text:visited-style-name="Visited_20_Internet_20_Link"><text:span text:style-name="T11">entering some data about who has placed the order.</text:span></text:a><text:span text:style-name="T13"> </text:span><text:a xlink:type="simple" xlink:href="https://app.pluralsight.com/course-player?clipId=7b619c38-cbc3-475d-91fd-5664bb17c5c3&amp;startTime=54.84" office:target-frame-name="psplayer" xlink:show="replace" text:style-name="Internet_20_link" text:visited-style-name="Visited_20_Internet_20_Link"><text:span text:style-name="T11">And once I've completed that,</text:span></text:a><text:span text:style-name="T13"> </text:span><text:a xlink:type="simple" xlink:href="https://app.pluralsight.com/course-player?clipId=7b619c38-cbc3-475d-91fd-5664bb17c5c3&amp;startTime=56.48" office:target-frame-name="psplayer" xlink:show="replace" text:style-name="Internet_20_link" text:visited-style-name="Visited_20_Internet_20_Link"><text:span text:style-name="T11">we're going to go back and view the logs to check that</text:span></text:a><text:span text:style-name="T13"> </text:span><text:a xlink:type="simple" xlink:href="https://app.pluralsight.com/course-player?clipId=7b619c38-cbc3-475d-91fd-5664bb17c5c3&amp;startTime=59.37" office:target-frame-name="psplayer" xlink:show="replace" text:style-name="Internet_20_link" text:visited-style-name="Visited_20_Internet_20_Link"><text:span text:style-name="T11">our secrets are working as expected.</text:span></text:a><text:span text:style-name="T13"> </text:span><text:a xlink:type="simple" xlink:href="https://app.pluralsight.com/course-player?clipId=7b619c38-cbc3-475d-91fd-5664bb17c5c3&amp;startTime=62.54" office:target-frame-name="psplayer" xlink:show="replace" text:style-name="Internet_20_link" text:visited-style-name="Visited_20_Internet_20_Link"><text:span text:style-name="T11">In Kubernetes, to get the logs, you need to know the pod name,</text:span></text:a><text:span text:style-name="T13"> </text:span><text:a xlink:type="simple" xlink:href="https://app.pluralsight.com/course-player?clipId=7b619c38-cbc3-475d-91fd-5664bb17c5c3&amp;startTime=66.44" office:target-frame-name="psplayer" xlink:show="replace" text:style-name="Internet_20_link" text:visited-style-name="Visited_20_Internet_20_Link"><text:span text:style-name="T11">and again,</text:span></text:a><text:span text:style-name="T13"> </text:span><text:a xlink:type="simple" xlink:href="https://app.pluralsight.com/course-player?clipId=7b619c38-cbc3-475d-91fd-5664bb17c5c3&amp;startTime=67.06" office:target-frame-name="psplayer" xlink:show="replace" text:style-name="Internet_20_link" text:visited-style-name="Visited_20_Internet_20_Link"><text:span text:style-name="T11">I've added some helpful commands here to get the pod</text:span></text:a><text:span text:style-name="T13"> </text:span><text:a xlink:type="simple" xlink:href="https://app.pluralsight.com/course-player?clipId=7b619c38-cbc3-475d-91fd-5664bb17c5c3&amp;startTime=69.92" office:target-frame-name="psplayer" xlink:show="replace" text:style-name="Internet_20_link" text:visited-style-name="Visited_20_Internet_20_Link"><text:span text:style-name="T11">names for each of the microservices.</text:span></text:a><text:span text:style-name="T13"> </text:span><text:a xlink:type="simple" xlink:href="https://app.pluralsight.com/course-player?clipId=7b619c38-cbc3-475d-91fd-5664bb17c5c3&amp;startTime=72.94" office:target-frame-name="psplayer" xlink:show="replace" text:style-name="Internet_20_link" text:visited-style-name="Visited_20_Internet_20_Link"><text:span text:style-name="T11">So I'll run these,</text:span></text:a><text:span text:style-name="T13"> </text:span><text:a xlink:type="simple" xlink:href="https://app.pluralsight.com/course-player?clipId=7b619c38-cbc3-475d-91fd-5664bb17c5c3&amp;startTime=75.24" office:target-frame-name="psplayer" xlink:show="replace" text:style-name="Internet_20_link" text:visited-style-name="Visited_20_Internet_20_Link"><text:span text:style-name="T11">and now I can use the kubectl logs command to ask to</text:span></text:a><text:span text:style-name="T13"> </text:span><text:a xlink:type="simple" xlink:href="https://app.pluralsight.com/course-player?clipId=7b619c38-cbc3-475d-91fd-5664bb17c5c3&amp;startTime=79.08" office:target-frame-name="psplayer" xlink:show="replace" text:style-name="Internet_20_link" text:visited-style-name="Visited_20_Internet_20_Link"><text:span text:style-name="T11">see the logs from the catalog pod, and in particular,</text:span></text:a><text:span text:style-name="T13"> </text:span><text:a xlink:type="simple" xlink:href="https://app.pluralsight.com/course-player?clipId=7b619c38-cbc3-475d-91fd-5664bb17c5c3&amp;startTime=83.04" office:target-frame-name="psplayer" xlink:show="replace" text:style-name="Internet_20_link" text:visited-style-name="Visited_20_Internet_20_Link"><text:span text:style-name="T11">from the container in that pod called catalog.</text:span></text:a><text:span text:style-name="T13"> </text:span><text:a xlink:type="simple" xlink:href="https://app.pluralsight.com/course-player?clipId=7b619c38-cbc3-475d-91fd-5664bb17c5c3&amp;startTime=86.74" office:target-frame-name="psplayer" xlink:show="replace" text:style-name="Internet_20_link" text:visited-style-name="Visited_20_Internet_20_Link"><text:span text:style-name="T11">If we look at these logs,</text:span></text:a><text:span text:style-name="T13"> </text:span><text:a xlink:type="simple" xlink:href="https://app.pluralsight.com/course-player?clipId=7b619c38-cbc3-475d-91fd-5664bb17c5c3&amp;startTime=87.97" office:target-frame-name="psplayer" xlink:show="replace" text:style-name="Internet_20_link" text:visited-style-name="Visited_20_Internet_20_Link"><text:span text:style-name="T11">we can see that the catalog </text:span></text:a><text:soft-page-break/><text:a xlink:type="simple" xlink:href="https://app.pluralsight.com/course-player?clipId=7b619c38-cbc3-475d-91fd-5664bb17c5c3&amp;startTime=87.97" office:target-frame-name="psplayer" xlink:show="replace" text:style-name="Internet_20_link" text:visited-style-name="Visited_20_Internet_20_Link"><text:span text:style-name="T11">service was able to</text:span></text:a><text:span text:style-name="T13"> </text:span><text:a xlink:type="simple" xlink:href="https://app.pluralsight.com/course-player?clipId=7b619c38-cbc3-475d-91fd-5664bb17c5c3&amp;startTime=91.19" office:target-frame-name="psplayer" xlink:show="replace" text:style-name="Internet_20_link" text:visited-style-name="Visited_20_Internet_20_Link"><text:span text:style-name="T11">programmatically access the Connection string secret that</text:span></text:a><text:span text:style-name="T13"> </text:span><text:a xlink:type="simple" xlink:href="https://app.pluralsight.com/course-player?clipId=7b619c38-cbc3-475d-91fd-5664bb17c5c3&amp;startTime=94.87" office:target-frame-name="psplayer" xlink:show="replace" text:style-name="Internet_20_link" text:visited-style-name="Visited_20_Internet_20_Link"><text:span text:style-name="T11">we added to the Kubernetes secret store.</text:span></text:a><text:span text:style-name="T13"> </text:span><text:a xlink:type="simple" xlink:href="https://app.pluralsight.com/course-player?clipId=7b619c38-cbc3-475d-91fd-5664bb17c5c3&amp;startTime=97.74" office:target-frame-name="psplayer" xlink:show="replace" text:style-name="Internet_20_link" text:visited-style-name="Visited_20_Internet_20_Link"><text:span text:style-name="T11">And if we view the log output from the ordering microservice,</text:span></text:a><text:span text:style-name="T13"> </text:span><text:a xlink:type="simple" xlink:href="https://app.pluralsight.com/course-player?clipId=7b619c38-cbc3-475d-91fd-5664bb17c5c3&amp;startTime=101.64" office:target-frame-name="psplayer" xlink:show="replace" text:style-name="Internet_20_link" text:visited-style-name="Visited_20_Internet_20_Link"><text:span text:style-name="T11">we can see that we received a message about the new order,</text:span></text:a><text:span text:style-name="T13"> </text:span><text:a xlink:type="simple" xlink:href="https://app.pluralsight.com/course-player?clipId=7b619c38-cbc3-475d-91fd-5664bb17c5c3&amp;startTime=105.24" office:target-frame-name="psplayer" xlink:show="replace" text:style-name="Internet_20_link" text:visited-style-name="Visited_20_Internet_20_Link"><text:span text:style-name="T11">and that proves that the pubsub component was successfully able to connect to</text:span></text:a><text:span text:style-name="T13"> </text:span><text:a xlink:type="simple" xlink:href="https://app.pluralsight.com/course-player?clipId=7b619c38-cbc3-475d-91fd-5664bb17c5c3&amp;startTime=110.15" office:target-frame-name="psplayer" xlink:show="replace" text:style-name="Internet_20_link" text:visited-style-name="Visited_20_Internet_20_Link"><text:span text:style-name="T11">Azure Service Bus to publish and subscribe to that topic,</text:span></text:a><text:span text:style-name="T13"> </text:span><text:a xlink:type="simple" xlink:href="https://app.pluralsight.com/course-player?clipId=7b619c38-cbc3-475d-91fd-5664bb17c5c3&amp;startTime=114.42" office:target-frame-name="psplayer" xlink:show="replace" text:style-name="Internet_20_link" text:visited-style-name="Visited_20_Internet_20_Link"><text:span text:style-name="T11">which means that it was able to access the connection string secret.</text:span></text:a><text:span text:style-name="T13"> </text:span><text:a xlink:type="simple" xlink:href="https://app.pluralsight.com/course-player?clipId=7b619c38-cbc3-475d-91fd-5664bb17c5c3&amp;startTime=119.04" office:target-frame-name="psplayer" xlink:show="replace" text:style-name="Internet_20_link" text:visited-style-name="Visited_20_Internet_20_Link"><text:span text:style-name="T11">That's almost it for this module, and if you've been following along in Azure,</text:span></text:a><text:span text:style-name="T13"> </text:span><text:a xlink:type="simple" xlink:href="https://app.pluralsight.com/course-player?clipId=7b619c38-cbc3-475d-91fd-5664bb17c5c3&amp;startTime=123.6" office:target-frame-name="psplayer" xlink:show="replace" text:style-name="Internet_20_link" text:visited-style-name="Visited_20_Internet_20_Link"><text:span text:style-name="T11">you may now want to delete the resource group that you</text:span></text:a><text:span text:style-name="T13"> </text:span><text:a xlink:type="simple" xlink:href="https://app.pluralsight.com/course-player?clipId=7b619c38-cbc3-475d-91fd-5664bb17c5c3&amp;startTime=126.12" office:target-frame-name="psplayer" xlink:show="replace" text:style-name="Internet_20_link" text:visited-style-name="Visited_20_Internet_20_Link"><text:span text:style-name="T11">created with the az group delete command,</text:span></text:a><text:span text:style-name="T13"> </text:span><text:a xlink:type="simple" xlink:href="https://app.pluralsight.com/course-player?clipId=7b619c38-cbc3-475d-91fd-5664bb17c5c3&amp;startTime=129.48" office:target-frame-name="psplayer" xlink:show="replace" text:style-name="Internet_20_link" text:visited-style-name="Visited_20_Internet_20_Link"><text:span text:style-name="T11">and that will mean that you're no longer paying for any of the Azure resources that we created in this demo.</text:span></text:a></text:p>
      <text:h text:style-name="P2" text:outline-level="3"><text:a xlink:type="simple" xlink:href="https://app.pluralsight.com/course-player?clipId=8ed44498-cab8-4d5c-94b7-5ae336db245e" office:target-frame-name="psplayer" xlink:show="replace" text:style-name="Internet_20_link" text:visited-style-name="Visited_20_Internet_20_Link"><text:span text:style-name="T11">Secret Scoping and Module Summary</text:span></text:a></text:h>
      <text:p text:style-name="P5"><text:a xlink:type="simple" xlink:href="https://app.pluralsight.com/course-player?clipId=8ed44498-cab8-4d5c-94b7-5ae336db245e&amp;startTime=0.94" office:target-frame-name="psplayer" xlink:show="replace" text:style-name="Internet_20_link" text:visited-style-name="Visited_20_Internet_20_Link"><text:span text:style-name="T11">Before we wrap up what we've learned in this module,</text:span></text:a><text:span text:style-name="T13"> </text:span><text:a xlink:type="simple" xlink:href="https://app.pluralsight.com/course-player?clipId=8ed44498-cab8-4d5c-94b7-5ae336db245e&amp;startTime=3.95" office:target-frame-name="psplayer" xlink:show="replace" text:style-name="Internet_20_link" text:visited-style-name="Visited_20_Internet_20_Link"><text:span text:style-name="T11">I want to highlight one additional feature of the Dapr secrets building</text:span></text:a><text:span text:style-name="T13"> </text:span><text:a xlink:type="simple" xlink:href="https://app.pluralsight.com/course-player?clipId=8ed44498-cab8-4d5c-94b7-5ae336db245e&amp;startTime=8.17" office:target-frame-name="psplayer" xlink:show="replace" text:style-name="Internet_20_link" text:visited-style-name="Visited_20_Internet_20_Link"><text:span text:style-name="T11">block, and that's secret scoping. In a large application, we might have</text:span></text:a><text:span text:style-name="T13"> </text:span><text:a xlink:type="simple" xlink:href="https://app.pluralsight.com/course-player?clipId=8ed44498-cab8-4d5c-94b7-5ae336db245e&amp;startTime=13.79" office:target-frame-name="psplayer" xlink:show="replace" text:style-name="Internet_20_link" text:visited-style-name="Visited_20_Internet_20_Link"><text:span text:style-name="T11">many secrets and some of those secrets are specific to a single</text:span></text:a><text:span text:style-name="T13"> </text:span><text:a xlink:type="simple" xlink:href="https://app.pluralsight.com/course-player?clipId=8ed44498-cab8-4d5c-94b7-5ae336db245e&amp;startTime=17.93" office:target-frame-name="psplayer" xlink:show="replace" text:style-name="Internet_20_link" text:visited-style-name="Visited_20_Internet_20_Link"><text:span text:style-name="T11">microservice. Not every microservice will need access to every secret,</text:span></text:a><text:span text:style-name="T13"> </text:span><text:a xlink:type="simple" xlink:href="https://app.pluralsight.com/course-player?clipId=8ed44498-cab8-4d5c-94b7-5ae336db245e&amp;startTime=24.04" office:target-frame-name="psplayer" xlink:show="replace" text:style-name="Internet_20_link" text:visited-style-name="Visited_20_Internet_20_Link"><text:span text:style-name="T11">and if we want to follow the security best practice of principle of</text:span></text:a><text:span text:style-name="T13"> </text:span><text:a xlink:type="simple" xlink:href="https://app.pluralsight.com/course-player?clipId=8ed44498-cab8-4d5c-94b7-5ae336db245e&amp;startTime=28.52" office:target-frame-name="psplayer" xlink:show="replace" text:style-name="Internet_20_link" text:visited-style-name="Visited_20_Internet_20_Link"><text:span text:style-name="T11">least privilege,</text:span></text:a><text:span text:style-name="T13"> </text:span><text:a xlink:type="simple" xlink:href="https://app.pluralsight.com/course-player?clipId=8ed44498-cab8-4d5c-94b7-5ae336db245e&amp;startTime=29.94" office:target-frame-name="psplayer" xlink:show="replace" text:style-name="Internet_20_link" text:visited-style-name="Visited_20_Internet_20_Link"><text:span text:style-name="T11">then we only want to allow microservices to access the secrets</text:span></text:a><text:span text:style-name="T13"> </text:span><text:a xlink:type="simple" xlink:href="https://app.pluralsight.com/course-player?clipId=8ed44498-cab8-4d5c-94b7-5ae336db245e&amp;startTime=34.09" office:target-frame-name="psplayer" xlink:show="replace" text:style-name="Internet_20_link" text:visited-style-name="Visited_20_Internet_20_Link"><text:span text:style-name="T11">that they actually need, and this page in the official Dapper</text:span></text:a><text:span text:style-name="T13"> </text:span><text:a xlink:type="simple" xlink:href="https://app.pluralsight.com/course-player?clipId=8ed44498-cab8-4d5c-94b7-5ae336db245e&amp;startTime=37.98" office:target-frame-name="psplayer" xlink:show="replace" text:style-name="Internet_20_link" text:visited-style-name="Visited_20_Internet_20_Link"><text:span text:style-name="T11">documentation gives some helpful examples showing how to achieve</text:span></text:a><text:span text:style-name="T13"> </text:span><text:a xlink:type="simple" xlink:href="https://app.pluralsight.com/course-player?clipId=8ed44498-cab8-4d5c-94b7-5ae336db245e&amp;startTime=42.91" office:target-frame-name="psplayer" xlink:show="replace" text:style-name="Internet_20_link" text:visited-style-name="Visited_20_Internet_20_Link"><text:span text:style-name="T11">different scoping rules.</text:span></text:a><text:span text:style-name="T13"> </text:span><text:a xlink:type="simple" xlink:href="https://app.pluralsight.com/course-player?clipId=8ed44498-cab8-4d5c-94b7-5ae336db245e&amp;startTime=45.44" office:target-frame-name="psplayer" xlink:show="replace" text:style-name="Internet_20_link" text:visited-style-name="Visited_20_Internet_20_Link"><text:span text:style-name="T11">As you can see in this example, we're only allowing access to</text:span></text:a><text:span text:style-name="T13"> </text:span><text:a xlink:type="simple" xlink:href="https://app.pluralsight.com/course-player?clipId=8ed44498-cab8-4d5c-94b7-5ae336db245e&amp;startTime=49.17" office:target-frame-name="psplayer" xlink:show="replace" text:style-name="Internet_20_link" text:visited-style-name="Visited_20_Internet_20_Link"><text:span text:style-name="T11">two specifically named secrets and denying access to all other</text:span></text:a><text:span text:style-name="T13"> </text:span><text:a xlink:type="simple" xlink:href="https://app.pluralsight.com/course-player?clipId=8ed44498-cab8-4d5c-94b7-5ae336db245e&amp;startTime=53.93" office:target-frame-name="psplayer" xlink:show="replace" text:style-name="Internet_20_link" text:visited-style-name="Visited_20_Internet_20_Link"><text:span text:style-name="T11">secrets, so for production scenarios,</text:span></text:a><text:span text:style-name="T13"> </text:span><text:a xlink:type="simple" xlink:href="https://app.pluralsight.com/course-player?clipId=8ed44498-cab8-4d5c-94b7-5ae336db245e&amp;startTime=57.37" office:target-frame-name="psplayer" xlink:show="replace" text:style-name="Internet_20_link" text:visited-style-name="Visited_20_Internet_20_Link"><text:span text:style-name="T11">you might want to consider adding this additional level of</text:span></text:a><text:span text:style-name="T13"> </text:span><text:a xlink:type="simple" xlink:href="https://app.pluralsight.com/course-player?clipId=8ed44498-cab8-4d5c-94b7-5ae336db245e&amp;startTime=60.25" office:target-frame-name="psplayer" xlink:show="replace" text:style-name="Internet_20_link" text:visited-style-name="Visited_20_Internet_20_Link"><text:span text:style-name="T11">security to your secret configuration.</text:span></text:a><text:span text:style-name="T13"> </text:span><text:a xlink:type="simple" xlink:href="https://app.pluralsight.com/course-player?clipId=8ed44498-cab8-4d5c-94b7-5ae336db245e&amp;startTime=63.84" office:target-frame-name="psplayer" xlink:show="replace" text:style-name="Internet_20_link" text:visited-style-name="Visited_20_Internet_20_Link"><text:span text:style-name="T11">In this module, we looked at the Dapr secrets management building block.</text:span></text:a><text:span text:style-name="T13"> </text:span><text:a xlink:type="simple" xlink:href="https://app.pluralsight.com/course-player?clipId=8ed44498-cab8-4d5c-94b7-5ae336db245e&amp;startTime=68.15" office:target-frame-name="psplayer" xlink:show="replace" text:style-name="Internet_20_link" text:visited-style-name="Visited_20_Internet_20_Link"><text:span text:style-name="T11">We saw how Dapr supports a number of underlying secret stores that your</text:span></text:a><text:span text:style-name="T13"> </text:span><text:a xlink:type="simple" xlink:href="https://app.pluralsight.com/course-player?clipId=8ed44498-cab8-4d5c-94b7-5ae336db245e&amp;startTime=73.36" office:target-frame-name="psplayer" xlink:show="replace" text:style-name="Internet_20_link" text:visited-style-name="Visited_20_Internet_20_Link"><text:span text:style-name="T11">component definition can switch between.</text:span></text:a><text:span text:style-name="T13"> </text:span><text:a xlink:type="simple" xlink:href="https://app.pluralsight.com/course-player?clipId=8ed44498-cab8-4d5c-94b7-5ae336db245e&amp;startTime=76.44" office:target-frame-name="psplayer" xlink:show="replace" text:style-name="Internet_20_link" text:visited-style-name="Visited_20_Internet_20_Link"><text:span text:style-name="T11">In particular,</text:span></text:a><text:span text:style-name="T13"> </text:span><text:a xlink:type="simple" xlink:href="https://app.pluralsight.com/course-player?clipId=8ed44498-cab8-4d5c-94b7-5ae336db245e&amp;startTime=77.32" office:target-frame-name="psplayer" xlink:show="replace" text:style-name="Internet_20_link" text:visited-style-name="Visited_20_Internet_20_Link"><text:span text:style-name="T11">we used the local file secret store for local development and the</text:span></text:a><text:span text:style-name="T13"> </text:span><text:a xlink:type="simple" xlink:href="https://app.pluralsight.com/course-player?clipId=8ed44498-cab8-4d5c-94b7-5ae336db245e&amp;startTime=81.68" office:target-frame-name="psplayer" xlink:show="replace" text:style-name="Internet_20_link" text:visited-style-name="Visited_20_Internet_20_Link"><text:span text:style-name="T11">Kubernetes secret store when we were running on Kubernetes. We saw how</text:span></text:a><text:span text:style-name="T13"> </text:span><text:a xlink:type="simple" xlink:href="https://app.pluralsight.com/course-player?clipId=8ed44498-cab8-4d5c-94b7-5ae336db245e&amp;startTime=86.66" office:target-frame-name="psplayer" xlink:show="replace" text:style-name="Internet_20_link" text:visited-style-name="Visited_20_Internet_20_Link"><text:span text:style-name="T11">secrets can be accessed either from within a component definition file</text:span></text:a><text:span text:style-name="T13"> </text:span><text:a xlink:type="simple" xlink:href="https://app.pluralsight.com/course-player?clipId=8ed44498-cab8-4d5c-94b7-5ae336db245e&amp;startTime=91.14" office:target-frame-name="psplayer" xlink:show="replace" text:style-name="Internet_20_link" text:visited-style-name="Visited_20_Internet_20_Link"><text:span text:style-name="T11">with the secretKeyRef property or programmatically by calling the Dapr</text:span></text:a><text:span text:style-name="T13"> </text:span><text:a xlink:type="simple" xlink:href="https://app.pluralsight.com/course-player?clipId=8ed44498-cab8-4d5c-94b7-5ae336db245e&amp;startTime=96.66" office:target-frame-name="psplayer" xlink:show="replace" text:style-name="Internet_20_link" text:visited-style-name="Visited_20_Internet_20_Link"><text:span text:style-name="T11">sidecar and asking for them, and we used the .NET Dapr SDK to simplify</text:span></text:a><text:span text:style-name="T13"> </text:span><text:a xlink:type="simple" xlink:href="https://app.pluralsight.com/course-player?clipId=8ed44498-cab8-4d5c-94b7-5ae336db245e&amp;startTime=102.72" office:target-frame-name="psplayer" xlink:show="replace" text:style-name="Internet_20_link" text:visited-style-name="Visited_20_Internet_20_Link"><text:span text:style-name="T11">doing that.</text:span></text:a><text:span text:style-name="T13"> </text:span><text:a xlink:type="simple" xlink:href="https://app.pluralsight.com/course-player?clipId=8ed44498-cab8-4d5c-94b7-5ae336db245e&amp;startTime=104.14" office:target-frame-name="psplayer" xlink:show="replace" text:style-name="Internet_20_link" text:visited-style-name="Visited_20_Internet_20_Link"><text:span text:style-name="T11">We also spent quite a bit of time looking in more detail at exactly how we</text:span></text:a><text:span text:style-name="T13"> </text:span><text:a xlink:type="simple" xlink:href="https://app.pluralsight.com/course-player?clipId=8ed44498-cab8-4d5c-94b7-5ae336db245e&amp;startTime=108.57" office:target-frame-name="psplayer" xlink:show="replace" text:style-name="Internet_20_link" text:visited-style-name="Visited_20_Internet_20_Link"><text:span text:style-name="T11">can get a Dapr application running on Kubernetes using kubectl apply to</text:span></text:a><text:span text:style-name="T13"> </text:span><text:a xlink:type="simple" xlink:href="https://app.pluralsight.com/course-player?clipId=8ed44498-cab8-4d5c-94b7-5ae336db245e&amp;startTime=114.51" office:target-frame-name="psplayer" xlink:show="replace" text:style-name="Internet_20_link" text:visited-style-name="Visited_20_Internet_20_Link"><text:span text:style-name="T11">configure our microservices and Dapr components.</text:span></text:a><text:span text:style-name="T13"> </text:span><text:a xlink:type="simple" xlink:href="https://app.pluralsight.com/course-player?clipId=8ed44498-cab8-4d5c-94b7-5ae336db245e&amp;startTime=118.44" office:target-frame-name="psplayer" xlink:show="replace" text:style-name="Internet_20_link" text:visited-style-name="Visited_20_Internet_20_Link"><text:span text:style-name="T11">In the next module,</text:span></text:a><text:span text:style-name="T13"> </text:span><text:a xlink:type="simple" xlink:href="https://app.pluralsight.com/course-player?clipId=8ed44498-cab8-4d5c-94b7-5ae336db245e&amp;startTime=119.59" office:target-frame-name="psplayer" xlink:show="replace" text:style-name="Internet_20_link" text:visited-style-name="Visited_20_Internet_20_Link"><text:span text:style-name="T11">we're going to see how the Dapr bindings building block can greatly simplify integrating with other services.</text:span></text:a></text:p>
      <text:h text:style-name="P1" text:outline-level="2"><text:a xlink:type="simple" xlink:href="https://app.pluralsight.com/course-player?clipId=07f0ab0c-f924-4107-afa5-67c2bf1659bb" office:target-frame-name="psplayer" xlink:show="replace" text:style-name="Internet_20_link" text:visited-style-name="Visited_20_Internet_20_Link"><text:span text:style-name="T11">Integrating with External Services Using Bindings</text:span></text:a></text:h>
      <text:h text:style-name="P2" text:outline-level="3"><text:a xlink:type="simple" xlink:href="https://app.pluralsight.com/course-player?clipId=07f0ab0c-f924-4107-afa5-67c2bf1659bb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07f0ab0c-f924-4107-afa5-67c2bf1659bb&amp;startTime=1.04" office:target-frame-name="psplayer" xlink:show="replace" text:style-name="Internet_20_link" text:visited-style-name="Visited_20_Internet_20_Link"><text:span text:style-name="T11">Hi.</text:span></text:a><text:span text:style-name="T13"> </text:span><text:a xlink:type="simple" xlink:href="https://app.pluralsight.com/course-player?clipId=07f0ab0c-f924-4107-afa5-67c2bf1659bb&amp;startTime=1.5" office:target-frame-name="psplayer" xlink:show="replace" text:style-name="Internet_20_link" text:visited-style-name="Visited_20_Internet_20_Link"><text:span text:style-name="T11">Mark Heath here, and in this module,</text:span></text:a><text:span text:style-name="T13"> </text:span><text:a xlink:type="simple" xlink:href="https://app.pluralsight.com/course-player?clipId=07f0ab0c-f924-4107-afa5-67c2bf1659bb&amp;startTime=4.15" office:target-frame-name="psplayer" xlink:show="replace" text:style-name="Internet_20_link" text:visited-style-name="Visited_20_Internet_20_Link"><text:span text:style-name="T11">we'll see how the Dapr bindings building block can greatly simplify</text:span></text:a><text:span text:style-name="T13"> </text:span><text:a xlink:type="simple" xlink:href="https://app.pluralsight.com/course-player?clipId=07f0ab0c-f924-4107-afa5-67c2bf1659bb&amp;startTime=9.11" office:target-frame-name="psplayer" xlink:show="replace" text:style-name="Internet_20_link" text:visited-style-name="Visited_20_Internet_20_Link"><text:span text:style-name="T11">the task of connecting to third‑party services.</text:span></text:a><text:span text:style-name="T13"> </text:span><text:a xlink:type="simple" xlink:href="https://app.pluralsight.com/course-player?clipId=07f0ab0c-f924-4107-afa5-67c2bf1659bb&amp;startTime=11.91" office:target-frame-name="psplayer" xlink:show="replace" text:style-name="Internet_20_link" text:visited-style-name="Visited_20_Internet_20_Link"><text:span text:style-name="T11">To help us understand what Dapr bindings do,</text:span></text:a><text:span text:style-name="T13"> </text:span><text:a xlink:type="simple" xlink:href="https://app.pluralsight.com/course-player?clipId=07f0ab0c-f924-4107-afa5-67c2bf1659bb&amp;startTime=16.14" office:target-frame-name="psplayer" xlink:show="replace" text:style-name="Internet_20_link" text:visited-style-name="Visited_20_Internet_20_Link"><text:span text:style-name="T11">let's remind ourselves of what happens when we use the pub/sub building block.</text:span></text:a><text:span text:style-name="T13"> </text:span><text:a xlink:type="simple" xlink:href="https://app.pluralsight.com/course-player?clipId=07f0ab0c-f924-4107-afa5-67c2bf1659bb&amp;startTime=21.19" office:target-frame-name="psplayer" xlink:show="replace" text:style-name="Internet_20_link" text:visited-style-name="Visited_20_Internet_20_Link"><text:span text:style-name="T11">Suppose microservice A wants to publish a message and</text:span></text:a><text:span text:style-name="T13"> </text:span><text:a xlink:type="simple" xlink:href="https://app.pluralsight.com/course-player?clipId=07f0ab0c-f924-4107-afa5-67c2bf1659bb&amp;startTime=26.23" office:target-frame-name="psplayer" xlink:show="replace" text:style-name="Internet_20_link" text:visited-style-name="Visited_20_Internet_20_Link"><text:span text:style-name="T11">microservice B wants to subscribe to it.</text:span></text:a><text:span text:style-name="T13"> </text:span><text:a xlink:type="simple" xlink:href="https://app.pluralsight.com/course-player?clipId=07f0ab0c-f924-4107-afa5-67c2bf1659bb&amp;startTime=28.67" office:target-frame-name="psplayer" xlink:show="replace" text:style-name="Internet_20_link" text:visited-style-name="Visited_20_Internet_20_Link"><text:span text:style-name="T11">Thanks to the pub/sub building block,</text:span></text:a><text:span text:style-name="T13"> </text:span><text:a xlink:type="simple" xlink:href="https://app.pluralsight.com/course-player?clipId=07f0ab0c-f924-4107-afa5-67c2bf1659bb&amp;startTime=31.35" office:target-frame-name="psplayer" xlink:show="replace" text:style-name="Internet_20_link" text:visited-style-name="Visited_20_Internet_20_Link"><text:span text:style-name="T11">all microservice A has to do is make a simple HTTP request to its Dapr</text:span></text:a><text:span text:style-name="T13"> </text:span><text:a xlink:type="simple" xlink:href="https://app.pluralsight.com/course-player?clipId=07f0ab0c-f924-4107-afa5-67c2bf1659bb&amp;startTime=37.73" office:target-frame-name="psplayer" xlink:show="replace" text:style-name="Internet_20_link" text:visited-style-name="Visited_20_Internet_20_Link"><text:span text:style-name="T11">sidecar, and the Dapr sidecar handles all the complexity of actually</text:span></text:a><text:span text:style-name="T13"> </text:span><text:a xlink:type="simple" xlink:href="https://app.pluralsight.com/course-player?clipId=07f0ab0c-f924-4107-afa5-67c2bf1659bb&amp;startTime=43.32" office:target-frame-name="psplayer" xlink:show="replace" text:style-name="Internet_20_link" text:visited-style-name="Visited_20_Internet_20_Link"><text:span text:style-name="T11">sending that message to a message broker,</text:span></text:a><text:span text:style-name="T13"> </text:span><text:a xlink:type="simple" xlink:href="https://app.pluralsight.com/course-player?clipId=07f0ab0c-f924-4107-afa5-67c2bf1659bb&amp;startTime=46.24" office:target-frame-name="psplayer" xlink:show="replace" text:style-name="Internet_20_link" text:visited-style-name="Visited_20_Internet_20_Link"><text:span text:style-name="T11">whether that be RabbitMQ or Azure Service Bus or any one of</text:span></text:a><text:span text:style-name="T13"> </text:span><text:a xlink:type="simple" xlink:href="https://app.pluralsight.com/course-player?clipId=07f0ab0c-f924-4107-afa5-67c2bf1659bb&amp;startTime=50.76" office:target-frame-name="psplayer" xlink:show="replace" text:style-name="Internet_20_link" text:visited-style-name="Visited_20_Internet_20_Link"><text:span text:style-name="T11">the supported pub/sub message brokers.</text:span></text:a><text:span text:style-name="T13"> </text:span><text:a xlink:type="simple" xlink:href="https://app.pluralsight.com/course-player?clipId=07f0ab0c-f924-4107-afa5-67c2bf1659bb&amp;startTime=53.6" office:target-frame-name="psplayer" xlink:show="replace" text:style-name="Internet_20_link" text:visited-style-name="Visited_20_Internet_20_Link"><text:span text:style-name="T11">And this has the benefit of greatly simplifying the code in our</text:span></text:a><text:span text:style-name="T13"> </text:span><text:a xlink:type="simple" xlink:href="https://app.pluralsight.com/course-player?clipId=07f0ab0c-f924-4107-afa5-67c2bf1659bb&amp;startTime=56.76" office:target-frame-name="psplayer" xlink:show="replace" text:style-name="Internet_20_link" text:visited-style-name="Visited_20_Internet_20_Link"><text:span text:style-name="T11">microservice. We don't need to know about all the </text:span></text:a><text:soft-page-break/><text:a xlink:type="simple" xlink:href="https://app.pluralsight.com/course-player?clipId=07f0ab0c-f924-4107-afa5-67c2bf1659bb&amp;startTime=56.76" office:target-frame-name="psplayer" xlink:show="replace" text:style-name="Internet_20_link" text:visited-style-name="Visited_20_Internet_20_Link"><text:span text:style-name="T11">complexities of how to</text:span></text:a><text:span text:style-name="T13"> </text:span><text:a xlink:type="simple" xlink:href="https://app.pluralsight.com/course-player?clipId=07f0ab0c-f924-4107-afa5-67c2bf1659bb&amp;startTime=61.34" office:target-frame-name="psplayer" xlink:show="replace" text:style-name="Internet_20_link" text:visited-style-name="Visited_20_Internet_20_Link"><text:span text:style-name="T11">use the SDK for the particular message broker we're using. And what about</text:span></text:a><text:span text:style-name="T13"> </text:span><text:a xlink:type="simple" xlink:href="https://app.pluralsight.com/course-player?clipId=07f0ab0c-f924-4107-afa5-67c2bf1659bb&amp;startTime=66.63" office:target-frame-name="psplayer" xlink:show="replace" text:style-name="Internet_20_link" text:visited-style-name="Visited_20_Internet_20_Link"><text:span text:style-name="T11">the code that subscribes to the topic?</text:span></text:a><text:span text:style-name="T13"> </text:span><text:a xlink:type="simple" xlink:href="https://app.pluralsight.com/course-player?clipId=07f0ab0c-f924-4107-afa5-67c2bf1659bb&amp;startTime=69.44" office:target-frame-name="psplayer" xlink:show="replace" text:style-name="Internet_20_link" text:visited-style-name="Visited_20_Internet_20_Link"><text:span text:style-name="T11">Well, we saw that, again,</text:span></text:a><text:span text:style-name="T13"> </text:span><text:a xlink:type="simple" xlink:href="https://app.pluralsight.com/course-player?clipId=07f0ab0c-f924-4107-afa5-67c2bf1659bb&amp;startTime=71.2" office:target-frame-name="psplayer" xlink:show="replace" text:style-name="Internet_20_link" text:visited-style-name="Visited_20_Internet_20_Link"><text:span text:style-name="T11">what happens is that the Dapr sidecar takes care of actually communicating</text:span></text:a><text:span text:style-name="T13"> </text:span><text:a xlink:type="simple" xlink:href="https://app.pluralsight.com/course-player?clipId=07f0ab0c-f924-4107-afa5-67c2bf1659bb&amp;startTime=76.64" office:target-frame-name="psplayer" xlink:show="replace" text:style-name="Internet_20_link" text:visited-style-name="Visited_20_Internet_20_Link"><text:span text:style-name="T11">with the message broker and subscribing to the topic. And when it receives a</text:span></text:a><text:span text:style-name="T13"> </text:span><text:a xlink:type="simple" xlink:href="https://app.pluralsight.com/course-player?clipId=07f0ab0c-f924-4107-afa5-67c2bf1659bb&amp;startTime=81.7" office:target-frame-name="psplayer" xlink:show="replace" text:style-name="Internet_20_link" text:visited-style-name="Visited_20_Internet_20_Link"><text:span text:style-name="T11">message, it passes it on to microservice B by calling an HTTP endpoint. And</text:span></text:a><text:span text:style-name="T13"> </text:span><text:a xlink:type="simple" xlink:href="https://app.pluralsight.com/course-player?clipId=07f0ab0c-f924-4107-afa5-67c2bf1659bb&amp;startTime=88.81" office:target-frame-name="psplayer" xlink:show="replace" text:style-name="Internet_20_link" text:visited-style-name="Visited_20_Internet_20_Link"><text:span text:style-name="T11">this keeps microservice B very simple. It only needs to expose an endpoint</text:span></text:a><text:span text:style-name="T13"> </text:span><text:a xlink:type="simple" xlink:href="https://app.pluralsight.com/course-player?clipId=07f0ab0c-f924-4107-afa5-67c2bf1659bb&amp;startTime=94.64" office:target-frame-name="psplayer" xlink:show="replace" text:style-name="Internet_20_link" text:visited-style-name="Visited_20_Internet_20_Link"><text:span text:style-name="T11">and doesn't need to deal with any of the complexities of connecting to the</text:span></text:a><text:span text:style-name="T13"> </text:span><text:a xlink:type="simple" xlink:href="https://app.pluralsight.com/course-player?clipId=07f0ab0c-f924-4107-afa5-67c2bf1659bb&amp;startTime=99.22" office:target-frame-name="psplayer" xlink:show="replace" text:style-name="Internet_20_link" text:visited-style-name="Visited_20_Internet_20_Link"><text:span text:style-name="T11">message broker.</text:span></text:a><text:span text:style-name="T13"> </text:span><text:a xlink:type="simple" xlink:href="https://app.pluralsight.com/course-player?clipId=07f0ab0c-f924-4107-afa5-67c2bf1659bb&amp;startTime=101.04" office:target-frame-name="psplayer" xlink:show="replace" text:style-name="Internet_20_link" text:visited-style-name="Visited_20_Internet_20_Link"><text:span text:style-name="T11">Now,</text:span></text:a><text:span text:style-name="T13"> </text:span><text:a xlink:type="simple" xlink:href="https://app.pluralsight.com/course-player?clipId=07f0ab0c-f924-4107-afa5-67c2bf1659bb&amp;startTime=101.34" office:target-frame-name="psplayer" xlink:show="replace" text:style-name="Internet_20_link" text:visited-style-name="Visited_20_Internet_20_Link"><text:span text:style-name="T11">what's this got to do with bindings? Well, what bindings in Dapr do</text:span></text:a><text:span text:style-name="T13"> </text:span><text:a xlink:type="simple" xlink:href="https://app.pluralsight.com/course-player?clipId=07f0ab0c-f924-4107-afa5-67c2bf1659bb&amp;startTime=106.57" office:target-frame-name="psplayer" xlink:show="replace" text:style-name="Internet_20_link" text:visited-style-name="Visited_20_Internet_20_Link"><text:span text:style-name="T11">is it takes this general principle of the Dapr sidecar communicating</text:span></text:a><text:span text:style-name="T13"> </text:span><text:a xlink:type="simple" xlink:href="https://app.pluralsight.com/course-player?clipId=07f0ab0c-f924-4107-afa5-67c2bf1659bb&amp;startTime=111.48" office:target-frame-name="psplayer" xlink:show="replace" text:style-name="Internet_20_link" text:visited-style-name="Visited_20_Internet_20_Link"><text:span text:style-name="T11">with external services on our behalf and expands it to support a</text:span></text:a><text:span text:style-name="T13"> </text:span><text:a xlink:type="simple" xlink:href="https://app.pluralsight.com/course-player?clipId=07f0ab0c-f924-4107-afa5-67c2bf1659bb&amp;startTime=116.55" office:target-frame-name="psplayer" xlink:show="replace" text:style-name="Internet_20_link" text:visited-style-name="Visited_20_Internet_20_Link"><text:span text:style-name="T11">much wider range of services.</text:span></text:a><text:span text:style-name="T13"> </text:span><text:a xlink:type="simple" xlink:href="https://app.pluralsight.com/course-player?clipId=07f0ab0c-f924-4107-afa5-67c2bf1659bb&amp;startTime=119.14" office:target-frame-name="psplayer" xlink:show="replace" text:style-name="Internet_20_link" text:visited-style-name="Visited_20_Internet_20_Link"><text:span text:style-name="T11">For example, there are bindings for services that can send emails.</text:span></text:a><text:span text:style-name="T13"> </text:span><text:a xlink:type="simple" xlink:href="https://app.pluralsight.com/course-player?clipId=07f0ab0c-f924-4107-afa5-67c2bf1659bb&amp;startTime=122.81" office:target-frame-name="psplayer" xlink:show="replace" text:style-name="Internet_20_link" text:visited-style-name="Visited_20_Internet_20_Link"><text:span text:style-name="T11">So if we use that binding,</text:span></text:a><text:span text:style-name="T13"> </text:span><text:a xlink:type="simple" xlink:href="https://app.pluralsight.com/course-player?clipId=07f0ab0c-f924-4107-afa5-67c2bf1659bb&amp;startTime=124.39" office:target-frame-name="psplayer" xlink:show="replace" text:style-name="Internet_20_link" text:visited-style-name="Visited_20_Internet_20_Link"><text:span text:style-name="T11">our microservice could send emails very easily just by posting a</text:span></text:a><text:span text:style-name="T13"> </text:span><text:a xlink:type="simple" xlink:href="https://app.pluralsight.com/course-player?clipId=07f0ab0c-f924-4107-afa5-67c2bf1659bb&amp;startTime=128.76" office:target-frame-name="psplayer" xlink:show="replace" text:style-name="Internet_20_link" text:visited-style-name="Visited_20_Internet_20_Link"><text:span text:style-name="T11">message to the Dapr sidecar. And just like we saw that the Dapr</text:span></text:a><text:span text:style-name="T13"> </text:span><text:a xlink:type="simple" xlink:href="https://app.pluralsight.com/course-player?clipId=07f0ab0c-f924-4107-afa5-67c2bf1659bb&amp;startTime=133.09" office:target-frame-name="psplayer" xlink:show="replace" text:style-name="Internet_20_link" text:visited-style-name="Visited_20_Internet_20_Link"><text:span text:style-name="T11">sidecar can call us when a message appears on the service bus, this</text:span></text:a><text:span text:style-name="T13"> </text:span><text:a xlink:type="simple" xlink:href="https://app.pluralsight.com/course-player?clipId=07f0ab0c-f924-4107-afa5-67c2bf1659bb&amp;startTime=138.04" office:target-frame-name="psplayer" xlink:show="replace" text:style-name="Internet_20_link" text:visited-style-name="Visited_20_Internet_20_Link"><text:span text:style-name="T11">principle can also be expanded so that Dapr bindings can trigger</text:span></text:a><text:span text:style-name="T13"> </text:span><text:a xlink:type="simple" xlink:href="https://app.pluralsight.com/course-player?clipId=07f0ab0c-f924-4107-afa5-67c2bf1659bb&amp;startTime=142.43" office:target-frame-name="psplayer" xlink:show="replace" text:style-name="Internet_20_link" text:visited-style-name="Visited_20_Internet_20_Link"><text:span text:style-name="T11">requests to our microservices whenever something of interest happens</text:span></text:a><text:span text:style-name="T13"> </text:span><text:a xlink:type="simple" xlink:href="https://app.pluralsight.com/course-player?clipId=07f0ab0c-f924-4107-afa5-67c2bf1659bb&amp;startTime=147.12" office:target-frame-name="psplayer" xlink:show="replace" text:style-name="Internet_20_link" text:visited-style-name="Visited_20_Internet_20_Link"><text:span text:style-name="T11">in an external service.</text:span></text:a><text:span text:style-name="T13"> </text:span><text:a xlink:type="simple" xlink:href="https://app.pluralsight.com/course-player?clipId=07f0ab0c-f924-4107-afa5-67c2bf1659bb&amp;startTime=149.54" office:target-frame-name="psplayer" xlink:show="replace" text:style-name="Internet_20_link" text:visited-style-name="Visited_20_Internet_20_Link"><text:span text:style-name="T11">So in this module, we're going to look at the Dapr bindings building block</text:span></text:a><text:span text:style-name="T13"> </text:span><text:a xlink:type="simple" xlink:href="https://app.pluralsight.com/course-player?clipId=07f0ab0c-f924-4107-afa5-67c2bf1659bb&amp;startTime=153.84" office:target-frame-name="psplayer" xlink:show="replace" text:style-name="Internet_20_link" text:visited-style-name="Visited_20_Internet_20_Link"><text:span text:style-name="T11">and understand the concepts of input and output bindings.</text:span></text:a><text:span text:style-name="T13"> </text:span><text:a xlink:type="simple" xlink:href="https://app.pluralsight.com/course-player?clipId=07f0ab0c-f924-4107-afa5-67c2bf1659bb&amp;startTime=159.04" office:target-frame-name="psplayer" xlink:show="replace" text:style-name="Internet_20_link" text:visited-style-name="Visited_20_Internet_20_Link"><text:span text:style-name="T11">We'll look at some examples of how to configure bindings to various</text:span></text:a><text:span text:style-name="T13"> </text:span><text:a xlink:type="simple" xlink:href="https://app.pluralsight.com/course-player?clipId=07f0ab0c-f924-4107-afa5-67c2bf1659bb&amp;startTime=162.85" office:target-frame-name="psplayer" xlink:show="replace" text:style-name="Internet_20_link" text:visited-style-name="Visited_20_Internet_20_Link"><text:span text:style-name="T11">external services, and then we'll see them in action by using them in</text:span></text:a><text:span text:style-name="T13"> </text:span><text:a xlink:type="simple" xlink:href="https://app.pluralsight.com/course-player?clipId=07f0ab0c-f924-4107-afa5-67c2bf1659bb&amp;startTime=167.37" office:target-frame-name="psplayer" xlink:show="replace" text:style-name="Internet_20_link" text:visited-style-name="Visited_20_Internet_20_Link"><text:span text:style-name="T11">GloboTicket. We'll configure an output binding to allow us to send an</text:span></text:a><text:span text:style-name="T13"> </text:span><text:a xlink:type="simple" xlink:href="https://app.pluralsight.com/course-player?clipId=07f0ab0c-f924-4107-afa5-67c2bf1659bb&amp;startTime=172.34" office:target-frame-name="psplayer" xlink:show="replace" text:style-name="Internet_20_link" text:visited-style-name="Visited_20_Internet_20_Link"><text:span text:style-name="T11">email whenever we receive a new order, and we'll also look at the cron</text:span></text:a><text:span text:style-name="T13"> </text:span><text:a xlink:type="simple" xlink:href="https://app.pluralsight.com/course-player?clipId=07f0ab0c-f924-4107-afa5-67c2bf1659bb&amp;startTime=177.62" office:target-frame-name="psplayer" xlink:show="replace" text:style-name="Internet_20_link" text:visited-style-name="Visited_20_Internet_20_Link"><text:span text:style-name="T11">input binding, which gives us a really convenient way of implementing scheduled tasks.</text:span></text:a></text:p>
      <text:h text:style-name="P2" text:outline-level="3"><text:a xlink:type="simple" xlink:href="https://app.pluralsight.com/course-player?clipId=e007725b-1e24-42a8-9bd5-cb9d6a48243b" office:target-frame-name="psplayer" xlink:show="replace" text:style-name="Internet_20_link" text:visited-style-name="Visited_20_Internet_20_Link"><text:span text:style-name="T11">Supported Dapr Bindings</text:span></text:a></text:h>
      <text:p text:style-name="P5"><text:a xlink:type="simple" xlink:href="https://app.pluralsight.com/course-player?clipId=e007725b-1e24-42a8-9bd5-cb9d6a48243b&amp;startTime=1.24" office:target-frame-name="psplayer" xlink:show="replace" text:style-name="Internet_20_link" text:visited-style-name="Visited_20_Internet_20_Link"><text:span text:style-name="T11">If we take a look here at the official Dapr documentation,</text:span></text:a><text:span text:style-name="T13"> </text:span><text:a xlink:type="simple" xlink:href="https://app.pluralsight.com/course-player?clipId=e007725b-1e24-42a8-9bd5-cb9d6a48243b&amp;startTime=5.04" office:target-frame-name="psplayer" xlink:show="replace" text:style-name="Internet_20_link" text:visited-style-name="Visited_20_Internet_20_Link"><text:span text:style-name="T11">we can see a list of the currently supported bindings.</text:span></text:a><text:span text:style-name="T13"> </text:span><text:a xlink:type="simple" xlink:href="https://app.pluralsight.com/course-player?clipId=e007725b-1e24-42a8-9bd5-cb9d6a48243b&amp;startTime=9.44" office:target-frame-name="psplayer" xlink:show="replace" text:style-name="Internet_20_link" text:visited-style-name="Visited_20_Internet_20_Link"><text:span text:style-name="T11">It's quite a long list, and one of the things that you might</text:span></text:a><text:span text:style-name="T13"> </text:span><text:a xlink:type="simple" xlink:href="https://app.pluralsight.com/course-player?clipId=e007725b-1e24-42a8-9bd5-cb9d6a48243b&amp;startTime=12.25" office:target-frame-name="psplayer" xlink:show="replace" text:style-name="Internet_20_link" text:visited-style-name="Visited_20_Internet_20_Link"><text:span text:style-name="T11">notice is that bindings can be input or output.</text:span></text:a><text:span text:style-name="T13"> </text:span><text:a xlink:type="simple" xlink:href="https://app.pluralsight.com/course-player?clipId=e007725b-1e24-42a8-9bd5-cb9d6a48243b&amp;startTime=16.64" office:target-frame-name="psplayer" xlink:show="replace" text:style-name="Internet_20_link" text:visited-style-name="Visited_20_Internet_20_Link"><text:span text:style-name="T11">And output bindings are the most common.</text:span></text:a><text:span text:style-name="T13"> </text:span><text:a xlink:type="simple" xlink:href="https://app.pluralsight.com/course-player?clipId=e007725b-1e24-42a8-9bd5-cb9d6a48243b&amp;startTime=19.74" office:target-frame-name="psplayer" xlink:show="replace" text:style-name="Internet_20_link" text:visited-style-name="Visited_20_Internet_20_Link"><text:span text:style-name="T11">An output binding means that we make a request to the Dapr sidecar,</text:span></text:a><text:span text:style-name="T13"> </text:span><text:a xlink:type="simple" xlink:href="https://app.pluralsight.com/course-player?clipId=e007725b-1e24-42a8-9bd5-cb9d6a48243b&amp;startTime=24.07" office:target-frame-name="psplayer" xlink:show="replace" text:style-name="Internet_20_link" text:visited-style-name="Visited_20_Internet_20_Link"><text:span text:style-name="T11">and it forwards on that request to the external service. And an input</text:span></text:a><text:span text:style-name="T13"> </text:span><text:a xlink:type="simple" xlink:href="https://app.pluralsight.com/course-player?clipId=e007725b-1e24-42a8-9bd5-cb9d6a48243b&amp;startTime=30.02" office:target-frame-name="psplayer" xlink:show="replace" text:style-name="Internet_20_link" text:visited-style-name="Visited_20_Internet_20_Link"><text:span text:style-name="T11">binding means that the Dapr sidecar will make a call to our</text:span></text:a><text:span text:style-name="T13"> </text:span><text:a xlink:type="simple" xlink:href="https://app.pluralsight.com/course-player?clipId=e007725b-1e24-42a8-9bd5-cb9d6a48243b&amp;startTime=33.73" office:target-frame-name="psplayer" xlink:show="replace" text:style-name="Internet_20_link" text:visited-style-name="Visited_20_Internet_20_Link"><text:span text:style-name="T11">microservice letting us know whenever something interesting has</text:span></text:a><text:span text:style-name="T13"> </text:span><text:a xlink:type="simple" xlink:href="https://app.pluralsight.com/course-player?clipId=e007725b-1e24-42a8-9bd5-cb9d6a48243b&amp;startTime=37.53" office:target-frame-name="psplayer" xlink:show="replace" text:style-name="Internet_20_link" text:visited-style-name="Visited_20_Internet_20_Link"><text:span text:style-name="T11">happened on the external service.</text:span></text:a><text:span text:style-name="T13"> </text:span><text:a xlink:type="simple" xlink:href="https://app.pluralsight.com/course-player?clipId=e007725b-1e24-42a8-9bd5-cb9d6a48243b&amp;startTime=40.24" office:target-frame-name="psplayer" xlink:show="replace" text:style-name="Internet_20_link" text:visited-style-name="Visited_20_Internet_20_Link"><text:span text:style-name="T11">So we can be notified about events and they can be used to</text:span></text:a><text:span text:style-name="T13"> </text:span><text:a xlink:type="simple" xlink:href="https://app.pluralsight.com/course-player?clipId=e007725b-1e24-42a8-9bd5-cb9d6a48243b&amp;startTime=43.65" office:target-frame-name="psplayer" xlink:show="replace" text:style-name="Internet_20_link" text:visited-style-name="Visited_20_Internet_20_Link"><text:span text:style-name="T11">trigger endpoints on our microservices.</text:span></text:a><text:span text:style-name="T13"> </text:span><text:a xlink:type="simple" xlink:href="https://app.pluralsight.com/course-player?clipId=e007725b-1e24-42a8-9bd5-cb9d6a48243b&amp;startTime=46.84" office:target-frame-name="psplayer" xlink:show="replace" text:style-name="Internet_20_link" text:visited-style-name="Visited_20_Internet_20_Link"><text:span text:style-name="T11">You can see here that in addition to multiple generic bindings,</text:span></text:a><text:span text:style-name="T13"> </text:span><text:a xlink:type="simple" xlink:href="https://app.pluralsight.com/course-player?clipId=e007725b-1e24-42a8-9bd5-cb9d6a48243b&amp;startTime=51.94" office:target-frame-name="psplayer" xlink:show="replace" text:style-name="Internet_20_link" text:visited-style-name="Visited_20_Internet_20_Link"><text:span text:style-name="T11">there's also several bindings supporting services on specific</text:span></text:a><text:span text:style-name="T13"> </text:span><text:a xlink:type="simple" xlink:href="https://app.pluralsight.com/course-player?clipId=e007725b-1e24-42a8-9bd5-cb9d6a48243b&amp;startTime=55.92" office:target-frame-name="psplayer" xlink:show="replace" text:style-name="Internet_20_link" text:visited-style-name="Visited_20_Internet_20_Link"><text:span text:style-name="T11">cloud providers, like Azure or AWS. Many of the most popular</text:span></text:a><text:span text:style-name="T13"> </text:span><text:a xlink:type="simple" xlink:href="https://app.pluralsight.com/course-player?clipId=e007725b-1e24-42a8-9bd5-cb9d6a48243b&amp;startTime=61.02" office:target-frame-name="psplayer" xlink:show="replace" text:style-name="Internet_20_link" text:visited-style-name="Visited_20_Internet_20_Link"><text:span text:style-name="T11">external services that you might use when building microservices</text:span></text:a><text:span text:style-name="T13"> </text:span><text:a xlink:type="simple" xlink:href="https://app.pluralsight.com/course-player?clipId=e007725b-1e24-42a8-9bd5-cb9d6a48243b&amp;startTime=65.06" office:target-frame-name="psplayer" xlink:show="replace" text:style-name="Internet_20_link" text:visited-style-name="Visited_20_Internet_20_Link"><text:span text:style-name="T11">are already in this list.</text:span></text:a><text:span text:style-name="T13"> </text:span><text:a xlink:type="simple" xlink:href="https://app.pluralsight.com/course-player?clipId=e007725b-1e24-42a8-9bd5-cb9d6a48243b&amp;startTime=67.19" office:target-frame-name="psplayer" xlink:show="replace" text:style-name="Internet_20_link" text:visited-style-name="Visited_20_Internet_20_Link"><text:span text:style-name="T11">And given that Dapr is an open source project,</text:span></text:a><text:span text:style-name="T13"> </text:span><text:a xlink:type="simple" xlink:href="https://app.pluralsight.com/course-player?clipId=e007725b-1e24-42a8-9bd5-cb9d6a48243b&amp;startTime=70.07" office:target-frame-name="psplayer" xlink:show="replace" text:style-name="Internet_20_link" text:visited-style-name="Visited_20_Internet_20_Link"><text:span text:style-name="T11">this list continues to grow as members of the community</text:span></text:a><text:span text:style-name="T13"> </text:span><text:a xlink:type="simple" xlink:href="https://app.pluralsight.com/course-player?clipId=e007725b-1e24-42a8-9bd5-cb9d6a48243b&amp;startTime=73.52" office:target-frame-name="psplayer" xlink:show="replace" text:style-name="Internet_20_link" text:visited-style-name="Visited_20_Internet_20_Link"><text:span text:style-name="T11">contribute bindings for additional services. To help us</text:span></text:a><text:span text:style-name="T13"> </text:span><text:a xlink:type="simple" xlink:href="https://app.pluralsight.com/course-player?clipId=e007725b-1e24-42a8-9bd5-cb9d6a48243b&amp;startTime=77.88" office:target-frame-name="psplayer" xlink:show="replace" text:style-name="Internet_20_link" text:visited-style-name="Visited_20_Internet_20_Link"><text:span text:style-name="T11">understand how you'd use these bindings, let's quickly take a look at some component configurations.</text:span></text:a></text:p>
      <text:h text:style-name="P2" text:outline-level="3"><text:a xlink:type="simple" xlink:href="https://app.pluralsight.com/course-player?clipId=16416439-5861-4d33-9e8d-4db43755795a" office:target-frame-name="psplayer" xlink:show="replace" text:style-name="Internet_20_link" text:visited-style-name="Visited_20_Internet_20_Link"><text:span text:style-name="T11">Output Binding Example (SendGrid)</text:span></text:a></text:h>
      <text:p text:style-name="P5"><text:a xlink:type="simple" xlink:href="https://app.pluralsight.com/course-player?clipId=16416439-5861-4d33-9e8d-4db43755795a&amp;startTime=1.04" office:target-frame-name="psplayer" xlink:show="replace" text:style-name="Internet_20_link" text:visited-style-name="Visited_20_Internet_20_Link"><text:span text:style-name="T11">for our first example binding, let's choose an output binding.</text:span></text:a><text:span text:style-name="T13"> </text:span><text:a xlink:type="simple" xlink:href="https://app.pluralsight.com/course-player?clipId=16416439-5861-4d33-9e8d-4db43755795a&amp;startTime=5.24" office:target-frame-name="psplayer" xlink:show="replace" text:style-name="Internet_20_link" text:visited-style-name="Visited_20_Internet_20_Link"><text:span text:style-name="T11">We're going to look at the SendGrid binding.</text:span></text:a><text:span text:style-name="T13"> </text:span><text:a xlink:type="simple" xlink:href="https://app.pluralsight.com/course-player?clipId=16416439-5861-4d33-9e8d-4db43755795a&amp;startTime=8.24" office:target-frame-name="psplayer" xlink:show="replace" text:style-name="Internet_20_link" text:visited-style-name="Visited_20_Internet_20_Link"><text:span text:style-name="T11">SendGrid is a service that allows you to send emails,</text:span></text:a><text:span text:style-name="T13"> </text:span><text:a xlink:type="simple" xlink:href="https://app.pluralsight.com/course-player?clipId=16416439-5861-4d33-9e8d-4db43755795a&amp;startTime=12.14" office:target-frame-name="psplayer" xlink:show="replace" text:style-name="Internet_20_link" text:visited-style-name="Visited_20_Internet_20_Link"><text:span text:style-name="T11">and here we can see the example component definition.</text:span></text:a><text:span text:style-name="T13"> </text:span><text:a xlink:type="simple" xlink:href="https://app.pluralsight.com/course-player?clipId=16416439-5861-4d33-9e8d-4db43755795a&amp;startTime=15.94" office:target-frame-name="psplayer" xlink:show="replace" text:style-name="Internet_20_link" text:visited-style-name="Visited_20_Internet_20_Link"><text:span text:style-name="T11">Like all Dapr components,</text:span></text:a><text:span text:style-name="T13"> </text:span><text:a xlink:type="simple" xlink:href="https://app.pluralsight.com/course-player?clipId=16416439-5861-4d33-9e8d-4db43755795a&amp;startTime=17.56" office:target-frame-name="psplayer" xlink:show="replace" text:style-name="Internet_20_link" text:visited-style-name="Visited_20_Internet_20_Link"><text:span text:style-name="T11">it's got a name and the type is bindings.twilio.sendgrid.</text:span></text:a><text:span text:style-name="T13"> </text:span><text:a xlink:type="simple" xlink:href="https://app.pluralsight.com/course-player?clipId=16416439-5861-4d33-9e8d-4db43755795a&amp;startTime=23.54" office:target-frame-name="psplayer" xlink:show="replace" text:style-name="Internet_20_link" text:visited-style-name="Visited_20_Internet_20_Link"><text:span text:style-name="T11">The metadata shown here allows us to optionally configure some default values,</text:span></text:a><text:span text:style-name="T13"> </text:span><text:a xlink:type="simple" xlink:href="https://app.pluralsight.com/course-player?clipId=16416439-5861-4d33-9e8d-4db43755795a&amp;startTime=28.64" office:target-frame-name="psplayer" xlink:show="replace" text:style-name="Internet_20_link" text:visited-style-name="Visited_20_Internet_20_Link"><text:span text:style-name="T11">such as the email sender and recipient addresses and subject,</text:span></text:a><text:span text:style-name="T13"> </text:span><text:a xlink:type="simple" xlink:href="https://app.pluralsight.com/course-player?clipId=16416439-5861-4d33-9e8d-4db43755795a&amp;startTime=33.64" office:target-frame-name="psplayer" xlink:show="replace" text:style-name="Internet_20_link" text:visited-style-name="Visited_20_Internet_20_Link"><text:span text:style-name="T11">but the one required configuration property is your SendGrid API key,</text:span></text:a><text:span text:style-name="T13"> </text:span><text:a xlink:type="simple" xlink:href="https://app.pluralsight.com/course-player?clipId=16416439-5861-4d33-9e8d-4db43755795a&amp;startTime=38.7" office:target-frame-name="psplayer" xlink:show="replace" text:style-name="Internet_20_link" text:visited-style-name="Visited_20_Internet_20_Link"><text:span text:style-name="T11">and this is of course a secret,</text:span></text:a><text:span text:style-name="T13"> </text:span><text:a xlink:type="simple" xlink:href="https://app.pluralsight.com/course-player?clipId=16416439-5861-4d33-9e8d-4db43755795a&amp;startTime=40.46" office:target-frame-name="psplayer" xlink:show="replace" text:style-name="Internet_20_link" text:visited-style-name="Visited_20_Internet_20_Link"><text:span text:style-name="T11">so it </text:span></text:a><text:soft-page-break/><text:a xlink:type="simple" xlink:href="https://app.pluralsight.com/course-player?clipId=16416439-5861-4d33-9e8d-4db43755795a&amp;startTime=40.46" office:target-frame-name="psplayer" xlink:show="replace" text:style-name="Internet_20_link" text:visited-style-name="Visited_20_Internet_20_Link"><text:span text:style-name="T11">would be a good idea to set this value using a Dapr secret</text:span></text:a><text:span text:style-name="T13"> </text:span><text:a xlink:type="simple" xlink:href="https://app.pluralsight.com/course-player?clipId=16416439-5861-4d33-9e8d-4db43755795a&amp;startTime=44.43" office:target-frame-name="psplayer" xlink:show="replace" text:style-name="Internet_20_link" text:visited-style-name="Visited_20_Internet_20_Link"><text:span text:style-name="T11">reference like we saw earlier in this course.</text:span></text:a><text:span text:style-name="T13"> </text:span><text:a xlink:type="simple" xlink:href="https://app.pluralsight.com/course-player?clipId=16416439-5861-4d33-9e8d-4db43755795a&amp;startTime=48.34" office:target-frame-name="psplayer" xlink:show="replace" text:style-name="Internet_20_link" text:visited-style-name="Visited_20_Internet_20_Link"><text:span text:style-name="T11">How would we actually send an email using this binding?</text:span></text:a><text:span text:style-name="T13"> </text:span><text:a xlink:type="simple" xlink:href="https://app.pluralsight.com/course-player?clipId=16416439-5861-4d33-9e8d-4db43755795a&amp;startTime=52.24" office:target-frame-name="psplayer" xlink:show="replace" text:style-name="Internet_20_link" text:visited-style-name="Visited_20_Internet_20_Link"><text:span text:style-name="T11">Well, we'd need to send a request to our Dapr sidecar,</text:span></text:a><text:span text:style-name="T13"> </text:span><text:a xlink:type="simple" xlink:href="https://app.pluralsight.com/course-player?clipId=16416439-5861-4d33-9e8d-4db43755795a&amp;startTime=55.54" office:target-frame-name="psplayer" xlink:show="replace" text:style-name="Internet_20_link" text:visited-style-name="Visited_20_Internet_20_Link"><text:span text:style-name="T11">which would have a URL looking a bit like this</text:span></text:a><text:span text:style-name="T13"> </text:span><text:a xlink:type="simple" xlink:href="https://app.pluralsight.com/course-player?clipId=16416439-5861-4d33-9e8d-4db43755795a&amp;startTime=58.84" office:target-frame-name="psplayer" xlink:show="replace" text:style-name="Internet_20_link" text:visited-style-name="Visited_20_Internet_20_Link"><text:span text:style-name="T11">calling the Dapr sidecar on localhost,</text:span></text:a><text:span text:style-name="T13"> </text:span><text:a xlink:type="simple" xlink:href="https://app.pluralsight.com/course-player?clipId=16416439-5861-4d33-9e8d-4db43755795a&amp;startTime=62.14" office:target-frame-name="psplayer" xlink:show="replace" text:style-name="Internet_20_link" text:visited-style-name="Visited_20_Internet_20_Link"><text:span text:style-name="T11">using version 1 of the bindings building block,</text:span></text:a><text:span text:style-name="T13"> </text:span><text:a xlink:type="simple" xlink:href="https://app.pluralsight.com/course-player?clipId=16416439-5861-4d33-9e8d-4db43755795a&amp;startTime=65.54" office:target-frame-name="psplayer" xlink:show="replace" text:style-name="Internet_20_link" text:visited-style-name="Visited_20_Internet_20_Link"><text:span text:style-name="T11">and talking to the binding named sendgrid.</text:span></text:a><text:span text:style-name="T13"> </text:span><text:a xlink:type="simple" xlink:href="https://app.pluralsight.com/course-player?clipId=16416439-5861-4d33-9e8d-4db43755795a&amp;startTime=69.34" office:target-frame-name="psplayer" xlink:show="replace" text:style-name="Internet_20_link" text:visited-style-name="Visited_20_Internet_20_Link"><text:span text:style-name="T11">And then for the body of the request,</text:span></text:a><text:span text:style-name="T13"> </text:span><text:a xlink:type="simple" xlink:href="https://app.pluralsight.com/course-player?clipId=16416439-5861-4d33-9e8d-4db43755795a&amp;startTime=71.64" office:target-frame-name="psplayer" xlink:show="replace" text:style-name="Internet_20_link" text:visited-style-name="Visited_20_Internet_20_Link"><text:span text:style-name="T11">this documentation gives us an example of the data that</text:span></text:a><text:span text:style-name="T13"> </text:span><text:a xlink:type="simple" xlink:href="https://app.pluralsight.com/course-player?clipId=16416439-5861-4d33-9e8d-4db43755795a&amp;startTime=74.94" office:target-frame-name="psplayer" xlink:show="replace" text:style-name="Internet_20_link" text:visited-style-name="Visited_20_Internet_20_Link"><text:span text:style-name="T11">we need to pass to the output binding.</text:span></text:a><text:span text:style-name="T13"> </text:span><text:a xlink:type="simple" xlink:href="https://app.pluralsight.com/course-player?clipId=16416439-5861-4d33-9e8d-4db43755795a&amp;startTime=77.74" office:target-frame-name="psplayer" xlink:show="replace" text:style-name="Internet_20_link" text:visited-style-name="Visited_20_Internet_20_Link"><text:span text:style-name="T11">The request payload contains a data property,</text:span></text:a><text:span text:style-name="T13"> </text:span><text:a xlink:type="simple" xlink:href="https://app.pluralsight.com/course-player?clipId=16416439-5861-4d33-9e8d-4db43755795a&amp;startTime=81.24" office:target-frame-name="psplayer" xlink:show="replace" text:style-name="Internet_20_link" text:visited-style-name="Visited_20_Internet_20_Link"><text:span text:style-name="T11">which for this binding is the HTML body of the email that we want to send.</text:span></text:a><text:span text:style-name="T13"> </text:span><text:a xlink:type="simple" xlink:href="https://app.pluralsight.com/course-player?clipId=16416439-5861-4d33-9e8d-4db43755795a&amp;startTime=86.54" office:target-frame-name="psplayer" xlink:show="replace" text:style-name="Internet_20_link" text:visited-style-name="Visited_20_Internet_20_Link"><text:span text:style-name="T11">And there is also some optional metadata we can add,</text:span></text:a><text:span text:style-name="T13"> </text:span><text:a xlink:type="simple" xlink:href="https://app.pluralsight.com/course-player?clipId=16416439-5861-4d33-9e8d-4db43755795a&amp;startTime=90.14" office:target-frame-name="psplayer" xlink:show="replace" text:style-name="Internet_20_link" text:visited-style-name="Visited_20_Internet_20_Link"><text:span text:style-name="T11">and this example is showing setting the recipient of</text:span></text:a><text:span text:style-name="T13"> </text:span><text:a xlink:type="simple" xlink:href="https://app.pluralsight.com/course-player?clipId=16416439-5861-4d33-9e8d-4db43755795a&amp;startTime=92.85" office:target-frame-name="psplayer" xlink:show="replace" text:style-name="Internet_20_link" text:visited-style-name="Visited_20_Internet_20_Link"><text:span text:style-name="T11">the email and the email subject, and although the documentation doesn't show it,</text:span></text:a><text:span text:style-name="T13"> </text:span><text:a xlink:type="simple" xlink:href="https://app.pluralsight.com/course-player?clipId=16416439-5861-4d33-9e8d-4db43755795a&amp;startTime=98.21" office:target-frame-name="psplayer" xlink:show="replace" text:style-name="Internet_20_link" text:visited-style-name="Visited_20_Internet_20_Link"><text:span text:style-name="T11">we also need to specify an operation in this payload.</text:span></text:a><text:span text:style-name="T13"> </text:span><text:a xlink:type="simple" xlink:href="https://app.pluralsight.com/course-player?clipId=16416439-5861-4d33-9e8d-4db43755795a&amp;startTime=102.44" office:target-frame-name="psplayer" xlink:show="replace" text:style-name="Internet_20_link" text:visited-style-name="Visited_20_Internet_20_Link"><text:span text:style-name="T11">As you can see here, the sendgrid binding only supports the create operation,</text:span></text:a><text:span text:style-name="T13"> </text:span><text:a xlink:type="simple" xlink:href="https://app.pluralsight.com/course-player?clipId=16416439-5861-4d33-9e8d-4db43755795a&amp;startTime=107.84" office:target-frame-name="psplayer" xlink:show="replace" text:style-name="Internet_20_link" text:visited-style-name="Visited_20_Internet_20_Link"><text:span text:style-name="T11">which you used to create an email.</text:span></text:a><text:span text:style-name="T13"> </text:span><text:a xlink:type="simple" xlink:href="https://app.pluralsight.com/course-player?clipId=16416439-5861-4d33-9e8d-4db43755795a&amp;startTime=110.74" office:target-frame-name="psplayer" xlink:show="replace" text:style-name="Internet_20_link" text:visited-style-name="Visited_20_Internet_20_Link"><text:span text:style-name="T11">And once again,</text:span></text:a><text:span text:style-name="T13"> </text:span><text:a xlink:type="simple" xlink:href="https://app.pluralsight.com/course-player?clipId=16416439-5861-4d33-9e8d-4db43755795a&amp;startTime=111.79" office:target-frame-name="psplayer" xlink:show="replace" text:style-name="Internet_20_link" text:visited-style-name="Visited_20_Internet_20_Link"><text:span text:style-name="T11">the Dapr SDK can help us out a lot here by formatting the URL for us and</text:span></text:a><text:span text:style-name="T13"> </text:span><text:a xlink:type="simple" xlink:href="https://app.pluralsight.com/course-player?clipId=16416439-5861-4d33-9e8d-4db43755795a&amp;startTime=117.33" office:target-frame-name="psplayer" xlink:show="replace" text:style-name="Internet_20_link" text:visited-style-name="Visited_20_Internet_20_Link"><text:span text:style-name="T11">correctly constructing the request payload with the data, metadata, and operation.</text:span></text:a></text:p>
      <text:h text:style-name="P2" text:outline-level="3"><text:a xlink:type="simple" xlink:href="https://app.pluralsight.com/course-player?clipId=651e5881-09cf-4664-b9c3-e744e739304b" office:target-frame-name="psplayer" xlink:show="replace" text:style-name="Internet_20_link" text:visited-style-name="Visited_20_Internet_20_Link"><text:span text:style-name="T11">Interchanging Bindings</text:span></text:a></text:h>
      <text:p text:style-name="P5"><text:a xlink:type="simple" xlink:href="https://app.pluralsight.com/course-player?clipId=651e5881-09cf-4664-b9c3-e744e739304b&amp;startTime=1.04" office:target-frame-name="psplayer" xlink:show="replace" text:style-name="Internet_20_link" text:visited-style-name="Visited_20_Internet_20_Link"><text:span text:style-name="T11">One really nice capability that many of the Dapr building</text:span></text:a><text:span text:style-name="T13"> </text:span><text:a xlink:type="simple" xlink:href="https://app.pluralsight.com/course-player?clipId=651e5881-09cf-4664-b9c3-e744e739304b&amp;startTime=4.56" office:target-frame-name="psplayer" xlink:show="replace" text:style-name="Internet_20_link" text:visited-style-name="Visited_20_Internet_20_Link"><text:span text:style-name="T11">blocks offer is the ability to interchange between</text:span></text:a><text:span text:style-name="T13"> </text:span><text:a xlink:type="simple" xlink:href="https://app.pluralsight.com/course-player?clipId=651e5881-09cf-4664-b9c3-e744e739304b&amp;startTime=8.03" office:target-frame-name="psplayer" xlink:show="replace" text:style-name="Internet_20_link" text:visited-style-name="Visited_20_Internet_20_Link"><text:span text:style-name="T11">different backing implementations.</text:span></text:a><text:span text:style-name="T13"> </text:span><text:a xlink:type="simple" xlink:href="https://app.pluralsight.com/course-player?clipId=651e5881-09cf-4664-b9c3-e744e739304b&amp;startTime=11.04" office:target-frame-name="psplayer" xlink:show="replace" text:style-name="Internet_20_link" text:visited-style-name="Visited_20_Internet_20_Link"><text:span text:style-name="T11">We saw this with the state store building block,</text:span></text:a><text:span text:style-name="T13"> </text:span><text:a xlink:type="simple" xlink:href="https://app.pluralsight.com/course-player?clipId=651e5881-09cf-4664-b9c3-e744e739304b&amp;startTime=13.84" office:target-frame-name="psplayer" xlink:show="replace" text:style-name="Internet_20_link" text:visited-style-name="Visited_20_Internet_20_Link"><text:span text:style-name="T11">where in local development we used a Redis instance running in Docker,</text:span></text:a><text:span text:style-name="T13"> </text:span><text:a xlink:type="simple" xlink:href="https://app.pluralsight.com/course-player?clipId=651e5881-09cf-4664-b9c3-e744e739304b&amp;startTime=18.14" office:target-frame-name="psplayer" xlink:show="replace" text:style-name="Internet_20_link" text:visited-style-name="Visited_20_Internet_20_Link"><text:span text:style-name="T11">and when we ran in production, we used Azure Blob storage for our state store.</text:span></text:a><text:span text:style-name="T13"> </text:span><text:a xlink:type="simple" xlink:href="https://app.pluralsight.com/course-player?clipId=651e5881-09cf-4664-b9c3-e744e739304b&amp;startTime=23.09" office:target-frame-name="psplayer" xlink:show="replace" text:style-name="Internet_20_link" text:visited-style-name="Visited_20_Internet_20_Link"><text:span text:style-name="T11">And the microservice using the Dapr state store building block doesn't</text:span></text:a><text:span text:style-name="T13"> </text:span><text:a xlink:type="simple" xlink:href="https://app.pluralsight.com/course-player?clipId=651e5881-09cf-4664-b9c3-e744e739304b&amp;startTime=28.03" office:target-frame-name="psplayer" xlink:show="replace" text:style-name="Internet_20_link" text:visited-style-name="Visited_20_Internet_20_Link"><text:span text:style-name="T11">need to know or care what the actual backing store is.</text:span></text:a><text:span text:style-name="T13"> </text:span><text:a xlink:type="simple" xlink:href="https://app.pluralsight.com/course-player?clipId=651e5881-09cf-4664-b9c3-e744e739304b&amp;startTime=31.94" office:target-frame-name="psplayer" xlink:show="replace" text:style-name="Internet_20_link" text:visited-style-name="Visited_20_Internet_20_Link"><text:span text:style-name="T11">The code remains exactly the same even when we switch component definitions.</text:span></text:a><text:span text:style-name="T13"> </text:span><text:a xlink:type="simple" xlink:href="https://app.pluralsight.com/course-player?clipId=651e5881-09cf-4664-b9c3-e744e739304b&amp;startTime=37.05" office:target-frame-name="psplayer" xlink:show="replace" text:style-name="Internet_20_link" text:visited-style-name="Visited_20_Internet_20_Link"><text:span text:style-name="T11">Now, does this apply to Dapr bindings as well?</text:span></text:a><text:span text:style-name="T13"> </text:span><text:a xlink:type="simple" xlink:href="https://app.pluralsight.com/course-player?clipId=651e5881-09cf-4664-b9c3-e744e739304b&amp;startTime=41.34" office:target-frame-name="psplayer" xlink:show="replace" text:style-name="Internet_20_link" text:visited-style-name="Visited_20_Internet_20_Link"><text:span text:style-name="T11">Well, actually,</text:span></text:a><text:span text:style-name="T13"> </text:span><text:a xlink:type="simple" xlink:href="https://app.pluralsight.com/course-player?clipId=651e5881-09cf-4664-b9c3-e744e739304b&amp;startTime=42.18" office:target-frame-name="psplayer" xlink:show="replace" text:style-name="Internet_20_link" text:visited-style-name="Visited_20_Internet_20_Link"><text:span text:style-name="T11">in the case of email bindings that we're going to be using in this module,</text:span></text:a><text:span text:style-name="T13"> </text:span><text:a xlink:type="simple" xlink:href="https://app.pluralsight.com/course-player?clipId=651e5881-09cf-4664-b9c3-e744e739304b&amp;startTime=45.89" office:target-frame-name="psplayer" xlink:show="replace" text:style-name="Internet_20_link" text:visited-style-name="Visited_20_Internet_20_Link"><text:span text:style-name="T11">it is a very similar story.</text:span></text:a><text:span text:style-name="T13"> </text:span><text:a xlink:type="simple" xlink:href="https://app.pluralsight.com/course-player?clipId=651e5881-09cf-4664-b9c3-e744e739304b&amp;startTime=48.14" office:target-frame-name="psplayer" xlink:show="replace" text:style-name="Internet_20_link" text:visited-style-name="Visited_20_Internet_20_Link"><text:span text:style-name="T11">We might bind to SendGrid for production and to the</text:span></text:a><text:span text:style-name="T13"> </text:span><text:a xlink:type="simple" xlink:href="https://app.pluralsight.com/course-player?clipId=651e5881-09cf-4664-b9c3-e744e739304b&amp;startTime=51.62" office:target-frame-name="psplayer" xlink:show="replace" text:style-name="Internet_20_link" text:visited-style-name="Visited_20_Internet_20_Link"><text:span text:style-name="T11">SMTP binding for local development,</text:span></text:a><text:span text:style-name="T13"> </text:span><text:a xlink:type="simple" xlink:href="https://app.pluralsight.com/course-player?clipId=651e5881-09cf-4664-b9c3-e744e739304b&amp;startTime=54.74" office:target-frame-name="psplayer" xlink:show="replace" text:style-name="Internet_20_link" text:visited-style-name="Visited_20_Internet_20_Link"><text:span text:style-name="T11">and the same message could be sent to the Dapr sidecar and the</text:span></text:a><text:span text:style-name="T13"> </text:span><text:a xlink:type="simple" xlink:href="https://app.pluralsight.com/course-player?clipId=651e5881-09cf-4664-b9c3-e744e739304b&amp;startTime=58.27" office:target-frame-name="psplayer" xlink:show="replace" text:style-name="Internet_20_link" text:visited-style-name="Visited_20_Internet_20_Link"><text:span text:style-name="T11">bindings would deal with the complexities of actually forwarding</text:span></text:a><text:span text:style-name="T13"> </text:span><text:a xlink:type="simple" xlink:href="https://app.pluralsight.com/course-player?clipId=651e5881-09cf-4664-b9c3-e744e739304b&amp;startTime=61.52" office:target-frame-name="psplayer" xlink:show="replace" text:style-name="Internet_20_link" text:visited-style-name="Visited_20_Internet_20_Link"><text:span text:style-name="T11">those emails on to the email sending services.</text:span></text:a><text:span text:style-name="T13"> </text:span><text:a xlink:type="simple" xlink:href="https://app.pluralsight.com/course-player?clipId=651e5881-09cf-4664-b9c3-e744e739304b&amp;startTime=65.64" office:target-frame-name="psplayer" xlink:show="replace" text:style-name="Internet_20_link" text:visited-style-name="Visited_20_Internet_20_Link"><text:span text:style-name="T11">However,</text:span></text:a><text:span text:style-name="T13"> </text:span><text:a xlink:type="simple" xlink:href="https://app.pluralsight.com/course-player?clipId=651e5881-09cf-4664-b9c3-e744e739304b&amp;startTime=66.1" office:target-frame-name="psplayer" xlink:show="replace" text:style-name="Internet_20_link" text:visited-style-name="Visited_20_Internet_20_Link"><text:span text:style-name="T11">it's not necessarily the case that all external services</text:span></text:a><text:span text:style-name="T13"> </text:span><text:a xlink:type="simple" xlink:href="https://app.pluralsight.com/course-player?clipId=651e5881-09cf-4664-b9c3-e744e739304b&amp;startTime=69.99" office:target-frame-name="psplayer" xlink:show="replace" text:style-name="Internet_20_link" text:visited-style-name="Visited_20_Internet_20_Link"><text:span text:style-name="T11">offer the same set of capabilities.</text:span></text:a><text:span text:style-name="T13"> </text:span><text:a xlink:type="simple" xlink:href="https://app.pluralsight.com/course-player?clipId=651e5881-09cf-4664-b9c3-e744e739304b&amp;startTime=72.84" office:target-frame-name="psplayer" xlink:show="replace" text:style-name="Internet_20_link" text:visited-style-name="Visited_20_Internet_20_Link"><text:span text:style-name="T11">The Dapr bindings for different services might expect different</text:span></text:a><text:span text:style-name="T13"> </text:span><text:a xlink:type="simple" xlink:href="https://app.pluralsight.com/course-player?clipId=651e5881-09cf-4664-b9c3-e744e739304b&amp;startTime=76.69" office:target-frame-name="psplayer" xlink:show="replace" text:style-name="Internet_20_link" text:visited-style-name="Visited_20_Internet_20_Link"><text:span text:style-name="T11">metadata in the messages that we send to them,</text:span></text:a><text:span text:style-name="T13"> </text:span><text:a xlink:type="simple" xlink:href="https://app.pluralsight.com/course-player?clipId=651e5881-09cf-4664-b9c3-e744e739304b&amp;startTime=79.82" office:target-frame-name="psplayer" xlink:show="replace" text:style-name="Internet_20_link" text:visited-style-name="Visited_20_Internet_20_Link"><text:span text:style-name="T11">so be careful of assuming that you can always trivially switch between bindings.</text:span></text:a><text:span text:style-name="T13"> </text:span><text:a xlink:type="simple" xlink:href="https://app.pluralsight.com/course-player?clipId=651e5881-09cf-4664-b9c3-e744e739304b&amp;startTime=86.14" office:target-frame-name="psplayer" xlink:show="replace" text:style-name="Internet_20_link" text:visited-style-name="Visited_20_Internet_20_Link"><text:span text:style-name="T11">The important thing to remember is that the benefits of Dapr</text:span></text:a><text:span text:style-name="T13"> </text:span><text:a xlink:type="simple" xlink:href="https://app.pluralsight.com/course-player?clipId=651e5881-09cf-4664-b9c3-e744e739304b&amp;startTime=89.49" office:target-frame-name="psplayer" xlink:show="replace" text:style-name="Internet_20_link" text:visited-style-name="Visited_20_Internet_20_Link"><text:span text:style-name="T11">bindings are the simplification of the code that we need to write</text:span></text:a><text:span text:style-name="T13"> </text:span><text:a xlink:type="simple" xlink:href="https://app.pluralsight.com/course-player?clipId=651e5881-09cf-4664-b9c3-e744e739304b&amp;startTime=93.44" office:target-frame-name="psplayer" xlink:show="replace" text:style-name="Internet_20_link" text:visited-style-name="Visited_20_Internet_20_Link"><text:span text:style-name="T11">to connect to those external services.</text:span></text:a><text:span text:style-name="T13"> </text:span><text:a xlink:type="simple" xlink:href="https://app.pluralsight.com/course-player?clipId=651e5881-09cf-4664-b9c3-e744e739304b&amp;startTime=95.91" office:target-frame-name="psplayer" xlink:show="replace" text:style-name="Internet_20_link" text:visited-style-name="Visited_20_Internet_20_Link"><text:span text:style-name="T11">All the complexities of connecting and the knowledge of how to</text:span></text:a><text:span text:style-name="T13"> </text:span><text:a xlink:type="simple" xlink:href="https://app.pluralsight.com/course-player?clipId=651e5881-09cf-4664-b9c3-e744e739304b&amp;startTime=100.11" office:target-frame-name="psplayer" xlink:show="replace" text:style-name="Internet_20_link" text:visited-style-name="Visited_20_Internet_20_Link"><text:span text:style-name="T11">follow best practices when you're talking to those services is</text:span></text:a><text:span text:style-name="T13"> </text:span><text:a xlink:type="simple" xlink:href="https://app.pluralsight.com/course-player?clipId=651e5881-09cf-4664-b9c3-e744e739304b&amp;startTime=103.81" office:target-frame-name="psplayer" xlink:show="replace" text:style-name="Internet_20_link" text:visited-style-name="Visited_20_Internet_20_Link"><text:span text:style-name="T11">contained within the binding, and so even when you might want to</text:span></text:a><text:span text:style-name="T13"> </text:span><text:a xlink:type="simple" xlink:href="https://app.pluralsight.com/course-player?clipId=651e5881-09cf-4664-b9c3-e744e739304b&amp;startTime=107.56" office:target-frame-name="psplayer" xlink:show="replace" text:style-name="Internet_20_link" text:visited-style-name="Visited_20_Internet_20_Link"><text:span text:style-name="T11">switch between binding to two services,</text:span></text:a><text:span text:style-name="T13"> </text:span><text:a xlink:type="simple" xlink:href="https://app.pluralsight.com/course-player?clipId=651e5881-09cf-4664-b9c3-e744e739304b&amp;startTime=109.95" office:target-frame-name="psplayer" xlink:show="replace" text:style-name="Internet_20_link" text:visited-style-name="Visited_20_Internet_20_Link"><text:span text:style-name="T11">but don't have exactly the same capabilities,</text:span></text:a><text:span text:style-name="T13"> </text:span><text:a xlink:type="simple" xlink:href="https://app.pluralsight.com/course-player?clipId=651e5881-09cf-4664-b9c3-e744e739304b&amp;startTime=112.43" office:target-frame-name="psplayer" xlink:show="replace" text:style-name="Internet_20_link" text:visited-style-name="Visited_20_Internet_20_Link"><text:span text:style-name="T11">your code can still benefit greatly from the simplicity</text:span></text:a><text:span text:style-name="T13"> </text:span><text:a xlink:type="simple" xlink:href="https://app.pluralsight.com/course-player?clipId=651e5881-09cf-4664-b9c3-e744e739304b&amp;startTime=116.23" office:target-frame-name="psplayer" xlink:show="replace" text:style-name="Internet_20_link" text:visited-style-name="Visited_20_Internet_20_Link"><text:span text:style-name="T11">that comes from using Dapr bindings. Let's look next at an example of a Dapr input binding.</text:span></text:a></text:p>
      <text:h text:style-name="P2" text:outline-level="3"><text:a xlink:type="simple" xlink:href="https://app.pluralsight.com/course-player?clipId=184bdb11-34bf-466f-993b-9c971f92a5cc" office:target-frame-name="psplayer" xlink:show="replace" text:style-name="Internet_20_link" text:visited-style-name="Visited_20_Internet_20_Link"><text:span text:style-name="T11">Input Binding Example (Twitter)</text:span></text:a></text:h>
      <text:p text:style-name="P5"><text:a xlink:type="simple" xlink:href="https://app.pluralsight.com/course-player?clipId=184bdb11-34bf-466f-993b-9c971f92a5cc&amp;startTime=1.04" office:target-frame-name="psplayer" xlink:show="replace" text:style-name="Internet_20_link" text:visited-style-name="Visited_20_Internet_20_Link"><text:span text:style-name="T11">Now let's look at an example of an input binding, and I've picked Twitter.</text:span></text:a><text:span text:style-name="T13"> </text:span><text:a xlink:type="simple" xlink:href="https://app.pluralsight.com/course-player?clipId=184bdb11-34bf-466f-993b-9c971f92a5cc&amp;startTime=6.68" office:target-frame-name="psplayer" xlink:show="replace" text:style-name="Internet_20_link" text:visited-style-name="Visited_20_Internet_20_Link"><text:span text:style-name="T11">The Twitter binding is actually both an output and an input binding.</text:span></text:a><text:span text:style-name="T13"> </text:span><text:a xlink:type="simple" xlink:href="https://app.pluralsight.com/course-player?clipId=184bdb11-34bf-466f-993b-9c971f92a5cc&amp;startTime=11.11" office:target-frame-name="psplayer" xlink:show="replace" text:style-name="Internet_20_link" text:visited-style-name="Visited_20_Internet_20_Link"><text:span text:style-name="T11">When you're using it as an output binding,</text:span></text:a><text:span text:style-name="T13"> </text:span><text:a xlink:type="simple" xlink:href="https://app.pluralsight.com/course-player?clipId=184bdb11-34bf-466f-993b-9c971f92a5cc&amp;startTime=14.06" office:target-frame-name="psplayer" xlink:show="replace" text:style-name="Internet_20_link" text:visited-style-name="Visited_20_Internet_20_Link"><text:span text:style-name="T11">you can use the binding to send tweets,</text:span></text:a><text:span text:style-name="T13"> </text:span><text:a xlink:type="simple" xlink:href="https://app.pluralsight.com/course-player?clipId=184bdb11-34bf-466f-993b-9c971f92a5cc&amp;startTime=17.24" office:target-frame-name="psplayer" xlink:show="replace" text:style-name="Internet_20_link" text:visited-style-name="Visited_20_Internet_20_Link"><text:span text:style-name="T11">but for an input binding you can configure search criteria that's looking for</text:span></text:a><text:span text:style-name="T13"> </text:span><text:a xlink:type="simple" xlink:href="https://app.pluralsight.com/course-player?clipId=184bdb11-34bf-466f-993b-9c971f92a5cc&amp;startTime=22.15" office:target-frame-name="psplayer" xlink:show="replace" text:style-name="Internet_20_link" text:visited-style-name="Visited_20_Internet_20_Link"><text:span text:style-name="T11">all new tweets that contain a specific phrase, and then it can notify you</text:span></text:a><text:span text:style-name="T13"> </text:span><text:a xlink:type="simple" xlink:href="https://app.pluralsight.com/course-player?clipId=184bdb11-34bf-466f-993b-9c971f92a5cc&amp;startTime=27.12" office:target-frame-name="psplayer" xlink:show="replace" text:style-name="Internet_20_link" text:visited-style-name="Visited_20_Internet_20_Link"><text:span text:style-name="T11">whenever someone posts a tweet that matches that phrase.</text:span></text:a><text:span text:style-name="T13"> </text:span><text:a xlink:type="simple" xlink:href="https://app.pluralsight.com/course-player?clipId=184bdb11-34bf-466f-993b-9c971f92a5cc&amp;startTime=31.74" office:target-frame-name="psplayer" xlink:show="replace" text:style-name="Internet_20_link" text:visited-style-name="Visited_20_Internet_20_Link"><text:span text:style-name="T11">And the documentation page that we're looking at here</text:span></text:a><text:span text:style-name="T13"> </text:span><text:a xlink:type="simple" xlink:href="https://app.pluralsight.com/course-player?clipId=184bdb11-34bf-466f-993b-9c971f92a5cc&amp;startTime=34.3" office:target-frame-name="psplayer" xlink:show="replace" text:style-name="Internet_20_link" text:visited-style-name="Visited_20_Internet_20_Link"><text:span text:style-name="T11">shows us the component definition format.</text:span></text:a><text:span text:style-name="T13"> </text:span><text:a xlink:type="simple" xlink:href="https://app.pluralsight.com/course-player?clipId=184bdb11-34bf-466f-993b-9c971f92a5cc&amp;startTime=37.74" office:target-frame-name="psplayer" xlink:show="replace" text:style-name="Internet_20_link" text:visited-style-name="Visited_20_Internet_20_Link"><text:span text:style-name="T11">There's a bunch of </text:span></text:a><text:soft-page-break/><text:a xlink:type="simple" xlink:href="https://app.pluralsight.com/course-player?clipId=184bdb11-34bf-466f-993b-9c971f92a5cc&amp;startTime=37.74" office:target-frame-name="psplayer" xlink:show="replace" text:style-name="Internet_20_link" text:visited-style-name="Visited_20_Internet_20_Link"><text:span text:style-name="T11">Twitter keys and secrets that we need to</text:span></text:a><text:span text:style-name="T13"> </text:span><text:a xlink:type="simple" xlink:href="https://app.pluralsight.com/course-player?clipId=184bdb11-34bf-466f-993b-9c971f92a5cc&amp;startTime=40.69" office:target-frame-name="psplayer" xlink:show="replace" text:style-name="Internet_20_link" text:visited-style-name="Visited_20_Internet_20_Link"><text:span text:style-name="T11">provide in order to be able to connect.</text:span></text:a><text:span text:style-name="T13"> </text:span><text:a xlink:type="simple" xlink:href="https://app.pluralsight.com/course-player?clipId=184bdb11-34bf-466f-993b-9c971f92a5cc&amp;startTime=44.14" office:target-frame-name="psplayer" xlink:show="replace" text:style-name="Internet_20_link" text:visited-style-name="Visited_20_Internet_20_Link"><text:span text:style-name="T11">But let's look at the input binding part.</text:span></text:a><text:span text:style-name="T13"> </text:span><text:a xlink:type="simple" xlink:href="https://app.pluralsight.com/course-player?clipId=184bdb11-34bf-466f-993b-9c971f92a5cc&amp;startTime=47.14" office:target-frame-name="psplayer" xlink:show="replace" text:style-name="Internet_20_link" text:visited-style-name="Visited_20_Internet_20_Link"><text:span text:style-name="T11">All you do is you provide another metadata property called query,</text:span></text:a><text:span text:style-name="T13"> </text:span><text:a xlink:type="simple" xlink:href="https://app.pluralsight.com/course-player?clipId=184bdb11-34bf-466f-993b-9c971f92a5cc&amp;startTime=52.44" office:target-frame-name="psplayer" xlink:show="replace" text:style-name="Internet_20_link" text:visited-style-name="Visited_20_Internet_20_Link"><text:span text:style-name="T11">and the value is set to the term you're searching for.</text:span></text:a><text:span text:style-name="T13"> </text:span><text:a xlink:type="simple" xlink:href="https://app.pluralsight.com/course-player?clipId=184bdb11-34bf-466f-993b-9c971f92a5cc&amp;startTime=55.64" office:target-frame-name="psplayer" xlink:show="replace" text:style-name="Internet_20_link" text:visited-style-name="Visited_20_Internet_20_Link"><text:span text:style-name="T11">In this example, we're searching for all tweets that mention Dapr.</text:span></text:a><text:span text:style-name="T13"> </text:span><text:a xlink:type="simple" xlink:href="https://app.pluralsight.com/course-player?clipId=184bdb11-34bf-466f-993b-9c971f92a5cc&amp;startTime=59.94" office:target-frame-name="psplayer" xlink:show="replace" text:style-name="Internet_20_link" text:visited-style-name="Visited_20_Internet_20_Link"><text:span text:style-name="T11">And what happens is that the Dapr sidecar connects to Twitter using the</text:span></text:a><text:span text:style-name="T13"> </text:span><text:a xlink:type="simple" xlink:href="https://app.pluralsight.com/course-player?clipId=184bdb11-34bf-466f-993b-9c971f92a5cc&amp;startTime=64.03" office:target-frame-name="psplayer" xlink:show="replace" text:style-name="Internet_20_link" text:visited-style-name="Visited_20_Internet_20_Link"><text:span text:style-name="T11">credentials that you supplied and registers for a webhook callback from</text:span></text:a><text:span text:style-name="T13"> </text:span><text:a xlink:type="simple" xlink:href="https://app.pluralsight.com/course-player?clipId=184bdb11-34bf-466f-993b-9c971f92a5cc&amp;startTime=68.2" office:target-frame-name="psplayer" xlink:show="replace" text:style-name="Internet_20_link" text:visited-style-name="Visited_20_Internet_20_Link"><text:span text:style-name="T11">Twitter whenever a tweet containing this term is posted. And then the webhook</text:span></text:a><text:span text:style-name="T13"> </text:span><text:a xlink:type="simple" xlink:href="https://app.pluralsight.com/course-player?clipId=184bdb11-34bf-466f-993b-9c971f92a5cc&amp;startTime=73.91" office:target-frame-name="psplayer" xlink:show="replace" text:style-name="Internet_20_link" text:visited-style-name="Visited_20_Internet_20_Link"><text:span text:style-name="T11">will be received by your Dapr sidecar and then it will pass it on to your</text:span></text:a><text:span text:style-name="T13"> </text:span><text:a xlink:type="simple" xlink:href="https://app.pluralsight.com/course-player?clipId=184bdb11-34bf-466f-993b-9c971f92a5cc&amp;startTime=78.45" office:target-frame-name="psplayer" xlink:show="replace" text:style-name="Internet_20_link" text:visited-style-name="Visited_20_Internet_20_Link"><text:span text:style-name="T11">service by calling an endpoint that matches the name of your component, so if</text:span></text:a><text:span text:style-name="T13"> </text:span><text:a xlink:type="simple" xlink:href="https://app.pluralsight.com/course-player?clipId=184bdb11-34bf-466f-993b-9c971f92a5cc&amp;startTime=83.85" office:target-frame-name="psplayer" xlink:show="replace" text:style-name="Internet_20_link" text:visited-style-name="Visited_20_Internet_20_Link"><text:span text:style-name="T11">our component was called Twitter, then the Dapr sidecar would call an endpoint</text:span></text:a><text:span text:style-name="T13"> </text:span><text:a xlink:type="simple" xlink:href="https://app.pluralsight.com/course-player?clipId=184bdb11-34bf-466f-993b-9c971f92a5cc&amp;startTime=88.3" office:target-frame-name="psplayer" xlink:show="replace" text:style-name="Internet_20_link" text:visited-style-name="Visited_20_Internet_20_Link"><text:span text:style-name="T11">of /twitter. The format of the body of the request is defined by the binding</text:span></text:a><text:span text:style-name="T13"> </text:span><text:a xlink:type="simple" xlink:href="https://app.pluralsight.com/course-player?clipId=184bdb11-34bf-466f-993b-9c971f92a5cc&amp;startTime=94.12" office:target-frame-name="psplayer" xlink:show="replace" text:style-name="Internet_20_link" text:visited-style-name="Visited_20_Internet_20_Link"><text:span text:style-name="T11">itself.</text:span></text:a><text:span text:style-name="T13"> </text:span><text:a xlink:type="simple" xlink:href="https://app.pluralsight.com/course-player?clipId=184bdb11-34bf-466f-993b-9c971f92a5cc&amp;startTime=95.64" office:target-frame-name="psplayer" xlink:show="replace" text:style-name="Internet_20_link" text:visited-style-name="Visited_20_Internet_20_Link"><text:span text:style-name="T11">In this case, it's simply passing on the definitions of the tweets received</text:span></text:a><text:span text:style-name="T13"> </text:span><text:a xlink:type="simple" xlink:href="https://app.pluralsight.com/course-player?clipId=184bdb11-34bf-466f-993b-9c971f92a5cc&amp;startTime=100" office:target-frame-name="psplayer" xlink:show="replace" text:style-name="Internet_20_link" text:visited-style-name="Visited_20_Internet_20_Link"><text:span text:style-name="T11">from Twitter, which is actually a fairly complex structure that's defined</text:span></text:a><text:span text:style-name="T13"> </text:span><text:a xlink:type="simple" xlink:href="https://app.pluralsight.com/course-player?clipId=184bdb11-34bf-466f-993b-9c971f92a5cc&amp;startTime=105.11" office:target-frame-name="psplayer" xlink:show="replace" text:style-name="Internet_20_link" text:visited-style-name="Visited_20_Internet_20_Link"><text:span text:style-name="T11">here in the Twitter developer documentation.</text:span></text:a><text:span text:style-name="T13"> </text:span><text:a xlink:type="simple" xlink:href="https://app.pluralsight.com/course-player?clipId=184bdb11-34bf-466f-993b-9c971f92a5cc&amp;startTime=108.74" office:target-frame-name="psplayer" xlink:show="replace" text:style-name="Internet_20_link" text:visited-style-name="Visited_20_Internet_20_Link"><text:span text:style-name="T11">So we've seen that Dapr bindings can simplify the task of connecting to</text:span></text:a><text:span text:style-name="T13"> </text:span><text:a xlink:type="simple" xlink:href="https://app.pluralsight.com/course-player?clipId=184bdb11-34bf-466f-993b-9c971f92a5cc&amp;startTime=113.34" office:target-frame-name="psplayer" xlink:show="replace" text:style-name="Internet_20_link" text:visited-style-name="Visited_20_Internet_20_Link"><text:span text:style-name="T11">external services, as well as receiving notifications from external services</text:span></text:a><text:span text:style-name="T13"> </text:span><text:a xlink:type="simple" xlink:href="https://app.pluralsight.com/course-player?clipId=184bdb11-34bf-466f-993b-9c971f92a5cc&amp;startTime=119.74" office:target-frame-name="psplayer" xlink:show="replace" text:style-name="Internet_20_link" text:visited-style-name="Visited_20_Internet_20_Link"><text:span text:style-name="T11">that can trigger behavior on our microservices.</text:span></text:a><text:span text:style-name="T13"> </text:span><text:a xlink:type="simple" xlink:href="https://app.pluralsight.com/course-player?clipId=184bdb11-34bf-466f-993b-9c971f92a5cc&amp;startTime=123.44" office:target-frame-name="psplayer" xlink:show="replace" text:style-name="Internet_20_link" text:visited-style-name="Visited_20_Internet_20_Link"><text:span text:style-name="T11">It's important to remember though,</text:span></text:a><text:span text:style-name="T13"> </text:span><text:a xlink:type="simple" xlink:href="https://app.pluralsight.com/course-player?clipId=184bdb11-34bf-466f-993b-9c971f92a5cc&amp;startTime=125.26" office:target-frame-name="psplayer" xlink:show="replace" text:style-name="Internet_20_link" text:visited-style-name="Visited_20_Internet_20_Link"><text:span text:style-name="T11">just like with all Dapr building blocks, bindings are optional.</text:span></text:a><text:span text:style-name="T13"> </text:span><text:a xlink:type="simple" xlink:href="https://app.pluralsight.com/course-player?clipId=184bdb11-34bf-466f-993b-9c971f92a5cc&amp;startTime=129.74" office:target-frame-name="psplayer" xlink:show="replace" text:style-name="Internet_20_link" text:visited-style-name="Visited_20_Internet_20_Link"><text:span text:style-name="T11">Just because a Dapr binding is available,</text:span></text:a><text:span text:style-name="T13"> </text:span><text:a xlink:type="simple" xlink:href="https://app.pluralsight.com/course-player?clipId=184bdb11-34bf-466f-993b-9c971f92a5cc&amp;startTime=131.73" office:target-frame-name="psplayer" xlink:show="replace" text:style-name="Internet_20_link" text:visited-style-name="Visited_20_Internet_20_Link"><text:span text:style-name="T11">doesn't mean you have to use it. Sometimes,</text:span></text:a><text:span text:style-name="T13"> </text:span><text:a xlink:type="simple" xlink:href="https://app.pluralsight.com/course-player?clipId=184bdb11-34bf-466f-993b-9c971f92a5cc&amp;startTime=134.89" office:target-frame-name="psplayer" xlink:show="replace" text:style-name="Internet_20_link" text:visited-style-name="Visited_20_Internet_20_Link"><text:span text:style-name="T11">particularly if you're an advanced user,</text:span></text:a><text:span text:style-name="T13"> </text:span><text:a xlink:type="simple" xlink:href="https://app.pluralsight.com/course-player?clipId=184bdb11-34bf-466f-993b-9c971f92a5cc&amp;startTime=137.43" office:target-frame-name="psplayer" xlink:show="replace" text:style-name="Internet_20_link" text:visited-style-name="Visited_20_Internet_20_Link"><text:span text:style-name="T11">you may still prefer to directly use the SDK of the service that you're</text:span></text:a><text:span text:style-name="T13"> </text:span><text:a xlink:type="simple" xlink:href="https://app.pluralsight.com/course-player?clipId=184bdb11-34bf-466f-993b-9c971f92a5cc&amp;startTime=142.01" office:target-frame-name="psplayer" xlink:show="replace" text:style-name="Internet_20_link" text:visited-style-name="Visited_20_Internet_20_Link"><text:span text:style-name="T11">talking to, as the Dapr bindings won't always necessarily expose the full</text:span></text:a><text:span text:style-name="T13"> </text:span><text:a xlink:type="simple" xlink:href="https://app.pluralsight.com/course-player?clipId=184bdb11-34bf-466f-993b-9c971f92a5cc&amp;startTime=147.64" office:target-frame-name="psplayer" xlink:show="replace" text:style-name="Internet_20_link" text:visited-style-name="Visited_20_Internet_20_Link"><text:span text:style-name="T11">capabilities of the services that they are connecting to.</text:span></text:a><text:span text:style-name="T13"> </text:span><text:a xlink:type="simple" xlink:href="https://app.pluralsight.com/course-player?clipId=184bdb11-34bf-466f-993b-9c971f92a5cc&amp;startTime=151.94" office:target-frame-name="psplayer" xlink:show="replace" text:style-name="Internet_20_link" text:visited-style-name="Visited_20_Internet_20_Link"><text:span text:style-name="T11">Let's put Dapr bindings into practice by using them in the GloboTicket application.</text:span></text:a></text:p>
      <text:h text:style-name="P2" text:outline-level="3"><text:a xlink:type="simple" xlink:href="https://app.pluralsight.com/course-player?clipId=bfbef0da-c5e2-406d-ac9e-7f3a90ae2af1" office:target-frame-name="psplayer" xlink:show="replace" text:style-name="Internet_20_link" text:visited-style-name="Visited_20_Internet_20_Link"><text:span text:style-name="T11">Demo: Output Binding - Sending Email with SMTP</text:span></text:a></text:h>
      <text:p text:style-name="P5"><text:a xlink:type="simple" xlink:href="https://app.pluralsight.com/course-player?clipId=bfbef0da-c5e2-406d-ac9e-7f3a90ae2af1&amp;startTime=1.04" office:target-frame-name="psplayer" xlink:show="replace" text:style-name="Internet_20_link" text:visited-style-name="Visited_20_Internet_20_Link"><text:span text:style-name="T11">In this demo, we'll see how a Dapr output binding can be used to send emails.</text:span></text:a><text:span text:style-name="T13"> </text:span><text:a xlink:type="simple" xlink:href="https://app.pluralsight.com/course-player?clipId=bfbef0da-c5e2-406d-ac9e-7f3a90ae2af1&amp;startTime=7.34" office:target-frame-name="psplayer" xlink:show="replace" text:style-name="Internet_20_link" text:visited-style-name="Visited_20_Internet_20_Link"><text:span text:style-name="T11">We're actually going to use the Dapr SMTP binding to implement this.</text:span></text:a><text:span text:style-name="T13"> </text:span><text:a xlink:type="simple" xlink:href="https://app.pluralsight.com/course-player?clipId=bfbef0da-c5e2-406d-ac9e-7f3a90ae2af1&amp;startTime=12.44" office:target-frame-name="psplayer" xlink:show="replace" text:style-name="Internet_20_link" text:visited-style-name="Visited_20_Internet_20_Link"><text:span text:style-name="T11">We'll update the ordering microservice to send an</text:span></text:a><text:span text:style-name="T13"> </text:span><text:a xlink:type="simple" xlink:href="https://app.pluralsight.com/course-player?clipId=bfbef0da-c5e2-406d-ac9e-7f3a90ae2af1&amp;startTime=15.26" office:target-frame-name="psplayer" xlink:show="replace" text:style-name="Internet_20_link" text:visited-style-name="Visited_20_Internet_20_Link"><text:span text:style-name="T11">email whenever tickets are purchased.</text:span></text:a><text:span text:style-name="T13"> </text:span><text:a xlink:type="simple" xlink:href="https://app.pluralsight.com/course-player?clipId=bfbef0da-c5e2-406d-ac9e-7f3a90ae2af1&amp;startTime=18.64" office:target-frame-name="psplayer" xlink:show="replace" text:style-name="Internet_20_link" text:visited-style-name="Visited_20_Internet_20_Link"><text:span text:style-name="T11">First, let's take a look at the component definition we're going to use.</text:span></text:a><text:span text:style-name="T13"> </text:span><text:a xlink:type="simple" xlink:href="https://app.pluralsight.com/course-player?clipId=bfbef0da-c5e2-406d-ac9e-7f3a90ae2af1&amp;startTime=23.44" office:target-frame-name="psplayer" xlink:show="replace" text:style-name="Internet_20_link" text:visited-style-name="Visited_20_Internet_20_Link"><text:span text:style-name="T11">Here in email.yml, I'm defining a component whose type is bindings.smtp,</text:span></text:a><text:span text:style-name="T13"> </text:span><text:a xlink:type="simple" xlink:href="https://app.pluralsight.com/course-player?clipId=bfbef0da-c5e2-406d-ac9e-7f3a90ae2af1&amp;startTime=31.14" office:target-frame-name="psplayer" xlink:show="replace" text:style-name="Internet_20_link" text:visited-style-name="Visited_20_Internet_20_Link"><text:span text:style-name="T11">and the name I'm giving to my component is sendmail,</text:span></text:a><text:span text:style-name="T13"> </text:span><text:a xlink:type="simple" xlink:href="https://app.pluralsight.com/course-player?clipId=bfbef0da-c5e2-406d-ac9e-7f3a90ae2af1&amp;startTime=34.94" office:target-frame-name="psplayer" xlink:show="replace" text:style-name="Internet_20_link" text:visited-style-name="Visited_20_Internet_20_Link"><text:span text:style-name="T11">and we need to supply a few details.</text:span></text:a><text:span text:style-name="T13"> </text:span><text:a xlink:type="simple" xlink:href="https://app.pluralsight.com/course-player?clipId=bfbef0da-c5e2-406d-ac9e-7f3a90ae2af1&amp;startTime=38.14" office:target-frame-name="psplayer" xlink:show="replace" text:style-name="Internet_20_link" text:visited-style-name="Visited_20_Internet_20_Link"><text:span text:style-name="T11">First, what's the host name of the SMTP server that we want to connect to,</text:span></text:a><text:span text:style-name="T13"> </text:span><text:a xlink:type="simple" xlink:href="https://app.pluralsight.com/course-player?clipId=bfbef0da-c5e2-406d-ac9e-7f3a90ae2af1&amp;startTime=43.04" office:target-frame-name="psplayer" xlink:show="replace" text:style-name="Internet_20_link" text:visited-style-name="Visited_20_Internet_20_Link"><text:span text:style-name="T11">which in our case is localhost, and the port it's listening on,</text:span></text:a><text:span text:style-name="T13"> </text:span><text:a xlink:type="simple" xlink:href="https://app.pluralsight.com/course-player?clipId=bfbef0da-c5e2-406d-ac9e-7f3a90ae2af1&amp;startTime=47.51" office:target-frame-name="psplayer" xlink:show="replace" text:style-name="Internet_20_link" text:visited-style-name="Visited_20_Internet_20_Link"><text:span text:style-name="T11">which is 1025.</text:span></text:a><text:span text:style-name="T13"> </text:span><text:a xlink:type="simple" xlink:href="https://app.pluralsight.com/course-player?clipId=bfbef0da-c5e2-406d-ac9e-7f3a90ae2af1&amp;startTime=49.64" office:target-frame-name="psplayer" xlink:show="replace" text:style-name="Internet_20_link" text:visited-style-name="Visited_20_Internet_20_Link"><text:span text:style-name="T11">We need to supply the username and password,</text:span></text:a><text:span text:style-name="T13"> </text:span><text:a xlink:type="simple" xlink:href="https://app.pluralsight.com/course-player?clipId=bfbef0da-c5e2-406d-ac9e-7f3a90ae2af1&amp;startTime=52.74" office:target-frame-name="psplayer" xlink:show="replace" text:style-name="Internet_20_link" text:visited-style-name="Visited_20_Internet_20_Link"><text:span text:style-name="T11">which normally would be set up as secrets,</text:span></text:a><text:span text:style-name="T13"> </text:span><text:a xlink:type="simple" xlink:href="https://app.pluralsight.com/course-player?clipId=bfbef0da-c5e2-406d-ac9e-7f3a90ae2af1&amp;startTime=55.39" office:target-frame-name="psplayer" xlink:show="replace" text:style-name="Internet_20_link" text:visited-style-name="Visited_20_Internet_20_Link"><text:span text:style-name="T11">but because this is the component definition for local development and we're</text:span></text:a><text:span text:style-name="T13"> </text:span><text:a xlink:type="simple" xlink:href="https://app.pluralsight.com/course-player?clipId=bfbef0da-c5e2-406d-ac9e-7f3a90ae2af1&amp;startTime=59.32" office:target-frame-name="psplayer" xlink:show="replace" text:style-name="Internet_20_link" text:visited-style-name="Visited_20_Internet_20_Link"><text:span text:style-name="T11">not actually connecting to a real email sending service,</text:span></text:a><text:span text:style-name="T13"> </text:span><text:a xlink:type="simple" xlink:href="https://app.pluralsight.com/course-player?clipId=bfbef0da-c5e2-406d-ac9e-7f3a90ae2af1&amp;startTime=62.74" office:target-frame-name="psplayer" xlink:show="replace" text:style-name="Internet_20_link" text:visited-style-name="Visited_20_Internet_20_Link"><text:span text:style-name="T11">in this case, hardcoded values are acceptable.</text:span></text:a><text:span text:style-name="T13"> </text:span><text:a xlink:type="simple" xlink:href="https://app.pluralsight.com/course-player?clipId=bfbef0da-c5e2-406d-ac9e-7f3a90ae2af1&amp;startTime=66.44" office:target-frame-name="psplayer" xlink:show="replace" text:style-name="Internet_20_link" text:visited-style-name="Visited_20_Internet_20_Link"><text:span text:style-name="T11">Notice the scopes section at the bottom.</text:span></text:a><text:span text:style-name="T13"> </text:span><text:a xlink:type="simple" xlink:href="https://app.pluralsight.com/course-player?clipId=bfbef0da-c5e2-406d-ac9e-7f3a90ae2af1&amp;startTime=69.44" office:target-frame-name="psplayer" xlink:show="replace" text:style-name="Internet_20_link" text:visited-style-name="Visited_20_Internet_20_Link"><text:span text:style-name="T11">Sometimes in Dapr,</text:span></text:a><text:span text:style-name="T13"> </text:span><text:a xlink:type="simple" xlink:href="https://app.pluralsight.com/course-player?clipId=bfbef0da-c5e2-406d-ac9e-7f3a90ae2af1&amp;startTime=70.56" office:target-frame-name="psplayer" xlink:show="replace" text:style-name="Internet_20_link" text:visited-style-name="Visited_20_Internet_20_Link"><text:span text:style-name="T11">we want our components to be available to all our microservices,</text:span></text:a><text:span text:style-name="T13"> </text:span><text:a xlink:type="simple" xlink:href="https://app.pluralsight.com/course-player?clipId=bfbef0da-c5e2-406d-ac9e-7f3a90ae2af1&amp;startTime=74.74" office:target-frame-name="psplayer" xlink:show="replace" text:style-name="Internet_20_link" text:visited-style-name="Visited_20_Internet_20_Link"><text:span text:style-name="T11">but in this case,</text:span></text:a><text:span text:style-name="T13"> </text:span><text:a xlink:type="simple" xlink:href="https://app.pluralsight.com/course-player?clipId=bfbef0da-c5e2-406d-ac9e-7f3a90ae2af1&amp;startTime=75.5" office:target-frame-name="psplayer" xlink:show="replace" text:style-name="Internet_20_link" text:visited-style-name="Visited_20_Internet_20_Link"><text:span text:style-name="T11">we only want the ordering microservice to access this component,</text:span></text:a><text:span text:style-name="T13"> </text:span><text:a xlink:type="simple" xlink:href="https://app.pluralsight.com/course-player?clipId=bfbef0da-c5e2-406d-ac9e-7f3a90ae2af1&amp;startTime=80.14" office:target-frame-name="psplayer" xlink:show="replace" text:style-name="Internet_20_link" text:visited-style-name="Visited_20_Internet_20_Link"><text:span text:style-name="T11">so I've set the scope to be simply ordering.</text:span></text:a><text:span text:style-name="T13"> </text:span><text:a xlink:type="simple" xlink:href="https://app.pluralsight.com/course-player?clipId=bfbef0da-c5e2-406d-ac9e-7f3a90ae2af1&amp;startTime=83.64" office:target-frame-name="psplayer" xlink:show="replace" text:style-name="Internet_20_link" text:visited-style-name="Visited_20_Internet_20_Link"><text:span text:style-name="T11">For local development,</text:span></text:a><text:span text:style-name="T13"> </text:span><text:a xlink:type="simple" xlink:href="https://app.pluralsight.com/course-player?clipId=bfbef0da-c5e2-406d-ac9e-7f3a90ae2af1&amp;startTime=84.82" office:target-frame-name="psplayer" xlink:show="replace" text:style-name="Internet_20_link" text:visited-style-name="Visited_20_Internet_20_Link"><text:span text:style-name="T11">it would be really useful to have an SMTP server we can use,</text:span></text:a><text:span text:style-name="T13"> </text:span><text:a xlink:type="simple" xlink:href="https://app.pluralsight.com/course-player?clipId=bfbef0da-c5e2-406d-ac9e-7f3a90ae2af1&amp;startTime=88.84" office:target-frame-name="psplayer" xlink:show="replace" text:style-name="Internet_20_link" text:visited-style-name="Visited_20_Internet_20_Link"><text:span text:style-name="T11">and I've chosen to use an open source component called MailDev.</text:span></text:a><text:span text:style-name="T13"> </text:span><text:a xlink:type="simple" xlink:href="https://app.pluralsight.com/course-player?clipId=bfbef0da-c5e2-406d-ac9e-7f3a90ae2af1&amp;startTime=93.24" office:target-frame-name="psplayer" xlink:show="replace" text:style-name="Internet_20_link" text:visited-style-name="Visited_20_Internet_20_Link"><text:span text:style-name="T11">This combines an SMTP server and a web interface that allows</text:span></text:a><text:span text:style-name="T13"> </text:span><text:a xlink:type="simple" xlink:href="https://app.pluralsight.com/course-player?clipId=bfbef0da-c5e2-406d-ac9e-7f3a90ae2af1&amp;startTime=98.14" office:target-frame-name="psplayer" xlink:show="replace" text:style-name="Internet_20_link" text:visited-style-name="Visited_20_Internet_20_Link"><text:span text:style-name="T11">us to view the emails that have been sent,</text:span></text:a><text:span text:style-name="T13"> </text:span><text:a xlink:type="simple" xlink:href="https://app.pluralsight.com/course-player?clipId=bfbef0da-c5e2-406d-ac9e-7f3a90ae2af1&amp;startTime=100.84" office:target-frame-name="psplayer" xlink:show="replace" text:style-name="Internet_20_link" text:visited-style-name="Visited_20_Internet_20_Link"><text:span text:style-name="T11">and this is really convenient for local development.</text:span></text:a><text:span text:style-name="T13"> </text:span><text:a xlink:type="simple" xlink:href="https://app.pluralsight.com/course-player?clipId=bfbef0da-c5e2-406d-ac9e-7f3a90ae2af1&amp;startTime=104.24" office:target-frame-name="psplayer" xlink:show="replace" text:style-name="Internet_20_link" text:visited-style-name="Visited_20_Internet_20_Link"><text:span text:style-name="T11">We can start it locally by using the docker run command</text:span></text:a><text:span text:style-name="T13"> </text:span><text:a xlink:type="simple" xlink:href="https://app.pluralsight.com/course-player?clipId=bfbef0da-c5e2-406d-ac9e-7f3a90ae2af1&amp;startTime=107.83" office:target-frame-name="psplayer" xlink:show="replace" text:style-name="Internet_20_link" text:visited-style-name="Visited_20_Internet_20_Link"><text:span text:style-name="T11">to start the maildev/maildev image,</text:span></text:a><text:span text:style-name="T13"> </text:span><text:a xlink:type="simple" xlink:href="https://app.pluralsight.com/course-player?clipId=bfbef0da-c5e2-406d-ac9e-7f3a90ae2af1&amp;startTime=111.64" office:target-frame-name="psplayer" xlink:show="replace" text:style-name="Internet_20_link" text:visited-style-name="Visited_20_Internet_20_Link"><text:span text:style-name="T11">and mapping ports 80 and 25 to 3 port numbers.</text:span></text:a><text:span text:style-name="T13"> </text:span><text:a xlink:type="simple" xlink:href="https://app.pluralsight.com/course-player?clipId=bfbef0da-c5e2-406d-ac9e-7f3a90ae2af1&amp;startTime=116.64" office:target-frame-name="psplayer" xlink:show="replace" text:style-name="Internet_20_link" text:visited-style-name="Visited_20_Internet_20_Link"><text:span text:style-name="T11">In this example, I'm using 1080 and 1025.</text:span></text:a><text:span text:style-name="T13"> </text:span><text:a xlink:type="simple" xlink:href="https://app.pluralsight.com/course-player?clipId=bfbef0da-c5e2-406d-ac9e-7f3a90ae2af1&amp;startTime=121.64" office:target-frame-name="psplayer" xlink:show="replace" text:style-name="Internet_20_link" text:visited-style-name="Visited_20_Internet_20_Link"><text:span text:style-name="T11">Now let's look at the code to actually send an email</text:span></text:a><text:span text:style-name="T13"> </text:span><text:a xlink:type="simple" xlink:href="https://app.pluralsight.com/course-player?clipId=bfbef0da-c5e2-406d-ac9e-7f3a90ae2af1&amp;startTime=124.81" office:target-frame-name="psplayer" xlink:show="replace" text:style-name="Internet_20_link" text:visited-style-name="Visited_20_Internet_20_Link"><text:span text:style-name="T11">using the Dapr output binding.</text:span></text:a><text:span text:style-name="T13"> </text:span><text:a xlink:type="simple" xlink:href="https://app.pluralsight.com/course-player?clipId=bfbef0da-c5e2-406d-ac9e-7f3a90ae2af1&amp;startTime=127.54" office:target-frame-name="psplayer" xlink:show="replace" text:style-name="Internet_20_link" text:visited-style-name="Visited_20_Internet_20_Link"><text:span text:style-name="T11">I've put all the code that sends an email here in the EmailSender class.</text:span></text:a><text:span text:style-name="T13"> </text:span><text:a xlink:type="simple" xlink:href="https://app.pluralsight.com/course-player?clipId=bfbef0da-c5e2-406d-ac9e-7f3a90ae2af1&amp;startTime=132.64" office:target-frame-name="psplayer" xlink:show="replace" text:style-name="Internet_20_link" text:visited-style-name="Visited_20_Internet_20_Link"><text:span text:style-name="T11">As you can see, in the constructor,</text:span></text:a><text:span text:style-name="T13"> </text:span><text:a xlink:type="simple" xlink:href="https://app.pluralsight.com/course-player?clipId=bfbef0da-c5e2-406d-ac9e-7f3a90ae2af1&amp;startTime=134.67" office:target-frame-name="psplayer" xlink:show="replace" text:style-name="Internet_20_link" text:visited-style-name="Visited_20_Internet_20_Link"><text:span text:style-name="T11">we're taking a DaprClient instance as we want to make use of the</text:span></text:a><text:span text:style-name="T13"> </text:span><text:a xlink:type="simple" xlink:href="https://app.pluralsight.com/course-player?clipId=bfbef0da-c5e2-406d-ac9e-7f3a90ae2af1&amp;startTime=138.86" office:target-frame-name="psplayer" xlink:show="replace" text:style-name="Internet_20_link" text:visited-style-name="Visited_20_Internet_20_Link"><text:span text:style-name="T11">Dapr C# SDK to simplify sending the email.</text:span></text:a><text:span text:style-name="T13"> </text:span><text:a xlink:type="simple" xlink:href="https://app.pluralsight.com/course-player?clipId=bfbef0da-c5e2-406d-ac9e-7f3a90ae2af1&amp;startTime=144.04" office:target-frame-name="psplayer" xlink:show="replace" text:style-name="Internet_20_link" text:visited-style-name="Visited_20_Internet_20_Link"><text:span text:style-name="T11">Then in the SendEmailForOrder method,</text:span></text:a><text:span text:style-name="T13"> </text:span><text:a xlink:type="simple" xlink:href="https://app.pluralsight.com/course-player?clipId=bfbef0da-c5e2-406d-ac9e-7f3a90ae2af1&amp;startTime=146.94" office:target-frame-name="psplayer" xlink:show="replace" text:style-name="Internet_20_link" text:visited-style-name="Visited_20_Internet_20_Link"><text:span text:style-name="T11">we construct a dictionary containing the metadata for this</text:span></text:a><text:span text:style-name="T13"> </text:span><text:a xlink:type="simple" xlink:href="https://app.pluralsight.com/course-player?clipId=bfbef0da-c5e2-406d-ac9e-7f3a90ae2af1&amp;startTime=150.33" office:target-frame-name="psplayer" xlink:show="replace" text:style-name="Internet_20_link" text:visited-style-name="Visited_20_Internet_20_Link"><text:span text:style-name="T11">email which includes the sender and recipient email</text:span></text:a><text:span text:style-name="T13"> </text:span><text:a xlink:type="simple" xlink:href="https://app.pluralsight.com/course-player?clipId=bfbef0da-c5e2-406d-ac9e-7f3a90ae2af1&amp;startTime=154.25" office:target-frame-name="psplayer" xlink:show="replace" text:style-name="Internet_20_link" text:visited-style-name="Visited_20_Internet_20_Link"><text:span text:style-name="T11">addresses and the email subject line.</text:span></text:a><text:span text:style-name="T13"> </text:span><text:a xlink:type="simple" xlink:href="https://app.pluralsight.com/course-player?clipId=bfbef0da-c5e2-406d-ac9e-7f3a90ae2af1&amp;startTime=158.04" office:target-frame-name="psplayer" xlink:show="replace" text:style-name="Internet_20_link" text:visited-style-name="Visited_20_Internet_20_Link"><text:span text:style-name="T11">You might notice that these are the </text:span></text:a><text:soft-page-break/><text:a xlink:type="simple" xlink:href="https://app.pluralsight.com/course-player?clipId=bfbef0da-c5e2-406d-ac9e-7f3a90ae2af1&amp;startTime=158.04" office:target-frame-name="psplayer" xlink:show="replace" text:style-name="Internet_20_link" text:visited-style-name="Visited_20_Internet_20_Link"><text:span text:style-name="T11">exact same</text:span></text:a><text:span text:style-name="T13"> </text:span><text:a xlink:type="simple" xlink:href="https://app.pluralsight.com/course-player?clipId=bfbef0da-c5e2-406d-ac9e-7f3a90ae2af1&amp;startTime=160.31" office:target-frame-name="psplayer" xlink:show="replace" text:style-name="Internet_20_link" text:visited-style-name="Visited_20_Internet_20_Link"><text:span text:style-name="T11">metadata names for the sendgrid binding,</text:span></text:a><text:span text:style-name="T13"> </text:span><text:a xlink:type="simple" xlink:href="https://app.pluralsight.com/course-player?clipId=bfbef0da-c5e2-406d-ac9e-7f3a90ae2af1&amp;startTime=162.91" office:target-frame-name="psplayer" xlink:show="replace" text:style-name="Internet_20_link" text:visited-style-name="Visited_20_Internet_20_Link"><text:span text:style-name="T11">which is nice.</text:span></text:a><text:span text:style-name="T13"> </text:span><text:a xlink:type="simple" xlink:href="https://app.pluralsight.com/course-player?clipId=bfbef0da-c5e2-406d-ac9e-7f3a90ae2af1&amp;startTime=164.36" office:target-frame-name="psplayer" xlink:show="replace" text:style-name="Internet_20_link" text:visited-style-name="Visited_20_Internet_20_Link"><text:span text:style-name="T11">So in this particular example,</text:span></text:a><text:span text:style-name="T13"> </text:span><text:a xlink:type="simple" xlink:href="https://app.pluralsight.com/course-player?clipId=bfbef0da-c5e2-406d-ac9e-7f3a90ae2af1&amp;startTime=166.19" office:target-frame-name="psplayer" xlink:show="replace" text:style-name="Internet_20_link" text:visited-style-name="Visited_20_Internet_20_Link"><text:span text:style-name="T11">we could swap out an SMTP binding component definition for a</text:span></text:a><text:span text:style-name="T13"> </text:span><text:a xlink:type="simple" xlink:href="https://app.pluralsight.com/course-player?clipId=bfbef0da-c5e2-406d-ac9e-7f3a90ae2af1&amp;startTime=170.75" office:target-frame-name="psplayer" xlink:show="replace" text:style-name="Internet_20_link" text:visited-style-name="Visited_20_Internet_20_Link"><text:span text:style-name="T11">sendgrid component binding definition,</text:span></text:a><text:span text:style-name="T13"> </text:span><text:a xlink:type="simple" xlink:href="https://app.pluralsight.com/course-player?clipId=bfbef0da-c5e2-406d-ac9e-7f3a90ae2af1&amp;startTime=173.31" office:target-frame-name="psplayer" xlink:show="replace" text:style-name="Internet_20_link" text:visited-style-name="Visited_20_Internet_20_Link"><text:span text:style-name="T11">and there'd be no required code changes at all.</text:span></text:a><text:span text:style-name="T13"> </text:span><text:a xlink:type="simple" xlink:href="https://app.pluralsight.com/course-player?clipId=bfbef0da-c5e2-406d-ac9e-7f3a90ae2af1&amp;startTime=176.54" office:target-frame-name="psplayer" xlink:show="replace" text:style-name="Internet_20_link" text:visited-style-name="Visited_20_Internet_20_Link"><text:span text:style-name="T11">And the body contains the HTML formatted message content.</text:span></text:a><text:span text:style-name="T13"> </text:span><text:a xlink:type="simple" xlink:href="https://app.pluralsight.com/course-player?clipId=bfbef0da-c5e2-406d-ac9e-7f3a90ae2af1&amp;startTime=181.14" office:target-frame-name="psplayer" xlink:show="replace" text:style-name="Internet_20_link" text:visited-style-name="Visited_20_Internet_20_Link"><text:span text:style-name="T11">Finally,</text:span></text:a><text:span text:style-name="T13"> </text:span><text:a xlink:type="simple" xlink:href="https://app.pluralsight.com/course-player?clipId=bfbef0da-c5e2-406d-ac9e-7f3a90ae2af1&amp;startTime=181.79" office:target-frame-name="psplayer" xlink:show="replace" text:style-name="Internet_20_link" text:visited-style-name="Visited_20_Internet_20_Link"><text:span text:style-name="T11">here we're sending the request to our Dapr sidecar for</text:span></text:a><text:span text:style-name="T13"> </text:span><text:a xlink:type="simple" xlink:href="https://app.pluralsight.com/course-player?clipId=bfbef0da-c5e2-406d-ac9e-7f3a90ae2af1&amp;startTime=185.26" office:target-frame-name="psplayer" xlink:show="replace" text:style-name="Internet_20_link" text:visited-style-name="Visited_20_Internet_20_Link"><text:span text:style-name="T11">it to pass it on to the SMTP server,</text:span></text:a><text:span text:style-name="T13"> </text:span><text:a xlink:type="simple" xlink:href="https://app.pluralsight.com/course-player?clipId=bfbef0da-c5e2-406d-ac9e-7f3a90ae2af1&amp;startTime=188.34" office:target-frame-name="psplayer" xlink:show="replace" text:style-name="Internet_20_link" text:visited-style-name="Visited_20_Internet_20_Link"><text:span text:style-name="T11">and we're using the InvokeBindingAsync method on the Dapr client.</text:span></text:a><text:span text:style-name="T13"> </text:span><text:a xlink:type="simple" xlink:href="https://app.pluralsight.com/course-player?clipId=bfbef0da-c5e2-406d-ac9e-7f3a90ae2af1&amp;startTime=194.04" office:target-frame-name="psplayer" xlink:show="replace" text:style-name="Internet_20_link" text:visited-style-name="Visited_20_Internet_20_Link"><text:span text:style-name="T11">The first parameter is the binding name which we called sendmail</text:span></text:a><text:span text:style-name="T13"> </text:span><text:a xlink:type="simple" xlink:href="https://app.pluralsight.com/course-player?clipId=bfbef0da-c5e2-406d-ac9e-7f3a90ae2af1&amp;startTime=199.14" office:target-frame-name="psplayer" xlink:show="replace" text:style-name="Internet_20_link" text:visited-style-name="Visited_20_Internet_20_Link"><text:span text:style-name="T11">and then the operation which is simply create.</text:span></text:a><text:span text:style-name="T13"> </text:span><text:a xlink:type="simple" xlink:href="https://app.pluralsight.com/course-player?clipId=bfbef0da-c5e2-406d-ac9e-7f3a90ae2af1&amp;startTime=202.94" office:target-frame-name="psplayer" xlink:show="replace" text:style-name="Internet_20_link" text:visited-style-name="Visited_20_Internet_20_Link"><text:span text:style-name="T11">Then we pass in the data, which for this binding is the email body,</text:span></text:a><text:span text:style-name="T13"> </text:span><text:a xlink:type="simple" xlink:href="https://app.pluralsight.com/course-player?clipId=bfbef0da-c5e2-406d-ac9e-7f3a90ae2af1&amp;startTime=208.14" office:target-frame-name="psplayer" xlink:show="replace" text:style-name="Internet_20_link" text:visited-style-name="Visited_20_Internet_20_Link"><text:span text:style-name="T11">and finally, any additional metadata, which is our dictionary in C#.</text:span></text:a><text:span text:style-name="T13"> </text:span><text:a xlink:type="simple" xlink:href="https://app.pluralsight.com/course-player?clipId=bfbef0da-c5e2-406d-ac9e-7f3a90ae2af1&amp;startTime=214.34" office:target-frame-name="psplayer" xlink:show="replace" text:style-name="Internet_20_link" text:visited-style-name="Visited_20_Internet_20_Link"><text:span text:style-name="T11">And so the Dapr client has saved us from having to construct</text:span></text:a><text:span text:style-name="T13"> </text:span><text:a xlink:type="simple" xlink:href="https://app.pluralsight.com/course-player?clipId=bfbef0da-c5e2-406d-ac9e-7f3a90ae2af1&amp;startTime=217.46" office:target-frame-name="psplayer" xlink:show="replace" text:style-name="Internet_20_link" text:visited-style-name="Visited_20_Internet_20_Link"><text:span text:style-name="T11">the URL and HttpRequest payload ourselves.</text:span></text:a><text:span text:style-name="T13"> </text:span><text:a xlink:type="simple" xlink:href="https://app.pluralsight.com/course-player?clipId=bfbef0da-c5e2-406d-ac9e-7f3a90ae2af1&amp;startTime=222.64" office:target-frame-name="psplayer" xlink:show="replace" text:style-name="Internet_20_link" text:visited-style-name="Visited_20_Internet_20_Link"><text:span text:style-name="T11">If we now take a look in the OrderController class which contains the endpoint</text:span></text:a><text:span text:style-name="T13"> </text:span><text:a xlink:type="simple" xlink:href="https://app.pluralsight.com/course-player?clipId=bfbef0da-c5e2-406d-ac9e-7f3a90ae2af1&amp;startTime=227.4" office:target-frame-name="psplayer" xlink:show="replace" text:style-name="Internet_20_link" text:visited-style-name="Visited_20_Internet_20_Link"><text:span text:style-name="T11">that receives a new order from the Dapr pubsub component,</text:span></text:a><text:span text:style-name="T13"> </text:span><text:a xlink:type="simple" xlink:href="https://app.pluralsight.com/course-player?clipId=bfbef0da-c5e2-406d-ac9e-7f3a90ae2af1&amp;startTime=231.94" office:target-frame-name="psplayer" xlink:show="replace" text:style-name="Internet_20_link" text:visited-style-name="Visited_20_Internet_20_Link"><text:span text:style-name="T11">we're now making a call to the SendEmailForOrder method on the emailSender.</text:span></text:a><text:span text:style-name="T13"> </text:span><text:a xlink:type="simple" xlink:href="https://app.pluralsight.com/course-player?clipId=bfbef0da-c5e2-406d-ac9e-7f3a90ae2af1&amp;startTime=237.84" office:target-frame-name="psplayer" xlink:show="replace" text:style-name="Internet_20_link" text:visited-style-name="Visited_20_Internet_20_Link"><text:span text:style-name="T11">Okay, so now I've shown you all the code that will send an email for an order, let's test it out.</text:span></text:a></text:p>
      <text:h text:style-name="P2" text:outline-level="3"><text:a xlink:type="simple" xlink:href="https://app.pluralsight.com/course-player?clipId=be3774be-988e-4c28-b9ec-a90a1836e508" office:target-frame-name="psplayer" xlink:show="replace" text:style-name="Internet_20_link" text:visited-style-name="Visited_20_Internet_20_Link"><text:span text:style-name="T11">Demo: Testing Sending an Email</text:span></text:a></text:h>
      <text:p text:style-name="P5"><text:a xlink:type="simple" xlink:href="https://app.pluralsight.com/course-player?clipId=be3774be-988e-4c28-b9ec-a90a1836e508&amp;startTime=1.04" office:target-frame-name="psplayer" xlink:show="replace" text:style-name="Internet_20_link" text:visited-style-name="Visited_20_Internet_20_Link"><text:span text:style-name="T11">In this demo,</text:span></text:a><text:span text:style-name="T13"> </text:span><text:a xlink:type="simple" xlink:href="https://app.pluralsight.com/course-player?clipId=be3774be-988e-4c28-b9ec-a90a1836e508&amp;startTime=2.05" office:target-frame-name="psplayer" xlink:show="replace" text:style-name="Internet_20_link" text:visited-style-name="Visited_20_Internet_20_Link"><text:span text:style-name="T11">we'll put the code that we just looked at for the output binding</text:span></text:a><text:span text:style-name="T13"> </text:span><text:a xlink:type="simple" xlink:href="https://app.pluralsight.com/course-player?clipId=be3774be-988e-4c28-b9ec-a90a1836e508&amp;startTime=5.59" office:target-frame-name="psplayer" xlink:show="replace" text:style-name="Internet_20_link" text:visited-style-name="Visited_20_Internet_20_Link"><text:span text:style-name="T11">into action by sending an email and then checking that our</text:span></text:a><text:span text:style-name="T13"> </text:span><text:a xlink:type="simple" xlink:href="https://app.pluralsight.com/course-player?clipId=be3774be-988e-4c28-b9ec-a90a1836e508&amp;startTime=10.06" office:target-frame-name="psplayer" xlink:show="replace" text:style-name="Internet_20_link" text:visited-style-name="Visited_20_Internet_20_Link"><text:span text:style-name="T11">maildev Docker container picks it up.</text:span></text:a><text:span text:style-name="T13"> </text:span><text:a xlink:type="simple" xlink:href="https://app.pluralsight.com/course-player?clipId=be3774be-988e-4c28-b9ec-a90a1836e508&amp;startTime=12.59" office:target-frame-name="psplayer" xlink:show="replace" text:style-name="Internet_20_link" text:visited-style-name="Visited_20_Internet_20_Link"><text:span text:style-name="T11">And I'll also show you how I've configured the same</text:span></text:a><text:span text:style-name="T13"> </text:span><text:a xlink:type="simple" xlink:href="https://app.pluralsight.com/course-player?clipId=be3774be-988e-4c28-b9ec-a90a1836e508&amp;startTime=15.55" office:target-frame-name="psplayer" xlink:show="replace" text:style-name="Internet_20_link" text:visited-style-name="Visited_20_Internet_20_Link"><text:span text:style-name="T11">maildev service in Kubernetes.</text:span></text:a><text:span text:style-name="T13"> </text:span><text:a xlink:type="simple" xlink:href="https://app.pluralsight.com/course-player?clipId=be3774be-988e-4c28-b9ec-a90a1836e508&amp;startTime=18.54" office:target-frame-name="psplayer" xlink:show="replace" text:style-name="Internet_20_link" text:visited-style-name="Visited_20_Internet_20_Link"><text:span text:style-name="T11">I've already started the maildev container locally</text:span></text:a><text:span text:style-name="T13"> </text:span><text:a xlink:type="simple" xlink:href="https://app.pluralsight.com/course-player?clipId=be3774be-988e-4c28-b9ec-a90a1836e508&amp;startTime=21.34" office:target-frame-name="psplayer" xlink:show="replace" text:style-name="Internet_20_link" text:visited-style-name="Visited_20_Internet_20_Link"><text:span text:style-name="T11">using the command that we saw earlier.</text:span></text:a><text:span text:style-name="T13"> </text:span><text:a xlink:type="simple" xlink:href="https://app.pluralsight.com/course-player?clipId=be3774be-988e-4c28-b9ec-a90a1836e508&amp;startTime=24.34" office:target-frame-name="psplayer" xlink:show="replace" text:style-name="Internet_20_link" text:visited-style-name="Visited_20_Internet_20_Link"><text:span text:style-name="T11">And so we need to start all three microservices,</text:span></text:a><text:span text:style-name="T13"> </text:span><text:a xlink:type="simple" xlink:href="https://app.pluralsight.com/course-player?clipId=be3774be-988e-4c28-b9ec-a90a1836e508&amp;startTime=27.23" office:target-frame-name="psplayer" xlink:show="replace" text:style-name="Internet_20_link" text:visited-style-name="Visited_20_Internet_20_Link"><text:span text:style-name="T11">which we'll do in the same way that we've done before,</text:span></text:a><text:span text:style-name="T13"> </text:span><text:a xlink:type="simple" xlink:href="https://app.pluralsight.com/course-player?clipId=be3774be-988e-4c28-b9ec-a90a1836e508&amp;startTime=30.24" office:target-frame-name="psplayer" xlink:show="replace" text:style-name="Internet_20_link" text:visited-style-name="Visited_20_Internet_20_Link"><text:span text:style-name="T11">with the start‑self‑hosted PowerShell script in each microservice folder.</text:span></text:a><text:span text:style-name="T13"> </text:span><text:a xlink:type="simple" xlink:href="https://app.pluralsight.com/course-player?clipId=be3774be-988e-4c28-b9ec-a90a1836e508&amp;startTime=35.84" office:target-frame-name="psplayer" xlink:show="replace" text:style-name="Internet_20_link" text:visited-style-name="Visited_20_Internet_20_Link"><text:span text:style-name="T11">Once they've started up, let's visit the GloboTicket home page,</text:span></text:a><text:span text:style-name="T13"> </text:span><text:a xlink:type="simple" xlink:href="https://app.pluralsight.com/course-player?clipId=be3774be-988e-4c28-b9ec-a90a1836e508&amp;startTime=40.04" office:target-frame-name="psplayer" xlink:show="replace" text:style-name="Internet_20_link" text:visited-style-name="Visited_20_Internet_20_Link"><text:span text:style-name="T11">and we'll add something into our basket and we'll</text:span></text:a><text:span text:style-name="T13"> </text:span><text:a xlink:type="simple" xlink:href="https://app.pluralsight.com/course-player?clipId=be3774be-988e-4c28-b9ec-a90a1836e508&amp;startTime=43.39" office:target-frame-name="psplayer" xlink:show="replace" text:style-name="Internet_20_link" text:visited-style-name="Visited_20_Internet_20_Link"><text:span text:style-name="T11">complete the whole checkout process.</text:span></text:a><text:span text:style-name="T13"> </text:span><text:a xlink:type="simple" xlink:href="https://app.pluralsight.com/course-player?clipId=be3774be-988e-4c28-b9ec-a90a1836e508&amp;startTime=45.81" office:target-frame-name="psplayer" xlink:show="replace" text:style-name="Internet_20_link" text:visited-style-name="Visited_20_Internet_20_Link"><text:span text:style-name="T11">And once we've got to the point where we've submitted the order,</text:span></text:a><text:span text:style-name="T13"> </text:span><text:a xlink:type="simple" xlink:href="https://app.pluralsight.com/course-player?clipId=be3774be-988e-4c28-b9ec-a90a1836e508&amp;startTime=49.62" office:target-frame-name="psplayer" xlink:show="replace" text:style-name="Internet_20_link" text:visited-style-name="Visited_20_Internet_20_Link"><text:span text:style-name="T11">a message is going to be sent to the ordering</text:span></text:a><text:span text:style-name="T13"> </text:span><text:a xlink:type="simple" xlink:href="https://app.pluralsight.com/course-player?clipId=be3774be-988e-4c28-b9ec-a90a1836e508&amp;startTime=52.1" office:target-frame-name="psplayer" xlink:show="replace" text:style-name="Internet_20_link" text:visited-style-name="Visited_20_Internet_20_Link"><text:span text:style-name="T11">microservice using the pub/sub building block,</text:span></text:a><text:span text:style-name="T13"> </text:span><text:a xlink:type="simple" xlink:href="https://app.pluralsight.com/course-player?clipId=be3774be-988e-4c28-b9ec-a90a1836e508&amp;startTime=55.64" office:target-frame-name="psplayer" xlink:show="replace" text:style-name="Internet_20_link" text:visited-style-name="Visited_20_Internet_20_Link"><text:span text:style-name="T11">and that's going to trigger our output binding that should have sent an email.</text:span></text:a><text:span text:style-name="T13"> </text:span><text:a xlink:type="simple" xlink:href="https://app.pluralsight.com/course-player?clipId=be3774be-988e-4c28-b9ec-a90a1836e508&amp;startTime=60.34" office:target-frame-name="psplayer" xlink:show="replace" text:style-name="Internet_20_link" text:visited-style-name="Visited_20_Internet_20_Link"><text:span text:style-name="T11">So let's check it worked by visiting our MailDev web server.</text:span></text:a><text:span text:style-name="T13"> </text:span><text:a xlink:type="simple" xlink:href="https://app.pluralsight.com/course-player?clipId=be3774be-988e-4c28-b9ec-a90a1836e508&amp;startTime=65.04" office:target-frame-name="psplayer" xlink:show="replace" text:style-name="Internet_20_link" text:visited-style-name="Visited_20_Internet_20_Link"><text:span text:style-name="T11">We exposed it on localhost port 1080,</text:span></text:a><text:span text:style-name="T13"> </text:span><text:a xlink:type="simple" xlink:href="https://app.pluralsight.com/course-player?clipId=be3774be-988e-4c28-b9ec-a90a1836e508&amp;startTime=68.54" office:target-frame-name="psplayer" xlink:show="replace" text:style-name="Internet_20_link" text:visited-style-name="Visited_20_Internet_20_Link"><text:span text:style-name="T11">and here we can see that the email has been passed on to</text:span></text:a><text:span text:style-name="T13"> </text:span><text:a xlink:type="simple" xlink:href="https://app.pluralsight.com/course-player?clipId=be3774be-988e-4c28-b9ec-a90a1836e508&amp;startTime=71.31" office:target-frame-name="psplayer" xlink:show="replace" text:style-name="Internet_20_link" text:visited-style-name="Visited_20_Internet_20_Link"><text:span text:style-name="T11">our SMTP server by the Dapr binding, and it's got the correct subject,</text:span></text:a><text:span text:style-name="T13"> </text:span><text:a xlink:type="simple" xlink:href="https://app.pluralsight.com/course-player?clipId=be3774be-988e-4c28-b9ec-a90a1836e508&amp;startTime=76.4" office:target-frame-name="psplayer" xlink:show="replace" text:style-name="Internet_20_link" text:visited-style-name="Visited_20_Internet_20_Link"><text:span text:style-name="T11">body, and recipient.</text:span></text:a><text:span text:style-name="T13"> </text:span><text:a xlink:type="simple" xlink:href="https://app.pluralsight.com/course-player?clipId=be3774be-988e-4c28-b9ec-a90a1836e508&amp;startTime=78.3" office:target-frame-name="psplayer" xlink:show="replace" text:style-name="Internet_20_link" text:visited-style-name="Visited_20_Internet_20_Link"><text:span text:style-name="T11">By the way, if you want to try this out in Kubernetes,</text:span></text:a><text:span text:style-name="T13"> </text:span><text:a xlink:type="simple" xlink:href="https://app.pluralsight.com/course-player?clipId=be3774be-988e-4c28-b9ec-a90a1836e508&amp;startTime=82.1" office:target-frame-name="psplayer" xlink:show="replace" text:style-name="Internet_20_link" text:visited-style-name="Visited_20_Internet_20_Link"><text:span text:style-name="T11">you can also install the maildev container onto a Kubernetes cluster.</text:span></text:a><text:span text:style-name="T13"> </text:span><text:a xlink:type="simple" xlink:href="https://app.pluralsight.com/course-player?clipId=be3774be-988e-4c28-b9ec-a90a1836e508&amp;startTime=86.58" office:target-frame-name="psplayer" xlink:show="replace" text:style-name="Internet_20_link" text:visited-style-name="Visited_20_Internet_20_Link"><text:span text:style-name="T11">And if we take a look in the aks‑deploy script that we've gone</text:span></text:a><text:span text:style-name="T13"> </text:span><text:a xlink:type="simple" xlink:href="https://app.pluralsight.com/course-player?clipId=be3774be-988e-4c28-b9ec-a90a1836e508&amp;startTime=90.9" office:target-frame-name="psplayer" xlink:show="replace" text:style-name="Internet_20_link" text:visited-style-name="Visited_20_Internet_20_Link"><text:span text:style-name="T11">through in some detail earlier in this course,</text:span></text:a><text:span text:style-name="T13"> </text:span><text:a xlink:type="simple" xlink:href="https://app.pluralsight.com/course-player?clipId=be3774be-988e-4c28-b9ec-a90a1836e508&amp;startTime=93.64" office:target-frame-name="psplayer" xlink:show="replace" text:style-name="Internet_20_link" text:visited-style-name="Visited_20_Internet_20_Link"><text:span text:style-name="T11">you can see here this kubectl create deployment command that</text:span></text:a><text:span text:style-name="T13"> </text:span><text:a xlink:type="simple" xlink:href="https://app.pluralsight.com/course-player?clipId=be3774be-988e-4c28-b9ec-a90a1836e508&amp;startTime=97.78" office:target-frame-name="psplayer" xlink:show="replace" text:style-name="Internet_20_link" text:visited-style-name="Visited_20_Internet_20_Link"><text:span text:style-name="T11">deploys the maildev container image and the kubectl expose</text:span></text:a><text:span text:style-name="T13"> </text:span><text:a xlink:type="simple" xlink:href="https://app.pluralsight.com/course-player?clipId=be3774be-988e-4c28-b9ec-a90a1836e508&amp;startTime=102.66" office:target-frame-name="psplayer" xlink:show="replace" text:style-name="Internet_20_link" text:visited-style-name="Visited_20_Internet_20_Link"><text:span text:style-name="T11">command that makes ports 25 and 80 available.</text:span></text:a><text:span text:style-name="T13"> </text:span><text:a xlink:type="simple" xlink:href="https://app.pluralsight.com/course-player?clipId=be3774be-988e-4c28-b9ec-a90a1836e508&amp;startTime=106.66" office:target-frame-name="psplayer" xlink:show="replace" text:style-name="Internet_20_link" text:visited-style-name="Visited_20_Internet_20_Link"><text:span text:style-name="T11">And the binding component definition for maildev that</text:span></text:a><text:span text:style-name="T13"> </text:span><text:a xlink:type="simple" xlink:href="https://app.pluralsight.com/course-player?clipId=be3774be-988e-4c28-b9ec-a90a1836e508&amp;startTime=110.06" office:target-frame-name="psplayer" xlink:show="replace" text:style-name="Internet_20_link" text:visited-style-name="Visited_20_Internet_20_Link"><text:span text:style-name="T11">we're using in Kubernetes, you can see here in the</text:span></text:a><text:span text:style-name="T13"> </text:span><text:a xlink:type="simple" xlink:href="https://app.pluralsight.com/course-player?clipId=be3774be-988e-4c28-b9ec-a90a1836e508&amp;startTime=113.63" office:target-frame-name="psplayer" xlink:show="replace" text:style-name="Internet_20_link" text:visited-style-name="Visited_20_Internet_20_Link"><text:span text:style-name="T11">email.yaml file in the deploy folder,</text:span></text:a><text:span text:style-name="T13"> </text:span><text:a xlink:type="simple" xlink:href="https://app.pluralsight.com/course-player?clipId=be3774be-988e-4c28-b9ec-a90a1836e508&amp;startTime=117.24" office:target-frame-name="psplayer" xlink:show="replace" text:style-name="Internet_20_link" text:visited-style-name="Visited_20_Internet_20_Link"><text:span text:style-name="T11">and it's exactly the same as the one we used in self‑hosted mode,</text:span></text:a><text:span text:style-name="T13"> </text:span><text:a xlink:type="simple" xlink:href="https://app.pluralsight.com/course-player?clipId=be3774be-988e-4c28-b9ec-a90a1836e508&amp;startTime=121.88" office:target-frame-name="psplayer" xlink:show="replace" text:style-name="Internet_20_link" text:visited-style-name="Visited_20_Internet_20_Link"><text:span text:style-name="T11">except now that the host is maildev rather than localhost.</text:span></text:a><text:span text:style-name="T13"> </text:span><text:a xlink:type="simple" xlink:href="https://app.pluralsight.com/course-player?clipId=be3774be-988e-4c28-b9ec-a90a1836e508&amp;startTime=127.14" office:target-frame-name="psplayer" xlink:show="replace" text:style-name="Internet_20_link" text:visited-style-name="Visited_20_Internet_20_Link"><text:span text:style-name="T11">Finally, back in the aks‑deploy script,</text:span></text:a><text:span text:style-name="T13"> </text:span><text:a xlink:type="simple" xlink:href="https://app.pluralsight.com/course-player?clipId=be3774be-988e-4c28-b9ec-a90a1836e508&amp;startTime=130.11" office:target-frame-name="psplayer" xlink:show="replace" text:style-name="Internet_20_link" text:visited-style-name="Visited_20_Internet_20_Link"><text:span text:style-name="T11">here's where we deploy that email.yaml component into our Kubernetes cluster.</text:span></text:a><text:span text:style-name="T13"> </text:span><text:a xlink:type="simple" xlink:href="https://app.pluralsight.com/course-player?clipId=be3774be-988e-4c28-b9ec-a90a1836e508&amp;startTime=135.81" office:target-frame-name="psplayer" xlink:show="replace" text:style-name="Internet_20_link" text:visited-style-name="Visited_20_Internet_20_Link"><text:span text:style-name="T11">And I've also included a helpful kubectl port‑forward command that you</text:span></text:a><text:span text:style-name="T13"> </text:span><text:a xlink:type="simple" xlink:href="https://app.pluralsight.com/course-player?clipId=be3774be-988e-4c28-b9ec-a90a1836e508&amp;startTime=141.21" office:target-frame-name="psplayer" xlink:show="replace" text:style-name="Internet_20_link" text:visited-style-name="Visited_20_Internet_20_Link"><text:span text:style-name="T11">can use if you want to access the maildev web server on a Kubernetes</text:span></text:a><text:span text:style-name="T13"> </text:span><text:a xlink:type="simple" xlink:href="https://app.pluralsight.com/course-player?clipId=be3774be-988e-4c28-b9ec-a90a1836e508&amp;startTime=145.88" office:target-frame-name="psplayer" xlink:show="replace" text:style-name="Internet_20_link" text:visited-style-name="Visited_20_Internet_20_Link"><text:span text:style-name="T11">cluster from your local development machine.</text:span></text:a><text:span text:style-name="T13"> </text:span><text:a xlink:type="simple" xlink:href="https://app.pluralsight.com/course-player?clipId=be3774be-988e-4c28-b9ec-a90a1836e508&amp;startTime=149.24" office:target-frame-name="psplayer" xlink:show="replace" text:style-name="Internet_20_link" text:visited-style-name="Visited_20_Internet_20_Link"><text:span text:style-name="T11">You just run the kubectl port‑forward command, mapping the maildev</text:span></text:a><text:span text:style-name="T13"> </text:span><text:a xlink:type="simple" xlink:href="https://app.pluralsight.com/course-player?clipId=be3774be-988e-4c28-b9ec-a90a1836e508&amp;startTime=153.36" office:target-frame-name="psplayer" xlink:show="replace" text:style-name="Internet_20_link" text:visited-style-name="Visited_20_Internet_20_Link"><text:span text:style-name="T11">service onto a local port, I've chosen 8081,</text:span></text:a><text:span text:style-name="T13"> </text:span><text:a xlink:type="simple" xlink:href="https://app.pluralsight.com/course-player?clipId=be3774be-988e-4c28-b9ec-a90a1836e508&amp;startTime=157.52" office:target-frame-name="psplayer" xlink:show="replace" text:style-name="Internet_20_link" text:visited-style-name="Visited_20_Internet_20_Link"><text:span text:style-name="T11">and then if you visit localhost port 8081,</text:span></text:a><text:span text:style-name="T13"> </text:span><text:a xlink:type="simple" xlink:href="https://app.pluralsight.com/course-player?clipId=be3774be-988e-4c28-b9ec-a90a1836e508&amp;startTime=161.16" office:target-frame-name="psplayer" xlink:show="replace" text:style-name="Internet_20_link" text:visited-style-name="Visited_20_Internet_20_Link"><text:span text:style-name="T11">you'll see the same maildev UI that we just saw.</text:span></text:a><text:span text:style-name="T13"> </text:span><text:a xlink:type="simple" xlink:href="https://app.pluralsight.com/course-player?clipId=be3774be-988e-4c28-b9ec-a90a1836e508&amp;startTime=165.44" office:target-frame-name="psplayer" xlink:show="replace" text:style-name="Internet_20_link" text:visited-style-name="Visited_20_Internet_20_Link"><text:span text:style-name="T11">Let's quickly run that port‑forwarding command,</text:span></text:a><text:span text:style-name="T13"> </text:span><text:a xlink:type="simple" xlink:href="https://app.pluralsight.com/course-player?clipId=be3774be-988e-4c28-b9ec-a90a1836e508&amp;startTime=167.94" office:target-frame-name="psplayer" xlink:show="replace" text:style-name="Internet_20_link" text:visited-style-name="Visited_20_Internet_20_Link"><text:span text:style-name="T11">and if I visit port 8081,</text:span></text:a><text:span text:style-name="T13"> </text:span><text:a xlink:type="simple" xlink:href="https://app.pluralsight.com/course-player?clipId=be3774be-988e-4c28-b9ec-a90a1836e508&amp;startTime=170.89" office:target-frame-name="psplayer" xlink:show="replace" text:style-name="Internet_20_link" text:visited-style-name="Visited_20_Internet_20_Link"><text:span text:style-name="T11">then I can see the MailDev instance that's running on my Kubernetes</text:span></text:a><text:span text:style-name="T13"> </text:span><text:a xlink:type="simple" xlink:href="https://app.pluralsight.com/course-player?clipId=be3774be-988e-4c28-b9ec-a90a1836e508&amp;startTime=174.59" office:target-frame-name="psplayer" xlink:show="replace" text:style-name="Internet_20_link" text:visited-style-name="Visited_20_Internet_20_Link"><text:span text:style-name="T11">cluster in Azure, and you can see that there's a few email notifications</text:span></text:a><text:span text:style-name="T13"> </text:span><text:a xlink:type="simple" xlink:href="https://app.pluralsight.com/course-player?clipId=be3774be-988e-4c28-b9ec-a90a1836e508&amp;startTime=179.46" office:target-frame-name="psplayer" xlink:show="replace" text:style-name="Internet_20_link" text:visited-style-name="Visited_20_Internet_20_Link"><text:span text:style-name="T11">in here from tests that I've done previously.</text:span></text:a><text:span text:style-name="T13"> </text:span><text:a xlink:type="simple" xlink:href="https://app.pluralsight.com/course-player?clipId=be3774be-988e-4c28-b9ec-a90a1836e508&amp;startTime=182.38" office:target-frame-name="psplayer" xlink:show="replace" text:style-name="Internet_20_link" text:visited-style-name="Visited_20_Internet_20_Link"><text:span text:style-name="T11">Of course, in production you wouldn't use something like maildev.</text:span></text:a><text:span text:style-name="T13"> </text:span><text:a xlink:type="simple" xlink:href="https://app.pluralsight.com/course-player?clipId=be3774be-988e-4c28-b9ec-a90a1836e508&amp;startTime=186.86" office:target-frame-name="psplayer" xlink:show="replace" text:style-name="Internet_20_link" text:visited-style-name="Visited_20_Internet_20_Link"><text:span text:style-name="T11">You'd either point this SMTP binding at a real SMTP</text:span></text:a><text:span text:style-name="T13"> </text:span><text:a xlink:type="simple" xlink:href="https://app.pluralsight.com/course-player?clipId=be3774be-988e-4c28-b9ec-a90a1836e508&amp;startTime=190.74" office:target-frame-name="psplayer" xlink:show="replace" text:style-name="Internet_20_link" text:visited-style-name="Visited_20_Internet_20_Link"><text:span text:style-name="T11">server that was going to send emails,</text:span></text:a><text:span text:style-name="T13"> </text:span><text:a xlink:type="simple" xlink:href="https://app.pluralsight.com/course-player?clipId=be3774be-988e-4c28-b9ec-a90a1836e508&amp;startTime=192.85" office:target-frame-name="psplayer" xlink:show="replace" text:style-name="Internet_20_link" text:visited-style-name="Visited_20_Internet_20_Link"><text:span text:style-name="T11">or you'd make use of an email sending service </text:span></text:a><text:soft-page-break/><text:a xlink:type="simple" xlink:href="https://app.pluralsight.com/course-player?clipId=be3774be-988e-4c28-b9ec-a90a1836e508&amp;startTime=192.85" office:target-frame-name="psplayer" xlink:show="replace" text:style-name="Internet_20_link" text:visited-style-name="Visited_20_Internet_20_Link"><text:span text:style-name="T11">like the SendGrid</text:span></text:a><text:span text:style-name="T13"> </text:span><text:a xlink:type="simple" xlink:href="https://app.pluralsight.com/course-player?clipId=be3774be-988e-4c28-b9ec-a90a1836e508&amp;startTime=196.78" office:target-frame-name="psplayer" xlink:show="replace" text:style-name="Internet_20_link" text:visited-style-name="Visited_20_Internet_20_Link"><text:span text:style-name="T11">output binding that we looked at earlier.</text:span></text:a><text:span text:style-name="T13"> </text:span><text:a xlink:type="simple" xlink:href="https://app.pluralsight.com/course-player?clipId=be3774be-988e-4c28-b9ec-a90a1836e508&amp;startTime=199.74" office:target-frame-name="psplayer" xlink:show="replace" text:style-name="Internet_20_link" text:visited-style-name="Visited_20_Internet_20_Link"><text:span text:style-name="T11">And the great thing is that we can change the binding</text:span></text:a><text:span text:style-name="T13"> </text:span><text:a xlink:type="simple" xlink:href="https://app.pluralsight.com/course-player?clipId=be3774be-988e-4c28-b9ec-a90a1836e508&amp;startTime=202.07" office:target-frame-name="psplayer" xlink:show="replace" text:style-name="Internet_20_link" text:visited-style-name="Visited_20_Internet_20_Link"><text:span text:style-name="T11">destination with no code changes whatsoever.</text:span></text:a><text:span text:style-name="T13"> </text:span><text:a xlink:type="simple" xlink:href="https://app.pluralsight.com/course-player?clipId=be3774be-988e-4c28-b9ec-a90a1836e508&amp;startTime=206.24" office:target-frame-name="psplayer" xlink:show="replace" text:style-name="Internet_20_link" text:visited-style-name="Visited_20_Internet_20_Link"><text:span text:style-name="T11">In this demo, our code is simply talking to a binding called sendmail,</text:span></text:a><text:span text:style-name="T13"> </text:span><text:a xlink:type="simple" xlink:href="https://app.pluralsight.com/course-player?clipId=be3774be-988e-4c28-b9ec-a90a1836e508&amp;startTime=210.94" office:target-frame-name="psplayer" xlink:show="replace" text:style-name="Internet_20_link" text:visited-style-name="Visited_20_Internet_20_Link"><text:span text:style-name="T11">but it doesn't need to know or care what the actual email sending service behind the scenes is.</text:span></text:a></text:p>
      <text:h text:style-name="P2" text:outline-level="3"><text:a xlink:type="simple" xlink:href="https://app.pluralsight.com/course-player?clipId=6efb503d-0d9a-45a7-ab50-6ade8db1217a" office:target-frame-name="psplayer" xlink:show="replace" text:style-name="Internet_20_link" text:visited-style-name="Visited_20_Internet_20_Link"><text:span text:style-name="T11">Demo: Cron Input Binding</text:span></text:a></text:h>
      <text:p text:style-name="P5"><text:a xlink:type="simple" xlink:href="https://app.pluralsight.com/course-player?clipId=6efb503d-0d9a-45a7-ab50-6ade8db1217a&amp;startTime=1.04" office:target-frame-name="psplayer" xlink:show="replace" text:style-name="Internet_20_link" text:visited-style-name="Visited_20_Internet_20_Link"><text:span text:style-name="T11">For our input binding demo, we're going to use the cron binding,</text:span></text:a><text:span text:style-name="T13"> </text:span><text:a xlink:type="simple" xlink:href="https://app.pluralsight.com/course-player?clipId=6efb503d-0d9a-45a7-ab50-6ade8db1217a&amp;startTime=5.54" office:target-frame-name="psplayer" xlink:show="replace" text:style-name="Internet_20_link" text:visited-style-name="Visited_20_Internet_20_Link"><text:span text:style-name="T11">and this allows us to run scheduled tasks.</text:span></text:a><text:span text:style-name="T13"> </text:span><text:a xlink:type="simple" xlink:href="https://app.pluralsight.com/course-player?clipId=6efb503d-0d9a-45a7-ab50-6ade8db1217a&amp;startTime=8.84" office:target-frame-name="psplayer" xlink:show="replace" text:style-name="Internet_20_link" text:visited-style-name="Visited_20_Internet_20_Link"><text:span text:style-name="T11">Now this is a bit of a special case,</text:span></text:a><text:span text:style-name="T13"> </text:span><text:a xlink:type="simple" xlink:href="https://app.pluralsight.com/course-player?clipId=6efb503d-0d9a-45a7-ab50-6ade8db1217a&amp;startTime=10.91" office:target-frame-name="psplayer" xlink:show="replace" text:style-name="Internet_20_link" text:visited-style-name="Visited_20_Internet_20_Link"><text:span text:style-name="T11">because this binding isn't connecting to any specific external service.</text:span></text:a><text:span text:style-name="T13"> </text:span><text:a xlink:type="simple" xlink:href="https://app.pluralsight.com/course-player?clipId=6efb503d-0d9a-45a7-ab50-6ade8db1217a&amp;startTime=16.44" office:target-frame-name="psplayer" xlink:show="replace" text:style-name="Internet_20_link" text:visited-style-name="Visited_20_Internet_20_Link"><text:span text:style-name="T11">However,</text:span></text:a><text:span text:style-name="T13"> </text:span><text:a xlink:type="simple" xlink:href="https://app.pluralsight.com/course-player?clipId=6efb503d-0d9a-45a7-ab50-6ade8db1217a&amp;startTime=17.03" office:target-frame-name="psplayer" xlink:show="replace" text:style-name="Internet_20_link" text:visited-style-name="Visited_20_Internet_20_Link"><text:span text:style-name="T11">scheduled tasks are an extremely common requirement in microservice</text:span></text:a><text:span text:style-name="T13"> </text:span><text:a xlink:type="simple" xlink:href="https://app.pluralsight.com/course-player?clipId=6efb503d-0d9a-45a7-ab50-6ade8db1217a&amp;startTime=21.18" office:target-frame-name="psplayer" xlink:show="replace" text:style-name="Internet_20_link" text:visited-style-name="Visited_20_Internet_20_Link"><text:span text:style-name="T11">applications, and so the fact that Dapr provides a way for us to implement</text:span></text:a><text:span text:style-name="T13"> </text:span><text:a xlink:type="simple" xlink:href="https://app.pluralsight.com/course-player?clipId=6efb503d-0d9a-45a7-ab50-6ade8db1217a&amp;startTime=25.52" office:target-frame-name="psplayer" xlink:show="replace" text:style-name="Internet_20_link" text:visited-style-name="Visited_20_Internet_20_Link"><text:span text:style-name="T11">them with bindings is potentially a big time saver.</text:span></text:a><text:span text:style-name="T13"> </text:span><text:a xlink:type="simple" xlink:href="https://app.pluralsight.com/course-player?clipId=6efb503d-0d9a-45a7-ab50-6ade8db1217a&amp;startTime=30.14" office:target-frame-name="psplayer" xlink:show="replace" text:style-name="Internet_20_link" text:visited-style-name="Visited_20_Internet_20_Link"><text:span text:style-name="T11">We're going to create a very simple scheduled task in the</text:span></text:a><text:span text:style-name="T13"> </text:span><text:a xlink:type="simple" xlink:href="https://app.pluralsight.com/course-player?clipId=6efb503d-0d9a-45a7-ab50-6ade8db1217a&amp;startTime=33.2" office:target-frame-name="psplayer" xlink:show="replace" text:style-name="Internet_20_link" text:visited-style-name="Visited_20_Internet_20_Link"><text:span text:style-name="T11">catalog microservice as an example.</text:span></text:a><text:span text:style-name="T13"> </text:span><text:a xlink:type="simple" xlink:href="https://app.pluralsight.com/course-player?clipId=6efb503d-0d9a-45a7-ab50-6ade8db1217a&amp;startTime=36.15" office:target-frame-name="psplayer" xlink:show="replace" text:style-name="Internet_20_link" text:visited-style-name="Visited_20_Internet_20_Link"><text:span text:style-name="T11">Let's imagine that GloboTicket want to randomly pick an event to go on special</text:span></text:a><text:span text:style-name="T13"> </text:span><text:a xlink:type="simple" xlink:href="https://app.pluralsight.com/course-player?clipId=6efb503d-0d9a-45a7-ab50-6ade8db1217a&amp;startTime=41.58" office:target-frame-name="psplayer" xlink:show="replace" text:style-name="Internet_20_link" text:visited-style-name="Visited_20_Internet_20_Link"><text:span text:style-name="T11">offer every hour in order to encourage customers to keep logging onto the</text:span></text:a><text:span text:style-name="T13"> </text:span><text:a xlink:type="simple" xlink:href="https://app.pluralsight.com/course-player?clipId=6efb503d-0d9a-45a7-ab50-6ade8db1217a&amp;startTime=45.85" office:target-frame-name="psplayer" xlink:show="replace" text:style-name="Internet_20_link" text:visited-style-name="Visited_20_Internet_20_Link"><text:span text:style-name="T11">website to see what the current special offer is.</text:span></text:a><text:span text:style-name="T13"> </text:span><text:a xlink:type="simple" xlink:href="https://app.pluralsight.com/course-player?clipId=6efb503d-0d9a-45a7-ab50-6ade8db1217a&amp;startTime=50.44" office:target-frame-name="psplayer" xlink:show="replace" text:style-name="Internet_20_link" text:visited-style-name="Visited_20_Internet_20_Link"><text:span text:style-name="T11">Let's start by looking at the component definition file for our input binding.</text:span></text:a><text:span text:style-name="T13"> </text:span><text:a xlink:type="simple" xlink:href="https://app.pluralsight.com/course-player?clipId=6efb503d-0d9a-45a7-ab50-6ade8db1217a&amp;startTime=55.64" office:target-frame-name="psplayer" xlink:show="replace" text:style-name="Internet_20_link" text:visited-style-name="Visited_20_Internet_20_Link"><text:span text:style-name="T11">It's pretty straightforward.</text:span></text:a><text:span text:style-name="T13"> </text:span><text:a xlink:type="simple" xlink:href="https://app.pluralsight.com/course-player?clipId=6efb503d-0d9a-45a7-ab50-6ade8db1217a&amp;startTime=57.54" office:target-frame-name="psplayer" xlink:show="replace" text:style-name="Internet_20_link" text:visited-style-name="Visited_20_Internet_20_Link"><text:span text:style-name="T11">Our component is of type bindings.cron and it has a name of scheduled.</text:span></text:a><text:span text:style-name="T13"> </text:span><text:a xlink:type="simple" xlink:href="https://app.pluralsight.com/course-player?clipId=6efb503d-0d9a-45a7-ab50-6ade8db1217a&amp;startTime=63.24" office:target-frame-name="psplayer" xlink:show="replace" text:style-name="Internet_20_link" text:visited-style-name="Visited_20_Internet_20_Link"><text:span text:style-name="T11">The name is important,</text:span></text:a><text:span text:style-name="T13"> </text:span><text:a xlink:type="simple" xlink:href="https://app.pluralsight.com/course-player?clipId=6efb503d-0d9a-45a7-ab50-6ade8db1217a&amp;startTime=64.48" office:target-frame-name="psplayer" xlink:show="replace" text:style-name="Internet_20_link" text:visited-style-name="Visited_20_Internet_20_Link"><text:span text:style-name="T11">because the Dapr sidecar is going to call an endpoint with this name on our</text:span></text:a><text:span text:style-name="T13"> </text:span><text:a xlink:type="simple" xlink:href="https://app.pluralsight.com/course-player?clipId=6efb503d-0d9a-45a7-ab50-6ade8db1217a&amp;startTime=69.24" office:target-frame-name="psplayer" xlink:show="replace" text:style-name="Internet_20_link" text:visited-style-name="Visited_20_Internet_20_Link"><text:span text:style-name="T11">microservice every time that the scheduler fires. We obviously need to tell it</text:span></text:a><text:span text:style-name="T13"> </text:span><text:a xlink:type="simple" xlink:href="https://app.pluralsight.com/course-player?clipId=6efb503d-0d9a-45a7-ab50-6ade8db1217a&amp;startTime=74.64" office:target-frame-name="psplayer" xlink:show="replace" text:style-name="Internet_20_link" text:visited-style-name="Visited_20_Internet_20_Link"><text:span text:style-name="T11">how often to fire, and the cron binding supports regular cron job expressions,</text:span></text:a><text:span text:style-name="T13"> </text:span><text:a xlink:type="simple" xlink:href="https://app.pluralsight.com/course-player?clipId=6efb503d-0d9a-45a7-ab50-6ade8db1217a&amp;startTime=80.31" office:target-frame-name="psplayer" xlink:show="replace" text:style-name="Internet_20_link" text:visited-style-name="Visited_20_Internet_20_Link"><text:span text:style-name="T11">which are very flexible. And there's also a simplified syntax available that</text:span></text:a><text:span text:style-name="T13"> </text:span><text:a xlink:type="simple" xlink:href="https://app.pluralsight.com/course-player?clipId=6efb503d-0d9a-45a7-ab50-6ade8db1217a&amp;startTime=85.56" office:target-frame-name="psplayer" xlink:show="replace" text:style-name="Internet_20_link" text:visited-style-name="Visited_20_Internet_20_Link"><text:span text:style-name="T11">I'm taking advantage of here.</text:span></text:a><text:span text:style-name="T13"> </text:span><text:a xlink:type="simple" xlink:href="https://app.pluralsight.com/course-player?clipId=6efb503d-0d9a-45a7-ab50-6ade8db1217a&amp;startTime=88.04" office:target-frame-name="psplayer" xlink:show="replace" text:style-name="Internet_20_link" text:visited-style-name="Visited_20_Internet_20_Link"><text:span text:style-name="T11">I've set mine up to run every 5 minutes, as I don't want to wait ages</text:span></text:a><text:span text:style-name="T13"> </text:span><text:a xlink:type="simple" xlink:href="https://app.pluralsight.com/course-player?clipId=6efb503d-0d9a-45a7-ab50-6ade8db1217a&amp;startTime=92.36" office:target-frame-name="psplayer" xlink:show="replace" text:style-name="Internet_20_link" text:visited-style-name="Visited_20_Internet_20_Link"><text:span text:style-name="T11">while I'm testing this. Earlier in this module,</text:span></text:a><text:span text:style-name="T13"> </text:span><text:a xlink:type="simple" xlink:href="https://app.pluralsight.com/course-player?clipId=6efb503d-0d9a-45a7-ab50-6ade8db1217a&amp;startTime=95.8" office:target-frame-name="psplayer" xlink:show="replace" text:style-name="Internet_20_link" text:visited-style-name="Visited_20_Internet_20_Link"><text:span text:style-name="T11">we talked about the scopes section of the component definition file, which</text:span></text:a><text:span text:style-name="T13"> </text:span><text:a xlink:type="simple" xlink:href="https://app.pluralsight.com/course-player?clipId=6efb503d-0d9a-45a7-ab50-6ade8db1217a&amp;startTime=100.51" office:target-frame-name="psplayer" xlink:show="replace" text:style-name="Internet_20_link" text:visited-style-name="Visited_20_Internet_20_Link"><text:span text:style-name="T11">lists the microservices that this component applies to.</text:span></text:a><text:span text:style-name="T13"> </text:span><text:a xlink:type="simple" xlink:href="https://app.pluralsight.com/course-player?clipId=6efb503d-0d9a-45a7-ab50-6ade8db1217a&amp;startTime=104.34" office:target-frame-name="psplayer" xlink:show="replace" text:style-name="Internet_20_link" text:visited-style-name="Visited_20_Internet_20_Link"><text:span text:style-name="T11">It's only the catalog microservice that has an endpoint for the scheduler to</text:span></text:a><text:span text:style-name="T13"> </text:span><text:a xlink:type="simple" xlink:href="https://app.pluralsight.com/course-player?clipId=6efb503d-0d9a-45a7-ab50-6ade8db1217a&amp;startTime=108.15" office:target-frame-name="psplayer" xlink:show="replace" text:style-name="Internet_20_link" text:visited-style-name="Visited_20_Internet_20_Link"><text:span text:style-name="T11">call, so I've just put catalog here. Remember that when we start our</text:span></text:a><text:span text:style-name="T13"> </text:span><text:a xlink:type="simple" xlink:href="https://app.pluralsight.com/course-player?clipId=6efb503d-0d9a-45a7-ab50-6ade8db1217a&amp;startTime=113.56" office:target-frame-name="psplayer" xlink:show="replace" text:style-name="Internet_20_link" text:visited-style-name="Visited_20_Internet_20_Link"><text:span text:style-name="T11">microservices in self‑hosted mode, we're pointing at this components folder to</text:span></text:a><text:span text:style-name="T13"> </text:span><text:a xlink:type="simple" xlink:href="https://app.pluralsight.com/course-player?clipId=6efb503d-0d9a-45a7-ab50-6ade8db1217a&amp;startTime=118.54" office:target-frame-name="psplayer" xlink:show="replace" text:style-name="Internet_20_link" text:visited-style-name="Visited_20_Internet_20_Link"><text:span text:style-name="T11">say that this is where all of the component definitions for our microservices</text:span></text:a><text:span text:style-name="T13"> </text:span><text:a xlink:type="simple" xlink:href="https://app.pluralsight.com/course-player?clipId=6efb503d-0d9a-45a7-ab50-6ade8db1217a&amp;startTime=122.66" office:target-frame-name="psplayer" xlink:show="replace" text:style-name="Internet_20_link" text:visited-style-name="Visited_20_Internet_20_Link"><text:span text:style-name="T11">are, and so even though all three of our microservice sidecars will see this</text:span></text:a><text:span text:style-name="T13"> </text:span><text:a xlink:type="simple" xlink:href="https://app.pluralsight.com/course-player?clipId=6efb503d-0d9a-45a7-ab50-6ade8db1217a&amp;startTime=127.36" office:target-frame-name="psplayer" xlink:show="replace" text:style-name="Internet_20_link" text:visited-style-name="Visited_20_Internet_20_Link"><text:span text:style-name="T11">YAML file because it's in the folder, only the catalog microservice will</text:span></text:a><text:span text:style-name="T13"> </text:span><text:a xlink:type="simple" xlink:href="https://app.pluralsight.com/course-player?clipId=6efb503d-0d9a-45a7-ab50-6ade8db1217a&amp;startTime=132.23" office:target-frame-name="psplayer" xlink:show="replace" text:style-name="Internet_20_link" text:visited-style-name="Visited_20_Internet_20_Link"><text:span text:style-name="T11">actually use it because the application name of the catalog service is listed</text:span></text:a><text:span text:style-name="T13"> </text:span><text:a xlink:type="simple" xlink:href="https://app.pluralsight.com/course-player?clipId=6efb503d-0d9a-45a7-ab50-6ade8db1217a&amp;startTime=137.91" office:target-frame-name="psplayer" xlink:show="replace" text:style-name="Internet_20_link" text:visited-style-name="Visited_20_Internet_20_Link"><text:span text:style-name="T11">in the scopes here.</text:span></text:a><text:span text:style-name="T13"> </text:span><text:a xlink:type="simple" xlink:href="https://app.pluralsight.com/course-player?clipId=6efb503d-0d9a-45a7-ab50-6ade8db1217a&amp;startTime=139.84" office:target-frame-name="psplayer" xlink:show="replace" text:style-name="Internet_20_link" text:visited-style-name="Visited_20_Internet_20_Link"><text:span text:style-name="T11">Now let's look at the endpoint that's going to be called when the</text:span></text:a><text:span text:style-name="T13"> </text:span><text:a xlink:type="simple" xlink:href="https://app.pluralsight.com/course-player?clipId=6efb503d-0d9a-45a7-ab50-6ade8db1217a&amp;startTime=142.76" office:target-frame-name="psplayer" xlink:show="replace" text:style-name="Internet_20_link" text:visited-style-name="Visited_20_Internet_20_Link"><text:span text:style-name="T11">scheduler fires. I've created a new ASP.NET controller in the</text:span></text:a><text:span text:style-name="T13"> </text:span><text:a xlink:type="simple" xlink:href="https://app.pluralsight.com/course-player?clipId=6efb503d-0d9a-45a7-ab50-6ade8db1217a&amp;startTime=147.91" office:target-frame-name="psplayer" xlink:show="replace" text:style-name="Internet_20_link" text:visited-style-name="Visited_20_Internet_20_Link"><text:span text:style-name="T11">EventCatalog microservice called ScheduledController.</text:span></text:a><text:span text:style-name="T13"> </text:span><text:a xlink:type="simple" xlink:href="https://app.pluralsight.com/course-player?clipId=6efb503d-0d9a-45a7-ab50-6ade8db1217a&amp;startTime=152.34" office:target-frame-name="psplayer" xlink:show="replace" text:style-name="Internet_20_link" text:visited-style-name="Visited_20_Internet_20_Link"><text:span text:style-name="T11">It's very simple to set this up.</text:span></text:a><text:span text:style-name="T13"> </text:span><text:a xlink:type="simple" xlink:href="https://app.pluralsight.com/course-player?clipId=6efb503d-0d9a-45a7-ab50-6ade8db1217a&amp;startTime=154.74" office:target-frame-name="psplayer" xlink:show="replace" text:style-name="Internet_20_link" text:visited-style-name="Visited_20_Internet_20_Link"><text:span text:style-name="T11">The Dapr sidecar will simply make a post request to the /scheduled</text:span></text:a><text:span text:style-name="T13"> </text:span><text:a xlink:type="simple" xlink:href="https://app.pluralsight.com/course-player?clipId=6efb503d-0d9a-45a7-ab50-6ade8db1217a&amp;startTime=160.72" office:target-frame-name="psplayer" xlink:show="replace" text:style-name="Internet_20_link" text:visited-style-name="Visited_20_Internet_20_Link"><text:span text:style-name="T11">endpoint, and so I've said that this controller is listening on the base</text:span></text:a><text:span text:style-name="T13"> </text:span><text:a xlink:type="simple" xlink:href="https://app.pluralsight.com/course-player?clipId=6efb503d-0d9a-45a7-ab50-6ade8db1217a&amp;startTime=165.26" office:target-frame-name="psplayer" xlink:show="replace" text:style-name="Internet_20_link" text:visited-style-name="Visited_20_Internet_20_Link"><text:span text:style-name="T11">path of scheduled, and this OnSchedule method will accept HttpPosts to that</text:span></text:a><text:span text:style-name="T13"> </text:span><text:a xlink:type="simple" xlink:href="https://app.pluralsight.com/course-player?clipId=6efb503d-0d9a-45a7-ab50-6ade8db1217a&amp;startTime=171.87" office:target-frame-name="psplayer" xlink:show="replace" text:style-name="Internet_20_link" text:visited-style-name="Visited_20_Internet_20_Link"><text:span text:style-name="T11">endpoint. Inside this method, I can then do whatever I want to on the</text:span></text:a><text:span text:style-name="T13"> </text:span><text:a xlink:type="simple" xlink:href="https://app.pluralsight.com/course-player?clipId=6efb503d-0d9a-45a7-ab50-6ade8db1217a&amp;startTime=176.6" office:target-frame-name="psplayer" xlink:show="replace" text:style-name="Internet_20_link" text:visited-style-name="Visited_20_Internet_20_Link"><text:span text:style-name="T11">schedule, such as triggering the logic to put one of our products on</text:span></text:a><text:span text:style-name="T13"> </text:span><text:a xlink:type="simple" xlink:href="https://app.pluralsight.com/course-player?clipId=6efb503d-0d9a-45a7-ab50-6ade8db1217a&amp;startTime=180.8" office:target-frame-name="psplayer" xlink:show="replace" text:style-name="Internet_20_link" text:visited-style-name="Visited_20_Internet_20_Link"><text:span text:style-name="T11">special offer, as you can see in this example, and I'm also writing a</text:span></text:a><text:span text:style-name="T13"> </text:span><text:a xlink:type="simple" xlink:href="https://app.pluralsight.com/course-player?clipId=6efb503d-0d9a-45a7-ab50-6ade8db1217a&amp;startTime=185.61" office:target-frame-name="psplayer" xlink:show="replace" text:style-name="Internet_20_link" text:visited-style-name="Visited_20_Internet_20_Link"><text:span text:style-name="T11">message to the log so that we can easily check that this endpoint is</text:span></text:a><text:span text:style-name="T13"> </text:span><text:a xlink:type="simple" xlink:href="https://app.pluralsight.com/course-player?clipId=6efb503d-0d9a-45a7-ab50-6ade8db1217a&amp;startTime=189.6" office:target-frame-name="psplayer" xlink:show="replace" text:style-name="Internet_20_link" text:visited-style-name="Visited_20_Internet_20_Link"><text:span text:style-name="T11">getting called correctly.</text:span></text:a><text:span text:style-name="T13"> </text:span><text:a xlink:type="simple" xlink:href="https://app.pluralsight.com/course-player?clipId=6efb503d-0d9a-45a7-ab50-6ade8db1217a&amp;startTime=191.84" office:target-frame-name="psplayer" xlink:show="replace" text:style-name="Internet_20_link" text:visited-style-name="Visited_20_Internet_20_Link"><text:span text:style-name="T11">We're ready to test this, and we don't even need all of our microservices</text:span></text:a><text:span text:style-name="T13"> </text:span><text:a xlink:type="simple" xlink:href="https://app.pluralsight.com/course-player?clipId=6efb503d-0d9a-45a7-ab50-6ade8db1217a&amp;startTime=195.42" office:target-frame-name="psplayer" xlink:show="replace" text:style-name="Internet_20_link" text:visited-style-name="Visited_20_Internet_20_Link"><text:span text:style-name="T11">running. I'll just start the catalog microservice, and I'll wait a couple of</text:span></text:a><text:span text:style-name="T13"> </text:span><text:a xlink:type="simple" xlink:href="https://app.pluralsight.com/course-player?clipId=6efb503d-0d9a-45a7-ab50-6ade8db1217a&amp;startTime=200.55" office:target-frame-name="psplayer" xlink:show="replace" text:style-name="Internet_20_link" text:visited-style-name="Visited_20_Internet_20_Link"><text:span text:style-name="T11">minutes for the scheduler to fire. And sure enough, here in the logs we can</text:span></text:a><text:span text:style-name="T13"> </text:span><text:a xlink:type="simple" xlink:href="https://app.pluralsight.com/course-player?clipId=6efb503d-0d9a-45a7-ab50-6ade8db1217a&amp;startTime=205.38" office:target-frame-name="psplayer" xlink:show="replace" text:style-name="Internet_20_link" text:visited-style-name="Visited_20_Internet_20_Link"><text:span text:style-name="T11">see the message that shows our scheduled endpoint has been called. And if I</text:span></text:a><text:span text:style-name="T13"> </text:span><text:a xlink:type="simple" xlink:href="https://app.pluralsight.com/course-player?clipId=6efb503d-0d9a-45a7-ab50-6ade8db1217a&amp;startTime=211.41" office:target-frame-name="psplayer" xlink:show="replace" text:style-name="Internet_20_link" text:visited-style-name="Visited_20_Internet_20_Link"><text:span text:style-name="T11">start the frontend service and visit the home page, we can test that it's all</text:span></text:a><text:span text:style-name="T13"> </text:span><text:a xlink:type="simple" xlink:href="https://app.pluralsight.com/course-player?clipId=6efb503d-0d9a-45a7-ab50-6ade8db1217a&amp;startTime=215.56" office:target-frame-name="psplayer" xlink:show="replace" text:style-name="Internet_20_link" text:visited-style-name="Visited_20_Internet_20_Link"><text:span text:style-name="T11">working by waiting a few minutes, and now when I refresh the page, we should</text:span></text:a><text:span text:style-name="T13"> </text:span><text:a xlink:type="simple" xlink:href="https://app.pluralsight.com/course-player?clipId=6efb503d-0d9a-45a7-ab50-6ade8db1217a&amp;startTime=221.08" office:target-frame-name="psplayer" xlink:show="replace" text:style-name="Internet_20_link" text:visited-style-name="Visited_20_Internet_20_Link"><text:span text:style-name="T11">see some prices change as a different event has been placed on special offer.</text:span></text:a><text:span text:style-name="T13"> </text:span><text:a xlink:type="simple" xlink:href="https://app.pluralsight.com/course-player?clipId=6efb503d-0d9a-45a7-ab50-6ade8db1217a&amp;startTime=226.94" office:target-frame-name="psplayer" xlink:show="replace" text:style-name="Internet_20_link" text:visited-style-name="Visited_20_Internet_20_Link"><text:span text:style-name="T11">One nice thing about the cron binding is that to run it on Kubernetes,</text:span></text:a><text:span text:style-name="T13"> </text:span><text:a xlink:type="simple" xlink:href="https://app.pluralsight.com/course-player?clipId=6efb503d-0d9a-45a7-ab50-6ade8db1217a&amp;startTime=231.16" office:target-frame-name="psplayer" xlink:show="replace" text:style-name="Internet_20_link" text:visited-style-name="Visited_20_Internet_20_Link"><text:span text:style-name="T11">we don't need to make any changes whatsoever to our component definition file.</text:span></text:a><text:span text:style-name="T13"> </text:span><text:a xlink:type="simple" xlink:href="https://app.pluralsight.com/course-player?clipId=6efb503d-0d9a-45a7-ab50-6ade8db1217a&amp;startTime=236.14" office:target-frame-name="psplayer" xlink:show="replace" text:style-name="Internet_20_link" text:visited-style-name="Visited_20_Internet_20_Link"><text:span text:style-name="T11">So here in the deploy folder, which defines the components we're using on AKS, I've got exactly the same cron.yaml file.</text:span></text:a></text:p>
      <text:h text:style-name="P2" text:outline-level="3"><text:soft-page-break/><text:a xlink:type="simple" xlink:href="https://app.pluralsight.com/course-player?clipId=afdf9f5d-007f-4634-8f59-029c90fbbe7c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afdf9f5d-007f-4634-8f59-029c90fbbe7c&amp;startTime=1.04" office:target-frame-name="psplayer" xlink:show="replace" text:style-name="Internet_20_link" text:visited-style-name="Visited_20_Internet_20_Link"><text:span text:style-name="T11">In this module,</text:span></text:a><text:span text:style-name="T13"> </text:span><text:a xlink:type="simple" xlink:href="https://app.pluralsight.com/course-player?clipId=afdf9f5d-007f-4634-8f59-029c90fbbe7c&amp;startTime=1.99" office:target-frame-name="psplayer" xlink:show="replace" text:style-name="Internet_20_link" text:visited-style-name="Visited_20_Internet_20_Link"><text:span text:style-name="T11">we looked at Dapr bindings, which can greatly simplify the code</text:span></text:a><text:span text:style-name="T13"> </text:span><text:a xlink:type="simple" xlink:href="https://app.pluralsight.com/course-player?clipId=afdf9f5d-007f-4634-8f59-029c90fbbe7c&amp;startTime=6.47" office:target-frame-name="psplayer" xlink:show="replace" text:style-name="Internet_20_link" text:visited-style-name="Visited_20_Internet_20_Link"><text:span text:style-name="T11">required to communicate with external services.</text:span></text:a><text:span text:style-name="T13"> </text:span><text:a xlink:type="simple" xlink:href="https://app.pluralsight.com/course-player?clipId=afdf9f5d-007f-4634-8f59-029c90fbbe7c&amp;startTime=10.54" office:target-frame-name="psplayer" xlink:show="replace" text:style-name="Internet_20_link" text:visited-style-name="Visited_20_Internet_20_Link"><text:span text:style-name="T11">We saw that there's two types of binding, input and output bindings.</text:span></text:a><text:span text:style-name="T13"> </text:span><text:a xlink:type="simple" xlink:href="https://app.pluralsight.com/course-player?clipId=afdf9f5d-007f-4634-8f59-029c90fbbe7c&amp;startTime=15.94" office:target-frame-name="psplayer" xlink:show="replace" text:style-name="Internet_20_link" text:visited-style-name="Visited_20_Internet_20_Link"><text:span text:style-name="T11">Input bindings allow events that happen in external services</text:span></text:a><text:span text:style-name="T13"> </text:span><text:a xlink:type="simple" xlink:href="https://app.pluralsight.com/course-player?clipId=afdf9f5d-007f-4634-8f59-029c90fbbe7c&amp;startTime=20.06" office:target-frame-name="psplayer" xlink:show="replace" text:style-name="Internet_20_link" text:visited-style-name="Visited_20_Internet_20_Link"><text:span text:style-name="T11">to trigger requests into our microservices.</text:span></text:a><text:span text:style-name="T13"> </text:span><text:a xlink:type="simple" xlink:href="https://app.pluralsight.com/course-player?clipId=afdf9f5d-007f-4634-8f59-029c90fbbe7c&amp;startTime=23.84" office:target-frame-name="psplayer" xlink:show="replace" text:style-name="Internet_20_link" text:visited-style-name="Visited_20_Internet_20_Link"><text:span text:style-name="T11">And we looked at examples of Twitter search results and scheduled tasks. And,</text:span></text:a><text:span text:style-name="T13"> </text:span><text:a xlink:type="simple" xlink:href="https://app.pluralsight.com/course-player?clipId=afdf9f5d-007f-4634-8f59-029c90fbbe7c&amp;startTime=29.72" office:target-frame-name="psplayer" xlink:show="replace" text:style-name="Internet_20_link" text:visited-style-name="Visited_20_Internet_20_Link"><text:span text:style-name="T11">output bindings allow us to send data to external services, and the examples we</text:span></text:a><text:span text:style-name="T13"> </text:span><text:a xlink:type="simple" xlink:href="https://app.pluralsight.com/course-player?clipId=afdf9f5d-007f-4634-8f59-029c90fbbe7c&amp;startTime=35.16" office:target-frame-name="psplayer" xlink:show="replace" text:style-name="Internet_20_link" text:visited-style-name="Visited_20_Internet_20_Link"><text:span text:style-name="T11">looked at were sending emails with SendGrid and with an SMTP server. And, these</text:span></text:a><text:span text:style-name="T13"> </text:span><text:a xlink:type="simple" xlink:href="https://app.pluralsight.com/course-player?clipId=afdf9f5d-007f-4634-8f59-029c90fbbe7c&amp;startTime=41.59" office:target-frame-name="psplayer" xlink:show="replace" text:style-name="Internet_20_link" text:visited-style-name="Visited_20_Internet_20_Link"><text:span text:style-name="T11">are only a small selection of examples.</text:span></text:a><text:span text:style-name="T13"> </text:span><text:a xlink:type="simple" xlink:href="https://app.pluralsight.com/course-player?clipId=afdf9f5d-007f-4634-8f59-029c90fbbe7c&amp;startTime=44.14" office:target-frame-name="psplayer" xlink:show="replace" text:style-name="Internet_20_link" text:visited-style-name="Visited_20_Internet_20_Link"><text:span text:style-name="T11">Dapr comes with many bindings to popular services,</text:span></text:a><text:span text:style-name="T13"> </text:span><text:a xlink:type="simple" xlink:href="https://app.pluralsight.com/course-player?clipId=afdf9f5d-007f-4634-8f59-029c90fbbe7c&amp;startTime=47.68" office:target-frame-name="psplayer" xlink:show="replace" text:style-name="Internet_20_link" text:visited-style-name="Visited_20_Internet_20_Link"><text:span text:style-name="T11">and because it's an open source project that accepts community contributions,</text:span></text:a><text:span text:style-name="T13"> </text:span><text:a xlink:type="simple" xlink:href="https://app.pluralsight.com/course-player?clipId=afdf9f5d-007f-4634-8f59-029c90fbbe7c&amp;startTime=52.53" office:target-frame-name="psplayer" xlink:show="replace" text:style-name="Internet_20_link" text:visited-style-name="Visited_20_Internet_20_Link"><text:span text:style-name="T11">that list is continuing to grow. Right, we're almost</text:span></text:a><text:span text:style-name="T13"> </text:span><text:a xlink:type="simple" xlink:href="https://app.pluralsight.com/course-player?clipId=afdf9f5d-007f-4634-8f59-029c90fbbe7c&amp;startTime=56.57" office:target-frame-name="psplayer" xlink:show="replace" text:style-name="Internet_20_link" text:visited-style-name="Visited_20_Internet_20_Link"><text:span text:style-name="T11">at the end of this course now,</text:span></text:a><text:span text:style-name="T13"> </text:span><text:a xlink:type="simple" xlink:href="https://app.pluralsight.com/course-player?clipId=afdf9f5d-007f-4634-8f59-029c90fbbe7c&amp;startTime=58.04" office:target-frame-name="psplayer" xlink:show="replace" text:style-name="Internet_20_link" text:visited-style-name="Visited_20_Internet_20_Link"><text:span text:style-name="T11">but there is one more building block that I want to show you and</text:span></text:a><text:span text:style-name="T13"> </text:span><text:a xlink:type="simple" xlink:href="https://app.pluralsight.com/course-player?clipId=afdf9f5d-007f-4634-8f59-029c90fbbe7c&amp;startTime=61.28" office:target-frame-name="psplayer" xlink:show="replace" text:style-name="Internet_20_link" text:visited-style-name="Visited_20_Internet_20_Link"><text:span text:style-name="T11">that's how Dapr can help us to monitor what's happening in production with the observability building block.</text:span></text:a></text:p>
      <text:h text:style-name="P1" text:outline-level="2"><text:a xlink:type="simple" xlink:href="https://app.pluralsight.com/course-player?clipId=aa24996d-cace-4b32-aa42-d638d88f413a" office:target-frame-name="psplayer" xlink:show="replace" text:style-name="Internet_20_link" text:visited-style-name="Visited_20_Internet_20_Link"><text:span text:style-name="T11">Monitoring in Production with Observability</text:span></text:a></text:h>
      <text:h text:style-name="P2" text:outline-level="3"><text:a xlink:type="simple" xlink:href="https://app.pluralsight.com/course-player?clipId=aa24996d-cace-4b32-aa42-d638d88f413a" office:target-frame-name="psplayer" xlink:show="replace" text:style-name="Internet_20_link" text:visited-style-name="Visited_20_Internet_20_Link"><text:span text:style-name="T11">Module Introduction</text:span></text:a></text:h>
      <text:p text:style-name="P5"><text:a xlink:type="simple" xlink:href="https://app.pluralsight.com/course-player?clipId=aa24996d-cace-4b32-aa42-d638d88f413a&amp;startTime=1.04" office:target-frame-name="psplayer" xlink:show="replace" text:style-name="Internet_20_link" text:visited-style-name="Visited_20_Internet_20_Link"><text:span text:style-name="T11">Hi.</text:span></text:a><text:span text:style-name="T13"> </text:span><text:a xlink:type="simple" xlink:href="https://app.pluralsight.com/course-player?clipId=aa24996d-cace-4b32-aa42-d638d88f413a&amp;startTime=1.5" office:target-frame-name="psplayer" xlink:show="replace" text:style-name="Internet_20_link" text:visited-style-name="Visited_20_Internet_20_Link"><text:span text:style-name="T11">Mark Heath here, and in this module,</text:span></text:a><text:span text:style-name="T13"> </text:span><text:a xlink:type="simple" xlink:href="https://app.pluralsight.com/course-player?clipId=aa24996d-cace-4b32-aa42-d638d88f413a&amp;startTime=4.03" office:target-frame-name="psplayer" xlink:show="replace" text:style-name="Internet_20_link" text:visited-style-name="Visited_20_Internet_20_Link"><text:span text:style-name="T11">we're going to learn how the Dapr observability building</text:span></text:a><text:span text:style-name="T13"> </text:span><text:a xlink:type="simple" xlink:href="https://app.pluralsight.com/course-player?clipId=aa24996d-cace-4b32-aa42-d638d88f413a&amp;startTime=7.64" office:target-frame-name="psplayer" xlink:show="replace" text:style-name="Internet_20_link" text:visited-style-name="Visited_20_Internet_20_Link"><text:span text:style-name="T11">block can help us understand exactly what's going on in</text:span></text:a><text:span text:style-name="T13"> </text:span><text:a xlink:type="simple" xlink:href="https://app.pluralsight.com/course-player?clipId=aa24996d-cace-4b32-aa42-d638d88f413a&amp;startTime=12.11" office:target-frame-name="psplayer" xlink:show="replace" text:style-name="Internet_20_link" text:visited-style-name="Visited_20_Internet_20_Link"><text:span text:style-name="T11">our microservices application.</text:span></text:a><text:span text:style-name="T13"> </text:span><text:a xlink:type="simple" xlink:href="https://app.pluralsight.com/course-player?clipId=aa24996d-cace-4b32-aa42-d638d88f413a&amp;startTime=14.94" office:target-frame-name="psplayer" xlink:show="replace" text:style-name="Internet_20_link" text:visited-style-name="Visited_20_Internet_20_Link"><text:span text:style-name="T11">One of the biggest challenges associated with operating a microservices</text:span></text:a><text:span text:style-name="T13"> </text:span><text:a xlink:type="simple" xlink:href="https://app.pluralsight.com/course-player?clipId=aa24996d-cace-4b32-aa42-d638d88f413a&amp;startTime=19.05" office:target-frame-name="psplayer" xlink:show="replace" text:style-name="Internet_20_link" text:visited-style-name="Visited_20_Internet_20_Link"><text:span text:style-name="T11">applications in production is that you need to be able to understand the big</text:span></text:a><text:span text:style-name="T13"> </text:span><text:a xlink:type="simple" xlink:href="https://app.pluralsight.com/course-player?clipId=aa24996d-cace-4b32-aa42-d638d88f413a&amp;startTime=23.82" office:target-frame-name="psplayer" xlink:show="replace" text:style-name="Internet_20_link" text:visited-style-name="Visited_20_Internet_20_Link"><text:span text:style-name="T11">picture of the overall health and performance of the system.</text:span></text:a><text:span text:style-name="T13"> </text:span><text:a xlink:type="simple" xlink:href="https://app.pluralsight.com/course-player?clipId=aa24996d-cace-4b32-aa42-d638d88f413a&amp;startTime=28.84" office:target-frame-name="psplayer" xlink:show="replace" text:style-name="Internet_20_link" text:visited-style-name="Visited_20_Internet_20_Link"><text:span text:style-name="T11">You need to be able to both detect problems quickly so that</text:span></text:a><text:span text:style-name="T13"> </text:span><text:a xlink:type="simple" xlink:href="https://app.pluralsight.com/course-player?clipId=aa24996d-cace-4b32-aa42-d638d88f413a&amp;startTime=32.43" office:target-frame-name="psplayer" xlink:show="replace" text:style-name="Internet_20_link" text:visited-style-name="Visited_20_Internet_20_Link"><text:span text:style-name="T11">you can fix them and to troubleshoot issues to understand</text:span></text:a><text:span text:style-name="T13"> </text:span><text:a xlink:type="simple" xlink:href="https://app.pluralsight.com/course-player?clipId=aa24996d-cace-4b32-aa42-d638d88f413a&amp;startTime=36.58" office:target-frame-name="psplayer" xlink:show="replace" text:style-name="Internet_20_link" text:visited-style-name="Visited_20_Internet_20_Link"><text:span text:style-name="T11">afterwards what went wrong.</text:span></text:a><text:span text:style-name="T13"> </text:span><text:a xlink:type="simple" xlink:href="https://app.pluralsight.com/course-player?clipId=aa24996d-cace-4b32-aa42-d638d88f413a&amp;startTime=39.24" office:target-frame-name="psplayer" xlink:show="replace" text:style-name="Internet_20_link" text:visited-style-name="Visited_20_Internet_20_Link"><text:span text:style-name="T11">And once again,</text:span></text:a><text:span text:style-name="T13"> </text:span><text:a xlink:type="simple" xlink:href="https://app.pluralsight.com/course-player?clipId=aa24996d-cace-4b32-aa42-d638d88f413a&amp;startTime=40.41" office:target-frame-name="psplayer" xlink:show="replace" text:style-name="Internet_20_link" text:visited-style-name="Visited_20_Internet_20_Link"><text:span text:style-name="T11">Dapr is able to help us by providing a variety of</text:span></text:a><text:span text:style-name="T13"> </text:span><text:a xlink:type="simple" xlink:href="https://app.pluralsight.com/course-player?clipId=aa24996d-cace-4b32-aa42-d638d88f413a&amp;startTime=43.96" office:target-frame-name="psplayer" xlink:show="replace" text:style-name="Internet_20_link" text:visited-style-name="Visited_20_Internet_20_Link"><text:span text:style-name="T11">capabilities to give us greater insight into the health and</text:span></text:a><text:span text:style-name="T13"> </text:span><text:a xlink:type="simple" xlink:href="https://app.pluralsight.com/course-player?clipId=aa24996d-cace-4b32-aa42-d638d88f413a&amp;startTime=48.46" office:target-frame-name="psplayer" xlink:show="replace" text:style-name="Internet_20_link" text:visited-style-name="Visited_20_Internet_20_Link"><text:span text:style-name="T11">performance of our overall application.</text:span></text:a><text:span text:style-name="T13"> </text:span><text:a xlink:type="simple" xlink:href="https://app.pluralsight.com/course-player?clipId=aa24996d-cace-4b32-aa42-d638d88f413a&amp;startTime=51.84" office:target-frame-name="psplayer" xlink:show="replace" text:style-name="Internet_20_link" text:visited-style-name="Visited_20_Internet_20_Link"><text:span text:style-name="T11">In this module, we'll start off by taking a look at several</text:span></text:a><text:span text:style-name="T13"> </text:span><text:a xlink:type="simple" xlink:href="https://app.pluralsight.com/course-player?clipId=aa24996d-cace-4b32-aa42-d638d88f413a&amp;startTime=55.15" office:target-frame-name="psplayer" xlink:show="replace" text:style-name="Internet_20_link" text:visited-style-name="Visited_20_Internet_20_Link"><text:span text:style-name="T11">helpful observability capabilities provided by Dapr,</text:span></text:a><text:span text:style-name="T13"> </text:span><text:a xlink:type="simple" xlink:href="https://app.pluralsight.com/course-player?clipId=aa24996d-cace-4b32-aa42-d638d88f413a&amp;startTime=59.74" office:target-frame-name="psplayer" xlink:show="replace" text:style-name="Internet_20_link" text:visited-style-name="Visited_20_Internet_20_Link"><text:span text:style-name="T11">including distributed tracing, the Dapr dashboard,</text:span></text:a><text:span text:style-name="T13"> </text:span><text:a xlink:type="simple" xlink:href="https://app.pluralsight.com/course-player?clipId=aa24996d-cace-4b32-aa42-d638d88f413a&amp;startTime=64.34" office:target-frame-name="psplayer" xlink:show="replace" text:style-name="Internet_20_link" text:visited-style-name="Visited_20_Internet_20_Link"><text:span text:style-name="T11">health checks, metrics, and sidecar logging,</text:span></text:a><text:span text:style-name="T13"> </text:span><text:a xlink:type="simple" xlink:href="https://app.pluralsight.com/course-player?clipId=aa24996d-cace-4b32-aa42-d638d88f413a&amp;startTime=69.64" office:target-frame-name="psplayer" xlink:show="replace" text:style-name="Internet_20_link" text:visited-style-name="Visited_20_Internet_20_Link"><text:span text:style-name="T11">and then we'll see how to configure our GloboTicket application to</text:span></text:a><text:span text:style-name="T13"> </text:span><text:a xlink:type="simple" xlink:href="https://app.pluralsight.com/course-player?clipId=aa24996d-cace-4b32-aa42-d638d88f413a&amp;startTime=73.45" office:target-frame-name="psplayer" xlink:show="replace" text:style-name="Internet_20_link" text:visited-style-name="Visited_20_Internet_20_Link"><text:span text:style-name="T11">collect tracing information that we can view with Zipkin. And we'll</text:span></text:a><text:span text:style-name="T13"> </text:span><text:a xlink:type="simple" xlink:href="https://app.pluralsight.com/course-player?clipId=aa24996d-cace-4b32-aa42-d638d88f413a&amp;startTime=78.16" office:target-frame-name="psplayer" xlink:show="replace" text:style-name="Internet_20_link" text:visited-style-name="Visited_20_Internet_20_Link"><text:span text:style-name="T11">wrap up by taking a look at some of the additional capabilities of</text:span></text:a><text:span text:style-name="T13"> </text:span><text:a xlink:type="simple" xlink:href="https://app.pluralsight.com/course-player?clipId=aa24996d-cace-4b32-aa42-d638d88f413a&amp;startTime=81.78" office:target-frame-name="psplayer" xlink:show="replace" text:style-name="Internet_20_link" text:visited-style-name="Visited_20_Internet_20_Link"><text:span text:style-name="T11">Dapr that you might want to explore,</text:span></text:a><text:span text:style-name="T13"> </text:span><text:a xlink:type="simple" xlink:href="https://app.pluralsight.com/course-player?clipId=aa24996d-cace-4b32-aa42-d638d88f413a&amp;startTime=84.34" office:target-frame-name="psplayer" xlink:show="replace" text:style-name="Internet_20_link" text:visited-style-name="Visited_20_Internet_20_Link"><text:span text:style-name="T11">as well as learning about some resources that will help you in your</text:span></text:a><text:span text:style-name="T13"> </text:span><text:a xlink:type="simple" xlink:href="https://app.pluralsight.com/course-player?clipId=aa24996d-cace-4b32-aa42-d638d88f413a&amp;startTime=87.78" office:target-frame-name="psplayer" xlink:show="replace" text:style-name="Internet_20_link" text:visited-style-name="Visited_20_Internet_20_Link"><text:span text:style-name="T11">journey to adopt Dapr for your own applications. So let's get started.</text:span></text:a></text:p>
      <text:h text:style-name="P2" text:outline-level="3"><text:a xlink:type="simple" xlink:href="https://app.pluralsight.com/course-player?clipId=34650536-ea4d-41df-bd68-fa3361a7c28e" office:target-frame-name="psplayer" xlink:show="replace" text:style-name="Internet_20_link" text:visited-style-name="Visited_20_Internet_20_Link"><text:span text:style-name="T11">Distributed Tracing</text:span></text:a></text:h>
      <text:p text:style-name="P5"><text:a xlink:type="simple" xlink:href="https://app.pluralsight.com/course-player?clipId=34650536-ea4d-41df-bd68-fa3361a7c28e&amp;startTime=1.14" office:target-frame-name="psplayer" xlink:show="replace" text:style-name="Internet_20_link" text:visited-style-name="Visited_20_Internet_20_Link"><text:span text:style-name="T11">We'll start off by looking at the distributed tracing capability of Dapr.</text:span></text:a><text:span text:style-name="T13"> </text:span><text:a xlink:type="simple" xlink:href="https://app.pluralsight.com/course-player?clipId=34650536-ea4d-41df-bd68-fa3361a7c28e&amp;startTime=5.32" office:target-frame-name="psplayer" xlink:show="replace" text:style-name="Internet_20_link" text:visited-style-name="Visited_20_Internet_20_Link"><text:span text:style-name="T11">Tracing allows us to understand the way that our</text:span></text:a><text:span text:style-name="T13"> </text:span><text:a xlink:type="simple" xlink:href="https://app.pluralsight.com/course-player?clipId=34650536-ea4d-41df-bd68-fa3361a7c28e&amp;startTime=9.02" office:target-frame-name="psplayer" xlink:show="replace" text:style-name="Internet_20_link" text:visited-style-name="Visited_20_Internet_20_Link"><text:span text:style-name="T11">microservices are interacting with each other,</text:span></text:a><text:span text:style-name="T13"> </text:span><text:a xlink:type="simple" xlink:href="https://app.pluralsight.com/course-player?clipId=34650536-ea4d-41df-bd68-fa3361a7c28e&amp;startTime=12.84" office:target-frame-name="psplayer" xlink:show="replace" text:style-name="Internet_20_link" text:visited-style-name="Visited_20_Internet_20_Link"><text:span text:style-name="T11">and it also gives us a way to correlate the logs from different microservices</text:span></text:a><text:span text:style-name="T13"> </text:span><text:a xlink:type="simple" xlink:href="https://app.pluralsight.com/course-player?clipId=34650536-ea4d-41df-bd68-fa3361a7c28e&amp;startTime=17.47" office:target-frame-name="psplayer" xlink:show="replace" text:style-name="Internet_20_link" text:visited-style-name="Visited_20_Internet_20_Link"><text:span text:style-name="T11">in order to piece together what happened when we're trying to understand an</text:span></text:a><text:span text:style-name="T13"> </text:span><text:a xlink:type="simple" xlink:href="https://app.pluralsight.com/course-player?clipId=34650536-ea4d-41df-bd68-fa3361a7c28e&amp;startTime=21.56" office:target-frame-name="psplayer" xlink:show="replace" text:style-name="Internet_20_link" text:visited-style-name="Visited_20_Internet_20_Link"><text:span text:style-name="T11">operation that involves more than one microservice.</text:span></text:a><text:span text:style-name="T13"> </text:span><text:a xlink:type="simple" xlink:href="https://app.pluralsight.com/course-player?clipId=34650536-ea4d-41df-bd68-fa3361a7c28e&amp;startTime=24.44" office:target-frame-name="psplayer" xlink:show="replace" text:style-name="Internet_20_link" text:visited-style-name="Visited_20_Internet_20_Link"><text:span text:style-name="T11">By default,</text:span></text:a><text:span text:style-name="T13"> </text:span><text:a xlink:type="simple" xlink:href="https://app.pluralsight.com/course-player?clipId=34650536-ea4d-41df-bd68-fa3361a7c28e&amp;startTime=26.69" office:target-frame-name="psplayer" xlink:show="replace" text:style-name="Internet_20_link" text:visited-style-name="Visited_20_Internet_20_Link"><text:span text:style-name="T11">Dapr uses the Zipkin protocol for distributed traces and metrics collection.</text:span></text:a><text:span text:style-name="T13"> </text:span><text:a xlink:type="simple" xlink:href="https://app.pluralsight.com/course-player?clipId=34650536-ea4d-41df-bd68-fa3361a7c28e&amp;startTime=32.84" office:target-frame-name="psplayer" xlink:show="replace" text:style-name="Internet_20_link" text:visited-style-name="Visited_20_Internet_20_Link"><text:span text:style-name="T11">The Zipkin protocol is widely supported,</text:span></text:a><text:span text:style-name="T13"> </text:span><text:a xlink:type="simple" xlink:href="https://app.pluralsight.com/course-player?clipId=34650536-ea4d-41df-bd68-fa3361a7c28e&amp;startTime=35.84" office:target-frame-name="psplayer" xlink:show="replace" text:style-name="Internet_20_link" text:visited-style-name="Visited_20_Internet_20_Link"><text:span text:style-name="T11">meaning that you can choose from multiple different back ends,</text:span></text:a><text:span text:style-name="T13"> </text:span><text:a xlink:type="simple" xlink:href="https://app.pluralsight.com/course-player?clipId=34650536-ea4d-41df-bd68-fa3361a7c28e&amp;startTime=38.89" office:target-frame-name="psplayer" xlink:show="replace" text:style-name="Internet_20_link" text:visited-style-name="Visited_20_Internet_20_Link"><text:span text:style-name="T11">including Zipkin, Stackdriver, and New Relic.</text:span></text:a><text:span text:style-name="T13"> </text:span><text:a xlink:type="simple" xlink:href="https://app.pluralsight.com/course-player?clipId=34650536-ea4d-41df-bd68-fa3361a7c28e&amp;startTime=43.44" office:target-frame-name="psplayer" xlink:show="replace" text:style-name="Internet_20_link" text:visited-style-name="Visited_20_Internet_20_Link"><text:span text:style-name="T11">Dapr also supports the OpenTelemetry protocol, allowing you to export your</text:span></text:a><text:span text:style-name="T13"> </text:span><text:a xlink:type="simple" xlink:href="https://app.pluralsight.com/course-player?clipId=34650536-ea4d-41df-bd68-fa3361a7c28e&amp;startTime=48.94" office:target-frame-name="psplayer" xlink:show="replace" text:style-name="Internet_20_link" text:visited-style-name="Visited_20_Internet_20_Link"><text:span text:style-name="T11">traces to many other back ends, including Azure Monitor,</text:span></text:a><text:span text:style-name="T13"> </text:span><text:a xlink:type="simple" xlink:href="https://app.pluralsight.com/course-player?clipId=34650536-ea4d-41df-bd68-fa3361a7c28e&amp;startTime=52.86" office:target-frame-name="psplayer" xlink:show="replace" text:style-name="Internet_20_link" text:visited-style-name="Visited_20_Internet_20_Link"><text:span text:style-name="T11">Datadog, and SignalFx.</text:span></text:a><text:span text:style-name="T13"> </text:span><text:a xlink:type="simple" xlink:href="https://app.pluralsight.com/course-player?clipId=34650536-ea4d-41df-bd68-fa3361a7c28e&amp;startTime=55.84" office:target-frame-name="psplayer" xlink:show="replace" text:style-name="Internet_20_link" text:visited-style-name="Visited_20_Internet_20_Link"><text:span text:style-name="T11">And the way it works is that the Dapr sidecar contains tracing</text:span></text:a><text:span text:style-name="T13"> </text:span><text:a xlink:type="simple" xlink:href="https://app.pluralsight.com/course-player?clipId=34650536-ea4d-41df-bd68-fa3361a7c28e&amp;startTime=60.26" office:target-frame-name="psplayer" xlink:show="replace" text:style-name="Internet_20_link" text:visited-style-name="Visited_20_Internet_20_Link"><text:span text:style-name="T11">middleware. This means that all communications via the Dapr side car</text:span></text:a><text:span text:style-name="T13"> </text:span><text:a xlink:type="simple" xlink:href="https://app.pluralsight.com/course-player?clipId=34650536-ea4d-41df-bd68-fa3361a7c28e&amp;startTime=65.13" office:target-frame-name="psplayer" xlink:show="replace" text:style-name="Internet_20_link" text:visited-style-name="Visited_20_Internet_20_Link"><text:span text:style-name="T11">will </text:span></text:a><text:soft-page-break/><text:a xlink:type="simple" xlink:href="https://app.pluralsight.com/course-player?clipId=34650536-ea4d-41df-bd68-fa3361a7c28e&amp;startTime=65.13" office:target-frame-name="psplayer" xlink:show="replace" text:style-name="Internet_20_link" text:visited-style-name="Visited_20_Internet_20_Link"><text:span text:style-name="T11">automatically be eligible for tracing.</text:span></text:a><text:span text:style-name="T13"> </text:span><text:a xlink:type="simple" xlink:href="https://app.pluralsight.com/course-player?clipId=34650536-ea4d-41df-bd68-fa3361a7c28e&amp;startTime=68.94" office:target-frame-name="psplayer" xlink:show="replace" text:style-name="Internet_20_link" text:visited-style-name="Visited_20_Internet_20_Link"><text:span text:style-name="T11">That means if you're using the Dapr building blocks that we've</text:span></text:a><text:span text:style-name="T13"> </text:span><text:a xlink:type="simple" xlink:href="https://app.pluralsight.com/course-player?clipId=34650536-ea4d-41df-bd68-fa3361a7c28e&amp;startTime=71.93" office:target-frame-name="psplayer" xlink:show="replace" text:style-name="Internet_20_link" text:visited-style-name="Visited_20_Internet_20_Link"><text:span text:style-name="T11">looked at in this course, you just need to turn on tracing, and</text:span></text:a><text:span text:style-name="T13"> </text:span><text:a xlink:type="simple" xlink:href="https://app.pluralsight.com/course-player?clipId=34650536-ea4d-41df-bd68-fa3361a7c28e&amp;startTime=75.75" office:target-frame-name="psplayer" xlink:show="replace" text:style-name="Internet_20_link" text:visited-style-name="Visited_20_Internet_20_Link"><text:span text:style-name="T11">you'll get a very comprehensive picture of what's going on in your</text:span></text:a><text:span text:style-name="T13"> </text:span><text:a xlink:type="simple" xlink:href="https://app.pluralsight.com/course-player?clipId=34650536-ea4d-41df-bd68-fa3361a7c28e&amp;startTime=79.61" office:target-frame-name="psplayer" xlink:show="replace" text:style-name="Internet_20_link" text:visited-style-name="Visited_20_Internet_20_Link"><text:span text:style-name="T11">application with minimal effort.</text:span></text:a><text:span text:style-name="T13"> </text:span><text:a xlink:type="simple" xlink:href="https://app.pluralsight.com/course-player?clipId=34650536-ea4d-41df-bd68-fa3361a7c28e&amp;startTime=82.74" office:target-frame-name="psplayer" xlink:show="replace" text:style-name="Internet_20_link" text:visited-style-name="Visited_20_Internet_20_Link"><text:span text:style-name="T11">Obviously, if you're connecting to other services without using Dapr,</text:span></text:a><text:span text:style-name="T13"> </text:span><text:a xlink:type="simple" xlink:href="https://app.pluralsight.com/course-player?clipId=34650536-ea4d-41df-bd68-fa3361a7c28e&amp;startTime=86.95" office:target-frame-name="psplayer" xlink:show="replace" text:style-name="Internet_20_link" text:visited-style-name="Visited_20_Internet_20_Link"><text:span text:style-name="T11">then it's up to you to ensure that you configure</text:span></text:a><text:span text:style-name="T13"> </text:span><text:a xlink:type="simple" xlink:href="https://app.pluralsight.com/course-player?clipId=34650536-ea4d-41df-bd68-fa3361a7c28e&amp;startTime=89.17" office:target-frame-name="psplayer" xlink:show="replace" text:style-name="Internet_20_link" text:visited-style-name="Visited_20_Internet_20_Link"><text:span text:style-name="T11">tracing for those communications.</text:span></text:a><text:span text:style-name="T13"> </text:span><text:a xlink:type="simple" xlink:href="https://app.pluralsight.com/course-player?clipId=34650536-ea4d-41df-bd68-fa3361a7c28e&amp;startTime=92.34" office:target-frame-name="psplayer" xlink:show="replace" text:style-name="Internet_20_link" text:visited-style-name="Visited_20_Internet_20_Link"><text:span text:style-name="T11">The way you set up tracing in Dapr is via a configuration file similar to</text:span></text:a><text:span text:style-name="T13"> </text:span><text:a xlink:type="simple" xlink:href="https://app.pluralsight.com/course-player?clipId=34650536-ea4d-41df-bd68-fa3361a7c28e&amp;startTime=97.54" office:target-frame-name="psplayer" xlink:show="replace" text:style-name="Internet_20_link" text:visited-style-name="Visited_20_Internet_20_Link"><text:span text:style-name="T11">the component definition files that we've looked at before. Here we can</text:span></text:a><text:span text:style-name="T13"> </text:span><text:a xlink:type="simple" xlink:href="https://app.pluralsight.com/course-player?clipId=34650536-ea4d-41df-bd68-fa3361a7c28e&amp;startTime=101.65" office:target-frame-name="psplayer" xlink:show="replace" text:style-name="Internet_20_link" text:visited-style-name="Visited_20_Internet_20_Link"><text:span text:style-name="T11">see an example of the configuration that I'm using in Kubernetes. This is</text:span></text:a><text:span text:style-name="T13"> </text:span><text:a xlink:type="simple" xlink:href="https://app.pluralsight.com/course-player?clipId=34650536-ea4d-41df-bd68-fa3361a7c28e&amp;startTime=107.2" office:target-frame-name="psplayer" xlink:show="replace" text:style-name="Internet_20_link" text:visited-style-name="Visited_20_Internet_20_Link"><text:span text:style-name="T11">a Configuration definition, and I've given it the name appconfig. The key</text:span></text:a><text:span text:style-name="T13"> </text:span><text:a xlink:type="simple" xlink:href="https://app.pluralsight.com/course-player?clipId=34650536-ea4d-41df-bd68-fa3361a7c28e&amp;startTime=113.47" office:target-frame-name="psplayer" xlink:show="replace" text:style-name="Internet_20_link" text:visited-style-name="Visited_20_Internet_20_Link"><text:span text:style-name="T11">part here is in the spec section where we've set up tracing with a sample</text:span></text:a><text:span text:style-name="T13"> </text:span><text:a xlink:type="simple" xlink:href="https://app.pluralsight.com/course-player?clipId=34650536-ea4d-41df-bd68-fa3361a7c28e&amp;startTime=118.98" office:target-frame-name="psplayer" xlink:show="replace" text:style-name="Internet_20_link" text:visited-style-name="Visited_20_Internet_20_Link"><text:span text:style-name="T11">rate of 1. This is the probability that any given tracing span will be</text:span></text:a><text:span text:style-name="T13"> </text:span><text:a xlink:type="simple" xlink:href="https://app.pluralsight.com/course-player?clipId=34650536-ea4d-41df-bd68-fa3361a7c28e&amp;startTime=124.35" office:target-frame-name="psplayer" xlink:show="replace" text:style-name="Internet_20_link" text:visited-style-name="Visited_20_Internet_20_Link"><text:span text:style-name="T11">sampled. One is the maximum value, so this means capture all traces,</text:span></text:a><text:span text:style-name="T13"> </text:span><text:a xlink:type="simple" xlink:href="https://app.pluralsight.com/course-player?clipId=34650536-ea4d-41df-bd68-fa3361a7c28e&amp;startTime=130.24" office:target-frame-name="psplayer" xlink:show="replace" text:style-name="Internet_20_link" text:visited-style-name="Visited_20_Internet_20_Link"><text:span text:style-name="T11">which is good for development, but might result in too</text:span></text:a><text:span text:style-name="T13"> </text:span><text:a xlink:type="simple" xlink:href="https://app.pluralsight.com/course-player?clipId=34650536-ea4d-41df-bd68-fa3361a7c28e&amp;startTime=133.2" office:target-frame-name="psplayer" xlink:show="replace" text:style-name="Internet_20_link" text:visited-style-name="Visited_20_Internet_20_Link"><text:span text:style-name="T11">large a volume of tracing data in production, so you might</text:span></text:a><text:span text:style-name="T13"> </text:span><text:a xlink:type="simple" xlink:href="https://app.pluralsight.com/course-player?clipId=34650536-ea4d-41df-bd68-fa3361a7c28e&amp;startTime=136.96" office:target-frame-name="psplayer" xlink:show="replace" text:style-name="Internet_20_link" text:visited-style-name="Visited_20_Internet_20_Link"><text:span text:style-name="T11">set this 0.01 sample only 1%.</text:span></text:a><text:span text:style-name="T13"> </text:span><text:a xlink:type="simple" xlink:href="https://app.pluralsight.com/course-player?clipId=34650536-ea4d-41df-bd68-fa3361a7c28e&amp;startTime=141.74" office:target-frame-name="psplayer" xlink:show="replace" text:style-name="Internet_20_link" text:visited-style-name="Visited_20_Internet_20_Link"><text:span text:style-name="T11">And of course, we could set it to 0 to completely disabled tracing.</text:span></text:a><text:span text:style-name="T13"> </text:span><text:a xlink:type="simple" xlink:href="https://app.pluralsight.com/course-player?clipId=34650536-ea4d-41df-bd68-fa3361a7c28e&amp;startTime=146.64" office:target-frame-name="psplayer" xlink:show="replace" text:style-name="Internet_20_link" text:visited-style-name="Visited_20_Internet_20_Link"><text:span text:style-name="T11">We've also configured it to use the Zipkin protocol and told it where the</text:span></text:a><text:span text:style-name="T13"> </text:span><text:a xlink:type="simple" xlink:href="https://app.pluralsight.com/course-player?clipId=34650536-ea4d-41df-bd68-fa3361a7c28e&amp;startTime=151.08" office:target-frame-name="psplayer" xlink:show="replace" text:style-name="Internet_20_link" text:visited-style-name="Visited_20_Internet_20_Link"><text:span text:style-name="T11">endpoint is that it needs to send the tracing information to. In this case, it's a Zipkin container running on the kubernetes cluster.</text:span></text:a></text:p>
      <text:h text:style-name="P2" text:outline-level="3"><text:a xlink:type="simple" xlink:href="https://app.pluralsight.com/course-player?clipId=94843c89-902b-4387-bbf0-8958f85499ea" office:target-frame-name="psplayer" xlink:show="replace" text:style-name="Internet_20_link" text:visited-style-name="Visited_20_Internet_20_Link"><text:span text:style-name="T11">W3C Trace Context</text:span></text:a></text:h>
      <text:p text:style-name="P5"><text:a xlink:type="simple" xlink:href="https://app.pluralsight.com/course-player?clipId=94843c89-902b-4387-bbf0-8958f85499ea&amp;startTime=1.04" office:target-frame-name="psplayer" xlink:show="replace" text:style-name="Internet_20_link" text:visited-style-name="Visited_20_Internet_20_Link"><text:span text:style-name="T11">As well as sampling tracing information, Dapr is able to</text:span></text:a><text:span text:style-name="T13"> </text:span><text:a xlink:type="simple" xlink:href="https://app.pluralsight.com/course-player?clipId=94843c89-902b-4387-bbf0-8958f85499ea&amp;startTime=4.88" office:target-frame-name="psplayer" xlink:show="replace" text:style-name="Internet_20_link" text:visited-style-name="Visited_20_Internet_20_Link"><text:span text:style-name="T11">propagate W3C tracing context information.</text:span></text:a><text:span text:style-name="T13"> </text:span><text:a xlink:type="simple" xlink:href="https://app.pluralsight.com/course-player?clipId=94843c89-902b-4387-bbf0-8958f85499ea&amp;startTime=9.44" office:target-frame-name="psplayer" xlink:show="replace" text:style-name="Internet_20_link" text:visited-style-name="Visited_20_Internet_20_Link"><text:span text:style-name="T11">What does that mean?</text:span></text:a><text:span text:style-name="T13"> </text:span><text:a xlink:type="simple" xlink:href="https://app.pluralsight.com/course-player?clipId=94843c89-902b-4387-bbf0-8958f85499ea&amp;startTime=10.84" office:target-frame-name="psplayer" xlink:show="replace" text:style-name="Internet_20_link" text:visited-style-name="Visited_20_Internet_20_Link"><text:span text:style-name="T11">Well, let's consider what happens when we load the GloboTicket home page.</text:span></text:a><text:span text:style-name="T13"> </text:span><text:a xlink:type="simple" xlink:href="https://app.pluralsight.com/course-player?clipId=94843c89-902b-4387-bbf0-8958f85499ea&amp;startTime=15.74" office:target-frame-name="psplayer" xlink:show="replace" text:style-name="Internet_20_link" text:visited-style-name="Visited_20_Internet_20_Link"><text:span text:style-name="T11">First, there's a request to the frontend microservice. That in turn makes a</text:span></text:a><text:span text:style-name="T13"> </text:span><text:a xlink:type="simple" xlink:href="https://app.pluralsight.com/course-player?clipId=94843c89-902b-4387-bbf0-8958f85499ea&amp;startTime=20.61" office:target-frame-name="psplayer" xlink:show="replace" text:style-name="Internet_20_link" text:visited-style-name="Visited_20_Internet_20_Link"><text:span text:style-name="T11">request to the catalog microservice to fetch the list of events, and the</text:span></text:a><text:span text:style-name="T13"> </text:span><text:a xlink:type="simple" xlink:href="https://app.pluralsight.com/course-player?clipId=94843c89-902b-4387-bbf0-8958f85499ea&amp;startTime=25.8" office:target-frame-name="psplayer" xlink:show="replace" text:style-name="Internet_20_link" text:visited-style-name="Visited_20_Internet_20_Link"><text:span text:style-name="T11">catalog microservice uses the Dapr sidecar to fetch a connection string</text:span></text:a><text:span text:style-name="T13"> </text:span><text:a xlink:type="simple" xlink:href="https://app.pluralsight.com/course-player?clipId=94843c89-902b-4387-bbf0-8958f85499ea&amp;startTime=30.66" office:target-frame-name="psplayer" xlink:show="replace" text:style-name="Internet_20_link" text:visited-style-name="Visited_20_Internet_20_Link"><text:span text:style-name="T11">secret and then talks to a database. And the frontend microservice also uses</text:span></text:a><text:span text:style-name="T13"> </text:span><text:a xlink:type="simple" xlink:href="https://app.pluralsight.com/course-player?clipId=94843c89-902b-4387-bbf0-8958f85499ea&amp;startTime=36.15" office:target-frame-name="psplayer" xlink:show="replace" text:style-name="Internet_20_link" text:visited-style-name="Visited_20_Internet_20_Link"><text:span text:style-name="T11">the Dapr state store building block to find out if there are any items in</text:span></text:a><text:span text:style-name="T13"> </text:span><text:a xlink:type="simple" xlink:href="https://app.pluralsight.com/course-player?clipId=94843c89-902b-4387-bbf0-8958f85499ea&amp;startTime=40.35" office:target-frame-name="psplayer" xlink:show="replace" text:style-name="Internet_20_link" text:visited-style-name="Visited_20_Internet_20_Link"><text:span text:style-name="T11">your shopping basket.</text:span></text:a><text:span text:style-name="T13"> </text:span><text:a xlink:type="simple" xlink:href="https://app.pluralsight.com/course-player?clipId=94843c89-902b-4387-bbf0-8958f85499ea&amp;startTime=42.54" office:target-frame-name="psplayer" xlink:show="replace" text:style-name="Internet_20_link" text:visited-style-name="Visited_20_Internet_20_Link"><text:span text:style-name="T11">As you can see, even in the context of simply loading a single web page,</text:span></text:a><text:span text:style-name="T13"> </text:span><text:a xlink:type="simple" xlink:href="https://app.pluralsight.com/course-player?clipId=94843c89-902b-4387-bbf0-8958f85499ea&amp;startTime=47.4" office:target-frame-name="psplayer" xlink:show="replace" text:style-name="Internet_20_link" text:visited-style-name="Visited_20_Internet_20_Link"><text:span text:style-name="T11">several different services and external components are involved. And that</text:span></text:a><text:span text:style-name="T13"> </text:span><text:a xlink:type="simple" xlink:href="https://app.pluralsight.com/course-player?clipId=94843c89-902b-4387-bbf0-8958f85499ea&amp;startTime=52.55" office:target-frame-name="psplayer" xlink:show="replace" text:style-name="Internet_20_link" text:visited-style-name="Visited_20_Internet_20_Link"><text:span text:style-name="T11">picture could get even more complicated in the future as additional features</text:span></text:a><text:span text:style-name="T13"> </text:span><text:a xlink:type="simple" xlink:href="https://app.pluralsight.com/course-player?clipId=94843c89-902b-4387-bbf0-8958f85499ea&amp;startTime=56.98" office:target-frame-name="psplayer" xlink:show="replace" text:style-name="Internet_20_link" text:visited-style-name="Visited_20_Internet_20_Link"><text:span text:style-name="T11">are added to GloboTicket. And this means that if something goes wrong during</text:span></text:a><text:span text:style-name="T13"> </text:span><text:a xlink:type="simple" xlink:href="https://app.pluralsight.com/course-player?clipId=94843c89-902b-4387-bbf0-8958f85499ea&amp;startTime=61.62" office:target-frame-name="psplayer" xlink:show="replace" text:style-name="Internet_20_link" text:visited-style-name="Visited_20_Internet_20_Link"><text:span text:style-name="T11">the loading of that page,</text:span></text:a><text:span text:style-name="T13"> </text:span><text:a xlink:type="simple" xlink:href="https://app.pluralsight.com/course-player?clipId=94843c89-902b-4387-bbf0-8958f85499ea&amp;startTime=63.25" office:target-frame-name="psplayer" xlink:show="replace" text:style-name="Internet_20_link" text:visited-style-name="Visited_20_Internet_20_Link"><text:span text:style-name="T11">we need to piece together all of the logs from the different</text:span></text:a><text:span text:style-name="T13"> </text:span><text:a xlink:type="simple" xlink:href="https://app.pluralsight.com/course-player?clipId=94843c89-902b-4387-bbf0-8958f85499ea&amp;startTime=66.31" office:target-frame-name="psplayer" xlink:show="replace" text:style-name="Internet_20_link" text:visited-style-name="Visited_20_Internet_20_Link"><text:span text:style-name="T11">components to understand what happened. And what the W3C trace</text:span></text:a><text:span text:style-name="T13"> </text:span><text:a xlink:type="simple" xlink:href="https://app.pluralsight.com/course-player?clipId=94843c89-902b-4387-bbf0-8958f85499ea&amp;startTime=71.53" office:target-frame-name="psplayer" xlink:show="replace" text:style-name="Internet_20_link" text:visited-style-name="Visited_20_Internet_20_Link"><text:span text:style-name="T11">context does is it allows us to pass around a unique identifier that</text:span></text:a><text:span text:style-name="T13"> </text:span><text:a xlink:type="simple" xlink:href="https://app.pluralsight.com/course-player?clipId=94843c89-902b-4387-bbf0-8958f85499ea&amp;startTime=76.57" office:target-frame-name="psplayer" xlink:show="replace" text:style-name="Internet_20_link" text:visited-style-name="Visited_20_Internet_20_Link"><text:span text:style-name="T11">ties together all of these operations.</text:span></text:a><text:span text:style-name="T13"> </text:span><text:a xlink:type="simple" xlink:href="https://app.pluralsight.com/course-player?clipId=94843c89-902b-4387-bbf0-8958f85499ea&amp;startTime=80.04" office:target-frame-name="psplayer" xlink:show="replace" text:style-name="Internet_20_link" text:visited-style-name="Visited_20_Internet_20_Link"><text:span text:style-name="T11">Dapr is able to both generate trace context and to propagate already</text:span></text:a><text:span text:style-name="T13"> </text:span><text:a xlink:type="simple" xlink:href="https://app.pluralsight.com/course-player?clipId=94843c89-902b-4387-bbf0-8958f85499ea&amp;startTime=85.68" office:target-frame-name="psplayer" xlink:show="replace" text:style-name="Internet_20_link" text:visited-style-name="Visited_20_Internet_20_Link"><text:span text:style-name="T11">existing trace context using the industry standard W3C trace context</text:span></text:a><text:span text:style-name="T13"> </text:span><text:a xlink:type="simple" xlink:href="https://app.pluralsight.com/course-player?clipId=94843c89-902b-4387-bbf0-8958f85499ea&amp;startTime=91.79" office:target-frame-name="psplayer" xlink:show="replace" text:style-name="Internet_20_link" text:visited-style-name="Visited_20_Internet_20_Link"><text:span text:style-name="T11">specification. And this means that any other services you interact with</text:span></text:a><text:span text:style-name="T13"> </text:span><text:a xlink:type="simple" xlink:href="https://app.pluralsight.com/course-player?clipId=94843c89-902b-4387-bbf0-8958f85499ea&amp;startTime=96.65" office:target-frame-name="psplayer" xlink:show="replace" text:style-name="Internet_20_link" text:visited-style-name="Visited_20_Internet_20_Link"><text:span text:style-name="T11">that can interoperate with this standard can also tie their logs into</text:span></text:a><text:span text:style-name="T13"> </text:span><text:a xlink:type="simple" xlink:href="https://app.pluralsight.com/course-player?clipId=94843c89-902b-4387-bbf0-8958f85499ea&amp;startTime=100.96" office:target-frame-name="psplayer" xlink:show="replace" text:style-name="Internet_20_link" text:visited-style-name="Visited_20_Internet_20_Link"><text:span text:style-name="T11">the same trace context.</text:span></text:a><text:span text:style-name="T13"> </text:span><text:a xlink:type="simple" xlink:href="https://app.pluralsight.com/course-player?clipId=94843c89-902b-4387-bbf0-8958f85499ea&amp;startTime=103.54" office:target-frame-name="psplayer" xlink:show="replace" text:style-name="Internet_20_link" text:visited-style-name="Visited_20_Internet_20_Link"><text:span text:style-name="T11">It also means that in your own logging code,</text:span></text:a><text:span text:style-name="T13"> </text:span><text:a xlink:type="simple" xlink:href="https://app.pluralsight.com/course-player?clipId=94843c89-902b-4387-bbf0-8958f85499ea&amp;startTime=105.96" office:target-frame-name="psplayer" xlink:show="replace" text:style-name="Internet_20_link" text:visited-style-name="Visited_20_Internet_20_Link"><text:span text:style-name="T11">you can access the trace context and ensure that it's</text:span></text:a><text:span text:style-name="T13"> </text:span><text:a xlink:type="simple" xlink:href="https://app.pluralsight.com/course-player?clipId=94843c89-902b-4387-bbf0-8958f85499ea&amp;startTime=109.34" office:target-frame-name="psplayer" xlink:show="replace" text:style-name="Internet_20_link" text:visited-style-name="Visited_20_Internet_20_Link"><text:span text:style-name="T11">recorded alongside each of your log messages.</text:span></text:a><text:span text:style-name="T13"> </text:span><text:a xlink:type="simple" xlink:href="https://app.pluralsight.com/course-player?clipId=94843c89-902b-4387-bbf0-8958f85499ea&amp;startTime=113.34" office:target-frame-name="psplayer" xlink:show="replace" text:style-name="Internet_20_link" text:visited-style-name="Visited_20_Internet_20_Link"><text:span text:style-name="T11">And the way this capability works is with HTTP headers.</text:span></text:a><text:span text:style-name="T13"> </text:span><text:a xlink:type="simple" xlink:href="https://app.pluralsight.com/course-player?clipId=94843c89-902b-4387-bbf0-8958f85499ea&amp;startTime=117.74" office:target-frame-name="psplayer" xlink:show="replace" text:style-name="Internet_20_link" text:visited-style-name="Visited_20_Internet_20_Link"><text:span text:style-name="T11">The traceparent header contains a unique identifier for the incoming request</text:span></text:a><text:span text:style-name="T13"> </text:span><text:a xlink:type="simple" xlink:href="https://app.pluralsight.com/course-player?clipId=94843c89-902b-4387-bbf0-8958f85499ea&amp;startTime=123.14" office:target-frame-name="psplayer" xlink:show="replace" text:style-name="Internet_20_link" text:visited-style-name="Visited_20_Internet_20_Link"><text:span text:style-name="T11">and can be used to tie information from all systems together.</text:span></text:a><text:span text:style-name="T13"> </text:span><text:a xlink:type="simple" xlink:href="https://app.pluralsight.com/course-player?clipId=94843c89-902b-4387-bbf0-8958f85499ea&amp;startTime=127.74" office:target-frame-name="psplayer" xlink:show="replace" text:style-name="Internet_20_link" text:visited-style-name="Visited_20_Internet_20_Link"><text:span text:style-name="T11">And there's also a tracestate header that can propagate additional</text:span></text:a><text:span text:style-name="T13"> </text:span><text:a xlink:type="simple" xlink:href="https://app.pluralsight.com/course-player?clipId=94843c89-902b-4387-bbf0-8958f85499ea&amp;startTime=131.63" office:target-frame-name="psplayer" xlink:show="replace" text:style-name="Internet_20_link" text:visited-style-name="Visited_20_Internet_20_Link"><text:span text:style-name="T11">state information between services. And if you're interested in</text:span></text:a><text:span text:style-name="T13"> </text:span><text:a xlink:type="simple" xlink:href="https://app.pluralsight.com/course-player?clipId=94843c89-902b-4387-bbf0-8958f85499ea&amp;startTime=136.06" office:target-frame-name="psplayer" xlink:show="replace" text:style-name="Internet_20_link" text:visited-style-name="Visited_20_Internet_20_Link"><text:span text:style-name="T11">learning more about this capability,</text:span></text:a><text:span text:style-name="T13"> </text:span><text:a xlink:type="simple" xlink:href="https://app.pluralsight.com/course-player?clipId=94843c89-902b-4387-bbf0-8958f85499ea&amp;startTime=138.28" office:target-frame-name="psplayer" xlink:show="replace" text:style-name="Internet_20_link" text:visited-style-name="Visited_20_Internet_20_Link"><text:span text:style-name="T11">there's an article here on the Dapr documentation website</text:span></text:a><text:span text:style-name="T13"> </text:span><text:a xlink:type="simple" xlink:href="https://app.pluralsight.com/course-player?clipId=94843c89-902b-4387-bbf0-8958f85499ea&amp;startTime=141.83" office:target-frame-name="psplayer" xlink:show="replace" text:style-name="Internet_20_link" text:visited-style-name="Visited_20_Internet_20_Link"><text:span text:style-name="T11">that includes code samples in various languages to show you</text:span></text:a><text:span text:style-name="T13"> </text:span><text:a xlink:type="simple" xlink:href="https://app.pluralsight.com/course-player?clipId=94843c89-902b-4387-bbf0-8958f85499ea&amp;startTime=145.72" office:target-frame-name="psplayer" xlink:show="replace" text:style-name="Internet_20_link" text:visited-style-name="Visited_20_Internet_20_Link"><text:span text:style-name="T11">how you can access these headers, as well as how you can create your own trace context.</text:span></text:a></text:p>
      <text:h text:style-name="P2" text:outline-level="3"><text:soft-page-break/><text:a xlink:type="simple" xlink:href="https://app.pluralsight.com/course-player?clipId=b534578c-6104-4cdb-8772-c71ed8a0d208" office:target-frame-name="psplayer" xlink:show="replace" text:style-name="Internet_20_link" text:visited-style-name="Visited_20_Internet_20_Link"><text:span text:style-name="T11">Health Checks</text:span></text:a></text:h>
      <text:p text:style-name="P5"><text:a xlink:type="simple" xlink:href="https://app.pluralsight.com/course-player?clipId=b534578c-6104-4cdb-8772-c71ed8a0d208&amp;startTime=1.04" office:target-frame-name="psplayer" xlink:show="replace" text:style-name="Internet_20_link" text:visited-style-name="Visited_20_Internet_20_Link"><text:span text:style-name="T11">In a microservices architecture,</text:span></text:a><text:span text:style-name="T13"> </text:span><text:a xlink:type="simple" xlink:href="https://app.pluralsight.com/course-player?clipId=b534578c-6104-4cdb-8772-c71ed8a0d208&amp;startTime=3.28" office:target-frame-name="psplayer" xlink:show="replace" text:style-name="Internet_20_link" text:visited-style-name="Visited_20_Internet_20_Link"><text:span text:style-name="T11">it's generally considered best practice for your</text:span></text:a><text:span text:style-name="T13"> </text:span><text:a xlink:type="simple" xlink:href="https://app.pluralsight.com/course-player?clipId=b534578c-6104-4cdb-8772-c71ed8a0d208&amp;startTime=5.91" office:target-frame-name="psplayer" xlink:show="replace" text:style-name="Internet_20_link" text:visited-style-name="Visited_20_Internet_20_Link"><text:span text:style-name="T11">microservice to expose a health check endpoint,</text:span></text:a><text:span text:style-name="T13"> </text:span><text:a xlink:type="simple" xlink:href="https://app.pluralsight.com/course-player?clipId=b534578c-6104-4cdb-8772-c71ed8a0d208&amp;startTime=10.24" office:target-frame-name="psplayer" xlink:show="replace" text:style-name="Internet_20_link" text:visited-style-name="Visited_20_Internet_20_Link"><text:span text:style-name="T11">and this can be used to report whether your</text:span></text:a><text:span text:style-name="T13"> </text:span><text:a xlink:type="simple" xlink:href="https://app.pluralsight.com/course-player?clipId=b534578c-6104-4cdb-8772-c71ed8a0d208&amp;startTime=12.05" office:target-frame-name="psplayer" xlink:show="replace" text:style-name="Internet_20_link" text:visited-style-name="Visited_20_Internet_20_Link"><text:span text:style-name="T11">microservice is running correctly or not.</text:span></text:a><text:span text:style-name="T13"> </text:span><text:a xlink:type="simple" xlink:href="https://app.pluralsight.com/course-player?clipId=b534578c-6104-4cdb-8772-c71ed8a0d208&amp;startTime=14.61" office:target-frame-name="psplayer" xlink:show="replace" text:style-name="Internet_20_link" text:visited-style-name="Visited_20_Internet_20_Link"><text:span text:style-name="T11">For example, has it started up,</text:span></text:a><text:span text:style-name="T13"> </text:span><text:a xlink:type="simple" xlink:href="https://app.pluralsight.com/course-player?clipId=b534578c-6104-4cdb-8772-c71ed8a0d208&amp;startTime=16.9" office:target-frame-name="psplayer" xlink:show="replace" text:style-name="Internet_20_link" text:visited-style-name="Visited_20_Internet_20_Link"><text:span text:style-name="T11">and is it able to successfully communicate with its downstream dependencies?</text:span></text:a><text:span text:style-name="T13"> </text:span><text:a xlink:type="simple" xlink:href="https://app.pluralsight.com/course-player?clipId=b534578c-6104-4cdb-8772-c71ed8a0d208&amp;startTime=22.74" office:target-frame-name="psplayer" xlink:show="replace" text:style-name="Internet_20_link" text:visited-style-name="Visited_20_Internet_20_Link"><text:span text:style-name="T11">And one of the key benefits of having health check endpoints is that container</text:span></text:a><text:span text:style-name="T13"> </text:span><text:a xlink:type="simple" xlink:href="https://app.pluralsight.com/course-player?clipId=b534578c-6104-4cdb-8772-c71ed8a0d208&amp;startTime=27.4" office:target-frame-name="psplayer" xlink:show="replace" text:style-name="Internet_20_link" text:visited-style-name="Visited_20_Internet_20_Link"><text:span text:style-name="T11">orchestrators like Kubernetes can use them to know whether a newly started</text:span></text:a><text:span text:style-name="T13"> </text:span><text:a xlink:type="simple" xlink:href="https://app.pluralsight.com/course-player?clipId=b534578c-6104-4cdb-8772-c71ed8a0d208&amp;startTime=32.9" office:target-frame-name="psplayer" xlink:show="replace" text:style-name="Internet_20_link" text:visited-style-name="Visited_20_Internet_20_Link"><text:span text:style-name="T11">microservice is ready to start receiving traffic,</text:span></text:a><text:span text:style-name="T13"> </text:span><text:a xlink:type="simple" xlink:href="https://app.pluralsight.com/course-player?clipId=b534578c-6104-4cdb-8772-c71ed8a0d208&amp;startTime=37.14" office:target-frame-name="psplayer" xlink:show="replace" text:style-name="Internet_20_link" text:visited-style-name="Visited_20_Internet_20_Link"><text:span text:style-name="T11">and they can also use them to detect when your microservice</text:span></text:a><text:span text:style-name="T13"> </text:span><text:a xlink:type="simple" xlink:href="https://app.pluralsight.com/course-player?clipId=b534578c-6104-4cdb-8772-c71ed8a0d208&amp;startTime=40.13" office:target-frame-name="psplayer" xlink:show="replace" text:style-name="Internet_20_link" text:visited-style-name="Visited_20_Internet_20_Link"><text:span text:style-name="T11">has a problem and needs to be restarted.</text:span></text:a><text:span text:style-name="T13"> </text:span><text:a xlink:type="simple" xlink:href="https://app.pluralsight.com/course-player?clipId=b534578c-6104-4cdb-8772-c71ed8a0d208&amp;startTime=43.94" office:target-frame-name="psplayer" xlink:show="replace" text:style-name="Internet_20_link" text:visited-style-name="Visited_20_Internet_20_Link"><text:span text:style-name="T11">Of course,</text:span></text:a><text:span text:style-name="T13"> </text:span><text:a xlink:type="simple" xlink:href="https://app.pluralsight.com/course-player?clipId=b534578c-6104-4cdb-8772-c71ed8a0d208&amp;startTime=44.48" office:target-frame-name="psplayer" xlink:show="replace" text:style-name="Internet_20_link" text:visited-style-name="Visited_20_Internet_20_Link"><text:span text:style-name="T11">when you're running Dapr on Kubernetes, for every</text:span></text:a><text:span text:style-name="T13"> </text:span><text:a xlink:type="simple" xlink:href="https://app.pluralsight.com/course-player?clipId=b534578c-6104-4cdb-8772-c71ed8a0d208&amp;startTime=47.68" office:target-frame-name="psplayer" xlink:show="replace" text:style-name="Internet_20_link" text:visited-style-name="Visited_20_Internet_20_Link"><text:span text:style-name="T11">microservice, there are two containers,</text:span></text:a><text:span text:style-name="T13"> </text:span><text:a xlink:type="simple" xlink:href="https://app.pluralsight.com/course-player?clipId=b534578c-6104-4cdb-8772-c71ed8a0d208&amp;startTime=50.84" office:target-frame-name="psplayer" xlink:show="replace" text:style-name="Internet_20_link" text:visited-style-name="Visited_20_Internet_20_Link"><text:span text:style-name="T11">your microservice itself and the Dapr sidecar, and they both run inside a</text:span></text:a><text:span text:style-name="T13"> </text:span><text:a xlink:type="simple" xlink:href="https://app.pluralsight.com/course-player?clipId=b534578c-6104-4cdb-8772-c71ed8a0d208&amp;startTime=56.7" office:target-frame-name="psplayer" xlink:show="replace" text:style-name="Internet_20_link" text:visited-style-name="Visited_20_Internet_20_Link"><text:span text:style-name="T11">Kubernetes Pod. It's your responsibility to create the health check endpoint on</text:span></text:a><text:span text:style-name="T13"> </text:span><text:a xlink:type="simple" xlink:href="https://app.pluralsight.com/course-player?clipId=b534578c-6104-4cdb-8772-c71ed8a0d208&amp;startTime=62.81" office:target-frame-name="psplayer" xlink:show="replace" text:style-name="Internet_20_link" text:visited-style-name="Visited_20_Internet_20_Link"><text:span text:style-name="T11">your microservice if you'd like Kubernetes to monitor it, and the Dapr sidecar</text:span></text:a><text:span text:style-name="T13"> </text:span><text:a xlink:type="simple" xlink:href="https://app.pluralsight.com/course-player?clipId=b534578c-6104-4cdb-8772-c71ed8a0d208&amp;startTime=68.43" office:target-frame-name="psplayer" xlink:show="replace" text:style-name="Internet_20_link" text:visited-style-name="Visited_20_Internet_20_Link"><text:span text:style-name="T11">comes with a built‑in health check endpoint.</text:span></text:a><text:span text:style-name="T13"> </text:span><text:a xlink:type="simple" xlink:href="https://app.pluralsight.com/course-player?clipId=b534578c-6104-4cdb-8772-c71ed8a0d208&amp;startTime=71.84" office:target-frame-name="psplayer" xlink:show="replace" text:style-name="Internet_20_link" text:visited-style-name="Visited_20_Internet_20_Link"><text:span text:style-name="T11">This can be accessed at v1.0/healthz,</text:span></text:a><text:span text:style-name="T13"> </text:span><text:a xlink:type="simple" xlink:href="https://app.pluralsight.com/course-player?clipId=b534578c-6104-4cdb-8772-c71ed8a0d208&amp;startTime=77.04" office:target-frame-name="psplayer" xlink:show="replace" text:style-name="Internet_20_link" text:visited-style-name="Visited_20_Internet_20_Link"><text:span text:style-name="T11">and this allows Kubernetes to determine the overall health of the Pod by</text:span></text:a><text:span text:style-name="T13"> </text:span><text:a xlink:type="simple" xlink:href="https://app.pluralsight.com/course-player?clipId=b534578c-6104-4cdb-8772-c71ed8a0d208&amp;startTime=81.35" office:target-frame-name="psplayer" xlink:show="replace" text:style-name="Internet_20_link" text:visited-style-name="Visited_20_Internet_20_Link"><text:span text:style-name="T11">calling the health check endpoints for the sidecar and for your</text:span></text:a><text:span text:style-name="T13"> </text:span><text:a xlink:type="simple" xlink:href="https://app.pluralsight.com/course-player?clipId=b534578c-6104-4cdb-8772-c71ed8a0d208&amp;startTime=85.19" office:target-frame-name="psplayer" xlink:show="replace" text:style-name="Internet_20_link" text:visited-style-name="Visited_20_Internet_20_Link"><text:span text:style-name="T11">microservice. And Kubernetes will only consider a Pod to be healthy if</text:span></text:a><text:span text:style-name="T13"> </text:span><text:a xlink:type="simple" xlink:href="https://app.pluralsight.com/course-player?clipId=b534578c-6104-4cdb-8772-c71ed8a0d208&amp;startTime=90.81" office:target-frame-name="psplayer" xlink:show="replace" text:style-name="Internet_20_link" text:visited-style-name="Visited_20_Internet_20_Link"><text:span text:style-name="T11">all of the health check endpoints for the containers running inside it report that they're healthy.</text:span></text:a></text:p>
      <text:h text:style-name="P2" text:outline-level="3"><text:a xlink:type="simple" xlink:href="https://app.pluralsight.com/course-player?clipId=97f2c622-9162-4adb-957a-9857947fb265" office:target-frame-name="psplayer" xlink:show="replace" text:style-name="Internet_20_link" text:visited-style-name="Visited_20_Internet_20_Link"><text:span text:style-name="T11">Dapr Metrics</text:span></text:a></text:h>
      <text:p text:style-name="P5"><text:a xlink:type="simple" xlink:href="https://app.pluralsight.com/course-player?clipId=97f2c622-9162-4adb-957a-9857947fb265&amp;startTime=1.04" office:target-frame-name="psplayer" xlink:show="replace" text:style-name="Internet_20_link" text:visited-style-name="Visited_20_Internet_20_Link"><text:span text:style-name="T11">Another observability benefit of Dapr is that it</text:span></text:a><text:span text:style-name="T13"> </text:span><text:a xlink:type="simple" xlink:href="https://app.pluralsight.com/course-player?clipId=97f2c622-9162-4adb-957a-9857947fb265&amp;startTime=4.38" office:target-frame-name="psplayer" xlink:show="replace" text:style-name="Internet_20_link" text:visited-style-name="Visited_20_Internet_20_Link"><text:span text:style-name="T11">exposes a Prometheus metrics endpoint.</text:span></text:a><text:span text:style-name="T13"> </text:span><text:a xlink:type="simple" xlink:href="https://app.pluralsight.com/course-player?clipId=97f2c622-9162-4adb-957a-9857947fb265&amp;startTime=8.14" office:target-frame-name="psplayer" xlink:show="replace" text:style-name="Internet_20_link" text:visited-style-name="Visited_20_Internet_20_Link"><text:span text:style-name="T11">This allows you to gain better insight into how Dapr is behaving and create</text:span></text:a><text:span text:style-name="T13"> </text:span><text:a xlink:type="simple" xlink:href="https://app.pluralsight.com/course-player?clipId=97f2c622-9162-4adb-957a-9857947fb265&amp;startTime=12.79" office:target-frame-name="psplayer" xlink:show="replace" text:style-name="Internet_20_link" text:visited-style-name="Visited_20_Internet_20_Link"><text:span text:style-name="T11">alerts that warn you if there's a problem in production.</text:span></text:a><text:span text:style-name="T13"> </text:span><text:a xlink:type="simple" xlink:href="https://app.pluralsight.com/course-player?clipId=97f2c622-9162-4adb-957a-9857947fb265&amp;startTime=16.24" office:target-frame-name="psplayer" xlink:show="replace" text:style-name="Internet_20_link" text:visited-style-name="Visited_20_Internet_20_Link"><text:span text:style-name="T11">This endpoint is configured by default and has a default port number</text:span></text:a><text:span text:style-name="T13"> </text:span><text:a xlink:type="simple" xlink:href="https://app.pluralsight.com/course-player?clipId=97f2c622-9162-4adb-957a-9857947fb265&amp;startTime=20.18" office:target-frame-name="psplayer" xlink:show="replace" text:style-name="Internet_20_link" text:visited-style-name="Visited_20_Internet_20_Link"><text:span text:style-name="T11">of 9090. And if we look here on GitHub, we can see a list of the</text:span></text:a><text:span text:style-name="T13"> </text:span><text:a xlink:type="simple" xlink:href="https://app.pluralsight.com/course-player?clipId=97f2c622-9162-4adb-957a-9857947fb265&amp;startTime=24.93" office:target-frame-name="psplayer" xlink:show="replace" text:style-name="Internet_20_link" text:visited-style-name="Visited_20_Internet_20_Link"><text:span text:style-name="T11">metrics that Dapr is able to track for us.</text:span></text:a><text:span text:style-name="T13"> </text:span><text:a xlink:type="simple" xlink:href="https://app.pluralsight.com/course-player?clipId=97f2c622-9162-4adb-957a-9857947fb265&amp;startTime=28.54" office:target-frame-name="psplayer" xlink:show="replace" text:style-name="Internet_20_link" text:visited-style-name="Visited_20_Internet_20_Link"><text:span text:style-name="T11">These include counting various failure conditions,</text:span></text:a><text:span text:style-name="T13"> </text:span><text:a xlink:type="simple" xlink:href="https://app.pluralsight.com/course-player?clipId=97f2c622-9162-4adb-957a-9857947fb265&amp;startTime=31.53" office:target-frame-name="psplayer" xlink:show="replace" text:style-name="Internet_20_link" text:visited-style-name="Visited_20_Internet_20_Link"><text:span text:style-name="T11">such as component initialization problems or MTLS authentication failures.</text:span></text:a><text:span text:style-name="T13"> </text:span><text:a xlink:type="simple" xlink:href="https://app.pluralsight.com/course-player?clipId=97f2c622-9162-4adb-957a-9857947fb265&amp;startTime=38.14" office:target-frame-name="psplayer" xlink:show="replace" text:style-name="Internet_20_link" text:visited-style-name="Visited_20_Internet_20_Link"><text:span text:style-name="T11">And it also includes several performance‑related metrics,</text:span></text:a><text:span text:style-name="T13"> </text:span><text:a xlink:type="simple" xlink:href="https://app.pluralsight.com/course-player?clipId=97f2c622-9162-4adb-957a-9857947fb265&amp;startTime=41.44" office:target-frame-name="psplayer" xlink:show="replace" text:style-name="Internet_20_link" text:visited-style-name="Visited_20_Internet_20_Link"><text:span text:style-name="T11">such as latencies for HTTP requests, and so this can be a helpful way of detecting performance issues in production.</text:span></text:a></text:p>
      <text:h text:style-name="P2" text:outline-level="3"><text:a xlink:type="simple" xlink:href="https://app.pluralsight.com/course-player?clipId=37125cdf-dd20-4380-b17c-4b795df6600b" office:target-frame-name="psplayer" xlink:show="replace" text:style-name="Internet_20_link" text:visited-style-name="Visited_20_Internet_20_Link"><text:span text:style-name="T11">Dapr Sidecar Logging</text:span></text:a></text:h>
      <text:p text:style-name="P5"><text:a xlink:type="simple" xlink:href="https://app.pluralsight.com/course-player?clipId=37125cdf-dd20-4380-b17c-4b795df6600b&amp;startTime=1.04" office:target-frame-name="psplayer" xlink:show="replace" text:style-name="Internet_20_link" text:visited-style-name="Visited_20_Internet_20_Link"><text:span text:style-name="T11">Another way that Dapr helps us with observability is that</text:span></text:a><text:span text:style-name="T13"> </text:span><text:a xlink:type="simple" xlink:href="https://app.pluralsight.com/course-player?clipId=37125cdf-dd20-4380-b17c-4b795df6600b&amp;startTime=4.69" office:target-frame-name="psplayer" xlink:show="replace" text:style-name="Internet_20_link" text:visited-style-name="Visited_20_Internet_20_Link"><text:span text:style-name="T11">each sidecar emits logging messages.</text:span></text:a><text:span text:style-name="T13"> </text:span><text:a xlink:type="simple" xlink:href="https://app.pluralsight.com/course-player?clipId=37125cdf-dd20-4380-b17c-4b795df6600b&amp;startTime=7.25" office:target-frame-name="psplayer" xlink:show="replace" text:style-name="Internet_20_link" text:visited-style-name="Visited_20_Internet_20_Link"><text:span text:style-name="T11">You've already seen these if you've run Dapr in self‑hosted mode.</text:span></text:a><text:span text:style-name="T13"> </text:span><text:a xlink:type="simple" xlink:href="https://app.pluralsight.com/course-player?clipId=37125cdf-dd20-4380-b17c-4b795df6600b&amp;startTime=11.58" office:target-frame-name="psplayer" xlink:show="replace" text:style-name="Internet_20_link" text:visited-style-name="Visited_20_Internet_20_Link"><text:span text:style-name="T11">For the most part, you can safely ignore these messages.</text:span></text:a><text:span text:style-name="T13"> </text:span><text:a xlink:type="simple" xlink:href="https://app.pluralsight.com/course-player?clipId=37125cdf-dd20-4380-b17c-4b795df6600b&amp;startTime=15.39" office:target-frame-name="psplayer" xlink:show="replace" text:style-name="Internet_20_link" text:visited-style-name="Visited_20_Internet_20_Link"><text:span text:style-name="T11">They're simply providing low‑level information about</text:span></text:a><text:span text:style-name="T13"> </text:span><text:a xlink:type="simple" xlink:href="https://app.pluralsight.com/course-player?clipId=37125cdf-dd20-4380-b17c-4b795df6600b&amp;startTime=18.55" office:target-frame-name="psplayer" xlink:show="replace" text:style-name="Internet_20_link" text:visited-style-name="Visited_20_Internet_20_Link"><text:span text:style-name="T11">what the Dapr sidecar is doing.</text:span></text:a><text:span text:style-name="T13"> </text:span><text:a xlink:type="simple" xlink:href="https://app.pluralsight.com/course-player?clipId=37125cdf-dd20-4380-b17c-4b795df6600b&amp;startTime=21.14" office:target-frame-name="psplayer" xlink:show="replace" text:style-name="Internet_20_link" text:visited-style-name="Visited_20_Internet_20_Link"><text:span text:style-name="T11">But one situation in which I find the Dapr sidecar log messages very helpful</text:span></text:a><text:span text:style-name="T13"> </text:span><text:a xlink:type="simple" xlink:href="https://app.pluralsight.com/course-player?clipId=37125cdf-dd20-4380-b17c-4b795df6600b&amp;startTime=25.61" office:target-frame-name="psplayer" xlink:show="replace" text:style-name="Internet_20_link" text:visited-style-name="Visited_20_Internet_20_Link"><text:span text:style-name="T11">is when you have problems with component configuration.</text:span></text:a><text:span text:style-name="T13"> </text:span><text:a xlink:type="simple" xlink:href="https://app.pluralsight.com/course-player?clipId=37125cdf-dd20-4380-b17c-4b795df6600b&amp;startTime=27.84" office:target-frame-name="psplayer" xlink:show="replace" text:style-name="Internet_20_link" text:visited-style-name="Visited_20_Internet_20_Link"><text:span text:style-name="T11">Maybe you made a mistake in the YAML configuration for a component,</text:span></text:a><text:span text:style-name="T13"> </text:span><text:a xlink:type="simple" xlink:href="https://app.pluralsight.com/course-player?clipId=37125cdf-dd20-4380-b17c-4b795df6600b&amp;startTime=32.74" office:target-frame-name="psplayer" xlink:show="replace" text:style-name="Internet_20_link" text:visited-style-name="Visited_20_Internet_20_Link"><text:span text:style-name="T11">or perhaps the resource you're trying to connect to is unavailable.</text:span></text:a><text:span text:style-name="T13"> </text:span><text:a xlink:type="simple" xlink:href="https://app.pluralsight.com/course-player?clipId=37125cdf-dd20-4380-b17c-4b795df6600b&amp;startTime=35.51" office:target-frame-name="psplayer" xlink:show="replace" text:style-name="Internet_20_link" text:visited-style-name="Visited_20_Internet_20_Link"><text:span text:style-name="T11">And these are the types of error that the Dapr</text:span></text:a><text:span text:style-name="T13"> </text:span><text:a xlink:type="simple" xlink:href="https://app.pluralsight.com/course-player?clipId=37125cdf-dd20-4380-b17c-4b795df6600b&amp;startTime=38.6" office:target-frame-name="psplayer" xlink:show="replace" text:style-name="Internet_20_link" text:visited-style-name="Visited_20_Internet_20_Link"><text:span text:style-name="T11">sidecar is able to report for you.</text:span></text:a><text:span text:style-name="T13"> </text:span><text:a xlink:type="simple" xlink:href="https://app.pluralsight.com/course-player?clipId=37125cdf-dd20-4380-b17c-4b795df6600b&amp;startTime=41.44" office:target-frame-name="psplayer" xlink:show="replace" text:style-name="Internet_20_link" text:visited-style-name="Visited_20_Internet_20_Link"><text:span text:style-name="T11">So if you're encountering issues, whether running in self‑hosted mode</text:span></text:a><text:span text:style-name="T13"> </text:span><text:a xlink:type="simple" xlink:href="https://app.pluralsight.com/course-player?clipId=37125cdf-dd20-4380-b17c-4b795df6600b&amp;startTime=45.06" office:target-frame-name="psplayer" xlink:show="replace" text:style-name="Internet_20_link" text:visited-style-name="Visited_20_Internet_20_Link"><text:span text:style-name="T11">or in Kubernetes, make sure that you also examine the Dapr logs, as</text:span></text:a><text:span text:style-name="T13"> </text:span><text:a xlink:type="simple" xlink:href="https://app.pluralsight.com/course-player?clipId=37125cdf-dd20-4380-b17c-4b795df6600b&amp;startTime=49.74" office:target-frame-name="psplayer" xlink:show="replace" text:style-name="Internet_20_link" text:visited-style-name="Visited_20_Internet_20_Link"><text:span text:style-name="T11">well as the logs from your own application.</text:span></text:a><text:span text:style-name="T13"> </text:span><text:a xlink:type="simple" xlink:href="https://app.pluralsight.com/course-player?clipId=37125cdf-dd20-4380-b17c-4b795df6600b&amp;startTime=52.54" office:target-frame-name="psplayer" xlink:show="replace" text:style-name="Internet_20_link" text:visited-style-name="Visited_20_Internet_20_Link"><text:span text:style-name="T11">The logs from Dapr can be configured to be logged in JSON</text:span></text:a><text:span text:style-name="T13"> </text:span><text:a xlink:type="simple" xlink:href="https://app.pluralsight.com/course-player?clipId=37125cdf-dd20-4380-b17c-4b795df6600b&amp;startTime=55.9" office:target-frame-name="psplayer" xlink:show="replace" text:style-name="Internet_20_link" text:visited-style-name="Visited_20_Internet_20_Link"><text:span text:style-name="T11">format, and you can direct them to log collectors such as</text:span></text:a><text:span text:style-name="T13"> </text:span><text:a xlink:type="simple" xlink:href="https://app.pluralsight.com/course-player?clipId=37125cdf-dd20-4380-b17c-4b795df6600b&amp;startTime=59.75" office:target-frame-name="psplayer" xlink:show="replace" text:style-name="Internet_20_link" text:visited-style-name="Visited_20_Internet_20_Link"><text:span text:style-name="T11">Fluentd or Elasticsearch. And once again,</text:span></text:a><text:span text:style-name="T13"> </text:span><text:a xlink:type="simple" xlink:href="https://app.pluralsight.com/course-player?clipId=37125cdf-dd20-4380-b17c-4b795df6600b&amp;startTime=63.26" office:target-frame-name="psplayer" xlink:show="replace" text:style-name="Internet_20_link" text:visited-style-name="Visited_20_Internet_20_Link"><text:span text:style-name="T11">the Dapr documentation is the place to go to find out how to configure this for the systems that you want to integrate with.</text:span></text:a></text:p>
      <text:h text:style-name="P2" text:outline-level="3"><text:soft-page-break/><text:a xlink:type="simple" xlink:href="https://app.pluralsight.com/course-player?clipId=2c83ea99-4d2f-4c1c-8b8b-41da9e36fc16" office:target-frame-name="psplayer" xlink:show="replace" text:style-name="Internet_20_link" text:visited-style-name="Visited_20_Internet_20_Link"><text:span text:style-name="T11">Demo: Dapr Dashboard</text:span></text:a></text:h>
      <text:p text:style-name="P5"><text:a xlink:type="simple" xlink:href="https://app.pluralsight.com/course-player?clipId=2c83ea99-4d2f-4c1c-8b8b-41da9e36fc16&amp;startTime=1.04" office:target-frame-name="psplayer" xlink:show="replace" text:style-name="Internet_20_link" text:visited-style-name="Visited_20_Internet_20_Link"><text:span text:style-name="T11">Another great feature that we can use to help us with</text:span></text:a><text:span text:style-name="T13"> </text:span><text:a xlink:type="simple" xlink:href="https://app.pluralsight.com/course-player?clipId=2c83ea99-4d2f-4c1c-8b8b-41da9e36fc16&amp;startTime=4.02" office:target-frame-name="psplayer" xlink:show="replace" text:style-name="Internet_20_link" text:visited-style-name="Visited_20_Internet_20_Link"><text:span text:style-name="T11">observability is the Dapr dashboard.</text:span></text:a><text:span text:style-name="T13"> </text:span><text:a xlink:type="simple" xlink:href="https://app.pluralsight.com/course-player?clipId=2c83ea99-4d2f-4c1c-8b8b-41da9e36fc16&amp;startTime=7.44" office:target-frame-name="psplayer" xlink:show="replace" text:style-name="Internet_20_link" text:visited-style-name="Visited_20_Internet_20_Link"><text:span text:style-name="T11">This is a web‑based user interface for Dapr,</text:span></text:a><text:span text:style-name="T13"> </text:span><text:a xlink:type="simple" xlink:href="https://app.pluralsight.com/course-player?clipId=2c83ea99-4d2f-4c1c-8b8b-41da9e36fc16&amp;startTime=10.34" office:target-frame-name="psplayer" xlink:show="replace" text:style-name="Internet_20_link" text:visited-style-name="Visited_20_Internet_20_Link"><text:span text:style-name="T11">allowing you to see useful information about the Dapr components,</text:span></text:a><text:span text:style-name="T13"> </text:span><text:a xlink:type="simple" xlink:href="https://app.pluralsight.com/course-player?clipId=2c83ea99-4d2f-4c1c-8b8b-41da9e36fc16&amp;startTime=14.49" office:target-frame-name="psplayer" xlink:show="replace" text:style-name="Internet_20_link" text:visited-style-name="Visited_20_Internet_20_Link"><text:span text:style-name="T11">configuration, and applications that you're running.</text:span></text:a><text:span text:style-name="T13"> </text:span><text:a xlink:type="simple" xlink:href="https://app.pluralsight.com/course-player?clipId=2c83ea99-4d2f-4c1c-8b8b-41da9e36fc16&amp;startTime=18.54" office:target-frame-name="psplayer" xlink:show="replace" text:style-name="Internet_20_link" text:visited-style-name="Visited_20_Internet_20_Link"><text:span text:style-name="T11">The Dapr dashboards, like the rest of Dapr, is open source, and its repository</text:span></text:a><text:span text:style-name="T13"> </text:span><text:a xlink:type="simple" xlink:href="https://app.pluralsight.com/course-player?clipId=2c83ea99-4d2f-4c1c-8b8b-41da9e36fc16&amp;startTime=23.67" office:target-frame-name="psplayer" xlink:show="replace" text:style-name="Internet_20_link" text:visited-style-name="Visited_20_Internet_20_Link"><text:span text:style-name="T11">can be found here on GitHub, which is a good place to start learning more about</text:span></text:a><text:span text:style-name="T13"> </text:span><text:a xlink:type="simple" xlink:href="https://app.pluralsight.com/course-player?clipId=2c83ea99-4d2f-4c1c-8b8b-41da9e36fc16&amp;startTime=28.12" office:target-frame-name="psplayer" xlink:show="replace" text:style-name="Internet_20_link" text:visited-style-name="Visited_20_Internet_20_Link"><text:span text:style-name="T11">its capabilities and make any feature requests.</text:span></text:a><text:span text:style-name="T13"> </text:span><text:a xlink:type="simple" xlink:href="https://app.pluralsight.com/course-player?clipId=2c83ea99-4d2f-4c1c-8b8b-41da9e36fc16&amp;startTime=32.04" office:target-frame-name="psplayer" xlink:show="replace" text:style-name="Internet_20_link" text:visited-style-name="Visited_20_Internet_20_Link"><text:span text:style-name="T11">It's very easy to get started with, and you can see here on the GitHub</text:span></text:a><text:span text:style-name="T13"> </text:span><text:a xlink:type="simple" xlink:href="https://app.pluralsight.com/course-player?clipId=2c83ea99-4d2f-4c1c-8b8b-41da9e36fc16&amp;startTime=36.17" office:target-frame-name="psplayer" xlink:show="replace" text:style-name="Internet_20_link" text:visited-style-name="Visited_20_Internet_20_Link"><text:span text:style-name="T11">page the instructions for launching the dashboard.</text:span></text:a><text:span text:style-name="T13"> </text:span><text:a xlink:type="simple" xlink:href="https://app.pluralsight.com/course-player?clipId=2c83ea99-4d2f-4c1c-8b8b-41da9e36fc16&amp;startTime=39.74" office:target-frame-name="psplayer" xlink:show="replace" text:style-name="Internet_20_link" text:visited-style-name="Visited_20_Internet_20_Link"><text:span text:style-name="T11">We've already got the Dapr CLI installed, so all we need to</text:span></text:a><text:span text:style-name="T13"> </text:span><text:a xlink:type="simple" xlink:href="https://app.pluralsight.com/course-player?clipId=2c83ea99-4d2f-4c1c-8b8b-41da9e36fc16&amp;startTime=43.06" office:target-frame-name="psplayer" xlink:show="replace" text:style-name="Internet_20_link" text:visited-style-name="Visited_20_Internet_20_Link"><text:span text:style-name="T11">do is run the dapr dashboard command.</text:span></text:a><text:span text:style-name="T13"> </text:span><text:a xlink:type="simple" xlink:href="https://app.pluralsight.com/course-player?clipId=2c83ea99-4d2f-4c1c-8b8b-41da9e36fc16&amp;startTime=46.34" office:target-frame-name="psplayer" xlink:show="replace" text:style-name="Internet_20_link" text:visited-style-name="Visited_20_Internet_20_Link"><text:span text:style-name="T11">If you want to run the dashboard against Kubernetes, you also need to</text:span></text:a><text:span text:style-name="T13"> </text:span><text:a xlink:type="simple" xlink:href="https://app.pluralsight.com/course-player?clipId=2c83ea99-4d2f-4c1c-8b8b-41da9e36fc16&amp;startTime=50.01" office:target-frame-name="psplayer" xlink:show="replace" text:style-name="Internet_20_link" text:visited-style-name="Visited_20_Internet_20_Link"><text:span text:style-name="T11">pass the ‑k switch and, optionally, the ‑n switch to specify the</text:span></text:a><text:span text:style-name="T13"> </text:span><text:a xlink:type="simple" xlink:href="https://app.pluralsight.com/course-player?clipId=2c83ea99-4d2f-4c1c-8b8b-41da9e36fc16&amp;startTime=56.1" office:target-frame-name="psplayer" xlink:show="replace" text:style-name="Internet_20_link" text:visited-style-name="Visited_20_Internet_20_Link"><text:span text:style-name="T11">Kubernetes namespace you installed Dapr in.</text:span></text:a><text:span text:style-name="T13"> </text:span><text:a xlink:type="simple" xlink:href="https://app.pluralsight.com/course-player?clipId=2c83ea99-4d2f-4c1c-8b8b-41da9e36fc16&amp;startTime=59.84" office:target-frame-name="psplayer" xlink:show="replace" text:style-name="Internet_20_link" text:visited-style-name="Visited_20_Internet_20_Link"><text:span text:style-name="T11">Let's take a look at the Dapr dashboard on a Kubernetes installation of</text:span></text:a><text:span text:style-name="T13"> </text:span><text:a xlink:type="simple" xlink:href="https://app.pluralsight.com/course-player?clipId=2c83ea99-4d2f-4c1c-8b8b-41da9e36fc16&amp;startTime=64.18" office:target-frame-name="psplayer" xlink:show="replace" text:style-name="Internet_20_link" text:visited-style-name="Visited_20_Internet_20_Link"><text:span text:style-name="T11">GloboTicket. I'll launch it with dapr dashboard ‑k, and it shows me the URL</text:span></text:a><text:span text:style-name="T13"> </text:span><text:a xlink:type="simple" xlink:href="https://app.pluralsight.com/course-player?clipId=2c83ea99-4d2f-4c1c-8b8b-41da9e36fc16&amp;startTime=70.49" office:target-frame-name="psplayer" xlink:show="replace" text:style-name="Internet_20_link" text:visited-style-name="Visited_20_Internet_20_Link"><text:span text:style-name="T11">it's running on, which is localhost 8080. And, of course, what's happening</text:span></text:a><text:span text:style-name="T13"> </text:span><text:a xlink:type="simple" xlink:href="https://app.pluralsight.com/course-player?clipId=2c83ea99-4d2f-4c1c-8b8b-41da9e36fc16&amp;startTime=75.62" office:target-frame-name="psplayer" xlink:show="replace" text:style-name="Internet_20_link" text:visited-style-name="Visited_20_Internet_20_Link"><text:span text:style-name="T11">here is that I'm essentially port forwarding from my local machine onto the</text:span></text:a><text:span text:style-name="T13"> </text:span><text:a xlink:type="simple" xlink:href="https://app.pluralsight.com/course-player?clipId=2c83ea99-4d2f-4c1c-8b8b-41da9e36fc16&amp;startTime=80.04" office:target-frame-name="psplayer" xlink:show="replace" text:style-name="Internet_20_link" text:visited-style-name="Visited_20_Internet_20_Link"><text:span text:style-name="T11">Kubernetes cluster. Here we can see it's showing me the version of the Dapr</text:span></text:a><text:span text:style-name="T13"> </text:span><text:a xlink:type="simple" xlink:href="https://app.pluralsight.com/course-player?clipId=2c83ea99-4d2f-4c1c-8b8b-41da9e36fc16&amp;startTime=85.06" office:target-frame-name="psplayer" xlink:show="replace" text:style-name="Internet_20_link" text:visited-style-name="Visited_20_Internet_20_Link"><text:span text:style-name="T11">control plane that I have installed and that my Dapr installation is</text:span></text:a><text:span text:style-name="T13"> </text:span><text:a xlink:type="simple" xlink:href="https://app.pluralsight.com/course-player?clipId=2c83ea99-4d2f-4c1c-8b8b-41da9e36fc16&amp;startTime=89.25" office:target-frame-name="psplayer" xlink:show="replace" text:style-name="Internet_20_link" text:visited-style-name="Visited_20_Internet_20_Link"><text:span text:style-name="T11">healthy.</text:span></text:a><text:span text:style-name="T13"> </text:span><text:a xlink:type="simple" xlink:href="https://app.pluralsight.com/course-player?clipId=2c83ea99-4d2f-4c1c-8b8b-41da9e36fc16&amp;startTime=90.64" office:target-frame-name="psplayer" xlink:show="replace" text:style-name="Internet_20_link" text:visited-style-name="Visited_20_Internet_20_Link"><text:span text:style-name="T11">It's also showing me the Dapr applications that I have</text:span></text:a><text:span text:style-name="T13"> </text:span><text:a xlink:type="simple" xlink:href="https://app.pluralsight.com/course-player?clipId=2c83ea99-4d2f-4c1c-8b8b-41da9e36fc16&amp;startTime=93.75" office:target-frame-name="psplayer" xlink:show="replace" text:style-name="Internet_20_link" text:visited-style-name="Visited_20_Internet_20_Link"><text:span text:style-name="T11">running. These are our three microservices,</text:span></text:a><text:span text:style-name="T13"> </text:span><text:a xlink:type="simple" xlink:href="https://app.pluralsight.com/course-player?clipId=2c83ea99-4d2f-4c1c-8b8b-41da9e36fc16&amp;startTime=97.18" office:target-frame-name="psplayer" xlink:show="replace" text:style-name="Internet_20_link" text:visited-style-name="Visited_20_Internet_20_Link"><text:span text:style-name="T11">the catalog, frontend, and ordering microservices.</text:span></text:a><text:span text:style-name="T13"> </text:span><text:a xlink:type="simple" xlink:href="https://app.pluralsight.com/course-player?clipId=2c83ea99-4d2f-4c1c-8b8b-41da9e36fc16&amp;startTime=101.24" office:target-frame-name="psplayer" xlink:show="replace" text:style-name="Internet_20_link" text:visited-style-name="Visited_20_Internet_20_Link"><text:span text:style-name="T11">I can navigate into one of these Dapr applications, such as the catalog</text:span></text:a><text:span text:style-name="T13"> </text:span><text:a xlink:type="simple" xlink:href="https://app.pluralsight.com/course-player?clipId=2c83ea99-4d2f-4c1c-8b8b-41da9e36fc16&amp;startTime=105.47" office:target-frame-name="psplayer" xlink:show="replace" text:style-name="Internet_20_link" text:visited-style-name="Visited_20_Internet_20_Link"><text:span text:style-name="T11">microservice, and see some useful information about it, such as its</text:span></text:a><text:span text:style-name="T13"> </text:span><text:a xlink:type="simple" xlink:href="https://app.pluralsight.com/course-player?clipId=2c83ea99-4d2f-4c1c-8b8b-41da9e36fc16&amp;startTime=109.93" office:target-frame-name="psplayer" xlink:show="replace" text:style-name="Internet_20_link" text:visited-style-name="Visited_20_Internet_20_Link"><text:span text:style-name="T11">application ID and Dapr HTTP port number. And you can see that there are</text:span></text:a><text:span text:style-name="T13"> </text:span><text:a xlink:type="simple" xlink:href="https://app.pluralsight.com/course-player?clipId=2c83ea99-4d2f-4c1c-8b8b-41da9e36fc16&amp;startTime=115.08" office:target-frame-name="psplayer" xlink:show="replace" text:style-name="Internet_20_link" text:visited-style-name="Visited_20_Internet_20_Link"><text:span text:style-name="T11">several other views, such as Metadata, which is showing us the</text:span></text:a><text:span text:style-name="T13"> </text:span><text:a xlink:type="simple" xlink:href="https://app.pluralsight.com/course-player?clipId=2c83ea99-4d2f-4c1c-8b8b-41da9e36fc16&amp;startTime=118.83" office:target-frame-name="psplayer" xlink:show="replace" text:style-name="Internet_20_link" text:visited-style-name="Visited_20_Internet_20_Link"><text:span text:style-name="T11">annotations on this application.</text:span></text:a><text:span text:style-name="T13"> </text:span><text:a xlink:type="simple" xlink:href="https://app.pluralsight.com/course-player?clipId=2c83ea99-4d2f-4c1c-8b8b-41da9e36fc16&amp;startTime=121.54" office:target-frame-name="psplayer" xlink:show="replace" text:style-name="Internet_20_link" text:visited-style-name="Visited_20_Internet_20_Link"><text:span text:style-name="T11">The Configuration tab shows us the full Kubernetes Pod configuration, which</text:span></text:a><text:span text:style-name="T13"> </text:span><text:a xlink:type="simple" xlink:href="https://app.pluralsight.com/course-player?clipId=2c83ea99-4d2f-4c1c-8b8b-41da9e36fc16&amp;startTime=126.55" office:target-frame-name="psplayer" xlink:show="replace" text:style-name="Internet_20_link" text:visited-style-name="Visited_20_Internet_20_Link"><text:span text:style-name="T11">includes lots of useful information, such as all of the environment</text:span></text:a><text:span text:style-name="T13"> </text:span><text:a xlink:type="simple" xlink:href="https://app.pluralsight.com/course-player?clipId=2c83ea99-4d2f-4c1c-8b8b-41da9e36fc16&amp;startTime=130.34" office:target-frame-name="psplayer" xlink:show="replace" text:style-name="Internet_20_link" text:visited-style-name="Visited_20_Internet_20_Link"><text:span text:style-name="T11">variables that have been configured for our containers. But perhaps most</text:span></text:a><text:span text:style-name="T13"> </text:span><text:a xlink:type="simple" xlink:href="https://app.pluralsight.com/course-player?clipId=2c83ea99-4d2f-4c1c-8b8b-41da9e36fc16&amp;startTime=134.66" office:target-frame-name="psplayer" xlink:show="replace" text:style-name="Internet_20_link" text:visited-style-name="Visited_20_Internet_20_Link"><text:span text:style-name="T11">useful of all for troubleshooting is the Logs tab. Here we can access the</text:span></text:a><text:span text:style-name="T13"> </text:span><text:a xlink:type="simple" xlink:href="https://app.pluralsight.com/course-player?clipId=2c83ea99-4d2f-4c1c-8b8b-41da9e36fc16&amp;startTime=139.51" office:target-frame-name="psplayer" xlink:show="replace" text:style-name="Internet_20_link" text:visited-style-name="Visited_20_Internet_20_Link"><text:span text:style-name="T11">logs from both the sidecar, which is this container called daprd, and our</text:span></text:a><text:span text:style-name="T13"> </text:span><text:a xlink:type="simple" xlink:href="https://app.pluralsight.com/course-player?clipId=2c83ea99-4d2f-4c1c-8b8b-41da9e36fc16&amp;startTime=145.53" office:target-frame-name="psplayer" xlink:show="replace" text:style-name="Internet_20_link" text:visited-style-name="Visited_20_Internet_20_Link"><text:span text:style-name="T11">microservice itself, which we can access by changing the container to</text:span></text:a><text:span text:style-name="T13"> </text:span><text:a xlink:type="simple" xlink:href="https://app.pluralsight.com/course-player?clipId=2c83ea99-4d2f-4c1c-8b8b-41da9e36fc16&amp;startTime=149.94" office:target-frame-name="psplayer" xlink:show="replace" text:style-name="Internet_20_link" text:visited-style-name="Visited_20_Internet_20_Link"><text:span text:style-name="T11">catalog. And we can even get it to highlight a keyword that we're looking</text:span></text:a><text:span text:style-name="T13"> </text:span><text:a xlink:type="simple" xlink:href="https://app.pluralsight.com/course-player?clipId=2c83ea99-4d2f-4c1c-8b8b-41da9e36fc16&amp;startTime=154.3" office:target-frame-name="psplayer" xlink:show="replace" text:style-name="Internet_20_link" text:visited-style-name="Visited_20_Internet_20_Link"><text:span text:style-name="T11">for in the logs. So I can look for the word scheduled, for example. Let's</text:span></text:a><text:span text:style-name="T13"> </text:span><text:a xlink:type="simple" xlink:href="https://app.pluralsight.com/course-player?clipId=2c83ea99-4d2f-4c1c-8b8b-41da9e36fc16&amp;startTime=160.15" office:target-frame-name="psplayer" xlink:show="replace" text:style-name="Internet_20_link" text:visited-style-name="Visited_20_Internet_20_Link"><text:span text:style-name="T11">go back to the home page and follow this More Information link.</text:span></text:a><text:span text:style-name="T13"> </text:span><text:a xlink:type="simple" xlink:href="https://app.pluralsight.com/course-player?clipId=2c83ea99-4d2f-4c1c-8b8b-41da9e36fc16&amp;startTime=164.94" office:target-frame-name="psplayer" xlink:show="replace" text:style-name="Internet_20_link" text:visited-style-name="Visited_20_Internet_20_Link"><text:span text:style-name="T11">This takes us to a view that shows us the Dapr services that are</text:span></text:a><text:span text:style-name="T13"> </text:span><text:a xlink:type="simple" xlink:href="https://app.pluralsight.com/course-player?clipId=2c83ea99-4d2f-4c1c-8b8b-41da9e36fc16&amp;startTime=168.3" office:target-frame-name="psplayer" xlink:show="replace" text:style-name="Internet_20_link" text:visited-style-name="Visited_20_Internet_20_Link"><text:span text:style-name="T11">running in our cluster and allows us to check what version they are</text:span></text:a><text:span text:style-name="T13"> </text:span><text:a xlink:type="simple" xlink:href="https://app.pluralsight.com/course-player?clipId=2c83ea99-4d2f-4c1c-8b8b-41da9e36fc16&amp;startTime=172.81" office:target-frame-name="psplayer" xlink:show="replace" text:style-name="Internet_20_link" text:visited-style-name="Visited_20_Internet_20_Link"><text:span text:style-name="T11">and ensure that they're all healthy.</text:span></text:a><text:span text:style-name="T13"> </text:span><text:a xlink:type="simple" xlink:href="https://app.pluralsight.com/course-player?clipId=2c83ea99-4d2f-4c1c-8b8b-41da9e36fc16&amp;startTime=175.34" office:target-frame-name="psplayer" xlink:show="replace" text:style-name="Internet_20_link" text:visited-style-name="Visited_20_Internet_20_Link"><text:span text:style-name="T11">Another view we can access is the Dapr Components view. This shows us all</text:span></text:a><text:span text:style-name="T13"> </text:span><text:a xlink:type="simple" xlink:href="https://app.pluralsight.com/course-player?clipId=2c83ea99-4d2f-4c1c-8b8b-41da9e36fc16&amp;startTime=180.4" office:target-frame-name="psplayer" xlink:show="replace" text:style-name="Internet_20_link" text:visited-style-name="Visited_20_Internet_20_Link"><text:span text:style-name="T11">of the components that we've configured. And you can see here that we've</text:span></text:a><text:span text:style-name="T13"> </text:span><text:a xlink:type="simple" xlink:href="https://app.pluralsight.com/course-player?clipId=2c83ea99-4d2f-4c1c-8b8b-41da9e36fc16&amp;startTime=184.18" office:target-frame-name="psplayer" xlink:show="replace" text:style-name="Internet_20_link" text:visited-style-name="Visited_20_Internet_20_Link"><text:span text:style-name="T11">got an Azure Service Bus pub/sub component, a cron binding for our</text:span></text:a><text:span text:style-name="T13"> </text:span><text:a xlink:type="simple" xlink:href="https://app.pluralsight.com/course-player?clipId=2c83ea99-4d2f-4c1c-8b8b-41da9e36fc16&amp;startTime=188.96" office:target-frame-name="psplayer" xlink:show="replace" text:style-name="Internet_20_link" text:visited-style-name="Visited_20_Internet_20_Link"><text:span text:style-name="T11">scheduled task, an SMTP binding to send email, and an Azure Blob storage</text:span></text:a><text:span text:style-name="T13"> </text:span><text:a xlink:type="simple" xlink:href="https://app.pluralsight.com/course-player?clipId=2c83ea99-4d2f-4c1c-8b8b-41da9e36fc16&amp;startTime=194.77" office:target-frame-name="psplayer" xlink:show="replace" text:style-name="Internet_20_link" text:visited-style-name="Visited_20_Internet_20_Link"><text:span text:style-name="T11">binding for our state store. And I can drill into one of these bindings to</text:span></text:a><text:span text:style-name="T13"> </text:span><text:a xlink:type="simple" xlink:href="https://app.pluralsight.com/course-player?clipId=2c83ea99-4d2f-4c1c-8b8b-41da9e36fc16&amp;startTime=200.04" office:target-frame-name="psplayer" xlink:show="replace" text:style-name="Internet_20_link" text:visited-style-name="Visited_20_Internet_20_Link"><text:span text:style-name="T11">see additional information, including the YAML component configuration.</text:span></text:a><text:span text:style-name="T13"> </text:span><text:a xlink:type="simple" xlink:href="https://app.pluralsight.com/course-player?clipId=2c83ea99-4d2f-4c1c-8b8b-41da9e36fc16&amp;startTime=205.84" office:target-frame-name="psplayer" xlink:show="replace" text:style-name="Internet_20_link" text:visited-style-name="Visited_20_Internet_20_Link"><text:span text:style-name="T11">Finally,</text:span></text:a><text:span text:style-name="T13"> </text:span><text:a xlink:type="simple" xlink:href="https://app.pluralsight.com/course-player?clipId=2c83ea99-4d2f-4c1c-8b8b-41da9e36fc16&amp;startTime=206.45" office:target-frame-name="psplayer" xlink:show="replace" text:style-name="Internet_20_link" text:visited-style-name="Visited_20_Internet_20_Link"><text:span text:style-name="T11">there's a view of Dapr Configurations. In here, we can see not only the default</text:span></text:a><text:span text:style-name="T13"> </text:span><text:a xlink:type="simple" xlink:href="https://app.pluralsight.com/course-player?clipId=2c83ea99-4d2f-4c1c-8b8b-41da9e36fc16&amp;startTime=212.2" office:target-frame-name="psplayer" xlink:show="replace" text:style-name="Internet_20_link" text:visited-style-name="Visited_20_Internet_20_Link"><text:span text:style-name="T11">daprsystem configuration, but also the appconfig configuration file that I</text:span></text:a><text:span text:style-name="T13"> </text:span><text:a xlink:type="simple" xlink:href="https://app.pluralsight.com/course-player?clipId=2c83ea99-4d2f-4c1c-8b8b-41da9e36fc16&amp;startTime=217.59" office:target-frame-name="psplayer" xlink:show="replace" text:style-name="Internet_20_link" text:visited-style-name="Visited_20_Internet_20_Link"><text:span text:style-name="T11">showed you earlier. Here we can see that all three of our microservices have</text:span></text:a><text:span text:style-name="T13"> </text:span><text:a xlink:type="simple" xlink:href="https://app.pluralsight.com/course-player?clipId=2c83ea99-4d2f-4c1c-8b8b-41da9e36fc16&amp;startTime=222.63" office:target-frame-name="psplayer" xlink:show="replace" text:style-name="Internet_20_link" text:visited-style-name="Visited_20_Internet_20_Link"><text:span text:style-name="T11">been configured to use this appconfig configuration. And if we look at the YAML</text:span></text:a><text:span text:style-name="T13"> </text:span><text:a xlink:type="simple" xlink:href="https://app.pluralsight.com/course-player?clipId=2c83ea99-4d2f-4c1c-8b8b-41da9e36fc16&amp;startTime=228.74" office:target-frame-name="psplayer" xlink:show="replace" text:style-name="Internet_20_link" text:visited-style-name="Visited_20_Internet_20_Link"><text:span text:style-name="T11">for the component configuration,</text:span></text:a><text:span text:style-name="T13"> </text:span><text:a xlink:type="simple" xlink:href="https://app.pluralsight.com/course-player?clipId=2c83ea99-4d2f-4c1c-8b8b-41da9e36fc16&amp;startTime=230.71" office:target-frame-name="psplayer" xlink:show="replace" text:style-name="Internet_20_link" text:visited-style-name="Visited_20_Internet_20_Link"><text:span text:style-name="T11">we can see that this includes setting up the Zipkin tracing,</text:span></text:a><text:span text:style-name="T13"> </text:span><text:a xlink:type="simple" xlink:href="https://app.pluralsight.com/course-player?clipId=2c83ea99-4d2f-4c1c-8b8b-41da9e36fc16&amp;startTime=234.55" office:target-frame-name="psplayer" xlink:show="replace" text:style-name="Internet_20_link" text:visited-style-name="Visited_20_Internet_20_Link"><text:span text:style-name="T11">which is what we're going to be using in our next demo.</text:span></text:a><text:span text:style-name="T13"> </text:span><text:a xlink:type="simple" xlink:href="https://app.pluralsight.com/course-player?clipId=2c83ea99-4d2f-4c1c-8b8b-41da9e36fc16&amp;startTime=238.14" office:target-frame-name="psplayer" xlink:show="replace" text:style-name="Internet_20_link" text:visited-style-name="Visited_20_Internet_20_Link"><text:span text:style-name="T11">As you can see,</text:span></text:a><text:span text:style-name="T13"> </text:span><text:a xlink:type="simple" xlink:href="https://app.pluralsight.com/course-player?clipId=2c83ea99-4d2f-4c1c-8b8b-41da9e36fc16&amp;startTime=238.97" office:target-frame-name="psplayer" xlink:show="replace" text:style-name="Internet_20_link" text:visited-style-name="Visited_20_Internet_20_Link"><text:span text:style-name="T11">the Dapr dashboard is a really powerful way of getting insight into the overall health of both Dapr and your own microservices.</text:span></text:a></text:p>
      <text:h text:style-name="P2" text:outline-level="3"><text:a xlink:type="simple" xlink:href="https://app.pluralsight.com/course-player?clipId=cf59745e-6869-460b-8fb6-863ce14ea2df" office:target-frame-name="psplayer" xlink:show="replace" text:style-name="Internet_20_link" text:visited-style-name="Visited_20_Internet_20_Link"><text:span text:style-name="T11">Demo: Distributed Tracing with Zipkin</text:span></text:a></text:h>
      <text:p text:style-name="P5"><text:a xlink:type="simple" xlink:href="https://app.pluralsight.com/course-player?clipId=cf59745e-6869-460b-8fb6-863ce14ea2df&amp;startTime=1.24" office:target-frame-name="psplayer" xlink:show="replace" text:style-name="Internet_20_link" text:visited-style-name="Visited_20_Internet_20_Link"><text:span text:style-name="T11">In this demo, we'll see how the distributed tracing in Dapr works by</text:span></text:a><text:span text:style-name="T13"> </text:span><text:a xlink:type="simple" xlink:href="https://app.pluralsight.com/course-player?clipId=cf59745e-6869-460b-8fb6-863ce14ea2df&amp;startTime=6.53" office:target-frame-name="psplayer" xlink:show="replace" text:style-name="Internet_20_link" text:visited-style-name="Visited_20_Internet_20_Link"><text:span text:style-name="T11">configuring tracing and viewing some of those traces in Zipkin.</text:span></text:a><text:span text:style-name="T13"> </text:span><text:a xlink:type="simple" xlink:href="https://app.pluralsight.com/course-player?clipId=cf59745e-6869-460b-8fb6-863ce14ea2df&amp;startTime=11.84" office:target-frame-name="psplayer" xlink:show="replace" text:style-name="Internet_20_link" text:visited-style-name="Visited_20_Internet_20_Link"><text:span text:style-name="T11">Let's start off by looking at how I've configured tracing </text:span></text:a><text:soft-page-break/><text:a xlink:type="simple" xlink:href="https://app.pluralsight.com/course-player?clipId=cf59745e-6869-460b-8fb6-863ce14ea2df&amp;startTime=11.84" office:target-frame-name="psplayer" xlink:show="replace" text:style-name="Internet_20_link" text:visited-style-name="Visited_20_Internet_20_Link"><text:span text:style-name="T11">with Dapr. Here,</text:span></text:a><text:span text:style-name="T13"> </text:span><text:a xlink:type="simple" xlink:href="https://app.pluralsight.com/course-player?clipId=cf59745e-6869-460b-8fb6-863ce14ea2df&amp;startTime=15.91" office:target-frame-name="psplayer" xlink:show="replace" text:style-name="Internet_20_link" text:visited-style-name="Visited_20_Internet_20_Link"><text:span text:style-name="T11">we're looking at my appconfig file, which we've discussed already. And I</text:span></text:a><text:span text:style-name="T13"> </text:span><text:a xlink:type="simple" xlink:href="https://app.pluralsight.com/course-player?clipId=cf59745e-6869-460b-8fb6-863ce14ea2df&amp;startTime=20.77" office:target-frame-name="psplayer" xlink:show="replace" text:style-name="Internet_20_link" text:visited-style-name="Visited_20_Internet_20_Link"><text:span text:style-name="T11">explained that the samplingRate of 1 means that we're going to capture all</text:span></text:a><text:span text:style-name="T13"> </text:span><text:a xlink:type="simple" xlink:href="https://app.pluralsight.com/course-player?clipId=cf59745e-6869-460b-8fb6-863ce14ea2df&amp;startTime=25.21" office:target-frame-name="psplayer" xlink:show="replace" text:style-name="Internet_20_link" text:visited-style-name="Visited_20_Internet_20_Link"><text:span text:style-name="T11">traces, and we're using the Zipkin protocol and sending these traces to the</text:span></text:a><text:span text:style-name="T13"> </text:span><text:a xlink:type="simple" xlink:href="https://app.pluralsight.com/course-player?clipId=cf59745e-6869-460b-8fb6-863ce14ea2df&amp;startTime=30.62" office:target-frame-name="psplayer" xlink:show="replace" text:style-name="Internet_20_link" text:visited-style-name="Visited_20_Internet_20_Link"><text:span text:style-name="T11">zipkin container that's running on our cluster. And here in the</text:span></text:a><text:span text:style-name="T13"> </text:span><text:a xlink:type="simple" xlink:href="https://app.pluralsight.com/course-player?clipId=cf59745e-6869-460b-8fb6-863ce14ea2df&amp;startTime=35.13" office:target-frame-name="psplayer" xlink:show="replace" text:style-name="Internet_20_link" text:visited-style-name="Visited_20_Internet_20_Link"><text:span text:style-name="T11">aks‑deploy.ps script, which has got all of the commands that I used to</text:span></text:a><text:span text:style-name="T13"> </text:span><text:a xlink:type="simple" xlink:href="https://app.pluralsight.com/course-player?clipId=cf59745e-6869-460b-8fb6-863ce14ea2df&amp;startTime=40.02" office:target-frame-name="psplayer" xlink:show="replace" text:style-name="Internet_20_link" text:visited-style-name="Visited_20_Internet_20_Link"><text:span text:style-name="T11">deploy GloboTicket into Azure, you can see here is the bit that creates our</text:span></text:a><text:span text:style-name="T13"> </text:span><text:a xlink:type="simple" xlink:href="https://app.pluralsight.com/course-player?clipId=cf59745e-6869-460b-8fb6-863ce14ea2df&amp;startTime=45.74" office:target-frame-name="psplayer" xlink:show="replace" text:style-name="Internet_20_link" text:visited-style-name="Visited_20_Internet_20_Link"><text:span text:style-name="T11">Zipkin container.</text:span></text:a><text:span text:style-name="T13"> </text:span><text:a xlink:type="simple" xlink:href="https://app.pluralsight.com/course-player?clipId=cf59745e-6869-460b-8fb6-863ce14ea2df&amp;startTime=47.34" office:target-frame-name="psplayer" xlink:show="replace" text:style-name="Internet_20_link" text:visited-style-name="Visited_20_Internet_20_Link"><text:span text:style-name="T11">We're using kubectl create deployment to create a Kubernetes deployment</text:span></text:a><text:span text:style-name="T13"> </text:span><text:a xlink:type="simple" xlink:href="https://app.pluralsight.com/course-player?clipId=cf59745e-6869-460b-8fb6-863ce14ea2df&amp;startTime=52.32" office:target-frame-name="psplayer" xlink:show="replace" text:style-name="Internet_20_link" text:visited-style-name="Visited_20_Internet_20_Link"><text:span text:style-name="T11">running the openzipkin/zipkin container image, and then we're using kubectl</text:span></text:a><text:span text:style-name="T13"> </text:span><text:a xlink:type="simple" xlink:href="https://app.pluralsight.com/course-player?clipId=cf59745e-6869-460b-8fb6-863ce14ea2df&amp;startTime=58.75" office:target-frame-name="psplayer" xlink:show="replace" text:style-name="Internet_20_link" text:visited-style-name="Visited_20_Internet_20_Link"><text:span text:style-name="T11">expose deployment to make that deployment available locally in the cluster on</text:span></text:a><text:span text:style-name="T13"> </text:span><text:a xlink:type="simple" xlink:href="https://app.pluralsight.com/course-player?clipId=cf59745e-6869-460b-8fb6-863ce14ea2df&amp;startTime=64.56" office:target-frame-name="psplayer" xlink:show="replace" text:style-name="Internet_20_link" text:visited-style-name="Visited_20_Internet_20_Link"><text:span text:style-name="T11">port 9411. And then this call to kubectl apply is deploying the configuration</text:span></text:a><text:span text:style-name="T13"> </text:span><text:a xlink:type="simple" xlink:href="https://app.pluralsight.com/course-player?clipId=cf59745e-6869-460b-8fb6-863ce14ea2df&amp;startTime=71.33" office:target-frame-name="psplayer" xlink:show="replace" text:style-name="Internet_20_link" text:visited-style-name="Visited_20_Internet_20_Link"><text:span text:style-name="T11">file that we just looked at.</text:span></text:a><text:span text:style-name="T13"> </text:span><text:a xlink:type="simple" xlink:href="https://app.pluralsight.com/course-player?clipId=cf59745e-6869-460b-8fb6-863ce14ea2df&amp;startTime=73.84" office:target-frame-name="psplayer" xlink:show="replace" text:style-name="Internet_20_link" text:visited-style-name="Visited_20_Internet_20_Link"><text:span text:style-name="T11">I've also included a helpful command here. In order to access the Zipkin</text:span></text:a><text:span text:style-name="T13"> </text:span><text:a xlink:type="simple" xlink:href="https://app.pluralsight.com/course-player?clipId=cf59745e-6869-460b-8fb6-863ce14ea2df&amp;startTime=78.25" office:target-frame-name="psplayer" xlink:show="replace" text:style-name="Internet_20_link" text:visited-style-name="Visited_20_Internet_20_Link"><text:span text:style-name="T11">instance that's running on our Kubernetes cluster, I can use kubectl</text:span></text:a><text:span text:style-name="T13"> </text:span><text:a xlink:type="simple" xlink:href="https://app.pluralsight.com/course-player?clipId=cf59745e-6869-460b-8fb6-863ce14ea2df&amp;startTime=82.66" office:target-frame-name="psplayer" xlink:show="replace" text:style-name="Internet_20_link" text:visited-style-name="Visited_20_Internet_20_Link"><text:span text:style-name="T11">port‑forward to make the service we exposed available on localhost port</text:span></text:a><text:span text:style-name="T13"> </text:span><text:a xlink:type="simple" xlink:href="https://app.pluralsight.com/course-player?clipId=cf59745e-6869-460b-8fb6-863ce14ea2df&amp;startTime=88.2" office:target-frame-name="psplayer" xlink:show="replace" text:style-name="Internet_20_link" text:visited-style-name="Visited_20_Internet_20_Link"><text:span text:style-name="T11">9412. And by the way, the reason I didn't choose 9411 is because I've</text:span></text:a><text:span text:style-name="T13"> </text:span><text:a xlink:type="simple" xlink:href="https://app.pluralsight.com/course-player?clipId=cf59745e-6869-460b-8fb6-863ce14ea2df&amp;startTime=94.54" office:target-frame-name="psplayer" xlink:show="replace" text:style-name="Internet_20_link" text:visited-style-name="Visited_20_Internet_20_Link"><text:span text:style-name="T11">already got another local Zipkin instance running on my machine on port</text:span></text:a><text:span text:style-name="T13"> </text:span><text:a xlink:type="simple" xlink:href="https://app.pluralsight.com/course-player?clipId=cf59745e-6869-460b-8fb6-863ce14ea2df&amp;startTime=99.25" office:target-frame-name="psplayer" xlink:show="replace" text:style-name="Internet_20_link" text:visited-style-name="Visited_20_Internet_20_Link"><text:span text:style-name="T11">9411, which was created when I installed Dapr in self‑hosted mode. So let me</text:span></text:a><text:span text:style-name="T13"> </text:span><text:a xlink:type="simple" xlink:href="https://app.pluralsight.com/course-player?clipId=cf59745e-6869-460b-8fb6-863ce14ea2df&amp;startTime=105.84" office:target-frame-name="psplayer" xlink:show="replace" text:style-name="Internet_20_link" text:visited-style-name="Visited_20_Internet_20_Link"><text:span text:style-name="T11">run this command to set up the port forwarding to Kubernetes. And now I'll</text:span></text:a><text:span text:style-name="T13"> </text:span><text:a xlink:type="simple" xlink:href="https://app.pluralsight.com/course-player?clipId=cf59745e-6869-460b-8fb6-863ce14ea2df&amp;startTime=110.85" office:target-frame-name="psplayer" xlink:show="replace" text:style-name="Internet_20_link" text:visited-style-name="Visited_20_Internet_20_Link"><text:span text:style-name="T11">visit the Zipkin instance in my Kubernetes cluster by visiting localhost</text:span></text:a><text:span text:style-name="T13"> </text:span><text:a xlink:type="simple" xlink:href="https://app.pluralsight.com/course-player?clipId=cf59745e-6869-460b-8fb6-863ce14ea2df&amp;startTime=116.26" office:target-frame-name="psplayer" xlink:show="replace" text:style-name="Internet_20_link" text:visited-style-name="Visited_20_Internet_20_Link"><text:span text:style-name="T11">port 9412.</text:span></text:a><text:span text:style-name="T13"> </text:span><text:a xlink:type="simple" xlink:href="https://app.pluralsight.com/course-player?clipId=cf59745e-6869-460b-8fb6-863ce14ea2df&amp;startTime=118.64" office:target-frame-name="psplayer" xlink:show="replace" text:style-name="Internet_20_link" text:visited-style-name="Visited_20_Internet_20_Link"><text:span text:style-name="T11">And here we can see the Zipkin user interface that lets us</text:span></text:a><text:span text:style-name="T13"> </text:span><text:a xlink:type="simple" xlink:href="https://app.pluralsight.com/course-player?clipId=cf59745e-6869-460b-8fb6-863ce14ea2df&amp;startTime=122.25" office:target-frame-name="psplayer" xlink:show="replace" text:style-name="Internet_20_link" text:visited-style-name="Visited_20_Internet_20_Link"><text:span text:style-name="T11">search the traces that have been captured.</text:span></text:a><text:span text:style-name="T13"> </text:span><text:a xlink:type="simple" xlink:href="https://app.pluralsight.com/course-player?clipId=cf59745e-6869-460b-8fb6-863ce14ea2df&amp;startTime=125.34" office:target-frame-name="psplayer" xlink:show="replace" text:style-name="Internet_20_link" text:visited-style-name="Visited_20_Internet_20_Link"><text:span text:style-name="T11">I'll click RUN QUERY, and you can see that it shows me a list of</text:span></text:a><text:span text:style-name="T13"> </text:span><text:a xlink:type="simple" xlink:href="https://app.pluralsight.com/course-player?clipId=cf59745e-6869-460b-8fb6-863ce14ea2df&amp;startTime=129.7" office:target-frame-name="psplayer" xlink:show="replace" text:style-name="Internet_20_link" text:visited-style-name="Visited_20_Internet_20_Link"><text:span text:style-name="T11">recent traces. And we can also see the duration of those traces,</text:span></text:a><text:span text:style-name="T13"> </text:span><text:a xlink:type="simple" xlink:href="https://app.pluralsight.com/course-player?clipId=cf59745e-6869-460b-8fb6-863ce14ea2df&amp;startTime=134.34" office:target-frame-name="psplayer" xlink:show="replace" text:style-name="Internet_20_link" text:visited-style-name="Visited_20_Internet_20_Link"><text:span text:style-name="T11">which is really helpful to quickly identify where there might be</text:span></text:a><text:span text:style-name="T13"> </text:span><text:a xlink:type="simple" xlink:href="https://app.pluralsight.com/course-player?clipId=cf59745e-6869-460b-8fb6-863ce14ea2df&amp;startTime=137.62" office:target-frame-name="psplayer" xlink:show="replace" text:style-name="Internet_20_link" text:visited-style-name="Visited_20_Internet_20_Link"><text:span text:style-name="T11">some performance issues.</text:span></text:a><text:span text:style-name="T13"> </text:span><text:a xlink:type="simple" xlink:href="https://app.pluralsight.com/course-player?clipId=cf59745e-6869-460b-8fb6-863ce14ea2df&amp;startTime=139.54" office:target-frame-name="psplayer" xlink:show="replace" text:style-name="Internet_20_link" text:visited-style-name="Visited_20_Internet_20_Link"><text:span text:style-name="T11">Let's take a look inside this top one by clicking SHOW. And</text:span></text:a><text:span text:style-name="T13"> </text:span><text:a xlink:type="simple" xlink:href="https://app.pluralsight.com/course-player?clipId=cf59745e-6869-460b-8fb6-863ce14ea2df&amp;startTime=143.59" office:target-frame-name="psplayer" xlink:show="replace" text:style-name="Internet_20_link" text:visited-style-name="Visited_20_Internet_20_Link"><text:span text:style-name="T11">here, it gives us a breakdown of all of the individual</text:span></text:a><text:span text:style-name="T13"> </text:span><text:a xlink:type="simple" xlink:href="https://app.pluralsight.com/course-player?clipId=cf59745e-6869-460b-8fb6-863ce14ea2df&amp;startTime=146.77" office:target-frame-name="psplayer" xlink:show="replace" text:style-name="Internet_20_link" text:visited-style-name="Visited_20_Internet_20_Link"><text:span text:style-name="T11">requests involved in that trace.</text:span></text:a><text:span text:style-name="T13"> </text:span><text:a xlink:type="simple" xlink:href="https://app.pluralsight.com/course-player?clipId=cf59745e-6869-460b-8fb6-863ce14ea2df&amp;startTime=150.14" office:target-frame-name="psplayer" xlink:show="replace" text:style-name="Internet_20_link" text:visited-style-name="Visited_20_Internet_20_Link"><text:span text:style-name="T11">We can see that we access the state store to fetch a shopping basket, and</text:span></text:a><text:span text:style-name="T13"> </text:span><text:a xlink:type="simple" xlink:href="https://app.pluralsight.com/course-player?clipId=cf59745e-6869-460b-8fb6-863ce14ea2df&amp;startTime=154.9" office:target-frame-name="psplayer" xlink:show="replace" text:style-name="Internet_20_link" text:visited-style-name="Visited_20_Internet_20_Link"><text:span text:style-name="T11">we published an event, which the ordering microservice picked up, and we</text:span></text:a><text:span text:style-name="T13"> </text:span><text:a xlink:type="simple" xlink:href="https://app.pluralsight.com/course-player?clipId=cf59745e-6869-460b-8fb6-863ce14ea2df&amp;startTime=159.6" office:target-frame-name="psplayer" xlink:show="replace" text:style-name="Internet_20_link" text:visited-style-name="Visited_20_Internet_20_Link"><text:span text:style-name="T11">called invokebinding to send an email, and it breaks it down to show us the</text:span></text:a><text:span text:style-name="T13"> </text:span><text:a xlink:type="simple" xlink:href="https://app.pluralsight.com/course-player?clipId=cf59745e-6869-460b-8fb6-863ce14ea2df&amp;startTime=164.34" office:target-frame-name="psplayer" xlink:show="replace" text:style-name="Internet_20_link" text:visited-style-name="Visited_20_Internet_20_Link"><text:span text:style-name="T11">time taken by each step in the trace.</text:span></text:a><text:span text:style-name="T13"> </text:span><text:a xlink:type="simple" xlink:href="https://app.pluralsight.com/course-player?clipId=cf59745e-6869-460b-8fb6-863ce14ea2df&amp;startTime=167.94" office:target-frame-name="psplayer" xlink:show="replace" text:style-name="Internet_20_link" text:visited-style-name="Visited_20_Internet_20_Link"><text:span text:style-name="T11">We can also look in more detail at individual requests in the trace such as</text:span></text:a><text:span text:style-name="T13"> </text:span><text:a xlink:type="simple" xlink:href="https://app.pluralsight.com/course-player?clipId=cf59745e-6869-460b-8fb6-863ce14ea2df&amp;startTime=172.88" office:target-frame-name="psplayer" xlink:show="replace" text:style-name="Internet_20_link" text:visited-style-name="Visited_20_Internet_20_Link"><text:span text:style-name="T11">the call here to fetch the basket from the state store.</text:span></text:a><text:span text:style-name="T13"> </text:span><text:a xlink:type="simple" xlink:href="https://app.pluralsight.com/course-player?clipId=cf59745e-6869-460b-8fb6-863ce14ea2df&amp;startTime=177.04" office:target-frame-name="psplayer" xlink:show="replace" text:style-name="Internet_20_link" text:visited-style-name="Visited_20_Internet_20_Link"><text:span text:style-name="T11">Let's also take a look in this Dependencies view.</text:span></text:a><text:span text:style-name="T13"> </text:span><text:a xlink:type="simple" xlink:href="https://app.pluralsight.com/course-player?clipId=cf59745e-6869-460b-8fb6-863ce14ea2df&amp;startTime=180.64" office:target-frame-name="psplayer" xlink:show="replace" text:style-name="Internet_20_link" text:visited-style-name="Visited_20_Internet_20_Link"><text:span text:style-name="T11">If I perform a search for some recent traces, we can see that it draws a graph</text:span></text:a><text:span text:style-name="T13"> </text:span><text:a xlink:type="simple" xlink:href="https://app.pluralsight.com/course-player?clipId=cf59745e-6869-460b-8fb6-863ce14ea2df&amp;startTime=185.62" office:target-frame-name="psplayer" xlink:show="replace" text:style-name="Internet_20_link" text:visited-style-name="Visited_20_Internet_20_Link"><text:span text:style-name="T11">showing the Dapr applications, which are our three microservices. And then these</text:span></text:a><text:span text:style-name="T13"> </text:span><text:a xlink:type="simple" xlink:href="https://app.pluralsight.com/course-player?clipId=cf59745e-6869-460b-8fb6-863ce14ea2df&amp;startTime=190.81" office:target-frame-name="psplayer" xlink:show="replace" text:style-name="Internet_20_link" text:visited-style-name="Visited_20_Internet_20_Link"><text:span text:style-name="T11">animated dots moving across the lines show us the communication between those</text:span></text:a><text:span text:style-name="T13"> </text:span><text:a xlink:type="simple" xlink:href="https://app.pluralsight.com/course-player?clipId=cf59745e-6869-460b-8fb6-863ce14ea2df&amp;startTime=195.93" office:target-frame-name="psplayer" xlink:show="replace" text:style-name="Internet_20_link" text:visited-style-name="Visited_20_Internet_20_Link"><text:span text:style-name="T11">services. As we can see, we're making a lot of requests from the front end to</text:span></text:a><text:span text:style-name="T13"> </text:span><text:a xlink:type="simple" xlink:href="https://app.pluralsight.com/course-player?clipId=cf59745e-6869-460b-8fb6-863ce14ea2df&amp;startTime=201.29" office:target-frame-name="psplayer" xlink:show="replace" text:style-name="Internet_20_link" text:visited-style-name="Visited_20_Internet_20_Link"><text:span text:style-name="T11">the catalog microservice and occasionally one to the ordering microservice, which is what we'd expect.</text:span></text:a></text:p>
      <text:h text:style-name="P2" text:outline-level="3"><text:a xlink:type="simple" xlink:href="https://app.pluralsight.com/course-player?clipId=458f9da7-5746-47d2-8b6b-2b3e355e5e53" office:target-frame-name="psplayer" xlink:show="replace" text:style-name="Internet_20_link" text:visited-style-name="Visited_20_Internet_20_Link"><text:span text:style-name="T11">Additional Dapr Capabilities</text:span></text:a></text:h>
      <text:p text:style-name="P5"><text:a xlink:type="simple" xlink:href="https://app.pluralsight.com/course-player?clipId=458f9da7-5746-47d2-8b6b-2b3e355e5e53&amp;startTime=1.04" office:target-frame-name="psplayer" xlink:show="replace" text:style-name="Internet_20_link" text:visited-style-name="Visited_20_Internet_20_Link"><text:span text:style-name="T11">We're close to the end of this course now,</text:span></text:a><text:span text:style-name="T13"> </text:span><text:a xlink:type="simple" xlink:href="https://app.pluralsight.com/course-player?clipId=458f9da7-5746-47d2-8b6b-2b3e355e5e53&amp;startTime=3.18" office:target-frame-name="psplayer" xlink:show="replace" text:style-name="Internet_20_link" text:visited-style-name="Visited_20_Internet_20_Link"><text:span text:style-name="T11">and we've explored several of the most important Dapr building blocks.</text:span></text:a><text:span text:style-name="T13"> </text:span><text:a xlink:type="simple" xlink:href="https://app.pluralsight.com/course-player?clipId=458f9da7-5746-47d2-8b6b-2b3e355e5e53&amp;startTime=7.84" office:target-frame-name="psplayer" xlink:show="replace" text:style-name="Internet_20_link" text:visited-style-name="Visited_20_Internet_20_Link"><text:span text:style-name="T11">The ones we've used in our GloboTicket demo application are state management,</text:span></text:a><text:span text:style-name="T13"> </text:span><text:a xlink:type="simple" xlink:href="https://app.pluralsight.com/course-player?clipId=458f9da7-5746-47d2-8b6b-2b3e355e5e53&amp;startTime=12.66" office:target-frame-name="psplayer" xlink:show="replace" text:style-name="Internet_20_link" text:visited-style-name="Visited_20_Internet_20_Link"><text:span text:style-name="T11">service invocation, pub/sub messaging, secrets,</text:span></text:a><text:span text:style-name="T13"> </text:span><text:a xlink:type="simple" xlink:href="https://app.pluralsight.com/course-player?clipId=458f9da7-5746-47d2-8b6b-2b3e355e5e53&amp;startTime=16.94" office:target-frame-name="psplayer" xlink:show="replace" text:style-name="Internet_20_link" text:visited-style-name="Visited_20_Internet_20_Link"><text:span text:style-name="T11">input and output bindings, and observability.</text:span></text:a><text:span text:style-name="T13"> </text:span><text:a xlink:type="simple" xlink:href="https://app.pluralsight.com/course-player?clipId=458f9da7-5746-47d2-8b6b-2b3e355e5e53&amp;startTime=21.24" office:target-frame-name="psplayer" xlink:show="replace" text:style-name="Internet_20_link" text:visited-style-name="Visited_20_Internet_20_Link"><text:span text:style-name="T11">And that's a pretty powerful set of capabilities that will be</text:span></text:a><text:span text:style-name="T13"> </text:span><text:a xlink:type="simple" xlink:href="https://app.pluralsight.com/course-player?clipId=458f9da7-5746-47d2-8b6b-2b3e355e5e53&amp;startTime=24.38" office:target-frame-name="psplayer" xlink:show="replace" text:style-name="Internet_20_link" text:visited-style-name="Visited_20_Internet_20_Link"><text:span text:style-name="T11">useful to anyone who's building a microservices application. But</text:span></text:a><text:span text:style-name="T13"> </text:span><text:a xlink:type="simple" xlink:href="https://app.pluralsight.com/course-player?clipId=458f9da7-5746-47d2-8b6b-2b3e355e5e53&amp;startTime=29.17" office:target-frame-name="psplayer" xlink:show="replace" text:style-name="Internet_20_link" text:visited-style-name="Visited_20_Internet_20_Link"><text:span text:style-name="T11">it's not all that Dapr has to offer.</text:span></text:a><text:span text:style-name="T13"> </text:span><text:a xlink:type="simple" xlink:href="https://app.pluralsight.com/course-player?clipId=458f9da7-5746-47d2-8b6b-2b3e355e5e53&amp;startTime=31.44" office:target-frame-name="psplayer" xlink:show="replace" text:style-name="Internet_20_link" text:visited-style-name="Visited_20_Internet_20_Link"><text:span text:style-name="T11">In particular,</text:span></text:a><text:span text:style-name="T13"> </text:span><text:a xlink:type="simple" xlink:href="https://app.pluralsight.com/course-player?clipId=458f9da7-5746-47d2-8b6b-2b3e355e5e53&amp;startTime=32.51" office:target-frame-name="psplayer" xlink:show="replace" text:style-name="Internet_20_link" text:visited-style-name="Visited_20_Internet_20_Link"><text:span text:style-name="T11">I want to highlight three capabilities that we've not used in this course,</text:span></text:a><text:span text:style-name="T13"> </text:span><text:a xlink:type="simple" xlink:href="https://app.pluralsight.com/course-player?clipId=458f9da7-5746-47d2-8b6b-2b3e355e5e53&amp;startTime=36.94" office:target-frame-name="psplayer" xlink:show="replace" text:style-name="Internet_20_link" text:visited-style-name="Visited_20_Internet_20_Link"><text:span text:style-name="T11">but that you might want to explore and consider whether</text:span></text:a><text:span text:style-name="T13"> </text:span><text:a xlink:type="simple" xlink:href="https://app.pluralsight.com/course-player?clipId=458f9da7-5746-47d2-8b6b-2b3e355e5e53&amp;startTime=39.56" office:target-frame-name="psplayer" xlink:show="replace" text:style-name="Internet_20_link" text:visited-style-name="Visited_20_Internet_20_Link"><text:span text:style-name="T11">they're a good fit for your application.</text:span></text:a><text:span text:style-name="T13"> </text:span><text:a xlink:type="simple" xlink:href="https://app.pluralsight.com/course-player?clipId=458f9da7-5746-47d2-8b6b-2b3e355e5e53&amp;startTime=42.34" office:target-frame-name="psplayer" xlink:show="replace" text:style-name="Internet_20_link" text:visited-style-name="Visited_20_Internet_20_Link"><text:span text:style-name="T11">The first is actor support.</text:span></text:a><text:span text:style-name="T13"> </text:span><text:a xlink:type="simple" xlink:href="https://app.pluralsight.com/course-player?clipId=458f9da7-5746-47d2-8b6b-2b3e355e5e53&amp;startTime=44.54" office:target-frame-name="psplayer" xlink:show="replace" text:style-name="Internet_20_link" text:visited-style-name="Visited_20_Internet_20_Link"><text:span text:style-name="T11">Dapr comes with a very powerful building block that supports</text:span></text:a><text:span text:style-name="T13"> </text:span><text:a xlink:type="simple" xlink:href="https://app.pluralsight.com/course-player?clipId=458f9da7-5746-47d2-8b6b-2b3e355e5e53&amp;startTime=48.02" office:target-frame-name="psplayer" xlink:show="replace" text:style-name="Internet_20_link" text:visited-style-name="Visited_20_Internet_20_Link"><text:span text:style-name="T11">using the virtual actor architectural pattern.</text:span></text:a><text:span text:style-name="T13"> </text:span><text:a xlink:type="simple" xlink:href="https://app.pluralsight.com/course-player?clipId=458f9da7-5746-47d2-8b6b-2b3e355e5e53&amp;startTime=51.74" office:target-frame-name="psplayer" xlink:show="replace" text:style-name="Internet_20_link" text:visited-style-name="Visited_20_Internet_20_Link"><text:span text:style-name="T11">With the actor pattern, you write code in self‑contained units called actors,</text:span></text:a><text:span text:style-name="T13"> </text:span><text:a xlink:type="simple" xlink:href="https://app.pluralsight.com/course-player?clipId=458f9da7-5746-47d2-8b6b-2b3e355e5e53&amp;startTime=57.14" office:target-frame-name="psplayer" xlink:show="replace" text:style-name="Internet_20_link" text:visited-style-name="Visited_20_Internet_20_Link"><text:span text:style-name="T11">which receive and process messages one at a time.</text:span></text:a><text:span text:style-name="T13"> </text:span><text:a xlink:type="simple" xlink:href="https://app.pluralsight.com/course-player?clipId=458f9da7-5746-47d2-8b6b-2b3e355e5e53&amp;startTime=60.94" office:target-frame-name="psplayer" xlink:show="replace" text:style-name="Internet_20_link" text:visited-style-name="Visited_20_Internet_20_Link"><text:span text:style-name="T11">And actors can send messages to other actors, as well as create new actors.</text:span></text:a><text:span text:style-name="T13"> </text:span><text:a xlink:type="simple" xlink:href="https://app.pluralsight.com/course-player?clipId=458f9da7-5746-47d2-8b6b-2b3e355e5e53&amp;startTime=66.04" office:target-frame-name="psplayer" xlink:show="replace" text:style-name="Internet_20_link" text:visited-style-name="Visited_20_Internet_20_Link"><text:span text:style-name="T11">And it's possible to support a very large number of actors simultaneously.</text:span></text:a><text:span text:style-name="T13"> </text:span><text:a xlink:type="simple" xlink:href="https://app.pluralsight.com/course-player?clipId=458f9da7-5746-47d2-8b6b-2b3e355e5e53&amp;startTime=71.24" office:target-frame-name="psplayer" xlink:show="replace" text:style-name="Internet_20_link" text:visited-style-name="Visited_20_Internet_20_Link"><text:span text:style-name="T11">And although perhaps it's not a very widely used pattern,</text:span></text:a><text:span text:style-name="T13"> </text:span><text:a xlink:type="simple" xlink:href="https://app.pluralsight.com/course-player?clipId=458f9da7-5746-47d2-8b6b-2b3e355e5e53&amp;startTime=74.63" office:target-frame-name="psplayer" xlink:show="replace" text:style-name="Internet_20_link" text:visited-style-name="Visited_20_Internet_20_Link"><text:span text:style-name="T11">there are some types of problems that it's ideal for.</text:span></text:a><text:span text:style-name="T13"> </text:span><text:a xlink:type="simple" xlink:href="https://app.pluralsight.com/course-player?clipId=458f9da7-5746-47d2-8b6b-2b3e355e5e53&amp;startTime=77.94" office:target-frame-name="psplayer" xlink:show="replace" text:style-name="Internet_20_link" text:visited-style-name="Visited_20_Internet_20_Link"><text:span text:style-name="T11">And the great thing with Dapr is that you have </text:span></text:a><text:soft-page-break/><text:a xlink:type="simple" xlink:href="https://app.pluralsight.com/course-player?clipId=458f9da7-5746-47d2-8b6b-2b3e355e5e53&amp;startTime=77.94" office:target-frame-name="psplayer" xlink:show="replace" text:style-name="Internet_20_link" text:visited-style-name="Visited_20_Internet_20_Link"><text:span text:style-name="T11">this</text:span></text:a><text:span text:style-name="T13"> </text:span><text:a xlink:type="simple" xlink:href="https://app.pluralsight.com/course-player?clipId=458f9da7-5746-47d2-8b6b-2b3e355e5e53&amp;startTime=80.07" office:target-frame-name="psplayer" xlink:show="replace" text:style-name="Internet_20_link" text:visited-style-name="Visited_20_Internet_20_Link"><text:span text:style-name="T11">building block available to you,</text:span></text:a><text:span text:style-name="T13"> </text:span><text:a xlink:type="simple" xlink:href="https://app.pluralsight.com/course-player?clipId=458f9da7-5746-47d2-8b6b-2b3e355e5e53&amp;startTime=82.1" office:target-frame-name="psplayer" xlink:show="replace" text:style-name="Internet_20_link" text:visited-style-name="Visited_20_Internet_20_Link"><text:span text:style-name="T11">and so if at any time you identify a problem as being</text:span></text:a><text:span text:style-name="T13"> </text:span><text:a xlink:type="simple" xlink:href="https://app.pluralsight.com/course-player?clipId=458f9da7-5746-47d2-8b6b-2b3e355e5e53&amp;startTime=85.17" office:target-frame-name="psplayer" xlink:show="replace" text:style-name="Internet_20_link" text:visited-style-name="Visited_20_Internet_20_Link"><text:span text:style-name="T11">a good fit for the actor pattern, you can easily make use of it.</text:span></text:a><text:span text:style-name="T13"> </text:span><text:a xlink:type="simple" xlink:href="https://app.pluralsight.com/course-player?clipId=458f9da7-5746-47d2-8b6b-2b3e355e5e53&amp;startTime=90.14" office:target-frame-name="psplayer" xlink:show="replace" text:style-name="Internet_20_link" text:visited-style-name="Visited_20_Internet_20_Link"><text:span text:style-name="T11">The second is the configuration building block.</text:span></text:a><text:span text:style-name="T13"> </text:span><text:a xlink:type="simple" xlink:href="https://app.pluralsight.com/course-player?clipId=458f9da7-5746-47d2-8b6b-2b3e355e5e53&amp;startTime=93.54" office:target-frame-name="psplayer" xlink:show="replace" text:style-name="Internet_20_link" text:visited-style-name="Visited_20_Internet_20_Link"><text:span text:style-name="T11">The reason we didn't focus on this in this course is at the time of</text:span></text:a><text:span text:style-name="T13"> </text:span><text:a xlink:type="simple" xlink:href="https://app.pluralsight.com/course-player?clipId=458f9da7-5746-47d2-8b6b-2b3e355e5e53&amp;startTime=96.83" office:target-frame-name="psplayer" xlink:show="replace" text:style-name="Internet_20_link" text:visited-style-name="Visited_20_Internet_20_Link"><text:span text:style-name="T11">recording it was still in alpha and subject to change,</text:span></text:a><text:span text:style-name="T13"> </text:span><text:a xlink:type="simple" xlink:href="https://app.pluralsight.com/course-player?clipId=458f9da7-5746-47d2-8b6b-2b3e355e5e53&amp;startTime=100.94" office:target-frame-name="psplayer" xlink:show="replace" text:style-name="Internet_20_link" text:visited-style-name="Visited_20_Internet_20_Link"><text:span text:style-name="T11">but it helps with another very common problem with microservices,</text:span></text:a><text:span text:style-name="T13"> </text:span><text:a xlink:type="simple" xlink:href="https://app.pluralsight.com/course-player?clipId=458f9da7-5746-47d2-8b6b-2b3e355e5e53&amp;startTime=104.59" office:target-frame-name="psplayer" xlink:show="replace" text:style-name="Internet_20_link" text:visited-style-name="Visited_20_Internet_20_Link"><text:span text:style-name="T11">which is having somewhere to store and manage all of the</text:span></text:a><text:span text:style-name="T13"> </text:span><text:a xlink:type="simple" xlink:href="https://app.pluralsight.com/course-player?clipId=458f9da7-5746-47d2-8b6b-2b3e355e5e53&amp;startTime=107.83" office:target-frame-name="psplayer" xlink:show="replace" text:style-name="Internet_20_link" text:visited-style-name="Visited_20_Internet_20_Link"><text:span text:style-name="T11">configuration settings for your microservices and getting</text:span></text:a><text:span text:style-name="T13"> </text:span><text:a xlink:type="simple" xlink:href="https://app.pluralsight.com/course-player?clipId=458f9da7-5746-47d2-8b6b-2b3e355e5e53&amp;startTime=111.17" office:target-frame-name="psplayer" xlink:show="replace" text:style-name="Internet_20_link" text:visited-style-name="Visited_20_Internet_20_Link"><text:span text:style-name="T11">notified when those settings are modified.</text:span></text:a><text:span text:style-name="T13"> </text:span><text:a xlink:type="simple" xlink:href="https://app.pluralsight.com/course-player?clipId=458f9da7-5746-47d2-8b6b-2b3e355e5e53&amp;startTime=114.64" office:target-frame-name="psplayer" xlink:show="replace" text:style-name="Internet_20_link" text:visited-style-name="Visited_20_Internet_20_Link"><text:span text:style-name="T11">Finally,</text:span></text:a><text:span text:style-name="T13"> </text:span><text:a xlink:type="simple" xlink:href="https://app.pluralsight.com/course-player?clipId=458f9da7-5746-47d2-8b6b-2b3e355e5e53&amp;startTime=115.09" office:target-frame-name="psplayer" xlink:show="replace" text:style-name="Internet_20_link" text:visited-style-name="Visited_20_Internet_20_Link"><text:span text:style-name="T11">Dapr offers some middleware components that can run as a</text:span></text:a><text:span text:style-name="T13"> </text:span><text:a xlink:type="simple" xlink:href="https://app.pluralsight.com/course-player?clipId=458f9da7-5746-47d2-8b6b-2b3e355e5e53&amp;startTime=118.53" office:target-frame-name="psplayer" xlink:show="replace" text:style-name="Internet_20_link" text:visited-style-name="Visited_20_Internet_20_Link"><text:span text:style-name="T11">pipeline inside your Dapr sidecar,</text:span></text:a><text:span text:style-name="T13"> </text:span><text:a xlink:type="simple" xlink:href="https://app.pluralsight.com/course-player?clipId=458f9da7-5746-47d2-8b6b-2b3e355e5e53&amp;startTime=121.54" office:target-frame-name="psplayer" xlink:show="replace" text:style-name="Internet_20_link" text:visited-style-name="Visited_20_Internet_20_Link"><text:span text:style-name="T11">transforming requests and responses as they go through.</text:span></text:a><text:span text:style-name="T13"> </text:span><text:a xlink:type="simple" xlink:href="https://app.pluralsight.com/course-player?clipId=458f9da7-5746-47d2-8b6b-2b3e355e5e53&amp;startTime=126.39" office:target-frame-name="psplayer" xlink:show="replace" text:style-name="Internet_20_link" text:visited-style-name="Visited_20_Internet_20_Link"><text:span text:style-name="T11">The tracing functionality that we looked at earlier is an example</text:span></text:a><text:span text:style-name="T13"> </text:span><text:a xlink:type="simple" xlink:href="https://app.pluralsight.com/course-player?clipId=458f9da7-5746-47d2-8b6b-2b3e355e5e53&amp;startTime=130.04" office:target-frame-name="psplayer" xlink:show="replace" text:style-name="Internet_20_link" text:visited-style-name="Visited_20_Internet_20_Link"><text:span text:style-name="T11">of some middleware that's enabled by default.</text:span></text:a><text:span text:style-name="T13"> </text:span><text:a xlink:type="simple" xlink:href="https://app.pluralsight.com/course-player?clipId=458f9da7-5746-47d2-8b6b-2b3e355e5e53&amp;startTime=133.74" office:target-frame-name="psplayer" xlink:show="replace" text:style-name="Internet_20_link" text:visited-style-name="Visited_20_Internet_20_Link"><text:span text:style-name="T11">One particularly noteworthy middleware component is the OAuth 2 middleware,</text:span></text:a><text:span text:style-name="T13"> </text:span><text:a xlink:type="simple" xlink:href="https://app.pluralsight.com/course-player?clipId=458f9da7-5746-47d2-8b6b-2b3e355e5e53&amp;startTime=138.94" office:target-frame-name="psplayer" xlink:show="replace" text:style-name="Internet_20_link" text:visited-style-name="Visited_20_Internet_20_Link"><text:span text:style-name="T11">which enables the OAuth 2 authorization code flow on a web API.</text:span></text:a><text:span text:style-name="T13"> </text:span><text:a xlink:type="simple" xlink:href="https://app.pluralsight.com/course-player?clipId=458f9da7-5746-47d2-8b6b-2b3e355e5e53&amp;startTime=144.04" office:target-frame-name="psplayer" xlink:show="replace" text:style-name="Internet_20_link" text:visited-style-name="Visited_20_Internet_20_Link"><text:span text:style-name="T11">Again,</text:span></text:a><text:span text:style-name="T13"> </text:span><text:a xlink:type="simple" xlink:href="https://app.pluralsight.com/course-player?clipId=458f9da7-5746-47d2-8b6b-2b3e355e5e53&amp;startTime=144.87" office:target-frame-name="psplayer" xlink:show="replace" text:style-name="Internet_20_link" text:visited-style-name="Visited_20_Internet_20_Link"><text:span text:style-name="T11">this has the potential to take some complexity out of your</text:span></text:a><text:span text:style-name="T13"> </text:span><text:a xlink:type="simple" xlink:href="https://app.pluralsight.com/course-player?clipId=458f9da7-5746-47d2-8b6b-2b3e355e5e53&amp;startTime=148.26" office:target-frame-name="psplayer" xlink:show="replace" text:style-name="Internet_20_link" text:visited-style-name="Visited_20_Internet_20_Link"><text:span text:style-name="T11">microservice code and move it into the Dapr sidecar.</text:span></text:a><text:span text:style-name="T13"> </text:span><text:a xlink:type="simple" xlink:href="https://app.pluralsight.com/course-player?clipId=458f9da7-5746-47d2-8b6b-2b3e355e5e53&amp;startTime=152.14" office:target-frame-name="psplayer" xlink:show="replace" text:style-name="Internet_20_link" text:visited-style-name="Visited_20_Internet_20_Link"><text:span text:style-name="T11">And there's also a rate‑limiting middleware component,</text:span></text:a><text:span text:style-name="T13"> </text:span><text:a xlink:type="simple" xlink:href="https://app.pluralsight.com/course-player?clipId=458f9da7-5746-47d2-8b6b-2b3e355e5e53&amp;startTime=154.9" office:target-frame-name="psplayer" xlink:show="replace" text:style-name="Internet_20_link" text:visited-style-name="Visited_20_Internet_20_Link"><text:span text:style-name="T11">which is another good example of the kind of added value that middleware can offer.</text:span></text:a></text:p>
      <text:h text:style-name="P2" text:outline-level="3"><text:a xlink:type="simple" xlink:href="https://app.pluralsight.com/course-player?clipId=ace5a025-293d-4deb-9416-24880040f95d" office:target-frame-name="psplayer" xlink:show="replace" text:style-name="Internet_20_link" text:visited-style-name="Visited_20_Internet_20_Link"><text:span text:style-name="T11">Dapr Community Resources</text:span></text:a></text:h>
      <text:p text:style-name="P5"><text:a xlink:type="simple" xlink:href="https://app.pluralsight.com/course-player?clipId=ace5a025-293d-4deb-9416-24880040f95d&amp;startTime=1.04" office:target-frame-name="psplayer" xlink:show="replace" text:style-name="Internet_20_link" text:visited-style-name="Visited_20_Internet_20_Link"><text:span text:style-name="T11">Before we wrap up this module and the course,</text:span></text:a><text:span text:style-name="T13"> </text:span><text:a xlink:type="simple" xlink:href="https://app.pluralsight.com/course-player?clipId=ace5a025-293d-4deb-9416-24880040f95d&amp;startTime=3.88" office:target-frame-name="psplayer" xlink:show="replace" text:style-name="Internet_20_link" text:visited-style-name="Visited_20_Internet_20_Link"><text:span text:style-name="T11">I want to point you to some of the key community resources that</text:span></text:a><text:span text:style-name="T13"> </text:span><text:a xlink:type="simple" xlink:href="https://app.pluralsight.com/course-player?clipId=ace5a025-293d-4deb-9416-24880040f95d&amp;startTime=7.7" office:target-frame-name="psplayer" xlink:show="replace" text:style-name="Internet_20_link" text:visited-style-name="Visited_20_Internet_20_Link"><text:span text:style-name="T11">you'll want to be aware of as you continue your journey of</text:span></text:a><text:span text:style-name="T13"> </text:span><text:a xlink:type="simple" xlink:href="https://app.pluralsight.com/course-player?clipId=ace5a025-293d-4deb-9416-24880040f95d&amp;startTime=11.16" office:target-frame-name="psplayer" xlink:show="replace" text:style-name="Internet_20_link" text:visited-style-name="Visited_20_Internet_20_Link"><text:span text:style-name="T11">evaluating Dapr and incorporating it into your own microservices.</text:span></text:a><text:span text:style-name="T13"> </text:span><text:a xlink:type="simple" xlink:href="https://app.pluralsight.com/course-player?clipId=ace5a025-293d-4deb-9416-24880040f95d&amp;startTime=15.08" office:target-frame-name="psplayer" xlink:show="replace" text:style-name="Internet_20_link" text:visited-style-name="Visited_20_Internet_20_Link"><text:span text:style-name="T11">And some of these we've seen already.</text:span></text:a><text:span text:style-name="T13"> </text:span><text:a xlink:type="simple" xlink:href="https://app.pluralsight.com/course-player?clipId=ace5a025-293d-4deb-9416-24880040f95d&amp;startTime=18.54" office:target-frame-name="psplayer" xlink:show="replace" text:style-name="Internet_20_link" text:visited-style-name="Visited_20_Internet_20_Link"><text:span text:style-name="T11">First of all,</text:span></text:a><text:span text:style-name="T13"> </text:span><text:a xlink:type="simple" xlink:href="https://app.pluralsight.com/course-player?clipId=ace5a025-293d-4deb-9416-24880040f95d&amp;startTime=19.31" office:target-frame-name="psplayer" xlink:show="replace" text:style-name="Internet_20_link" text:visited-style-name="Visited_20_Internet_20_Link"><text:span text:style-name="T11">the official Dapr documentation site is your best starting point</text:span></text:a><text:span text:style-name="T13"> </text:span><text:a xlink:type="simple" xlink:href="https://app.pluralsight.com/course-player?clipId=ace5a025-293d-4deb-9416-24880040f95d&amp;startTime=23.61" office:target-frame-name="psplayer" xlink:show="replace" text:style-name="Internet_20_link" text:visited-style-name="Visited_20_Internet_20_Link"><text:span text:style-name="T11">for learning about building blocks and component configurations.</text:span></text:a><text:span text:style-name="T13"> </text:span><text:a xlink:type="simple" xlink:href="https://app.pluralsight.com/course-player?clipId=ace5a025-293d-4deb-9416-24880040f95d&amp;startTime=27.08" office:target-frame-name="psplayer" xlink:show="replace" text:style-name="Internet_20_link" text:visited-style-name="Visited_20_Internet_20_Link"><text:span text:style-name="T11">And the Dapr GitHub repository is a great place to report bugs and</text:span></text:a><text:span text:style-name="T13"> </text:span><text:a xlink:type="simple" xlink:href="https://app.pluralsight.com/course-player?clipId=ace5a025-293d-4deb-9416-24880040f95d&amp;startTime=32.99" office:target-frame-name="psplayer" xlink:show="replace" text:style-name="Internet_20_link" text:visited-style-name="Visited_20_Internet_20_Link"><text:span text:style-name="T11">make feature requests, as well as learn about the roadmap for</text:span></text:a><text:span text:style-name="T13"> </text:span><text:a xlink:type="simple" xlink:href="https://app.pluralsight.com/course-player?clipId=ace5a025-293d-4deb-9416-24880040f95d&amp;startTime=36.7" office:target-frame-name="psplayer" xlink:show="replace" text:style-name="Internet_20_link" text:visited-style-name="Visited_20_Internet_20_Link"><text:span text:style-name="T11">future versions of Dapr.</text:span></text:a><text:span text:style-name="T13"> </text:span><text:a xlink:type="simple" xlink:href="https://app.pluralsight.com/course-player?clipId=ace5a025-293d-4deb-9416-24880040f95d&amp;startTime=38.84" office:target-frame-name="psplayer" xlink:show="replace" text:style-name="Internet_20_link" text:visited-style-name="Visited_20_Internet_20_Link"><text:span text:style-name="T11">Another great thing about Dapr is that approximately every two weeks they</text:span></text:a><text:span text:style-name="T13"> </text:span><text:a xlink:type="simple" xlink:href="https://app.pluralsight.com/course-player?clipId=ace5a025-293d-4deb-9416-24880040f95d&amp;startTime=42.97" office:target-frame-name="psplayer" xlink:show="replace" text:style-name="Internet_20_link" text:visited-style-name="Visited_20_Internet_20_Link"><text:span text:style-name="T11">host a Dapr community call that you can watch on YouTube.</text:span></text:a><text:span text:style-name="T13"> </text:span><text:a xlink:type="simple" xlink:href="https://app.pluralsight.com/course-player?clipId=ace5a025-293d-4deb-9416-24880040f95d&amp;startTime=47.74" office:target-frame-name="psplayer" xlink:show="replace" text:style-name="Internet_20_link" text:visited-style-name="Visited_20_Internet_20_Link"><text:span text:style-name="T11">This gives you updates on the features that they're currently working on, and</text:span></text:a><text:span text:style-name="T13"> </text:span><text:a xlink:type="simple" xlink:href="https://app.pluralsight.com/course-player?clipId=ace5a025-293d-4deb-9416-24880040f95d&amp;startTime=51.64" office:target-frame-name="psplayer" xlink:show="replace" text:style-name="Internet_20_link" text:visited-style-name="Visited_20_Internet_20_Link"><text:span text:style-name="T11">there's an opportunity for you to ask your own questions.</text:span></text:a><text:span text:style-name="T13"> </text:span><text:a xlink:type="simple" xlink:href="https://app.pluralsight.com/course-player?clipId=ace5a025-293d-4deb-9416-24880040f95d&amp;startTime=55.34" office:target-frame-name="psplayer" xlink:show="replace" text:style-name="Internet_20_link" text:visited-style-name="Visited_20_Internet_20_Link"><text:span text:style-name="T11">Dapr also have a community on Discord which is a very active community</text:span></text:a><text:span text:style-name="T13"> </text:span><text:a xlink:type="simple" xlink:href="https://app.pluralsight.com/course-player?clipId=ace5a025-293d-4deb-9416-24880040f95d&amp;startTime=59.92" office:target-frame-name="psplayer" xlink:show="replace" text:style-name="Internet_20_link" text:visited-style-name="Visited_20_Internet_20_Link"><text:span text:style-name="T11">with discussion channels for all of the building blocks, as well as</text:span></text:a><text:span text:style-name="T13"> </text:span><text:a xlink:type="simple" xlink:href="https://app.pluralsight.com/course-player?clipId=ace5a025-293d-4deb-9416-24880040f95d&amp;startTime=63.35" office:target-frame-name="psplayer" xlink:show="replace" text:style-name="Internet_20_link" text:visited-style-name="Visited_20_Internet_20_Link"><text:span text:style-name="T11">individual programming language support.</text:span></text:a><text:span text:style-name="T13"> </text:span><text:a xlink:type="simple" xlink:href="https://app.pluralsight.com/course-player?clipId=ace5a025-293d-4deb-9416-24880040f95d&amp;startTime=66.14" office:target-frame-name="psplayer" xlink:show="replace" text:style-name="Internet_20_link" text:visited-style-name="Visited_20_Internet_20_Link"><text:span text:style-name="T11">It's a great place to ask for help with issues you're facing, and I</text:span></text:a><text:span text:style-name="T13"> </text:span><text:a xlink:type="simple" xlink:href="https://app.pluralsight.com/course-player?clipId=ace5a025-293d-4deb-9416-24880040f95d&amp;startTime=69.77" office:target-frame-name="psplayer" xlink:show="replace" text:style-name="Internet_20_link" text:visited-style-name="Visited_20_Internet_20_Link"><text:span text:style-name="T11">really like the show and tell channel where people share the cool</text:span></text:a><text:span text:style-name="T13"> </text:span><text:a xlink:type="simple" xlink:href="https://app.pluralsight.com/course-player?clipId=ace5a025-293d-4deb-9416-24880040f95d&amp;startTime=73.34" office:target-frame-name="psplayer" xlink:show="replace" text:style-name="Internet_20_link" text:visited-style-name="Visited_20_Internet_20_Link"><text:span text:style-name="T11">things that they've built with Dapr.</text:span></text:a><text:span text:style-name="T13"> </text:span><text:a xlink:type="simple" xlink:href="https://app.pluralsight.com/course-player?clipId=ace5a025-293d-4deb-9416-24880040f95d&amp;startTime=75.24" office:target-frame-name="psplayer" xlink:show="replace" text:style-name="Internet_20_link" text:visited-style-name="Visited_20_Internet_20_Link"><text:span text:style-name="T11">It's a great way to learn about things that can be</text:span></text:a><text:span text:style-name="T13"> </text:span><text:a xlink:type="simple" xlink:href="https://app.pluralsight.com/course-player?clipId=ace5a025-293d-4deb-9416-24880040f95d&amp;startTime=77.37" office:target-frame-name="psplayer" xlink:show="replace" text:style-name="Internet_20_link" text:visited-style-name="Visited_20_Internet_20_Link"><text:span text:style-name="T11">achieved using Dapr. And finally,</text:span></text:a><text:span text:style-name="T13"> </text:span><text:a xlink:type="simple" xlink:href="https://app.pluralsight.com/course-player?clipId=ace5a025-293d-4deb-9416-24880040f95d&amp;startTime=80.64" office:target-frame-name="psplayer" xlink:show="replace" text:style-name="Internet_20_link" text:visited-style-name="Visited_20_Internet_20_Link"><text:span text:style-name="T11">Microsoft have made a free Dapr for .NET Developers e‑book available,</text:span></text:a><text:span text:style-name="T13"> </text:span><text:a xlink:type="simple" xlink:href="https://app.pluralsight.com/course-player?clipId=ace5a025-293d-4deb-9416-24880040f95d&amp;startTime=85.74" office:target-frame-name="psplayer" xlink:show="replace" text:style-name="Internet_20_link" text:visited-style-name="Visited_20_Internet_20_Link"><text:span text:style-name="T11">which is an excellent resource that works you through</text:span></text:a><text:span text:style-name="T13"> </text:span><text:a xlink:type="simple" xlink:href="https://app.pluralsight.com/course-player?clipId=ace5a025-293d-4deb-9416-24880040f95d&amp;startTime=88.05" office:target-frame-name="psplayer" xlink:show="replace" text:style-name="Internet_20_link" text:visited-style-name="Visited_20_Internet_20_Link"><text:span text:style-name="T11">building a traffic control sample application and uses many of the Dapr building blocks.</text:span></text:a></text:p>
      <text:h text:style-name="P2" text:outline-level="3"><text:a xlink:type="simple" xlink:href="https://app.pluralsight.com/course-player?clipId=13afebff-df4e-4957-890f-91bf4e5c7be2" office:target-frame-name="psplayer" xlink:show="replace" text:style-name="Internet_20_link" text:visited-style-name="Visited_20_Internet_20_Link"><text:span text:style-name="T11">Module Summary</text:span></text:a></text:h>
      <text:p text:style-name="P5"><text:a xlink:type="simple" xlink:href="https://app.pluralsight.com/course-player?clipId=13afebff-df4e-4957-890f-91bf4e5c7be2&amp;startTime=1.24" office:target-frame-name="psplayer" xlink:show="replace" text:style-name="Internet_20_link" text:visited-style-name="Visited_20_Internet_20_Link"><text:span text:style-name="T11">In this module,</text:span></text:a><text:span text:style-name="T13"> </text:span><text:a xlink:type="simple" xlink:href="https://app.pluralsight.com/course-player?clipId=13afebff-df4e-4957-890f-91bf4e5c7be2&amp;startTime=2.05" office:target-frame-name="psplayer" xlink:show="replace" text:style-name="Internet_20_link" text:visited-style-name="Visited_20_Internet_20_Link"><text:span text:style-name="T11">we learned about several of the powerful features</text:span></text:a><text:span text:style-name="T13"> </text:span><text:a xlink:type="simple" xlink:href="https://app.pluralsight.com/course-player?clipId=13afebff-df4e-4957-890f-91bf4e5c7be2&amp;startTime=4.98" office:target-frame-name="psplayer" xlink:show="replace" text:style-name="Internet_20_link" text:visited-style-name="Visited_20_Internet_20_Link"><text:span text:style-name="T11">that Dapr offers for observability.</text:span></text:a><text:span text:style-name="T13"> </text:span><text:a xlink:type="simple" xlink:href="https://app.pluralsight.com/course-player?clipId=13afebff-df4e-4957-890f-91bf4e5c7be2&amp;startTime=7.28" office:target-frame-name="psplayer" xlink:show="replace" text:style-name="Internet_20_link" text:visited-style-name="Visited_20_Internet_20_Link"><text:span text:style-name="T11">We saw how tracing can be captured using the Zipkin protocol</text:span></text:a><text:span text:style-name="T13"> </text:span><text:a xlink:type="simple" xlink:href="https://app.pluralsight.com/course-player?clipId=13afebff-df4e-4957-890f-91bf4e5c7be2&amp;startTime=12.34" office:target-frame-name="psplayer" xlink:show="replace" text:style-name="Internet_20_link" text:visited-style-name="Visited_20_Internet_20_Link"><text:span text:style-name="T11">and that Dapr supports W3C tracing headers.</text:span></text:a><text:span text:style-name="T13"> </text:span><text:a xlink:type="simple" xlink:href="https://app.pluralsight.com/course-player?clipId=13afebff-df4e-4957-890f-91bf4e5c7be2&amp;startTime=16.34" office:target-frame-name="psplayer" xlink:show="replace" text:style-name="Internet_20_link" text:visited-style-name="Visited_20_Internet_20_Link"><text:span text:style-name="T11">We also learned about additional observability metrics,</text:span></text:a><text:span text:style-name="T13"> </text:span><text:a xlink:type="simple" xlink:href="https://app.pluralsight.com/course-player?clipId=13afebff-df4e-4957-890f-91bf4e5c7be2&amp;startTime=20.04" office:target-frame-name="psplayer" xlink:show="replace" text:style-name="Internet_20_link" text:visited-style-name="Visited_20_Internet_20_Link"><text:span text:style-name="T11">sidecar logging, health check endpoints,</text:span></text:a><text:span text:style-name="T13"> </text:span><text:a xlink:type="simple" xlink:href="https://app.pluralsight.com/course-player?clipId=13afebff-df4e-4957-890f-91bf4e5c7be2&amp;startTime=22.83" office:target-frame-name="psplayer" xlink:show="replace" text:style-name="Internet_20_link" text:visited-style-name="Visited_20_Internet_20_Link"><text:span text:style-name="T11">and the Dapr dashboard.</text:span></text:a><text:span text:style-name="T13"> </text:span><text:a xlink:type="simple" xlink:href="https://app.pluralsight.com/course-player?clipId=13afebff-df4e-4957-890f-91bf4e5c7be2&amp;startTime=25.34" office:target-frame-name="psplayer" xlink:show="replace" text:style-name="Internet_20_link" text:visited-style-name="Visited_20_Internet_20_Link"><text:span text:style-name="T11">And we also explored some of the additional Dapr capabilities that you</text:span></text:a><text:span text:style-name="T13"> </text:span><text:a xlink:type="simple" xlink:href="https://app.pluralsight.com/course-player?clipId=13afebff-df4e-4957-890f-91bf4e5c7be2&amp;startTime=28.69" office:target-frame-name="psplayer" xlink:show="replace" text:style-name="Internet_20_link" text:visited-style-name="Visited_20_Internet_20_Link"><text:span text:style-name="T11">might wish to explore after watching this course, such as the actors and</text:span></text:a><text:span text:style-name="T13"> </text:span><text:a xlink:type="simple" xlink:href="https://app.pluralsight.com/course-player?clipId=13afebff-df4e-4957-890f-91bf4e5c7be2&amp;startTime=33.37" office:target-frame-name="psplayer" xlink:show="replace" text:style-name="Internet_20_link" text:visited-style-name="Visited_20_Internet_20_Link"><text:span text:style-name="T11">configuration building blocks, as well as middleware for things like OAuth</text:span></text:a><text:span text:style-name="T13"> </text:span><text:a xlink:type="simple" xlink:href="https://app.pluralsight.com/course-player?clipId=13afebff-df4e-4957-890f-91bf4e5c7be2&amp;startTime=37.9" office:target-frame-name="psplayer" xlink:show="replace" text:style-name="Internet_20_link" text:visited-style-name="Visited_20_Internet_20_Link"><text:span text:style-name="T11">and rate limiting. And I pointed you in the direction of some additional</text:span></text:a><text:span text:style-name="T13"> </text:span><text:a xlink:type="simple" xlink:href="https://app.pluralsight.com/course-player?clipId=13afebff-df4e-4957-890f-91bf4e5c7be2&amp;startTime=42.42" office:target-frame-name="psplayer" xlink:show="replace" text:style-name="Internet_20_link" text:visited-style-name="Visited_20_Internet_20_Link"><text:span text:style-name="T11">learning resources that will help you to keep up to date and get help as</text:span></text:a><text:span text:style-name="T13"> </text:span><text:a xlink:type="simple" xlink:href="https://app.pluralsight.com/course-player?clipId=13afebff-df4e-4957-890f-91bf4e5c7be2&amp;startTime=47.01" office:target-frame-name="psplayer" xlink:show="replace" text:style-name="Internet_20_link" text:visited-style-name="Visited_20_Internet_20_Link"><text:span text:style-name="T11">you adopt Dapr,</text:span></text:a><text:span text:style-name="T13"> </text:span><text:a xlink:type="simple" xlink:href="https://app.pluralsight.com/course-player?clipId=13afebff-df4e-4957-890f-91bf4e5c7be2&amp;startTime=48.33" office:target-frame-name="psplayer" xlink:show="replace" text:style-name="Internet_20_link" text:visited-style-name="Visited_20_Internet_20_Link"><text:span text:style-name="T11">including the community call videos and the Discord channel. And this is also a</text:span></text:a><text:span text:style-name="T13"> </text:span><text:a xlink:type="simple" xlink:href="https://app.pluralsight.com/course-player?clipId=13afebff-df4e-4957-890f-91bf4e5c7be2&amp;startTime=53.61" office:target-frame-name="psplayer" xlink:show="replace" text:style-name="Internet_20_link" text:visited-style-name="Visited_20_Internet_20_Link"><text:span text:style-name="T11">good time to remind you that the sample </text:span></text:a><text:soft-page-break/><text:a xlink:type="simple" xlink:href="https://app.pluralsight.com/course-player?clipId=13afebff-df4e-4957-890f-91bf4e5c7be2&amp;startTime=53.61" office:target-frame-name="psplayer" xlink:show="replace" text:style-name="Internet_20_link" text:visited-style-name="Visited_20_Internet_20_Link"><text:span text:style-name="T11">code for this course is available here</text:span></text:a><text:span text:style-name="T13"> </text:span><text:a xlink:type="simple" xlink:href="https://app.pluralsight.com/course-player?clipId=13afebff-df4e-4957-890f-91bf4e5c7be2&amp;startTime=58.13" office:target-frame-name="psplayer" xlink:show="replace" text:style-name="Internet_20_link" text:visited-style-name="Visited_20_Internet_20_Link"><text:span text:style-name="T11">on GitHub The main branch contains the complete GloboTicket application that</text:span></text:a><text:span text:style-name="T13"> </text:span><text:a xlink:type="simple" xlink:href="https://app.pluralsight.com/course-player?clipId=13afebff-df4e-4957-890f-91bf4e5c7be2&amp;startTime=63.49" office:target-frame-name="psplayer" xlink:show="replace" text:style-name="Internet_20_link" text:visited-style-name="Visited_20_Internet_20_Link"><text:span text:style-name="T11">uses Dapr and includes scripts that help you run it locally or in Azure. And</text:span></text:a><text:span text:style-name="T13"> </text:span><text:a xlink:type="simple" xlink:href="https://app.pluralsight.com/course-player?clipId=13afebff-df4e-4957-890f-91bf4e5c7be2&amp;startTime=69.31" office:target-frame-name="psplayer" xlink:show="replace" text:style-name="Internet_20_link" text:visited-style-name="Visited_20_Internet_20_Link"><text:span text:style-name="T11">although we didn't use it in this course, there are also some Docker Compose</text:span></text:a><text:span text:style-name="T13"> </text:span><text:a xlink:type="simple" xlink:href="https://app.pluralsight.com/course-player?clipId=13afebff-df4e-4957-890f-91bf4e5c7be2&amp;startTime=73.17" office:target-frame-name="psplayer" xlink:show="replace" text:style-name="Internet_20_link" text:visited-style-name="Visited_20_Internet_20_Link"><text:span text:style-name="T11">files, which demonstrate how you could run it locally using Docker Compose. And</text:span></text:a><text:span text:style-name="T13"> </text:span><text:a xlink:type="simple" xlink:href="https://app.pluralsight.com/course-player?clipId=13afebff-df4e-4957-890f-91bf4e5c7be2&amp;startTime=78.61" office:target-frame-name="psplayer" xlink:show="replace" text:style-name="Internet_20_link" text:visited-style-name="Visited_20_Internet_20_Link"><text:span text:style-name="T11">if we look at the branches, there's a before branch, which has the starting</text:span></text:a><text:span text:style-name="T13"> </text:span><text:a xlink:type="simple" xlink:href="https://app.pluralsight.com/course-player?clipId=13afebff-df4e-4957-890f-91bf4e5c7be2&amp;startTime=82.89" office:target-frame-name="psplayer" xlink:show="replace" text:style-name="Internet_20_link" text:visited-style-name="Visited_20_Internet_20_Link"><text:span text:style-name="T11">point of the GloboTicket without Dapr, and I've also got some branches in there</text:span></text:a><text:span text:style-name="T13"> </text:span><text:a xlink:type="simple" xlink:href="https://app.pluralsight.com/course-player?clipId=13afebff-df4e-4957-890f-91bf4e5c7be2&amp;startTime=87.46" office:target-frame-name="psplayer" xlink:show="replace" text:style-name="Internet_20_link" text:visited-style-name="Visited_20_Internet_20_Link"><text:span text:style-name="T11">for specific versions of Dapr, and I hope to be able to create more of these as</text:span></text:a><text:span text:style-name="T13"> </text:span><text:a xlink:type="simple" xlink:href="https://app.pluralsight.com/course-player?clipId=13afebff-df4e-4957-890f-91bf4e5c7be2&amp;startTime=92.38" office:target-frame-name="psplayer" xlink:show="replace" text:style-name="Internet_20_link" text:visited-style-name="Visited_20_Internet_20_Link"><text:span text:style-name="T11">new versions of Dapr are released, although I found so far that the changes</text:span></text:a><text:span text:style-name="T13"> </text:span><text:a xlink:type="simple" xlink:href="https://app.pluralsight.com/course-player?clipId=13afebff-df4e-4957-890f-91bf4e5c7be2&amp;startTime=97.38" office:target-frame-name="psplayer" xlink:show="replace" text:style-name="Internet_20_link" text:visited-style-name="Visited_20_Internet_20_Link"><text:span text:style-name="T11">required to move between Dapr versions are very minimal.</text:span></text:a><text:span text:style-name="T13"> </text:span><text:a xlink:type="simple" xlink:href="https://app.pluralsight.com/course-player?clipId=13afebff-df4e-4957-890f-91bf4e5c7be2&amp;startTime=101.94" office:target-frame-name="psplayer" xlink:show="replace" text:style-name="Internet_20_link" text:visited-style-name="Visited_20_Internet_20_Link"><text:span text:style-name="T11">Thanks for watching this course, I hope you found it helpful, and</text:span></text:a><text:span text:style-name="T13"> </text:span><text:a xlink:type="simple" xlink:href="https://app.pluralsight.com/course-player?clipId=13afebff-df4e-4957-890f-91bf4e5c7be2&amp;startTime=105.31" office:target-frame-name="psplayer" xlink:show="replace" text:style-name="Internet_20_link" text:visited-style-name="Visited_20_Internet_20_Link"><text:span text:style-name="T11">feel free to provide feedback on the Pluralsight discussion board or on the GloboTicket Dapr GitHub repository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2:49:26.620165808</dc:date>
    <meta:editing-duration>PT4H31M53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46" meta:paragraph-count="147" meta:word-count="29128" meta:character-count="169781" meta:non-whitespace-character-count="140800"/>
  </office:meta>
</office:document-meta>
</file>